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d1c24"/>
    </style:style>
    <number:number-style style:name="N4">
      <number:number number:decimal-places="2" loext:min-decimal-places="2" number:min-integer-digits="1" number:grouping="true"/>
    </number:number-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51" style:family="table-cell" style:parent-style-name="Default">
      <style:text-properties fo:language="en" fo:country="US" style:font-name-asian="Droid Sans Fallback" style:font-name-complex="FreeSans"/>
    </style:style>
    <style:style style:name="ce4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language="pt" fo:country="BR" style:font-name-asian="Noto Sans CJK SC Regular" style:font-name-complex="Lohit Devanagari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language="en" fo:country="US" style:text-underline-style="none" style:font-name-asian="Droid Sans Fallback" style:font-name-complex="Free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4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2-n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08" calcext:value-type="float">
            <text:p>0,08</text:p>
          </table:table-cell>
          <table:table-cell table:formula="of:=[.D3]*100" office:value-type="float" office:value="8" calcext:value-type="float">
            <text:p>8</text:p>
          </table:table-cell>
          <table:table-cell table:style-name="ce51" table:formula="of:=QUARTILE([.$AM$3:.$AM$102];2)" office:value-type="float" office:value="0.2" calcext:value-type="float">
            <text:p>0,2</text:p>
          </table:table-cell>
          <table:table-cell table:formula="of:=[.F3]*100" office:value-type="float" office:value="20" calcext:value-type="float">
            <text:p>20</text:p>
          </table:table-cell>
          <table:table-cell table:style-name="ce51" table:formula="of:=QUARTILE([.$AM$3:.$AM$102];3)" office:value-type="float" office:value="0.4" calcext:value-type="float">
            <text:p>0,4</text:p>
          </table:table-cell>
          <table:table-cell table:formula="of:=[.H3]*100" office:value-type="float" office:value="40" calcext:value-type="float">
            <text:p>40</text:p>
          </table:table-cell>
          <table:table-cell table:style-name="ce51" table:formula="of:=QUARTILE([.$AM$3:.$AM$102];4)" office:value-type="float" office:value="0.96" calcext:value-type="float">
            <text:p>0,96</text:p>
          </table:table-cell>
          <table:table-cell table:formula="of:=[.J3]*100" office:value-type="float" office:value="96" calcext:value-type="float">
            <text:p>96</text:p>
          </table:table-cell>
          <table:table-cell table:style-name="ce51" table:formula="of:=QUARTILE([.$AO$3:.$AO$102];0)" office:value-type="float" office:value="1" calcext:value-type="float">
            <text:p>1</text:p>
          </table:table-cell>
          <table:table-cell table:formula="of:=[.L3]*100" office:value-type="float" office:value="100" calcext:value-type="float">
            <text:p>100</text:p>
          </table:table-cell>
          <table:table-cell table:style-name="ce51" table:formula="of:=QUARTILE([.$AO$3:.$AO$102];1)" office:value-type="float" office:value="1" calcext:value-type="float">
            <text:p>1</text:p>
          </table:table-cell>
          <table:table-cell table:formula="of:=[.N3]*100" office:value-type="float" office:value="100" calcext:value-type="float">
            <text:p>100</text:p>
          </table:table-cell>
          <table:table-cell table:style-name="ce51" table:formula="of:=QUARTILE([.$AO$3:.$AO$102];2)" office:value-type="float" office:value="1" calcext:value-type="float">
            <text:p>1</text:p>
          </table:table-cell>
          <table:table-cell table:formula="of:=[.P3]*100" office:value-type="float" office:value="100" calcext:value-type="float">
            <text:p>100</text:p>
          </table:table-cell>
          <table:table-cell table:style-name="ce51" table:formula="of:=QUARTILE([.$AO$3:.$AO$102];3)" office:value-type="float" office:value="1" calcext:value-type="float">
            <text:p>1</text:p>
          </table:table-cell>
          <table:table-cell table:formula="of:=[.R3]*100" office:value-type="float" office:value="100" calcext:value-type="float">
            <text:p>100</text:p>
          </table:table-cell>
          <table:table-cell table:style-name="ce51" table:formula="of:=QUARTILE([.$AO$3:.$AO$102];4)" office:value-type="float" office:value="1" calcext:value-type="float">
            <text:p>1</text:p>
          </table:table-cell>
          <table:table-cell table:formula="of:=[.T3]*100" office:value-type="float" office:value="100" calcext:value-type="float">
            <text:p>1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-[.AH3]" office:value-type="float" office:value="34" calcext:value-type="float">
            <text:p>34</text:p>
          </table:table-cell>
          <table:table-cell table:formula="of:=[.AL3]/[.AD3]" office:value-type="float" office:value="0.68" calcext:value-type="float">
            <text:p>0,68</text:p>
          </table:table-cell>
          <table:table-cell table:formula="of:=[.AE3]-[.AI3]" office:value-type="float" office:value="323" calcext:value-type="float">
            <text:p>323</text:p>
          </table:table-cell>
          <table:table-cell table:formula="of:=[.AN3]/[.A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3]-[.AU3]" office:value-type="float" office:value="85" calcext:value-type="float">
            <text:p>85</text:p>
          </table:table-cell>
          <table:table-cell table:formula="of:=[.AY3]/[.AQ3]" office:value-type="float" office:value="0.85" calcext:value-type="float">
            <text:p>0,85</text:p>
          </table:table-cell>
          <table:table-cell table:formula="of:=[.AR3]-[.AV3]" office:value-type="float" office:value="2430" calcext:value-type="float">
            <text:p>2430</text:p>
          </table:table-cell>
          <table:table-cell table:formula="of:=[.BA3]/[.AR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3]-[.BH3]" office:value-type="float" office:value="89" calcext:value-type="float">
            <text:p>89</text:p>
          </table:table-cell>
          <table:table-cell table:formula="of:=[.BL3]/[.BD3]" office:value-type="float" office:value="0.593333333333333" calcext:value-type="float">
            <text:p>0,593333333333333</text:p>
          </table:table-cell>
          <table:table-cell table:formula="of:=[.BE3]-[.BI3]" office:value-type="float" office:value="8392" calcext:value-type="float">
            <text:p>8392</text:p>
          </table:table-cell>
          <table:table-cell table:formula="of:=[.BN3]/[.BE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3]-[.BU3]" office:value-type="float" office:value="26" calcext:value-type="float">
            <text:p>26</text:p>
          </table:table-cell>
          <table:table-cell table:formula="of:=[.BY3]/[.BQ3]" office:value-type="float" office:value="0.13" calcext:value-type="float">
            <text:p>0,13</text:p>
          </table:table-cell>
          <table:table-cell table:formula="of:=[.BR3]-[.BV3]" office:value-type="float" office:value="19900" calcext:value-type="float">
            <text:p>19900</text:p>
          </table:table-cell>
          <table:table-cell table:formula="of:=[.CA3]/[.BR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3]-[.CH3]" office:value-type="float" office:value="231" calcext:value-type="float">
            <text:p>231</text:p>
          </table:table-cell>
          <table:table-cell table:formula="of:=[.CL3]/[.CD3]" office:value-type="float" office:value="0.924" calcext:value-type="float">
            <text:p>0,924</text:p>
          </table:table-cell>
          <table:table-cell table:formula="of:=[.CE3]-[.CI3]" office:value-type="float" office:value="7875" calcext:value-type="float">
            <text:p>7875</text:p>
          </table:table-cell>
          <table:table-cell table:formula="of:=[.CN3]/[.C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.18" calcext:value-type="float">
            <text:p>0,18</text:p>
          </table:table-cell>
          <table:table-cell table:formula="of:=[.D4]*100" office:value-type="float" office:value="18" calcext:value-type="float">
            <text:p>18</text:p>
          </table:table-cell>
          <table:table-cell table:style-name="ce51" table:formula="of:=QUARTILE([.$AZ$3:.$AZ$102];2)" office:value-type="float" office:value="0.335" calcext:value-type="float">
            <text:p>0,335</text:p>
          </table:table-cell>
          <table:table-cell table:formula="of:=[.F4]*100" office:value-type="float" office:value="33.5" calcext:value-type="float">
            <text:p>33,5</text:p>
          </table:table-cell>
          <table:table-cell table:style-name="ce51" table:formula="of:=QUARTILE([.$AZ$3:.$AZ$102];3)" office:value-type="float" office:value="0.5425" calcext:value-type="float">
            <text:p>0,5425</text:p>
          </table:table-cell>
          <table:table-cell table:formula="of:=[.H4]*100" office:value-type="float" office:value="54.25" calcext:value-type="float">
            <text:p>54,25</text:p>
          </table:table-cell>
          <table:table-cell table:style-name="ce51" table:formula="of:=QUARTILE([.$AZ$3:.$AZ$102];4)" office:value-type="float" office:value="0.9" calcext:value-type="float">
            <text:p>0,9</text:p>
          </table:table-cell>
          <table:table-cell table:formula="of:=[.J4]*100" office:value-type="float" office:value="90" calcext:value-type="float">
            <text:p>90</text:p>
          </table:table-cell>
          <table:table-cell table:style-name="ce51" table:formula="of:=QUARTILE([.$BB$3:.$BB$102];0)" office:value-type="float" office:value="1" calcext:value-type="float">
            <text:p>1</text:p>
          </table:table-cell>
          <table:table-cell table:formula="of:=[.L4]*100" office:value-type="float" office:value="100" calcext:value-type="float">
            <text:p>100</text:p>
          </table:table-cell>
          <table:table-cell table:style-name="ce51" table:formula="of:=QUARTILE([.$BB$3:.$BB$102];1)" office:value-type="float" office:value="1" calcext:value-type="float">
            <text:p>1</text:p>
          </table:table-cell>
          <table:table-cell table:formula="of:=[.N4]*100" office:value-type="float" office:value="100" calcext:value-type="float">
            <text:p>100</text:p>
          </table:table-cell>
          <table:table-cell table:style-name="ce51" table:formula="of:=QUARTILE([.$BB$3:.$BB$102];2)" office:value-type="float" office:value="1" calcext:value-type="float">
            <text:p>1</text:p>
          </table:table-cell>
          <table:table-cell table:formula="of:=[.P4]*100" office:value-type="float" office:value="100" calcext:value-type="float">
            <text:p>100</text:p>
          </table:table-cell>
          <table:table-cell table:style-name="ce51" table:formula="of:=QUARTILE([.$BB$3:.$BB$102];3)" office:value-type="float" office:value="1" calcext:value-type="float">
            <text:p>1</text:p>
          </table:table-cell>
          <table:table-cell table:formula="of:=[.R4]*100" office:value-type="float" office:value="100" calcext:value-type="float">
            <text:p>100</text:p>
          </table:table-cell>
          <table:table-cell table:style-name="ce51" table:formula="of:=QUARTILE([.$BB$3:.$BB$102];4)" office:value-type="float" office:value="1" calcext:value-type="float">
            <text:p>1</text:p>
          </table:table-cell>
          <table:table-cell table:formula="of:=[.T4]*100"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-[.AH4]" office:value-type="float" office:value="5" calcext:value-type="float">
            <text:p>5</text:p>
          </table:table-cell>
          <table:table-cell table:formula="of:=[.AL4]/[.AD4]" office:value-type="float" office:value="0.1" calcext:value-type="float">
            <text:p>0,1</text:p>
          </table:table-cell>
          <table:table-cell table:formula="of:=[.AE4]-[.AI4]" office:value-type="float" office:value="323" calcext:value-type="float">
            <text:p>323</text:p>
          </table:table-cell>
          <table:table-cell table:formula="of:=[.AN4]/[.A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4]-[.AU4]" office:value-type="float" office:value="39" calcext:value-type="float">
            <text:p>39</text:p>
          </table:table-cell>
          <table:table-cell table:formula="of:=[.AY4]/[.AQ4]" office:value-type="float" office:value="0.39" calcext:value-type="float">
            <text:p>0,39</text:p>
          </table:table-cell>
          <table:table-cell table:formula="of:=[.AR4]-[.AV4]" office:value-type="float" office:value="2430" calcext:value-type="float">
            <text:p>2430</text:p>
          </table:table-cell>
          <table:table-cell table:formula="of:=[.BA4]/[.AR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4]-[.BH4]" office:value-type="float" office:value="31" calcext:value-type="float">
            <text:p>31</text:p>
          </table:table-cell>
          <table:table-cell table:formula="of:=[.BL4]/[.BD4]" office:value-type="float" office:value="0.206666666666667" calcext:value-type="float">
            <text:p>0,206666666666667</text:p>
          </table:table-cell>
          <table:table-cell table:formula="of:=[.BE4]-[.BI4]" office:value-type="float" office:value="8392" calcext:value-type="float">
            <text:p>8392</text:p>
          </table:table-cell>
          <table:table-cell table:formula="of:=[.BN4]/[.BE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4]-[.BU4]" office:value-type="float" office:value="26" calcext:value-type="float">
            <text:p>26</text:p>
          </table:table-cell>
          <table:table-cell table:formula="of:=[.BY4]/[.BQ4]" office:value-type="float" office:value="0.13" calcext:value-type="float">
            <text:p>0,13</text:p>
          </table:table-cell>
          <table:table-cell table:formula="of:=[.BR4]-[.BV4]" office:value-type="float" office:value="19900" calcext:value-type="float">
            <text:p>19900</text:p>
          </table:table-cell>
          <table:table-cell table:formula="of:=[.CA4]/[.BR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7875" calcext:value-type="float">
            <text:p>7875</text:p>
          </table:table-cell>
          <table:table-cell table:formula="of:=[.CN4]/[.C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.126666666666667" calcext:value-type="float">
            <text:p>0,126666666666667</text:p>
          </table:table-cell>
          <table:table-cell table:formula="of:=[.D5]*100" office:value-type="float" office:value="12.6666666666667" calcext:value-type="float">
            <text:p>12,6666666666667</text:p>
          </table:table-cell>
          <table:table-cell table:style-name="ce51" table:formula="of:=QUARTILE([.$BM$3:.$BM$102];2)" office:value-type="float" office:value="0.3" calcext:value-type="float">
            <text:p>0,3</text:p>
          </table:table-cell>
          <table:table-cell table:formula="of:=[.F5]*100" office:value-type="float" office:value="30" calcext:value-type="float">
            <text:p>30</text:p>
          </table:table-cell>
          <table:table-cell table:style-name="ce51" table:formula="of:=QUARTILE([.$BM$3:.$BM$102];3)" office:value-type="float" office:value="0.42" calcext:value-type="float">
            <text:p>0,42</text:p>
          </table:table-cell>
          <table:table-cell table:formula="of:=[.H5]*100" office:value-type="float" office:value="42" calcext:value-type="float">
            <text:p>42</text:p>
          </table:table-cell>
          <table:table-cell table:style-name="ce51" table:formula="of:=QUARTILE([.$BM$3:.$BM$102];4)" office:value-type="float" office:value="0.873333333333333" calcext:value-type="float">
            <text:p>0,873333333333333</text:p>
          </table:table-cell>
          <table:table-cell table:formula="of:=[.J5]*100" office:value-type="float" office:value="87.3333333333333" calcext:value-type="float">
            <text:p>87,3333333333333</text:p>
          </table:table-cell>
          <table:table-cell table:style-name="ce51" table:formula="of:=QUARTILE([.$BO$3:.$BO$102];0)" office:value-type="float" office:value="1" calcext:value-type="float">
            <text:p>1</text:p>
          </table:table-cell>
          <table:table-cell table:formula="of:=[.L5]*100" office:value-type="float" office:value="100" calcext:value-type="float">
            <text:p>100</text:p>
          </table:table-cell>
          <table:table-cell table:style-name="ce51" table:formula="of:=QUARTILE([.$BO$3:.$BO$102];1)" office:value-type="float" office:value="1" calcext:value-type="float">
            <text:p>1</text:p>
          </table:table-cell>
          <table:table-cell table:formula="of:=[.N5]*100" office:value-type="float" office:value="100" calcext:value-type="float">
            <text:p>100</text:p>
          </table:table-cell>
          <table:table-cell table:style-name="ce51" table:formula="of:=QUARTILE([.$BO$3:.$BO$102];2)" office:value-type="float" office:value="1" calcext:value-type="float">
            <text:p>1</text:p>
          </table:table-cell>
          <table:table-cell table:formula="of:=[.P5]*100" office:value-type="float" office:value="100" calcext:value-type="float">
            <text:p>100</text:p>
          </table:table-cell>
          <table:table-cell table:style-name="ce51" table:formula="of:=QUARTILE([.$BO$3:.$BO$102];3)" office:value-type="float" office:value="1" calcext:value-type="float">
            <text:p>1</text:p>
          </table:table-cell>
          <table:table-cell table:formula="of:=[.R5]*100" office:value-type="float" office:value="100" calcext:value-type="float">
            <text:p>100</text:p>
          </table:table-cell>
          <table:table-cell table:style-name="ce51" table:formula="of:=QUARTILE([.$BO$3:.$BO$102];4)" office:value-type="float" office:value="1" calcext:value-type="float">
            <text:p>1</text:p>
          </table:table-cell>
          <table:table-cell table:formula="of:=[.T5]*100" office:value-type="float" office:value="100" calcext:value-type="float">
            <text:p>1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-[.AH5]" office:value-type="float" office:value="20" calcext:value-type="float">
            <text:p>20</text:p>
          </table:table-cell>
          <table:table-cell table:formula="of:=[.AL5]/[.AD5]" office:value-type="float" office:value="0.4" calcext:value-type="float">
            <text:p>0,4</text:p>
          </table:table-cell>
          <table:table-cell table:formula="of:=[.AE5]-[.AI5]" office:value-type="float" office:value="323" calcext:value-type="float">
            <text:p>323</text:p>
          </table:table-cell>
          <table:table-cell table:formula="of:=[.AN5]/[.A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5]-[.AU5]" office:value-type="float" office:value="18" calcext:value-type="float">
            <text:p>18</text:p>
          </table:table-cell>
          <table:table-cell table:formula="of:=[.AY5]/[.AQ5]" office:value-type="float" office:value="0.18" calcext:value-type="float">
            <text:p>0,18</text:p>
          </table:table-cell>
          <table:table-cell table:formula="of:=[.AR5]-[.AV5]" office:value-type="float" office:value="2430" calcext:value-type="float">
            <text:p>2430</text:p>
          </table:table-cell>
          <table:table-cell table:formula="of:=[.BA5]/[.AR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5]-[.BH5]" office:value-type="float" office:value="19" calcext:value-type="float">
            <text:p>19</text:p>
          </table:table-cell>
          <table:table-cell table:formula="of:=[.BL5]/[.BD5]" office:value-type="float" office:value="0.126666666666667" calcext:value-type="float">
            <text:p>0,126666666666667</text:p>
          </table:table-cell>
          <table:table-cell table:formula="of:=[.BE5]-[.BI5]" office:value-type="float" office:value="8392" calcext:value-type="float">
            <text:p>8392</text:p>
          </table:table-cell>
          <table:table-cell table:formula="of:=[.BN5]/[.BE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5]-[.BU5]" office:value-type="float" office:value="13" calcext:value-type="float">
            <text:p>13</text:p>
          </table:table-cell>
          <table:table-cell table:formula="of:=[.BY5]/[.BQ5]" office:value-type="float" office:value="0.065" calcext:value-type="float">
            <text:p>0,065</text:p>
          </table:table-cell>
          <table:table-cell table:formula="of:=[.BR5]-[.BV5]" office:value-type="float" office:value="19900" calcext:value-type="float">
            <text:p>19900</text:p>
          </table:table-cell>
          <table:table-cell table:formula="of:=[.CA5]/[.BR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5]-[.CH5]" office:value-type="float" office:value="106" calcext:value-type="float">
            <text:p>106</text:p>
          </table:table-cell>
          <table:table-cell table:formula="of:=[.CL5]/[.CD5]" office:value-type="float" office:value="0.424" calcext:value-type="float">
            <text:p>0,424</text:p>
          </table:table-cell>
          <table:table-cell table:formula="of:=[.CE5]-[.CI5]" office:value-type="float" office:value="7875" calcext:value-type="float">
            <text:p>7875</text:p>
          </table:table-cell>
          <table:table-cell table:formula="of:=[.CN5]/[.C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.11375" calcext:value-type="float">
            <text:p>0,11375</text:p>
          </table:table-cell>
          <table:table-cell table:formula="of:=[.D6]*100" office:value-type="float" office:value="11.375" calcext:value-type="float">
            <text:p>11,375</text:p>
          </table:table-cell>
          <table:table-cell table:style-name="ce51" table:formula="of:=QUARTILE([.$BZ$3:.$BZ$102];2)" office:value-type="float" office:value="0.245" calcext:value-type="float">
            <text:p>0,245</text:p>
          </table:table-cell>
          <table:table-cell table:formula="of:=[.F6]*100" office:value-type="float" office:value="24.5" calcext:value-type="float">
            <text:p>24,5</text:p>
          </table:table-cell>
          <table:table-cell table:style-name="ce51" table:formula="of:=QUARTILE([.$BZ$3:.$BZ$102];3)" office:value-type="float" office:value="0.4" calcext:value-type="float">
            <text:p>0,4</text:p>
          </table:table-cell>
          <table:table-cell table:formula="of:=[.H6]*100" office:value-type="float" office:value="40" calcext:value-type="float">
            <text:p>40</text:p>
          </table:table-cell>
          <table:table-cell table:style-name="ce51" table:formula="of:=QUARTILE([.$BZ$3:.$BZ$102];4)" office:value-type="float" office:value="0.935" calcext:value-type="float">
            <text:p>0,935</text:p>
          </table:table-cell>
          <table:table-cell table:formula="of:=[.J6]*100" office:value-type="float" office:value="93.5" calcext:value-type="float">
            <text:p>93,5</text:p>
          </table:table-cell>
          <table:table-cell table:style-name="ce12" table:formula="of:=QUARTILE([.$CB$3:.$CB$102];0)" office:value-type="float" office:value="1" calcext:value-type="float">
            <text:p>1</text:p>
          </table:table-cell>
          <table:table-cell table:formula="of:=[.L6]*100" office:value-type="float" office:value="100" calcext:value-type="float">
            <text:p>100</text:p>
          </table:table-cell>
          <table:table-cell table:style-name="ce51" table:formula="of:=QUARTILE([.$CB$3:.$CB$102];1)" office:value-type="float" office:value="1" calcext:value-type="float">
            <text:p>1</text:p>
          </table:table-cell>
          <table:table-cell table:formula="of:=[.N6]*100" office:value-type="float" office:value="100" calcext:value-type="float">
            <text:p>100</text:p>
          </table:table-cell>
          <table:table-cell table:style-name="ce51" table:formula="of:=QUARTILE([.$CB$3:.$CB$102];2)" office:value-type="float" office:value="1" calcext:value-type="float">
            <text:p>1</text:p>
          </table:table-cell>
          <table:table-cell table:formula="of:=[.P6]*100" office:value-type="float" office:value="100" calcext:value-type="float">
            <text:p>100</text:p>
          </table:table-cell>
          <table:table-cell table:style-name="ce51" table:formula="of:=QUARTILE([.$CB$3:.$CB$102];3)" office:value-type="float" office:value="1" calcext:value-type="float">
            <text:p>1</text:p>
          </table:table-cell>
          <table:table-cell table:formula="of:=[.R6]*100" office:value-type="float" office:value="100" calcext:value-type="float">
            <text:p>100</text:p>
          </table:table-cell>
          <table:table-cell table:style-name="ce51" table:formula="of:=QUARTILE([.$CB$3:.$CB$102];4)" office:value-type="float" office:value="1" calcext:value-type="float">
            <text:p>1</text:p>
          </table:table-cell>
          <table:table-cell table:formula="of:=[.T6]*100" office:value-type="float" office:value="100" calcext:value-type="float">
            <text:p>10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-[.AH6]" office:value-type="float" office:value="9" calcext:value-type="float">
            <text:p>9</text:p>
          </table:table-cell>
          <table:table-cell table:formula="of:=[.AL6]/[.AD6]" office:value-type="float" office:value="0.18" calcext:value-type="float">
            <text:p>0,18</text:p>
          </table:table-cell>
          <table:table-cell table:formula="of:=[.AE6]-[.AI6]" office:value-type="float" office:value="323" calcext:value-type="float">
            <text:p>323</text:p>
          </table:table-cell>
          <table:table-cell table:formula="of:=[.AN6]/[.A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6]-[.AU6]" office:value-type="float" office:value="80" calcext:value-type="float">
            <text:p>80</text:p>
          </table:table-cell>
          <table:table-cell table:formula="of:=[.AY6]/[.AQ6]" office:value-type="float" office:value="0.8" calcext:value-type="float">
            <text:p>0,8</text:p>
          </table:table-cell>
          <table:table-cell table:formula="of:=[.AR6]-[.AV6]" office:value-type="float" office:value="2430" calcext:value-type="float">
            <text:p>2430</text:p>
          </table:table-cell>
          <table:table-cell table:formula="of:=[.BA6]/[.AR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6]-[.BH6]" office:value-type="float" office:value="45" calcext:value-type="float">
            <text:p>45</text:p>
          </table:table-cell>
          <table:table-cell table:formula="of:=[.BL6]/[.BD6]" office:value-type="float" office:value="0.3" calcext:value-type="float">
            <text:p>0,3</text:p>
          </table:table-cell>
          <table:table-cell table:formula="of:=[.BE6]-[.BI6]" office:value-type="float" office:value="8392" calcext:value-type="float">
            <text:p>8392</text:p>
          </table:table-cell>
          <table:table-cell table:formula="of:=[.BN6]/[.BE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19900" calcext:value-type="float">
            <text:p>19900</text:p>
          </table:table-cell>
          <table:table-cell table:formula="of:=[.CA6]/[.BR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6]-[.CH6]" office:value-type="float" office:value="176" calcext:value-type="float">
            <text:p>176</text:p>
          </table:table-cell>
          <table:table-cell table:formula="of:=[.CL6]/[.CD6]" office:value-type="float" office:value="0.704" calcext:value-type="float">
            <text:p>0,704</text:p>
          </table:table-cell>
          <table:table-cell table:formula="of:=[.CE6]-[.CI6]" office:value-type="float" office:value="7875" calcext:value-type="float">
            <text:p>7875</text:p>
          </table:table-cell>
          <table:table-cell table:formula="of:=[.CN6]/[.C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.1" calcext:value-type="float">
            <text:p>0,1</text:p>
          </table:table-cell>
          <table:table-cell table:formula="of:=[.D7]*100" office:value-type="float" office:value="10" calcext:value-type="float">
            <text:p>10</text:p>
          </table:table-cell>
          <table:table-cell table:style-name="ce57" table:formula="of:=QUARTILE([.$CM$3:.$CM$102];2)" office:value-type="float" office:value="0.248" calcext:value-type="float">
            <text:p>0,248</text:p>
          </table:table-cell>
          <table:table-cell table:formula="of:=[.F7]*100" office:value-type="float" office:value="24.8" calcext:value-type="float">
            <text:p>24,8</text:p>
          </table:table-cell>
          <table:table-cell table:style-name="ce57" table:formula="of:=QUARTILE([.$CM$3:.$CM$102];3)" office:value-type="float" office:value="0.404" calcext:value-type="float">
            <text:p>0,404</text:p>
          </table:table-cell>
          <table:table-cell table:formula="of:=[.H7]*100" office:value-type="float" office:value="40.4" calcext:value-type="float">
            <text:p>40,4</text:p>
          </table:table-cell>
          <table:table-cell table:style-name="ce57" table:formula="of:=QUARTILE([.$CM$3:.$CM$102];4)" office:value-type="float" office:value="0.936" calcext:value-type="float">
            <text:p>0,936</text:p>
          </table:table-cell>
          <table:table-cell table:formula="of:=[.J7]*100" office:value-type="float" office:value="93.6" calcext:value-type="float">
            <text:p>93,6</text:p>
          </table:table-cell>
          <table:table-cell table:style-name="ce12" table:formula="of:=QUARTILE([.$CO$3:.$CO$102];0)" office:value-type="float" office:value="1" calcext:value-type="float">
            <text:p>1</text:p>
          </table:table-cell>
          <table:table-cell table:formula="of:=[.L7]*100" office:value-type="float" office:value="100" calcext:value-type="float">
            <text:p>100</text:p>
          </table:table-cell>
          <table:table-cell table:style-name="ce51" table:formula="of:=QUARTILE([.$CO$3:.$CO$102];1)" office:value-type="float" office:value="1" calcext:value-type="float">
            <text:p>1</text:p>
          </table:table-cell>
          <table:table-cell table:formula="of:=[.N7]*100" office:value-type="float" office:value="100" calcext:value-type="float">
            <text:p>100</text:p>
          </table:table-cell>
          <table:table-cell table:style-name="ce51" table:formula="of:=QUARTILE([.$CO$3:.$CO$102];2)" office:value-type="float" office:value="1" calcext:value-type="float">
            <text:p>1</text:p>
          </table:table-cell>
          <table:table-cell table:formula="of:=[.P7]*100" office:value-type="float" office:value="100" calcext:value-type="float">
            <text:p>100</text:p>
          </table:table-cell>
          <table:table-cell table:style-name="ce51" table:formula="of:=QUARTILE([.$CO$3:.$CO$102];3)" office:value-type="float" office:value="1" calcext:value-type="float">
            <text:p>1</text:p>
          </table:table-cell>
          <table:table-cell table:formula="of:=[.R7]*100" office:value-type="float" office:value="100" calcext:value-type="float">
            <text:p>100</text:p>
          </table:table-cell>
          <table:table-cell table:style-name="ce51" table:formula="of:=QUARTILE([.$CO$3:.$CO$102];4)" office:value-type="float" office:value="1" calcext:value-type="float">
            <text:p>1</text:p>
          </table:table-cell>
          <table:table-cell table:formula="of:=[.T7]*100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-[.AH7]" office:value-type="float" office:value="20" calcext:value-type="float">
            <text:p>20</text:p>
          </table:table-cell>
          <table:table-cell table:formula="of:=[.AL7]/[.AD7]" office:value-type="float" office:value="0.4" calcext:value-type="float">
            <text:p>0,4</text:p>
          </table:table-cell>
          <table:table-cell table:formula="of:=[.AE7]-[.AI7]" office:value-type="float" office:value="323" calcext:value-type="float">
            <text:p>323</text:p>
          </table:table-cell>
          <table:table-cell table:formula="of:=[.AN7]/[.A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7]-[.AU7]" office:value-type="float" office:value="18" calcext:value-type="float">
            <text:p>18</text:p>
          </table:table-cell>
          <table:table-cell table:formula="of:=[.AY7]/[.AQ7]" office:value-type="float" office:value="0.18" calcext:value-type="float">
            <text:p>0,18</text:p>
          </table:table-cell>
          <table:table-cell table:formula="of:=[.AR7]-[.AV7]" office:value-type="float" office:value="2430" calcext:value-type="float">
            <text:p>2430</text:p>
          </table:table-cell>
          <table:table-cell table:formula="of:=[.BA7]/[.AR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7]-[.BH7]" office:value-type="float" office:value="45" calcext:value-type="float">
            <text:p>45</text:p>
          </table:table-cell>
          <table:table-cell table:formula="of:=[.BL7]/[.BD7]" office:value-type="float" office:value="0.3" calcext:value-type="float">
            <text:p>0,3</text:p>
          </table:table-cell>
          <table:table-cell table:formula="of:=[.BE7]-[.BI7]" office:value-type="float" office:value="8392" calcext:value-type="float">
            <text:p>8392</text:p>
          </table:table-cell>
          <table:table-cell table:formula="of:=[.BN7]/[.BE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7]-[.BU7]" office:value-type="float" office:value="36" calcext:value-type="float">
            <text:p>36</text:p>
          </table:table-cell>
          <table:table-cell table:formula="of:=[.BY7]/[.BQ7]" office:value-type="float" office:value="0.18" calcext:value-type="float">
            <text:p>0,18</text:p>
          </table:table-cell>
          <table:table-cell table:formula="of:=[.BR7]-[.BV7]" office:value-type="float" office:value="19900" calcext:value-type="float">
            <text:p>19900</text:p>
          </table:table-cell>
          <table:table-cell table:formula="of:=[.CA7]/[.BR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7]-[.CH7]" office:value-type="float" office:value="76" calcext:value-type="float">
            <text:p>76</text:p>
          </table:table-cell>
          <table:table-cell table:formula="of:=[.CL7]/[.CD7]" office:value-type="float" office:value="0.304" calcext:value-type="float">
            <text:p>0,304</text:p>
          </table:table-cell>
          <table:table-cell table:formula="of:=[.CE7]-[.CI7]" office:value-type="float" office:value="7875" calcext:value-type="float">
            <text:p>7875</text:p>
          </table:table-cell>
          <table:table-cell table:formula="of:=[.CN7]/[.CE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]-[.AH8]" office:value-type="float" office:value="15" calcext:value-type="float">
            <text:p>15</text:p>
          </table:table-cell>
          <table:table-cell table:formula="of:=[.AL8]/[.AD8]" office:value-type="float" office:value="0.3" calcext:value-type="float">
            <text:p>0,3</text:p>
          </table:table-cell>
          <table:table-cell table:formula="of:=[.AE8]-[.AI8]" office:value-type="float" office:value="323" calcext:value-type="float">
            <text:p>323</text:p>
          </table:table-cell>
          <table:table-cell table:formula="of:=[.AN8]/[.A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8]-[.AU8]" office:value-type="float" office:value="52" calcext:value-type="float">
            <text:p>52</text:p>
          </table:table-cell>
          <table:table-cell table:formula="of:=[.AY8]/[.AQ8]" office:value-type="float" office:value="0.52" calcext:value-type="float">
            <text:p>0,52</text:p>
          </table:table-cell>
          <table:table-cell table:formula="of:=[.AR8]-[.AV8]" office:value-type="float" office:value="2430" calcext:value-type="float">
            <text:p>2430</text:p>
          </table:table-cell>
          <table:table-cell table:formula="of:=[.BA8]/[.AR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8]-[.BH8]" office:value-type="float" office:value="45" calcext:value-type="float">
            <text:p>45</text:p>
          </table:table-cell>
          <table:table-cell table:formula="of:=[.BL8]/[.BD8]" office:value-type="float" office:value="0.3" calcext:value-type="float">
            <text:p>0,3</text:p>
          </table:table-cell>
          <table:table-cell table:formula="of:=[.BE8]-[.BI8]" office:value-type="float" office:value="8392" calcext:value-type="float">
            <text:p>8392</text:p>
          </table:table-cell>
          <table:table-cell table:formula="of:=[.BN8]/[.BE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19900" calcext:value-type="float">
            <text:p>19900</text:p>
          </table:table-cell>
          <table:table-cell table:formula="of:=[.CA8]/[.BR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8]-[.CH8]" office:value-type="float" office:value="27" calcext:value-type="float">
            <text:p>27</text:p>
          </table:table-cell>
          <table:table-cell table:formula="of:=[.CL8]/[.CD8]" office:value-type="float" office:value="0.108" calcext:value-type="float">
            <text:p>0,108</text:p>
          </table:table-cell>
          <table:table-cell table:formula="of:=[.CE8]-[.CI8]" office:value-type="float" office:value="7875" calcext:value-type="float">
            <text:p>7875</text:p>
          </table:table-cell>
          <table:table-cell table:formula="of:=[.CN8]/[.CE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-[.AH9]" office:value-type="float" office:value="5" calcext:value-type="float">
            <text:p>5</text:p>
          </table:table-cell>
          <table:table-cell table:formula="of:=[.AL9]/[.AD9]" office:value-type="float" office:value="0.1" calcext:value-type="float">
            <text:p>0,1</text:p>
          </table:table-cell>
          <table:table-cell table:formula="of:=[.AE9]-[.AI9]" office:value-type="float" office:value="323" calcext:value-type="float">
            <text:p>323</text:p>
          </table:table-cell>
          <table:table-cell table:formula="of:=[.AN9]/[.A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9]-[.AU9]" office:value-type="float" office:value="31" calcext:value-type="float">
            <text:p>31</text:p>
          </table:table-cell>
          <table:table-cell table:formula="of:=[.AY9]/[.AQ9]" office:value-type="float" office:value="0.31" calcext:value-type="float">
            <text:p>0,31</text:p>
          </table:table-cell>
          <table:table-cell table:formula="of:=[.AR9]-[.AV9]" office:value-type="float" office:value="2430" calcext:value-type="float">
            <text:p>2430</text:p>
          </table:table-cell>
          <table:table-cell table:formula="of:=[.BA9]/[.AR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9]-[.BH9]" office:value-type="float" office:value="45" calcext:value-type="float">
            <text:p>45</text:p>
          </table:table-cell>
          <table:table-cell table:formula="of:=[.BL9]/[.BD9]" office:value-type="float" office:value="0.3" calcext:value-type="float">
            <text:p>0,3</text:p>
          </table:table-cell>
          <table:table-cell table:formula="of:=[.BE9]-[.BI9]" office:value-type="float" office:value="8392" calcext:value-type="float">
            <text:p>8392</text:p>
          </table:table-cell>
          <table:table-cell table:formula="of:=[.BN9]/[.BE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9]-[.BU9]" office:value-type="float" office:value="70" calcext:value-type="float">
            <text:p>70</text:p>
          </table:table-cell>
          <table:table-cell table:formula="of:=[.BY9]/[.BQ9]" office:value-type="float" office:value="0.35" calcext:value-type="float">
            <text:p>0,35</text:p>
          </table:table-cell>
          <table:table-cell table:formula="of:=[.BR9]-[.BV9]" office:value-type="float" office:value="19900" calcext:value-type="float">
            <text:p>19900</text:p>
          </table:table-cell>
          <table:table-cell table:formula="of:=[.CA9]/[.BR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9]-[.CH9]" office:value-type="float" office:value="27" calcext:value-type="float">
            <text:p>27</text:p>
          </table:table-cell>
          <table:table-cell table:formula="of:=[.CL9]/[.CD9]" office:value-type="float" office:value="0.108" calcext:value-type="float">
            <text:p>0,108</text:p>
          </table:table-cell>
          <table:table-cell table:formula="of:=[.CE9]-[.CI9]" office:value-type="float" office:value="7875" calcext:value-type="float">
            <text:p>7875</text:p>
          </table:table-cell>
          <table:table-cell table:formula="of:=[.CN9]/[.CE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-[.AH10]" office:value-type="float" office:value="5" calcext:value-type="float">
            <text:p>5</text:p>
          </table:table-cell>
          <table:table-cell table:formula="of:=[.AL10]/[.AD10]" office:value-type="float" office:value="0.1" calcext:value-type="float">
            <text:p>0,1</text:p>
          </table:table-cell>
          <table:table-cell table:formula="of:=[.AE10]-[.AI10]" office:value-type="float" office:value="323" calcext:value-type="float">
            <text:p>323</text:p>
          </table:table-cell>
          <table:table-cell table:formula="of:=[.AN10]/[.A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0]-[.AU10]" office:value-type="float" office:value="80" calcext:value-type="float">
            <text:p>80</text:p>
          </table:table-cell>
          <table:table-cell table:formula="of:=[.AY10]/[.AQ10]" office:value-type="float" office:value="0.8" calcext:value-type="float">
            <text:p>0,8</text:p>
          </table:table-cell>
          <table:table-cell table:formula="of:=[.AR10]-[.AV10]" office:value-type="float" office:value="2430" calcext:value-type="float">
            <text:p>2430</text:p>
          </table:table-cell>
          <table:table-cell table:formula="of:=[.BA10]/[.AR1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0]-[.BH10]" office:value-type="float" office:value="19" calcext:value-type="float">
            <text:p>19</text:p>
          </table:table-cell>
          <table:table-cell table:formula="of:=[.BL10]/[.BD10]" office:value-type="float" office:value="0.126666666666667" calcext:value-type="float">
            <text:p>0,126666666666667</text:p>
          </table:table-cell>
          <table:table-cell table:formula="of:=[.BE10]-[.BI10]" office:value-type="float" office:value="8392" calcext:value-type="float">
            <text:p>8392</text:p>
          </table:table-cell>
          <table:table-cell table:formula="of:=[.BN10]/[.BE1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0]-[.BU10]" office:value-type="float" office:value="13" calcext:value-type="float">
            <text:p>13</text:p>
          </table:table-cell>
          <table:table-cell table:formula="of:=[.BY10]/[.BQ10]" office:value-type="float" office:value="0.065" calcext:value-type="float">
            <text:p>0,065</text:p>
          </table:table-cell>
          <table:table-cell table:formula="of:=[.BR10]-[.BV10]" office:value-type="float" office:value="19900" calcext:value-type="float">
            <text:p>19900</text:p>
          </table:table-cell>
          <table:table-cell table:formula="of:=[.CA10]/[.BR1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0]-[.CH10]" office:value-type="float" office:value="27" calcext:value-type="float">
            <text:p>27</text:p>
          </table:table-cell>
          <table:table-cell table:formula="of:=[.CL10]/[.CD10]" office:value-type="float" office:value="0.108" calcext:value-type="float">
            <text:p>0,108</text:p>
          </table:table-cell>
          <table:table-cell table:formula="of:=[.CE10]-[.CI10]" office:value-type="float" office:value="7875" calcext:value-type="float">
            <text:p>7875</text:p>
          </table:table-cell>
          <table:table-cell table:formula="of:=[.CN10]/[.CE1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]-[.AH11]" office:value-type="float" office:value="15" calcext:value-type="float">
            <text:p>15</text:p>
          </table:table-cell>
          <table:table-cell table:formula="of:=[.AL11]/[.AD11]" office:value-type="float" office:value="0.3" calcext:value-type="float">
            <text:p>0,3</text:p>
          </table:table-cell>
          <table:table-cell table:formula="of:=[.AE11]-[.AI11]" office:value-type="float" office:value="323" calcext:value-type="float">
            <text:p>323</text:p>
          </table:table-cell>
          <table:table-cell table:formula="of:=[.AN11]/[.A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1]-[.AU11]" office:value-type="float" office:value="39" calcext:value-type="float">
            <text:p>39</text:p>
          </table:table-cell>
          <table:table-cell table:formula="of:=[.AY11]/[.AQ11]" office:value-type="float" office:value="0.39" calcext:value-type="float">
            <text:p>0,39</text:p>
          </table:table-cell>
          <table:table-cell table:formula="of:=[.AR11]-[.AV11]" office:value-type="float" office:value="2430" calcext:value-type="float">
            <text:p>2430</text:p>
          </table:table-cell>
          <table:table-cell table:formula="of:=[.BA11]/[.AR1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1]-[.BH11]" office:value-type="float" office:value="9" calcext:value-type="float">
            <text:p>9</text:p>
          </table:table-cell>
          <table:table-cell table:formula="of:=[.BL11]/[.BD11]" office:value-type="float" office:value="0.06" calcext:value-type="float">
            <text:p>0,06</text:p>
          </table:table-cell>
          <table:table-cell table:formula="of:=[.BE11]-[.BI11]" office:value-type="float" office:value="8392" calcext:value-type="float">
            <text:p>8392</text:p>
          </table:table-cell>
          <table:table-cell table:formula="of:=[.BN11]/[.BE1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1]-[.BU11]" office:value-type="float" office:value="70" calcext:value-type="float">
            <text:p>70</text:p>
          </table:table-cell>
          <table:table-cell table:formula="of:=[.BY11]/[.BQ11]" office:value-type="float" office:value="0.35" calcext:value-type="float">
            <text:p>0,35</text:p>
          </table:table-cell>
          <table:table-cell table:formula="of:=[.BR11]-[.BV11]" office:value-type="float" office:value="19900" calcext:value-type="float">
            <text:p>19900</text:p>
          </table:table-cell>
          <table:table-cell table:formula="of:=[.CA11]/[.BR1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1]-[.CH11]" office:value-type="float" office:value="27" calcext:value-type="float">
            <text:p>27</text:p>
          </table:table-cell>
          <table:table-cell table:formula="of:=[.CL11]/[.CD11]" office:value-type="float" office:value="0.108" calcext:value-type="float">
            <text:p>0,108</text:p>
          </table:table-cell>
          <table:table-cell table:formula="of:=[.CE11]-[.CI11]" office:value-type="float" office:value="7875" calcext:value-type="float">
            <text:p>7875</text:p>
          </table:table-cell>
          <table:table-cell table:formula="of:=[.CN11]/[.CE1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]-[.AH12]" office:value-type="float" office:value="15" calcext:value-type="float">
            <text:p>15</text:p>
          </table:table-cell>
          <table:table-cell table:formula="of:=[.AL12]/[.AD12]" office:value-type="float" office:value="0.3" calcext:value-type="float">
            <text:p>0,3</text:p>
          </table:table-cell>
          <table:table-cell table:formula="of:=[.AE12]-[.AI12]" office:value-type="float" office:value="323" calcext:value-type="float">
            <text:p>323</text:p>
          </table:table-cell>
          <table:table-cell table:formula="of:=[.AN12]/[.A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2]-[.AU12]" office:value-type="float" office:value="23" calcext:value-type="float">
            <text:p>23</text:p>
          </table:table-cell>
          <table:table-cell table:formula="of:=[.AY12]/[.AQ12]" office:value-type="float" office:value="0.23" calcext:value-type="float">
            <text:p>0,23</text:p>
          </table:table-cell>
          <table:table-cell table:formula="of:=[.AR12]-[.AV12]" office:value-type="float" office:value="2430" calcext:value-type="float">
            <text:p>2430</text:p>
          </table:table-cell>
          <table:table-cell table:formula="of:=[.BA12]/[.AR1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2]-[.BH12]" office:value-type="float" office:value="52" calcext:value-type="float">
            <text:p>52</text:p>
          </table:table-cell>
          <table:table-cell table:formula="of:=[.BL12]/[.BD12]" office:value-type="float" office:value="0.346666666666667" calcext:value-type="float">
            <text:p>0,346666666666667</text:p>
          </table:table-cell>
          <table:table-cell table:formula="of:=[.BE12]-[.BI12]" office:value-type="float" office:value="8392" calcext:value-type="float">
            <text:p>8392</text:p>
          </table:table-cell>
          <table:table-cell table:formula="of:=[.BN12]/[.BE1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2]-[.BU12]" office:value-type="float" office:value="70" calcext:value-type="float">
            <text:p>70</text:p>
          </table:table-cell>
          <table:table-cell table:formula="of:=[.BY12]/[.BQ12]" office:value-type="float" office:value="0.35" calcext:value-type="float">
            <text:p>0,35</text:p>
          </table:table-cell>
          <table:table-cell table:formula="of:=[.BR12]-[.BV12]" office:value-type="float" office:value="19900" calcext:value-type="float">
            <text:p>19900</text:p>
          </table:table-cell>
          <table:table-cell table:formula="of:=[.CA12]/[.BR1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2]-[.CH12]" office:value-type="float" office:value="10" calcext:value-type="float">
            <text:p>10</text:p>
          </table:table-cell>
          <table:table-cell table:formula="of:=[.CL12]/[.CD12]" office:value-type="float" office:value="0.04" calcext:value-type="float">
            <text:p>0,04</text:p>
          </table:table-cell>
          <table:table-cell table:formula="of:=[.CE12]-[.CI12]" office:value-type="float" office:value="7875" calcext:value-type="float">
            <text:p>7875</text:p>
          </table:table-cell>
          <table:table-cell table:formula="of:=[.CN12]/[.CE1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-[.AH13]" office:value-type="float" office:value="4" calcext:value-type="float">
            <text:p>4</text:p>
          </table:table-cell>
          <table:table-cell table:formula="of:=[.AL13]/[.AD13]" office:value-type="float" office:value="0.08" calcext:value-type="float">
            <text:p>0,08</text:p>
          </table:table-cell>
          <table:table-cell table:formula="of:=[.AE13]-[.AI13]" office:value-type="float" office:value="323" calcext:value-type="float">
            <text:p>323</text:p>
          </table:table-cell>
          <table:table-cell table:formula="of:=[.AN13]/[.A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3]-[.AU13]" office:value-type="float" office:value="48" calcext:value-type="float">
            <text:p>48</text:p>
          </table:table-cell>
          <table:table-cell table:formula="of:=[.AY13]/[.AQ13]" office:value-type="float" office:value="0.48" calcext:value-type="float">
            <text:p>0,48</text:p>
          </table:table-cell>
          <table:table-cell table:formula="of:=[.AR13]-[.AV13]" office:value-type="float" office:value="2430" calcext:value-type="float">
            <text:p>2430</text:p>
          </table:table-cell>
          <table:table-cell table:formula="of:=[.BA13]/[.AR1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3]-[.BH13]" office:value-type="float" office:value="113" calcext:value-type="float">
            <text:p>113</text:p>
          </table:table-cell>
          <table:table-cell table:formula="of:=[.BL13]/[.BD13]" office:value-type="float" office:value="0.753333333333333" calcext:value-type="float">
            <text:p>0,753333333333333</text:p>
          </table:table-cell>
          <table:table-cell table:formula="of:=[.BE13]-[.BI13]" office:value-type="float" office:value="8392" calcext:value-type="float">
            <text:p>8392</text:p>
          </table:table-cell>
          <table:table-cell table:formula="of:=[.BN13]/[.BE1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3]-[.BU13]" office:value-type="float" office:value="13" calcext:value-type="float">
            <text:p>13</text:p>
          </table:table-cell>
          <table:table-cell table:formula="of:=[.BY13]/[.BQ13]" office:value-type="float" office:value="0.065" calcext:value-type="float">
            <text:p>0,065</text:p>
          </table:table-cell>
          <table:table-cell table:formula="of:=[.BR13]-[.BV13]" office:value-type="float" office:value="19900" calcext:value-type="float">
            <text:p>19900</text:p>
          </table:table-cell>
          <table:table-cell table:formula="of:=[.CA13]/[.BR1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7875" calcext:value-type="float">
            <text:p>7875</text:p>
          </table:table-cell>
          <table:table-cell table:formula="of:=[.CN13]/[.CE1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-[.AH14]" office:value-type="float" office:value="10" calcext:value-type="float">
            <text:p>10</text:p>
          </table:table-cell>
          <table:table-cell table:formula="of:=[.AL14]/[.AD14]" office:value-type="float" office:value="0.2" calcext:value-type="float">
            <text:p>0,2</text:p>
          </table:table-cell>
          <table:table-cell table:formula="of:=[.AE14]-[.AI14]" office:value-type="float" office:value="323" calcext:value-type="float">
            <text:p>323</text:p>
          </table:table-cell>
          <table:table-cell table:formula="of:=[.AN14]/[.A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4]-[.AU14]" office:value-type="float" office:value="31" calcext:value-type="float">
            <text:p>31</text:p>
          </table:table-cell>
          <table:table-cell table:formula="of:=[.AY14]/[.AQ14]" office:value-type="float" office:value="0.31" calcext:value-type="float">
            <text:p>0,31</text:p>
          </table:table-cell>
          <table:table-cell table:formula="of:=[.AR14]-[.AV14]" office:value-type="float" office:value="2430" calcext:value-type="float">
            <text:p>2430</text:p>
          </table:table-cell>
          <table:table-cell table:formula="of:=[.BA14]/[.AR1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4]-[.BH14]" office:value-type="float" office:value="89" calcext:value-type="float">
            <text:p>89</text:p>
          </table:table-cell>
          <table:table-cell table:formula="of:=[.BL14]/[.BD14]" office:value-type="float" office:value="0.593333333333333" calcext:value-type="float">
            <text:p>0,593333333333333</text:p>
          </table:table-cell>
          <table:table-cell table:formula="of:=[.BE14]-[.BI14]" office:value-type="float" office:value="8392" calcext:value-type="float">
            <text:p>8392</text:p>
          </table:table-cell>
          <table:table-cell table:formula="of:=[.BN14]/[.BE1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4]-[.BU14]" office:value-type="float" office:value="36" calcext:value-type="float">
            <text:p>36</text:p>
          </table:table-cell>
          <table:table-cell table:formula="of:=[.BY14]/[.BQ14]" office:value-type="float" office:value="0.18" calcext:value-type="float">
            <text:p>0,18</text:p>
          </table:table-cell>
          <table:table-cell table:formula="of:=[.BR14]-[.BV14]" office:value-type="float" office:value="19900" calcext:value-type="float">
            <text:p>19900</text:p>
          </table:table-cell>
          <table:table-cell table:formula="of:=[.CA14]/[.BR1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4]-[.CH14]" office:value-type="float" office:value="128" calcext:value-type="float">
            <text:p>128</text:p>
          </table:table-cell>
          <table:table-cell table:formula="of:=[.CL14]/[.CD14]" office:value-type="float" office:value="0.512" calcext:value-type="float">
            <text:p>0,512</text:p>
          </table:table-cell>
          <table:table-cell table:formula="of:=[.CE14]-[.CI14]" office:value-type="float" office:value="7875" calcext:value-type="float">
            <text:p>7875</text:p>
          </table:table-cell>
          <table:table-cell table:formula="of:=[.CN14]/[.CE1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-[.AH15]" office:value-type="float" office:value="10" calcext:value-type="float">
            <text:p>10</text:p>
          </table:table-cell>
          <table:table-cell table:formula="of:=[.AL15]/[.AD15]" office:value-type="float" office:value="0.2" calcext:value-type="float">
            <text:p>0,2</text:p>
          </table:table-cell>
          <table:table-cell table:formula="of:=[.AE15]-[.AI15]" office:value-type="float" office:value="323" calcext:value-type="float">
            <text:p>323</text:p>
          </table:table-cell>
          <table:table-cell table:formula="of:=[.AN15]/[.A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5]-[.AU15]" office:value-type="float" office:value="39" calcext:value-type="float">
            <text:p>39</text:p>
          </table:table-cell>
          <table:table-cell table:formula="of:=[.AY15]/[.AQ15]" office:value-type="float" office:value="0.39" calcext:value-type="float">
            <text:p>0,39</text:p>
          </table:table-cell>
          <table:table-cell table:formula="of:=[.AR15]-[.AV15]" office:value-type="float" office:value="2430" calcext:value-type="float">
            <text:p>2430</text:p>
          </table:table-cell>
          <table:table-cell table:formula="of:=[.BA15]/[.AR1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5]-[.BH15]" office:value-type="float" office:value="63" calcext:value-type="float">
            <text:p>63</text:p>
          </table:table-cell>
          <table:table-cell table:formula="of:=[.BL15]/[.BD15]" office:value-type="float" office:value="0.42" calcext:value-type="float">
            <text:p>0,42</text:p>
          </table:table-cell>
          <table:table-cell table:formula="of:=[.BE15]-[.BI15]" office:value-type="float" office:value="8392" calcext:value-type="float">
            <text:p>8392</text:p>
          </table:table-cell>
          <table:table-cell table:formula="of:=[.BN15]/[.BE1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5]-[.BU15]" office:value-type="float" office:value="171" calcext:value-type="float">
            <text:p>171</text:p>
          </table:table-cell>
          <table:table-cell table:formula="of:=[.BY15]/[.BQ15]" office:value-type="float" office:value="0.855" calcext:value-type="float">
            <text:p>0,855</text:p>
          </table:table-cell>
          <table:table-cell table:formula="of:=[.BR15]-[.BV15]" office:value-type="float" office:value="19900" calcext:value-type="float">
            <text:p>19900</text:p>
          </table:table-cell>
          <table:table-cell table:formula="of:=[.CA15]/[.BR1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5]-[.CH15]" office:value-type="float" office:value="60" calcext:value-type="float">
            <text:p>60</text:p>
          </table:table-cell>
          <table:table-cell table:formula="of:=[.CL15]/[.CD15]" office:value-type="float" office:value="0.24" calcext:value-type="float">
            <text:p>0,24</text:p>
          </table:table-cell>
          <table:table-cell table:formula="of:=[.CE15]-[.CI15]" office:value-type="float" office:value="7875" calcext:value-type="float">
            <text:p>7875</text:p>
          </table:table-cell>
          <table:table-cell table:formula="of:=[.CN15]/[.CE1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323" calcext:value-type="float">
            <text:p>323</text:p>
          </table:table-cell>
          <table:table-cell table:formula="of:=[.AN16]/[.A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6]-[.AU16]" office:value-type="float" office:value="23" calcext:value-type="float">
            <text:p>23</text:p>
          </table:table-cell>
          <table:table-cell table:formula="of:=[.AY16]/[.AQ16]" office:value-type="float" office:value="0.23" calcext:value-type="float">
            <text:p>0,23</text:p>
          </table:table-cell>
          <table:table-cell table:formula="of:=[.AR16]-[.AV16]" office:value-type="float" office:value="2430" calcext:value-type="float">
            <text:p>2430</text:p>
          </table:table-cell>
          <table:table-cell table:formula="of:=[.BA16]/[.AR1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6]-[.BH16]" office:value-type="float" office:value="19" calcext:value-type="float">
            <text:p>19</text:p>
          </table:table-cell>
          <table:table-cell table:formula="of:=[.BL16]/[.BD16]" office:value-type="float" office:value="0.126666666666667" calcext:value-type="float">
            <text:p>0,126666666666667</text:p>
          </table:table-cell>
          <table:table-cell table:formula="of:=[.BE16]-[.BI16]" office:value-type="float" office:value="8392" calcext:value-type="float">
            <text:p>8392</text:p>
          </table:table-cell>
          <table:table-cell table:formula="of:=[.BN16]/[.BE1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6]-[.BU16]" office:value-type="float" office:value="119" calcext:value-type="float">
            <text:p>119</text:p>
          </table:table-cell>
          <table:table-cell table:formula="of:=[.BY16]/[.BQ16]" office:value-type="float" office:value="0.595" calcext:value-type="float">
            <text:p>0,595</text:p>
          </table:table-cell>
          <table:table-cell table:formula="of:=[.BR16]-[.BV16]" office:value-type="float" office:value="19900" calcext:value-type="float">
            <text:p>19900</text:p>
          </table:table-cell>
          <table:table-cell table:formula="of:=[.CA16]/[.BR1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6]-[.CH16]" office:value-type="float" office:value="48" calcext:value-type="float">
            <text:p>48</text:p>
          </table:table-cell>
          <table:table-cell table:formula="of:=[.CL16]/[.CD16]" office:value-type="float" office:value="0.192" calcext:value-type="float">
            <text:p>0,192</text:p>
          </table:table-cell>
          <table:table-cell table:formula="of:=[.CE16]-[.CI16]" office:value-type="float" office:value="7663" calcext:value-type="float">
            <text:p>7663</text:p>
          </table:table-cell>
          <table:table-cell table:formula="of:=[.CN16]/[.CE1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-[.AH17]" office:value-type="float" office:value="5" calcext:value-type="float">
            <text:p>5</text:p>
          </table:table-cell>
          <table:table-cell table:formula="of:=[.AL17]/[.AD17]" office:value-type="float" office:value="0.1" calcext:value-type="float">
            <text:p>0,1</text:p>
          </table:table-cell>
          <table:table-cell table:formula="of:=[.AE17]-[.AI17]" office:value-type="float" office:value="323" calcext:value-type="float">
            <text:p>323</text:p>
          </table:table-cell>
          <table:table-cell table:formula="of:=[.AN17]/[.A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7]-[.AU17]" office:value-type="float" office:value="69" calcext:value-type="float">
            <text:p>69</text:p>
          </table:table-cell>
          <table:table-cell table:formula="of:=[.AY17]/[.AQ17]" office:value-type="float" office:value="0.69" calcext:value-type="float">
            <text:p>0,69</text:p>
          </table:table-cell>
          <table:table-cell table:formula="of:=[.AR17]-[.AV17]" office:value-type="float" office:value="2430" calcext:value-type="float">
            <text:p>2430</text:p>
          </table:table-cell>
          <table:table-cell table:formula="of:=[.BA17]/[.AR1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7]-[.BH17]" office:value-type="float" office:value="0" calcext:value-type="float">
            <text:p>0</text:p>
          </table:table-cell>
          <table:table-cell table:formula="of:=[.BL17]/[.BD17]" office:value-type="float" office:value="0" calcext:value-type="float">
            <text:p>0</text:p>
          </table:table-cell>
          <table:table-cell table:formula="of:=[.BE17]-[.BI17]" office:value-type="float" office:value="8392" calcext:value-type="float">
            <text:p>8392</text:p>
          </table:table-cell>
          <table:table-cell table:formula="of:=[.BN17]/[.BE1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7]-[.BU17]" office:value-type="float" office:value="26" calcext:value-type="float">
            <text:p>26</text:p>
          </table:table-cell>
          <table:table-cell table:formula="of:=[.BY17]/[.BQ17]" office:value-type="float" office:value="0.13" calcext:value-type="float">
            <text:p>0,13</text:p>
          </table:table-cell>
          <table:table-cell table:formula="of:=[.BR17]-[.BV17]" office:value-type="float" office:value="19900" calcext:value-type="float">
            <text:p>19900</text:p>
          </table:table-cell>
          <table:table-cell table:formula="of:=[.CA17]/[.BR1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7]-[.CH17]" office:value-type="float" office:value="149" calcext:value-type="float">
            <text:p>149</text:p>
          </table:table-cell>
          <table:table-cell table:formula="of:=[.CL17]/[.CD17]" office:value-type="float" office:value="0.596" calcext:value-type="float">
            <text:p>0,596</text:p>
          </table:table-cell>
          <table:table-cell table:formula="of:=[.CE17]-[.CI17]" office:value-type="float" office:value="7663" calcext:value-type="float">
            <text:p>7663</text:p>
          </table:table-cell>
          <table:table-cell table:formula="of:=[.CN17]/[.CE1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]-[.AH18]" office:value-type="float" office:value="15" calcext:value-type="float">
            <text:p>15</text:p>
          </table:table-cell>
          <table:table-cell table:formula="of:=[.AL18]/[.AD18]" office:value-type="float" office:value="0.3" calcext:value-type="float">
            <text:p>0,3</text:p>
          </table:table-cell>
          <table:table-cell table:formula="of:=[.AE18]-[.AI18]" office:value-type="float" office:value="323" calcext:value-type="float">
            <text:p>323</text:p>
          </table:table-cell>
          <table:table-cell table:formula="of:=[.AN18]/[.A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8]-[.AU18]" office:value-type="float" office:value="48" calcext:value-type="float">
            <text:p>48</text:p>
          </table:table-cell>
          <table:table-cell table:formula="of:=[.AY18]/[.AQ18]" office:value-type="float" office:value="0.48" calcext:value-type="float">
            <text:p>0,48</text:p>
          </table:table-cell>
          <table:table-cell table:formula="of:=[.AR18]-[.AV18]" office:value-type="float" office:value="2430" calcext:value-type="float">
            <text:p>2430</text:p>
          </table:table-cell>
          <table:table-cell table:formula="of:=[.BA18]/[.AR1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8]-[.BH18]" office:value-type="float" office:value="89" calcext:value-type="float">
            <text:p>89</text:p>
          </table:table-cell>
          <table:table-cell table:formula="of:=[.BL18]/[.BD18]" office:value-type="float" office:value="0.593333333333333" calcext:value-type="float">
            <text:p>0,593333333333333</text:p>
          </table:table-cell>
          <table:table-cell table:formula="of:=[.BE18]-[.BI18]" office:value-type="float" office:value="8392" calcext:value-type="float">
            <text:p>8392</text:p>
          </table:table-cell>
          <table:table-cell table:formula="of:=[.BN18]/[.BE1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8]-[.BU18]" office:value-type="float" office:value="70" calcext:value-type="float">
            <text:p>70</text:p>
          </table:table-cell>
          <table:table-cell table:formula="of:=[.BY18]/[.BQ18]" office:value-type="float" office:value="0.35" calcext:value-type="float">
            <text:p>0,35</text:p>
          </table:table-cell>
          <table:table-cell table:formula="of:=[.BR18]-[.BV18]" office:value-type="float" office:value="19900" calcext:value-type="float">
            <text:p>19900</text:p>
          </table:table-cell>
          <table:table-cell table:formula="of:=[.CA18]/[.BR1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8]-[.CH18]" office:value-type="float" office:value="48" calcext:value-type="float">
            <text:p>48</text:p>
          </table:table-cell>
          <table:table-cell table:formula="of:=[.CL18]/[.CD18]" office:value-type="float" office:value="0.192" calcext:value-type="float">
            <text:p>0,192</text:p>
          </table:table-cell>
          <table:table-cell table:formula="of:=[.CE18]-[.CI18]" office:value-type="float" office:value="7663" calcext:value-type="float">
            <text:p>7663</text:p>
          </table:table-cell>
          <table:table-cell table:formula="of:=[.CN18]/[.C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8" calcext:value-type="float">
            <text:p>8,00</text:p>
          </table:table-cell>
          <table:table-cell table:style-name="ce41" table:formula="of:=[.G3]" office:value-type="float" office:value="20" calcext:value-type="float">
            <text:p>20,00</text:p>
          </table:table-cell>
          <table:table-cell table:style-name="ce41" table:formula="of:=[.I3]" office:value-type="float" office:value="40" calcext:value-type="float">
            <text:p>40,00</text:p>
          </table:table-cell>
          <table:table-cell table:style-name="ce41" table:formula="of:=[.K3]" office:value-type="float" office:value="96" calcext:value-type="float">
            <text:p>96,00</text:p>
          </table:table-cell>
          <table:table-cell table:style-name="ce41" table:formula="of:=[.M3]" office:value-type="float" office:value="100" calcext:value-type="float">
            <text:p>100,00</text:p>
          </table:table-cell>
          <table:table-cell table:style-name="ce41" table:formula="of:=[.O3]" office:value-type="float" office:value="100" calcext:value-type="float">
            <text:p>100,00</text:p>
          </table:table-cell>
          <table:table-cell table:style-name="ce41" table:formula="of:=[.Q3]" office:value-type="float" office:value="100" calcext:value-type="float">
            <text:p>100,00</text:p>
          </table:table-cell>
          <table:table-cell table:style-name="ce41" table:formula="of:=[.S3]" office:value-type="float" office:value="100" calcext:value-type="float">
            <text:p>100,00</text:p>
          </table:table-cell>
          <table:table-cell table:style-name="ce41" table:formula="of:=[.U3]" office:value-type="float" office:value="100" calcext:value-type="float">
            <text:p>100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-[.AH19]" office:value-type="float" office:value="0" calcext:value-type="float">
            <text:p>0</text:p>
          </table:table-cell>
          <table:table-cell table:formula="of:=[.AL19]/[.AD19]" office:value-type="float" office:value="0" calcext:value-type="float">
            <text:p>0</text:p>
          </table:table-cell>
          <table:table-cell table:formula="of:=[.AE19]-[.AI19]" office:value-type="float" office:value="323" calcext:value-type="float">
            <text:p>323</text:p>
          </table:table-cell>
          <table:table-cell table:formula="of:=[.AN19]/[.A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9]-[.AU19]" office:value-type="float" office:value="61" calcext:value-type="float">
            <text:p>61</text:p>
          </table:table-cell>
          <table:table-cell table:formula="of:=[.AY19]/[.AQ19]" office:value-type="float" office:value="0.61" calcext:value-type="float">
            <text:p>0,61</text:p>
          </table:table-cell>
          <table:table-cell table:formula="of:=[.AR19]-[.AV19]" office:value-type="float" office:value="2430" calcext:value-type="float">
            <text:p>2430</text:p>
          </table:table-cell>
          <table:table-cell table:formula="of:=[.BA19]/[.AR1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9]-[.BH19]" office:value-type="float" office:value="99" calcext:value-type="float">
            <text:p>99</text:p>
          </table:table-cell>
          <table:table-cell table:formula="of:=[.BL19]/[.BD19]" office:value-type="float" office:value="0.66" calcext:value-type="float">
            <text:p>0,66</text:p>
          </table:table-cell>
          <table:table-cell table:formula="of:=[.BE19]-[.BI19]" office:value-type="float" office:value="8392" calcext:value-type="float">
            <text:p>8392</text:p>
          </table:table-cell>
          <table:table-cell table:formula="of:=[.BN19]/[.BE1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9]-[.BU19]" office:value-type="float" office:value="80" calcext:value-type="float">
            <text:p>80</text:p>
          </table:table-cell>
          <table:table-cell table:formula="of:=[.BY19]/[.BQ19]" office:value-type="float" office:value="0.4" calcext:value-type="float">
            <text:p>0,4</text:p>
          </table:table-cell>
          <table:table-cell table:formula="of:=[.BR19]-[.BV19]" office:value-type="float" office:value="19900" calcext:value-type="float">
            <text:p>19900</text:p>
          </table:table-cell>
          <table:table-cell table:formula="of:=[.CA19]/[.BR1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9]-[.CH19]" office:value-type="float" office:value="48" calcext:value-type="float">
            <text:p>48</text:p>
          </table:table-cell>
          <table:table-cell table:formula="of:=[.CL19]/[.CD19]" office:value-type="float" office:value="0.192" calcext:value-type="float">
            <text:p>0,192</text:p>
          </table:table-cell>
          <table:table-cell table:formula="of:=[.CE19]-[.CI19]" office:value-type="float" office:value="7663" calcext:value-type="float">
            <text:p>7663</text:p>
          </table:table-cell>
          <table:table-cell table:formula="of:=[.CN19]/[.C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18" calcext:value-type="float">
            <text:p>18,00</text:p>
          </table:table-cell>
          <table:table-cell table:style-name="ce41" table:formula="of:=[.G4]" office:value-type="float" office:value="33.5" calcext:value-type="float">
            <text:p>33,50</text:p>
          </table:table-cell>
          <table:table-cell table:style-name="ce41" table:formula="of:=[.I4]" office:value-type="float" office:value="54.25" calcext:value-type="float">
            <text:p>54,25</text:p>
          </table:table-cell>
          <table:table-cell table:style-name="ce41" table:formula="of:=[.K4]" office:value-type="float" office:value="90" calcext:value-type="float">
            <text:p>90,00</text:p>
          </table:table-cell>
          <table:table-cell table:style-name="ce41" table:formula="of:=[.M4]" office:value-type="float" office:value="100" calcext:value-type="float">
            <text:p>100,00</text:p>
          </table:table-cell>
          <table:table-cell table:style-name="ce41" table:formula="of:=[.O4]" office:value-type="float" office:value="100" calcext:value-type="float">
            <text:p>100,00</text:p>
          </table:table-cell>
          <table:table-cell table:style-name="ce41" table:formula="of:=[.Q4]" office:value-type="float" office:value="100" calcext:value-type="float">
            <text:p>100,00</text:p>
          </table:table-cell>
          <table:table-cell table:style-name="ce41" table:formula="of:=[.S4]" office:value-type="float" office:value="100" calcext:value-type="float">
            <text:p>100,00</text:p>
          </table:table-cell>
          <table:table-cell table:style-name="ce41" table:formula="of:=[.U4]" office:value-type="float" office:value="100" calcext:value-type="float">
            <text:p>100,0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]-[.AH20]" office:value-type="float" office:value="20" calcext:value-type="float">
            <text:p>20</text:p>
          </table:table-cell>
          <table:table-cell table:formula="of:=[.AL20]/[.AD20]" office:value-type="float" office:value="0.4" calcext:value-type="float">
            <text:p>0,4</text:p>
          </table:table-cell>
          <table:table-cell table:formula="of:=[.AE20]-[.AI20]" office:value-type="float" office:value="323" calcext:value-type="float">
            <text:p>323</text:p>
          </table:table-cell>
          <table:table-cell table:formula="of:=[.AN20]/[.A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0]-[.AU20]" office:value-type="float" office:value="18" calcext:value-type="float">
            <text:p>18</text:p>
          </table:table-cell>
          <table:table-cell table:formula="of:=[.AY20]/[.AQ20]" office:value-type="float" office:value="0.18" calcext:value-type="float">
            <text:p>0,18</text:p>
          </table:table-cell>
          <table:table-cell table:formula="of:=[.AR20]-[.AV20]" office:value-type="float" office:value="2430" calcext:value-type="float">
            <text:p>2430</text:p>
          </table:table-cell>
          <table:table-cell table:formula="of:=[.BA20]/[.AR2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0]-[.BH20]" office:value-type="float" office:value="124" calcext:value-type="float">
            <text:p>124</text:p>
          </table:table-cell>
          <table:table-cell table:formula="of:=[.BL20]/[.BD20]" office:value-type="float" office:value="0.826666666666667" calcext:value-type="float">
            <text:p>0,826666666666667</text:p>
          </table:table-cell>
          <table:table-cell table:formula="of:=[.BE20]-[.BI20]" office:value-type="float" office:value="8392" calcext:value-type="float">
            <text:p>8392</text:p>
          </table:table-cell>
          <table:table-cell table:formula="of:=[.BN20]/[.BE2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0]-[.BU20]" office:value-type="float" office:value="95" calcext:value-type="float">
            <text:p>95</text:p>
          </table:table-cell>
          <table:table-cell table:formula="of:=[.BY20]/[.BQ20]" office:value-type="float" office:value="0.475" calcext:value-type="float">
            <text:p>0,475</text:p>
          </table:table-cell>
          <table:table-cell table:formula="of:=[.BR20]-[.BV20]" office:value-type="float" office:value="19900" calcext:value-type="float">
            <text:p>19900</text:p>
          </table:table-cell>
          <table:table-cell table:formula="of:=[.CA20]/[.BR2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0]-[.CH20]" office:value-type="float" office:value="136" calcext:value-type="float">
            <text:p>136</text:p>
          </table:table-cell>
          <table:table-cell table:formula="of:=[.CL20]/[.CD20]" office:value-type="float" office:value="0.544" calcext:value-type="float">
            <text:p>0,544</text:p>
          </table:table-cell>
          <table:table-cell table:formula="of:=[.CE20]-[.CI20]" office:value-type="float" office:value="7663" calcext:value-type="float">
            <text:p>7663</text:p>
          </table:table-cell>
          <table:table-cell table:formula="of:=[.CN20]/[.C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12.6666666666667" calcext:value-type="float">
            <text:p>12,67</text:p>
          </table:table-cell>
          <table:table-cell table:style-name="ce41" table:formula="of:=[.G5]" office:value-type="float" office:value="30" calcext:value-type="float">
            <text:p>30,00</text:p>
          </table:table-cell>
          <table:table-cell table:style-name="ce41" table:formula="of:=[.I5]" office:value-type="float" office:value="42" calcext:value-type="float">
            <text:p>42,00</text:p>
          </table:table-cell>
          <table:table-cell table:style-name="ce41" table:formula="of:=[.K5]" office:value-type="float" office:value="87.3333333333333" calcext:value-type="float">
            <text:p>87,33</text:p>
          </table:table-cell>
          <table:table-cell table:style-name="ce41" table:formula="of:=[.M5]" office:value-type="float" office:value="100" calcext:value-type="float">
            <text:p>100,00</text:p>
          </table:table-cell>
          <table:table-cell table:style-name="ce41" table:formula="of:=[.O5]" office:value-type="float" office:value="100" calcext:value-type="float">
            <text:p>100,00</text:p>
          </table:table-cell>
          <table:table-cell table:style-name="ce41" table:formula="of:=[.Q5]" office:value-type="float" office:value="100" calcext:value-type="float">
            <text:p>100,00</text:p>
          </table:table-cell>
          <table:table-cell table:style-name="ce41" table:formula="of:=[.S5]" office:value-type="float" office:value="100" calcext:value-type="float">
            <text:p>100,00</text:p>
          </table:table-cell>
          <table:table-cell table:style-name="ce41" table:formula="of:=[.U5]" office:value-type="float" office:value="100" calcext:value-type="float">
            <text:p>100,0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-[.AH21]" office:value-type="float" office:value="10" calcext:value-type="float">
            <text:p>10</text:p>
          </table:table-cell>
          <table:table-cell table:formula="of:=[.AL21]/[.AD21]" office:value-type="float" office:value="0.2" calcext:value-type="float">
            <text:p>0,2</text:p>
          </table:table-cell>
          <table:table-cell table:formula="of:=[.AE21]-[.AI21]" office:value-type="float" office:value="323" calcext:value-type="float">
            <text:p>323</text:p>
          </table:table-cell>
          <table:table-cell table:formula="of:=[.AN21]/[.A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1]-[.AU21]" office:value-type="float" office:value="9" calcext:value-type="float">
            <text:p>9</text:p>
          </table:table-cell>
          <table:table-cell table:formula="of:=[.AY21]/[.AQ21]" office:value-type="float" office:value="0.09" calcext:value-type="float">
            <text:p>0,09</text:p>
          </table:table-cell>
          <table:table-cell table:formula="of:=[.AR21]-[.AV21]" office:value-type="float" office:value="2430" calcext:value-type="float">
            <text:p>2430</text:p>
          </table:table-cell>
          <table:table-cell table:formula="of:=[.BA21]/[.AR2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1]-[.BH21]" office:value-type="float" office:value="31" calcext:value-type="float">
            <text:p>31</text:p>
          </table:table-cell>
          <table:table-cell table:formula="of:=[.BL21]/[.BD21]" office:value-type="float" office:value="0.206666666666667" calcext:value-type="float">
            <text:p>0,206666666666667</text:p>
          </table:table-cell>
          <table:table-cell table:formula="of:=[.BE21]-[.BI21]" office:value-type="float" office:value="8392" calcext:value-type="float">
            <text:p>8392</text:p>
          </table:table-cell>
          <table:table-cell table:formula="of:=[.BN21]/[.BE2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1]-[.BU21]" office:value-type="float" office:value="13" calcext:value-type="float">
            <text:p>13</text:p>
          </table:table-cell>
          <table:table-cell table:formula="of:=[.BY21]/[.BQ21]" office:value-type="float" office:value="0.065" calcext:value-type="float">
            <text:p>0,065</text:p>
          </table:table-cell>
          <table:table-cell table:formula="of:=[.BR21]-[.BV21]" office:value-type="float" office:value="19900" calcext:value-type="float">
            <text:p>19900</text:p>
          </table:table-cell>
          <table:table-cell table:formula="of:=[.CA21]/[.BR2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7663" calcext:value-type="float">
            <text:p>7663</text:p>
          </table:table-cell>
          <table:table-cell table:formula="of:=[.CN21]/[.C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11.375" calcext:value-type="float">
            <text:p>11,38</text:p>
          </table:table-cell>
          <table:table-cell table:style-name="ce41" table:formula="of:=[.G6]" office:value-type="float" office:value="24.5" calcext:value-type="float">
            <text:p>24,50</text:p>
          </table:table-cell>
          <table:table-cell table:style-name="ce41" table:formula="of:=[.I6]" office:value-type="float" office:value="40" calcext:value-type="float">
            <text:p>40,00</text:p>
          </table:table-cell>
          <table:table-cell table:style-name="ce41" table:formula="of:=[.K6]" office:value-type="float" office:value="93.5" calcext:value-type="float">
            <text:p>93,50</text:p>
          </table:table-cell>
          <table:table-cell table:style-name="ce41" table:formula="of:=[.M6]" office:value-type="float" office:value="100" calcext:value-type="float">
            <text:p>100,00</text:p>
          </table:table-cell>
          <table:table-cell table:style-name="ce41" table:formula="of:=[.O6]" office:value-type="float" office:value="100" calcext:value-type="float">
            <text:p>100,00</text:p>
          </table:table-cell>
          <table:table-cell table:style-name="ce41" table:formula="of:=[.Q6]" office:value-type="float" office:value="100" calcext:value-type="float">
            <text:p>100,00</text:p>
          </table:table-cell>
          <table:table-cell table:style-name="ce41" table:formula="of:=[.S6]" office:value-type="float" office:value="100" calcext:value-type="float">
            <text:p>100,00</text:p>
          </table:table-cell>
          <table:table-cell table:style-name="ce41" table:formula="of:=[.U6]" office:value-type="float" office:value="100" calcext:value-type="float">
            <text:p>100,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323" calcext:value-type="float">
            <text:p>323</text:p>
          </table:table-cell>
          <table:table-cell table:formula="of:=[.AN22]/[.A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2]-[.AU22]" office:value-type="float" office:value="90" calcext:value-type="float">
            <text:p>90</text:p>
          </table:table-cell>
          <table:table-cell table:formula="of:=[.AY22]/[.AQ22]" office:value-type="float" office:value="0.9" calcext:value-type="float">
            <text:p>0,9</text:p>
          </table:table-cell>
          <table:table-cell table:formula="of:=[.AR22]-[.AV22]" office:value-type="float" office:value="2430" calcext:value-type="float">
            <text:p>2430</text:p>
          </table:table-cell>
          <table:table-cell table:formula="of:=[.BA22]/[.AR2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2]-[.BH22]" office:value-type="float" office:value="99" calcext:value-type="float">
            <text:p>99</text:p>
          </table:table-cell>
          <table:table-cell table:formula="of:=[.BL22]/[.BD22]" office:value-type="float" office:value="0.66" calcext:value-type="float">
            <text:p>0,66</text:p>
          </table:table-cell>
          <table:table-cell table:formula="of:=[.BE22]-[.BI22]" office:value-type="float" office:value="8392" calcext:value-type="float">
            <text:p>8392</text:p>
          </table:table-cell>
          <table:table-cell table:formula="of:=[.BN22]/[.BE2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2]-[.BU22]" office:value-type="float" office:value="187" calcext:value-type="float">
            <text:p>187</text:p>
          </table:table-cell>
          <table:table-cell table:formula="of:=[.BY22]/[.BQ22]" office:value-type="float" office:value="0.935" calcext:value-type="float">
            <text:p>0,935</text:p>
          </table:table-cell>
          <table:table-cell table:formula="of:=[.BR22]-[.BV22]" office:value-type="float" office:value="19900" calcext:value-type="float">
            <text:p>19900</text:p>
          </table:table-cell>
          <table:table-cell table:formula="of:=[.CA22]/[.BR2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2]-[.CH22]" office:value-type="float" office:value="48" calcext:value-type="float">
            <text:p>48</text:p>
          </table:table-cell>
          <table:table-cell table:formula="of:=[.CL22]/[.CD22]" office:value-type="float" office:value="0.192" calcext:value-type="float">
            <text:p>0,192</text:p>
          </table:table-cell>
          <table:table-cell table:formula="of:=[.CE22]-[.CI22]" office:value-type="float" office:value="7663" calcext:value-type="float">
            <text:p>7663</text:p>
          </table:table-cell>
          <table:table-cell table:formula="of:=[.CN22]/[.C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10" calcext:value-type="float">
            <text:p>10,00</text:p>
          </table:table-cell>
          <table:table-cell table:style-name="ce41" table:formula="of:=[.G7]" office:value-type="float" office:value="24.8" calcext:value-type="float">
            <text:p>24,80</text:p>
          </table:table-cell>
          <table:table-cell table:style-name="ce41" table:formula="of:=[.I7]" office:value-type="float" office:value="40.4" calcext:value-type="float">
            <text:p>40,40</text:p>
          </table:table-cell>
          <table:table-cell table:style-name="ce41" table:formula="of:=[.K7]" office:value-type="float" office:value="93.6" calcext:value-type="float">
            <text:p>93,60</text:p>
          </table:table-cell>
          <table:table-cell table:style-name="ce41" table:formula="of:=[.M7]" office:value-type="float" office:value="100" calcext:value-type="float">
            <text:p>100,00</text:p>
          </table:table-cell>
          <table:table-cell table:style-name="ce41" table:formula="of:=[.O7]" office:value-type="float" office:value="100" calcext:value-type="float">
            <text:p>100,00</text:p>
          </table:table-cell>
          <table:table-cell table:style-name="ce41" table:formula="of:=[.Q7]" office:value-type="float" office:value="100" calcext:value-type="float">
            <text:p>100,00</text:p>
          </table:table-cell>
          <table:table-cell table:style-name="ce41" table:formula="of:=[.S7]" office:value-type="float" office:value="100" calcext:value-type="float">
            <text:p>100,00</text:p>
          </table:table-cell>
          <table:table-cell table:style-name="ce41" table:formula="of:=[.U7]" office:value-type="float" office:value="100" calcext:value-type="float">
            <text:p>100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3]-[.AH23]" office:value-type="float" office:value="39" calcext:value-type="float">
            <text:p>39</text:p>
          </table:table-cell>
          <table:table-cell table:formula="of:=[.AL23]/[.AD23]" office:value-type="float" office:value="0.78" calcext:value-type="float">
            <text:p>0,78</text:p>
          </table:table-cell>
          <table:table-cell table:formula="of:=[.AE23]-[.AI23]" office:value-type="float" office:value="323" calcext:value-type="float">
            <text:p>323</text:p>
          </table:table-cell>
          <table:table-cell table:formula="of:=[.AN23]/[.A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3]-[.AU23]" office:value-type="float" office:value="80" calcext:value-type="float">
            <text:p>80</text:p>
          </table:table-cell>
          <table:table-cell table:formula="of:=[.AY23]/[.AQ23]" office:value-type="float" office:value="0.8" calcext:value-type="float">
            <text:p>0,8</text:p>
          </table:table-cell>
          <table:table-cell table:formula="of:=[.AR23]-[.AV23]" office:value-type="float" office:value="2430" calcext:value-type="float">
            <text:p>2430</text:p>
          </table:table-cell>
          <table:table-cell table:formula="of:=[.BA23]/[.AR2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3]-[.BH23]" office:value-type="float" office:value="63" calcext:value-type="float">
            <text:p>63</text:p>
          </table:table-cell>
          <table:table-cell table:formula="of:=[.BL23]/[.BD23]" office:value-type="float" office:value="0.42" calcext:value-type="float">
            <text:p>0,42</text:p>
          </table:table-cell>
          <table:table-cell table:formula="of:=[.BE23]-[.BI23]" office:value-type="float" office:value="8392" calcext:value-type="float">
            <text:p>8392</text:p>
          </table:table-cell>
          <table:table-cell table:formula="of:=[.BN23]/[.BE2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3]-[.BU23]" office:value-type="float" office:value="26" calcext:value-type="float">
            <text:p>26</text:p>
          </table:table-cell>
          <table:table-cell table:formula="of:=[.BY23]/[.BQ23]" office:value-type="float" office:value="0.13" calcext:value-type="float">
            <text:p>0,13</text:p>
          </table:table-cell>
          <table:table-cell table:formula="of:=[.BR23]-[.BV23]" office:value-type="float" office:value="19900" calcext:value-type="float">
            <text:p>19900</text:p>
          </table:table-cell>
          <table:table-cell table:formula="of:=[.CA23]/[.BR2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3]-[.CH23]" office:value-type="float" office:value="234" calcext:value-type="float">
            <text:p>234</text:p>
          </table:table-cell>
          <table:table-cell table:formula="of:=[.CL23]/[.CD23]" office:value-type="float" office:value="0.936" calcext:value-type="float">
            <text:p>0,936</text:p>
          </table:table-cell>
          <table:table-cell table:formula="of:=[.CE23]-[.CI23]" office:value-type="float" office:value="7663" calcext:value-type="float">
            <text:p>7663</text:p>
          </table:table-cell>
          <table:table-cell table:formula="of:=[.CN23]/[.C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4]-[.AH24]" office:value-type="float" office:value="4" calcext:value-type="float">
            <text:p>4</text:p>
          </table:table-cell>
          <table:table-cell table:formula="of:=[.AL24]/[.AD24]" office:value-type="float" office:value="0.08" calcext:value-type="float">
            <text:p>0,08</text:p>
          </table:table-cell>
          <table:table-cell table:formula="of:=[.AE24]-[.AI24]" office:value-type="float" office:value="323" calcext:value-type="float">
            <text:p>323</text:p>
          </table:table-cell>
          <table:table-cell table:formula="of:=[.AN24]/[.A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4]-[.AU24]" office:value-type="float" office:value="9" calcext:value-type="float">
            <text:p>9</text:p>
          </table:table-cell>
          <table:table-cell table:formula="of:=[.AY24]/[.AQ24]" office:value-type="float" office:value="0.09" calcext:value-type="float">
            <text:p>0,09</text:p>
          </table:table-cell>
          <table:table-cell table:formula="of:=[.AR24]-[.AV24]" office:value-type="float" office:value="2430" calcext:value-type="float">
            <text:p>2430</text:p>
          </table:table-cell>
          <table:table-cell table:formula="of:=[.BA24]/[.AR2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4]-[.BH24]" office:value-type="float" office:value="113" calcext:value-type="float">
            <text:p>113</text:p>
          </table:table-cell>
          <table:table-cell table:formula="of:=[.BL24]/[.BD24]" office:value-type="float" office:value="0.753333333333333" calcext:value-type="float">
            <text:p>0,753333333333333</text:p>
          </table:table-cell>
          <table:table-cell table:formula="of:=[.BE24]-[.BI24]" office:value-type="float" office:value="8392" calcext:value-type="float">
            <text:p>8392</text:p>
          </table:table-cell>
          <table:table-cell table:formula="of:=[.BN24]/[.BE2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4]-[.BU24]" office:value-type="float" office:value="70" calcext:value-type="float">
            <text:p>70</text:p>
          </table:table-cell>
          <table:table-cell table:formula="of:=[.BY24]/[.BQ24]" office:value-type="float" office:value="0.35" calcext:value-type="float">
            <text:p>0,35</text:p>
          </table:table-cell>
          <table:table-cell table:formula="of:=[.BR24]-[.BV24]" office:value-type="float" office:value="19900" calcext:value-type="float">
            <text:p>19900</text:p>
          </table:table-cell>
          <table:table-cell table:formula="of:=[.CA24]/[.BR2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4]-[.CH24]" office:value-type="float" office:value="136" calcext:value-type="float">
            <text:p>136</text:p>
          </table:table-cell>
          <table:table-cell table:formula="of:=[.CL24]/[.CD24]" office:value-type="float" office:value="0.544" calcext:value-type="float">
            <text:p>0,544</text:p>
          </table:table-cell>
          <table:table-cell table:formula="of:=[.CE24]-[.CI24]" office:value-type="float" office:value="7663" calcext:value-type="float">
            <text:p>7663</text:p>
          </table:table-cell>
          <table:table-cell table:formula="of:=[.CN24]/[.C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5]-[.AH25]" office:value-type="float" office:value="37" calcext:value-type="float">
            <text:p>37</text:p>
          </table:table-cell>
          <table:table-cell table:formula="of:=[.AL25]/[.AD25]" office:value-type="float" office:value="0.74" calcext:value-type="float">
            <text:p>0,74</text:p>
          </table:table-cell>
          <table:table-cell table:formula="of:=[.AE25]-[.AI25]" office:value-type="float" office:value="323" calcext:value-type="float">
            <text:p>323</text:p>
          </table:table-cell>
          <table:table-cell table:formula="of:=[.AN25]/[.A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5]-[.AU25]" office:value-type="float" office:value="69" calcext:value-type="float">
            <text:p>69</text:p>
          </table:table-cell>
          <table:table-cell table:formula="of:=[.AY25]/[.AQ25]" office:value-type="float" office:value="0.69" calcext:value-type="float">
            <text:p>0,69</text:p>
          </table:table-cell>
          <table:table-cell table:formula="of:=[.AR25]-[.AV25]" office:value-type="float" office:value="2430" calcext:value-type="float">
            <text:p>2430</text:p>
          </table:table-cell>
          <table:table-cell table:formula="of:=[.BA25]/[.AR2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5]-[.BH25]" office:value-type="float" office:value="52" calcext:value-type="float">
            <text:p>52</text:p>
          </table:table-cell>
          <table:table-cell table:formula="of:=[.BL25]/[.BD25]" office:value-type="float" office:value="0.346666666666667" calcext:value-type="float">
            <text:p>0,346666666666667</text:p>
          </table:table-cell>
          <table:table-cell table:formula="of:=[.BE25]-[.BI25]" office:value-type="float" office:value="8392" calcext:value-type="float">
            <text:p>8392</text:p>
          </table:table-cell>
          <table:table-cell table:formula="of:=[.BN25]/[.BE2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19900" calcext:value-type="float">
            <text:p>19900</text:p>
          </table:table-cell>
          <table:table-cell table:formula="of:=[.CA25]/[.BR2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5]-[.CH25]" office:value-type="float" office:value="0" calcext:value-type="float">
            <text:p>0</text:p>
          </table:table-cell>
          <table:table-cell table:formula="of:=[.CL25]/[.CD25]" office:value-type="float" office:value="0" calcext:value-type="float">
            <text:p>0</text:p>
          </table:table-cell>
          <table:table-cell table:formula="of:=[.CE25]-[.CI25]" office:value-type="float" office:value="7663" calcext:value-type="float">
            <text:p>7663</text:p>
          </table:table-cell>
          <table:table-cell table:formula="of:=[.CN25]/[.C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6]-[.AH26]" office:value-type="float" office:value="10" calcext:value-type="float">
            <text:p>10</text:p>
          </table:table-cell>
          <table:table-cell table:formula="of:=[.AL26]/[.AD26]" office:value-type="float" office:value="0.2" calcext:value-type="float">
            <text:p>0,2</text:p>
          </table:table-cell>
          <table:table-cell table:formula="of:=[.AE26]-[.AI26]" office:value-type="float" office:value="323" calcext:value-type="float">
            <text:p>323</text:p>
          </table:table-cell>
          <table:table-cell table:formula="of:=[.AN26]/[.A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6]-[.AU26]" office:value-type="float" office:value="69" calcext:value-type="float">
            <text:p>69</text:p>
          </table:table-cell>
          <table:table-cell table:formula="of:=[.AY26]/[.AQ26]" office:value-type="float" office:value="0.69" calcext:value-type="float">
            <text:p>0,69</text:p>
          </table:table-cell>
          <table:table-cell table:formula="of:=[.AR26]-[.AV26]" office:value-type="float" office:value="2430" calcext:value-type="float">
            <text:p>2430</text:p>
          </table:table-cell>
          <table:table-cell table:formula="of:=[.BA26]/[.AR2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6]-[.BH26]" office:value-type="float" office:value="19" calcext:value-type="float">
            <text:p>19</text:p>
          </table:table-cell>
          <table:table-cell table:formula="of:=[.BL26]/[.BD26]" office:value-type="float" office:value="0.126666666666667" calcext:value-type="float">
            <text:p>0,126666666666667</text:p>
          </table:table-cell>
          <table:table-cell table:formula="of:=[.BE26]-[.BI26]" office:value-type="float" office:value="8392" calcext:value-type="float">
            <text:p>8392</text:p>
          </table:table-cell>
          <table:table-cell table:formula="of:=[.BN26]/[.BE2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6]-[.BU26]" office:value-type="float" office:value="119" calcext:value-type="float">
            <text:p>119</text:p>
          </table:table-cell>
          <table:table-cell table:formula="of:=[.BY26]/[.BQ26]" office:value-type="float" office:value="0.595" calcext:value-type="float">
            <text:p>0,595</text:p>
          </table:table-cell>
          <table:table-cell table:formula="of:=[.BR26]-[.BV26]" office:value-type="float" office:value="19900" calcext:value-type="float">
            <text:p>19900</text:p>
          </table:table-cell>
          <table:table-cell table:formula="of:=[.CA26]/[.BR2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6]-[.CH26]" office:value-type="float" office:value="32" calcext:value-type="float">
            <text:p>32</text:p>
          </table:table-cell>
          <table:table-cell table:formula="of:=[.CL26]/[.CD26]" office:value-type="float" office:value="0.128" calcext:value-type="float">
            <text:p>0,128</text:p>
          </table:table-cell>
          <table:table-cell table:formula="of:=[.CE26]-[.CI26]" office:value-type="float" office:value="7663" calcext:value-type="float">
            <text:p>7663</text:p>
          </table:table-cell>
          <table:table-cell table:formula="of:=[.CN26]/[.C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7]-[.AH27]" office:value-type="float" office:value="10" calcext:value-type="float">
            <text:p>10</text:p>
          </table:table-cell>
          <table:table-cell table:formula="of:=[.AL27]/[.AD27]" office:value-type="float" office:value="0.2" calcext:value-type="float">
            <text:p>0,2</text:p>
          </table:table-cell>
          <table:table-cell table:formula="of:=[.AE27]-[.AI27]" office:value-type="float" office:value="323" calcext:value-type="float">
            <text:p>323</text:p>
          </table:table-cell>
          <table:table-cell table:formula="of:=[.AN27]/[.A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7]-[.AU27]" office:value-type="float" office:value="18" calcext:value-type="float">
            <text:p>18</text:p>
          </table:table-cell>
          <table:table-cell table:formula="of:=[.AY27]/[.AQ27]" office:value-type="float" office:value="0.18" calcext:value-type="float">
            <text:p>0,18</text:p>
          </table:table-cell>
          <table:table-cell table:formula="of:=[.AR27]-[.AV27]" office:value-type="float" office:value="2430" calcext:value-type="float">
            <text:p>2430</text:p>
          </table:table-cell>
          <table:table-cell table:formula="of:=[.BA27]/[.AR2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8392" calcext:value-type="float">
            <text:p>8392</text:p>
          </table:table-cell>
          <table:table-cell table:formula="of:=[.BN27]/[.BE2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7]-[.BU27]" office:value-type="float" office:value="119" calcext:value-type="float">
            <text:p>119</text:p>
          </table:table-cell>
          <table:table-cell table:formula="of:=[.BY27]/[.BQ27]" office:value-type="float" office:value="0.595" calcext:value-type="float">
            <text:p>0,595</text:p>
          </table:table-cell>
          <table:table-cell table:formula="of:=[.BR27]-[.BV27]" office:value-type="float" office:value="19900" calcext:value-type="float">
            <text:p>19900</text:p>
          </table:table-cell>
          <table:table-cell table:formula="of:=[.CA27]/[.BR2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7]-[.CH27]" office:value-type="float" office:value="136" calcext:value-type="float">
            <text:p>136</text:p>
          </table:table-cell>
          <table:table-cell table:formula="of:=[.CL27]/[.CD27]" office:value-type="float" office:value="0.544" calcext:value-type="float">
            <text:p>0,544</text:p>
          </table:table-cell>
          <table:table-cell table:formula="of:=[.CE27]-[.CI27]" office:value-type="float" office:value="7663" calcext:value-type="float">
            <text:p>7663</text:p>
          </table:table-cell>
          <table:table-cell table:formula="of:=[.CN27]/[.C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8]-[.AH28]" office:value-type="float" office:value="10" calcext:value-type="float">
            <text:p>10</text:p>
          </table:table-cell>
          <table:table-cell table:formula="of:=[.AL28]/[.AD28]" office:value-type="float" office:value="0.2" calcext:value-type="float">
            <text:p>0,2</text:p>
          </table:table-cell>
          <table:table-cell table:formula="of:=[.AE28]-[.AI28]" office:value-type="float" office:value="323" calcext:value-type="float">
            <text:p>323</text:p>
          </table:table-cell>
          <table:table-cell table:formula="of:=[.AN28]/[.A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8]-[.AU28]" office:value-type="float" office:value="36" calcext:value-type="float">
            <text:p>36</text:p>
          </table:table-cell>
          <table:table-cell table:formula="of:=[.AY28]/[.AQ28]" office:value-type="float" office:value="0.36" calcext:value-type="float">
            <text:p>0,36</text:p>
          </table:table-cell>
          <table:table-cell table:formula="of:=[.AR28]-[.AV28]" office:value-type="float" office:value="2430" calcext:value-type="float">
            <text:p>2430</text:p>
          </table:table-cell>
          <table:table-cell table:formula="of:=[.BA28]/[.AR2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8]-[.BH28]" office:value-type="float" office:value="9" calcext:value-type="float">
            <text:p>9</text:p>
          </table:table-cell>
          <table:table-cell table:formula="of:=[.BL28]/[.BD28]" office:value-type="float" office:value="0.06" calcext:value-type="float">
            <text:p>0,06</text:p>
          </table:table-cell>
          <table:table-cell table:formula="of:=[.BE28]-[.BI28]" office:value-type="float" office:value="8392" calcext:value-type="float">
            <text:p>8392</text:p>
          </table:table-cell>
          <table:table-cell table:formula="of:=[.BN28]/[.BE2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8]-[.BU28]" office:value-type="float" office:value="70" calcext:value-type="float">
            <text:p>70</text:p>
          </table:table-cell>
          <table:table-cell table:formula="of:=[.BY28]/[.BQ28]" office:value-type="float" office:value="0.35" calcext:value-type="float">
            <text:p>0,35</text:p>
          </table:table-cell>
          <table:table-cell table:formula="of:=[.BR28]-[.BV28]" office:value-type="float" office:value="19900" calcext:value-type="float">
            <text:p>19900</text:p>
          </table:table-cell>
          <table:table-cell table:formula="of:=[.CA28]/[.BR2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8]-[.CH28]" office:value-type="float" office:value="101" calcext:value-type="float">
            <text:p>101</text:p>
          </table:table-cell>
          <table:table-cell table:formula="of:=[.CL28]/[.CD28]" office:value-type="float" office:value="0.404" calcext:value-type="float">
            <text:p>0,404</text:p>
          </table:table-cell>
          <table:table-cell table:formula="of:=[.CE28]-[.CI28]" office:value-type="float" office:value="7663" calcext:value-type="float">
            <text:p>7663</text:p>
          </table:table-cell>
          <table:table-cell table:formula="of:=[.CN28]/[.CE2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9]-[.AH29]" office:value-type="float" office:value="4" calcext:value-type="float">
            <text:p>4</text:p>
          </table:table-cell>
          <table:table-cell table:formula="of:=[.AL29]/[.AD29]" office:value-type="float" office:value="0.08" calcext:value-type="float">
            <text:p>0,08</text:p>
          </table:table-cell>
          <table:table-cell table:formula="of:=[.AE29]-[.AI29]" office:value-type="float" office:value="323" calcext:value-type="float">
            <text:p>323</text:p>
          </table:table-cell>
          <table:table-cell table:formula="of:=[.AN29]/[.A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9]-[.AU29]" office:value-type="float" office:value="85" calcext:value-type="float">
            <text:p>85</text:p>
          </table:table-cell>
          <table:table-cell table:formula="of:=[.AY29]/[.AQ29]" office:value-type="float" office:value="0.85" calcext:value-type="float">
            <text:p>0,85</text:p>
          </table:table-cell>
          <table:table-cell table:formula="of:=[.AR29]-[.AV29]" office:value-type="float" office:value="2430" calcext:value-type="float">
            <text:p>2430</text:p>
          </table:table-cell>
          <table:table-cell table:formula="of:=[.BA29]/[.AR29]" office:value-type="float" office:value="1" calcext:value-type="float">
            <text:p>1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9]-[.BH29]" office:value-type="float" office:value="63" calcext:value-type="float">
            <text:p>63</text:p>
          </table:table-cell>
          <table:table-cell table:formula="of:=[.BL29]/[.BD29]" office:value-type="float" office:value="0.42" calcext:value-type="float">
            <text:p>0,42</text:p>
          </table:table-cell>
          <table:table-cell table:formula="of:=[.BE29]-[.BI29]" office:value-type="float" office:value="8392" calcext:value-type="float">
            <text:p>8392</text:p>
          </table:table-cell>
          <table:table-cell table:formula="of:=[.BN29]/[.BE2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9]-[.BU29]" office:value-type="float" office:value="70" calcext:value-type="float">
            <text:p>70</text:p>
          </table:table-cell>
          <table:table-cell table:formula="of:=[.BY29]/[.BQ29]" office:value-type="float" office:value="0.35" calcext:value-type="float">
            <text:p>0,35</text:p>
          </table:table-cell>
          <table:table-cell table:formula="of:=[.BR29]-[.BV29]" office:value-type="float" office:value="19900" calcext:value-type="float">
            <text:p>19900</text:p>
          </table:table-cell>
          <table:table-cell table:formula="of:=[.CA29]/[.BR2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9]-[.CH29]" office:value-type="float" office:value="178" calcext:value-type="float">
            <text:p>178</text:p>
          </table:table-cell>
          <table:table-cell table:formula="of:=[.CL29]/[.CD29]" office:value-type="float" office:value="0.712" calcext:value-type="float">
            <text:p>0,712</text:p>
          </table:table-cell>
          <table:table-cell table:formula="of:=[.CE29]-[.CI29]" office:value-type="float" office:value="7663" calcext:value-type="float">
            <text:p>7663</text:p>
          </table:table-cell>
          <table:table-cell table:formula="of:=[.CN29]/[.CE2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0]-[.AH30]" office:value-type="float" office:value="4" calcext:value-type="float">
            <text:p>4</text:p>
          </table:table-cell>
          <table:table-cell table:formula="of:=[.AL30]/[.AD30]" office:value-type="float" office:value="0.08" calcext:value-type="float">
            <text:p>0,08</text:p>
          </table:table-cell>
          <table:table-cell table:formula="of:=[.AE30]-[.AI30]" office:value-type="float" office:value="323" calcext:value-type="float">
            <text:p>323</text:p>
          </table:table-cell>
          <table:table-cell table:formula="of:=[.AN30]/[.A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0]-[.AU30]" office:value-type="float" office:value="23" calcext:value-type="float">
            <text:p>23</text:p>
          </table:table-cell>
          <table:table-cell table:formula="of:=[.AY30]/[.AQ30]" office:value-type="float" office:value="0.23" calcext:value-type="float">
            <text:p>0,23</text:p>
          </table:table-cell>
          <table:table-cell table:formula="of:=[.AR30]-[.AV30]" office:value-type="float" office:value="2430" calcext:value-type="float">
            <text:p>2430</text:p>
          </table:table-cell>
          <table:table-cell table:formula="of:=[.BA30]/[.AR3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0]-[.BH30]" office:value-type="float" office:value="9" calcext:value-type="float">
            <text:p>9</text:p>
          </table:table-cell>
          <table:table-cell table:formula="of:=[.BL30]/[.BD30]" office:value-type="float" office:value="0.06" calcext:value-type="float">
            <text:p>0,06</text:p>
          </table:table-cell>
          <table:table-cell table:formula="of:=[.BE30]-[.BI30]" office:value-type="float" office:value="8392" calcext:value-type="float">
            <text:p>8392</text:p>
          </table:table-cell>
          <table:table-cell table:formula="of:=[.BN30]/[.BE3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0]-[.BU30]" office:value-type="float" office:value="13" calcext:value-type="float">
            <text:p>13</text:p>
          </table:table-cell>
          <table:table-cell table:formula="of:=[.BY30]/[.BQ30]" office:value-type="float" office:value="0.065" calcext:value-type="float">
            <text:p>0,065</text:p>
          </table:table-cell>
          <table:table-cell table:formula="of:=[.BR30]-[.BV30]" office:value-type="float" office:value="19900" calcext:value-type="float">
            <text:p>19900</text:p>
          </table:table-cell>
          <table:table-cell table:formula="of:=[.CA30]/[.BR3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0]-[.CH30]" office:value-type="float" office:value="62" calcext:value-type="float">
            <text:p>62</text:p>
          </table:table-cell>
          <table:table-cell table:formula="of:=[.CL30]/[.CD30]" office:value-type="float" office:value="0.248" calcext:value-type="float">
            <text:p>0,248</text:p>
          </table:table-cell>
          <table:table-cell table:formula="of:=[.CE30]-[.CI30]" office:value-type="float" office:value="7663" calcext:value-type="float">
            <text:p>7663</text:p>
          </table:table-cell>
          <table:table-cell table:formula="of:=[.CN30]/[.CE3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1]-[.AH31]" office:value-type="float" office:value="9" calcext:value-type="float">
            <text:p>9</text:p>
          </table:table-cell>
          <table:table-cell table:formula="of:=[.AL31]/[.AD31]" office:value-type="float" office:value="0.18" calcext:value-type="float">
            <text:p>0,18</text:p>
          </table:table-cell>
          <table:table-cell table:formula="of:=[.AE31]-[.AI31]" office:value-type="float" office:value="323" calcext:value-type="float">
            <text:p>323</text:p>
          </table:table-cell>
          <table:table-cell table:formula="of:=[.AN31]/[.A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2430" calcext:value-type="float">
            <text:p>2430</text:p>
          </table:table-cell>
          <table:table-cell table:formula="of:=[.BA31]/[.AR3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1]-[.BH31]" office:value-type="float" office:value="9" calcext:value-type="float">
            <text:p>9</text:p>
          </table:table-cell>
          <table:table-cell table:formula="of:=[.BL31]/[.BD31]" office:value-type="float" office:value="0.06" calcext:value-type="float">
            <text:p>0,06</text:p>
          </table:table-cell>
          <table:table-cell table:formula="of:=[.BE31]-[.BI31]" office:value-type="float" office:value="8392" calcext:value-type="float">
            <text:p>8392</text:p>
          </table:table-cell>
          <table:table-cell table:formula="of:=[.BN31]/[.BE3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1]-[.BU31]" office:value-type="float" office:value="80" calcext:value-type="float">
            <text:p>80</text:p>
          </table:table-cell>
          <table:table-cell table:formula="of:=[.BY31]/[.BQ31]" office:value-type="float" office:value="0.4" calcext:value-type="float">
            <text:p>0,4</text:p>
          </table:table-cell>
          <table:table-cell table:formula="of:=[.BR31]-[.BV31]" office:value-type="float" office:value="19900" calcext:value-type="float">
            <text:p>19900</text:p>
          </table:table-cell>
          <table:table-cell table:formula="of:=[.CA31]/[.BR3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1]-[.CH31]" office:value-type="float" office:value="159" calcext:value-type="float">
            <text:p>159</text:p>
          </table:table-cell>
          <table:table-cell table:formula="of:=[.CL31]/[.CD31]" office:value-type="float" office:value="0.636" calcext:value-type="float">
            <text:p>0,636</text:p>
          </table:table-cell>
          <table:table-cell table:formula="of:=[.CE31]-[.CI31]" office:value-type="float" office:value="7663" calcext:value-type="float">
            <text:p>7663</text:p>
          </table:table-cell>
          <table:table-cell table:formula="of:=[.CN31]/[.CE3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2]-[.AH32]" office:value-type="float" office:value="18" calcext:value-type="float">
            <text:p>18</text:p>
          </table:table-cell>
          <table:table-cell table:formula="of:=[.AL32]/[.AD32]" office:value-type="float" office:value="0.36" calcext:value-type="float">
            <text:p>0,36</text:p>
          </table:table-cell>
          <table:table-cell table:formula="of:=[.AE32]-[.AI32]" office:value-type="float" office:value="323" calcext:value-type="float">
            <text:p>323</text:p>
          </table:table-cell>
          <table:table-cell table:formula="of:=[.AN32]/[.A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2]-[.AU32]" office:value-type="float" office:value="31" calcext:value-type="float">
            <text:p>31</text:p>
          </table:table-cell>
          <table:table-cell table:formula="of:=[.AY32]/[.AQ32]" office:value-type="float" office:value="0.31" calcext:value-type="float">
            <text:p>0,31</text:p>
          </table:table-cell>
          <table:table-cell table:formula="of:=[.AR32]-[.AV32]" office:value-type="float" office:value="2430" calcext:value-type="float">
            <text:p>2430</text:p>
          </table:table-cell>
          <table:table-cell table:formula="of:=[.BA32]/[.AR3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2]-[.BH32]" office:value-type="float" office:value="11" calcext:value-type="float">
            <text:p>11</text:p>
          </table:table-cell>
          <table:table-cell table:formula="of:=[.BL32]/[.BD32]" office:value-type="float" office:value="0.0733333333333333" calcext:value-type="float">
            <text:p>0,073333333333333</text:p>
          </table:table-cell>
          <table:table-cell table:formula="of:=[.BE32]-[.BI32]" office:value-type="float" office:value="8349" calcext:value-type="float">
            <text:p>8349</text:p>
          </table:table-cell>
          <table:table-cell table:formula="of:=[.BN32]/[.BE3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2]-[.BU32]" office:value-type="float" office:value="80" calcext:value-type="float">
            <text:p>80</text:p>
          </table:table-cell>
          <table:table-cell table:formula="of:=[.BY32]/[.BQ32]" office:value-type="float" office:value="0.4" calcext:value-type="float">
            <text:p>0,4</text:p>
          </table:table-cell>
          <table:table-cell table:formula="of:=[.BR32]-[.BV32]" office:value-type="float" office:value="19900" calcext:value-type="float">
            <text:p>19900</text:p>
          </table:table-cell>
          <table:table-cell table:formula="of:=[.CA32]/[.BR3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2]-[.CH32]" office:value-type="float" office:value="149" calcext:value-type="float">
            <text:p>149</text:p>
          </table:table-cell>
          <table:table-cell table:formula="of:=[.CL32]/[.CD32]" office:value-type="float" office:value="0.596" calcext:value-type="float">
            <text:p>0,596</text:p>
          </table:table-cell>
          <table:table-cell table:formula="of:=[.CE32]-[.CI32]" office:value-type="float" office:value="7663" calcext:value-type="float">
            <text:p>7663</text:p>
          </table:table-cell>
          <table:table-cell table:formula="of:=[.CN32]/[.CE3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3]-[.AH33]" office:value-type="float" office:value="37" calcext:value-type="float">
            <text:p>37</text:p>
          </table:table-cell>
          <table:table-cell table:formula="of:=[.AL33]/[.AD33]" office:value-type="float" office:value="0.74" calcext:value-type="float">
            <text:p>0,74</text:p>
          </table:table-cell>
          <table:table-cell table:formula="of:=[.AE33]-[.AI33]" office:value-type="float" office:value="323" calcext:value-type="float">
            <text:p>323</text:p>
          </table:table-cell>
          <table:table-cell table:formula="of:=[.AN33]/[.A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3]-[.AU33]" office:value-type="float" office:value="39" calcext:value-type="float">
            <text:p>39</text:p>
          </table:table-cell>
          <table:table-cell table:formula="of:=[.AY33]/[.AQ33]" office:value-type="float" office:value="0.39" calcext:value-type="float">
            <text:p>0,39</text:p>
          </table:table-cell>
          <table:table-cell table:formula="of:=[.AR33]-[.AV33]" office:value-type="float" office:value="2430" calcext:value-type="float">
            <text:p>2430</text:p>
          </table:table-cell>
          <table:table-cell table:formula="of:=[.BA33]/[.AR3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3]-[.BH33]" office:value-type="float" office:value="63" calcext:value-type="float">
            <text:p>63</text:p>
          </table:table-cell>
          <table:table-cell table:formula="of:=[.BL33]/[.BD33]" office:value-type="float" office:value="0.42" calcext:value-type="float">
            <text:p>0,42</text:p>
          </table:table-cell>
          <table:table-cell table:formula="of:=[.BE33]-[.BI33]" office:value-type="float" office:value="8349" calcext:value-type="float">
            <text:p>8349</text:p>
          </table:table-cell>
          <table:table-cell table:formula="of:=[.BN33]/[.BE3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3]-[.BU33]" office:value-type="float" office:value="13" calcext:value-type="float">
            <text:p>13</text:p>
          </table:table-cell>
          <table:table-cell table:formula="of:=[.BY33]/[.BQ33]" office:value-type="float" office:value="0.065" calcext:value-type="float">
            <text:p>0,065</text:p>
          </table:table-cell>
          <table:table-cell table:formula="of:=[.BR33]-[.BV33]" office:value-type="float" office:value="19900" calcext:value-type="float">
            <text:p>19900</text:p>
          </table:table-cell>
          <table:table-cell table:formula="of:=[.CA33]/[.BR3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3]-[.CH33]" office:value-type="float" office:value="101" calcext:value-type="float">
            <text:p>101</text:p>
          </table:table-cell>
          <table:table-cell table:formula="of:=[.CL33]/[.CD33]" office:value-type="float" office:value="0.404" calcext:value-type="float">
            <text:p>0,404</text:p>
          </table:table-cell>
          <table:table-cell table:formula="of:=[.CE33]-[.CI33]" office:value-type="float" office:value="7663" calcext:value-type="float">
            <text:p>7663</text:p>
          </table:table-cell>
          <table:table-cell table:formula="of:=[.CN33]/[.CE3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4]-[.AH34]" office:value-type="float" office:value="32" calcext:value-type="float">
            <text:p>32</text:p>
          </table:table-cell>
          <table:table-cell table:formula="of:=[.AL34]/[.AD34]" office:value-type="float" office:value="0.64" calcext:value-type="float">
            <text:p>0,64</text:p>
          </table:table-cell>
          <table:table-cell table:formula="of:=[.AE34]-[.AI34]" office:value-type="float" office:value="323" calcext:value-type="float">
            <text:p>323</text:p>
          </table:table-cell>
          <table:table-cell table:formula="of:=[.AN34]/[.A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4]-[.AU34]" office:value-type="float" office:value="69" calcext:value-type="float">
            <text:p>69</text:p>
          </table:table-cell>
          <table:table-cell table:formula="of:=[.AY34]/[.AQ34]" office:value-type="float" office:value="0.69" calcext:value-type="float">
            <text:p>0,69</text:p>
          </table:table-cell>
          <table:table-cell table:formula="of:=[.AR34]-[.AV34]" office:value-type="float" office:value="2430" calcext:value-type="float">
            <text:p>2430</text:p>
          </table:table-cell>
          <table:table-cell table:formula="of:=[.BA34]/[.AR3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4]-[.BH34]" office:value-type="float" office:value="38" calcext:value-type="float">
            <text:p>38</text:p>
          </table:table-cell>
          <table:table-cell table:formula="of:=[.BL34]/[.BD34]" office:value-type="float" office:value="0.253333333333333" calcext:value-type="float">
            <text:p>0,253333333333333</text:p>
          </table:table-cell>
          <table:table-cell table:formula="of:=[.BE34]-[.BI34]" office:value-type="float" office:value="8349" calcext:value-type="float">
            <text:p>8349</text:p>
          </table:table-cell>
          <table:table-cell table:formula="of:=[.BN34]/[.BE3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4]-[.BU34]" office:value-type="float" office:value="36" calcext:value-type="float">
            <text:p>36</text:p>
          </table:table-cell>
          <table:table-cell table:formula="of:=[.BY34]/[.BQ34]" office:value-type="float" office:value="0.18" calcext:value-type="float">
            <text:p>0,18</text:p>
          </table:table-cell>
          <table:table-cell table:formula="of:=[.BR34]-[.BV34]" office:value-type="float" office:value="19900" calcext:value-type="float">
            <text:p>19900</text:p>
          </table:table-cell>
          <table:table-cell table:formula="of:=[.CA34]/[.BR3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4]-[.CH34]" office:value-type="float" office:value="62" calcext:value-type="float">
            <text:p>62</text:p>
          </table:table-cell>
          <table:table-cell table:formula="of:=[.CL34]/[.CD34]" office:value-type="float" office:value="0.248" calcext:value-type="float">
            <text:p>0,248</text:p>
          </table:table-cell>
          <table:table-cell table:formula="of:=[.CE34]-[.CI34]" office:value-type="float" office:value="7663" calcext:value-type="float">
            <text:p>7663</text:p>
          </table:table-cell>
          <table:table-cell table:formula="of:=[.CN34]/[.CE34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5]-[.AH35]" office:value-type="float" office:value="5" calcext:value-type="float">
            <text:p>5</text:p>
          </table:table-cell>
          <table:table-cell table:formula="of:=[.AL35]/[.AD35]" office:value-type="float" office:value="0.1" calcext:value-type="float">
            <text:p>0,1</text:p>
          </table:table-cell>
          <table:table-cell table:formula="of:=[.AE35]-[.AI35]" office:value-type="float" office:value="323" calcext:value-type="float">
            <text:p>323</text:p>
          </table:table-cell>
          <table:table-cell table:formula="of:=[.AN35]/[.A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5]-[.AU35]" office:value-type="float" office:value="48" calcext:value-type="float">
            <text:p>48</text:p>
          </table:table-cell>
          <table:table-cell table:formula="of:=[.AY35]/[.AQ35]" office:value-type="float" office:value="0.48" calcext:value-type="float">
            <text:p>0,48</text:p>
          </table:table-cell>
          <table:table-cell table:formula="of:=[.AR35]-[.AV35]" office:value-type="float" office:value="2430" calcext:value-type="float">
            <text:p>2430</text:p>
          </table:table-cell>
          <table:table-cell table:formula="of:=[.BA35]/[.AR3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5]-[.BH35]" office:value-type="float" office:value="38" calcext:value-type="float">
            <text:p>38</text:p>
          </table:table-cell>
          <table:table-cell table:formula="of:=[.BL35]/[.BD35]" office:value-type="float" office:value="0.253333333333333" calcext:value-type="float">
            <text:p>0,253333333333333</text:p>
          </table:table-cell>
          <table:table-cell table:formula="of:=[.BE35]-[.BI35]" office:value-type="float" office:value="8349" calcext:value-type="float">
            <text:p>8349</text:p>
          </table:table-cell>
          <table:table-cell table:formula="of:=[.BN35]/[.BE3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5]-[.BU35]" office:value-type="float" office:value="36" calcext:value-type="float">
            <text:p>36</text:p>
          </table:table-cell>
          <table:table-cell table:formula="of:=[.BY35]/[.BQ35]" office:value-type="float" office:value="0.18" calcext:value-type="float">
            <text:p>0,18</text:p>
          </table:table-cell>
          <table:table-cell table:formula="of:=[.BR35]-[.BV35]" office:value-type="float" office:value="19900" calcext:value-type="float">
            <text:p>19900</text:p>
          </table:table-cell>
          <table:table-cell table:formula="of:=[.CA35]/[.BR3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5]-[.CH35]" office:value-type="float" office:value="19" calcext:value-type="float">
            <text:p>19</text:p>
          </table:table-cell>
          <table:table-cell table:formula="of:=[.CL35]/[.CD35]" office:value-type="float" office:value="0.076" calcext:value-type="float">
            <text:p>0,076</text:p>
          </table:table-cell>
          <table:table-cell table:formula="of:=[.CE35]-[.CI35]" office:value-type="float" office:value="7663" calcext:value-type="float">
            <text:p>7663</text:p>
          </table:table-cell>
          <table:table-cell table:formula="of:=[.CN35]/[.CE35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6]-[.AH36]" office:value-type="float" office:value="32" calcext:value-type="float">
            <text:p>32</text:p>
          </table:table-cell>
          <table:table-cell table:formula="of:=[.AL36]/[.AD36]" office:value-type="float" office:value="0.64" calcext:value-type="float">
            <text:p>0,64</text:p>
          </table:table-cell>
          <table:table-cell table:formula="of:=[.AE36]-[.AI36]" office:value-type="float" office:value="323" calcext:value-type="float">
            <text:p>323</text:p>
          </table:table-cell>
          <table:table-cell table:formula="of:=[.AN36]/[.A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2430" calcext:value-type="float">
            <text:p>2430</text:p>
          </table:table-cell>
          <table:table-cell table:formula="of:=[.BA36]/[.AR3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6]-[.BH36]" office:value-type="float" office:value="48" calcext:value-type="float">
            <text:p>48</text:p>
          </table:table-cell>
          <table:table-cell table:formula="of:=[.BL36]/[.BD36]" office:value-type="float" office:value="0.32" calcext:value-type="float">
            <text:p>0,32</text:p>
          </table:table-cell>
          <table:table-cell table:formula="of:=[.BE36]-[.BI36]" office:value-type="float" office:value="8349" calcext:value-type="float">
            <text:p>8349</text:p>
          </table:table-cell>
          <table:table-cell table:formula="of:=[.BN36]/[.BE3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6]-[.BU36]" office:value-type="float" office:value="49" calcext:value-type="float">
            <text:p>49</text:p>
          </table:table-cell>
          <table:table-cell table:formula="of:=[.BY36]/[.BQ36]" office:value-type="float" office:value="0.245" calcext:value-type="float">
            <text:p>0,245</text:p>
          </table:table-cell>
          <table:table-cell table:formula="of:=[.BR36]-[.BV36]" office:value-type="float" office:value="19900" calcext:value-type="float">
            <text:p>19900</text:p>
          </table:table-cell>
          <table:table-cell table:formula="of:=[.CA36]/[.BR3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6]-[.CH36]" office:value-type="float" office:value="73" calcext:value-type="float">
            <text:p>73</text:p>
          </table:table-cell>
          <table:table-cell table:formula="of:=[.CL36]/[.CD36]" office:value-type="float" office:value="0.292" calcext:value-type="float">
            <text:p>0,292</text:p>
          </table:table-cell>
          <table:table-cell table:formula="of:=[.CE36]-[.CI36]" office:value-type="float" office:value="7663" calcext:value-type="float">
            <text:p>7663</text:p>
          </table:table-cell>
          <table:table-cell table:formula="of:=[.CN36]/[.CE36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7]-[.AH37]" office:value-type="float" office:value="4" calcext:value-type="float">
            <text:p>4</text:p>
          </table:table-cell>
          <table:table-cell table:formula="of:=[.AL37]/[.AD37]" office:value-type="float" office:value="0.08" calcext:value-type="float">
            <text:p>0,08</text:p>
          </table:table-cell>
          <table:table-cell table:formula="of:=[.AE37]-[.AI37]" office:value-type="float" office:value="323" calcext:value-type="float">
            <text:p>323</text:p>
          </table:table-cell>
          <table:table-cell table:formula="of:=[.AN37]/[.A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7]-[.AU37]" office:value-type="float" office:value="69" calcext:value-type="float">
            <text:p>69</text:p>
          </table:table-cell>
          <table:table-cell table:formula="of:=[.AY37]/[.AQ37]" office:value-type="float" office:value="0.69" calcext:value-type="float">
            <text:p>0,69</text:p>
          </table:table-cell>
          <table:table-cell table:formula="of:=[.AR37]-[.AV37]" office:value-type="float" office:value="2430" calcext:value-type="float">
            <text:p>2430</text:p>
          </table:table-cell>
          <table:table-cell table:formula="of:=[.BA37]/[.AR3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7]-[.BH37]" office:value-type="float" office:value="63" calcext:value-type="float">
            <text:p>63</text:p>
          </table:table-cell>
          <table:table-cell table:formula="of:=[.BL37]/[.BD37]" office:value-type="float" office:value="0.42" calcext:value-type="float">
            <text:p>0,42</text:p>
          </table:table-cell>
          <table:table-cell table:formula="of:=[.BE37]-[.BI37]" office:value-type="float" office:value="8349" calcext:value-type="float">
            <text:p>8349</text:p>
          </table:table-cell>
          <table:table-cell table:formula="of:=[.BN37]/[.BE3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7]-[.BU37]" office:value-type="float" office:value="26" calcext:value-type="float">
            <text:p>26</text:p>
          </table:table-cell>
          <table:table-cell table:formula="of:=[.BY37]/[.BQ37]" office:value-type="float" office:value="0.13" calcext:value-type="float">
            <text:p>0,13</text:p>
          </table:table-cell>
          <table:table-cell table:formula="of:=[.BR37]-[.BV37]" office:value-type="float" office:value="19900" calcext:value-type="float">
            <text:p>19900</text:p>
          </table:table-cell>
          <table:table-cell table:formula="of:=[.CA37]/[.BR3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7]-[.CH37]" office:value-type="float" office:value="62" calcext:value-type="float">
            <text:p>62</text:p>
          </table:table-cell>
          <table:table-cell table:formula="of:=[.CL37]/[.CD37]" office:value-type="float" office:value="0.248" calcext:value-type="float">
            <text:p>0,248</text:p>
          </table:table-cell>
          <table:table-cell table:formula="of:=[.CE37]-[.CI37]" office:value-type="float" office:value="7663" calcext:value-type="float">
            <text:p>7663</text:p>
          </table:table-cell>
          <table:table-cell table:formula="of:=[.CN37]/[.CE37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8]-[.AH38]" office:value-type="float" office:value="4" calcext:value-type="float">
            <text:p>4</text:p>
          </table:table-cell>
          <table:table-cell table:formula="of:=[.AL38]/[.AD38]" office:value-type="float" office:value="0.08" calcext:value-type="float">
            <text:p>0,08</text:p>
          </table:table-cell>
          <table:table-cell table:formula="of:=[.AE38]-[.AI38]" office:value-type="float" office:value="323" calcext:value-type="float">
            <text:p>323</text:p>
          </table:table-cell>
          <table:table-cell table:formula="of:=[.AN38]/[.A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8]-[.AU38]" office:value-type="float" office:value="18" calcext:value-type="float">
            <text:p>18</text:p>
          </table:table-cell>
          <table:table-cell table:formula="of:=[.AY38]/[.AQ38]" office:value-type="float" office:value="0.18" calcext:value-type="float">
            <text:p>0,18</text:p>
          </table:table-cell>
          <table:table-cell table:formula="of:=[.AR38]-[.AV38]" office:value-type="float" office:value="2430" calcext:value-type="float">
            <text:p>2430</text:p>
          </table:table-cell>
          <table:table-cell table:formula="of:=[.BA38]/[.AR3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8]-[.BH38]" office:value-type="float" office:value="23" calcext:value-type="float">
            <text:p>23</text:p>
          </table:table-cell>
          <table:table-cell table:formula="of:=[.BL38]/[.BD38]" office:value-type="float" office:value="0.153333333333333" calcext:value-type="float">
            <text:p>0,153333333333333</text:p>
          </table:table-cell>
          <table:table-cell table:formula="of:=[.BE38]-[.BI38]" office:value-type="float" office:value="8349" calcext:value-type="float">
            <text:p>8349</text:p>
          </table:table-cell>
          <table:table-cell table:formula="of:=[.BN38]/[.BE3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8]-[.BU38]" office:value-type="float" office:value="95" calcext:value-type="float">
            <text:p>95</text:p>
          </table:table-cell>
          <table:table-cell table:formula="of:=[.BY38]/[.BQ38]" office:value-type="float" office:value="0.475" calcext:value-type="float">
            <text:p>0,475</text:p>
          </table:table-cell>
          <table:table-cell table:formula="of:=[.BR38]-[.BV38]" office:value-type="float" office:value="19900" calcext:value-type="float">
            <text:p>19900</text:p>
          </table:table-cell>
          <table:table-cell table:formula="of:=[.CA38]/[.BR3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8]-[.CH38]" office:value-type="float" office:value="101" calcext:value-type="float">
            <text:p>101</text:p>
          </table:table-cell>
          <table:table-cell table:formula="of:=[.CL38]/[.CD38]" office:value-type="float" office:value="0.404" calcext:value-type="float">
            <text:p>0,404</text:p>
          </table:table-cell>
          <table:table-cell table:formula="of:=[.CE38]-[.CI38]" office:value-type="float" office:value="7663" calcext:value-type="float">
            <text:p>7663</text:p>
          </table:table-cell>
          <table:table-cell table:formula="of:=[.CN38]/[.CE38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9]-[.AH39]" office:value-type="float" office:value="20" calcext:value-type="float">
            <text:p>20</text:p>
          </table:table-cell>
          <table:table-cell table:formula="of:=[.AL39]/[.AD39]" office:value-type="float" office:value="0.4" calcext:value-type="float">
            <text:p>0,4</text:p>
          </table:table-cell>
          <table:table-cell table:formula="of:=[.AE39]-[.AI39]" office:value-type="float" office:value="323" calcext:value-type="float">
            <text:p>323</text:p>
          </table:table-cell>
          <table:table-cell table:formula="of:=[.AN39]/[.A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9]-[.AU39]" office:value-type="float" office:value="31" calcext:value-type="float">
            <text:p>31</text:p>
          </table:table-cell>
          <table:table-cell table:formula="of:=[.AY39]/[.AQ39]" office:value-type="float" office:value="0.31" calcext:value-type="float">
            <text:p>0,31</text:p>
          </table:table-cell>
          <table:table-cell table:formula="of:=[.AR39]-[.AV39]" office:value-type="float" office:value="2430" calcext:value-type="float">
            <text:p>2430</text:p>
          </table:table-cell>
          <table:table-cell table:formula="of:=[.BA39]/[.AR3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9]-[.BH39]" office:value-type="float" office:value="38" calcext:value-type="float">
            <text:p>38</text:p>
          </table:table-cell>
          <table:table-cell table:formula="of:=[.BL39]/[.BD39]" office:value-type="float" office:value="0.253333333333333" calcext:value-type="float">
            <text:p>0,253333333333333</text:p>
          </table:table-cell>
          <table:table-cell table:formula="of:=[.BE39]-[.BI39]" office:value-type="float" office:value="8349" calcext:value-type="float">
            <text:p>8349</text:p>
          </table:table-cell>
          <table:table-cell table:formula="of:=[.BN39]/[.BE3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9]-[.BU39]" office:value-type="float" office:value="36" calcext:value-type="float">
            <text:p>36</text:p>
          </table:table-cell>
          <table:table-cell table:formula="of:=[.BY39]/[.BQ39]" office:value-type="float" office:value="0.18" calcext:value-type="float">
            <text:p>0,18</text:p>
          </table:table-cell>
          <table:table-cell table:formula="of:=[.BR39]-[.BV39]" office:value-type="float" office:value="19900" calcext:value-type="float">
            <text:p>19900</text:p>
          </table:table-cell>
          <table:table-cell table:formula="of:=[.CA39]/[.BR3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9]-[.CH39]" office:value-type="float" office:value="62" calcext:value-type="float">
            <text:p>62</text:p>
          </table:table-cell>
          <table:table-cell table:formula="of:=[.CL39]/[.CD39]" office:value-type="float" office:value="0.248" calcext:value-type="float">
            <text:p>0,248</text:p>
          </table:table-cell>
          <table:table-cell table:formula="of:=[.CE39]-[.CI39]" office:value-type="float" office:value="7663" calcext:value-type="float">
            <text:p>7663</text:p>
          </table:table-cell>
          <table:table-cell table:formula="of:=[.CN39]/[.C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0]-[.AH40]" office:value-type="float" office:value="0" calcext:value-type="float">
            <text:p>0</text:p>
          </table:table-cell>
          <table:table-cell table:formula="of:=[.AL40]/[.AD40]" office:value-type="float" office:value="0" calcext:value-type="float">
            <text:p>0</text:p>
          </table:table-cell>
          <table:table-cell table:formula="of:=[.AE40]-[.AI40]" office:value-type="float" office:value="323" calcext:value-type="float">
            <text:p>323</text:p>
          </table:table-cell>
          <table:table-cell table:formula="of:=[.AN40]/[.A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2430" calcext:value-type="float">
            <text:p>2430</text:p>
          </table:table-cell>
          <table:table-cell table:formula="of:=[.BA40]/[.AR4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0]-[.BH40]" office:value-type="float" office:value="0" calcext:value-type="float">
            <text:p>0</text:p>
          </table:table-cell>
          <table:table-cell table:formula="of:=[.BL40]/[.BD40]" office:value-type="float" office:value="0" calcext:value-type="float">
            <text:p>0</text:p>
          </table:table-cell>
          <table:table-cell table:formula="of:=[.BE40]-[.BI40]" office:value-type="float" office:value="8349" calcext:value-type="float">
            <text:p>8349</text:p>
          </table:table-cell>
          <table:table-cell table:formula="of:=[.BN40]/[.BE4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0]-[.BU40]" office:value-type="float" office:value="36" calcext:value-type="float">
            <text:p>36</text:p>
          </table:table-cell>
          <table:table-cell table:formula="of:=[.BY40]/[.BQ40]" office:value-type="float" office:value="0.18" calcext:value-type="float">
            <text:p>0,18</text:p>
          </table:table-cell>
          <table:table-cell table:formula="of:=[.BR40]-[.BV40]" office:value-type="float" office:value="19900" calcext:value-type="float">
            <text:p>19900</text:p>
          </table:table-cell>
          <table:table-cell table:formula="of:=[.CA40]/[.BR4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7663" calcext:value-type="float">
            <text:p>7663</text:p>
          </table:table-cell>
          <table:table-cell table:formula="of:=[.CN40]/[.C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1]-[.AH41]" office:value-type="float" office:value="10" calcext:value-type="float">
            <text:p>10</text:p>
          </table:table-cell>
          <table:table-cell table:formula="of:=[.AL41]/[.AD41]" office:value-type="float" office:value="0.2" calcext:value-type="float">
            <text:p>0,2</text:p>
          </table:table-cell>
          <table:table-cell table:formula="of:=[.AE41]-[.AI41]" office:value-type="float" office:value="323" calcext:value-type="float">
            <text:p>323</text:p>
          </table:table-cell>
          <table:table-cell table:formula="of:=[.AN41]/[.A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1]-[.AU41]" office:value-type="float" office:value="39" calcext:value-type="float">
            <text:p>39</text:p>
          </table:table-cell>
          <table:table-cell table:formula="of:=[.AY41]/[.AQ41]" office:value-type="float" office:value="0.39" calcext:value-type="float">
            <text:p>0,39</text:p>
          </table:table-cell>
          <table:table-cell table:formula="of:=[.AR41]-[.AV41]" office:value-type="float" office:value="2430" calcext:value-type="float">
            <text:p>2430</text:p>
          </table:table-cell>
          <table:table-cell table:formula="of:=[.BA41]/[.AR4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1]-[.BH41]" office:value-type="float" office:value="11" calcext:value-type="float">
            <text:p>11</text:p>
          </table:table-cell>
          <table:table-cell table:formula="of:=[.BL41]/[.BD41]" office:value-type="float" office:value="0.0733333333333333" calcext:value-type="float">
            <text:p>0,073333333333333</text:p>
          </table:table-cell>
          <table:table-cell table:formula="of:=[.BE41]-[.BI41]" office:value-type="float" office:value="8349" calcext:value-type="float">
            <text:p>8349</text:p>
          </table:table-cell>
          <table:table-cell table:formula="of:=[.BN41]/[.BE4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19900" calcext:value-type="float">
            <text:p>19900</text:p>
          </table:table-cell>
          <table:table-cell table:formula="of:=[.CA41]/[.BR4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1]-[.CH41]" office:value-type="float" office:value="178" calcext:value-type="float">
            <text:p>178</text:p>
          </table:table-cell>
          <table:table-cell table:formula="of:=[.CL41]/[.CD41]" office:value-type="float" office:value="0.712" calcext:value-type="float">
            <text:p>0,712</text:p>
          </table:table-cell>
          <table:table-cell table:formula="of:=[.CE41]-[.CI41]" office:value-type="float" office:value="7663" calcext:value-type="float">
            <text:p>7663</text:p>
          </table:table-cell>
          <table:table-cell table:formula="of:=[.CN41]/[.C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2]-[.AH42]" office:value-type="float" office:value="10" calcext:value-type="float">
            <text:p>10</text:p>
          </table:table-cell>
          <table:table-cell table:formula="of:=[.AL42]/[.AD42]" office:value-type="float" office:value="0.2" calcext:value-type="float">
            <text:p>0,2</text:p>
          </table:table-cell>
          <table:table-cell table:formula="of:=[.AE42]-[.AI42]" office:value-type="float" office:value="323" calcext:value-type="float">
            <text:p>323</text:p>
          </table:table-cell>
          <table:table-cell table:formula="of:=[.AN42]/[.A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2]-[.AU42]" office:value-type="float" office:value="31" calcext:value-type="float">
            <text:p>31</text:p>
          </table:table-cell>
          <table:table-cell table:formula="of:=[.AY42]/[.AQ42]" office:value-type="float" office:value="0.31" calcext:value-type="float">
            <text:p>0,31</text:p>
          </table:table-cell>
          <table:table-cell table:formula="of:=[.AR42]-[.AV42]" office:value-type="float" office:value="2430" calcext:value-type="float">
            <text:p>2430</text:p>
          </table:table-cell>
          <table:table-cell table:formula="of:=[.BA42]/[.AR4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2]-[.BH42]" office:value-type="float" office:value="38" calcext:value-type="float">
            <text:p>38</text:p>
          </table:table-cell>
          <table:table-cell table:formula="of:=[.BL42]/[.BD42]" office:value-type="float" office:value="0.253333333333333" calcext:value-type="float">
            <text:p>0,253333333333333</text:p>
          </table:table-cell>
          <table:table-cell table:formula="of:=[.BE42]-[.BI42]" office:value-type="float" office:value="8349" calcext:value-type="float">
            <text:p>8349</text:p>
          </table:table-cell>
          <table:table-cell table:formula="of:=[.BN42]/[.BE4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2]-[.BU42]" office:value-type="float" office:value="106" calcext:value-type="float">
            <text:p>106</text:p>
          </table:table-cell>
          <table:table-cell table:formula="of:=[.BY42]/[.BQ42]" office:value-type="float" office:value="0.53" calcext:value-type="float">
            <text:p>0,53</text:p>
          </table:table-cell>
          <table:table-cell table:formula="of:=[.BR42]-[.BV42]" office:value-type="float" office:value="19900" calcext:value-type="float">
            <text:p>19900</text:p>
          </table:table-cell>
          <table:table-cell table:formula="of:=[.CA42]/[.BR4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2]-[.CH42]" office:value-type="float" office:value="73" calcext:value-type="float">
            <text:p>73</text:p>
          </table:table-cell>
          <table:table-cell table:formula="of:=[.CL42]/[.CD42]" office:value-type="float" office:value="0.292" calcext:value-type="float">
            <text:p>0,292</text:p>
          </table:table-cell>
          <table:table-cell table:formula="of:=[.CE42]-[.CI42]" office:value-type="float" office:value="7663" calcext:value-type="float">
            <text:p>7663</text:p>
          </table:table-cell>
          <table:table-cell table:formula="of:=[.CN42]/[.C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3]-[.AH43]" office:value-type="float" office:value="34" calcext:value-type="float">
            <text:p>34</text:p>
          </table:table-cell>
          <table:table-cell table:formula="of:=[.AL43]/[.AD43]" office:value-type="float" office:value="0.68" calcext:value-type="float">
            <text:p>0,68</text:p>
          </table:table-cell>
          <table:table-cell table:formula="of:=[.AE43]-[.AI43]" office:value-type="float" office:value="323" calcext:value-type="float">
            <text:p>323</text:p>
          </table:table-cell>
          <table:table-cell table:formula="of:=[.AN43]/[.A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3]-[.AU43]" office:value-type="float" office:value="9" calcext:value-type="float">
            <text:p>9</text:p>
          </table:table-cell>
          <table:table-cell table:formula="of:=[.AY43]/[.AQ43]" office:value-type="float" office:value="0.09" calcext:value-type="float">
            <text:p>0,09</text:p>
          </table:table-cell>
          <table:table-cell table:formula="of:=[.AR43]-[.AV43]" office:value-type="float" office:value="2430" calcext:value-type="float">
            <text:p>2430</text:p>
          </table:table-cell>
          <table:table-cell table:formula="of:=[.BA43]/[.AR4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3]-[.BH43]" office:value-type="float" office:value="11" calcext:value-type="float">
            <text:p>11</text:p>
          </table:table-cell>
          <table:table-cell table:formula="of:=[.BL43]/[.BD43]" office:value-type="float" office:value="0.0733333333333333" calcext:value-type="float">
            <text:p>0,073333333333333</text:p>
          </table:table-cell>
          <table:table-cell table:formula="of:=[.BE43]-[.BI43]" office:value-type="float" office:value="8349" calcext:value-type="float">
            <text:p>8349</text:p>
          </table:table-cell>
          <table:table-cell table:formula="of:=[.BN43]/[.BE4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3]-[.BU43]" office:value-type="float" office:value="0" calcext:value-type="float">
            <text:p>0</text:p>
          </table:table-cell>
          <table:table-cell table:formula="of:=[.BY43]/[.BQ43]" office:value-type="float" office:value="0" calcext:value-type="float">
            <text:p>0</text:p>
          </table:table-cell>
          <table:table-cell table:formula="of:=[.BR43]-[.BV43]" office:value-type="float" office:value="19900" calcext:value-type="float">
            <text:p>19900</text:p>
          </table:table-cell>
          <table:table-cell table:formula="of:=[.CA43]/[.BR4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3]-[.CH43]" office:value-type="float" office:value="19" calcext:value-type="float">
            <text:p>19</text:p>
          </table:table-cell>
          <table:table-cell table:formula="of:=[.CL43]/[.CD43]" office:value-type="float" office:value="0.076" calcext:value-type="float">
            <text:p>0,076</text:p>
          </table:table-cell>
          <table:table-cell table:formula="of:=[.CE43]-[.CI43]" office:value-type="float" office:value="7663" calcext:value-type="float">
            <text:p>7663</text:p>
          </table:table-cell>
          <table:table-cell table:formula="of:=[.CN43]/[.C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4]-[.AH44]" office:value-type="float" office:value="32" calcext:value-type="float">
            <text:p>32</text:p>
          </table:table-cell>
          <table:table-cell table:formula="of:=[.AL44]/[.AD44]" office:value-type="float" office:value="0.64" calcext:value-type="float">
            <text:p>0,64</text:p>
          </table:table-cell>
          <table:table-cell table:formula="of:=[.AE44]-[.AI44]" office:value-type="float" office:value="323" calcext:value-type="float">
            <text:p>323</text:p>
          </table:table-cell>
          <table:table-cell table:formula="of:=[.AN44]/[.A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4]-[.AU44]" office:value-type="float" office:value="23" calcext:value-type="float">
            <text:p>23</text:p>
          </table:table-cell>
          <table:table-cell table:formula="of:=[.AY44]/[.AQ44]" office:value-type="float" office:value="0.23" calcext:value-type="float">
            <text:p>0,23</text:p>
          </table:table-cell>
          <table:table-cell table:formula="of:=[.AR44]-[.AV44]" office:value-type="float" office:value="2430" calcext:value-type="float">
            <text:p>2430</text:p>
          </table:table-cell>
          <table:table-cell table:formula="of:=[.BA44]/[.AR4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4]-[.BH44]" office:value-type="float" office:value="11" calcext:value-type="float">
            <text:p>11</text:p>
          </table:table-cell>
          <table:table-cell table:formula="of:=[.BL44]/[.BD44]" office:value-type="float" office:value="0.0733333333333333" calcext:value-type="float">
            <text:p>0,073333333333333</text:p>
          </table:table-cell>
          <table:table-cell table:formula="of:=[.BE44]-[.BI44]" office:value-type="float" office:value="8349" calcext:value-type="float">
            <text:p>8349</text:p>
          </table:table-cell>
          <table:table-cell table:formula="of:=[.BN44]/[.BE4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4]-[.BU44]" office:value-type="float" office:value="70" calcext:value-type="float">
            <text:p>70</text:p>
          </table:table-cell>
          <table:table-cell table:formula="of:=[.BY44]/[.BQ44]" office:value-type="float" office:value="0.35" calcext:value-type="float">
            <text:p>0,35</text:p>
          </table:table-cell>
          <table:table-cell table:formula="of:=[.BR44]-[.BV44]" office:value-type="float" office:value="19900" calcext:value-type="float">
            <text:p>19900</text:p>
          </table:table-cell>
          <table:table-cell table:formula="of:=[.CA44]/[.BR4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4]-[.CH44]" office:value-type="float" office:value="19" calcext:value-type="float">
            <text:p>19</text:p>
          </table:table-cell>
          <table:table-cell table:formula="of:=[.CL44]/[.CD44]" office:value-type="float" office:value="0.076" calcext:value-type="float">
            <text:p>0,076</text:p>
          </table:table-cell>
          <table:table-cell table:formula="of:=[.CE44]-[.CI44]" office:value-type="float" office:value="7663" calcext:value-type="float">
            <text:p>7663</text:p>
          </table:table-cell>
          <table:table-cell table:formula="of:=[.CN44]/[.C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5]-[.AH45]" office:value-type="float" office:value="37" calcext:value-type="float">
            <text:p>37</text:p>
          </table:table-cell>
          <table:table-cell table:formula="of:=[.AL45]/[.AD45]" office:value-type="float" office:value="0.74" calcext:value-type="float">
            <text:p>0,74</text:p>
          </table:table-cell>
          <table:table-cell table:formula="of:=[.AE45]-[.AI45]" office:value-type="float" office:value="323" calcext:value-type="float">
            <text:p>323</text:p>
          </table:table-cell>
          <table:table-cell table:formula="of:=[.AN45]/[.A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5]-[.AU45]" office:value-type="float" office:value="23" calcext:value-type="float">
            <text:p>23</text:p>
          </table:table-cell>
          <table:table-cell table:formula="of:=[.AY45]/[.AQ45]" office:value-type="float" office:value="0.23" calcext:value-type="float">
            <text:p>0,23</text:p>
          </table:table-cell>
          <table:table-cell table:formula="of:=[.AR45]-[.AV45]" office:value-type="float" office:value="2430" calcext:value-type="float">
            <text:p>2430</text:p>
          </table:table-cell>
          <table:table-cell table:formula="of:=[.BA45]/[.AR4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5]-[.BH45]" office:value-type="float" office:value="48" calcext:value-type="float">
            <text:p>48</text:p>
          </table:table-cell>
          <table:table-cell table:formula="of:=[.BL45]/[.BD45]" office:value-type="float" office:value="0.32" calcext:value-type="float">
            <text:p>0,32</text:p>
          </table:table-cell>
          <table:table-cell table:formula="of:=[.BE45]-[.BI45]" office:value-type="float" office:value="8349" calcext:value-type="float">
            <text:p>8349</text:p>
          </table:table-cell>
          <table:table-cell table:formula="of:=[.BN45]/[.BE4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5]-[.BU45]" office:value-type="float" office:value="36" calcext:value-type="float">
            <text:p>36</text:p>
          </table:table-cell>
          <table:table-cell table:formula="of:=[.BY45]/[.BQ45]" office:value-type="float" office:value="0.18" calcext:value-type="float">
            <text:p>0,18</text:p>
          </table:table-cell>
          <table:table-cell table:formula="of:=[.BR45]-[.BV45]" office:value-type="float" office:value="19900" calcext:value-type="float">
            <text:p>19900</text:p>
          </table:table-cell>
          <table:table-cell table:formula="of:=[.CA45]/[.BR4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5]-[.CH45]" office:value-type="float" office:value="136" calcext:value-type="float">
            <text:p>136</text:p>
          </table:table-cell>
          <table:table-cell table:formula="of:=[.CL45]/[.CD45]" office:value-type="float" office:value="0.544" calcext:value-type="float">
            <text:p>0,544</text:p>
          </table:table-cell>
          <table:table-cell table:formula="of:=[.CE45]-[.CI45]" office:value-type="float" office:value="7663" calcext:value-type="float">
            <text:p>7663</text:p>
          </table:table-cell>
          <table:table-cell table:formula="of:=[.CN45]/[.CE4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6]-[.AH46]" office:value-type="float" office:value="0" calcext:value-type="float">
            <text:p>0</text:p>
          </table:table-cell>
          <table:table-cell table:formula="of:=[.AL46]/[.AD46]" office:value-type="float" office:value="0" calcext:value-type="float">
            <text:p>0</text:p>
          </table:table-cell>
          <table:table-cell table:formula="of:=[.AE46]-[.AI46]" office:value-type="float" office:value="323" calcext:value-type="float">
            <text:p>323</text:p>
          </table:table-cell>
          <table:table-cell table:formula="of:=[.AN46]/[.A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6]-[.AU46]" office:value-type="float" office:value="39" calcext:value-type="float">
            <text:p>39</text:p>
          </table:table-cell>
          <table:table-cell table:formula="of:=[.AY46]/[.AQ46]" office:value-type="float" office:value="0.39" calcext:value-type="float">
            <text:p>0,39</text:p>
          </table:table-cell>
          <table:table-cell table:formula="of:=[.AR46]-[.AV46]" office:value-type="float" office:value="2430" calcext:value-type="float">
            <text:p>2430</text:p>
          </table:table-cell>
          <table:table-cell table:formula="of:=[.BA46]/[.AR4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6]-[.BH46]" office:value-type="float" office:value="48" calcext:value-type="float">
            <text:p>48</text:p>
          </table:table-cell>
          <table:table-cell table:formula="of:=[.BL46]/[.BD46]" office:value-type="float" office:value="0.32" calcext:value-type="float">
            <text:p>0,32</text:p>
          </table:table-cell>
          <table:table-cell table:formula="of:=[.BE46]-[.BI46]" office:value-type="float" office:value="8349" calcext:value-type="float">
            <text:p>8349</text:p>
          </table:table-cell>
          <table:table-cell table:formula="of:=[.BN46]/[.BE4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6]-[.BU46]" office:value-type="float" office:value="106" calcext:value-type="float">
            <text:p>106</text:p>
          </table:table-cell>
          <table:table-cell table:formula="of:=[.BY46]/[.BQ46]" office:value-type="float" office:value="0.53" calcext:value-type="float">
            <text:p>0,53</text:p>
          </table:table-cell>
          <table:table-cell table:formula="of:=[.BR46]-[.BV46]" office:value-type="float" office:value="19900" calcext:value-type="float">
            <text:p>19900</text:p>
          </table:table-cell>
          <table:table-cell table:formula="of:=[.CA46]/[.BR4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6]-[.CH46]" office:value-type="float" office:value="62" calcext:value-type="float">
            <text:p>62</text:p>
          </table:table-cell>
          <table:table-cell table:formula="of:=[.CL46]/[.CD46]" office:value-type="float" office:value="0.248" calcext:value-type="float">
            <text:p>0,248</text:p>
          </table:table-cell>
          <table:table-cell table:formula="of:=[.CE46]-[.CI46]" office:value-type="float" office:value="7663" calcext:value-type="float">
            <text:p>7663</text:p>
          </table:table-cell>
          <table:table-cell table:formula="of:=[.CN46]/[.CE4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7]-[.AH47]" office:value-type="float" office:value="37" calcext:value-type="float">
            <text:p>37</text:p>
          </table:table-cell>
          <table:table-cell table:formula="of:=[.AL47]/[.AD47]" office:value-type="float" office:value="0.74" calcext:value-type="float">
            <text:p>0,74</text:p>
          </table:table-cell>
          <table:table-cell table:formula="of:=[.AE47]-[.AI47]" office:value-type="float" office:value="323" calcext:value-type="float">
            <text:p>323</text:p>
          </table:table-cell>
          <table:table-cell table:formula="of:=[.AN47]/[.A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2430" calcext:value-type="float">
            <text:p>2430</text:p>
          </table:table-cell>
          <table:table-cell table:formula="of:=[.BA47]/[.AR4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7]-[.BH47]" office:value-type="float" office:value="23" calcext:value-type="float">
            <text:p>23</text:p>
          </table:table-cell>
          <table:table-cell table:formula="of:=[.BL47]/[.BD47]" office:value-type="float" office:value="0.153333333333333" calcext:value-type="float">
            <text:p>0,153333333333333</text:p>
          </table:table-cell>
          <table:table-cell table:formula="of:=[.BE47]-[.BI47]" office:value-type="float" office:value="8349" calcext:value-type="float">
            <text:p>8349</text:p>
          </table:table-cell>
          <table:table-cell table:formula="of:=[.BN47]/[.BE4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7]-[.BU47]" office:value-type="float" office:value="95" calcext:value-type="float">
            <text:p>95</text:p>
          </table:table-cell>
          <table:table-cell table:formula="of:=[.BY47]/[.BQ47]" office:value-type="float" office:value="0.475" calcext:value-type="float">
            <text:p>0,475</text:p>
          </table:table-cell>
          <table:table-cell table:formula="of:=[.BR47]-[.BV47]" office:value-type="float" office:value="19900" calcext:value-type="float">
            <text:p>19900</text:p>
          </table:table-cell>
          <table:table-cell table:formula="of:=[.CA47]/[.BR4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7]-[.CH47]" office:value-type="float" office:value="122" calcext:value-type="float">
            <text:p>122</text:p>
          </table:table-cell>
          <table:table-cell table:formula="of:=[.CL47]/[.CD47]" office:value-type="float" office:value="0.488" calcext:value-type="float">
            <text:p>0,488</text:p>
          </table:table-cell>
          <table:table-cell table:formula="of:=[.CE47]-[.CI47]" office:value-type="float" office:value="7663" calcext:value-type="float">
            <text:p>7663</text:p>
          </table:table-cell>
          <table:table-cell table:formula="of:=[.CN47]/[.CE4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8]-[.AH48]" office:value-type="float" office:value="4" calcext:value-type="float">
            <text:p>4</text:p>
          </table:table-cell>
          <table:table-cell table:formula="of:=[.AL48]/[.AD48]" office:value-type="float" office:value="0.08" calcext:value-type="float">
            <text:p>0,08</text:p>
          </table:table-cell>
          <table:table-cell table:formula="of:=[.AE48]-[.AI48]" office:value-type="float" office:value="323" calcext:value-type="float">
            <text:p>323</text:p>
          </table:table-cell>
          <table:table-cell table:formula="of:=[.AN48]/[.A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8]-[.AU48]" office:value-type="float" office:value="18" calcext:value-type="float">
            <text:p>18</text:p>
          </table:table-cell>
          <table:table-cell table:formula="of:=[.AY48]/[.AQ48]" office:value-type="float" office:value="0.18" calcext:value-type="float">
            <text:p>0,18</text:p>
          </table:table-cell>
          <table:table-cell table:formula="of:=[.AR48]-[.AV48]" office:value-type="float" office:value="2430" calcext:value-type="float">
            <text:p>2430</text:p>
          </table:table-cell>
          <table:table-cell table:formula="of:=[.BA48]/[.AR4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8]-[.BH48]" office:value-type="float" office:value="131" calcext:value-type="float">
            <text:p>131</text:p>
          </table:table-cell>
          <table:table-cell table:formula="of:=[.BL48]/[.BD48]" office:value-type="float" office:value="0.873333333333333" calcext:value-type="float">
            <text:p>0,873333333333333</text:p>
          </table:table-cell>
          <table:table-cell table:formula="of:=[.BE48]-[.BI48]" office:value-type="float" office:value="8349" calcext:value-type="float">
            <text:p>8349</text:p>
          </table:table-cell>
          <table:table-cell table:formula="of:=[.BN48]/[.BE4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8]-[.BU48]" office:value-type="float" office:value="49" calcext:value-type="float">
            <text:p>49</text:p>
          </table:table-cell>
          <table:table-cell table:formula="of:=[.BY48]/[.BQ48]" office:value-type="float" office:value="0.245" calcext:value-type="float">
            <text:p>0,245</text:p>
          </table:table-cell>
          <table:table-cell table:formula="of:=[.BR48]-[.BV48]" office:value-type="float" office:value="19900" calcext:value-type="float">
            <text:p>19900</text:p>
          </table:table-cell>
          <table:table-cell table:formula="of:=[.CA48]/[.BR4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8]-[.CH48]" office:value-type="float" office:value="73" calcext:value-type="float">
            <text:p>73</text:p>
          </table:table-cell>
          <table:table-cell table:formula="of:=[.CL48]/[.CD48]" office:value-type="float" office:value="0.292" calcext:value-type="float">
            <text:p>0,292</text:p>
          </table:table-cell>
          <table:table-cell table:formula="of:=[.CE48]-[.CI48]" office:value-type="float" office:value="7663" calcext:value-type="float">
            <text:p>7663</text:p>
          </table:table-cell>
          <table:table-cell table:formula="of:=[.CN48]/[.CE4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9]-[.AH49]" office:value-type="float" office:value="20" calcext:value-type="float">
            <text:p>20</text:p>
          </table:table-cell>
          <table:table-cell table:formula="of:=[.AL49]/[.AD49]" office:value-type="float" office:value="0.4" calcext:value-type="float">
            <text:p>0,4</text:p>
          </table:table-cell>
          <table:table-cell table:formula="of:=[.AE49]-[.AI49]" office:value-type="float" office:value="323" calcext:value-type="float">
            <text:p>323</text:p>
          </table:table-cell>
          <table:table-cell table:formula="of:=[.AN49]/[.A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2430" calcext:value-type="float">
            <text:p>2430</text:p>
          </table:table-cell>
          <table:table-cell table:formula="of:=[.BA49]/[.AR4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8349" calcext:value-type="float">
            <text:p>8349</text:p>
          </table:table-cell>
          <table:table-cell table:formula="of:=[.BN49]/[.BE4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19900" calcext:value-type="float">
            <text:p>19900</text:p>
          </table:table-cell>
          <table:table-cell table:formula="of:=[.CA49]/[.BR4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9]-[.CH49]" office:value-type="float" office:value="62" calcext:value-type="float">
            <text:p>62</text:p>
          </table:table-cell>
          <table:table-cell table:formula="of:=[.CL49]/[.CD49]" office:value-type="float" office:value="0.248" calcext:value-type="float">
            <text:p>0,248</text:p>
          </table:table-cell>
          <table:table-cell table:formula="of:=[.CE49]-[.CI49]" office:value-type="float" office:value="7663" calcext:value-type="float">
            <text:p>7663</text:p>
          </table:table-cell>
          <table:table-cell table:formula="of:=[.CN49]/[.CE4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0]-[.AH50]" office:value-type="float" office:value="20" calcext:value-type="float">
            <text:p>20</text:p>
          </table:table-cell>
          <table:table-cell table:formula="of:=[.AL50]/[.AD50]" office:value-type="float" office:value="0.4" calcext:value-type="float">
            <text:p>0,4</text:p>
          </table:table-cell>
          <table:table-cell table:formula="of:=[.AE50]-[.AI50]" office:value-type="float" office:value="323" calcext:value-type="float">
            <text:p>323</text:p>
          </table:table-cell>
          <table:table-cell table:formula="of:=[.AN50]/[.A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0]-[.AU50]" office:value-type="float" office:value="23" calcext:value-type="float">
            <text:p>23</text:p>
          </table:table-cell>
          <table:table-cell table:formula="of:=[.AY50]/[.AQ50]" office:value-type="float" office:value="0.23" calcext:value-type="float">
            <text:p>0,23</text:p>
          </table:table-cell>
          <table:table-cell table:formula="of:=[.AR50]-[.AV50]" office:value-type="float" office:value="2430" calcext:value-type="float">
            <text:p>2430</text:p>
          </table:table-cell>
          <table:table-cell table:formula="of:=[.BA50]/[.AR5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0]-[.BH50]" office:value-type="float" office:value="92" calcext:value-type="float">
            <text:p>92</text:p>
          </table:table-cell>
          <table:table-cell table:formula="of:=[.BL50]/[.BD50]" office:value-type="float" office:value="0.613333333333333" calcext:value-type="float">
            <text:p>0,613333333333333</text:p>
          </table:table-cell>
          <table:table-cell table:formula="of:=[.BE50]-[.BI50]" office:value-type="float" office:value="8349" calcext:value-type="float">
            <text:p>8349</text:p>
          </table:table-cell>
          <table:table-cell table:formula="of:=[.BN50]/[.BE5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0]-[.BU50]" office:value-type="float" office:value="49" calcext:value-type="float">
            <text:p>49</text:p>
          </table:table-cell>
          <table:table-cell table:formula="of:=[.BY50]/[.BQ50]" office:value-type="float" office:value="0.245" calcext:value-type="float">
            <text:p>0,245</text:p>
          </table:table-cell>
          <table:table-cell table:formula="of:=[.BR50]-[.BV50]" office:value-type="float" office:value="19900" calcext:value-type="float">
            <text:p>19900</text:p>
          </table:table-cell>
          <table:table-cell table:formula="of:=[.CA50]/[.BR5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0]-[.CH50]" office:value-type="float" office:value="73" calcext:value-type="float">
            <text:p>73</text:p>
          </table:table-cell>
          <table:table-cell table:formula="of:=[.CL50]/[.CD50]" office:value-type="float" office:value="0.292" calcext:value-type="float">
            <text:p>0,292</text:p>
          </table:table-cell>
          <table:table-cell table:formula="of:=[.CE50]-[.CI50]" office:value-type="float" office:value="7663" calcext:value-type="float">
            <text:p>7663</text:p>
          </table:table-cell>
          <table:table-cell table:formula="of:=[.CN50]/[.CE50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1]-[.AH51]" office:value-type="float" office:value="10" calcext:value-type="float">
            <text:p>10</text:p>
          </table:table-cell>
          <table:table-cell table:formula="of:=[.AL51]/[.AD51]" office:value-type="float" office:value="0.2" calcext:value-type="float">
            <text:p>0,2</text:p>
          </table:table-cell>
          <table:table-cell table:formula="of:=[.AE51]-[.AI51]" office:value-type="float" office:value="323" calcext:value-type="float">
            <text:p>323</text:p>
          </table:table-cell>
          <table:table-cell table:formula="of:=[.AN51]/[.A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1]-[.AU51]" office:value-type="float" office:value="39" calcext:value-type="float">
            <text:p>39</text:p>
          </table:table-cell>
          <table:table-cell table:formula="of:=[.AY51]/[.AQ51]" office:value-type="float" office:value="0.39" calcext:value-type="float">
            <text:p>0,39</text:p>
          </table:table-cell>
          <table:table-cell table:formula="of:=[.AR51]-[.AV51]" office:value-type="float" office:value="2430" calcext:value-type="float">
            <text:p>2430</text:p>
          </table:table-cell>
          <table:table-cell table:formula="of:=[.BA51]/[.AR5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1]-[.BH51]" office:value-type="float" office:value="11" calcext:value-type="float">
            <text:p>11</text:p>
          </table:table-cell>
          <table:table-cell table:formula="of:=[.BL51]/[.BD51]" office:value-type="float" office:value="0.0733333333333333" calcext:value-type="float">
            <text:p>0,073333333333333</text:p>
          </table:table-cell>
          <table:table-cell table:formula="of:=[.BE51]-[.BI51]" office:value-type="float" office:value="8349" calcext:value-type="float">
            <text:p>8349</text:p>
          </table:table-cell>
          <table:table-cell table:formula="of:=[.BN51]/[.BE5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19900" calcext:value-type="float">
            <text:p>19900</text:p>
          </table:table-cell>
          <table:table-cell table:formula="of:=[.CA51]/[.BR5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1]-[.CH51]" office:value-type="float" office:value="122" calcext:value-type="float">
            <text:p>122</text:p>
          </table:table-cell>
          <table:table-cell table:formula="of:=[.CL51]/[.CD51]" office:value-type="float" office:value="0.488" calcext:value-type="float">
            <text:p>0,488</text:p>
          </table:table-cell>
          <table:table-cell table:formula="of:=[.CE51]-[.CI51]" office:value-type="float" office:value="7663" calcext:value-type="float">
            <text:p>7663</text:p>
          </table:table-cell>
          <table:table-cell table:formula="of:=[.CN51]/[.CE51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2.92" calcext:value-type="float">
            <text:p>12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2.92" calcext:value-type="float">
            <text:p>12,9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2]-[.AH52]" office:value-type="float" office:value="10" calcext:value-type="float">
            <text:p>10</text:p>
          </table:table-cell>
          <table:table-cell table:formula="of:=[.AL52]/[.AD52]" office:value-type="float" office:value="0.2" calcext:value-type="float">
            <text:p>0,2</text:p>
          </table:table-cell>
          <table:table-cell table:formula="of:=[.AE52]-[.AI52]" office:value-type="float" office:value="323" calcext:value-type="float">
            <text:p>323</text:p>
          </table:table-cell>
          <table:table-cell table:formula="of:=[.AN52]/[.A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2]-[.AU52]" office:value-type="float" office:value="48" calcext:value-type="float">
            <text:p>48</text:p>
          </table:table-cell>
          <table:table-cell table:formula="of:=[.AY52]/[.AQ52]" office:value-type="float" office:value="0.48" calcext:value-type="float">
            <text:p>0,48</text:p>
          </table:table-cell>
          <table:table-cell table:formula="of:=[.AR52]-[.AV52]" office:value-type="float" office:value="2430" calcext:value-type="float">
            <text:p>2430</text:p>
          </table:table-cell>
          <table:table-cell table:formula="of:=[.BA52]/[.AR5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2]-[.BH52]" office:value-type="float" office:value="23" calcext:value-type="float">
            <text:p>23</text:p>
          </table:table-cell>
          <table:table-cell table:formula="of:=[.BL52]/[.BD52]" office:value-type="float" office:value="0.153333333333333" calcext:value-type="float">
            <text:p>0,153333333333333</text:p>
          </table:table-cell>
          <table:table-cell table:formula="of:=[.BE52]-[.BI52]" office:value-type="float" office:value="8349" calcext:value-type="float">
            <text:p>8349</text:p>
          </table:table-cell>
          <table:table-cell table:formula="of:=[.BN52]/[.BE5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2]-[.BU52]" office:value-type="float" office:value="127" calcext:value-type="float">
            <text:p>127</text:p>
          </table:table-cell>
          <table:table-cell table:formula="of:=[.BY52]/[.BQ52]" office:value-type="float" office:value="0.635" calcext:value-type="float">
            <text:p>0,635</text:p>
          </table:table-cell>
          <table:table-cell table:formula="of:=[.BR52]-[.BV52]" office:value-type="float" office:value="19900" calcext:value-type="float">
            <text:p>19900</text:p>
          </table:table-cell>
          <table:table-cell table:formula="of:=[.CA52]/[.BR5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2]-[.CH52]" office:value-type="float" office:value="159" calcext:value-type="float">
            <text:p>159</text:p>
          </table:table-cell>
          <table:table-cell table:formula="of:=[.CL52]/[.CD52]" office:value-type="float" office:value="0.636" calcext:value-type="float">
            <text:p>0,636</text:p>
          </table:table-cell>
          <table:table-cell table:formula="of:=[.CE52]-[.CI52]" office:value-type="float" office:value="7663" calcext:value-type="float">
            <text:p>7663</text:p>
          </table:table-cell>
          <table:table-cell table:formula="of:=[.CN52]/[.CE52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48.6" calcext:value-type="float">
            <text:p>4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48.6" calcext:value-type="float">
            <text:p>48,6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323" calcext:value-type="float">
            <text:p>323</text:p>
          </table:table-cell>
          <table:table-cell table:formula="of:=[.AN53]/[.A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2430" calcext:value-type="float">
            <text:p>2430</text:p>
          </table:table-cell>
          <table:table-cell table:formula="of:=[.BA53]/[.AR5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3]-[.BH53]" office:value-type="float" office:value="0" calcext:value-type="float">
            <text:p>0</text:p>
          </table:table-cell>
          <table:table-cell table:formula="of:=[.BL53]/[.BD53]" office:value-type="float" office:value="0" calcext:value-type="float">
            <text:p>0</text:p>
          </table:table-cell>
          <table:table-cell table:formula="of:=[.BE53]-[.BI53]" office:value-type="float" office:value="8349" calcext:value-type="float">
            <text:p>8349</text:p>
          </table:table-cell>
          <table:table-cell table:formula="of:=[.BN53]/[.BE5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3]-[.BU53]" office:value-type="float" office:value="80" calcext:value-type="float">
            <text:p>80</text:p>
          </table:table-cell>
          <table:table-cell table:formula="of:=[.BY53]/[.BQ53]" office:value-type="float" office:value="0.4" calcext:value-type="float">
            <text:p>0,4</text:p>
          </table:table-cell>
          <table:table-cell table:formula="of:=[.BR53]-[.BV53]" office:value-type="float" office:value="19900" calcext:value-type="float">
            <text:p>19900</text:p>
          </table:table-cell>
          <table:table-cell table:formula="of:=[.CA53]/[.BR5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3]-[.CH53]" office:value-type="float" office:value="101" calcext:value-type="float">
            <text:p>101</text:p>
          </table:table-cell>
          <table:table-cell table:formula="of:=[.CL53]/[.CD53]" office:value-type="float" office:value="0.404" calcext:value-type="float">
            <text:p>0,404</text:p>
          </table:table-cell>
          <table:table-cell table:formula="of:=[.CE53]-[.CI53]" office:value-type="float" office:value="7663" calcext:value-type="float">
            <text:p>7663</text:p>
          </table:table-cell>
          <table:table-cell table:formula="of:=[.CN53]/[.CE53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111.48794612785" calcext:value-type="float">
            <text:p>111,48794612785</text:p>
          </table:table-cell>
          <table:table-cell office:value-type="float" office:value="0.26225548237" calcext:value-type="float">
            <text:p>0,26225548237</text:p>
          </table:table-cell>
          <table:table-cell office:value-type="float" office:value="0.0263576677" calcext:value-type="float">
            <text:p>0,0263576677</text:p>
          </table:table-cell>
          <table:table-cell office:value-type="float" office:value="99" calcext:value-type="float">
            <text:p>99</text:p>
          </table:table-cell>
          <table:table-cell office:value-type="float" office:value="111.44417787823" calcext:value-type="float">
            <text:p>111,44417787823</text:p>
          </table:table-cell>
          <table:table-cell office:value-type="float" office:value="111.53171437747" calcext:value-type="float">
            <text:p>111,53171437747</text:p>
          </table:table-cell>
          <table:table-cell office:value-type="float" office:value="111.43564018305" calcext:value-type="float">
            <text:p>111,43564018305</text:p>
          </table:table-cell>
          <table:table-cell office:value-type="float" office:value="111.54025207265" calcext:value-type="float">
            <text:p>111,54025207265</text:p>
          </table:table-cell>
          <table:table-cell office:value-type="float" office:value="111.41870636511" calcext:value-type="float">
            <text:p>111,41870636511</text:p>
          </table:table-cell>
          <table:table-cell office:value-type="float" office:value="111.55718589059" calcext:value-type="float">
            <text:p>111,55718589059</text:p>
          </table:table-cell>
          <table:table-cell table:number-columns-repeated="2" office:value-type="float" office:value="111.32" calcext:value-type="float">
            <text:p>111,32</text:p>
          </table:table-cell>
          <table:table-cell office:value-type="float" office:value="111.893333333" calcext:value-type="float">
            <text:p>111,89333333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4]-[.AH54]" office:value-type="float" office:value="5" calcext:value-type="float">
            <text:p>5</text:p>
          </table:table-cell>
          <table:table-cell table:formula="of:=[.AL54]/[.AD54]" office:value-type="float" office:value="0.1" calcext:value-type="float">
            <text:p>0,1</text:p>
          </table:table-cell>
          <table:table-cell table:formula="of:=[.AE54]-[.AI54]" office:value-type="float" office:value="323" calcext:value-type="float">
            <text:p>323</text:p>
          </table:table-cell>
          <table:table-cell table:formula="of:=[.AN54]/[.A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4]-[.AU54]" office:value-type="float" office:value="80" calcext:value-type="float">
            <text:p>80</text:p>
          </table:table-cell>
          <table:table-cell table:formula="of:=[.AY54]/[.AQ54]" office:value-type="float" office:value="0.8" calcext:value-type="float">
            <text:p>0,8</text:p>
          </table:table-cell>
          <table:table-cell table:formula="of:=[.AR54]-[.AV54]" office:value-type="float" office:value="2430" calcext:value-type="float">
            <text:p>2430</text:p>
          </table:table-cell>
          <table:table-cell table:formula="of:=[.BA54]/[.AR5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4]-[.BH54]" office:value-type="float" office:value="23" calcext:value-type="float">
            <text:p>23</text:p>
          </table:table-cell>
          <table:table-cell table:formula="of:=[.BL54]/[.BD54]" office:value-type="float" office:value="0.153333333333333" calcext:value-type="float">
            <text:p>0,153333333333333</text:p>
          </table:table-cell>
          <table:table-cell table:formula="of:=[.BE54]-[.BI54]" office:value-type="float" office:value="8349" calcext:value-type="float">
            <text:p>8349</text:p>
          </table:table-cell>
          <table:table-cell table:formula="of:=[.BN54]/[.BE5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19900" calcext:value-type="float">
            <text:p>19900</text:p>
          </table:table-cell>
          <table:table-cell table:formula="of:=[.CA54]/[.BR5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4]-[.CH54]" office:value-type="float" office:value="19" calcext:value-type="float">
            <text:p>19</text:p>
          </table:table-cell>
          <table:table-cell table:formula="of:=[.CL54]/[.CD54]" office:value-type="float" office:value="0.076" calcext:value-type="float">
            <text:p>0,076</text:p>
          </table:table-cell>
          <table:table-cell table:formula="of:=[.CE54]-[.CI54]" office:value-type="float" office:value="7663" calcext:value-type="float">
            <text:p>7663</text:p>
          </table:table-cell>
          <table:table-cell table:formula="of:=[.CN54]/[.CE54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99" calcext:value-type="float">
            <text:p>199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5]-[.AH55]" office:value-type="float" office:value="5" calcext:value-type="float">
            <text:p>5</text:p>
          </table:table-cell>
          <table:table-cell table:formula="of:=[.AL55]/[.AD55]" office:value-type="float" office:value="0.1" calcext:value-type="float">
            <text:p>0,1</text:p>
          </table:table-cell>
          <table:table-cell table:formula="of:=[.AE55]-[.AI55]" office:value-type="float" office:value="323" calcext:value-type="float">
            <text:p>323</text:p>
          </table:table-cell>
          <table:table-cell table:formula="of:=[.AN55]/[.A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5]-[.AU55]" office:value-type="float" office:value="18" calcext:value-type="float">
            <text:p>18</text:p>
          </table:table-cell>
          <table:table-cell table:formula="of:=[.AY55]/[.AQ55]" office:value-type="float" office:value="0.18" calcext:value-type="float">
            <text:p>0,18</text:p>
          </table:table-cell>
          <table:table-cell table:formula="of:=[.AR55]-[.AV55]" office:value-type="float" office:value="2430" calcext:value-type="float">
            <text:p>2430</text:p>
          </table:table-cell>
          <table:table-cell table:formula="of:=[.BA55]/[.AR5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5]-[.BH55]" office:value-type="float" office:value="55" calcext:value-type="float">
            <text:p>55</text:p>
          </table:table-cell>
          <table:table-cell table:formula="of:=[.BL55]/[.BD55]" office:value-type="float" office:value="0.366666666666667" calcext:value-type="float">
            <text:p>0,366666666666667</text:p>
          </table:table-cell>
          <table:table-cell table:formula="of:=[.BE55]-[.BI55]" office:value-type="float" office:value="8349" calcext:value-type="float">
            <text:p>8349</text:p>
          </table:table-cell>
          <table:table-cell table:formula="of:=[.BN55]/[.BE5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5]-[.BU55]" office:value-type="float" office:value="106" calcext:value-type="float">
            <text:p>106</text:p>
          </table:table-cell>
          <table:table-cell table:formula="of:=[.BY55]/[.BQ55]" office:value-type="float" office:value="0.53" calcext:value-type="float">
            <text:p>0,53</text:p>
          </table:table-cell>
          <table:table-cell table:formula="of:=[.BR55]-[.BV55]" office:value-type="float" office:value="19900" calcext:value-type="float">
            <text:p>19900</text:p>
          </table:table-cell>
          <table:table-cell table:formula="of:=[.CA55]/[.BR5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5]-[.CH55]" office:value-type="float" office:value="19" calcext:value-type="float">
            <text:p>19</text:p>
          </table:table-cell>
          <table:table-cell table:formula="of:=[.CL55]/[.CD55]" office:value-type="float" office:value="0.076" calcext:value-type="float">
            <text:p>0,076</text:p>
          </table:table-cell>
          <table:table-cell table:formula="of:=[.CE55]-[.CI55]" office:value-type="float" office:value="7663" calcext:value-type="float">
            <text:p>7663</text:p>
          </table:table-cell>
          <table:table-cell table:formula="of:=[.CN55]/[.C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61.6764" calcext:value-type="float">
            <text:p>61,6764</text:p>
          </table:table-cell>
          <table:table-cell office:value-type="float" office:value="0.60033" calcext:value-type="float">
            <text:p>0,60033</text:p>
          </table:table-cell>
          <table:table-cell office:value-type="float" office:value="0.06003" calcext:value-type="float">
            <text:p>0,0600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61.57672" calcext:value-type="float">
            <text:p>61,57672</text:p>
          </table:table-cell>
          <table:table-cell table:style-name="ce30" office:value-type="float" office:value="61.77608" calcext:value-type="float">
            <text:p>61,77608</text:p>
          </table:table-cell>
          <table:table-cell table:style-name="ce30" office:value-type="float" office:value="61.55728" calcext:value-type="float">
            <text:p>61,55728</text:p>
          </table:table-cell>
          <table:table-cell table:style-name="ce30" office:value-type="float" office:value="61.79552" calcext:value-type="float">
            <text:p>61,79552</text:p>
          </table:table-cell>
          <table:table-cell table:style-name="ce30" office:value-type="float" office:value="61.51873" calcext:value-type="float">
            <text:p>61,51873</text:p>
          </table:table-cell>
          <table:table-cell table:style-name="ce30" office:value-type="float" office:value="61.83407" calcext:value-type="float">
            <text:p>61,83407</text:p>
          </table:table-cell>
          <table:table-cell table:style-name="ce30" office:value-type="float" office:value="61.3" calcext:value-type="float">
            <text:p>61,3</text:p>
          </table:table-cell>
          <table:table-cell table:style-name="ce30" office:value-type="float" office:value="61304" calcext:value-type="float">
            <text:p>61304</text:p>
          </table:table-cell>
          <table:table-cell table:style-name="ce30" office:value-type="float" office:value="63" calcext:value-type="float">
            <text:p>63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6]-[.AH56]" office:value-type="float" office:value="32" calcext:value-type="float">
            <text:p>32</text:p>
          </table:table-cell>
          <table:table-cell table:formula="of:=[.AL56]/[.AD56]" office:value-type="float" office:value="0.64" calcext:value-type="float">
            <text:p>0,64</text:p>
          </table:table-cell>
          <table:table-cell table:formula="of:=[.AE56]-[.AI56]" office:value-type="float" office:value="323" calcext:value-type="float">
            <text:p>323</text:p>
          </table:table-cell>
          <table:table-cell table:formula="of:=[.AN56]/[.A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6]-[.AU56]" office:value-type="float" office:value="0" calcext:value-type="float">
            <text:p>0</text:p>
          </table:table-cell>
          <table:table-cell table:formula="of:=[.AY56]/[.AQ56]" office:value-type="float" office:value="0" calcext:value-type="float">
            <text:p>0</text:p>
          </table:table-cell>
          <table:table-cell table:formula="of:=[.AR56]-[.AV56]" office:value-type="float" office:value="2430" calcext:value-type="float">
            <text:p>2430</text:p>
          </table:table-cell>
          <table:table-cell table:formula="of:=[.BA56]/[.AR5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6]-[.BH56]" office:value-type="float" office:value="55" calcext:value-type="float">
            <text:p>55</text:p>
          </table:table-cell>
          <table:table-cell table:formula="of:=[.BL56]/[.BD56]" office:value-type="float" office:value="0.366666666666667" calcext:value-type="float">
            <text:p>0,366666666666667</text:p>
          </table:table-cell>
          <table:table-cell table:formula="of:=[.BE56]-[.BI56]" office:value-type="float" office:value="8349" calcext:value-type="float">
            <text:p>8349</text:p>
          </table:table-cell>
          <table:table-cell table:formula="of:=[.BN56]/[.BE5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6]-[.BU56]" office:value-type="float" office:value="80" calcext:value-type="float">
            <text:p>80</text:p>
          </table:table-cell>
          <table:table-cell table:formula="of:=[.BY56]/[.BQ56]" office:value-type="float" office:value="0.4" calcext:value-type="float">
            <text:p>0,4</text:p>
          </table:table-cell>
          <table:table-cell table:formula="of:=[.BR56]-[.BV56]" office:value-type="float" office:value="19900" calcext:value-type="float">
            <text:p>19900</text:p>
          </table:table-cell>
          <table:table-cell table:formula="of:=[.CA56]/[.BR5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6]-[.CH56]" office:value-type="float" office:value="101" calcext:value-type="float">
            <text:p>101</text:p>
          </table:table-cell>
          <table:table-cell table:formula="of:=[.CL56]/[.CD56]" office:value-type="float" office:value="0.404" calcext:value-type="float">
            <text:p>0,404</text:p>
          </table:table-cell>
          <table:table-cell table:formula="of:=[.CE56]-[.CI56]" office:value-type="float" office:value="7663" calcext:value-type="float">
            <text:p>7663</text:p>
          </table:table-cell>
          <table:table-cell table:formula="of:=[.CN56]/[.C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7]-[.AH57]" office:value-type="float" office:value="4" calcext:value-type="float">
            <text:p>4</text:p>
          </table:table-cell>
          <table:table-cell table:formula="of:=[.AL57]/[.AD57]" office:value-type="float" office:value="0.08" calcext:value-type="float">
            <text:p>0,08</text:p>
          </table:table-cell>
          <table:table-cell table:formula="of:=[.AE57]-[.AI57]" office:value-type="float" office:value="323" calcext:value-type="float">
            <text:p>323</text:p>
          </table:table-cell>
          <table:table-cell table:formula="of:=[.AN57]/[.A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7]-[.AU57]" office:value-type="float" office:value="52" calcext:value-type="float">
            <text:p>52</text:p>
          </table:table-cell>
          <table:table-cell table:formula="of:=[.AY57]/[.AQ57]" office:value-type="float" office:value="0.52" calcext:value-type="float">
            <text:p>0,52</text:p>
          </table:table-cell>
          <table:table-cell table:formula="of:=[.AR57]-[.AV57]" office:value-type="float" office:value="2430" calcext:value-type="float">
            <text:p>2430</text:p>
          </table:table-cell>
          <table:table-cell table:formula="of:=[.BA57]/[.AR5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7]-[.BH57]" office:value-type="float" office:value="48" calcext:value-type="float">
            <text:p>48</text:p>
          </table:table-cell>
          <table:table-cell table:formula="of:=[.BL57]/[.BD57]" office:value-type="float" office:value="0.32" calcext:value-type="float">
            <text:p>0,32</text:p>
          </table:table-cell>
          <table:table-cell table:formula="of:=[.BE57]-[.BI57]" office:value-type="float" office:value="8349" calcext:value-type="float">
            <text:p>8349</text:p>
          </table:table-cell>
          <table:table-cell table:formula="of:=[.BN57]/[.BE5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7]-[.BU57]" office:value-type="float" office:value="36" calcext:value-type="float">
            <text:p>36</text:p>
          </table:table-cell>
          <table:table-cell table:formula="of:=[.BY57]/[.BQ57]" office:value-type="float" office:value="0.18" calcext:value-type="float">
            <text:p>0,18</text:p>
          </table:table-cell>
          <table:table-cell table:formula="of:=[.BR57]-[.BV57]" office:value-type="float" office:value="19900" calcext:value-type="float">
            <text:p>19900</text:p>
          </table:table-cell>
          <table:table-cell table:formula="of:=[.CA57]/[.BR5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7]-[.CH57]" office:value-type="float" office:value="73" calcext:value-type="float">
            <text:p>73</text:p>
          </table:table-cell>
          <table:table-cell table:formula="of:=[.CL57]/[.CD57]" office:value-type="float" office:value="0.292" calcext:value-type="float">
            <text:p>0,292</text:p>
          </table:table-cell>
          <table:table-cell table:formula="of:=[.CE57]-[.CI57]" office:value-type="float" office:value="7663" calcext:value-type="float">
            <text:p>7663</text:p>
          </table:table-cell>
          <table:table-cell table:formula="of:=[.CN57]/[.C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8]-[.AH58]" office:value-type="float" office:value="15" calcext:value-type="float">
            <text:p>15</text:p>
          </table:table-cell>
          <table:table-cell table:formula="of:=[.AL58]/[.AD58]" office:value-type="float" office:value="0.3" calcext:value-type="float">
            <text:p>0,3</text:p>
          </table:table-cell>
          <table:table-cell table:formula="of:=[.AE58]-[.AI58]" office:value-type="float" office:value="323" calcext:value-type="float">
            <text:p>323</text:p>
          </table:table-cell>
          <table:table-cell table:formula="of:=[.AN58]/[.A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8]-[.AU58]" office:value-type="float" office:value="39" calcext:value-type="float">
            <text:p>39</text:p>
          </table:table-cell>
          <table:table-cell table:formula="of:=[.AY58]/[.AQ58]" office:value-type="float" office:value="0.39" calcext:value-type="float">
            <text:p>0,39</text:p>
          </table:table-cell>
          <table:table-cell table:formula="of:=[.AR58]-[.AV58]" office:value-type="float" office:value="2430" calcext:value-type="float">
            <text:p>2430</text:p>
          </table:table-cell>
          <table:table-cell table:formula="of:=[.BA58]/[.AR5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8]-[.BH58]" office:value-type="float" office:value="11" calcext:value-type="float">
            <text:p>11</text:p>
          </table:table-cell>
          <table:table-cell table:formula="of:=[.BL58]/[.BD58]" office:value-type="float" office:value="0.0733333333333333" calcext:value-type="float">
            <text:p>0,073333333333333</text:p>
          </table:table-cell>
          <table:table-cell table:formula="of:=[.BE58]-[.BI58]" office:value-type="float" office:value="8349" calcext:value-type="float">
            <text:p>8349</text:p>
          </table:table-cell>
          <table:table-cell table:formula="of:=[.BN58]/[.BE5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8]-[.BU58]" office:value-type="float" office:value="13" calcext:value-type="float">
            <text:p>13</text:p>
          </table:table-cell>
          <table:table-cell table:formula="of:=[.BY58]/[.BQ58]" office:value-type="float" office:value="0.065" calcext:value-type="float">
            <text:p>0,065</text:p>
          </table:table-cell>
          <table:table-cell table:formula="of:=[.BR58]-[.BV58]" office:value-type="float" office:value="19900" calcext:value-type="float">
            <text:p>19900</text:p>
          </table:table-cell>
          <table:table-cell table:formula="of:=[.CA58]/[.BR5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8]-[.CH58]" office:value-type="float" office:value="149" calcext:value-type="float">
            <text:p>149</text:p>
          </table:table-cell>
          <table:table-cell table:formula="of:=[.CL58]/[.CD58]" office:value-type="float" office:value="0.596" calcext:value-type="float">
            <text:p>0,596</text:p>
          </table:table-cell>
          <table:table-cell table:formula="of:=[.CE58]-[.CI58]" office:value-type="float" office:value="7663" calcext:value-type="float">
            <text:p>7663</text:p>
          </table:table-cell>
          <table:table-cell table:formula="of:=[.CN58]/[.C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9]-[.AH59]" office:value-type="float" office:value="9" calcext:value-type="float">
            <text:p>9</text:p>
          </table:table-cell>
          <table:table-cell table:formula="of:=[.AL59]/[.AD59]" office:value-type="float" office:value="0.18" calcext:value-type="float">
            <text:p>0,18</text:p>
          </table:table-cell>
          <table:table-cell table:formula="of:=[.AE59]-[.AI59]" office:value-type="float" office:value="323" calcext:value-type="float">
            <text:p>323</text:p>
          </table:table-cell>
          <table:table-cell table:formula="of:=[.AN59]/[.A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9]-[.AU59]" office:value-type="float" office:value="23" calcext:value-type="float">
            <text:p>23</text:p>
          </table:table-cell>
          <table:table-cell table:formula="of:=[.AY59]/[.AQ59]" office:value-type="float" office:value="0.23" calcext:value-type="float">
            <text:p>0,23</text:p>
          </table:table-cell>
          <table:table-cell table:formula="of:=[.AR59]-[.AV59]" office:value-type="float" office:value="2430" calcext:value-type="float">
            <text:p>2430</text:p>
          </table:table-cell>
          <table:table-cell table:formula="of:=[.BA59]/[.AR5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9]-[.BH59]" office:value-type="float" office:value="11" calcext:value-type="float">
            <text:p>11</text:p>
          </table:table-cell>
          <table:table-cell table:formula="of:=[.BL59]/[.BD59]" office:value-type="float" office:value="0.0733333333333333" calcext:value-type="float">
            <text:p>0,073333333333333</text:p>
          </table:table-cell>
          <table:table-cell table:formula="of:=[.BE59]-[.BI59]" office:value-type="float" office:value="8349" calcext:value-type="float">
            <text:p>8349</text:p>
          </table:table-cell>
          <table:table-cell table:formula="of:=[.BN59]/[.BE5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9]-[.BU59]" office:value-type="float" office:value="127" calcext:value-type="float">
            <text:p>127</text:p>
          </table:table-cell>
          <table:table-cell table:formula="of:=[.BY59]/[.BQ59]" office:value-type="float" office:value="0.635" calcext:value-type="float">
            <text:p>0,635</text:p>
          </table:table-cell>
          <table:table-cell table:formula="of:=[.BR59]-[.BV59]" office:value-type="float" office:value="19900" calcext:value-type="float">
            <text:p>19900</text:p>
          </table:table-cell>
          <table:table-cell table:formula="of:=[.CA59]/[.BR5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7663" calcext:value-type="float">
            <text:p>7663</text:p>
          </table:table-cell>
          <table:table-cell table:formula="of:=[.CN59]/[.C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0]-[.AH60]" office:value-type="float" office:value="9" calcext:value-type="float">
            <text:p>9</text:p>
          </table:table-cell>
          <table:table-cell table:formula="of:=[.AL60]/[.AD60]" office:value-type="float" office:value="0.18" calcext:value-type="float">
            <text:p>0,18</text:p>
          </table:table-cell>
          <table:table-cell table:formula="of:=[.AE60]-[.AI60]" office:value-type="float" office:value="323" calcext:value-type="float">
            <text:p>323</text:p>
          </table:table-cell>
          <table:table-cell table:formula="of:=[.AN60]/[.A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0]-[.AU60]" office:value-type="float" office:value="69" calcext:value-type="float">
            <text:p>69</text:p>
          </table:table-cell>
          <table:table-cell table:formula="of:=[.AY60]/[.AQ60]" office:value-type="float" office:value="0.69" calcext:value-type="float">
            <text:p>0,69</text:p>
          </table:table-cell>
          <table:table-cell table:formula="of:=[.AR60]-[.AV60]" office:value-type="float" office:value="2430" calcext:value-type="float">
            <text:p>2430</text:p>
          </table:table-cell>
          <table:table-cell table:formula="of:=[.BA60]/[.AR6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0]-[.BH60]" office:value-type="float" office:value="38" calcext:value-type="float">
            <text:p>38</text:p>
          </table:table-cell>
          <table:table-cell table:formula="of:=[.BL60]/[.BD60]" office:value-type="float" office:value="0.253333333333333" calcext:value-type="float">
            <text:p>0,253333333333333</text:p>
          </table:table-cell>
          <table:table-cell table:formula="of:=[.BE60]-[.BI60]" office:value-type="float" office:value="8349" calcext:value-type="float">
            <text:p>8349</text:p>
          </table:table-cell>
          <table:table-cell table:formula="of:=[.BN60]/[.BE6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0]-[.BU60]" office:value-type="float" office:value="95" calcext:value-type="float">
            <text:p>95</text:p>
          </table:table-cell>
          <table:table-cell table:formula="of:=[.BY60]/[.BQ60]" office:value-type="float" office:value="0.475" calcext:value-type="float">
            <text:p>0,475</text:p>
          </table:table-cell>
          <table:table-cell table:formula="of:=[.BR60]-[.BV60]" office:value-type="float" office:value="19900" calcext:value-type="float">
            <text:p>19900</text:p>
          </table:table-cell>
          <table:table-cell table:formula="of:=[.CA60]/[.BR6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0]-[.CH60]" office:value-type="float" office:value="19" calcext:value-type="float">
            <text:p>19</text:p>
          </table:table-cell>
          <table:table-cell table:formula="of:=[.CL60]/[.CD60]" office:value-type="float" office:value="0.076" calcext:value-type="float">
            <text:p>0,076</text:p>
          </table:table-cell>
          <table:table-cell table:formula="of:=[.CE60]-[.CI60]" office:value-type="float" office:value="7663" calcext:value-type="float">
            <text:p>7663</text:p>
          </table:table-cell>
          <table:table-cell table:formula="of:=[.CN60]/[.C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1]-[.AH61]" office:value-type="float" office:value="28" calcext:value-type="float">
            <text:p>28</text:p>
          </table:table-cell>
          <table:table-cell table:formula="of:=[.AL61]/[.AD61]" office:value-type="float" office:value="0.56" calcext:value-type="float">
            <text:p>0,56</text:p>
          </table:table-cell>
          <table:table-cell table:formula="of:=[.AE61]-[.AI61]" office:value-type="float" office:value="323" calcext:value-type="float">
            <text:p>323</text:p>
          </table:table-cell>
          <table:table-cell table:formula="of:=[.AN61]/[.A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1]-[.AU61]" office:value-type="float" office:value="31" calcext:value-type="float">
            <text:p>31</text:p>
          </table:table-cell>
          <table:table-cell table:formula="of:=[.AY61]/[.AQ61]" office:value-type="float" office:value="0.31" calcext:value-type="float">
            <text:p>0,31</text:p>
          </table:table-cell>
          <table:table-cell table:formula="of:=[.AR61]-[.AV61]" office:value-type="float" office:value="2430" calcext:value-type="float">
            <text:p>2430</text:p>
          </table:table-cell>
          <table:table-cell table:formula="of:=[.BA61]/[.AR6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1]-[.BH61]" office:value-type="float" office:value="23" calcext:value-type="float">
            <text:p>23</text:p>
          </table:table-cell>
          <table:table-cell table:formula="of:=[.BL61]/[.BD61]" office:value-type="float" office:value="0.153333333333333" calcext:value-type="float">
            <text:p>0,153333333333333</text:p>
          </table:table-cell>
          <table:table-cell table:formula="of:=[.BE61]-[.BI61]" office:value-type="float" office:value="8349" calcext:value-type="float">
            <text:p>8349</text:p>
          </table:table-cell>
          <table:table-cell table:formula="of:=[.BN61]/[.BE6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1]-[.BU61]" office:value-type="float" office:value="49" calcext:value-type="float">
            <text:p>49</text:p>
          </table:table-cell>
          <table:table-cell table:formula="of:=[.BY61]/[.BQ61]" office:value-type="float" office:value="0.245" calcext:value-type="float">
            <text:p>0,245</text:p>
          </table:table-cell>
          <table:table-cell table:formula="of:=[.BR61]-[.BV61]" office:value-type="float" office:value="19900" calcext:value-type="float">
            <text:p>19900</text:p>
          </table:table-cell>
          <table:table-cell table:formula="of:=[.CA61]/[.BR6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1]-[.CH61]" office:value-type="float" office:value="216" calcext:value-type="float">
            <text:p>216</text:p>
          </table:table-cell>
          <table:table-cell table:formula="of:=[.CL61]/[.CD61]" office:value-type="float" office:value="0.864" calcext:value-type="float">
            <text:p>0,864</text:p>
          </table:table-cell>
          <table:table-cell table:formula="of:=[.CE61]-[.CI61]" office:value-type="float" office:value="7663" calcext:value-type="float">
            <text:p>7663</text:p>
          </table:table-cell>
          <table:table-cell table:formula="of:=[.CN61]/[.CE6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323" calcext:value-type="float">
            <text:p>323</text:p>
          </table:table-cell>
          <table:table-cell table:formula="of:=[.AN62]/[.A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2]-[.AU62]" office:value-type="float" office:value="69" calcext:value-type="float">
            <text:p>69</text:p>
          </table:table-cell>
          <table:table-cell table:formula="of:=[.AY62]/[.AQ62]" office:value-type="float" office:value="0.69" calcext:value-type="float">
            <text:p>0,69</text:p>
          </table:table-cell>
          <table:table-cell table:formula="of:=[.AR62]-[.AV62]" office:value-type="float" office:value="2430" calcext:value-type="float">
            <text:p>2430</text:p>
          </table:table-cell>
          <table:table-cell table:formula="of:=[.BA62]/[.AR6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2]-[.BH62]" office:value-type="float" office:value="48" calcext:value-type="float">
            <text:p>48</text:p>
          </table:table-cell>
          <table:table-cell table:formula="of:=[.BL62]/[.BD62]" office:value-type="float" office:value="0.32" calcext:value-type="float">
            <text:p>0,32</text:p>
          </table:table-cell>
          <table:table-cell table:formula="of:=[.BE62]-[.BI62]" office:value-type="float" office:value="8349" calcext:value-type="float">
            <text:p>8349</text:p>
          </table:table-cell>
          <table:table-cell table:formula="of:=[.BN62]/[.BE6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2]-[.BU62]" office:value-type="float" office:value="127" calcext:value-type="float">
            <text:p>127</text:p>
          </table:table-cell>
          <table:table-cell table:formula="of:=[.BY62]/[.BQ62]" office:value-type="float" office:value="0.635" calcext:value-type="float">
            <text:p>0,635</text:p>
          </table:table-cell>
          <table:table-cell table:formula="of:=[.BR62]-[.BV62]" office:value-type="float" office:value="19900" calcext:value-type="float">
            <text:p>19900</text:p>
          </table:table-cell>
          <table:table-cell table:formula="of:=[.CA62]/[.BR6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2]-[.CH62]" office:value-type="float" office:value="101" calcext:value-type="float">
            <text:p>101</text:p>
          </table:table-cell>
          <table:table-cell table:formula="of:=[.CL62]/[.CD62]" office:value-type="float" office:value="0.404" calcext:value-type="float">
            <text:p>0,404</text:p>
          </table:table-cell>
          <table:table-cell table:formula="of:=[.CE62]-[.CI62]" office:value-type="float" office:value="7663" calcext:value-type="float">
            <text:p>7663</text:p>
          </table:table-cell>
          <table:table-cell table:formula="of:=[.CN62]/[.CE6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3]-[.AH63]" office:value-type="float" office:value="34" calcext:value-type="float">
            <text:p>34</text:p>
          </table:table-cell>
          <table:table-cell table:formula="of:=[.AL63]/[.AD63]" office:value-type="float" office:value="0.68" calcext:value-type="float">
            <text:p>0,68</text:p>
          </table:table-cell>
          <table:table-cell table:formula="of:=[.AE63]-[.AI63]" office:value-type="float" office:value="323" calcext:value-type="float">
            <text:p>323</text:p>
          </table:table-cell>
          <table:table-cell table:formula="of:=[.AN63]/[.A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3]-[.AU63]" office:value-type="float" office:value="39" calcext:value-type="float">
            <text:p>39</text:p>
          </table:table-cell>
          <table:table-cell table:formula="of:=[.AY63]/[.AQ63]" office:value-type="float" office:value="0.39" calcext:value-type="float">
            <text:p>0,39</text:p>
          </table:table-cell>
          <table:table-cell table:formula="of:=[.AR63]-[.AV63]" office:value-type="float" office:value="2430" calcext:value-type="float">
            <text:p>2430</text:p>
          </table:table-cell>
          <table:table-cell table:formula="of:=[.BA63]/[.AR6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3]-[.BH63]" office:value-type="float" office:value="70" calcext:value-type="float">
            <text:p>70</text:p>
          </table:table-cell>
          <table:table-cell table:formula="of:=[.BL63]/[.BD63]" office:value-type="float" office:value="0.466666666666667" calcext:value-type="float">
            <text:p>0,466666666666667</text:p>
          </table:table-cell>
          <table:table-cell table:formula="of:=[.BE63]-[.BI63]" office:value-type="float" office:value="8349" calcext:value-type="float">
            <text:p>8349</text:p>
          </table:table-cell>
          <table:table-cell table:formula="of:=[.BN63]/[.BE6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3]-[.BU63]" office:value-type="float" office:value="49" calcext:value-type="float">
            <text:p>49</text:p>
          </table:table-cell>
          <table:table-cell table:formula="of:=[.BY63]/[.BQ63]" office:value-type="float" office:value="0.245" calcext:value-type="float">
            <text:p>0,245</text:p>
          </table:table-cell>
          <table:table-cell table:formula="of:=[.BR63]-[.BV63]" office:value-type="float" office:value="19900" calcext:value-type="float">
            <text:p>19900</text:p>
          </table:table-cell>
          <table:table-cell table:formula="of:=[.CA63]/[.BR6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3]-[.CH63]" office:value-type="float" office:value="73" calcext:value-type="float">
            <text:p>73</text:p>
          </table:table-cell>
          <table:table-cell table:formula="of:=[.CL63]/[.CD63]" office:value-type="float" office:value="0.292" calcext:value-type="float">
            <text:p>0,292</text:p>
          </table:table-cell>
          <table:table-cell table:formula="of:=[.CE63]-[.CI63]" office:value-type="float" office:value="7663" calcext:value-type="float">
            <text:p>7663</text:p>
          </table:table-cell>
          <table:table-cell table:formula="of:=[.CN63]/[.CE6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4]-[.AH64]" office:value-type="float" office:value="0" calcext:value-type="float">
            <text:p>0</text:p>
          </table:table-cell>
          <table:table-cell table:formula="of:=[.AL64]/[.AD64]" office:value-type="float" office:value="0" calcext:value-type="float">
            <text:p>0</text:p>
          </table:table-cell>
          <table:table-cell table:formula="of:=[.AE64]-[.AI64]" office:value-type="float" office:value="323" calcext:value-type="float">
            <text:p>323</text:p>
          </table:table-cell>
          <table:table-cell table:formula="of:=[.AN64]/[.A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4]-[.AU64]" office:value-type="float" office:value="36" calcext:value-type="float">
            <text:p>36</text:p>
          </table:table-cell>
          <table:table-cell table:formula="of:=[.AY64]/[.AQ64]" office:value-type="float" office:value="0.36" calcext:value-type="float">
            <text:p>0,36</text:p>
          </table:table-cell>
          <table:table-cell table:formula="of:=[.AR64]-[.AV64]" office:value-type="float" office:value="2430" calcext:value-type="float">
            <text:p>2430</text:p>
          </table:table-cell>
          <table:table-cell table:formula="of:=[.BA64]/[.AR6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4]-[.BH64]" office:value-type="float" office:value="81" calcext:value-type="float">
            <text:p>81</text:p>
          </table:table-cell>
          <table:table-cell table:formula="of:=[.BL64]/[.BD64]" office:value-type="float" office:value="0.54" calcext:value-type="float">
            <text:p>0,54</text:p>
          </table:table-cell>
          <table:table-cell table:formula="of:=[.BE64]-[.BI64]" office:value-type="float" office:value="8349" calcext:value-type="float">
            <text:p>8349</text:p>
          </table:table-cell>
          <table:table-cell table:formula="of:=[.BN64]/[.BE6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4]-[.BU64]" office:value-type="float" office:value="13" calcext:value-type="float">
            <text:p>13</text:p>
          </table:table-cell>
          <table:table-cell table:formula="of:=[.BY64]/[.BQ64]" office:value-type="float" office:value="0.065" calcext:value-type="float">
            <text:p>0,065</text:p>
          </table:table-cell>
          <table:table-cell table:formula="of:=[.BR64]-[.BV64]" office:value-type="float" office:value="19900" calcext:value-type="float">
            <text:p>19900</text:p>
          </table:table-cell>
          <table:table-cell table:formula="of:=[.CA64]/[.BR6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4]-[.CH64]" office:value-type="float" office:value="19" calcext:value-type="float">
            <text:p>19</text:p>
          </table:table-cell>
          <table:table-cell table:formula="of:=[.CL64]/[.CD64]" office:value-type="float" office:value="0.076" calcext:value-type="float">
            <text:p>0,076</text:p>
          </table:table-cell>
          <table:table-cell table:formula="of:=[.CE64]-[.CI64]" office:value-type="float" office:value="7663" calcext:value-type="float">
            <text:p>7663</text:p>
          </table:table-cell>
          <table:table-cell table:formula="of:=[.CN64]/[.CE6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5]-[.AH65]" office:value-type="float" office:value="9" calcext:value-type="float">
            <text:p>9</text:p>
          </table:table-cell>
          <table:table-cell table:formula="of:=[.AL65]/[.AD65]" office:value-type="float" office:value="0.18" calcext:value-type="float">
            <text:p>0,18</text:p>
          </table:table-cell>
          <table:table-cell table:formula="of:=[.AE65]-[.AI65]" office:value-type="float" office:value="323" calcext:value-type="float">
            <text:p>323</text:p>
          </table:table-cell>
          <table:table-cell table:formula="of:=[.AN65]/[.A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5]-[.AU65]" office:value-type="float" office:value="23" calcext:value-type="float">
            <text:p>23</text:p>
          </table:table-cell>
          <table:table-cell table:formula="of:=[.AY65]/[.AQ65]" office:value-type="float" office:value="0.23" calcext:value-type="float">
            <text:p>0,23</text:p>
          </table:table-cell>
          <table:table-cell table:formula="of:=[.AR65]-[.AV65]" office:value-type="float" office:value="2430" calcext:value-type="float">
            <text:p>2430</text:p>
          </table:table-cell>
          <table:table-cell table:formula="of:=[.BA65]/[.AR6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5]-[.BH65]" office:value-type="float" office:value="23" calcext:value-type="float">
            <text:p>23</text:p>
          </table:table-cell>
          <table:table-cell table:formula="of:=[.BL65]/[.BD65]" office:value-type="float" office:value="0.153333333333333" calcext:value-type="float">
            <text:p>0,153333333333333</text:p>
          </table:table-cell>
          <table:table-cell table:formula="of:=[.BE65]-[.BI65]" office:value-type="float" office:value="8349" calcext:value-type="float">
            <text:p>8349</text:p>
          </table:table-cell>
          <table:table-cell table:formula="of:=[.BN65]/[.BE6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5]-[.BU65]" office:value-type="float" office:value="13" calcext:value-type="float">
            <text:p>13</text:p>
          </table:table-cell>
          <table:table-cell table:formula="of:=[.BY65]/[.BQ65]" office:value-type="float" office:value="0.065" calcext:value-type="float">
            <text:p>0,065</text:p>
          </table:table-cell>
          <table:table-cell table:formula="of:=[.BR65]-[.BV65]" office:value-type="float" office:value="19900" calcext:value-type="float">
            <text:p>19900</text:p>
          </table:table-cell>
          <table:table-cell table:formula="of:=[.CA65]/[.BR6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5]-[.CH65]" office:value-type="float" office:value="122" calcext:value-type="float">
            <text:p>122</text:p>
          </table:table-cell>
          <table:table-cell table:formula="of:=[.CL65]/[.CD65]" office:value-type="float" office:value="0.488" calcext:value-type="float">
            <text:p>0,488</text:p>
          </table:table-cell>
          <table:table-cell table:formula="of:=[.CE65]-[.CI65]" office:value-type="float" office:value="7663" calcext:value-type="float">
            <text:p>7663</text:p>
          </table:table-cell>
          <table:table-cell table:formula="of:=[.CN65]/[.CE6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6]-[.AH66]" office:value-type="float" office:value="34" calcext:value-type="float">
            <text:p>34</text:p>
          </table:table-cell>
          <table:table-cell table:formula="of:=[.AL66]/[.AD66]" office:value-type="float" office:value="0.68" calcext:value-type="float">
            <text:p>0,68</text:p>
          </table:table-cell>
          <table:table-cell table:formula="of:=[.AE66]-[.AI66]" office:value-type="float" office:value="323" calcext:value-type="float">
            <text:p>323</text:p>
          </table:table-cell>
          <table:table-cell table:formula="of:=[.AN66]/[.A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6]-[.AU66]" office:value-type="float" office:value="18" calcext:value-type="float">
            <text:p>18</text:p>
          </table:table-cell>
          <table:table-cell table:formula="of:=[.AY66]/[.AQ66]" office:value-type="float" office:value="0.18" calcext:value-type="float">
            <text:p>0,18</text:p>
          </table:table-cell>
          <table:table-cell table:formula="of:=[.AR66]-[.AV66]" office:value-type="float" office:value="2430" calcext:value-type="float">
            <text:p>2430</text:p>
          </table:table-cell>
          <table:table-cell table:formula="of:=[.BA66]/[.AR6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6]-[.BH66]" office:value-type="float" office:value="11" calcext:value-type="float">
            <text:p>11</text:p>
          </table:table-cell>
          <table:table-cell table:formula="of:=[.BL66]/[.BD66]" office:value-type="float" office:value="0.0733333333333333" calcext:value-type="float">
            <text:p>0,073333333333333</text:p>
          </table:table-cell>
          <table:table-cell table:formula="of:=[.BE66]-[.BI66]" office:value-type="float" office:value="8349" calcext:value-type="float">
            <text:p>8349</text:p>
          </table:table-cell>
          <table:table-cell table:formula="of:=[.BN66]/[.BE6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6]-[.BU66]" office:value-type="float" office:value="70" calcext:value-type="float">
            <text:p>70</text:p>
          </table:table-cell>
          <table:table-cell table:formula="of:=[.BY66]/[.BQ66]" office:value-type="float" office:value="0.35" calcext:value-type="float">
            <text:p>0,35</text:p>
          </table:table-cell>
          <table:table-cell table:formula="of:=[.BR66]-[.BV66]" office:value-type="float" office:value="19900" calcext:value-type="float">
            <text:p>19900</text:p>
          </table:table-cell>
          <table:table-cell table:formula="of:=[.CA66]/[.BR6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6]-[.CH66]" office:value-type="float" office:value="101" calcext:value-type="float">
            <text:p>101</text:p>
          </table:table-cell>
          <table:table-cell table:formula="of:=[.CL66]/[.CD66]" office:value-type="float" office:value="0.404" calcext:value-type="float">
            <text:p>0,404</text:p>
          </table:table-cell>
          <table:table-cell table:formula="of:=[.CE66]-[.CI66]" office:value-type="float" office:value="7663" calcext:value-type="float">
            <text:p>7663</text:p>
          </table:table-cell>
          <table:table-cell table:formula="of:=[.CN66]/[.CE6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7]-[.AH67]" office:value-type="float" office:value="9" calcext:value-type="float">
            <text:p>9</text:p>
          </table:table-cell>
          <table:table-cell table:formula="of:=[.AL67]/[.AD67]" office:value-type="float" office:value="0.18" calcext:value-type="float">
            <text:p>0,18</text:p>
          </table:table-cell>
          <table:table-cell table:formula="of:=[.AE67]-[.AI67]" office:value-type="float" office:value="323" calcext:value-type="float">
            <text:p>323</text:p>
          </table:table-cell>
          <table:table-cell table:formula="of:=[.AN67]/[.A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2430" calcext:value-type="float">
            <text:p>2430</text:p>
          </table:table-cell>
          <table:table-cell table:formula="of:=[.BA67]/[.AR6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7]-[.BH67]" office:value-type="float" office:value="55" calcext:value-type="float">
            <text:p>55</text:p>
          </table:table-cell>
          <table:table-cell table:formula="of:=[.BL67]/[.BD67]" office:value-type="float" office:value="0.366666666666667" calcext:value-type="float">
            <text:p>0,366666666666667</text:p>
          </table:table-cell>
          <table:table-cell table:formula="of:=[.BE67]-[.BI67]" office:value-type="float" office:value="8349" calcext:value-type="float">
            <text:p>8349</text:p>
          </table:table-cell>
          <table:table-cell table:formula="of:=[.BN67]/[.BE6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7]-[.BU67]" office:value-type="float" office:value="13" calcext:value-type="float">
            <text:p>13</text:p>
          </table:table-cell>
          <table:table-cell table:formula="of:=[.BY67]/[.BQ67]" office:value-type="float" office:value="0.065" calcext:value-type="float">
            <text:p>0,065</text:p>
          </table:table-cell>
          <table:table-cell table:formula="of:=[.BR67]-[.BV67]" office:value-type="float" office:value="19900" calcext:value-type="float">
            <text:p>19900</text:p>
          </table:table-cell>
          <table:table-cell table:formula="of:=[.CA67]/[.BR6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7]-[.CH67]" office:value-type="float" office:value="32" calcext:value-type="float">
            <text:p>32</text:p>
          </table:table-cell>
          <table:table-cell table:formula="of:=[.CL67]/[.CD67]" office:value-type="float" office:value="0.128" calcext:value-type="float">
            <text:p>0,128</text:p>
          </table:table-cell>
          <table:table-cell table:formula="of:=[.CE67]-[.CI67]" office:value-type="float" office:value="7663" calcext:value-type="float">
            <text:p>7663</text:p>
          </table:table-cell>
          <table:table-cell table:formula="of:=[.CN67]/[.CE6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323" calcext:value-type="float">
            <text:p>323</text:p>
          </table:table-cell>
          <table:table-cell table:formula="of:=[.AN68]/[.A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8]-[.AU68]" office:value-type="float" office:value="23" calcext:value-type="float">
            <text:p>23</text:p>
          </table:table-cell>
          <table:table-cell table:formula="of:=[.AY68]/[.AQ68]" office:value-type="float" office:value="0.23" calcext:value-type="float">
            <text:p>0,23</text:p>
          </table:table-cell>
          <table:table-cell table:formula="of:=[.AR68]-[.AV68]" office:value-type="float" office:value="2430" calcext:value-type="float">
            <text:p>2430</text:p>
          </table:table-cell>
          <table:table-cell table:formula="of:=[.BA68]/[.AR6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8349" calcext:value-type="float">
            <text:p>8349</text:p>
          </table:table-cell>
          <table:table-cell table:formula="of:=[.BN68]/[.BE6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8]-[.BU68]" office:value-type="float" office:value="49" calcext:value-type="float">
            <text:p>49</text:p>
          </table:table-cell>
          <table:table-cell table:formula="of:=[.BY68]/[.BQ68]" office:value-type="float" office:value="0.245" calcext:value-type="float">
            <text:p>0,245</text:p>
          </table:table-cell>
          <table:table-cell table:formula="of:=[.BR68]-[.BV68]" office:value-type="float" office:value="19900" calcext:value-type="float">
            <text:p>19900</text:p>
          </table:table-cell>
          <table:table-cell table:formula="of:=[.CA68]/[.BR6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8]-[.CH68]" office:value-type="float" office:value="32" calcext:value-type="float">
            <text:p>32</text:p>
          </table:table-cell>
          <table:table-cell table:formula="of:=[.CL68]/[.CD68]" office:value-type="float" office:value="0.128" calcext:value-type="float">
            <text:p>0,128</text:p>
          </table:table-cell>
          <table:table-cell table:formula="of:=[.CE68]-[.CI68]" office:value-type="float" office:value="7663" calcext:value-type="float">
            <text:p>7663</text:p>
          </table:table-cell>
          <table:table-cell table:formula="of:=[.CN68]/[.CE6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41" office:value-type="float" office:value="12.92" calcext:value-type="float">
            <text:p>12,92</text:p>
          </table:table-cell>
          <table:table-cell table:style-name="ce24" office:value-type="float" office:value="0.263673469388" calcext:value-type="float">
            <text:p>0,2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9]-[.AH69]" office:value-type="float" office:value="32" calcext:value-type="float">
            <text:p>32</text:p>
          </table:table-cell>
          <table:table-cell table:formula="of:=[.AL69]/[.AD69]" office:value-type="float" office:value="0.64" calcext:value-type="float">
            <text:p>0,64</text:p>
          </table:table-cell>
          <table:table-cell table:formula="of:=[.AE69]-[.AI69]" office:value-type="float" office:value="323" calcext:value-type="float">
            <text:p>323</text:p>
          </table:table-cell>
          <table:table-cell table:formula="of:=[.AN69]/[.A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41" office:value-type="float" office:value="48.6" calcext:value-type="float">
            <text:p>48,60</text:p>
          </table:table-cell>
          <table:table-cell table:style-name="ce24" office:value-type="float" office:value="0.490909090909" calcext:value-type="float">
            <text:p>0,4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9]-[.AU69]" office:value-type="float" office:value="69" calcext:value-type="float">
            <text:p>69</text:p>
          </table:table-cell>
          <table:table-cell table:formula="of:=[.AY69]/[.AQ69]" office:value-type="float" office:value="0.69" calcext:value-type="float">
            <text:p>0,69</text:p>
          </table:table-cell>
          <table:table-cell table:formula="of:=[.AR69]-[.AV69]" office:value-type="float" office:value="2430" calcext:value-type="float">
            <text:p>2430</text:p>
          </table:table-cell>
          <table:table-cell table:formula="of:=[.BA69]/[.AR6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table:style-name="ce41" office:value-type="float" office:value="111.32" calcext:value-type="float">
            <text:p>111,32</text:p>
          </table:table-cell>
          <table:table-cell table:style-name="ce24" office:value-type="float" office:value="0.74711409396" calcext:value-type="float">
            <text:p>0,75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9]-[.BH69]" office:value-type="float" office:value="107" calcext:value-type="float">
            <text:p>107</text:p>
          </table:table-cell>
          <table:table-cell table:formula="of:=[.BL69]/[.BD69]" office:value-type="float" office:value="0.713333333333333" calcext:value-type="float">
            <text:p>0,713333333333333</text:p>
          </table:table-cell>
          <table:table-cell table:formula="of:=[.BE69]-[.BI69]" office:value-type="float" office:value="8349" calcext:value-type="float">
            <text:p>8349</text:p>
          </table:table-cell>
          <table:table-cell table:formula="of:=[.BN69]/[.BE6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41" office:value-type="float" office:value="199" calcext:value-type="float">
            <text:p>199,00</text:p>
          </table:table-cell>
          <table:table-cell table:style-name="ce24" office:value-type="float" office:value="1" calcext:value-type="float">
            <text:p>1,0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9]-[.BU69]" office:value-type="float" office:value="171" calcext:value-type="float">
            <text:p>171</text:p>
          </table:table-cell>
          <table:table-cell table:formula="of:=[.BY69]/[.BQ69]" office:value-type="float" office:value="0.855" calcext:value-type="float">
            <text:p>0,855</text:p>
          </table:table-cell>
          <table:table-cell table:formula="of:=[.BR69]-[.BV69]" office:value-type="float" office:value="19900" calcext:value-type="float">
            <text:p>19900</text:p>
          </table:table-cell>
          <table:table-cell table:formula="of:=[.CA69]/[.BR6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41" office:value-type="float" office:value="61.304" calcext:value-type="float">
            <text:p>61,30</text:p>
          </table:table-cell>
          <table:table-cell table:style-name="ce24" office:value-type="float" office:value="0.246200803213" calcext:value-type="float">
            <text:p>0,25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9]-[.CH69]" office:value-type="float" office:value="48" calcext:value-type="float">
            <text:p>48</text:p>
          </table:table-cell>
          <table:table-cell table:formula="of:=[.CL69]/[.CD69]" office:value-type="float" office:value="0.192" calcext:value-type="float">
            <text:p>0,192</text:p>
          </table:table-cell>
          <table:table-cell table:formula="of:=[.CE69]-[.CI69]" office:value-type="float" office:value="7663" calcext:value-type="float">
            <text:p>7663</text:p>
          </table:table-cell>
          <table:table-cell table:formula="of:=[.CN69]/[.CE6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0]-[.AH70]" office:value-type="float" office:value="18" calcext:value-type="float">
            <text:p>18</text:p>
          </table:table-cell>
          <table:table-cell table:formula="of:=[.AL70]/[.AD70]" office:value-type="float" office:value="0.36" calcext:value-type="float">
            <text:p>0,36</text:p>
          </table:table-cell>
          <table:table-cell table:formula="of:=[.AE70]-[.AI70]" office:value-type="float" office:value="323" calcext:value-type="float">
            <text:p>323</text:p>
          </table:table-cell>
          <table:table-cell table:formula="of:=[.AN70]/[.A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0]-[.AU70]" office:value-type="float" office:value="23" calcext:value-type="float">
            <text:p>23</text:p>
          </table:table-cell>
          <table:table-cell table:formula="of:=[.AY70]/[.AQ70]" office:value-type="float" office:value="0.23" calcext:value-type="float">
            <text:p>0,23</text:p>
          </table:table-cell>
          <table:table-cell table:formula="of:=[.AR70]-[.AV70]" office:value-type="float" office:value="2430" calcext:value-type="float">
            <text:p>2430</text:p>
          </table:table-cell>
          <table:table-cell table:formula="of:=[.BA70]/[.AR7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0]-[.BH70]" office:value-type="float" office:value="55" calcext:value-type="float">
            <text:p>55</text:p>
          </table:table-cell>
          <table:table-cell table:formula="of:=[.BL70]/[.BD70]" office:value-type="float" office:value="0.366666666666667" calcext:value-type="float">
            <text:p>0,366666666666667</text:p>
          </table:table-cell>
          <table:table-cell table:formula="of:=[.BE70]-[.BI70]" office:value-type="float" office:value="8349" calcext:value-type="float">
            <text:p>8349</text:p>
          </table:table-cell>
          <table:table-cell table:formula="of:=[.BN70]/[.BE7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0]-[.BU70]" office:value-type="float" office:value="70" calcext:value-type="float">
            <text:p>70</text:p>
          </table:table-cell>
          <table:table-cell table:formula="of:=[.BY70]/[.BQ70]" office:value-type="float" office:value="0.35" calcext:value-type="float">
            <text:p>0,35</text:p>
          </table:table-cell>
          <table:table-cell table:formula="of:=[.BR70]-[.BV70]" office:value-type="float" office:value="19900" calcext:value-type="float">
            <text:p>19900</text:p>
          </table:table-cell>
          <table:table-cell table:formula="of:=[.CA70]/[.BR7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0]-[.CH70]" office:value-type="float" office:value="19" calcext:value-type="float">
            <text:p>19</text:p>
          </table:table-cell>
          <table:table-cell table:formula="of:=[.CL70]/[.CD70]" office:value-type="float" office:value="0.076" calcext:value-type="float">
            <text:p>0,076</text:p>
          </table:table-cell>
          <table:table-cell table:formula="of:=[.CE70]-[.CI70]" office:value-type="float" office:value="7663" calcext:value-type="float">
            <text:p>7663</text:p>
          </table:table-cell>
          <table:table-cell table:formula="of:=[.CN70]/[.CE7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1]-[.AH71]" office:value-type="float" office:value="0" calcext:value-type="float">
            <text:p>0</text:p>
          </table:table-cell>
          <table:table-cell table:formula="of:=[.AL71]/[.AD71]" office:value-type="float" office:value="0" calcext:value-type="float">
            <text:p>0</text:p>
          </table:table-cell>
          <table:table-cell table:formula="of:=[.AE71]-[.AI71]" office:value-type="float" office:value="323" calcext:value-type="float">
            <text:p>323</text:p>
          </table:table-cell>
          <table:table-cell table:formula="of:=[.AN71]/[.A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2430" calcext:value-type="float">
            <text:p>2430</text:p>
          </table:table-cell>
          <table:table-cell table:formula="of:=[.BA71]/[.AR7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1]-[.BH71]" office:value-type="float" office:value="115" calcext:value-type="float">
            <text:p>115</text:p>
          </table:table-cell>
          <table:table-cell table:formula="of:=[.BL71]/[.BD71]" office:value-type="float" office:value="0.766666666666667" calcext:value-type="float">
            <text:p>0,766666666666667</text:p>
          </table:table-cell>
          <table:table-cell table:formula="of:=[.BE71]-[.BI71]" office:value-type="float" office:value="8349" calcext:value-type="float">
            <text:p>8349</text:p>
          </table:table-cell>
          <table:table-cell table:formula="of:=[.BN71]/[.BE7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19900" calcext:value-type="float">
            <text:p>19900</text:p>
          </table:table-cell>
          <table:table-cell table:formula="of:=[.CA71]/[.BR7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1]-[.CH71]" office:value-type="float" office:value="62" calcext:value-type="float">
            <text:p>62</text:p>
          </table:table-cell>
          <table:table-cell table:formula="of:=[.CL71]/[.CD71]" office:value-type="float" office:value="0.248" calcext:value-type="float">
            <text:p>0,248</text:p>
          </table:table-cell>
          <table:table-cell table:formula="of:=[.CE71]-[.CI71]" office:value-type="float" office:value="7663" calcext:value-type="float">
            <text:p>7663</text:p>
          </table:table-cell>
          <table:table-cell table:formula="of:=[.CN71]/[.CE7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2]-[.AH72]" office:value-type="float" office:value="4" calcext:value-type="float">
            <text:p>4</text:p>
          </table:table-cell>
          <table:table-cell table:formula="of:=[.AL72]/[.AD72]" office:value-type="float" office:value="0.08" calcext:value-type="float">
            <text:p>0,08</text:p>
          </table:table-cell>
          <table:table-cell table:formula="of:=[.AE72]-[.AI72]" office:value-type="float" office:value="323" calcext:value-type="float">
            <text:p>323</text:p>
          </table:table-cell>
          <table:table-cell table:formula="of:=[.AN72]/[.A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2]-[.AU72]" office:value-type="float" office:value="0" calcext:value-type="float">
            <text:p>0</text:p>
          </table:table-cell>
          <table:table-cell table:formula="of:=[.AY72]/[.AQ72]" office:value-type="float" office:value="0" calcext:value-type="float">
            <text:p>0</text:p>
          </table:table-cell>
          <table:table-cell table:formula="of:=[.AR72]-[.AV72]" office:value-type="float" office:value="2430" calcext:value-type="float">
            <text:p>2430</text:p>
          </table:table-cell>
          <table:table-cell table:formula="of:=[.BA72]/[.AR7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2]-[.BH72]" office:value-type="float" office:value="0" calcext:value-type="float">
            <text:p>0</text:p>
          </table:table-cell>
          <table:table-cell table:formula="of:=[.BL72]/[.BD72]" office:value-type="float" office:value="0" calcext:value-type="float">
            <text:p>0</text:p>
          </table:table-cell>
          <table:table-cell table:formula="of:=[.BE72]-[.BI72]" office:value-type="float" office:value="8349" calcext:value-type="float">
            <text:p>8349</text:p>
          </table:table-cell>
          <table:table-cell table:formula="of:=[.BN72]/[.BE7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2]-[.BU72]" office:value-type="float" office:value="95" calcext:value-type="float">
            <text:p>95</text:p>
          </table:table-cell>
          <table:table-cell table:formula="of:=[.BY72]/[.BQ72]" office:value-type="float" office:value="0.475" calcext:value-type="float">
            <text:p>0,475</text:p>
          </table:table-cell>
          <table:table-cell table:formula="of:=[.BR72]-[.BV72]" office:value-type="float" office:value="19900" calcext:value-type="float">
            <text:p>19900</text:p>
          </table:table-cell>
          <table:table-cell table:formula="of:=[.CA72]/[.BR7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2]-[.CH72]" office:value-type="float" office:value="101" calcext:value-type="float">
            <text:p>101</text:p>
          </table:table-cell>
          <table:table-cell table:formula="of:=[.CL72]/[.CD72]" office:value-type="float" office:value="0.404" calcext:value-type="float">
            <text:p>0,404</text:p>
          </table:table-cell>
          <table:table-cell table:formula="of:=[.CE72]-[.CI72]" office:value-type="float" office:value="7663" calcext:value-type="float">
            <text:p>7663</text:p>
          </table:table-cell>
          <table:table-cell table:formula="of:=[.CN72]/[.CE7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3]-[.AH73]" office:value-type="float" office:value="5" calcext:value-type="float">
            <text:p>5</text:p>
          </table:table-cell>
          <table:table-cell table:formula="of:=[.AL73]/[.AD73]" office:value-type="float" office:value="0.1" calcext:value-type="float">
            <text:p>0,1</text:p>
          </table:table-cell>
          <table:table-cell table:formula="of:=[.AE73]-[.AI73]" office:value-type="float" office:value="323" calcext:value-type="float">
            <text:p>323</text:p>
          </table:table-cell>
          <table:table-cell table:formula="of:=[.AN73]/[.A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3]-[.AU73]" office:value-type="float" office:value="31" calcext:value-type="float">
            <text:p>31</text:p>
          </table:table-cell>
          <table:table-cell table:formula="of:=[.AY73]/[.AQ73]" office:value-type="float" office:value="0.31" calcext:value-type="float">
            <text:p>0,31</text:p>
          </table:table-cell>
          <table:table-cell table:formula="of:=[.AR73]-[.AV73]" office:value-type="float" office:value="2430" calcext:value-type="float">
            <text:p>2430</text:p>
          </table:table-cell>
          <table:table-cell table:formula="of:=[.BA73]/[.AR7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3]-[.BH73]" office:value-type="float" office:value="70" calcext:value-type="float">
            <text:p>70</text:p>
          </table:table-cell>
          <table:table-cell table:formula="of:=[.BL73]/[.BD73]" office:value-type="float" office:value="0.466666666666667" calcext:value-type="float">
            <text:p>0,466666666666667</text:p>
          </table:table-cell>
          <table:table-cell table:formula="of:=[.BE73]-[.BI73]" office:value-type="float" office:value="8349" calcext:value-type="float">
            <text:p>8349</text:p>
          </table:table-cell>
          <table:table-cell table:formula="of:=[.BN73]/[.BE7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3]-[.BU73]" office:value-type="float" office:value="49" calcext:value-type="float">
            <text:p>49</text:p>
          </table:table-cell>
          <table:table-cell table:formula="of:=[.BY73]/[.BQ73]" office:value-type="float" office:value="0.245" calcext:value-type="float">
            <text:p>0,245</text:p>
          </table:table-cell>
          <table:table-cell table:formula="of:=[.BR73]-[.BV73]" office:value-type="float" office:value="19900" calcext:value-type="float">
            <text:p>19900</text:p>
          </table:table-cell>
          <table:table-cell table:formula="of:=[.CA73]/[.BR7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3]-[.CH73]" office:value-type="float" office:value="0" calcext:value-type="float">
            <text:p>0</text:p>
          </table:table-cell>
          <table:table-cell table:formula="of:=[.CL73]/[.CD73]" office:value-type="float" office:value="0" calcext:value-type="float">
            <text:p>0</text:p>
          </table:table-cell>
          <table:table-cell table:formula="of:=[.CE73]-[.CI73]" office:value-type="float" office:value="7663" calcext:value-type="float">
            <text:p>7663</text:p>
          </table:table-cell>
          <table:table-cell table:formula="of:=[.CN73]/[.CE7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4]-[.AH74]" office:value-type="float" office:value="0" calcext:value-type="float">
            <text:p>0</text:p>
          </table:table-cell>
          <table:table-cell table:formula="of:=[.AL74]/[.AD74]" office:value-type="float" office:value="0" calcext:value-type="float">
            <text:p>0</text:p>
          </table:table-cell>
          <table:table-cell table:formula="of:=[.AE74]-[.AI74]" office:value-type="float" office:value="323" calcext:value-type="float">
            <text:p>323</text:p>
          </table:table-cell>
          <table:table-cell table:formula="of:=[.AN74]/[.A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4]-[.AU74]" office:value-type="float" office:value="18" calcext:value-type="float">
            <text:p>18</text:p>
          </table:table-cell>
          <table:table-cell table:formula="of:=[.AY74]/[.AQ74]" office:value-type="float" office:value="0.18" calcext:value-type="float">
            <text:p>0,18</text:p>
          </table:table-cell>
          <table:table-cell table:formula="of:=[.AR74]-[.AV74]" office:value-type="float" office:value="2430" calcext:value-type="float">
            <text:p>2430</text:p>
          </table:table-cell>
          <table:table-cell table:formula="of:=[.BA74]/[.AR7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4]-[.BH74]" office:value-type="float" office:value="38" calcext:value-type="float">
            <text:p>38</text:p>
          </table:table-cell>
          <table:table-cell table:formula="of:=[.BL74]/[.BD74]" office:value-type="float" office:value="0.253333333333333" calcext:value-type="float">
            <text:p>0,253333333333333</text:p>
          </table:table-cell>
          <table:table-cell table:formula="of:=[.BE74]-[.BI74]" office:value-type="float" office:value="8349" calcext:value-type="float">
            <text:p>8349</text:p>
          </table:table-cell>
          <table:table-cell table:formula="of:=[.BN74]/[.BE7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4]-[.BU74]" office:value-type="float" office:value="148" calcext:value-type="float">
            <text:p>148</text:p>
          </table:table-cell>
          <table:table-cell table:formula="of:=[.BY74]/[.BQ74]" office:value-type="float" office:value="0.74" calcext:value-type="float">
            <text:p>0,74</text:p>
          </table:table-cell>
          <table:table-cell table:formula="of:=[.BR74]-[.BV74]" office:value-type="float" office:value="19900" calcext:value-type="float">
            <text:p>19900</text:p>
          </table:table-cell>
          <table:table-cell table:formula="of:=[.CA74]/[.BR7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4]-[.CH74]" office:value-type="float" office:value="19" calcext:value-type="float">
            <text:p>19</text:p>
          </table:table-cell>
          <table:table-cell table:formula="of:=[.CL74]/[.CD74]" office:value-type="float" office:value="0.076" calcext:value-type="float">
            <text:p>0,076</text:p>
          </table:table-cell>
          <table:table-cell table:formula="of:=[.CE74]-[.CI74]" office:value-type="float" office:value="7663" calcext:value-type="float">
            <text:p>7663</text:p>
          </table:table-cell>
          <table:table-cell table:formula="of:=[.CN74]/[.CE7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5]-[.AH75]" office:value-type="float" office:value="4" calcext:value-type="float">
            <text:p>4</text:p>
          </table:table-cell>
          <table:table-cell table:formula="of:=[.AL75]/[.AD75]" office:value-type="float" office:value="0.08" calcext:value-type="float">
            <text:p>0,08</text:p>
          </table:table-cell>
          <table:table-cell table:formula="of:=[.AE75]-[.AI75]" office:value-type="float" office:value="323" calcext:value-type="float">
            <text:p>323</text:p>
          </table:table-cell>
          <table:table-cell table:formula="of:=[.AN75]/[.A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5]-[.AU75]" office:value-type="float" office:value="36" calcext:value-type="float">
            <text:p>36</text:p>
          </table:table-cell>
          <table:table-cell table:formula="of:=[.AY75]/[.AQ75]" office:value-type="float" office:value="0.36" calcext:value-type="float">
            <text:p>0,36</text:p>
          </table:table-cell>
          <table:table-cell table:formula="of:=[.AR75]-[.AV75]" office:value-type="float" office:value="2430" calcext:value-type="float">
            <text:p>2430</text:p>
          </table:table-cell>
          <table:table-cell table:formula="of:=[.BA75]/[.AR7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5]-[.BH75]" office:value-type="float" office:value="0" calcext:value-type="float">
            <text:p>0</text:p>
          </table:table-cell>
          <table:table-cell table:formula="of:=[.BL75]/[.BD75]" office:value-type="float" office:value="0" calcext:value-type="float">
            <text:p>0</text:p>
          </table:table-cell>
          <table:table-cell table:formula="of:=[.BE75]-[.BI75]" office:value-type="float" office:value="8349" calcext:value-type="float">
            <text:p>8349</text:p>
          </table:table-cell>
          <table:table-cell table:formula="of:=[.BN75]/[.BE7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5]-[.BU75]" office:value-type="float" office:value="36" calcext:value-type="float">
            <text:p>36</text:p>
          </table:table-cell>
          <table:table-cell table:formula="of:=[.BY75]/[.BQ75]" office:value-type="float" office:value="0.18" calcext:value-type="float">
            <text:p>0,18</text:p>
          </table:table-cell>
          <table:table-cell table:formula="of:=[.BR75]-[.BV75]" office:value-type="float" office:value="19900" calcext:value-type="float">
            <text:p>19900</text:p>
          </table:table-cell>
          <table:table-cell table:formula="of:=[.CA75]/[.BR7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5]-[.CH75]" office:value-type="float" office:value="19" calcext:value-type="float">
            <text:p>19</text:p>
          </table:table-cell>
          <table:table-cell table:formula="of:=[.CL75]/[.CD75]" office:value-type="float" office:value="0.076" calcext:value-type="float">
            <text:p>0,076</text:p>
          </table:table-cell>
          <table:table-cell table:formula="of:=[.CE75]-[.CI75]" office:value-type="float" office:value="7663" calcext:value-type="float">
            <text:p>7663</text:p>
          </table:table-cell>
          <table:table-cell table:formula="of:=[.CN75]/[.CE7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6]-[.AH76]" office:value-type="float" office:value="10" calcext:value-type="float">
            <text:p>10</text:p>
          </table:table-cell>
          <table:table-cell table:formula="of:=[.AL76]/[.AD76]" office:value-type="float" office:value="0.2" calcext:value-type="float">
            <text:p>0,2</text:p>
          </table:table-cell>
          <table:table-cell table:formula="of:=[.AE76]-[.AI76]" office:value-type="float" office:value="323" calcext:value-type="float">
            <text:p>323</text:p>
          </table:table-cell>
          <table:table-cell table:formula="of:=[.AN76]/[.A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6]-[.AU76]" office:value-type="float" office:value="39" calcext:value-type="float">
            <text:p>39</text:p>
          </table:table-cell>
          <table:table-cell table:formula="of:=[.AY76]/[.AQ76]" office:value-type="float" office:value="0.39" calcext:value-type="float">
            <text:p>0,39</text:p>
          </table:table-cell>
          <table:table-cell table:formula="of:=[.AR76]-[.AV76]" office:value-type="float" office:value="2430" calcext:value-type="float">
            <text:p>2430</text:p>
          </table:table-cell>
          <table:table-cell table:formula="of:=[.BA76]/[.AR7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6]-[.BH76]" office:value-type="float" office:value="63" calcext:value-type="float">
            <text:p>63</text:p>
          </table:table-cell>
          <table:table-cell table:formula="of:=[.BL76]/[.BD76]" office:value-type="float" office:value="0.42" calcext:value-type="float">
            <text:p>0,42</text:p>
          </table:table-cell>
          <table:table-cell table:formula="of:=[.BE76]-[.BI76]" office:value-type="float" office:value="8349" calcext:value-type="float">
            <text:p>8349</text:p>
          </table:table-cell>
          <table:table-cell table:formula="of:=[.BN76]/[.BE7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6]-[.BU76]" office:value-type="float" office:value="36" calcext:value-type="float">
            <text:p>36</text:p>
          </table:table-cell>
          <table:table-cell table:formula="of:=[.BY76]/[.BQ76]" office:value-type="float" office:value="0.18" calcext:value-type="float">
            <text:p>0,18</text:p>
          </table:table-cell>
          <table:table-cell table:formula="of:=[.BR76]-[.BV76]" office:value-type="float" office:value="19900" calcext:value-type="float">
            <text:p>19900</text:p>
          </table:table-cell>
          <table:table-cell table:formula="of:=[.CA76]/[.BR7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6]-[.CH76]" office:value-type="float" office:value="73" calcext:value-type="float">
            <text:p>73</text:p>
          </table:table-cell>
          <table:table-cell table:formula="of:=[.CL76]/[.CD76]" office:value-type="float" office:value="0.292" calcext:value-type="float">
            <text:p>0,292</text:p>
          </table:table-cell>
          <table:table-cell table:formula="of:=[.CE76]-[.CI76]" office:value-type="float" office:value="7663" calcext:value-type="float">
            <text:p>7663</text:p>
          </table:table-cell>
          <table:table-cell table:formula="of:=[.CN76]/[.CE7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7]-[.AH77]" office:value-type="float" office:value="4" calcext:value-type="float">
            <text:p>4</text:p>
          </table:table-cell>
          <table:table-cell table:formula="of:=[.AL77]/[.AD77]" office:value-type="float" office:value="0.08" calcext:value-type="float">
            <text:p>0,08</text:p>
          </table:table-cell>
          <table:table-cell table:formula="of:=[.AE77]-[.AI77]" office:value-type="float" office:value="323" calcext:value-type="float">
            <text:p>323</text:p>
          </table:table-cell>
          <table:table-cell table:formula="of:=[.AN77]/[.A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7]-[.AU77]" office:value-type="float" office:value="18" calcext:value-type="float">
            <text:p>18</text:p>
          </table:table-cell>
          <table:table-cell table:formula="of:=[.AY77]/[.AQ77]" office:value-type="float" office:value="0.18" calcext:value-type="float">
            <text:p>0,18</text:p>
          </table:table-cell>
          <table:table-cell table:formula="of:=[.AR77]-[.AV77]" office:value-type="float" office:value="2430" calcext:value-type="float">
            <text:p>2430</text:p>
          </table:table-cell>
          <table:table-cell table:formula="of:=[.BA77]/[.AR7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7]-[.BH77]" office:value-type="float" office:value="48" calcext:value-type="float">
            <text:p>48</text:p>
          </table:table-cell>
          <table:table-cell table:formula="of:=[.BL77]/[.BD77]" office:value-type="float" office:value="0.32" calcext:value-type="float">
            <text:p>0,32</text:p>
          </table:table-cell>
          <table:table-cell table:formula="of:=[.BE77]-[.BI77]" office:value-type="float" office:value="8349" calcext:value-type="float">
            <text:p>8349</text:p>
          </table:table-cell>
          <table:table-cell table:formula="of:=[.BN77]/[.BE7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7]-[.BU77]" office:value-type="float" office:value="49" calcext:value-type="float">
            <text:p>49</text:p>
          </table:table-cell>
          <table:table-cell table:formula="of:=[.BY77]/[.BQ77]" office:value-type="float" office:value="0.245" calcext:value-type="float">
            <text:p>0,245</text:p>
          </table:table-cell>
          <table:table-cell table:formula="of:=[.BR77]-[.BV77]" office:value-type="float" office:value="19900" calcext:value-type="float">
            <text:p>19900</text:p>
          </table:table-cell>
          <table:table-cell table:formula="of:=[.CA77]/[.BR7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7]-[.CH77]" office:value-type="float" office:value="62" calcext:value-type="float">
            <text:p>62</text:p>
          </table:table-cell>
          <table:table-cell table:formula="of:=[.CL77]/[.CD77]" office:value-type="float" office:value="0.248" calcext:value-type="float">
            <text:p>0,248</text:p>
          </table:table-cell>
          <table:table-cell table:formula="of:=[.CE77]-[.CI77]" office:value-type="float" office:value="7663" calcext:value-type="float">
            <text:p>7663</text:p>
          </table:table-cell>
          <table:table-cell table:formula="of:=[.CN77]/[.CE7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8]-[.AH78]" office:value-type="float" office:value="37" calcext:value-type="float">
            <text:p>37</text:p>
          </table:table-cell>
          <table:table-cell table:formula="of:=[.AL78]/[.AD78]" office:value-type="float" office:value="0.74" calcext:value-type="float">
            <text:p>0,74</text:p>
          </table:table-cell>
          <table:table-cell table:formula="of:=[.AE78]-[.AI78]" office:value-type="float" office:value="323" calcext:value-type="float">
            <text:p>323</text:p>
          </table:table-cell>
          <table:table-cell table:formula="of:=[.AN78]/[.A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8]-[.AU78]" office:value-type="float" office:value="61" calcext:value-type="float">
            <text:p>61</text:p>
          </table:table-cell>
          <table:table-cell table:formula="of:=[.AY78]/[.AQ78]" office:value-type="float" office:value="0.61" calcext:value-type="float">
            <text:p>0,61</text:p>
          </table:table-cell>
          <table:table-cell table:formula="of:=[.AR78]-[.AV78]" office:value-type="float" office:value="2430" calcext:value-type="float">
            <text:p>2430</text:p>
          </table:table-cell>
          <table:table-cell table:formula="of:=[.BA78]/[.AR7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8349" calcext:value-type="float">
            <text:p>8349</text:p>
          </table:table-cell>
          <table:table-cell table:formula="of:=[.BN78]/[.BE7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8]-[.BU78]" office:value-type="float" office:value="36" calcext:value-type="float">
            <text:p>36</text:p>
          </table:table-cell>
          <table:table-cell table:formula="of:=[.BY78]/[.BQ78]" office:value-type="float" office:value="0.18" calcext:value-type="float">
            <text:p>0,18</text:p>
          </table:table-cell>
          <table:table-cell table:formula="of:=[.BR78]-[.BV78]" office:value-type="float" office:value="19900" calcext:value-type="float">
            <text:p>19900</text:p>
          </table:table-cell>
          <table:table-cell table:formula="of:=[.CA78]/[.BR7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8]-[.CH78]" office:value-type="float" office:value="101" calcext:value-type="float">
            <text:p>101</text:p>
          </table:table-cell>
          <table:table-cell table:formula="of:=[.CL78]/[.CD78]" office:value-type="float" office:value="0.404" calcext:value-type="float">
            <text:p>0,404</text:p>
          </table:table-cell>
          <table:table-cell table:formula="of:=[.CE78]-[.CI78]" office:value-type="float" office:value="7663" calcext:value-type="float">
            <text:p>7663</text:p>
          </table:table-cell>
          <table:table-cell table:formula="of:=[.CN78]/[.CE7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9]-[.AH79]" office:value-type="float" office:value="4" calcext:value-type="float">
            <text:p>4</text:p>
          </table:table-cell>
          <table:table-cell table:formula="of:=[.AL79]/[.AD79]" office:value-type="float" office:value="0.08" calcext:value-type="float">
            <text:p>0,08</text:p>
          </table:table-cell>
          <table:table-cell table:formula="of:=[.AE79]-[.AI79]" office:value-type="float" office:value="323" calcext:value-type="float">
            <text:p>323</text:p>
          </table:table-cell>
          <table:table-cell table:formula="of:=[.AN79]/[.A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9]-[.AU79]" office:value-type="float" office:value="23" calcext:value-type="float">
            <text:p>23</text:p>
          </table:table-cell>
          <table:table-cell table:formula="of:=[.AY79]/[.AQ79]" office:value-type="float" office:value="0.23" calcext:value-type="float">
            <text:p>0,23</text:p>
          </table:table-cell>
          <table:table-cell table:formula="of:=[.AR79]-[.AV79]" office:value-type="float" office:value="2430" calcext:value-type="float">
            <text:p>2430</text:p>
          </table:table-cell>
          <table:table-cell table:formula="of:=[.BA79]/[.AR7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9]-[.BH79]" office:value-type="float" office:value="48" calcext:value-type="float">
            <text:p>48</text:p>
          </table:table-cell>
          <table:table-cell table:formula="of:=[.BL79]/[.BD79]" office:value-type="float" office:value="0.32" calcext:value-type="float">
            <text:p>0,32</text:p>
          </table:table-cell>
          <table:table-cell table:formula="of:=[.BE79]-[.BI79]" office:value-type="float" office:value="8349" calcext:value-type="float">
            <text:p>8349</text:p>
          </table:table-cell>
          <table:table-cell table:formula="of:=[.BN79]/[.BE7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9]-[.BU79]" office:value-type="float" office:value="49" calcext:value-type="float">
            <text:p>49</text:p>
          </table:table-cell>
          <table:table-cell table:formula="of:=[.BY79]/[.BQ79]" office:value-type="float" office:value="0.245" calcext:value-type="float">
            <text:p>0,245</text:p>
          </table:table-cell>
          <table:table-cell table:formula="of:=[.BR79]-[.BV79]" office:value-type="float" office:value="19900" calcext:value-type="float">
            <text:p>19900</text:p>
          </table:table-cell>
          <table:table-cell table:formula="of:=[.CA79]/[.BR7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7663" calcext:value-type="float">
            <text:p>7663</text:p>
          </table:table-cell>
          <table:table-cell table:formula="of:=[.CN79]/[.CE7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0]-[.AH80]" office:value-type="float" office:value="9" calcext:value-type="float">
            <text:p>9</text:p>
          </table:table-cell>
          <table:table-cell table:formula="of:=[.AL80]/[.AD80]" office:value-type="float" office:value="0.18" calcext:value-type="float">
            <text:p>0,18</text:p>
          </table:table-cell>
          <table:table-cell table:formula="of:=[.AE80]-[.AI80]" office:value-type="float" office:value="323" calcext:value-type="float">
            <text:p>323</text:p>
          </table:table-cell>
          <table:table-cell table:formula="of:=[.AN80]/[.A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0]-[.AU80]" office:value-type="float" office:value="18" calcext:value-type="float">
            <text:p>18</text:p>
          </table:table-cell>
          <table:table-cell table:formula="of:=[.AY80]/[.AQ80]" office:value-type="float" office:value="0.18" calcext:value-type="float">
            <text:p>0,18</text:p>
          </table:table-cell>
          <table:table-cell table:formula="of:=[.AR80]-[.AV80]" office:value-type="float" office:value="2430" calcext:value-type="float">
            <text:p>2430</text:p>
          </table:table-cell>
          <table:table-cell table:formula="of:=[.BA80]/[.AR8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0]-[.BH80]" office:value-type="float" office:value="38" calcext:value-type="float">
            <text:p>38</text:p>
          </table:table-cell>
          <table:table-cell table:formula="of:=[.BL80]/[.BD80]" office:value-type="float" office:value="0.253333333333333" calcext:value-type="float">
            <text:p>0,253333333333333</text:p>
          </table:table-cell>
          <table:table-cell table:formula="of:=[.BE80]-[.BI80]" office:value-type="float" office:value="8349" calcext:value-type="float">
            <text:p>8349</text:p>
          </table:table-cell>
          <table:table-cell table:formula="of:=[.BN80]/[.BE8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0]-[.BU80]" office:value-type="float" office:value="13" calcext:value-type="float">
            <text:p>13</text:p>
          </table:table-cell>
          <table:table-cell table:formula="of:=[.BY80]/[.BQ80]" office:value-type="float" office:value="0.065" calcext:value-type="float">
            <text:p>0,065</text:p>
          </table:table-cell>
          <table:table-cell table:formula="of:=[.BR80]-[.BV80]" office:value-type="float" office:value="19900" calcext:value-type="float">
            <text:p>19900</text:p>
          </table:table-cell>
          <table:table-cell table:formula="of:=[.CA80]/[.BR8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0]-[.CH80]" office:value-type="float" office:value="19" calcext:value-type="float">
            <text:p>19</text:p>
          </table:table-cell>
          <table:table-cell table:formula="of:=[.CL80]/[.CD80]" office:value-type="float" office:value="0.076" calcext:value-type="float">
            <text:p>0,076</text:p>
          </table:table-cell>
          <table:table-cell table:formula="of:=[.CE80]-[.CI80]" office:value-type="float" office:value="7663" calcext:value-type="float">
            <text:p>7663</text:p>
          </table:table-cell>
          <table:table-cell table:formula="of:=[.CN80]/[.CE8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1]-[.AH81]" office:value-type="float" office:value="18" calcext:value-type="float">
            <text:p>18</text:p>
          </table:table-cell>
          <table:table-cell table:formula="of:=[.AL81]/[.AD81]" office:value-type="float" office:value="0.36" calcext:value-type="float">
            <text:p>0,36</text:p>
          </table:table-cell>
          <table:table-cell table:formula="of:=[.AE81]-[.AI81]" office:value-type="float" office:value="323" calcext:value-type="float">
            <text:p>323</text:p>
          </table:table-cell>
          <table:table-cell table:formula="of:=[.AN81]/[.A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1]-[.AU81]" office:value-type="float" office:value="85" calcext:value-type="float">
            <text:p>85</text:p>
          </table:table-cell>
          <table:table-cell table:formula="of:=[.AY81]/[.AQ81]" office:value-type="float" office:value="0.85" calcext:value-type="float">
            <text:p>0,85</text:p>
          </table:table-cell>
          <table:table-cell table:formula="of:=[.AR81]-[.AV81]" office:value-type="float" office:value="2430" calcext:value-type="float">
            <text:p>2430</text:p>
          </table:table-cell>
          <table:table-cell table:formula="of:=[.BA81]/[.AR8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1]-[.BH81]" office:value-type="float" office:value="23" calcext:value-type="float">
            <text:p>23</text:p>
          </table:table-cell>
          <table:table-cell table:formula="of:=[.BL81]/[.BD81]" office:value-type="float" office:value="0.153333333333333" calcext:value-type="float">
            <text:p>0,153333333333333</text:p>
          </table:table-cell>
          <table:table-cell table:formula="of:=[.BE81]-[.BI81]" office:value-type="float" office:value="8349" calcext:value-type="float">
            <text:p>8349</text:p>
          </table:table-cell>
          <table:table-cell table:formula="of:=[.BN81]/[.BE8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1]-[.BU81]" office:value-type="float" office:value="49" calcext:value-type="float">
            <text:p>49</text:p>
          </table:table-cell>
          <table:table-cell table:formula="of:=[.BY81]/[.BQ81]" office:value-type="float" office:value="0.245" calcext:value-type="float">
            <text:p>0,245</text:p>
          </table:table-cell>
          <table:table-cell table:formula="of:=[.BR81]-[.BV81]" office:value-type="float" office:value="19900" calcext:value-type="float">
            <text:p>19900</text:p>
          </table:table-cell>
          <table:table-cell table:formula="of:=[.CA81]/[.BR8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7663" calcext:value-type="float">
            <text:p>7663</text:p>
          </table:table-cell>
          <table:table-cell table:formula="of:=[.CN81]/[.CE8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2]-[.AH82]" office:value-type="float" office:value="4" calcext:value-type="float">
            <text:p>4</text:p>
          </table:table-cell>
          <table:table-cell table:formula="of:=[.AL82]/[.AD82]" office:value-type="float" office:value="0.08" calcext:value-type="float">
            <text:p>0,08</text:p>
          </table:table-cell>
          <table:table-cell table:formula="of:=[.AE82]-[.AI82]" office:value-type="float" office:value="323" calcext:value-type="float">
            <text:p>323</text:p>
          </table:table-cell>
          <table:table-cell table:formula="of:=[.AN82]/[.A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2]-[.AU82]" office:value-type="float" office:value="48" calcext:value-type="float">
            <text:p>48</text:p>
          </table:table-cell>
          <table:table-cell table:formula="of:=[.AY82]/[.AQ82]" office:value-type="float" office:value="0.48" calcext:value-type="float">
            <text:p>0,48</text:p>
          </table:table-cell>
          <table:table-cell table:formula="of:=[.AR82]-[.AV82]" office:value-type="float" office:value="2430" calcext:value-type="float">
            <text:p>2430</text:p>
          </table:table-cell>
          <table:table-cell table:formula="of:=[.BA82]/[.AR8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2]-[.BH82]" office:value-type="float" office:value="55" calcext:value-type="float">
            <text:p>55</text:p>
          </table:table-cell>
          <table:table-cell table:formula="of:=[.BL82]/[.BD82]" office:value-type="float" office:value="0.366666666666667" calcext:value-type="float">
            <text:p>0,366666666666667</text:p>
          </table:table-cell>
          <table:table-cell table:formula="of:=[.BE82]-[.BI82]" office:value-type="float" office:value="8349" calcext:value-type="float">
            <text:p>8349</text:p>
          </table:table-cell>
          <table:table-cell table:formula="of:=[.BN82]/[.BE8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2]-[.BU82]" office:value-type="float" office:value="13" calcext:value-type="float">
            <text:p>13</text:p>
          </table:table-cell>
          <table:table-cell table:formula="of:=[.BY82]/[.BQ82]" office:value-type="float" office:value="0.065" calcext:value-type="float">
            <text:p>0,065</text:p>
          </table:table-cell>
          <table:table-cell table:formula="of:=[.BR82]-[.BV82]" office:value-type="float" office:value="19900" calcext:value-type="float">
            <text:p>19900</text:p>
          </table:table-cell>
          <table:table-cell table:formula="of:=[.CA82]/[.BR8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2]-[.CH82]" office:value-type="float" office:value="62" calcext:value-type="float">
            <text:p>62</text:p>
          </table:table-cell>
          <table:table-cell table:formula="of:=[.CL82]/[.CD82]" office:value-type="float" office:value="0.248" calcext:value-type="float">
            <text:p>0,248</text:p>
          </table:table-cell>
          <table:table-cell table:formula="of:=[.CE82]-[.CI82]" office:value-type="float" office:value="7663" calcext:value-type="float">
            <text:p>7663</text:p>
          </table:table-cell>
          <table:table-cell table:formula="of:=[.CN82]/[.CE8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3]-[.AH83]" office:value-type="float" office:value="48" calcext:value-type="float">
            <text:p>48</text:p>
          </table:table-cell>
          <table:table-cell table:formula="of:=[.AL83]/[.AD83]" office:value-type="float" office:value="0.96" calcext:value-type="float">
            <text:p>0,96</text:p>
          </table:table-cell>
          <table:table-cell table:formula="of:=[.AE83]-[.AI83]" office:value-type="float" office:value="323" calcext:value-type="float">
            <text:p>323</text:p>
          </table:table-cell>
          <table:table-cell table:formula="of:=[.AN83]/[.A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3]-[.AU83]" office:value-type="float" office:value="36" calcext:value-type="float">
            <text:p>36</text:p>
          </table:table-cell>
          <table:table-cell table:formula="of:=[.AY83]/[.AQ83]" office:value-type="float" office:value="0.36" calcext:value-type="float">
            <text:p>0,36</text:p>
          </table:table-cell>
          <table:table-cell table:formula="of:=[.AR83]-[.AV83]" office:value-type="float" office:value="2430" calcext:value-type="float">
            <text:p>2430</text:p>
          </table:table-cell>
          <table:table-cell table:formula="of:=[.BA83]/[.AR8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3]-[.BH83]" office:value-type="float" office:value="81" calcext:value-type="float">
            <text:p>81</text:p>
          </table:table-cell>
          <table:table-cell table:formula="of:=[.BL83]/[.BD83]" office:value-type="float" office:value="0.54" calcext:value-type="float">
            <text:p>0,54</text:p>
          </table:table-cell>
          <table:table-cell table:formula="of:=[.BE83]-[.BI83]" office:value-type="float" office:value="8349" calcext:value-type="float">
            <text:p>8349</text:p>
          </table:table-cell>
          <table:table-cell table:formula="of:=[.BN83]/[.BE8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3]-[.BU83]" office:value-type="float" office:value="106" calcext:value-type="float">
            <text:p>106</text:p>
          </table:table-cell>
          <table:table-cell table:formula="of:=[.BY83]/[.BQ83]" office:value-type="float" office:value="0.53" calcext:value-type="float">
            <text:p>0,53</text:p>
          </table:table-cell>
          <table:table-cell table:formula="of:=[.BR83]-[.BV83]" office:value-type="float" office:value="19900" calcext:value-type="float">
            <text:p>19900</text:p>
          </table:table-cell>
          <table:table-cell table:formula="of:=[.CA83]/[.BR8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3]-[.CH83]" office:value-type="float" office:value="101" calcext:value-type="float">
            <text:p>101</text:p>
          </table:table-cell>
          <table:table-cell table:formula="of:=[.CL83]/[.CD83]" office:value-type="float" office:value="0.404" calcext:value-type="float">
            <text:p>0,404</text:p>
          </table:table-cell>
          <table:table-cell table:formula="of:=[.CE83]-[.CI83]" office:value-type="float" office:value="7663" calcext:value-type="float">
            <text:p>7663</text:p>
          </table:table-cell>
          <table:table-cell table:formula="of:=[.CN83]/[.CE8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4]-[.AH84]" office:value-type="float" office:value="15" calcext:value-type="float">
            <text:p>15</text:p>
          </table:table-cell>
          <table:table-cell table:formula="of:=[.AL84]/[.AD84]" office:value-type="float" office:value="0.3" calcext:value-type="float">
            <text:p>0,3</text:p>
          </table:table-cell>
          <table:table-cell table:formula="of:=[.AE84]-[.AI84]" office:value-type="float" office:value="323" calcext:value-type="float">
            <text:p>323</text:p>
          </table:table-cell>
          <table:table-cell table:formula="of:=[.AN84]/[.A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4]-[.AU84]" office:value-type="float" office:value="80" calcext:value-type="float">
            <text:p>80</text:p>
          </table:table-cell>
          <table:table-cell table:formula="of:=[.AY84]/[.AQ84]" office:value-type="float" office:value="0.8" calcext:value-type="float">
            <text:p>0,8</text:p>
          </table:table-cell>
          <table:table-cell table:formula="of:=[.AR84]-[.AV84]" office:value-type="float" office:value="2430" calcext:value-type="float">
            <text:p>2430</text:p>
          </table:table-cell>
          <table:table-cell table:formula="of:=[.BA84]/[.AR8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8349" calcext:value-type="float">
            <text:p>8349</text:p>
          </table:table-cell>
          <table:table-cell table:formula="of:=[.BN84]/[.BE8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4]-[.BU84]" office:value-type="float" office:value="36" calcext:value-type="float">
            <text:p>36</text:p>
          </table:table-cell>
          <table:table-cell table:formula="of:=[.BY84]/[.BQ84]" office:value-type="float" office:value="0.18" calcext:value-type="float">
            <text:p>0,18</text:p>
          </table:table-cell>
          <table:table-cell table:formula="of:=[.BR84]-[.BV84]" office:value-type="float" office:value="19900" calcext:value-type="float">
            <text:p>19900</text:p>
          </table:table-cell>
          <table:table-cell table:formula="of:=[.CA84]/[.BR8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4]-[.CH84]" office:value-type="float" office:value="105" calcext:value-type="float">
            <text:p>105</text:p>
          </table:table-cell>
          <table:table-cell table:formula="of:=[.CL84]/[.CD84]" office:value-type="float" office:value="0.42" calcext:value-type="float">
            <text:p>0,42</text:p>
          </table:table-cell>
          <table:table-cell table:formula="of:=[.CE84]-[.CI84]" office:value-type="float" office:value="7763" calcext:value-type="float">
            <text:p>7763</text:p>
          </table:table-cell>
          <table:table-cell table:formula="of:=[.CN84]/[.CE8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5]-[.AH85]" office:value-type="float" office:value="37" calcext:value-type="float">
            <text:p>37</text:p>
          </table:table-cell>
          <table:table-cell table:formula="of:=[.AL85]/[.AD85]" office:value-type="float" office:value="0.74" calcext:value-type="float">
            <text:p>0,74</text:p>
          </table:table-cell>
          <table:table-cell table:formula="of:=[.AE85]-[.AI85]" office:value-type="float" office:value="323" calcext:value-type="float">
            <text:p>323</text:p>
          </table:table-cell>
          <table:table-cell table:formula="of:=[.AN85]/[.A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5]-[.AU85]" office:value-type="float" office:value="80" calcext:value-type="float">
            <text:p>80</text:p>
          </table:table-cell>
          <table:table-cell table:formula="of:=[.AY85]/[.AQ85]" office:value-type="float" office:value="0.8" calcext:value-type="float">
            <text:p>0,8</text:p>
          </table:table-cell>
          <table:table-cell table:formula="of:=[.AR85]-[.AV85]" office:value-type="float" office:value="2430" calcext:value-type="float">
            <text:p>2430</text:p>
          </table:table-cell>
          <table:table-cell table:formula="of:=[.BA85]/[.AR8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5]-[.BH85]" office:value-type="float" office:value="63" calcext:value-type="float">
            <text:p>63</text:p>
          </table:table-cell>
          <table:table-cell table:formula="of:=[.BL85]/[.BD85]" office:value-type="float" office:value="0.42" calcext:value-type="float">
            <text:p>0,42</text:p>
          </table:table-cell>
          <table:table-cell table:formula="of:=[.BE85]-[.BI85]" office:value-type="float" office:value="8349" calcext:value-type="float">
            <text:p>8349</text:p>
          </table:table-cell>
          <table:table-cell table:formula="of:=[.BN85]/[.BE8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5]-[.BU85]" office:value-type="float" office:value="13" calcext:value-type="float">
            <text:p>13</text:p>
          </table:table-cell>
          <table:table-cell table:formula="of:=[.BY85]/[.BQ85]" office:value-type="float" office:value="0.065" calcext:value-type="float">
            <text:p>0,065</text:p>
          </table:table-cell>
          <table:table-cell table:formula="of:=[.BR85]-[.BV85]" office:value-type="float" office:value="19900" calcext:value-type="float">
            <text:p>19900</text:p>
          </table:table-cell>
          <table:table-cell table:formula="of:=[.CA85]/[.BR8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5]-[.CH85]" office:value-type="float" office:value="41" calcext:value-type="float">
            <text:p>41</text:p>
          </table:table-cell>
          <table:table-cell table:formula="of:=[.CL85]/[.CD85]" office:value-type="float" office:value="0.164" calcext:value-type="float">
            <text:p>0,164</text:p>
          </table:table-cell>
          <table:table-cell table:formula="of:=[.CE85]-[.CI85]" office:value-type="float" office:value="7763" calcext:value-type="float">
            <text:p>7763</text:p>
          </table:table-cell>
          <table:table-cell table:formula="of:=[.CN85]/[.CE8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6]-[.AH86]" office:value-type="float" office:value="5" calcext:value-type="float">
            <text:p>5</text:p>
          </table:table-cell>
          <table:table-cell table:formula="of:=[.AL86]/[.AD86]" office:value-type="float" office:value="0.1" calcext:value-type="float">
            <text:p>0,1</text:p>
          </table:table-cell>
          <table:table-cell table:formula="of:=[.AE86]-[.AI86]" office:value-type="float" office:value="323" calcext:value-type="float">
            <text:p>323</text:p>
          </table:table-cell>
          <table:table-cell table:formula="of:=[.AN86]/[.A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6]-[.AU86]" office:value-type="float" office:value="18" calcext:value-type="float">
            <text:p>18</text:p>
          </table:table-cell>
          <table:table-cell table:formula="of:=[.AY86]/[.AQ86]" office:value-type="float" office:value="0.18" calcext:value-type="float">
            <text:p>0,18</text:p>
          </table:table-cell>
          <table:table-cell table:formula="of:=[.AR86]-[.AV86]" office:value-type="float" office:value="2430" calcext:value-type="float">
            <text:p>2430</text:p>
          </table:table-cell>
          <table:table-cell table:formula="of:=[.BA86]/[.AR8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6]-[.BH86]" office:value-type="float" office:value="48" calcext:value-type="float">
            <text:p>48</text:p>
          </table:table-cell>
          <table:table-cell table:formula="of:=[.BL86]/[.BD86]" office:value-type="float" office:value="0.32" calcext:value-type="float">
            <text:p>0,32</text:p>
          </table:table-cell>
          <table:table-cell table:formula="of:=[.BE86]-[.BI86]" office:value-type="float" office:value="8349" calcext:value-type="float">
            <text:p>8349</text:p>
          </table:table-cell>
          <table:table-cell table:formula="of:=[.BN86]/[.BE8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6]-[.BU86]" office:value-type="float" office:value="13" calcext:value-type="float">
            <text:p>13</text:p>
          </table:table-cell>
          <table:table-cell table:formula="of:=[.BY86]/[.BQ86]" office:value-type="float" office:value="0.065" calcext:value-type="float">
            <text:p>0,065</text:p>
          </table:table-cell>
          <table:table-cell table:formula="of:=[.BR86]-[.BV86]" office:value-type="float" office:value="19900" calcext:value-type="float">
            <text:p>19900</text:p>
          </table:table-cell>
          <table:table-cell table:formula="of:=[.CA86]/[.BR8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6]-[.CH86]" office:value-type="float" office:value="89" calcext:value-type="float">
            <text:p>89</text:p>
          </table:table-cell>
          <table:table-cell table:formula="of:=[.CL86]/[.CD86]" office:value-type="float" office:value="0.356" calcext:value-type="float">
            <text:p>0,356</text:p>
          </table:table-cell>
          <table:table-cell table:formula="of:=[.CE86]-[.CI86]" office:value-type="float" office:value="7763" calcext:value-type="float">
            <text:p>7763</text:p>
          </table:table-cell>
          <table:table-cell table:formula="of:=[.CN86]/[.CE8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7]-[.AH87]" office:value-type="float" office:value="32" calcext:value-type="float">
            <text:p>32</text:p>
          </table:table-cell>
          <table:table-cell table:formula="of:=[.AL87]/[.AD87]" office:value-type="float" office:value="0.64" calcext:value-type="float">
            <text:p>0,64</text:p>
          </table:table-cell>
          <table:table-cell table:formula="of:=[.AE87]-[.AI87]" office:value-type="float" office:value="323" calcext:value-type="float">
            <text:p>323</text:p>
          </table:table-cell>
          <table:table-cell table:formula="of:=[.AN87]/[.A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7]-[.AU87]" office:value-type="float" office:value="23" calcext:value-type="float">
            <text:p>23</text:p>
          </table:table-cell>
          <table:table-cell table:formula="of:=[.AY87]/[.AQ87]" office:value-type="float" office:value="0.23" calcext:value-type="float">
            <text:p>0,23</text:p>
          </table:table-cell>
          <table:table-cell table:formula="of:=[.AR87]-[.AV87]" office:value-type="float" office:value="2430" calcext:value-type="float">
            <text:p>2430</text:p>
          </table:table-cell>
          <table:table-cell table:formula="of:=[.BA87]/[.AR8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7]-[.BH87]" office:value-type="float" office:value="38" calcext:value-type="float">
            <text:p>38</text:p>
          </table:table-cell>
          <table:table-cell table:formula="of:=[.BL87]/[.BD87]" office:value-type="float" office:value="0.253333333333333" calcext:value-type="float">
            <text:p>0,253333333333333</text:p>
          </table:table-cell>
          <table:table-cell table:formula="of:=[.BE87]-[.BI87]" office:value-type="float" office:value="8349" calcext:value-type="float">
            <text:p>8349</text:p>
          </table:table-cell>
          <table:table-cell table:formula="of:=[.BN87]/[.BE8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7]-[.BU87]" office:value-type="float" office:value="95" calcext:value-type="float">
            <text:p>95</text:p>
          </table:table-cell>
          <table:table-cell table:formula="of:=[.BY87]/[.BQ87]" office:value-type="float" office:value="0.475" calcext:value-type="float">
            <text:p>0,475</text:p>
          </table:table-cell>
          <table:table-cell table:formula="of:=[.BR87]-[.BV87]" office:value-type="float" office:value="19900" calcext:value-type="float">
            <text:p>19900</text:p>
          </table:table-cell>
          <table:table-cell table:formula="of:=[.CA87]/[.BR8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7]-[.CH87]" office:value-type="float" office:value="28" calcext:value-type="float">
            <text:p>28</text:p>
          </table:table-cell>
          <table:table-cell table:formula="of:=[.CL87]/[.CD87]" office:value-type="float" office:value="0.112" calcext:value-type="float">
            <text:p>0,112</text:p>
          </table:table-cell>
          <table:table-cell table:formula="of:=[.CE87]-[.CI87]" office:value-type="float" office:value="7763" calcext:value-type="float">
            <text:p>7763</text:p>
          </table:table-cell>
          <table:table-cell table:formula="of:=[.CN87]/[.CE8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8]-[.AH88]" office:value-type="float" office:value="28" calcext:value-type="float">
            <text:p>28</text:p>
          </table:table-cell>
          <table:table-cell table:formula="of:=[.AL88]/[.AD88]" office:value-type="float" office:value="0.56" calcext:value-type="float">
            <text:p>0,56</text:p>
          </table:table-cell>
          <table:table-cell table:formula="of:=[.AE88]-[.AI88]" office:value-type="float" office:value="323" calcext:value-type="float">
            <text:p>323</text:p>
          </table:table-cell>
          <table:table-cell table:formula="of:=[.AN88]/[.A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8]-[.AU88]" office:value-type="float" office:value="85" calcext:value-type="float">
            <text:p>85</text:p>
          </table:table-cell>
          <table:table-cell table:formula="of:=[.AY88]/[.AQ88]" office:value-type="float" office:value="0.85" calcext:value-type="float">
            <text:p>0,85</text:p>
          </table:table-cell>
          <table:table-cell table:formula="of:=[.AR88]-[.AV88]" office:value-type="float" office:value="2430" calcext:value-type="float">
            <text:p>2430</text:p>
          </table:table-cell>
          <table:table-cell table:formula="of:=[.BA88]/[.AR8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8]-[.BH88]" office:value-type="float" office:value="38" calcext:value-type="float">
            <text:p>38</text:p>
          </table:table-cell>
          <table:table-cell table:formula="of:=[.BL88]/[.BD88]" office:value-type="float" office:value="0.253333333333333" calcext:value-type="float">
            <text:p>0,253333333333333</text:p>
          </table:table-cell>
          <table:table-cell table:formula="of:=[.BE88]-[.BI88]" office:value-type="float" office:value="8349" calcext:value-type="float">
            <text:p>8349</text:p>
          </table:table-cell>
          <table:table-cell table:formula="of:=[.BN88]/[.BE8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8]-[.BU88]" office:value-type="float" office:value="49" calcext:value-type="float">
            <text:p>49</text:p>
          </table:table-cell>
          <table:table-cell table:formula="of:=[.BY88]/[.BQ88]" office:value-type="float" office:value="0.245" calcext:value-type="float">
            <text:p>0,245</text:p>
          </table:table-cell>
          <table:table-cell table:formula="of:=[.BR88]-[.BV88]" office:value-type="float" office:value="19900" calcext:value-type="float">
            <text:p>19900</text:p>
          </table:table-cell>
          <table:table-cell table:formula="of:=[.CA88]/[.BR8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8]-[.CH88]" office:value-type="float" office:value="58" calcext:value-type="float">
            <text:p>58</text:p>
          </table:table-cell>
          <table:table-cell table:formula="of:=[.CL88]/[.CD88]" office:value-type="float" office:value="0.232" calcext:value-type="float">
            <text:p>0,232</text:p>
          </table:table-cell>
          <table:table-cell table:formula="of:=[.CE88]-[.CI88]" office:value-type="float" office:value="7763" calcext:value-type="float">
            <text:p>7763</text:p>
          </table:table-cell>
          <table:table-cell table:formula="of:=[.CN88]/[.CE8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9]-[.AH89]" office:value-type="float" office:value="10" calcext:value-type="float">
            <text:p>10</text:p>
          </table:table-cell>
          <table:table-cell table:formula="of:=[.AL89]/[.AD89]" office:value-type="float" office:value="0.2" calcext:value-type="float">
            <text:p>0,2</text:p>
          </table:table-cell>
          <table:table-cell table:formula="of:=[.AE89]-[.AI89]" office:value-type="float" office:value="323" calcext:value-type="float">
            <text:p>323</text:p>
          </table:table-cell>
          <table:table-cell table:formula="of:=[.AN89]/[.A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9]-[.AU89]" office:value-type="float" office:value="61" calcext:value-type="float">
            <text:p>61</text:p>
          </table:table-cell>
          <table:table-cell table:formula="of:=[.AY89]/[.AQ89]" office:value-type="float" office:value="0.61" calcext:value-type="float">
            <text:p>0,61</text:p>
          </table:table-cell>
          <table:table-cell table:formula="of:=[.AR89]-[.AV89]" office:value-type="float" office:value="2430" calcext:value-type="float">
            <text:p>2430</text:p>
          </table:table-cell>
          <table:table-cell table:formula="of:=[.BA89]/[.AR8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9]-[.BH89]" office:value-type="float" office:value="55" calcext:value-type="float">
            <text:p>55</text:p>
          </table:table-cell>
          <table:table-cell table:formula="of:=[.BL89]/[.BD89]" office:value-type="float" office:value="0.366666666666667" calcext:value-type="float">
            <text:p>0,366666666666667</text:p>
          </table:table-cell>
          <table:table-cell table:formula="of:=[.BE89]-[.BI89]" office:value-type="float" office:value="8349" calcext:value-type="float">
            <text:p>8349</text:p>
          </table:table-cell>
          <table:table-cell table:formula="of:=[.BN89]/[.BE8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9]-[.BU89]" office:value-type="float" office:value="95" calcext:value-type="float">
            <text:p>95</text:p>
          </table:table-cell>
          <table:table-cell table:formula="of:=[.BY89]/[.BQ89]" office:value-type="float" office:value="0.475" calcext:value-type="float">
            <text:p>0,475</text:p>
          </table:table-cell>
          <table:table-cell table:formula="of:=[.BR89]-[.BV89]" office:value-type="float" office:value="19900" calcext:value-type="float">
            <text:p>19900</text:p>
          </table:table-cell>
          <table:table-cell table:formula="of:=[.CA89]/[.BR8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9]-[.CH89]" office:value-type="float" office:value="28" calcext:value-type="float">
            <text:p>28</text:p>
          </table:table-cell>
          <table:table-cell table:formula="of:=[.CL89]/[.CD89]" office:value-type="float" office:value="0.112" calcext:value-type="float">
            <text:p>0,112</text:p>
          </table:table-cell>
          <table:table-cell table:formula="of:=[.CE89]-[.CI89]" office:value-type="float" office:value="7763" calcext:value-type="float">
            <text:p>7763</text:p>
          </table:table-cell>
          <table:table-cell table:formula="of:=[.CN89]/[.CE8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0]-[.AH90]" office:value-type="float" office:value="32" calcext:value-type="float">
            <text:p>32</text:p>
          </table:table-cell>
          <table:table-cell table:formula="of:=[.AL90]/[.AD90]" office:value-type="float" office:value="0.64" calcext:value-type="float">
            <text:p>0,64</text:p>
          </table:table-cell>
          <table:table-cell table:formula="of:=[.AE90]-[.AI90]" office:value-type="float" office:value="323" calcext:value-type="float">
            <text:p>323</text:p>
          </table:table-cell>
          <table:table-cell table:formula="of:=[.AN90]/[.A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0]-[.AU90]" office:value-type="float" office:value="18" calcext:value-type="float">
            <text:p>18</text:p>
          </table:table-cell>
          <table:table-cell table:formula="of:=[.AY90]/[.AQ90]" office:value-type="float" office:value="0.18" calcext:value-type="float">
            <text:p>0,18</text:p>
          </table:table-cell>
          <table:table-cell table:formula="of:=[.AR90]-[.AV90]" office:value-type="float" office:value="2430" calcext:value-type="float">
            <text:p>2430</text:p>
          </table:table-cell>
          <table:table-cell table:formula="of:=[.BA90]/[.AR9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0]-[.BH90]" office:value-type="float" office:value="23" calcext:value-type="float">
            <text:p>23</text:p>
          </table:table-cell>
          <table:table-cell table:formula="of:=[.BL90]/[.BD90]" office:value-type="float" office:value="0.153333333333333" calcext:value-type="float">
            <text:p>0,153333333333333</text:p>
          </table:table-cell>
          <table:table-cell table:formula="of:=[.BE90]-[.BI90]" office:value-type="float" office:value="8349" calcext:value-type="float">
            <text:p>8349</text:p>
          </table:table-cell>
          <table:table-cell table:formula="of:=[.BN90]/[.BE9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0]-[.BU90]" office:value-type="float" office:value="148" calcext:value-type="float">
            <text:p>148</text:p>
          </table:table-cell>
          <table:table-cell table:formula="of:=[.BY90]/[.BQ90]" office:value-type="float" office:value="0.74" calcext:value-type="float">
            <text:p>0,74</text:p>
          </table:table-cell>
          <table:table-cell table:formula="of:=[.BR90]-[.BV90]" office:value-type="float" office:value="19900" calcext:value-type="float">
            <text:p>19900</text:p>
          </table:table-cell>
          <table:table-cell table:formula="of:=[.CA90]/[.BR9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0]-[.CH90]" office:value-type="float" office:value="216" calcext:value-type="float">
            <text:p>216</text:p>
          </table:table-cell>
          <table:table-cell table:formula="of:=[.CL90]/[.CD90]" office:value-type="float" office:value="0.864" calcext:value-type="float">
            <text:p>0,864</text:p>
          </table:table-cell>
          <table:table-cell table:formula="of:=[.CE90]-[.CI90]" office:value-type="float" office:value="7763" calcext:value-type="float">
            <text:p>7763</text:p>
          </table:table-cell>
          <table:table-cell table:formula="of:=[.CN90]/[.CE9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41" office:value-type="float" office:value="12.92" calcext:value-type="float">
            <text:p>12,92</text:p>
          </table:table-cell>
          <table:table-cell table:style-name="ce24" office:value-type="float" office:value="0.263673469388" calcext:value-type="float">
            <text:p>0,2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1]-[.AH91]" office:value-type="float" office:value="20" calcext:value-type="float">
            <text:p>20</text:p>
          </table:table-cell>
          <table:table-cell table:formula="of:=[.AL91]/[.AD91]" office:value-type="float" office:value="0.4" calcext:value-type="float">
            <text:p>0,4</text:p>
          </table:table-cell>
          <table:table-cell table:formula="of:=[.AE91]-[.AI91]" office:value-type="float" office:value="323" calcext:value-type="float">
            <text:p>323</text:p>
          </table:table-cell>
          <table:table-cell table:formula="of:=[.AN91]/[.A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41" office:value-type="float" office:value="48.6" calcext:value-type="float">
            <text:p>48,60</text:p>
          </table:table-cell>
          <table:table-cell table:style-name="ce24" office:value-type="float" office:value="0.490909090909" calcext:value-type="float">
            <text:p>0,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1]-[.AU91]" office:value-type="float" office:value="52" calcext:value-type="float">
            <text:p>52</text:p>
          </table:table-cell>
          <table:table-cell table:formula="of:=[.AY91]/[.AQ91]" office:value-type="float" office:value="0.52" calcext:value-type="float">
            <text:p>0,52</text:p>
          </table:table-cell>
          <table:table-cell table:formula="of:=[.AR91]-[.AV91]" office:value-type="float" office:value="2430" calcext:value-type="float">
            <text:p>2430</text:p>
          </table:table-cell>
          <table:table-cell table:formula="of:=[.BA91]/[.AR9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table:style-name="ce41" office:value-type="float" office:value="111.32" calcext:value-type="float">
            <text:p>111,32</text:p>
          </table:table-cell>
          <table:table-cell table:style-name="ce24" office:value-type="float" office:value="0.74711409396" calcext:value-type="float">
            <text:p>0,7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1]-[.BH91]" office:value-type="float" office:value="131" calcext:value-type="float">
            <text:p>131</text:p>
          </table:table-cell>
          <table:table-cell table:formula="of:=[.BL91]/[.BD91]" office:value-type="float" office:value="0.873333333333333" calcext:value-type="float">
            <text:p>0,873333333333333</text:p>
          </table:table-cell>
          <table:table-cell table:formula="of:=[.BE91]-[.BI91]" office:value-type="float" office:value="8349" calcext:value-type="float">
            <text:p>8349</text:p>
          </table:table-cell>
          <table:table-cell table:formula="of:=[.BN91]/[.BE9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41" office:value-type="float" office:value="199" calcext:value-type="float">
            <text:p>199,00</text:p>
          </table:table-cell>
          <table:table-cell table:style-name="ce24" office:value-type="float" office:value="1" calcext:value-type="float">
            <text:p>1,0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1]-[.BU91]" office:value-type="float" office:value="80" calcext:value-type="float">
            <text:p>80</text:p>
          </table:table-cell>
          <table:table-cell table:formula="of:=[.BY91]/[.BQ91]" office:value-type="float" office:value="0.4" calcext:value-type="float">
            <text:p>0,4</text:p>
          </table:table-cell>
          <table:table-cell table:formula="of:=[.BR91]-[.BV91]" office:value-type="float" office:value="19900" calcext:value-type="float">
            <text:p>19900</text:p>
          </table:table-cell>
          <table:table-cell table:formula="of:=[.CA91]/[.BR9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table:style-name="ce41" office:value-type="float" office:value="62.104" calcext:value-type="float">
            <text:p>62,10</text:p>
          </table:table-cell>
          <table:table-cell table:style-name="ce24" office:value-type="float" office:value="0.249413654618" calcext:value-type="float">
            <text:p>0,25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1]-[.CH91]" office:value-type="float" office:value="58" calcext:value-type="float">
            <text:p>58</text:p>
          </table:table-cell>
          <table:table-cell table:formula="of:=[.CL91]/[.CD91]" office:value-type="float" office:value="0.232" calcext:value-type="float">
            <text:p>0,232</text:p>
          </table:table-cell>
          <table:table-cell table:formula="of:=[.CE91]-[.CI91]" office:value-type="float" office:value="7763" calcext:value-type="float">
            <text:p>7763</text:p>
          </table:table-cell>
          <table:table-cell table:formula="of:=[.CN91]/[.CE9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323" calcext:value-type="float">
            <text:p>323</text:p>
          </table:table-cell>
          <table:table-cell table:formula="of:=[.AN92]/[.A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2]-[.AU92]" office:value-type="float" office:value="85" calcext:value-type="float">
            <text:p>85</text:p>
          </table:table-cell>
          <table:table-cell table:formula="of:=[.AY92]/[.AQ92]" office:value-type="float" office:value="0.85" calcext:value-type="float">
            <text:p>0,85</text:p>
          </table:table-cell>
          <table:table-cell table:formula="of:=[.AR92]-[.AV92]" office:value-type="float" office:value="2430" calcext:value-type="float">
            <text:p>2430</text:p>
          </table:table-cell>
          <table:table-cell table:formula="of:=[.BA92]/[.AR92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2]-[.BH92]" office:value-type="float" office:value="107" calcext:value-type="float">
            <text:p>107</text:p>
          </table:table-cell>
          <table:table-cell table:formula="of:=[.BL92]/[.BD92]" office:value-type="float" office:value="0.713333333333333" calcext:value-type="float">
            <text:p>0,713333333333333</text:p>
          </table:table-cell>
          <table:table-cell table:formula="of:=[.BE92]-[.BI92]" office:value-type="float" office:value="8349" calcext:value-type="float">
            <text:p>8349</text:p>
          </table:table-cell>
          <table:table-cell table:formula="of:=[.BN92]/[.BE92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19900" calcext:value-type="float">
            <text:p>19900</text:p>
          </table:table-cell>
          <table:table-cell table:formula="of:=[.CA92]/[.BR92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2]-[.CH92]" office:value-type="float" office:value="89" calcext:value-type="float">
            <text:p>89</text:p>
          </table:table-cell>
          <table:table-cell table:formula="of:=[.CL92]/[.CD92]" office:value-type="float" office:value="0.356" calcext:value-type="float">
            <text:p>0,356</text:p>
          </table:table-cell>
          <table:table-cell table:formula="of:=[.CE92]-[.CI92]" office:value-type="float" office:value="7763" calcext:value-type="float">
            <text:p>7763</text:p>
          </table:table-cell>
          <table:table-cell table:formula="of:=[.CN92]/[.CE9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3]-[.AH93]" office:value-type="float" office:value="18" calcext:value-type="float">
            <text:p>18</text:p>
          </table:table-cell>
          <table:table-cell table:formula="of:=[.AL93]/[.AD93]" office:value-type="float" office:value="0.36" calcext:value-type="float">
            <text:p>0,36</text:p>
          </table:table-cell>
          <table:table-cell table:formula="of:=[.AE93]-[.AI93]" office:value-type="float" office:value="323" calcext:value-type="float">
            <text:p>323</text:p>
          </table:table-cell>
          <table:table-cell table:formula="of:=[.AN93]/[.A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3]-[.AU93]" office:value-type="float" office:value="39" calcext:value-type="float">
            <text:p>39</text:p>
          </table:table-cell>
          <table:table-cell table:formula="of:=[.AY93]/[.AQ93]" office:value-type="float" office:value="0.39" calcext:value-type="float">
            <text:p>0,39</text:p>
          </table:table-cell>
          <table:table-cell table:formula="of:=[.AR93]-[.AV93]" office:value-type="float" office:value="2430" calcext:value-type="float">
            <text:p>2430</text:p>
          </table:table-cell>
          <table:table-cell table:formula="of:=[.BA93]/[.AR93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3]-[.BH93]" office:value-type="float" office:value="48" calcext:value-type="float">
            <text:p>48</text:p>
          </table:table-cell>
          <table:table-cell table:formula="of:=[.BL93]/[.BD93]" office:value-type="float" office:value="0.32" calcext:value-type="float">
            <text:p>0,32</text:p>
          </table:table-cell>
          <table:table-cell table:formula="of:=[.BE93]-[.BI93]" office:value-type="float" office:value="8349" calcext:value-type="float">
            <text:p>8349</text:p>
          </table:table-cell>
          <table:table-cell table:formula="of:=[.BN93]/[.BE93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3]-[.BU93]" office:value-type="float" office:value="106" calcext:value-type="float">
            <text:p>106</text:p>
          </table:table-cell>
          <table:table-cell table:formula="of:=[.BY93]/[.BQ93]" office:value-type="float" office:value="0.53" calcext:value-type="float">
            <text:p>0,53</text:p>
          </table:table-cell>
          <table:table-cell table:formula="of:=[.BR93]-[.BV93]" office:value-type="float" office:value="19900" calcext:value-type="float">
            <text:p>19900</text:p>
          </table:table-cell>
          <table:table-cell table:formula="of:=[.CA93]/[.BR93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7763" calcext:value-type="float">
            <text:p>7763</text:p>
          </table:table-cell>
          <table:table-cell table:formula="of:=[.CN93]/[.CE9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4]-[.AH94]" office:value-type="float" office:value="4" calcext:value-type="float">
            <text:p>4</text:p>
          </table:table-cell>
          <table:table-cell table:formula="of:=[.AL94]/[.AD94]" office:value-type="float" office:value="0.08" calcext:value-type="float">
            <text:p>0,08</text:p>
          </table:table-cell>
          <table:table-cell table:formula="of:=[.AE94]-[.AI94]" office:value-type="float" office:value="323" calcext:value-type="float">
            <text:p>323</text:p>
          </table:table-cell>
          <table:table-cell table:formula="of:=[.AN94]/[.A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4]-[.AU94]" office:value-type="float" office:value="23" calcext:value-type="float">
            <text:p>23</text:p>
          </table:table-cell>
          <table:table-cell table:formula="of:=[.AY94]/[.AQ94]" office:value-type="float" office:value="0.23" calcext:value-type="float">
            <text:p>0,23</text:p>
          </table:table-cell>
          <table:table-cell table:formula="of:=[.AR94]-[.AV94]" office:value-type="float" office:value="2430" calcext:value-type="float">
            <text:p>2430</text:p>
          </table:table-cell>
          <table:table-cell table:formula="of:=[.BA94]/[.AR94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4]-[.BH94]" office:value-type="float" office:value="38" calcext:value-type="float">
            <text:p>38</text:p>
          </table:table-cell>
          <table:table-cell table:formula="of:=[.BL94]/[.BD94]" office:value-type="float" office:value="0.253333333333333" calcext:value-type="float">
            <text:p>0,253333333333333</text:p>
          </table:table-cell>
          <table:table-cell table:formula="of:=[.BE94]-[.BI94]" office:value-type="float" office:value="8349" calcext:value-type="float">
            <text:p>8349</text:p>
          </table:table-cell>
          <table:table-cell table:formula="of:=[.BN94]/[.BE94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4]-[.BU94]" office:value-type="float" office:value="36" calcext:value-type="float">
            <text:p>36</text:p>
          </table:table-cell>
          <table:table-cell table:formula="of:=[.BY94]/[.BQ94]" office:value-type="float" office:value="0.18" calcext:value-type="float">
            <text:p>0,18</text:p>
          </table:table-cell>
          <table:table-cell table:formula="of:=[.BR94]-[.BV94]" office:value-type="float" office:value="19900" calcext:value-type="float">
            <text:p>19900</text:p>
          </table:table-cell>
          <table:table-cell table:formula="of:=[.CA94]/[.BR94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4]-[.CH94]" office:value-type="float" office:value="58" calcext:value-type="float">
            <text:p>58</text:p>
          </table:table-cell>
          <table:table-cell table:formula="of:=[.CL94]/[.CD94]" office:value-type="float" office:value="0.232" calcext:value-type="float">
            <text:p>0,232</text:p>
          </table:table-cell>
          <table:table-cell table:formula="of:=[.CE94]-[.CI94]" office:value-type="float" office:value="7763" calcext:value-type="float">
            <text:p>7763</text:p>
          </table:table-cell>
          <table:table-cell table:formula="of:=[.CN94]/[.CE9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5]-[.AH95]" office:value-type="float" office:value="0" calcext:value-type="float">
            <text:p>0</text:p>
          </table:table-cell>
          <table:table-cell table:formula="of:=[.AL95]/[.AD95]" office:value-type="float" office:value="0" calcext:value-type="float">
            <text:p>0</text:p>
          </table:table-cell>
          <table:table-cell table:formula="of:=[.AE95]-[.AI95]" office:value-type="float" office:value="323" calcext:value-type="float">
            <text:p>323</text:p>
          </table:table-cell>
          <table:table-cell table:formula="of:=[.AN95]/[.A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5]-[.AU95]" office:value-type="float" office:value="69" calcext:value-type="float">
            <text:p>69</text:p>
          </table:table-cell>
          <table:table-cell table:formula="of:=[.AY95]/[.AQ95]" office:value-type="float" office:value="0.69" calcext:value-type="float">
            <text:p>0,69</text:p>
          </table:table-cell>
          <table:table-cell table:formula="of:=[.AR95]-[.AV95]" office:value-type="float" office:value="2430" calcext:value-type="float">
            <text:p>2430</text:p>
          </table:table-cell>
          <table:table-cell table:formula="of:=[.BA95]/[.AR95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5]-[.BH95]" office:value-type="float" office:value="55" calcext:value-type="float">
            <text:p>55</text:p>
          </table:table-cell>
          <table:table-cell table:formula="of:=[.BL95]/[.BD95]" office:value-type="float" office:value="0.366666666666667" calcext:value-type="float">
            <text:p>0,366666666666667</text:p>
          </table:table-cell>
          <table:table-cell table:formula="of:=[.BE95]-[.BI95]" office:value-type="float" office:value="8349" calcext:value-type="float">
            <text:p>8349</text:p>
          </table:table-cell>
          <table:table-cell table:formula="of:=[.BN95]/[.BE95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5]-[.BU95]" office:value-type="float" office:value="80" calcext:value-type="float">
            <text:p>80</text:p>
          </table:table-cell>
          <table:table-cell table:formula="of:=[.BY95]/[.BQ95]" office:value-type="float" office:value="0.4" calcext:value-type="float">
            <text:p>0,4</text:p>
          </table:table-cell>
          <table:table-cell table:formula="of:=[.BR95]-[.BV95]" office:value-type="float" office:value="19900" calcext:value-type="float">
            <text:p>19900</text:p>
          </table:table-cell>
          <table:table-cell table:formula="of:=[.CA95]/[.BR95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5]-[.CH95]" office:value-type="float" office:value="165" calcext:value-type="float">
            <text:p>165</text:p>
          </table:table-cell>
          <table:table-cell table:formula="of:=[.CL95]/[.CD95]" office:value-type="float" office:value="0.66" calcext:value-type="float">
            <text:p>0,66</text:p>
          </table:table-cell>
          <table:table-cell table:formula="of:=[.CE95]-[.CI95]" office:value-type="float" office:value="7763" calcext:value-type="float">
            <text:p>7763</text:p>
          </table:table-cell>
          <table:table-cell table:formula="of:=[.CN95]/[.CE9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6]-[.AH96]" office:value-type="float" office:value="18" calcext:value-type="float">
            <text:p>18</text:p>
          </table:table-cell>
          <table:table-cell table:formula="of:=[.AL96]/[.AD96]" office:value-type="float" office:value="0.36" calcext:value-type="float">
            <text:p>0,36</text:p>
          </table:table-cell>
          <table:table-cell table:formula="of:=[.AE96]-[.AI96]" office:value-type="float" office:value="323" calcext:value-type="float">
            <text:p>323</text:p>
          </table:table-cell>
          <table:table-cell table:formula="of:=[.AN96]/[.A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6]-[.AU96]" office:value-type="float" office:value="0" calcext:value-type="float">
            <text:p>0</text:p>
          </table:table-cell>
          <table:table-cell table:formula="of:=[.AY96]/[.AQ96]" office:value-type="float" office:value="0" calcext:value-type="float">
            <text:p>0</text:p>
          </table:table-cell>
          <table:table-cell table:formula="of:=[.AR96]-[.AV96]" office:value-type="float" office:value="2430" calcext:value-type="float">
            <text:p>2430</text:p>
          </table:table-cell>
          <table:table-cell table:formula="of:=[.BA96]/[.AR96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6]-[.BH96]" office:value-type="float" office:value="55" calcext:value-type="float">
            <text:p>55</text:p>
          </table:table-cell>
          <table:table-cell table:formula="of:=[.BL96]/[.BD96]" office:value-type="float" office:value="0.366666666666667" calcext:value-type="float">
            <text:p>0,366666666666667</text:p>
          </table:table-cell>
          <table:table-cell table:formula="of:=[.BE96]-[.BI96]" office:value-type="float" office:value="8349" calcext:value-type="float">
            <text:p>8349</text:p>
          </table:table-cell>
          <table:table-cell table:formula="of:=[.BN96]/[.BE96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6]-[.BU96]" office:value-type="float" office:value="26" calcext:value-type="float">
            <text:p>26</text:p>
          </table:table-cell>
          <table:table-cell table:formula="of:=[.BY96]/[.BQ96]" office:value-type="float" office:value="0.13" calcext:value-type="float">
            <text:p>0,13</text:p>
          </table:table-cell>
          <table:table-cell table:formula="of:=[.BR96]-[.BV96]" office:value-type="float" office:value="19900" calcext:value-type="float">
            <text:p>19900</text:p>
          </table:table-cell>
          <table:table-cell table:formula="of:=[.CA96]/[.BR96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6]-[.CH96]" office:value-type="float" office:value="58" calcext:value-type="float">
            <text:p>58</text:p>
          </table:table-cell>
          <table:table-cell table:formula="of:=[.CL96]/[.CD96]" office:value-type="float" office:value="0.232" calcext:value-type="float">
            <text:p>0,232</text:p>
          </table:table-cell>
          <table:table-cell table:formula="of:=[.CE96]-[.CI96]" office:value-type="float" office:value="7763" calcext:value-type="float">
            <text:p>7763</text:p>
          </table:table-cell>
          <table:table-cell table:formula="of:=[.CN96]/[.CE9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7]-[.AH97]" office:value-type="float" office:value="9" calcext:value-type="float">
            <text:p>9</text:p>
          </table:table-cell>
          <table:table-cell table:formula="of:=[.AL97]/[.AD97]" office:value-type="float" office:value="0.18" calcext:value-type="float">
            <text:p>0,18</text:p>
          </table:table-cell>
          <table:table-cell table:formula="of:=[.AE97]-[.AI97]" office:value-type="float" office:value="323" calcext:value-type="float">
            <text:p>323</text:p>
          </table:table-cell>
          <table:table-cell table:formula="of:=[.AN97]/[.A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7]-[.AU97]" office:value-type="float" office:value="48" calcext:value-type="float">
            <text:p>48</text:p>
          </table:table-cell>
          <table:table-cell table:formula="of:=[.AY97]/[.AQ97]" office:value-type="float" office:value="0.48" calcext:value-type="float">
            <text:p>0,48</text:p>
          </table:table-cell>
          <table:table-cell table:formula="of:=[.AR97]-[.AV97]" office:value-type="float" office:value="2430" calcext:value-type="float">
            <text:p>2430</text:p>
          </table:table-cell>
          <table:table-cell table:formula="of:=[.BA97]/[.AR97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7]-[.BH97]" office:value-type="float" office:value="23" calcext:value-type="float">
            <text:p>23</text:p>
          </table:table-cell>
          <table:table-cell table:formula="of:=[.BL97]/[.BD97]" office:value-type="float" office:value="0.153333333333333" calcext:value-type="float">
            <text:p>0,153333333333333</text:p>
          </table:table-cell>
          <table:table-cell table:formula="of:=[.BE97]-[.BI97]" office:value-type="float" office:value="8349" calcext:value-type="float">
            <text:p>8349</text:p>
          </table:table-cell>
          <table:table-cell table:formula="of:=[.BN97]/[.BE97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7]-[.BU97]" office:value-type="float" office:value="49" calcext:value-type="float">
            <text:p>49</text:p>
          </table:table-cell>
          <table:table-cell table:formula="of:=[.BY97]/[.BQ97]" office:value-type="float" office:value="0.245" calcext:value-type="float">
            <text:p>0,245</text:p>
          </table:table-cell>
          <table:table-cell table:formula="of:=[.BR97]-[.BV97]" office:value-type="float" office:value="19900" calcext:value-type="float">
            <text:p>19900</text:p>
          </table:table-cell>
          <table:table-cell table:formula="of:=[.CA97]/[.BR97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7]-[.CH97]" office:value-type="float" office:value="18" calcext:value-type="float">
            <text:p>18</text:p>
          </table:table-cell>
          <table:table-cell table:formula="of:=[.CL97]/[.CD97]" office:value-type="float" office:value="0.072" calcext:value-type="float">
            <text:p>0,072</text:p>
          </table:table-cell>
          <table:table-cell table:formula="of:=[.CE97]-[.CI97]" office:value-type="float" office:value="7763" calcext:value-type="float">
            <text:p>7763</text:p>
          </table:table-cell>
          <table:table-cell table:formula="of:=[.CN97]/[.CE9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8]-[.AH98]" office:value-type="float" office:value="9" calcext:value-type="float">
            <text:p>9</text:p>
          </table:table-cell>
          <table:table-cell table:formula="of:=[.AL98]/[.AD98]" office:value-type="float" office:value="0.18" calcext:value-type="float">
            <text:p>0,18</text:p>
          </table:table-cell>
          <table:table-cell table:formula="of:=[.AE98]-[.AI98]" office:value-type="float" office:value="323" calcext:value-type="float">
            <text:p>323</text:p>
          </table:table-cell>
          <table:table-cell table:formula="of:=[.AN98]/[.A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8]-[.AU98]" office:value-type="float" office:value="39" calcext:value-type="float">
            <text:p>39</text:p>
          </table:table-cell>
          <table:table-cell table:formula="of:=[.AY98]/[.AQ98]" office:value-type="float" office:value="0.39" calcext:value-type="float">
            <text:p>0,39</text:p>
          </table:table-cell>
          <table:table-cell table:formula="of:=[.AR98]-[.AV98]" office:value-type="float" office:value="2430" calcext:value-type="float">
            <text:p>2430</text:p>
          </table:table-cell>
          <table:table-cell table:formula="of:=[.BA98]/[.AR98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8]-[.BH98]" office:value-type="float" office:value="48" calcext:value-type="float">
            <text:p>48</text:p>
          </table:table-cell>
          <table:table-cell table:formula="of:=[.BL98]/[.BD98]" office:value-type="float" office:value="0.32" calcext:value-type="float">
            <text:p>0,32</text:p>
          </table:table-cell>
          <table:table-cell table:formula="of:=[.BE98]-[.BI98]" office:value-type="float" office:value="8349" calcext:value-type="float">
            <text:p>8349</text:p>
          </table:table-cell>
          <table:table-cell table:formula="of:=[.BN98]/[.BE98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8]-[.BU98]" office:value-type="float" office:value="49" calcext:value-type="float">
            <text:p>49</text:p>
          </table:table-cell>
          <table:table-cell table:formula="of:=[.BY98]/[.BQ98]" office:value-type="float" office:value="0.245" calcext:value-type="float">
            <text:p>0,245</text:p>
          </table:table-cell>
          <table:table-cell table:formula="of:=[.BR98]-[.BV98]" office:value-type="float" office:value="19900" calcext:value-type="float">
            <text:p>19900</text:p>
          </table:table-cell>
          <table:table-cell table:formula="of:=[.CA98]/[.BR98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8]-[.CH98]" office:value-type="float" office:value="28" calcext:value-type="float">
            <text:p>28</text:p>
          </table:table-cell>
          <table:table-cell table:formula="of:=[.CL98]/[.CD98]" office:value-type="float" office:value="0.112" calcext:value-type="float">
            <text:p>0,112</text:p>
          </table:table-cell>
          <table:table-cell table:formula="of:=[.CE98]-[.CI98]" office:value-type="float" office:value="7763" calcext:value-type="float">
            <text:p>7763</text:p>
          </table:table-cell>
          <table:table-cell table:formula="of:=[.CN98]/[.CE9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9]-[.AH99]" office:value-type="float" office:value="20" calcext:value-type="float">
            <text:p>20</text:p>
          </table:table-cell>
          <table:table-cell table:formula="of:=[.AL99]/[.AD99]" office:value-type="float" office:value="0.4" calcext:value-type="float">
            <text:p>0,4</text:p>
          </table:table-cell>
          <table:table-cell table:formula="of:=[.AE99]-[.AI99]" office:value-type="float" office:value="323" calcext:value-type="float">
            <text:p>323</text:p>
          </table:table-cell>
          <table:table-cell table:formula="of:=[.AN99]/[.A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9]-[.AU99]" office:value-type="float" office:value="61" calcext:value-type="float">
            <text:p>61</text:p>
          </table:table-cell>
          <table:table-cell table:formula="of:=[.AY99]/[.AQ99]" office:value-type="float" office:value="0.61" calcext:value-type="float">
            <text:p>0,61</text:p>
          </table:table-cell>
          <table:table-cell table:formula="of:=[.AR99]-[.AV99]" office:value-type="float" office:value="2430" calcext:value-type="float">
            <text:p>2430</text:p>
          </table:table-cell>
          <table:table-cell table:formula="of:=[.BA99]/[.AR99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9]-[.BH99]" office:value-type="float" office:value="92" calcext:value-type="float">
            <text:p>92</text:p>
          </table:table-cell>
          <table:table-cell table:formula="of:=[.BL99]/[.BD99]" office:value-type="float" office:value="0.613333333333333" calcext:value-type="float">
            <text:p>0,613333333333333</text:p>
          </table:table-cell>
          <table:table-cell table:formula="of:=[.BE99]-[.BI99]" office:value-type="float" office:value="8349" calcext:value-type="float">
            <text:p>8349</text:p>
          </table:table-cell>
          <table:table-cell table:formula="of:=[.BN99]/[.BE99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9]-[.BU99]" office:value-type="float" office:value="36" calcext:value-type="float">
            <text:p>36</text:p>
          </table:table-cell>
          <table:table-cell table:formula="of:=[.BY99]/[.BQ99]" office:value-type="float" office:value="0.18" calcext:value-type="float">
            <text:p>0,18</text:p>
          </table:table-cell>
          <table:table-cell table:formula="of:=[.BR99]-[.BV99]" office:value-type="float" office:value="19900" calcext:value-type="float">
            <text:p>19900</text:p>
          </table:table-cell>
          <table:table-cell table:formula="of:=[.CA99]/[.BR99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9]-[.CH99]" office:value-type="float" office:value="58" calcext:value-type="float">
            <text:p>58</text:p>
          </table:table-cell>
          <table:table-cell table:formula="of:=[.CL99]/[.CD99]" office:value-type="float" office:value="0.232" calcext:value-type="float">
            <text:p>0,232</text:p>
          </table:table-cell>
          <table:table-cell table:formula="of:=[.CE99]-[.CI99]" office:value-type="float" office:value="7763" calcext:value-type="float">
            <text:p>7763</text:p>
          </table:table-cell>
          <table:table-cell table:formula="of:=[.CN99]/[.CE9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0]-[.AH100]" office:value-type="float" office:value="9" calcext:value-type="float">
            <text:p>9</text:p>
          </table:table-cell>
          <table:table-cell table:formula="of:=[.AL100]/[.AD100]" office:value-type="float" office:value="0.18" calcext:value-type="float">
            <text:p>0,18</text:p>
          </table:table-cell>
          <table:table-cell table:formula="of:=[.AE100]-[.AI100]" office:value-type="float" office:value="323" calcext:value-type="float">
            <text:p>323</text:p>
          </table:table-cell>
          <table:table-cell table:formula="of:=[.AN100]/[.A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0]-[.AU100]" office:value-type="float" office:value="23" calcext:value-type="float">
            <text:p>23</text:p>
          </table:table-cell>
          <table:table-cell table:formula="of:=[.AY100]/[.AQ100]" office:value-type="float" office:value="0.23" calcext:value-type="float">
            <text:p>0,23</text:p>
          </table:table-cell>
          <table:table-cell table:formula="of:=[.AR100]-[.AV100]" office:value-type="float" office:value="2430" calcext:value-type="float">
            <text:p>2430</text:p>
          </table:table-cell>
          <table:table-cell table:formula="of:=[.BA100]/[.AR100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0]-[.BH100]" office:value-type="float" office:value="48" calcext:value-type="float">
            <text:p>48</text:p>
          </table:table-cell>
          <table:table-cell table:formula="of:=[.BL100]/[.BD100]" office:value-type="float" office:value="0.32" calcext:value-type="float">
            <text:p>0,32</text:p>
          </table:table-cell>
          <table:table-cell table:formula="of:=[.BE100]-[.BI100]" office:value-type="float" office:value="8349" calcext:value-type="float">
            <text:p>8349</text:p>
          </table:table-cell>
          <table:table-cell table:formula="of:=[.BN100]/[.BE100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0]-[.BU100]" office:value-type="float" office:value="36" calcext:value-type="float">
            <text:p>36</text:p>
          </table:table-cell>
          <table:table-cell table:formula="of:=[.BY100]/[.BQ100]" office:value-type="float" office:value="0.18" calcext:value-type="float">
            <text:p>0,18</text:p>
          </table:table-cell>
          <table:table-cell table:formula="of:=[.BR100]-[.BV100]" office:value-type="float" office:value="19900" calcext:value-type="float">
            <text:p>19900</text:p>
          </table:table-cell>
          <table:table-cell table:formula="of:=[.CA100]/[.BR100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0]-[.CH100]" office:value-type="float" office:value="18" calcext:value-type="float">
            <text:p>18</text:p>
          </table:table-cell>
          <table:table-cell table:formula="of:=[.CL100]/[.CD100]" office:value-type="float" office:value="0.072" calcext:value-type="float">
            <text:p>0,072</text:p>
          </table:table-cell>
          <table:table-cell table:formula="of:=[.CE100]-[.CI100]" office:value-type="float" office:value="7763" calcext:value-type="float">
            <text:p>7763</text:p>
          </table:table-cell>
          <table:table-cell table:formula="of:=[.CN100]/[.CE10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1]-[.AH101]" office:value-type="float" office:value="5" calcext:value-type="float">
            <text:p>5</text:p>
          </table:table-cell>
          <table:table-cell table:formula="of:=[.AL101]/[.AD101]" office:value-type="float" office:value="0.1" calcext:value-type="float">
            <text:p>0,1</text:p>
          </table:table-cell>
          <table:table-cell table:formula="of:=[.AE101]-[.AI101]" office:value-type="float" office:value="323" calcext:value-type="float">
            <text:p>323</text:p>
          </table:table-cell>
          <table:table-cell table:formula="of:=[.AN101]/[.A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1]-[.AU101]" office:value-type="float" office:value="23" calcext:value-type="float">
            <text:p>23</text:p>
          </table:table-cell>
          <table:table-cell table:formula="of:=[.AY101]/[.AQ101]" office:value-type="float" office:value="0.23" calcext:value-type="float">
            <text:p>0,23</text:p>
          </table:table-cell>
          <table:table-cell table:formula="of:=[.AR101]-[.AV101]" office:value-type="float" office:value="2430" calcext:value-type="float">
            <text:p>2430</text:p>
          </table:table-cell>
          <table:table-cell table:formula="of:=[.BA101]/[.AR101]"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8349" calcext:value-type="float">
            <text:p>8349</text:p>
          </table:table-cell>
          <table:table-cell table:formula="of:=[.BN101]/[.BE101]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1]-[.BU101]" office:value-type="float" office:value="26" calcext:value-type="float">
            <text:p>26</text:p>
          </table:table-cell>
          <table:table-cell table:formula="of:=[.BY101]/[.BQ101]" office:value-type="float" office:value="0.13" calcext:value-type="float">
            <text:p>0,13</text:p>
          </table:table-cell>
          <table:table-cell table:formula="of:=[.BR101]-[.BV101]" office:value-type="float" office:value="19900" calcext:value-type="float">
            <text:p>19900</text:p>
          </table:table-cell>
          <table:table-cell table:formula="of:=[.CA101]/[.BR101]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7763" calcext:value-type="float">
            <text:p>7763</text:p>
          </table:table-cell>
          <table:table-cell table:formula="of:=[.CN101]/[.CE10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12.92" calcext:value-type="float">
            <text:p>12,92</text:p>
          </table:table-cell>
          <table:table-cell table:style-name="ce40" office:value-type="float" office:value="0.263673469388" calcext:value-type="float">
            <text:p>0,263673469388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D102]-[.AH102]" office:value-type="float" office:value="40" calcext:value-type="float">
            <text:p>40</text:p>
          </table:table-cell>
          <table:table-cell table:style-name="ce40" table:formula="of:=[.AL102]/[.AD102]" office:value-type="float" office:value="0.8" calcext:value-type="float">
            <text:p>0,8</text:p>
          </table:table-cell>
          <table:table-cell table:style-name="ce33" table:formula="of:=[.AE102]-[.AI102]" office:value-type="float" office:value="323" calcext:value-type="float">
            <text:p>323</text:p>
          </table:table-cell>
          <table:table-cell table:style-name="ce40" table:formula="of:=[.AN102]/[.A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430" calcext:value-type="float">
            <text:p>2430</text:p>
          </table:table-cell>
          <table:table-cell table:style-name="ce36" office:value-type="float" office:value="48.6" calcext:value-type="float">
            <text:p>48,6</text:p>
          </table:table-cell>
          <table:table-cell table:style-name="ce40" office:value-type="float" office:value="0.490909090909" calcext:value-type="float">
            <text:p>0,490909090909</text:p>
          </table:table-cell>
          <table:table-cell table:style-name="ce33" office:value-type="float" office:value="91" calcext:value-type="float">
            <text:p>9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Q102]-[.AU102]" office:value-type="float" office:value="9" calcext:value-type="float">
            <text:p>9</text:p>
          </table:table-cell>
          <table:table-cell table:style-name="ce40" table:formula="of:=[.AY102]/[.AQ102]" office:value-type="float" office:value="0.09" calcext:value-type="float">
            <text:p>0,09</text:p>
          </table:table-cell>
          <table:table-cell table:style-name="ce33" table:formula="of:=[.AR102]-[.AV102]" office:value-type="float" office:value="2430" calcext:value-type="float">
            <text:p>2430</text:p>
          </table:table-cell>
          <table:table-cell table:style-name="ce40" table:formula="of:=[.BA102]/[.AR102]" office:value-type="float" office:value="1" calcext:value-type="float">
            <text:p>1</text:p>
          </table:table-cell>
          <table:table-cell/>
          <table:table-cell table:style-name="ce33"/>
          <table:table-cell table:style-name="ce36" table:number-columns-repeated="2"/>
          <table:table-cell table:style-name="ce40"/>
          <table:table-cell table:style-name="ce33"/>
          <table:table-cell table:style-name="ce36" table:number-columns-repeated="2"/>
          <table:table-cell table:style-name="ce40"/>
          <table:table-cell table:style-name="ce33"/>
          <table:table-cell table:style-name="ce40"/>
          <table:table-cell table:style-name="ce33"/>
          <table:table-cell table:style-name="ce40"/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19900" calcext:value-type="float">
            <text:p>19900</text:p>
          </table:table-cell>
          <table:table-cell table:style-name="ce36" office:value-type="float" office:value="199" calcext:value-type="float">
            <text:p>199</text:p>
          </table:table-cell>
          <table:table-cell table:style-name="ce40" office:value-type="float" office:value="1" calcext:value-type="float">
            <text:p>1</text:p>
          </table:table-cell>
          <table:table-cell table:style-name="ce33" office:value-type="float" office:value="187" calcext:value-type="float">
            <text:p>187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Q102]-[.BU102]" office:value-type="float" office:value="13" calcext:value-type="float">
            <text:p>13</text:p>
          </table:table-cell>
          <table:table-cell table:style-name="ce40" table:formula="of:=[.BY102]/[.BQ102]" office:value-type="float" office:value="0.065" calcext:value-type="float">
            <text:p>0,065</text:p>
          </table:table-cell>
          <table:table-cell table:style-name="ce33" table:formula="of:=[.BR102]-[.BV102]" office:value-type="float" office:value="19900" calcext:value-type="float">
            <text:p>19900</text:p>
          </table:table-cell>
          <table:table-cell table:style-name="ce40" table:formula="of:=[.CA102]/[.BR102]" office:value-type="float" office:value="1" calcext:value-type="float">
            <text:p>1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7763" calcext:value-type="float">
            <text:p>7763</text:p>
          </table:table-cell>
          <table:table-cell table:style-name="ce36" office:value-type="float" office:value="62.104" calcext:value-type="float">
            <text:p>62,104</text:p>
          </table:table-cell>
          <table:table-cell table:style-name="ce40" office:value-type="float" office:value="0.249413654618" calcext:value-type="float">
            <text:p>0,249413654618</text:p>
          </table:table-cell>
          <table:table-cell table:style-name="ce33" office:value-type="float" office:value="222" calcext:value-type="float">
            <text:p>22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CD102]-[.CH102]" office:value-type="float" office:value="28" calcext:value-type="float">
            <text:p>28</text:p>
          </table:table-cell>
          <table:table-cell table:style-name="ce40" table:formula="of:=[.CL102]/[.CD102]" office:value-type="float" office:value="0.112" calcext:value-type="float">
            <text:p>0,112</text:p>
          </table:table-cell>
          <table:table-cell table:style-name="ce33" table:formula="of:=[.CE102]-[.CI102]" office:value-type="float" office:value="7763" calcext:value-type="float">
            <text:p>7763</text:p>
          </table:table-cell>
          <table:table-cell table:style-name="ce40" table:formula="of:=[.CN102]/[.CE102]" office:value-type="float" office:value="1" calcext:value-type="float">
            <text:p>1</text:p>
          </table:table-cell>
        </table:table-row>
      </table:table>
      <table:table table:name="model2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" calcext:value-type="float">
            <text:p>0</text:p>
          </table:table-cell>
          <table:table-cell table:formula="of:=[.D3]*100" office:value-type="float" office:value="0" calcext:value-type="float">
            <text:p>0</text:p>
          </table:table-cell>
          <table:table-cell table:style-name="ce51" table:formula="of:=QUARTILE([.$AM$3:.$AM$102];2)" office:value-type="float" office:value="0" calcext:value-type="float">
            <text:p>0</text:p>
          </table:table-cell>
          <table:table-cell table:formula="of:=[.F3]*100" office:value-type="float" office:value="0" calcext:value-type="float">
            <text:p>0</text:p>
          </table:table-cell>
          <table:table-cell table:style-name="ce51" table:formula="of:=QUARTILE([.$AM$3:.$AM$102];3)" office:value-type="float" office:value="0.06" calcext:value-type="float">
            <text:p>0,06</text:p>
          </table:table-cell>
          <table:table-cell table:formula="of:=[.H3]*100" office:value-type="float" office:value="6" calcext:value-type="float">
            <text:p>6</text:p>
          </table:table-cell>
          <table:table-cell table:style-name="ce51" table:formula="of:=QUARTILE([.$AM$3:.$AM$102];4)" office:value-type="float" office:value="0.88" calcext:value-type="float">
            <text:p>0,88</text:p>
          </table:table-cell>
          <table:table-cell table:formula="of:=[.J3]*100" office:value-type="float" office:value="88" calcext:value-type="float">
            <text:p>88</text:p>
          </table:table-cell>
          <table:table-cell table:style-name="ce51" table:formula="of:=QUARTILE([.$AO$3:.$AO$102];0)" office:value-type="float" office:value="0.0464396284829721" calcext:value-type="float">
            <text:p>0,046439628482972</text:p>
          </table:table-cell>
          <table:table-cell table:formula="of:=[.L3]*100" office:value-type="float" office:value="4.64396284829721" calcext:value-type="float">
            <text:p>4,64396284829721</text:p>
          </table:table-cell>
          <table:table-cell table:style-name="ce51" table:formula="of:=QUARTILE([.$AO$3:.$AO$102];1)" office:value-type="float" office:value="0.334365325077399" calcext:value-type="float">
            <text:p>0,334365325077399</text:p>
          </table:table-cell>
          <table:table-cell table:formula="of:=[.N3]*100" office:value-type="float" office:value="33.4365325077399" calcext:value-type="float">
            <text:p>33,4365325077399</text:p>
          </table:table-cell>
          <table:table-cell table:style-name="ce51" table:formula="of:=QUARTILE([.$AO$3:.$AO$102];2)" office:value-type="float" office:value="0.541795665634675" calcext:value-type="float">
            <text:p>0,541795665634675</text:p>
          </table:table-cell>
          <table:table-cell table:formula="of:=[.P3]*100" office:value-type="float" office:value="54.1795665634675" calcext:value-type="float">
            <text:p>54,1795665634675</text:p>
          </table:table-cell>
          <table:table-cell table:style-name="ce51" table:formula="of:=QUARTILE([.$AO$3:.$AO$102];3)" office:value-type="float" office:value="0.781733746130031" calcext:value-type="float">
            <text:p>0,781733746130031</text:p>
          </table:table-cell>
          <table:table-cell table:formula="of:=[.R3]*100" office:value-type="float" office:value="78.1733746130031" calcext:value-type="float">
            <text:p>78,1733746130031</text:p>
          </table:table-cell>
          <table:table-cell table:style-name="ce51" table:formula="of:=QUARTILE([.$AO$3:.$AO$102];4)" office:value-type="float" office:value="0.990712074303405" calcext:value-type="float">
            <text:p>0,990712074303405</text:p>
          </table:table-cell>
          <table:table-cell table:formula="of:=[.T3]*100" office:value-type="float" office:value="99.0712074303406" calcext:value-type="float">
            <text:p>99,071207430340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17" calcext:value-type="float">
            <text:p>217</text:p>
          </table:table-cell>
          <table:table-cell table:style-name="ce19" office:value-type="float" office:value="8.68" calcext:value-type="float">
            <text:p>8,68</text:p>
          </table:table-cell>
          <table:table-cell office:value-type="float" office:value="0.177142857143" calcext:value-type="float">
            <text:p>0,177142857143</text:p>
          </table:table-cell>
          <table:table-cell table:formula="of:=[.AD3]-[.AH3]" office:value-type="float" office:value="0" calcext:value-type="float">
            <text:p>0</text:p>
          </table:table-cell>
          <table:table-cell table:formula="of:=[.AL3]/[.AD3]" office:value-type="float" office:value="0" calcext:value-type="float">
            <text:p>0</text:p>
          </table:table-cell>
          <table:table-cell table:formula="of:=[.AE3]-[.AI3]" office:value-type="float" office:value="106" calcext:value-type="float">
            <text:p>106</text:p>
          </table:table-cell>
          <table:table-cell table:formula="of:=[.AN3]/[.AE3]" office:value-type="float" office:value="0.328173374613003" calcext:value-type="float">
            <text:p>0,3281733746130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table:style-name="ce19" office:value-type="float" office:value="11.62" calcext:value-type="float">
            <text:p>11,62</text:p>
          </table:table-cell>
          <table:table-cell office:value-type="float" office:value="0.117373737374" calcext:value-type="float">
            <text:p>0,117373737374</text:p>
          </table:table-cell>
          <table:table-cell table:formula="of:=[.AQ3]-[.AU3]" office:value-type="float" office:value="0" calcext:value-type="float">
            <text:p>0</text:p>
          </table:table-cell>
          <table:table-cell table:formula="of:=[.AY3]/[.AQ3]" office:value-type="float" office:value="0" calcext:value-type="float">
            <text:p>0</text:p>
          </table:table-cell>
          <table:table-cell table:formula="of:=[.AR3]-[.AV3]" office:value-type="float" office:value="1849" calcext:value-type="float">
            <text:p>1849</text:p>
          </table:table-cell>
          <table:table-cell table:formula="of:=[.BA3]/[.AR3]" office:value-type="float" office:value="0.760905349794239" calcext:value-type="float">
            <text:p>0,7609053497942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963" calcext:value-type="float">
            <text:p>7963</text:p>
          </table:table-cell>
          <table:table-cell table:style-name="ce19" office:value-type="float" office:value="106.173333333" calcext:value-type="float">
            <text:p>106,173333333</text:p>
          </table:table-cell>
          <table:table-cell office:value-type="float" office:value="0.712572706935" calcext:value-type="float">
            <text:p>0,712572706935</text:p>
          </table:table-cell>
          <table:table-cell table:formula="of:=[.BD3]-[.BH3]" office:value-type="float" office:value="0" calcext:value-type="float">
            <text:p>0</text:p>
          </table:table-cell>
          <table:table-cell table:formula="of:=[.BL3]/[.BD3]" office:value-type="float" office:value="0" calcext:value-type="float">
            <text:p>0</text:p>
          </table:table-cell>
          <table:table-cell table:formula="of:=[.BE3]-[.BI3]" office:value-type="float" office:value="429" calcext:value-type="float">
            <text:p>429</text:p>
          </table:table-cell>
          <table:table-cell table:formula="of:=[.BN3]/[.BE3]" office:value-type="float" office:value="0.0511201143946616" calcext:value-type="float">
            <text:p>0,0511201143946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55" calcext:value-type="float">
            <text:p>6055</text:p>
          </table:table-cell>
          <table:table-cell table:style-name="ce19" office:value-type="float" office:value="60.55" calcext:value-type="float">
            <text:p>60,55</text:p>
          </table:table-cell>
          <table:table-cell office:value-type="float" office:value="0.304271356784" calcext:value-type="float">
            <text:p>0,304271356784</text:p>
          </table:table-cell>
          <table:table-cell table:formula="of:=[.BQ3]-[.BU3]" office:value-type="float" office:value="0" calcext:value-type="float">
            <text:p>0</text:p>
          </table:table-cell>
          <table:table-cell table:formula="of:=[.BY3]/[.BQ3]" office:value-type="float" office:value="0" calcext:value-type="float">
            <text:p>0</text:p>
          </table:table-cell>
          <table:table-cell table:formula="of:=[.BR3]-[.BV3]" office:value-type="float" office:value="13845" calcext:value-type="float">
            <text:p>13845</text:p>
          </table:table-cell>
          <table:table-cell table:formula="of:=[.CA3]/[.BR3]" office:value-type="float" office:value="0.69572864321608" calcext:value-type="float">
            <text:p>0,695728643216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3217" calcext:value-type="float">
            <text:p>3217</text:p>
          </table:table-cell>
          <table:table-cell table:style-name="ce19" office:value-type="float" office:value="25.736" calcext:value-type="float">
            <text:p>25,736</text:p>
          </table:table-cell>
          <table:table-cell office:value-type="float" office:value="0.103357429719" calcext:value-type="float">
            <text:p>0,103357429719</text:p>
          </table:table-cell>
          <table:table-cell table:formula="of:=[.CD3]-[.CH3]" office:value-type="float" office:value="0" calcext:value-type="float">
            <text:p>0</text:p>
          </table:table-cell>
          <table:table-cell table:formula="of:=[.CL3]/[.CD3]" office:value-type="float" office:value="0" calcext:value-type="float">
            <text:p>0</text:p>
          </table:table-cell>
          <table:table-cell table:formula="of:=[.CE3]-[.CI3]" office:value-type="float" office:value="4658" calcext:value-type="float">
            <text:p>4658</text:p>
          </table:table-cell>
          <table:table-cell table:formula="of:=[.CN3]/[.CE3]" office:value-type="float" office:value="0.591492063492064" calcext:value-type="float">
            <text:p>0,5914920634920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" calcext:value-type="float">
            <text:p>0</text:p>
          </table:table-cell>
          <table:table-cell table:formula="of:=[.F4]*100" office:value-type="float" office:value="0" calcext:value-type="float">
            <text:p>0</text:p>
          </table:table-cell>
          <table:table-cell table:style-name="ce51" table:formula="of:=QUARTILE([.$AZ$3:.$AZ$102];3)" office:value-type="float" office:value="0" calcext:value-type="float">
            <text:p>0</text:p>
          </table:table-cell>
          <table:table-cell table:formula="of:=[.H4]*100" office:value-type="float" office:value="0" calcext:value-type="float">
            <text:p>0</text:p>
          </table:table-cell>
          <table:table-cell table:style-name="ce51" table:formula="of:=QUARTILE([.$AZ$3:.$AZ$102];4)" office:value-type="float" office:value="0.64" calcext:value-type="float">
            <text:p>0,64</text:p>
          </table:table-cell>
          <table:table-cell table:formula="of:=[.J4]*100" office:value-type="float" office:value="64" calcext:value-type="float">
            <text:p>64</text:p>
          </table:table-cell>
          <table:table-cell table:style-name="ce51" table:formula="of:=QUARTILE([.$BB$3:.$BB$102];0)" office:value-type="float" office:value="0" calcext:value-type="float">
            <text:p>0</text:p>
          </table:table-cell>
          <table:table-cell table:formula="of:=[.L4]*100" office:value-type="float" office:value="0" calcext:value-type="float">
            <text:p>0</text:p>
          </table:table-cell>
          <table:table-cell table:style-name="ce51" table:formula="of:=QUARTILE([.$BB$3:.$BB$102];1)" office:value-type="float" office:value="0.226337448559671" calcext:value-type="float">
            <text:p>0,226337448559671</text:p>
          </table:table-cell>
          <table:table-cell table:formula="of:=[.N4]*100" office:value-type="float" office:value="22.6337448559671" calcext:value-type="float">
            <text:p>22,6337448559671</text:p>
          </table:table-cell>
          <table:table-cell table:style-name="ce51" table:formula="of:=QUARTILE([.$BB$3:.$BB$102];2)" office:value-type="float" office:value="0.41358024691358" calcext:value-type="float">
            <text:p>0,41358024691358</text:p>
          </table:table-cell>
          <table:table-cell table:formula="of:=[.P4]*100" office:value-type="float" office:value="41.358024691358" calcext:value-type="float">
            <text:p>41,358024691358</text:p>
          </table:table-cell>
          <table:table-cell table:style-name="ce51" table:formula="of:=QUARTILE([.$BB$3:.$BB$102];3)" office:value-type="float" office:value="0.708230452674897" calcext:value-type="float">
            <text:p>0,708230452674897</text:p>
          </table:table-cell>
          <table:table-cell table:formula="of:=[.R4]*100" office:value-type="float" office:value="70.8230452674897" calcext:value-type="float">
            <text:p>70,8230452674897</text:p>
          </table:table-cell>
          <table:table-cell table:style-name="ce51" table:formula="of:=QUARTILE([.$BB$3:.$BB$102];4)" office:value-type="float" office:value="0.991769547325103" calcext:value-type="float">
            <text:p>0,991769547325103</text:p>
          </table:table-cell>
          <table:table-cell table:formula="of:=[.T4]*100" office:value-type="float" office:value="99.1769547325103" calcext:value-type="float">
            <text:p>99,176954732510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table:style-name="ce19" office:value-type="float" office:value="5.92" calcext:value-type="float">
            <text:p>5,92</text:p>
          </table:table-cell>
          <table:table-cell office:value-type="float" office:value="0.120816326531" calcext:value-type="float">
            <text:p>0,120816326531</text:p>
          </table:table-cell>
          <table:table-cell table:formula="of:=[.AD4]-[.AH4]" office:value-type="float" office:value="0" calcext:value-type="float">
            <text:p>0</text:p>
          </table:table-cell>
          <table:table-cell table:formula="of:=[.AL4]/[.AD4]" office:value-type="float" office:value="0" calcext:value-type="float">
            <text:p>0</text:p>
          </table:table-cell>
          <table:table-cell table:formula="of:=[.AE4]-[.AI4]" office:value-type="float" office:value="175" calcext:value-type="float">
            <text:p>175</text:p>
          </table:table-cell>
          <table:table-cell table:formula="of:=[.AN4]/[.AE4]" office:value-type="float" office:value="0.541795665634675" calcext:value-type="float">
            <text:p>0,541795665634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06" calcext:value-type="float">
            <text:p>1506</text:p>
          </table:table-cell>
          <table:table-cell table:style-name="ce19" office:value-type="float" office:value="30.12" calcext:value-type="float">
            <text:p>30,12</text:p>
          </table:table-cell>
          <table:table-cell office:value-type="float" office:value="0.304242424242" calcext:value-type="float">
            <text:p>0,304242424242</text:p>
          </table:table-cell>
          <table:table-cell table:formula="of:=[.AQ4]-[.AU4]" office:value-type="float" office:value="0" calcext:value-type="float">
            <text:p>0</text:p>
          </table:table-cell>
          <table:table-cell table:formula="of:=[.AY4]/[.AQ4]" office:value-type="float" office:value="0" calcext:value-type="float">
            <text:p>0</text:p>
          </table:table-cell>
          <table:table-cell table:formula="of:=[.AR4]-[.AV4]" office:value-type="float" office:value="924" calcext:value-type="float">
            <text:p>924</text:p>
          </table:table-cell>
          <table:table-cell table:formula="of:=[.BA4]/[.AR4]" office:value-type="float" office:value="0.380246913580247" calcext:value-type="float">
            <text:p>0,3802469135802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525" calcext:value-type="float">
            <text:p>1525</text:p>
          </table:table-cell>
          <table:table-cell table:style-name="ce19" office:value-type="float" office:value="20.3333333333" calcext:value-type="float">
            <text:p>20,3333333333</text:p>
          </table:table-cell>
          <table:table-cell office:value-type="float" office:value="0.136465324385" calcext:value-type="float">
            <text:p>0,136465324385</text:p>
          </table:table-cell>
          <table:table-cell table:formula="of:=[.BD4]-[.BH4]" office:value-type="float" office:value="0" calcext:value-type="float">
            <text:p>0</text:p>
          </table:table-cell>
          <table:table-cell table:formula="of:=[.BL4]/[.BD4]" office:value-type="float" office:value="0" calcext:value-type="float">
            <text:p>0</text:p>
          </table:table-cell>
          <table:table-cell table:formula="of:=[.BE4]-[.BI4]" office:value-type="float" office:value="6867" calcext:value-type="float">
            <text:p>6867</text:p>
          </table:table-cell>
          <table:table-cell table:formula="of:=[.BN4]/[.BE4]" office:value-type="float" office:value="0.81827931363203" calcext:value-type="float">
            <text:p>0,81827931363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445" calcext:value-type="float">
            <text:p>5445</text:p>
          </table:table-cell>
          <table:table-cell table:style-name="ce19" office:value-type="float" office:value="54.45" calcext:value-type="float">
            <text:p>54,45</text:p>
          </table:table-cell>
          <table:table-cell office:value-type="float" office:value="0.273618090452" calcext:value-type="float">
            <text:p>0,273618090452</text:p>
          </table:table-cell>
          <table:table-cell table:formula="of:=[.BQ4]-[.BU4]" office:value-type="float" office:value="0" calcext:value-type="float">
            <text:p>0</text:p>
          </table:table-cell>
          <table:table-cell table:formula="of:=[.BY4]/[.BQ4]" office:value-type="float" office:value="0" calcext:value-type="float">
            <text:p>0</text:p>
          </table:table-cell>
          <table:table-cell table:formula="of:=[.BR4]-[.BV4]" office:value-type="float" office:value="14455" calcext:value-type="float">
            <text:p>14455</text:p>
          </table:table-cell>
          <table:table-cell table:formula="of:=[.CA4]/[.BR4]" office:value-type="float" office:value="0.726381909547739" calcext:value-type="float">
            <text:p>0,7263819095477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1107" calcext:value-type="float">
            <text:p>1107</text:p>
          </table:table-cell>
          <table:table-cell table:style-name="ce19" office:value-type="float" office:value="8.856" calcext:value-type="float">
            <text:p>8,856</text:p>
          </table:table-cell>
          <table:table-cell office:value-type="float" office:value="0.0355662650602" calcext:value-type="float">
            <text:p>0,0355662650602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6768" calcext:value-type="float">
            <text:p>6768</text:p>
          </table:table-cell>
          <table:table-cell table:formula="of:=[.CN4]/[.CE4]" office:value-type="float" office:value="0.859428571428571" calcext:value-type="float">
            <text:p>0,8594285714285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style-name="ce51" table:formula="of:=QUARTILE([.$BM$3:.$BM$102];3)" office:value-type="float" office:value="0" calcext:value-type="float">
            <text:p>0</text:p>
          </table:table-cell>
          <table:table-cell table:formula="of:=[.H5]*100" office:value-type="float" office:value="0" calcext:value-type="float">
            <text:p>0</text:p>
          </table:table-cell>
          <table:table-cell table:style-name="ce51" table:formula="of:=QUARTILE([.$BM$3:.$BM$102];4)" office:value-type="float" office:value="0.273333333333333" calcext:value-type="float">
            <text:p>0,273333333333333</text:p>
          </table:table-cell>
          <table:table-cell table:formula="of:=[.J5]*100" office:value-type="float" office:value="27.3333333333333" calcext:value-type="float">
            <text:p>27,3333333333333</text:p>
          </table:table-cell>
          <table:table-cell table:style-name="ce51" table:formula="of:=QUARTILE([.$BO$3:.$BO$102];0)" office:value-type="float" office:value="0.0111390585698886" calcext:value-type="float">
            <text:p>0,011139058569889</text:p>
          </table:table-cell>
          <table:table-cell table:formula="of:=[.L5]*100" office:value-type="float" office:value="1.11390585698886" calcext:value-type="float">
            <text:p>1,11390585698886</text:p>
          </table:table-cell>
          <table:table-cell table:style-name="ce51" table:formula="of:=QUARTILE([.$BO$3:.$BO$102];1)" office:value-type="float" office:value="0.219906575637801" calcext:value-type="float">
            <text:p>0,219906575637801</text:p>
          </table:table-cell>
          <table:table-cell table:formula="of:=[.N5]*100" office:value-type="float" office:value="21.9906575637801" calcext:value-type="float">
            <text:p>21,9906575637801</text:p>
          </table:table-cell>
          <table:table-cell table:style-name="ce51" table:formula="of:=QUARTILE([.$BO$3:.$BO$102];2)" office:value-type="float" office:value="0.551443286621152" calcext:value-type="float">
            <text:p>0,551443286621152</text:p>
          </table:table-cell>
          <table:table-cell table:formula="of:=[.P5]*100" office:value-type="float" office:value="55.1443286621152" calcext:value-type="float">
            <text:p>55,1443286621152</text:p>
          </table:table-cell>
          <table:table-cell table:style-name="ce51" table:formula="of:=QUARTILE([.$BO$3:.$BO$102];3)" office:value-type="float" office:value="0.715594681997844" calcext:value-type="float">
            <text:p>0,715594681997844</text:p>
          </table:table-cell>
          <table:table-cell table:formula="of:=[.R5]*100" office:value-type="float" office:value="71.5594681997844" calcext:value-type="float">
            <text:p>71,5594681997844</text:p>
          </table:table-cell>
          <table:table-cell table:style-name="ce51" table:formula="of:=QUARTILE([.$BO$3:.$BO$102];4)" office:value-type="float" office:value="0.988860941430111" calcext:value-type="float">
            <text:p>0,988860941430111</text:p>
          </table:table-cell>
          <table:table-cell table:formula="of:=[.T5]*100" office:value-type="float" office:value="98.8860941430111" calcext:value-type="float">
            <text:p>98,886094143011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5]-[.AH5]" office:value-type="float" office:value="31" calcext:value-type="float">
            <text:p>31</text:p>
          </table:table-cell>
          <table:table-cell table:formula="of:=[.AL5]/[.AD5]" office:value-type="float" office:value="0.62" calcext:value-type="float">
            <text:p>0,62</text:p>
          </table:table-cell>
          <table:table-cell table:formula="of:=[.AE5]-[.AI5]" office:value-type="float" office:value="312" calcext:value-type="float">
            <text:p>312</text:p>
          </table:table-cell>
          <table:table-cell table:formula="of:=[.AN5]/[.AE5]" office:value-type="float" office:value="0.96594427244582" calcext:value-type="float">
            <text:p>0,965944272445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031746031746" calcext:value-type="float">
            <text:p>0,031746031746</text:p>
          </table:table-cell>
          <table:table-cell table:formula="of:=[.AQ5]-[.AU5]" office:value-type="float" office:value="64" calcext:value-type="float">
            <text:p>64</text:p>
          </table:table-cell>
          <table:table-cell table:formula="of:=[.AY5]/[.AQ5]" office:value-type="float" office:value="0.64" calcext:value-type="float">
            <text:p>0,64</text:p>
          </table:table-cell>
          <table:table-cell table:formula="of:=[.AR5]-[.AV5]" office:value-type="float" office:value="2410" calcext:value-type="float">
            <text:p>2410</text:p>
          </table:table-cell>
          <table:table-cell table:formula="of:=[.BA5]/[.AR5]" office:value-type="float" office:value="0.991769547325103" calcext:value-type="float">
            <text:p>0,9917695473251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249" calcext:value-type="float">
            <text:p>4249</text:p>
          </table:table-cell>
          <table:table-cell table:style-name="ce19" office:value-type="float" office:value="56.6533333333" calcext:value-type="float">
            <text:p>56,6533333333</text:p>
          </table:table-cell>
          <table:table-cell office:value-type="float" office:value="0.380223713647" calcext:value-type="float">
            <text:p>0,380223713647</text:p>
          </table:table-cell>
          <table:table-cell table:formula="of:=[.BD5]-[.BH5]" office:value-type="float" office:value="0" calcext:value-type="float">
            <text:p>0</text:p>
          </table:table-cell>
          <table:table-cell table:formula="of:=[.BL5]/[.BD5]" office:value-type="float" office:value="0" calcext:value-type="float">
            <text:p>0</text:p>
          </table:table-cell>
          <table:table-cell table:formula="of:=[.BE5]-[.BI5]" office:value-type="float" office:value="4143" calcext:value-type="float">
            <text:p>4143</text:p>
          </table:table-cell>
          <table:table-cell table:formula="of:=[.BN5]/[.BE5]" office:value-type="float" office:value="0.493684461391802" calcext:value-type="float">
            <text:p>0,4936844613918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097" calcext:value-type="float">
            <text:p>14097</text:p>
          </table:table-cell>
          <table:table-cell table:style-name="ce19" office:value-type="float" office:value="140.97" calcext:value-type="float">
            <text:p>140,97</text:p>
          </table:table-cell>
          <table:table-cell office:value-type="float" office:value="0.708391959799" calcext:value-type="float">
            <text:p>0,708391959799</text:p>
          </table:table-cell>
          <table:table-cell table:formula="of:=[.BQ5]-[.BU5]" office:value-type="float" office:value="0" calcext:value-type="float">
            <text:p>0</text:p>
          </table:table-cell>
          <table:table-cell table:formula="of:=[.BY5]/[.BQ5]" office:value-type="float" office:value="0" calcext:value-type="float">
            <text:p>0</text:p>
          </table:table-cell>
          <table:table-cell table:formula="of:=[.BR5]-[.BV5]" office:value-type="float" office:value="5803" calcext:value-type="float">
            <text:p>5803</text:p>
          </table:table-cell>
          <table:table-cell table:formula="of:=[.CA5]/[.BR5]" office:value-type="float" office:value="0.291608040201005" calcext:value-type="float">
            <text:p>0,2916080402010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3600" calcext:value-type="float">
            <text:p>3600</text:p>
          </table:table-cell>
          <table:table-cell table:style-name="ce19" office:value-type="float" office:value="28.8" calcext:value-type="float">
            <text:p>28,8</text:p>
          </table:table-cell>
          <table:table-cell office:value-type="float" office:value="0.115662650602" calcext:value-type="float">
            <text:p>0,115662650602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4275" calcext:value-type="float">
            <text:p>4275</text:p>
          </table:table-cell>
          <table:table-cell table:formula="of:=[.CN5]/[.CE5]" office:value-type="float" office:value="0.542857142857143" calcext:value-type="float">
            <text:p>0,5428571428571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" calcext:value-type="float">
            <text:p>0</text:p>
          </table:table-cell>
          <table:table-cell table:formula="of:=[.F6]*100" office:value-type="float" office:value="0" calcext:value-type="float">
            <text:p>0</text:p>
          </table:table-cell>
          <table:table-cell table:style-name="ce51" table:formula="of:=QUARTILE([.$BZ$3:.$BZ$102];3)" office:value-type="float" office:value="0" calcext:value-type="float">
            <text:p>0</text:p>
          </table:table-cell>
          <table:table-cell table:formula="of:=[.H6]*100" office:value-type="float" office:value="0" calcext:value-type="float">
            <text:p>0</text:p>
          </table:table-cell>
          <table:table-cell table:style-name="ce51" table:formula="of:=QUARTILE([.$BZ$3:.$BZ$102];4)" office:value-type="float" office:value="0.135" calcext:value-type="float">
            <text:p>0,135</text:p>
          </table:table-cell>
          <table:table-cell table:formula="of:=[.J6]*100" office:value-type="float" office:value="13.5" calcext:value-type="float">
            <text:p>13,5</text:p>
          </table:table-cell>
          <table:table-cell table:style-name="ce12" table:formula="of:=QUARTILE([.$CB$3:.$CB$102];0)" office:value-type="float" office:value="0.0197989949748744" calcext:value-type="float">
            <text:p>0,019798994974874</text:p>
          </table:table-cell>
          <table:table-cell table:formula="of:=[.L6]*100" office:value-type="float" office:value="1.97989949748744" calcext:value-type="float">
            <text:p>1,97989949748744</text:p>
          </table:table-cell>
          <table:table-cell table:style-name="ce51" table:formula="of:=QUARTILE([.$CB$3:.$CB$102];1)" office:value-type="float" office:value="0.311708542713568" calcext:value-type="float">
            <text:p>0,311708542713568</text:p>
          </table:table-cell>
          <table:table-cell table:formula="of:=[.N6]*100" office:value-type="float" office:value="31.1708542713568" calcext:value-type="float">
            <text:p>31,1708542713568</text:p>
          </table:table-cell>
          <table:table-cell table:style-name="ce51" table:formula="of:=QUARTILE([.$CB$3:.$CB$102];2)" office:value-type="float" office:value="0.618693467336683" calcext:value-type="float">
            <text:p>0,618693467336683</text:p>
          </table:table-cell>
          <table:table-cell table:formula="of:=[.P6]*100" office:value-type="float" office:value="61.8693467336683" calcext:value-type="float">
            <text:p>61,8693467336683</text:p>
          </table:table-cell>
          <table:table-cell table:style-name="ce51" table:formula="of:=QUARTILE([.$CB$3:.$CB$102];3)" office:value-type="float" office:value="0.769623115577889" calcext:value-type="float">
            <text:p>0,769623115577889</text:p>
          </table:table-cell>
          <table:table-cell table:formula="of:=[.R6]*100" office:value-type="float" office:value="76.9623115577889" calcext:value-type="float">
            <text:p>76,9623115577889</text:p>
          </table:table-cell>
          <table:table-cell table:style-name="ce51" table:formula="of:=QUARTILE([.$CB$3:.$CB$102];4)" office:value-type="float" office:value="0.989497487437186" calcext:value-type="float">
            <text:p>0,989497487437186</text:p>
          </table:table-cell>
          <table:table-cell table:formula="of:=[.T6]*100" office:value-type="float" office:value="98.9497487437186" calcext:value-type="float">
            <text:p>98,949748743718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style-name="ce19" office:value-type="float" office:value="2.93617021277" calcext:value-type="float">
            <text:p>2,93617021277</text:p>
          </table:table-cell>
          <table:table-cell office:value-type="float" office:value="0.063829787234" calcext:value-type="float">
            <text:p>0,063829787234</text:p>
          </table:table-cell>
          <table:table-cell table:formula="of:=[.AD6]-[.AH6]" office:value-type="float" office:value="3" calcext:value-type="float">
            <text:p>3</text:p>
          </table:table-cell>
          <table:table-cell table:formula="of:=[.AL6]/[.AD6]" office:value-type="float" office:value="0.06" calcext:value-type="float">
            <text:p>0,06</text:p>
          </table:table-cell>
          <table:table-cell table:formula="of:=[.AE6]-[.AI6]" office:value-type="float" office:value="254" calcext:value-type="float">
            <text:p>254</text:p>
          </table:table-cell>
          <table:table-cell table:formula="of:=[.AN6]/[.AE6]" office:value-type="float" office:value="0.786377708978328" calcext:value-type="float">
            <text:p>0,7863777089783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7" calcext:value-type="float">
            <text:p>97</text:p>
          </table:table-cell>
          <table:table-cell office:value-type="float" office:value="189" calcext:value-type="float">
            <text:p>189</text:p>
          </table:table-cell>
          <table:table-cell table:style-name="ce19" office:value-type="float" office:value="3.89690721649" calcext:value-type="float">
            <text:p>3,89690721649</text:p>
          </table:table-cell>
          <table:table-cell office:value-type="float" office:value="0.0405927835052" calcext:value-type="float">
            <text:p>0,0405927835052</text:p>
          </table:table-cell>
          <table:table-cell table:formula="of:=[.AQ6]-[.AU6]" office:value-type="float" office:value="3" calcext:value-type="float">
            <text:p>3</text:p>
          </table:table-cell>
          <table:table-cell table:formula="of:=[.AY6]/[.AQ6]" office:value-type="float" office:value="0.03" calcext:value-type="float">
            <text:p>0,03</text:p>
          </table:table-cell>
          <table:table-cell table:formula="of:=[.AR6]-[.AV6]" office:value-type="float" office:value="2241" calcext:value-type="float">
            <text:p>2241</text:p>
          </table:table-cell>
          <table:table-cell table:formula="of:=[.BA6]/[.AR6]" office:value-type="float" office:value="0.922222222222222" calcext:value-type="float">
            <text:p>0,92222222222222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5575" calcext:value-type="float">
            <text:p>5575</text:p>
          </table:table-cell>
          <table:table-cell table:style-name="ce19" office:value-type="float" office:value="74.3333333333" calcext:value-type="float">
            <text:p>74,3333333333</text:p>
          </table:table-cell>
          <table:table-cell office:value-type="float" office:value="0.498881431767" calcext:value-type="float">
            <text:p>0,498881431767</text:p>
          </table:table-cell>
          <table:table-cell table:formula="of:=[.BD6]-[.BH6]" office:value-type="float" office:value="0" calcext:value-type="float">
            <text:p>0</text:p>
          </table:table-cell>
          <table:table-cell table:formula="of:=[.BL6]/[.BD6]" office:value-type="float" office:value="0" calcext:value-type="float">
            <text:p>0</text:p>
          </table:table-cell>
          <table:table-cell table:formula="of:=[.BE6]-[.BI6]" office:value-type="float" office:value="2817" calcext:value-type="float">
            <text:p>2817</text:p>
          </table:table-cell>
          <table:table-cell table:formula="of:=[.BN6]/[.BE6]" office:value-type="float" office:value="0.33567683508103" calcext:value-type="float">
            <text:p>0,335676835081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474" calcext:value-type="float">
            <text:p>10474</text:p>
          </table:table-cell>
          <table:table-cell table:style-name="ce19" office:value-type="float" office:value="104.74" calcext:value-type="float">
            <text:p>104,74</text:p>
          </table:table-cell>
          <table:table-cell office:value-type="float" office:value="0.526331658291" calcext:value-type="float">
            <text:p>0,526331658291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9426" calcext:value-type="float">
            <text:p>9426</text:p>
          </table:table-cell>
          <table:table-cell table:formula="of:=[.CA6]/[.BR6]" office:value-type="float" office:value="0.473668341708543" calcext:value-type="float">
            <text:p>0,47366834170854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4681" calcext:value-type="float">
            <text:p>4681</text:p>
          </table:table-cell>
          <table:table-cell table:style-name="ce19" office:value-type="float" office:value="37.448" calcext:value-type="float">
            <text:p>37,448</text:p>
          </table:table-cell>
          <table:table-cell office:value-type="float" office:value="0.150393574297" calcext:value-type="float">
            <text:p>0,150393574297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3194" calcext:value-type="float">
            <text:p>3194</text:p>
          </table:table-cell>
          <table:table-cell table:formula="of:=[.CN6]/[.CE6]" office:value-type="float" office:value="0.405587301587302" calcext:value-type="float">
            <text:p>0,4055873015873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" calcext:value-type="float">
            <text:p>0</text:p>
          </table:table-cell>
          <table:table-cell table:formula="of:=[.F7]*100" office:value-type="float" office:value="0" calcext:value-type="float">
            <text:p>0</text:p>
          </table:table-cell>
          <table:table-cell table:style-name="ce57" table:formula="of:=QUARTILE([.$CM$3:.$CM$102];3)" office:value-type="float" office:value="0" calcext:value-type="float">
            <text:p>0</text:p>
          </table:table-cell>
          <table:table-cell table:formula="of:=[.H7]*100" office:value-type="float" office:value="0" calcext:value-type="float">
            <text:p>0</text:p>
          </table:table-cell>
          <table:table-cell table:style-name="ce57" table:formula="of:=QUARTILE([.$CM$3:.$CM$102];4)" office:value-type="float" office:value="0.608" calcext:value-type="float">
            <text:p>0,608</text:p>
          </table:table-cell>
          <table:table-cell table:formula="of:=[.J7]*100" office:value-type="float" office:value="60.8" calcext:value-type="float">
            <text:p>60,8</text:p>
          </table:table-cell>
          <table:table-cell table:style-name="ce12" table:formula="of:=QUARTILE([.$CO$3:.$CO$102];0)" office:value-type="float" office:value="0.0202270651181" calcext:value-type="float">
            <text:p>0,0202270651181</text:p>
          </table:table-cell>
          <table:table-cell table:formula="of:=[.L7]*100" office:value-type="float" office:value="2.02270651181" calcext:value-type="float">
            <text:p>2,02270651181</text:p>
          </table:table-cell>
          <table:table-cell table:style-name="ce51" table:formula="of:=QUARTILE([.$CO$3:.$CO$102];1)" office:value-type="float" office:value="0.205658980657048" calcext:value-type="float">
            <text:p>0,205658980657048</text:p>
          </table:table-cell>
          <table:table-cell table:formula="of:=[.N7]*100" office:value-type="float" office:value="20.5658980657048" calcext:value-type="float">
            <text:p>20,5658980657048</text:p>
          </table:table-cell>
          <table:table-cell table:style-name="ce51" table:formula="of:=QUARTILE([.$CO$3:.$CO$102];2)" office:value-type="float" office:value="0.48705955021967" calcext:value-type="float">
            <text:p>0,48705955021967</text:p>
          </table:table-cell>
          <table:table-cell table:formula="of:=[.P7]*100" office:value-type="float" office:value="48.705955021967" calcext:value-type="float">
            <text:p>48,705955021967</text:p>
          </table:table-cell>
          <table:table-cell table:style-name="ce51" table:formula="of:=QUARTILE([.$CO$3:.$CO$102];3)" office:value-type="float" office:value="0.730523293749184" calcext:value-type="float">
            <text:p>0,730523293749184</text:p>
          </table:table-cell>
          <table:table-cell table:formula="of:=[.R7]*100" office:value-type="float" office:value="73.0523293749184" calcext:value-type="float">
            <text:p>73,0523293749184</text:p>
          </table:table-cell>
          <table:table-cell table:style-name="ce51" table:formula="of:=QUARTILE([.$CO$3:.$CO$102];4)" office:value-type="float" office:value="0.991238095238095" calcext:value-type="float">
            <text:p>0,991238095238095</text:p>
          </table:table-cell>
          <table:table-cell table:formula="of:=[.T7]*100" office:value-type="float" office:value="99.1238095238095" calcext:value-type="float">
            <text:p>99,123809523809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style-name="ce19" office:value-type="float" office:value="7.6" calcext:value-type="float">
            <text:p>7,6</text:p>
          </table:table-cell>
          <table:table-cell office:value-type="float" office:value="0.155102040816" calcext:value-type="float">
            <text:p>0,155102040816</text:p>
          </table:table-cell>
          <table:table-cell table:formula="of:=[.AD7]-[.AH7]" office:value-type="float" office:value="0" calcext:value-type="float">
            <text:p>0</text:p>
          </table:table-cell>
          <table:table-cell table:formula="of:=[.AL7]/[.AD7]" office:value-type="float" office:value="0" calcext:value-type="float">
            <text:p>0</text:p>
          </table:table-cell>
          <table:table-cell table:formula="of:=[.AE7]-[.AI7]" office:value-type="float" office:value="133" calcext:value-type="float">
            <text:p>133</text:p>
          </table:table-cell>
          <table:table-cell table:formula="of:=[.AN7]/[.AE7]" office:value-type="float" office:value="0.411764705882353" calcext:value-type="float">
            <text:p>0,4117647058823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339" calcext:value-type="float">
            <text:p>2339</text:p>
          </table:table-cell>
          <table:table-cell table:style-name="ce19" office:value-type="float" office:value="46.78" calcext:value-type="float">
            <text:p>46,78</text:p>
          </table:table-cell>
          <table:table-cell office:value-type="float" office:value="0.472525252525" calcext:value-type="float">
            <text:p>0,472525252525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91" calcext:value-type="float">
            <text:p>91</text:p>
          </table:table-cell>
          <table:table-cell table:formula="of:=[.BA7]/[.AR7]" office:value-type="float" office:value="0.0374485596707819" calcext:value-type="float">
            <text:p>0,03744855967078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5828" calcext:value-type="float">
            <text:p>5828</text:p>
          </table:table-cell>
          <table:table-cell table:style-name="ce19" office:value-type="float" office:value="77.7066666667" calcext:value-type="float">
            <text:p>77,7066666667</text:p>
          </table:table-cell>
          <table:table-cell office:value-type="float" office:value="0.521521252796" calcext:value-type="float">
            <text:p>0,521521252796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2564" calcext:value-type="float">
            <text:p>2564</text:p>
          </table:table-cell>
          <table:table-cell table:formula="of:=[.BN7]/[.BE7]" office:value-type="float" office:value="0.305529075309819" calcext:value-type="float">
            <text:p>0,3055290753098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27" calcext:value-type="float">
            <text:p>2827</text:p>
          </table:table-cell>
          <table:table-cell table:style-name="ce19" office:value-type="float" office:value="28.27" calcext:value-type="float">
            <text:p>28,27</text:p>
          </table:table-cell>
          <table:table-cell office:value-type="float" office:value="0.142060301508" calcext:value-type="float">
            <text:p>0,142060301508</text:p>
          </table:table-cell>
          <table:table-cell table:formula="of:=[.BQ7]-[.BU7]" office:value-type="float" office:value="0" calcext:value-type="float">
            <text:p>0</text:p>
          </table:table-cell>
          <table:table-cell table:formula="of:=[.BY7]/[.BQ7]" office:value-type="float" office:value="0" calcext:value-type="float">
            <text:p>0</text:p>
          </table:table-cell>
          <table:table-cell table:formula="of:=[.BR7]-[.BV7]" office:value-type="float" office:value="17073" calcext:value-type="float">
            <text:p>17073</text:p>
          </table:table-cell>
          <table:table-cell table:formula="of:=[.CA7]/[.BR7]" office:value-type="float" office:value="0.857939698492462" calcext:value-type="float">
            <text:p>0,8579396984924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5825" calcext:value-type="float">
            <text:p>5825</text:p>
          </table:table-cell>
          <table:table-cell table:style-name="ce19" office:value-type="float" office:value="46.6" calcext:value-type="float">
            <text:p>46,6</text:p>
          </table:table-cell>
          <table:table-cell office:value-type="float" office:value="0.187148594378" calcext:value-type="float">
            <text:p>0,187148594378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2050" calcext:value-type="float">
            <text:p>2050</text:p>
          </table:table-cell>
          <table:table-cell table:formula="of:=[.CN7]/[.CE7]" office:value-type="float" office:value="0.26031746031746" calcext:value-type="float">
            <text:p>0,26031746031746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table:style-name="ce19" office:value-type="float" office:value="4.45833333333" calcext:value-type="float">
            <text:p>4,45833333333</text:p>
          </table:table-cell>
          <table:table-cell office:value-type="float" office:value="0.0948581560284" calcext:value-type="float">
            <text:p>0,0948581560284</text:p>
          </table:table-cell>
          <table:table-cell table:formula="of:=[.AD8]-[.AH8]" office:value-type="float" office:value="2" calcext:value-type="float">
            <text:p>2</text:p>
          </table:table-cell>
          <table:table-cell table:formula="of:=[.AL8]/[.AD8]" office:value-type="float" office:value="0.04" calcext:value-type="float">
            <text:p>0,04</text:p>
          </table:table-cell>
          <table:table-cell table:formula="of:=[.AE8]-[.AI8]" office:value-type="float" office:value="216" calcext:value-type="float">
            <text:p>216</text:p>
          </table:table-cell>
          <table:table-cell table:formula="of:=[.AN8]/[.AE8]" office:value-type="float" office:value="0.668730650154799" calcext:value-type="float">
            <text:p>0,6687306501547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68" calcext:value-type="float">
            <text:p>1568</text:p>
          </table:table-cell>
          <table:table-cell table:style-name="ce19" office:value-type="float" office:value="31.36" calcext:value-type="float">
            <text:p>31,36</text:p>
          </table:table-cell>
          <table:table-cell office:value-type="float" office:value="0.316767676768" calcext:value-type="float">
            <text:p>0,316767676768</text:p>
          </table:table-cell>
          <table:table-cell table:formula="of:=[.AQ8]-[.AU8]" office:value-type="float" office:value="0" calcext:value-type="float">
            <text:p>0</text:p>
          </table:table-cell>
          <table:table-cell table:formula="of:=[.AY8]/[.AQ8]" office:value-type="float" office:value="0" calcext:value-type="float">
            <text:p>0</text:p>
          </table:table-cell>
          <table:table-cell table:formula="of:=[.AR8]-[.AV8]" office:value-type="float" office:value="862" calcext:value-type="float">
            <text:p>862</text:p>
          </table:table-cell>
          <table:table-cell table:formula="of:=[.BA8]/[.AR8]" office:value-type="float" office:value="0.354732510288066" calcext:value-type="float">
            <text:p>0,354732510288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608" calcext:value-type="float">
            <text:p>3608</text:p>
          </table:table-cell>
          <table:table-cell table:style-name="ce19" office:value-type="float" office:value="48.1066666667" calcext:value-type="float">
            <text:p>48,1066666667</text:p>
          </table:table-cell>
          <table:table-cell office:value-type="float" office:value="0.322863534676" calcext:value-type="float">
            <text:p>0,322863534676</text:p>
          </table:table-cell>
          <table:table-cell table:formula="of:=[.BD8]-[.BH8]" office:value-type="float" office:value="0" calcext:value-type="float">
            <text:p>0</text:p>
          </table:table-cell>
          <table:table-cell table:formula="of:=[.BL8]/[.BD8]" office:value-type="float" office:value="0" calcext:value-type="float">
            <text:p>0</text:p>
          </table:table-cell>
          <table:table-cell table:formula="of:=[.BE8]-[.BI8]" office:value-type="float" office:value="4784" calcext:value-type="float">
            <text:p>4784</text:p>
          </table:table-cell>
          <table:table-cell table:formula="of:=[.BN8]/[.BE8]" office:value-type="float" office:value="0.570066730219256" calcext:value-type="float">
            <text:p>0,5700667302192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506" calcext:value-type="float">
            <text:p>19506</text:p>
          </table:table-cell>
          <table:table-cell table:style-name="ce19" office:value-type="float" office:value="195.06" calcext:value-type="float">
            <text:p>195,06</text:p>
          </table:table-cell>
          <table:table-cell office:value-type="float" office:value="0.980201005025" calcext:value-type="float">
            <text:p>0,980201005025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394" calcext:value-type="float">
            <text:p>394</text:p>
          </table:table-cell>
          <table:table-cell table:formula="of:=[.CA8]/[.BR8]" office:value-type="float" office:value="0.0197989949748744" calcext:value-type="float">
            <text:p>0,0197989949748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45" calcext:value-type="float">
            <text:p>245</text:p>
          </table:table-cell>
          <table:table-cell office:value-type="float" office:value="557" calcext:value-type="float">
            <text:p>557</text:p>
          </table:table-cell>
          <table:table-cell table:style-name="ce19" office:value-type="float" office:value="4.54693877551" calcext:value-type="float">
            <text:p>4,54693877551</text:p>
          </table:table-cell>
          <table:table-cell office:value-type="float" office:value="0.0186349949816" calcext:value-type="float">
            <text:p>0,0186349949816</text:p>
          </table:table-cell>
          <table:table-cell table:formula="of:=[.CD8]-[.CH8]" office:value-type="float" office:value="5" calcext:value-type="float">
            <text:p>5</text:p>
          </table:table-cell>
          <table:table-cell table:formula="of:=[.CL8]/[.CD8]" office:value-type="float" office:value="0.02" calcext:value-type="float">
            <text:p>0,02</text:p>
          </table:table-cell>
          <table:table-cell table:formula="of:=[.CE8]-[.CI8]" office:value-type="float" office:value="7318" calcext:value-type="float">
            <text:p>7318</text:p>
          </table:table-cell>
          <table:table-cell table:formula="of:=[.CN8]/[.CE8]" office:value-type="float" office:value="0.929269841269841" calcext:value-type="float">
            <text:p>0,92926984126984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  <table:table-cell table:style-name="ce19" office:value-type="float" office:value="9.36" calcext:value-type="float">
            <text:p>9,36</text:p>
          </table:table-cell>
          <table:table-cell office:value-type="float" office:value="0.191020408163" calcext:value-type="float">
            <text:p>0,191020408163</text:p>
          </table:table-cell>
          <table:table-cell table:formula="of:=[.AD9]-[.AH9]" office:value-type="float" office:value="0" calcext:value-type="float">
            <text:p>0</text:p>
          </table:table-cell>
          <table:table-cell table:formula="of:=[.AL9]/[.AD9]" office:value-type="float" office:value="0" calcext:value-type="float">
            <text:p>0</text:p>
          </table:table-cell>
          <table:table-cell table:formula="of:=[.AE9]-[.AI9]" office:value-type="float" office:value="89" calcext:value-type="float">
            <text:p>89</text:p>
          </table:table-cell>
          <table:table-cell table:formula="of:=[.AN9]/[.AE9]" office:value-type="float" office:value="0.275541795665635" calcext:value-type="float">
            <text:p>0,2755417956656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153" calcext:value-type="float">
            <text:p>2153</text:p>
          </table:table-cell>
          <table:table-cell table:style-name="ce19" office:value-type="float" office:value="43.06" calcext:value-type="float">
            <text:p>43,06</text:p>
          </table:table-cell>
          <table:table-cell office:value-type="float" office:value="0.434949494949" calcext:value-type="float">
            <text:p>0,434949494949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277" calcext:value-type="float">
            <text:p>277</text:p>
          </table:table-cell>
          <table:table-cell table:formula="of:=[.BA9]/[.AR9]" office:value-type="float" office:value="0.113991769547325" calcext:value-type="float">
            <text:p>0,1139917695473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132" calcext:value-type="float">
            <text:p>7132</text:p>
          </table:table-cell>
          <table:table-cell table:style-name="ce19" office:value-type="float" office:value="95.0933333333" calcext:value-type="float">
            <text:p>95,0933333333</text:p>
          </table:table-cell>
          <table:table-cell office:value-type="float" office:value="0.638210290828" calcext:value-type="float">
            <text:p>0,638210290828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1260" calcext:value-type="float">
            <text:p>1260</text:p>
          </table:table-cell>
          <table:table-cell table:formula="of:=[.BN9]/[.BE9]" office:value-type="float" office:value="0.150142993326978" calcext:value-type="float">
            <text:p>0,1501429933269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09" calcext:value-type="float">
            <text:p>209</text:p>
          </table:table-cell>
          <table:table-cell table:style-name="ce19" office:value-type="float" office:value="2.4161849711" calcext:value-type="float">
            <text:p>2,4161849711</text:p>
          </table:table-cell>
          <table:table-cell office:value-type="float" office:value="0.0140475870413" calcext:value-type="float">
            <text:p>0,0140475870413</text:p>
          </table:table-cell>
          <table:table-cell table:formula="of:=[.BQ9]-[.BU9]" office:value-type="float" office:value="27" calcext:value-type="float">
            <text:p>27</text:p>
          </table:table-cell>
          <table:table-cell table:formula="of:=[.BY9]/[.BQ9]" office:value-type="float" office:value="0.135" calcext:value-type="float">
            <text:p>0,135</text:p>
          </table:table-cell>
          <table:table-cell table:formula="of:=[.BR9]-[.BV9]" office:value-type="float" office:value="19691" calcext:value-type="float">
            <text:p>19691</text:p>
          </table:table-cell>
          <table:table-cell table:formula="of:=[.CA9]/[.BR9]" office:value-type="float" office:value="0.989497487437186" calcext:value-type="float">
            <text:p>0,9894974874371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49" calcext:value-type="float">
            <text:p>249</text:p>
          </table:table-cell>
          <table:table-cell office:value-type="float" office:value="710" calcext:value-type="float">
            <text:p>710</text:p>
          </table:table-cell>
          <table:table-cell table:style-name="ce19" office:value-type="float" office:value="5.70281124498" calcext:value-type="float">
            <text:p>5,70281124498</text:p>
          </table:table-cell>
          <table:table-cell office:value-type="float" office:value="0.022995206633" calcext:value-type="float">
            <text:p>0,022995206633</text:p>
          </table:table-cell>
          <table:table-cell table:formula="of:=[.CD9]-[.CH9]" office:value-type="float" office:value="1" calcext:value-type="float">
            <text:p>1</text:p>
          </table:table-cell>
          <table:table-cell table:formula="of:=[.CL9]/[.CD9]" office:value-type="float" office:value="0.004" calcext:value-type="float">
            <text:p>0,004</text:p>
          </table:table-cell>
          <table:table-cell table:formula="of:=[.CE9]-[.CI9]" office:value-type="float" office:value="7165" calcext:value-type="float">
            <text:p>7165</text:p>
          </table:table-cell>
          <table:table-cell table:formula="of:=[.CN9]/[.CE9]" office:value-type="float" office:value="0.90984126984127" calcext:value-type="float">
            <text:p>0,90984126984127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table:style-name="ce19" office:value-type="float" office:value="7.8" calcext:value-type="float">
            <text:p>7,8</text:p>
          </table:table-cell>
          <table:table-cell office:value-type="float" office:value="0.159183673469" calcext:value-type="float">
            <text:p>0,159183673469</text:p>
          </table:table-cell>
          <table:table-cell table:formula="of:=[.AD10]-[.AH10]" office:value-type="float" office:value="0" calcext:value-type="float">
            <text:p>0</text:p>
          </table:table-cell>
          <table:table-cell table:formula="of:=[.AL10]/[.AD10]" office:value-type="float" office:value="0" calcext:value-type="float">
            <text:p>0</text:p>
          </table:table-cell>
          <table:table-cell table:formula="of:=[.AE10]-[.AI10]" office:value-type="float" office:value="128" calcext:value-type="float">
            <text:p>128</text:p>
          </table:table-cell>
          <table:table-cell table:formula="of:=[.AN10]/[.AE10]" office:value-type="float" office:value="0.396284829721362" calcext:value-type="float">
            <text:p>0,3962848297213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283" calcext:value-type="float">
            <text:p>1283</text:p>
          </table:table-cell>
          <table:table-cell table:style-name="ce19" office:value-type="float" office:value="25.66" calcext:value-type="float">
            <text:p>25,66</text:p>
          </table:table-cell>
          <table:table-cell office:value-type="float" office:value="0.259191919192" calcext:value-type="float">
            <text:p>0,259191919192</text:p>
          </table:table-cell>
          <table:table-cell table:formula="of:=[.AQ10]-[.AU10]" office:value-type="float" office:value="0" calcext:value-type="float">
            <text:p>0</text:p>
          </table:table-cell>
          <table:table-cell table:formula="of:=[.AY10]/[.AQ10]" office:value-type="float" office:value="0" calcext:value-type="float">
            <text:p>0</text:p>
          </table:table-cell>
          <table:table-cell table:formula="of:=[.AR10]-[.AV10]" office:value-type="float" office:value="1147" calcext:value-type="float">
            <text:p>1147</text:p>
          </table:table-cell>
          <table:table-cell table:formula="of:=[.BA10]/[.AR10]" office:value-type="float" office:value="0.47201646090535" calcext:value-type="float">
            <text:p>0,4720164609053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2919" calcext:value-type="float">
            <text:p>2919</text:p>
          </table:table-cell>
          <table:table-cell table:style-name="ce19" office:value-type="float" office:value="38.92" calcext:value-type="float">
            <text:p>38,92</text:p>
          </table:table-cell>
          <table:table-cell office:value-type="float" office:value="0.261208053691" calcext:value-type="float">
            <text:p>0,261208053691</text:p>
          </table:table-cell>
          <table:table-cell table:formula="of:=[.BD10]-[.BH10]" office:value-type="float" office:value="0" calcext:value-type="float">
            <text:p>0</text:p>
          </table:table-cell>
          <table:table-cell table:formula="of:=[.BL10]/[.BD10]" office:value-type="float" office:value="0" calcext:value-type="float">
            <text:p>0</text:p>
          </table:table-cell>
          <table:table-cell table:formula="of:=[.BE10]-[.BI10]" office:value-type="float" office:value="5473" calcext:value-type="float">
            <text:p>5473</text:p>
          </table:table-cell>
          <table:table-cell table:formula="of:=[.BN10]/[.BE10]" office:value-type="float" office:value="0.652168732125834" calcext:value-type="float">
            <text:p>0,6521687321258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855" calcext:value-type="float">
            <text:p>9855</text:p>
          </table:table-cell>
          <table:table-cell table:style-name="ce19" office:value-type="float" office:value="98.55" calcext:value-type="float">
            <text:p>98,55</text:p>
          </table:table-cell>
          <table:table-cell office:value-type="float" office:value="0.495226130653" calcext:value-type="float">
            <text:p>0,495226130653</text:p>
          </table:table-cell>
          <table:table-cell table:formula="of:=[.BQ10]-[.BU10]" office:value-type="float" office:value="0" calcext:value-type="float">
            <text:p>0</text:p>
          </table:table-cell>
          <table:table-cell table:formula="of:=[.BY10]/[.BQ10]" office:value-type="float" office:value="0" calcext:value-type="float">
            <text:p>0</text:p>
          </table:table-cell>
          <table:table-cell table:formula="of:=[.BR10]-[.BV10]" office:value-type="float" office:value="10045" calcext:value-type="float">
            <text:p>10045</text:p>
          </table:table-cell>
          <table:table-cell table:formula="of:=[.CA10]/[.BR10]" office:value-type="float" office:value="0.504773869346734" calcext:value-type="float">
            <text:p>0,5047738693467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table:style-name="ce19" office:value-type="float" office:value="1.40816326531" calcext:value-type="float">
            <text:p>1,40816326531</text:p>
          </table:table-cell>
          <table:table-cell office:value-type="float" office:value="0.014517147065" calcext:value-type="float">
            <text:p>0,014517147065</text:p>
          </table:table-cell>
          <table:table-cell table:formula="of:=[.CD10]-[.CH10]" office:value-type="float" office:value="152" calcext:value-type="float">
            <text:p>152</text:p>
          </table:table-cell>
          <table:table-cell table:formula="of:=[.CL10]/[.CD10]" office:value-type="float" office:value="0.608" calcext:value-type="float">
            <text:p>0,608</text:p>
          </table:table-cell>
          <table:table-cell table:formula="of:=[.CE10]-[.CI10]" office:value-type="float" office:value="7806" calcext:value-type="float">
            <text:p>7806</text:p>
          </table:table-cell>
          <table:table-cell table:formula="of:=[.CN10]/[.CE10]" office:value-type="float" office:value="0.991238095238095" calcext:value-type="float">
            <text:p>0,991238095238095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table:style-name="ce19" office:value-type="float" office:value="11.2" calcext:value-type="float">
            <text:p>11,2</text:p>
          </table:table-cell>
          <table:table-cell office:value-type="float" office:value="0.228571428571" calcext:value-type="float">
            <text:p>0,228571428571</text:p>
          </table:table-cell>
          <table:table-cell table:formula="of:=[.AD11]-[.AH11]" office:value-type="float" office:value="0" calcext:value-type="float">
            <text:p>0</text:p>
          </table:table-cell>
          <table:table-cell table:formula="of:=[.AL11]/[.AD11]" office:value-type="float" office:value="0" calcext:value-type="float">
            <text:p>0</text:p>
          </table:table-cell>
          <table:table-cell table:formula="of:=[.AE11]-[.AI11]" office:value-type="float" office:value="43" calcext:value-type="float">
            <text:p>43</text:p>
          </table:table-cell>
          <table:table-cell table:formula="of:=[.AN11]/[.AE11]" office:value-type="float" office:value="0.13312693498452" calcext:value-type="float">
            <text:p>0,13312693498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93" calcext:value-type="float">
            <text:p>2293</text:p>
          </table:table-cell>
          <table:table-cell table:style-name="ce19" office:value-type="float" office:value="45.86" calcext:value-type="float">
            <text:p>45,86</text:p>
          </table:table-cell>
          <table:table-cell office:value-type="float" office:value="0.463232323232" calcext:value-type="float">
            <text:p>0,463232323232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137" calcext:value-type="float">
            <text:p>137</text:p>
          </table:table-cell>
          <table:table-cell table:formula="of:=[.BA11]/[.AR11]" office:value-type="float" office:value="0.0563786008230453" calcext:value-type="float">
            <text:p>0,0563786008230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281" calcext:value-type="float">
            <text:p>7281</text:p>
          </table:table-cell>
          <table:table-cell table:style-name="ce19" office:value-type="float" office:value="97.08" calcext:value-type="float">
            <text:p>97,08</text:p>
          </table:table-cell>
          <table:table-cell office:value-type="float" office:value="0.651543624161" calcext:value-type="float">
            <text:p>0,651543624161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1111" calcext:value-type="float">
            <text:p>1111</text:p>
          </table:table-cell>
          <table:table-cell table:formula="of:=[.BN11]/[.BE11]" office:value-type="float" office:value="0.132387988560534" calcext:value-type="float">
            <text:p>0,1323879885605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883" calcext:value-type="float">
            <text:p>10883</text:p>
          </table:table-cell>
          <table:table-cell table:style-name="ce19" office:value-type="float" office:value="108.83" calcext:value-type="float">
            <text:p>108,83</text:p>
          </table:table-cell>
          <table:table-cell office:value-type="float" office:value="0.546884422111" calcext:value-type="float">
            <text:p>0,546884422111</text:p>
          </table:table-cell>
          <table:table-cell table:formula="of:=[.BQ11]-[.BU11]" office:value-type="float" office:value="0" calcext:value-type="float">
            <text:p>0</text:p>
          </table:table-cell>
          <table:table-cell table:formula="of:=[.BY11]/[.BQ11]" office:value-type="float" office:value="0" calcext:value-type="float">
            <text:p>0</text:p>
          </table:table-cell>
          <table:table-cell table:formula="of:=[.BR11]-[.BV11]" office:value-type="float" office:value="9017" calcext:value-type="float">
            <text:p>9017</text:p>
          </table:table-cell>
          <table:table-cell table:formula="of:=[.CA11]/[.BR11]" office:value-type="float" office:value="0.453115577889447" calcext:value-type="float">
            <text:p>0,4531155778894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5059" calcext:value-type="float">
            <text:p>5059</text:p>
          </table:table-cell>
          <table:table-cell table:style-name="ce19" office:value-type="float" office:value="40.472" calcext:value-type="float">
            <text:p>40,472</text:p>
          </table:table-cell>
          <table:table-cell office:value-type="float" office:value="0.16253815261" calcext:value-type="float">
            <text:p>0,16253815261</text:p>
          </table:table-cell>
          <table:table-cell table:formula="of:=[.CD11]-[.CH11]" office:value-type="float" office:value="0" calcext:value-type="float">
            <text:p>0</text:p>
          </table:table-cell>
          <table:table-cell table:formula="of:=[.CL11]/[.CD11]" office:value-type="float" office:value="0" calcext:value-type="float">
            <text:p>0</text:p>
          </table:table-cell>
          <table:table-cell table:formula="of:=[.CE11]-[.CI11]" office:value-type="float" office:value="2816" calcext:value-type="float">
            <text:p>2816</text:p>
          </table:table-cell>
          <table:table-cell table:formula="of:=[.CN11]/[.CE11]" office:value-type="float" office:value="0.357587301587302" calcext:value-type="float">
            <text:p>0,357587301587302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table:style-name="ce19" office:value-type="float" office:value="7.96" calcext:value-type="float">
            <text:p>7,96</text:p>
          </table:table-cell>
          <table:table-cell office:value-type="float" office:value="0.162448979592" calcext:value-type="float">
            <text:p>0,162448979592</text:p>
          </table:table-cell>
          <table:table-cell table:formula="of:=[.AD12]-[.AH12]" office:value-type="float" office:value="0" calcext:value-type="float">
            <text:p>0</text:p>
          </table:table-cell>
          <table:table-cell table:formula="of:=[.AL12]/[.AD12]" office:value-type="float" office:value="0" calcext:value-type="float">
            <text:p>0</text:p>
          </table:table-cell>
          <table:table-cell table:formula="of:=[.AE12]-[.AI12]" office:value-type="float" office:value="124" calcext:value-type="float">
            <text:p>124</text:p>
          </table:table-cell>
          <table:table-cell table:formula="of:=[.AN12]/[.AE12]" office:value-type="float" office:value="0.38390092879257" calcext:value-type="float">
            <text:p>0,3839009287925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63" calcext:value-type="float">
            <text:p>1963</text:p>
          </table:table-cell>
          <table:table-cell table:style-name="ce19" office:value-type="float" office:value="39.26" calcext:value-type="float">
            <text:p>39,26</text:p>
          </table:table-cell>
          <table:table-cell office:value-type="float" office:value="0.396565656566" calcext:value-type="float">
            <text:p>0,396565656566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467" calcext:value-type="float">
            <text:p>467</text:p>
          </table:table-cell>
          <table:table-cell table:formula="of:=[.BA12]/[.AR12]" office:value-type="float" office:value="0.192181069958848" calcext:value-type="float">
            <text:p>0,1921810699588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105" calcext:value-type="float">
            <text:p>3105</text:p>
          </table:table-cell>
          <table:table-cell table:style-name="ce19" office:value-type="float" office:value="41.4" calcext:value-type="float">
            <text:p>41,4</text:p>
          </table:table-cell>
          <table:table-cell office:value-type="float" office:value="0.277852348993" calcext:value-type="float">
            <text:p>0,277852348993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5287" calcext:value-type="float">
            <text:p>5287</text:p>
          </table:table-cell>
          <table:table-cell table:formula="of:=[.BN12]/[.BE12]" office:value-type="float" office:value="0.630004766444233" calcext:value-type="float">
            <text:p>0,6300047664442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912" calcext:value-type="float">
            <text:p>14912</text:p>
          </table:table-cell>
          <table:table-cell table:style-name="ce19" office:value-type="float" office:value="149.12" calcext:value-type="float">
            <text:p>149,12</text:p>
          </table:table-cell>
          <table:table-cell office:value-type="float" office:value="0.749346733668" calcext:value-type="float">
            <text:p>0,749346733668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4988" calcext:value-type="float">
            <text:p>4988</text:p>
          </table:table-cell>
          <table:table-cell table:formula="of:=[.CA12]/[.BR12]" office:value-type="float" office:value="0.250653266331658" calcext:value-type="float">
            <text:p>0,25065326633165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4074" calcext:value-type="float">
            <text:p>4074</text:p>
          </table:table-cell>
          <table:table-cell table:style-name="ce19" office:value-type="float" office:value="32.592" calcext:value-type="float">
            <text:p>32,592</text:p>
          </table:table-cell>
          <table:table-cell office:value-type="float" office:value="0.130891566265" calcext:value-type="float">
            <text:p>0,130891566265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3801" calcext:value-type="float">
            <text:p>3801</text:p>
          </table:table-cell>
          <table:table-cell table:formula="of:=[.CN12]/[.CE12]" office:value-type="float" office:value="0.482666666666667" calcext:value-type="float">
            <text:p>0,482666666666667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table:style-name="ce19" office:value-type="float" office:value="11.48" calcext:value-type="float">
            <text:p>11,48</text:p>
          </table:table-cell>
          <table:table-cell office:value-type="float" office:value="0.234285714286" calcext:value-type="float">
            <text:p>0,234285714286</text:p>
          </table:table-cell>
          <table:table-cell table:formula="of:=[.AD13]-[.AH13]" office:value-type="float" office:value="0" calcext:value-type="float">
            <text:p>0</text:p>
          </table:table-cell>
          <table:table-cell table:formula="of:=[.AL13]/[.AD13]" office:value-type="float" office:value="0" calcext:value-type="float">
            <text:p>0</text:p>
          </table:table-cell>
          <table:table-cell table:formula="of:=[.AE13]-[.AI13]" office:value-type="float" office:value="36" calcext:value-type="float">
            <text:p>36</text:p>
          </table:table-cell>
          <table:table-cell table:formula="of:=[.AN13]/[.AE13]" office:value-type="float" office:value="0.111455108359133" calcext:value-type="float">
            <text:p>0,1114551083591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43" calcext:value-type="float">
            <text:p>1643</text:p>
          </table:table-cell>
          <table:table-cell table:style-name="ce19" office:value-type="float" office:value="32.86" calcext:value-type="float">
            <text:p>32,86</text:p>
          </table:table-cell>
          <table:table-cell office:value-type="float" office:value="0.331919191919" calcext:value-type="float">
            <text:p>0,331919191919</text:p>
          </table:table-cell>
          <table:table-cell table:formula="of:=[.AQ13]-[.AU13]" office:value-type="float" office:value="0" calcext:value-type="float">
            <text:p>0</text:p>
          </table:table-cell>
          <table:table-cell table:formula="of:=[.AY13]/[.AQ13]" office:value-type="float" office:value="0" calcext:value-type="float">
            <text:p>0</text:p>
          </table:table-cell>
          <table:table-cell table:formula="of:=[.AR13]-[.AV13]" office:value-type="float" office:value="787" calcext:value-type="float">
            <text:p>787</text:p>
          </table:table-cell>
          <table:table-cell table:formula="of:=[.BA13]/[.AR13]" office:value-type="float" office:value="0.323868312757202" calcext:value-type="float">
            <text:p>0,32386831275720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787" calcext:value-type="float">
            <text:p>7787</text:p>
          </table:table-cell>
          <table:table-cell table:style-name="ce19" office:value-type="float" office:value="103.826666667" calcext:value-type="float">
            <text:p>103,826666667</text:p>
          </table:table-cell>
          <table:table-cell office:value-type="float" office:value="0.696823266219" calcext:value-type="float">
            <text:p>0,696823266219</text:p>
          </table:table-cell>
          <table:table-cell table:formula="of:=[.BD13]-[.BH13]" office:value-type="float" office:value="0" calcext:value-type="float">
            <text:p>0</text:p>
          </table:table-cell>
          <table:table-cell table:formula="of:=[.BL13]/[.BD13]" office:value-type="float" office:value="0" calcext:value-type="float">
            <text:p>0</text:p>
          </table:table-cell>
          <table:table-cell table:formula="of:=[.BE13]-[.BI13]" office:value-type="float" office:value="605" calcext:value-type="float">
            <text:p>605</text:p>
          </table:table-cell>
          <table:table-cell table:formula="of:=[.BN13]/[.BE13]" office:value-type="float" office:value="0.0720924690181125" calcext:value-type="float">
            <text:p>0,0720924690181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699" calcext:value-type="float">
            <text:p>15699</text:p>
          </table:table-cell>
          <table:table-cell table:style-name="ce19" office:value-type="float" office:value="156.99" calcext:value-type="float">
            <text:p>156,99</text:p>
          </table:table-cell>
          <table:table-cell office:value-type="float" office:value="0.788894472362" calcext:value-type="float">
            <text:p>0,788894472362</text:p>
          </table:table-cell>
          <table:table-cell table:formula="of:=[.BQ13]-[.BU13]" office:value-type="float" office:value="0" calcext:value-type="float">
            <text:p>0</text:p>
          </table:table-cell>
          <table:table-cell table:formula="of:=[.BY13]/[.BQ13]" office:value-type="float" office:value="0" calcext:value-type="float">
            <text:p>0</text:p>
          </table:table-cell>
          <table:table-cell table:formula="of:=[.BR13]-[.BV13]" office:value-type="float" office:value="4201" calcext:value-type="float">
            <text:p>4201</text:p>
          </table:table-cell>
          <table:table-cell table:formula="of:=[.CA13]/[.BR13]" office:value-type="float" office:value="0.211105527638191" calcext:value-type="float">
            <text:p>0,2111055276381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5527" calcext:value-type="float">
            <text:p>5527</text:p>
          </table:table-cell>
          <table:table-cell table:style-name="ce19" office:value-type="float" office:value="44.216" calcext:value-type="float">
            <text:p>44,216</text:p>
          </table:table-cell>
          <table:table-cell office:value-type="float" office:value="0.177574297189" calcext:value-type="float">
            <text:p>0,177574297189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2348" calcext:value-type="float">
            <text:p>2348</text:p>
          </table:table-cell>
          <table:table-cell table:formula="of:=[.CN13]/[.CE13]" office:value-type="float" office:value="0.29815873015873" calcext:value-type="float">
            <text:p>0,29815873015873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.0588235294118" calcext:value-type="float">
            <text:p>0,0588235294118</text:p>
          </table:table-cell>
          <table:table-cell table:formula="of:=[.AD14]-[.AH14]" office:value-type="float" office:value="15" calcext:value-type="float">
            <text:p>15</text:p>
          </table:table-cell>
          <table:table-cell table:formula="of:=[.AL14]/[.AD14]" office:value-type="float" office:value="0.3" calcext:value-type="float">
            <text:p>0,3</text:p>
          </table:table-cell>
          <table:table-cell table:formula="of:=[.AE14]-[.AI14]" office:value-type="float" office:value="288" calcext:value-type="float">
            <text:p>288</text:p>
          </table:table-cell>
          <table:table-cell table:formula="of:=[.AN14]/[.AE14]" office:value-type="float" office:value="0.891640866873065" calcext:value-type="float">
            <text:p>0,8916408668730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145" calcext:value-type="float">
            <text:p>1145</text:p>
          </table:table-cell>
          <table:table-cell table:style-name="ce19" office:value-type="float" office:value="22.9" calcext:value-type="float">
            <text:p>22,9</text:p>
          </table:table-cell>
          <table:table-cell office:value-type="float" office:value="0.231313131313" calcext:value-type="float">
            <text:p>0,231313131313</text:p>
          </table:table-cell>
          <table:table-cell table:formula="of:=[.AQ14]-[.AU14]" office:value-type="float" office:value="0" calcext:value-type="float">
            <text:p>0</text:p>
          </table:table-cell>
          <table:table-cell table:formula="of:=[.AY14]/[.AQ14]" office:value-type="float" office:value="0" calcext:value-type="float">
            <text:p>0</text:p>
          </table:table-cell>
          <table:table-cell table:formula="of:=[.AR14]-[.AV14]" office:value-type="float" office:value="1285" calcext:value-type="float">
            <text:p>1285</text:p>
          </table:table-cell>
          <table:table-cell table:formula="of:=[.BA14]/[.AR14]" office:value-type="float" office:value="0.52880658436214" calcext:value-type="float">
            <text:p>0,528806584362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2766" calcext:value-type="float">
            <text:p>2766</text:p>
          </table:table-cell>
          <table:table-cell table:style-name="ce19" office:value-type="float" office:value="36.88" calcext:value-type="float">
            <text:p>36,88</text:p>
          </table:table-cell>
          <table:table-cell office:value-type="float" office:value="0.247516778523" calcext:value-type="float">
            <text:p>0,247516778523</text:p>
          </table:table-cell>
          <table:table-cell table:formula="of:=[.BD14]-[.BH14]" office:value-type="float" office:value="0" calcext:value-type="float">
            <text:p>0</text:p>
          </table:table-cell>
          <table:table-cell table:formula="of:=[.BL14]/[.BD14]" office:value-type="float" office:value="0" calcext:value-type="float">
            <text:p>0</text:p>
          </table:table-cell>
          <table:table-cell table:formula="of:=[.BE14]-[.BI14]" office:value-type="float" office:value="5626" calcext:value-type="float">
            <text:p>5626</text:p>
          </table:table-cell>
          <table:table-cell table:formula="of:=[.BN14]/[.BE14]" office:value-type="float" office:value="0.670400381315539" calcext:value-type="float">
            <text:p>0,6704003813155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7297" calcext:value-type="float">
            <text:p>17297</text:p>
          </table:table-cell>
          <table:table-cell table:style-name="ce19" office:value-type="float" office:value="172.97" calcext:value-type="float">
            <text:p>172,97</text:p>
          </table:table-cell>
          <table:table-cell office:value-type="float" office:value="0.869195979899" calcext:value-type="float">
            <text:p>0,869195979899</text:p>
          </table:table-cell>
          <table:table-cell table:formula="of:=[.BQ14]-[.BU14]" office:value-type="float" office:value="0" calcext:value-type="float">
            <text:p>0</text:p>
          </table:table-cell>
          <table:table-cell table:formula="of:=[.BY14]/[.BQ14]" office:value-type="float" office:value="0" calcext:value-type="float">
            <text:p>0</text:p>
          </table:table-cell>
          <table:table-cell table:formula="of:=[.BR14]-[.BV14]" office:value-type="float" office:value="2603" calcext:value-type="float">
            <text:p>2603</text:p>
          </table:table-cell>
          <table:table-cell table:formula="of:=[.CA14]/[.BR14]" office:value-type="float" office:value="0.130804020100503" calcext:value-type="float">
            <text:p>0,1308040201005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1107" calcext:value-type="float">
            <text:p>1107</text:p>
          </table:table-cell>
          <table:table-cell table:style-name="ce19" office:value-type="float" office:value="8.856" calcext:value-type="float">
            <text:p>8,856</text:p>
          </table:table-cell>
          <table:table-cell office:value-type="float" office:value="0.0355662650602" calcext:value-type="float">
            <text:p>0,0355662650602</text:p>
          </table:table-cell>
          <table:table-cell table:formula="of:=[.CD14]-[.CH14]" office:value-type="float" office:value="0" calcext:value-type="float">
            <text:p>0</text:p>
          </table:table-cell>
          <table:table-cell table:formula="of:=[.CL14]/[.CD14]" office:value-type="float" office:value="0" calcext:value-type="float">
            <text:p>0</text:p>
          </table:table-cell>
          <table:table-cell table:formula="of:=[.CE14]-[.CI14]" office:value-type="float" office:value="6768" calcext:value-type="float">
            <text:p>6768</text:p>
          </table:table-cell>
          <table:table-cell table:formula="of:=[.CN14]/[.CE14]" office:value-type="float" office:value="0.859428571428571" calcext:value-type="float">
            <text:p>0,85942857142857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0" calcext:value-type="float">
            <text:p>190</text:p>
          </table:table-cell>
          <table:table-cell table:style-name="ce19" office:value-type="float" office:value="7.6" calcext:value-type="float">
            <text:p>7,6</text:p>
          </table:table-cell>
          <table:table-cell office:value-type="float" office:value="0.155102040816" calcext:value-type="float">
            <text:p>0,155102040816</text:p>
          </table:table-cell>
          <table:table-cell table:formula="of:=[.AD15]-[.AH15]" office:value-type="float" office:value="0" calcext:value-type="float">
            <text:p>0</text:p>
          </table:table-cell>
          <table:table-cell table:formula="of:=[.AL15]/[.AD15]" office:value-type="float" office:value="0" calcext:value-type="float">
            <text:p>0</text:p>
          </table:table-cell>
          <table:table-cell table:formula="of:=[.AE15]-[.AI15]" office:value-type="float" office:value="133" calcext:value-type="float">
            <text:p>133</text:p>
          </table:table-cell>
          <table:table-cell table:formula="of:=[.AN15]/[.AE15]" office:value-type="float" office:value="0.411764705882353" calcext:value-type="float">
            <text:p>0,41176470588235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47" calcext:value-type="float">
            <text:p>2247</text:p>
          </table:table-cell>
          <table:table-cell table:style-name="ce19" office:value-type="float" office:value="44.94" calcext:value-type="float">
            <text:p>44,94</text:p>
          </table:table-cell>
          <table:table-cell office:value-type="float" office:value="0.453939393939" calcext:value-type="float">
            <text:p>0,453939393939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183" calcext:value-type="float">
            <text:p>183</text:p>
          </table:table-cell>
          <table:table-cell table:formula="of:=[.BA15]/[.AR15]" office:value-type="float" office:value="0.0753086419753087" calcext:value-type="float">
            <text:p>0,0753086419753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970" calcext:value-type="float">
            <text:p>970</text:p>
          </table:table-cell>
          <table:table-cell table:style-name="ce19" office:value-type="float" office:value="12.9333333333" calcext:value-type="float">
            <text:p>12,9333333333</text:p>
          </table:table-cell>
          <table:table-cell office:value-type="float" office:value="0.0868008948546" calcext:value-type="float">
            <text:p>0,0868008948546</text:p>
          </table:table-cell>
          <table:table-cell table:formula="of:=[.BD15]-[.BH15]" office:value-type="float" office:value="0" calcext:value-type="float">
            <text:p>0</text:p>
          </table:table-cell>
          <table:table-cell table:formula="of:=[.BL15]/[.BD15]" office:value-type="float" office:value="0" calcext:value-type="float">
            <text:p>0</text:p>
          </table:table-cell>
          <table:table-cell table:formula="of:=[.BE15]-[.BI15]" office:value-type="float" office:value="7422" calcext:value-type="float">
            <text:p>7422</text:p>
          </table:table-cell>
          <table:table-cell table:formula="of:=[.BN15]/[.BE15]" office:value-type="float" office:value="0.88441372735939" calcext:value-type="float">
            <text:p>0,884413727359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898" calcext:value-type="float">
            <text:p>18898</text:p>
          </table:table-cell>
          <table:table-cell table:style-name="ce19" office:value-type="float" office:value="188.98" calcext:value-type="float">
            <text:p>188,98</text:p>
          </table:table-cell>
          <table:table-cell office:value-type="float" office:value="0.949648241206" calcext:value-type="float">
            <text:p>0,949648241206</text:p>
          </table:table-cell>
          <table:table-cell table:formula="of:=[.BQ15]-[.BU15]" office:value-type="float" office:value="0" calcext:value-type="float">
            <text:p>0</text:p>
          </table:table-cell>
          <table:table-cell table:formula="of:=[.BY15]/[.BQ15]" office:value-type="float" office:value="0" calcext:value-type="float">
            <text:p>0</text:p>
          </table:table-cell>
          <table:table-cell table:formula="of:=[.BR15]-[.BV15]" office:value-type="float" office:value="1002" calcext:value-type="float">
            <text:p>1002</text:p>
          </table:table-cell>
          <table:table-cell table:formula="of:=[.CA15]/[.BR15]" office:value-type="float" office:value="0.0503517587939699" calcext:value-type="float">
            <text:p>0,050351758793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6835" calcext:value-type="float">
            <text:p>6835</text:p>
          </table:table-cell>
          <table:table-cell table:style-name="ce19" office:value-type="float" office:value="54.68" calcext:value-type="float">
            <text:p>54,68</text:p>
          </table:table-cell>
          <table:table-cell office:value-type="float" office:value="0.219598393574" calcext:value-type="float">
            <text:p>0,219598393574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1040" calcext:value-type="float">
            <text:p>1040</text:p>
          </table:table-cell>
          <table:table-cell table:formula="of:=[.CN15]/[.CE15]" office:value-type="float" office:value="0.132063492063492" calcext:value-type="float">
            <text:p>0,132063492063492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.142857142857" calcext:value-type="float">
            <text:p>0,142857142857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148" calcext:value-type="float">
            <text:p>148</text:p>
          </table:table-cell>
          <table:table-cell table:formula="of:=[.AN16]/[.AE16]" office:value-type="float" office:value="0.458204334365325" calcext:value-type="float">
            <text:p>0,458204334365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408" calcext:value-type="float">
            <text:p>2408</text:p>
          </table:table-cell>
          <table:table-cell table:style-name="ce19" office:value-type="float" office:value="48.16" calcext:value-type="float">
            <text:p>48,16</text:p>
          </table:table-cell>
          <table:table-cell office:value-type="float" office:value="0.486464646465" calcext:value-type="float">
            <text:p>0,486464646465</text:p>
          </table:table-cell>
          <table:table-cell table:formula="of:=[.AQ16]-[.AU16]" office:value-type="float" office:value="0" calcext:value-type="float">
            <text:p>0</text:p>
          </table:table-cell>
          <table:table-cell table:formula="of:=[.AY16]/[.AQ16]" office:value-type="float" office:value="0" calcext:value-type="float">
            <text:p>0</text:p>
          </table:table-cell>
          <table:table-cell table:formula="of:=[.AR16]-[.AV16]" office:value-type="float" office:value="22" calcext:value-type="float">
            <text:p>22</text:p>
          </table:table-cell>
          <table:table-cell table:formula="of:=[.BA16]/[.AR16]" office:value-type="float" office:value="0.00905349794238683" calcext:value-type="float">
            <text:p>0,0090534979423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704" calcext:value-type="float">
            <text:p>7704</text:p>
          </table:table-cell>
          <table:table-cell table:style-name="ce19" office:value-type="float" office:value="102.72" calcext:value-type="float">
            <text:p>102,72</text:p>
          </table:table-cell>
          <table:table-cell office:value-type="float" office:value="0.689395973154" calcext:value-type="float">
            <text:p>0,689395973154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688" calcext:value-type="float">
            <text:p>688</text:p>
          </table:table-cell>
          <table:table-cell table:formula="of:=[.BN16]/[.BE16]" office:value-type="float" office:value="0.0819828408007626" calcext:value-type="float">
            <text:p>0,0819828408007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41" calcext:value-type="float">
            <text:p>5241</text:p>
          </table:table-cell>
          <table:table-cell table:style-name="ce19" office:value-type="float" office:value="52.41" calcext:value-type="float">
            <text:p>52,41</text:p>
          </table:table-cell>
          <table:table-cell office:value-type="float" office:value="0.263366834171" calcext:value-type="float">
            <text:p>0,263366834171</text:p>
          </table:table-cell>
          <table:table-cell table:formula="of:=[.BQ16]-[.BU16]" office:value-type="float" office:value="0" calcext:value-type="float">
            <text:p>0</text:p>
          </table:table-cell>
          <table:table-cell table:formula="of:=[.BY16]/[.BQ16]" office:value-type="float" office:value="0" calcext:value-type="float">
            <text:p>0</text:p>
          </table:table-cell>
          <table:table-cell table:formula="of:=[.BR16]-[.BV16]" office:value-type="float" office:value="14659" calcext:value-type="float">
            <text:p>14659</text:p>
          </table:table-cell>
          <table:table-cell table:formula="of:=[.CA16]/[.BR16]" office:value-type="float" office:value="0.736633165829146" calcext:value-type="float">
            <text:p>0,7366331658291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978" calcext:value-type="float">
            <text:p>3978</text:p>
          </table:table-cell>
          <table:table-cell table:style-name="ce19" office:value-type="float" office:value="31.824" calcext:value-type="float">
            <text:p>31,824</text:p>
          </table:table-cell>
          <table:table-cell office:value-type="float" office:value="0.127807228916" calcext:value-type="float">
            <text:p>0,127807228916</text:p>
          </table:table-cell>
          <table:table-cell table:formula="of:=[.CD16]-[.CH16]" office:value-type="float" office:value="0" calcext:value-type="float">
            <text:p>0</text:p>
          </table:table-cell>
          <table:table-cell table:formula="of:=[.CL16]/[.CD16]" office:value-type="float" office:value="0" calcext:value-type="float">
            <text:p>0</text:p>
          </table:table-cell>
          <table:table-cell table:formula="of:=[.CE16]-[.CI16]" office:value-type="float" office:value="3685" calcext:value-type="float">
            <text:p>3685</text:p>
          </table:table-cell>
          <table:table-cell table:formula="of:=[.CN16]/[.CE16]" office:value-type="float" office:value="0.480882161033538" calcext:value-type="float">
            <text:p>0,480882161033538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2.53333333333" calcext:value-type="float">
            <text:p>2,53333333333</text:p>
          </table:table-cell>
          <table:table-cell office:value-type="float" office:value="0.0575757575758" calcext:value-type="float">
            <text:p>0,0575757575758</text:p>
          </table:table-cell>
          <table:table-cell table:formula="of:=[.AD17]-[.AH17]" office:value-type="float" office:value="5" calcext:value-type="float">
            <text:p>5</text:p>
          </table:table-cell>
          <table:table-cell table:formula="of:=[.AL17]/[.AD17]" office:value-type="float" office:value="0.1" calcext:value-type="float">
            <text:p>0,1</text:p>
          </table:table-cell>
          <table:table-cell table:formula="of:=[.AE17]-[.AI17]" office:value-type="float" office:value="266" calcext:value-type="float">
            <text:p>266</text:p>
          </table:table-cell>
          <table:table-cell table:formula="of:=[.AN17]/[.AE17]" office:value-type="float" office:value="0.823529411764706" calcext:value-type="float">
            <text:p>0,8235294117647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table:style-name="ce19" office:value-type="float" office:value="5.46" calcext:value-type="float">
            <text:p>5,46</text:p>
          </table:table-cell>
          <table:table-cell office:value-type="float" office:value="0.0551515151515" calcext:value-type="float">
            <text:p>0,0551515151515</text:p>
          </table:table-cell>
          <table:table-cell table:formula="of:=[.AQ17]-[.AU17]" office:value-type="float" office:value="0" calcext:value-type="float">
            <text:p>0</text:p>
          </table:table-cell>
          <table:table-cell table:formula="of:=[.AY17]/[.AQ17]" office:value-type="float" office:value="0" calcext:value-type="float">
            <text:p>0</text:p>
          </table:table-cell>
          <table:table-cell table:formula="of:=[.AR17]-[.AV17]" office:value-type="float" office:value="2157" calcext:value-type="float">
            <text:p>2157</text:p>
          </table:table-cell>
          <table:table-cell table:formula="of:=[.BA17]/[.AR17]" office:value-type="float" office:value="0.887654320987654" calcext:value-type="float">
            <text:p>0,8876543209876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709" calcext:value-type="float">
            <text:p>1709</text:p>
          </table:table-cell>
          <table:table-cell table:style-name="ce19" office:value-type="float" office:value="22.7866666667" calcext:value-type="float">
            <text:p>22,7866666667</text:p>
          </table:table-cell>
          <table:table-cell office:value-type="float" office:value="0.15293064877" calcext:value-type="float">
            <text:p>0,15293064877</text:p>
          </table:table-cell>
          <table:table-cell table:formula="of:=[.BD17]-[.BH17]" office:value-type="float" office:value="0" calcext:value-type="float">
            <text:p>0</text:p>
          </table:table-cell>
          <table:table-cell table:formula="of:=[.BL17]/[.BD17]" office:value-type="float" office:value="0" calcext:value-type="float">
            <text:p>0</text:p>
          </table:table-cell>
          <table:table-cell table:formula="of:=[.BE17]-[.BI17]" office:value-type="float" office:value="6683" calcext:value-type="float">
            <text:p>6683</text:p>
          </table:table-cell>
          <table:table-cell table:formula="of:=[.BN17]/[.BE17]" office:value-type="float" office:value="0.796353670162059" calcext:value-type="float">
            <text:p>0,7963536701620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896" calcext:value-type="float">
            <text:p>16896</text:p>
          </table:table-cell>
          <table:table-cell table:style-name="ce19" office:value-type="float" office:value="168.96" calcext:value-type="float">
            <text:p>168,96</text:p>
          </table:table-cell>
          <table:table-cell office:value-type="float" office:value="0.849045226131" calcext:value-type="float">
            <text:p>0,849045226131</text:p>
          </table:table-cell>
          <table:table-cell table:formula="of:=[.BQ17]-[.BU17]" office:value-type="float" office:value="0" calcext:value-type="float">
            <text:p>0</text:p>
          </table:table-cell>
          <table:table-cell table:formula="of:=[.BY17]/[.BQ17]" office:value-type="float" office:value="0" calcext:value-type="float">
            <text:p>0</text:p>
          </table:table-cell>
          <table:table-cell table:formula="of:=[.BR17]-[.BV17]" office:value-type="float" office:value="3004" calcext:value-type="float">
            <text:p>3004</text:p>
          </table:table-cell>
          <table:table-cell table:formula="of:=[.CA17]/[.BR17]" office:value-type="float" office:value="0.150954773869347" calcext:value-type="float">
            <text:p>0,1509547738693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620" calcext:value-type="float">
            <text:p>1620</text:p>
          </table:table-cell>
          <table:table-cell table:style-name="ce19" office:value-type="float" office:value="12.96" calcext:value-type="float">
            <text:p>12,96</text:p>
          </table:table-cell>
          <table:table-cell office:value-type="float" office:value="0.0520481927711" calcext:value-type="float">
            <text:p>0,0520481927711</text:p>
          </table:table-cell>
          <table:table-cell table:formula="of:=[.CD17]-[.CH17]" office:value-type="float" office:value="0" calcext:value-type="float">
            <text:p>0</text:p>
          </table:table-cell>
          <table:table-cell table:formula="of:=[.CL17]/[.CD17]" office:value-type="float" office:value="0" calcext:value-type="float">
            <text:p>0</text:p>
          </table:table-cell>
          <table:table-cell table:formula="of:=[.CE17]-[.CI17]" office:value-type="float" office:value="6043" calcext:value-type="float">
            <text:p>6043</text:p>
          </table:table-cell>
          <table:table-cell table:formula="of:=[.CN17]/[.CE17]" office:value-type="float" office:value="0.788594545217278" calcext:value-type="float">
            <text:p>0,788594545217278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style-name="ce19" office:value-type="float" office:value="2.15789473684" calcext:value-type="float">
            <text:p>2,15789473684</text:p>
          </table:table-cell>
          <table:table-cell office:value-type="float" office:value="0.0583214793741" calcext:value-type="float">
            <text:p>0,0583214793741</text:p>
          </table:table-cell>
          <table:table-cell table:formula="of:=[.AD18]-[.AH18]" office:value-type="float" office:value="12" calcext:value-type="float">
            <text:p>12</text:p>
          </table:table-cell>
          <table:table-cell table:formula="of:=[.AL18]/[.AD18]" office:value-type="float" office:value="0.24" calcext:value-type="float">
            <text:p>0,24</text:p>
          </table:table-cell>
          <table:table-cell table:formula="of:=[.AE18]-[.AI18]" office:value-type="float" office:value="282" calcext:value-type="float">
            <text:p>282</text:p>
          </table:table-cell>
          <table:table-cell table:formula="of:=[.AN18]/[.AE18]" office:value-type="float" office:value="0.873065015479876" calcext:value-type="float">
            <text:p>0,8730650154798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090" calcext:value-type="float">
            <text:p>2090</text:p>
          </table:table-cell>
          <table:table-cell table:style-name="ce19" office:value-type="float" office:value="41.8" calcext:value-type="float">
            <text:p>41,8</text:p>
          </table:table-cell>
          <table:table-cell office:value-type="float" office:value="0.422222222222" calcext:value-type="float">
            <text:p>0,422222222222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340" calcext:value-type="float">
            <text:p>340</text:p>
          </table:table-cell>
          <table:table-cell table:formula="of:=[.BA18]/[.AR18]" office:value-type="float" office:value="0.139917695473251" calcext:value-type="float">
            <text:p>0,13991769547325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792" calcext:value-type="float">
            <text:p>1792</text:p>
          </table:table-cell>
          <table:table-cell table:style-name="ce19" office:value-type="float" office:value="23.8933333333" calcext:value-type="float">
            <text:p>23,8933333333</text:p>
          </table:table-cell>
          <table:table-cell office:value-type="float" office:value="0.160357941834" calcext:value-type="float">
            <text:p>0,160357941834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6600" calcext:value-type="float">
            <text:p>6600</text:p>
          </table:table-cell>
          <table:table-cell table:formula="of:=[.BN18]/[.BE18]" office:value-type="float" office:value="0.786463298379409" calcext:value-type="float">
            <text:p>0,7864632983794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table:style-name="ce19" office:value-type="float" office:value="6.4" calcext:value-type="float">
            <text:p>6,4</text:p>
          </table:table-cell>
          <table:table-cell office:value-type="float" office:value="0.0321608040201" calcext:value-type="float">
            <text:p>0,0321608040201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19260" calcext:value-type="float">
            <text:p>19260</text:p>
          </table:table-cell>
          <table:table-cell table:formula="of:=[.CA18]/[.BR18]" office:value-type="float" office:value="0.9678391959799" calcext:value-type="float">
            <text:p>0,96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377" calcext:value-type="float">
            <text:p>3377</text:p>
          </table:table-cell>
          <table:table-cell table:style-name="ce19" office:value-type="float" office:value="27.016" calcext:value-type="float">
            <text:p>27,016</text:p>
          </table:table-cell>
          <table:table-cell office:value-type="float" office:value="0.108497991968" calcext:value-type="float">
            <text:p>0,108497991968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4286" calcext:value-type="float">
            <text:p>4286</text:p>
          </table:table-cell>
          <table:table-cell table:formula="of:=[.CN18]/[.CE18]" office:value-type="float" office:value="0.559310974814041" calcext:value-type="float">
            <text:p>0,559310974814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0" calcext:value-type="float">
            <text:p>0,00</text:p>
          </table:table-cell>
          <table:table-cell table:style-name="ce41" table:formula="of:=[.G3]" office:value-type="float" office:value="0" calcext:value-type="float">
            <text:p>0,00</text:p>
          </table:table-cell>
          <table:table-cell table:style-name="ce41" table:formula="of:=[.I3]" office:value-type="float" office:value="6" calcext:value-type="float">
            <text:p>6,00</text:p>
          </table:table-cell>
          <table:table-cell table:style-name="ce41" table:formula="of:=[.K3]" office:value-type="float" office:value="88" calcext:value-type="float">
            <text:p>88,00</text:p>
          </table:table-cell>
          <table:table-cell table:style-name="ce41" table:formula="of:=[.M3]" office:value-type="float" office:value="4.64396284829721" calcext:value-type="float">
            <text:p>4,64</text:p>
          </table:table-cell>
          <table:table-cell table:style-name="ce41" table:formula="of:=[.O3]" office:value-type="float" office:value="33.4365325077399" calcext:value-type="float">
            <text:p>33,44</text:p>
          </table:table-cell>
          <table:table-cell table:style-name="ce41" table:formula="of:=[.Q3]" office:value-type="float" office:value="54.1795665634675" calcext:value-type="float">
            <text:p>54,18</text:p>
          </table:table-cell>
          <table:table-cell table:style-name="ce41" table:formula="of:=[.S3]" office:value-type="float" office:value="78.1733746130031" calcext:value-type="float">
            <text:p>78,17</text:p>
          </table:table-cell>
          <table:table-cell table:style-name="ce41" table:formula="of:=[.U3]" office:value-type="float" office:value="99.0712074303406" calcext:value-type="float">
            <text:p>99,07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3.41666666667" calcext:value-type="float">
            <text:p>3,41666666667</text:p>
          </table:table-cell>
          <table:table-cell office:value-type="float" office:value="0.072695035461" calcext:value-type="float">
            <text:p>0,072695035461</text:p>
          </table:table-cell>
          <table:table-cell table:formula="of:=[.AD19]-[.AH19]" office:value-type="float" office:value="2" calcext:value-type="float">
            <text:p>2</text:p>
          </table:table-cell>
          <table:table-cell table:formula="of:=[.AL19]/[.AD19]" office:value-type="float" office:value="0.04" calcext:value-type="float">
            <text:p>0,04</text:p>
          </table:table-cell>
          <table:table-cell table:formula="of:=[.AE19]-[.AI19]" office:value-type="float" office:value="241" calcext:value-type="float">
            <text:p>241</text:p>
          </table:table-cell>
          <table:table-cell table:formula="of:=[.AN19]/[.AE19]" office:value-type="float" office:value="0.746130030959752" calcext:value-type="float">
            <text:p>0,7461300309597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table:style-name="ce19" office:value-type="float" office:value="6.18" calcext:value-type="float">
            <text:p>6,18</text:p>
          </table:table-cell>
          <table:table-cell office:value-type="float" office:value="0.0624242424242" calcext:value-type="float">
            <text:p>0,0624242424242</text:p>
          </table:table-cell>
          <table:table-cell table:formula="of:=[.AQ19]-[.AU19]" office:value-type="float" office:value="0" calcext:value-type="float">
            <text:p>0</text:p>
          </table:table-cell>
          <table:table-cell table:formula="of:=[.AY19]/[.AQ19]" office:value-type="float" office:value="0" calcext:value-type="float">
            <text:p>0</text:p>
          </table:table-cell>
          <table:table-cell table:formula="of:=[.AR19]-[.AV19]" office:value-type="float" office:value="2121" calcext:value-type="float">
            <text:p>2121</text:p>
          </table:table-cell>
          <table:table-cell table:formula="of:=[.BA19]/[.AR19]" office:value-type="float" office:value="0.872839506172839" calcext:value-type="float">
            <text:p>0,8728395061728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54" calcext:value-type="float">
            <text:p>754</text:p>
          </table:table-cell>
          <table:table-cell table:style-name="ce19" office:value-type="float" office:value="10.0533333333" calcext:value-type="float">
            <text:p>10,0533333333</text:p>
          </table:table-cell>
          <table:table-cell office:value-type="float" office:value="0.0674720357942" calcext:value-type="float">
            <text:p>0,0674720357942</text:p>
          </table:table-cell>
          <table:table-cell table:formula="of:=[.BD19]-[.BH19]" office:value-type="float" office:value="0" calcext:value-type="float">
            <text:p>0</text:p>
          </table:table-cell>
          <table:table-cell table:formula="of:=[.BL19]/[.BD19]" office:value-type="float" office:value="0" calcext:value-type="float">
            <text:p>0</text:p>
          </table:table-cell>
          <table:table-cell table:formula="of:=[.BE19]-[.BI19]" office:value-type="float" office:value="7638" calcext:value-type="float">
            <text:p>7638</text:p>
          </table:table-cell>
          <table:table-cell table:formula="of:=[.BN19]/[.BE19]" office:value-type="float" office:value="0.910152526215443" calcext:value-type="float">
            <text:p>0,9101525262154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79" calcext:value-type="float">
            <text:p>10079</text:p>
          </table:table-cell>
          <table:table-cell table:style-name="ce19" office:value-type="float" office:value="100.79" calcext:value-type="float">
            <text:p>100,79</text:p>
          </table:table-cell>
          <table:table-cell office:value-type="float" office:value="0.50648241206" calcext:value-type="float">
            <text:p>0,50648241206</text:p>
          </table:table-cell>
          <table:table-cell table:formula="of:=[.BQ19]-[.BU19]" office:value-type="float" office:value="0" calcext:value-type="float">
            <text:p>0</text:p>
          </table:table-cell>
          <table:table-cell table:formula="of:=[.BY19]/[.BQ19]" office:value-type="float" office:value="0" calcext:value-type="float">
            <text:p>0</text:p>
          </table:table-cell>
          <table:table-cell table:formula="of:=[.BR19]-[.BV19]" office:value-type="float" office:value="9821" calcext:value-type="float">
            <text:p>9821</text:p>
          </table:table-cell>
          <table:table-cell table:formula="of:=[.CA19]/[.BR19]" office:value-type="float" office:value="0.493517587939698" calcext:value-type="float">
            <text:p>0,4935175879396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988" calcext:value-type="float">
            <text:p>2988</text:p>
          </table:table-cell>
          <table:table-cell table:style-name="ce19" office:value-type="float" office:value="23.904" calcext:value-type="float">
            <text:p>23,904</text:p>
          </table:table-cell>
          <table:table-cell office:value-type="float" office:value="0.096" calcext:value-type="float">
            <text:p>0,096</text:p>
          </table:table-cell>
          <table:table-cell table:formula="of:=[.CD19]-[.CH19]" office:value-type="float" office:value="0" calcext:value-type="float">
            <text:p>0</text:p>
          </table:table-cell>
          <table:table-cell table:formula="of:=[.CL19]/[.CD19]" office:value-type="float" office:value="0" calcext:value-type="float">
            <text:p>0</text:p>
          </table:table-cell>
          <table:table-cell table:formula="of:=[.CE19]-[.CI19]" office:value-type="float" office:value="4675" calcext:value-type="float">
            <text:p>4675</text:p>
          </table:table-cell>
          <table:table-cell table:formula="of:=[.CN19]/[.CE19]" office:value-type="float" office:value="0.610074383400757" calcext:value-type="float">
            <text:p>0,6100743834007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0" calcext:value-type="float">
            <text:p>0,00</text:p>
          </table:table-cell>
          <table:table-cell table:style-name="ce41" table:formula="of:=[.I4]" office:value-type="float" office:value="0" calcext:value-type="float">
            <text:p>0,00</text:p>
          </table:table-cell>
          <table:table-cell table:style-name="ce41" table:formula="of:=[.K4]" office:value-type="float" office:value="64" calcext:value-type="float">
            <text:p>64,00</text:p>
          </table:table-cell>
          <table:table-cell table:style-name="ce41" table:formula="of:=[.M4]" office:value-type="float" office:value="0" calcext:value-type="float">
            <text:p>0,00</text:p>
          </table:table-cell>
          <table:table-cell table:style-name="ce41" table:formula="of:=[.O4]" office:value-type="float" office:value="22.6337448559671" calcext:value-type="float">
            <text:p>22,63</text:p>
          </table:table-cell>
          <table:table-cell table:style-name="ce41" table:formula="of:=[.Q4]" office:value-type="float" office:value="41.358024691358" calcext:value-type="float">
            <text:p>41,36</text:p>
          </table:table-cell>
          <table:table-cell table:style-name="ce41" table:formula="of:=[.S4]" office:value-type="float" office:value="70.8230452674897" calcext:value-type="float">
            <text:p>70,82</text:p>
          </table:table-cell>
          <table:table-cell table:style-name="ce41" table:formula="of:=[.U4]" office:value-type="float" office:value="99.1769547325103" calcext:value-type="float">
            <text:p>99,18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table:style-name="ce19" office:value-type="float" office:value="8.6" calcext:value-type="float">
            <text:p>8,6</text:p>
          </table:table-cell>
          <table:table-cell office:value-type="float" office:value="0.175510204082" calcext:value-type="float">
            <text:p>0,175510204082</text:p>
          </table:table-cell>
          <table:table-cell table:formula="of:=[.AD20]-[.AH20]" office:value-type="float" office:value="0" calcext:value-type="float">
            <text:p>0</text:p>
          </table:table-cell>
          <table:table-cell table:formula="of:=[.AL20]/[.AD20]" office:value-type="float" office:value="0" calcext:value-type="float">
            <text:p>0</text:p>
          </table:table-cell>
          <table:table-cell table:formula="of:=[.AE20]-[.AI20]" office:value-type="float" office:value="108" calcext:value-type="float">
            <text:p>108</text:p>
          </table:table-cell>
          <table:table-cell table:formula="of:=[.AN20]/[.AE20]" office:value-type="float" office:value="0.334365325077399" calcext:value-type="float">
            <text:p>0,3343653250773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style-name="ce19" office:value-type="float" office:value="2.25287356322" calcext:value-type="float">
            <text:p>2,25287356322</text:p>
          </table:table-cell>
          <table:table-cell office:value-type="float" office:value="0.0261962042235" calcext:value-type="float">
            <text:p>0,0261962042235</text:p>
          </table:table-cell>
          <table:table-cell table:formula="of:=[.AQ20]-[.AU20]" office:value-type="float" office:value="13" calcext:value-type="float">
            <text:p>13</text:p>
          </table:table-cell>
          <table:table-cell table:formula="of:=[.AY20]/[.AQ20]" office:value-type="float" office:value="0.13" calcext:value-type="float">
            <text:p>0,13</text:p>
          </table:table-cell>
          <table:table-cell table:formula="of:=[.AR20]-[.AV20]" office:value-type="float" office:value="2332" calcext:value-type="float">
            <text:p>2332</text:p>
          </table:table-cell>
          <table:table-cell table:formula="of:=[.BA20]/[.AR20]" office:value-type="float" office:value="0.959670781893004" calcext:value-type="float">
            <text:p>0,9596707818930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503" calcext:value-type="float">
            <text:p>4503</text:p>
          </table:table-cell>
          <table:table-cell table:style-name="ce19" office:value-type="float" office:value="60.04" calcext:value-type="float">
            <text:p>60,04</text:p>
          </table:table-cell>
          <table:table-cell office:value-type="float" office:value="0.402953020134" calcext:value-type="float">
            <text:p>0,402953020134</text:p>
          </table:table-cell>
          <table:table-cell table:formula="of:=[.BD20]-[.BH20]" office:value-type="float" office:value="0" calcext:value-type="float">
            <text:p>0</text:p>
          </table:table-cell>
          <table:table-cell table:formula="of:=[.BL20]/[.BD20]" office:value-type="float" office:value="0" calcext:value-type="float">
            <text:p>0</text:p>
          </table:table-cell>
          <table:table-cell table:formula="of:=[.BE20]-[.BI20]" office:value-type="float" office:value="3889" calcext:value-type="float">
            <text:p>3889</text:p>
          </table:table-cell>
          <table:table-cell table:formula="of:=[.BN20]/[.BE20]" office:value-type="float" office:value="0.463417540514776" calcext:value-type="float">
            <text:p>0,463417540514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209" calcext:value-type="float">
            <text:p>2209</text:p>
          </table:table-cell>
          <table:table-cell table:style-name="ce19" office:value-type="float" office:value="22.09" calcext:value-type="float">
            <text:p>22,09</text:p>
          </table:table-cell>
          <table:table-cell office:value-type="float" office:value="0.111005025126" calcext:value-type="float">
            <text:p>0,111005025126</text:p>
          </table:table-cell>
          <table:table-cell table:formula="of:=[.BQ20]-[.BU20]" office:value-type="float" office:value="0" calcext:value-type="float">
            <text:p>0</text:p>
          </table:table-cell>
          <table:table-cell table:formula="of:=[.BY20]/[.BQ20]" office:value-type="float" office:value="0" calcext:value-type="float">
            <text:p>0</text:p>
          </table:table-cell>
          <table:table-cell table:formula="of:=[.BR20]-[.BV20]" office:value-type="float" office:value="17691" calcext:value-type="float">
            <text:p>17691</text:p>
          </table:table-cell>
          <table:table-cell table:formula="of:=[.CA20]/[.BR20]" office:value-type="float" office:value="0.888994974874372" calcext:value-type="float">
            <text:p>0,88899497487437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571" calcext:value-type="float">
            <text:p>5571</text:p>
          </table:table-cell>
          <table:table-cell table:style-name="ce19" office:value-type="float" office:value="44.568" calcext:value-type="float">
            <text:p>44,568</text:p>
          </table:table-cell>
          <table:table-cell office:value-type="float" office:value="0.178987951807" calcext:value-type="float">
            <text:p>0,178987951807</text:p>
          </table:table-cell>
          <table:table-cell table:formula="of:=[.CD20]-[.CH20]" office:value-type="float" office:value="0" calcext:value-type="float">
            <text:p>0</text:p>
          </table:table-cell>
          <table:table-cell table:formula="of:=[.CL20]/[.CD20]" office:value-type="float" office:value="0" calcext:value-type="float">
            <text:p>0</text:p>
          </table:table-cell>
          <table:table-cell table:formula="of:=[.CE20]-[.CI20]" office:value-type="float" office:value="2092" calcext:value-type="float">
            <text:p>2092</text:p>
          </table:table-cell>
          <table:table-cell table:formula="of:=[.CN20]/[.CE20]" office:value-type="float" office:value="0.273000130497194" calcext:value-type="float">
            <text:p>0,273000130497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" calcext:value-type="float">
            <text:p>0,00</text:p>
          </table:table-cell>
          <table:table-cell table:style-name="ce41" table:formula="of:=[.I5]" office:value-type="float" office:value="0" calcext:value-type="float">
            <text:p>0,00</text:p>
          </table:table-cell>
          <table:table-cell table:style-name="ce41" table:formula="of:=[.K5]" office:value-type="float" office:value="27.3333333333333" calcext:value-type="float">
            <text:p>27,33</text:p>
          </table:table-cell>
          <table:table-cell table:style-name="ce41" table:formula="of:=[.M5]" office:value-type="float" office:value="1.11390585698886" calcext:value-type="float">
            <text:p>1,11</text:p>
          </table:table-cell>
          <table:table-cell table:style-name="ce41" table:formula="of:=[.O5]" office:value-type="float" office:value="21.9906575637801" calcext:value-type="float">
            <text:p>21,99</text:p>
          </table:table-cell>
          <table:table-cell table:style-name="ce41" table:formula="of:=[.Q5]" office:value-type="float" office:value="55.1443286621152" calcext:value-type="float">
            <text:p>55,14</text:p>
          </table:table-cell>
          <table:table-cell table:style-name="ce41" table:formula="of:=[.S5]" office:value-type="float" office:value="71.5594681997844" calcext:value-type="float">
            <text:p>71,56</text:p>
          </table:table-cell>
          <table:table-cell table:style-name="ce41" table:formula="of:=[.U5]" office:value-type="float" office:value="98.8860941430111" calcext:value-type="float">
            <text:p>98,89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style-name="ce19"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21]-[.AH21]" office:value-type="float" office:value="0" calcext:value-type="float">
            <text:p>0</text:p>
          </table:table-cell>
          <table:table-cell table:formula="of:=[.AL21]/[.AD21]" office:value-type="float" office:value="0" calcext:value-type="float">
            <text:p>0</text:p>
          </table:table-cell>
          <table:table-cell table:formula="of:=[.AE21]-[.AI21]" office:value-type="float" office:value="167" calcext:value-type="float">
            <text:p>167</text:p>
          </table:table-cell>
          <table:table-cell table:formula="of:=[.AN21]/[.AE21]" office:value-type="float" office:value="0.51702786377709" calcext:value-type="float">
            <text:p>0,517027863777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207" calcext:value-type="float">
            <text:p>1207</text:p>
          </table:table-cell>
          <table:table-cell table:style-name="ce19" office:value-type="float" office:value="24.14" calcext:value-type="float">
            <text:p>24,14</text:p>
          </table:table-cell>
          <table:table-cell office:value-type="float" office:value="0.243838383838" calcext:value-type="float">
            <text:p>0,243838383838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1223" calcext:value-type="float">
            <text:p>1223</text:p>
          </table:table-cell>
          <table:table-cell table:formula="of:=[.BA21]/[.AR21]" office:value-type="float" office:value="0.503292181069959" calcext:value-type="float">
            <text:p>0,5032921810699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6444" calcext:value-type="float">
            <text:p>6444</text:p>
          </table:table-cell>
          <table:table-cell table:style-name="ce19" office:value-type="float" office:value="85.92" calcext:value-type="float">
            <text:p>85,92</text:p>
          </table:table-cell>
          <table:table-cell office:value-type="float" office:value="0.576644295302" calcext:value-type="float">
            <text:p>0,576644295302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1948" calcext:value-type="float">
            <text:p>1948</text:p>
          </table:table-cell>
          <table:table-cell table:formula="of:=[.BN21]/[.BE21]" office:value-type="float" office:value="0.232125834127741" calcext:value-type="float">
            <text:p>0,2321258341277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table:style-name="ce19" office:value-type="float" office:value="6.4" calcext:value-type="float">
            <text:p>6,4</text:p>
          </table:table-cell>
          <table:table-cell office:value-type="float" office:value="0.0321608040201" calcext:value-type="float">
            <text:p>0,0321608040201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19260" calcext:value-type="float">
            <text:p>19260</text:p>
          </table:table-cell>
          <table:table-cell table:formula="of:=[.CA21]/[.BR21]" office:value-type="float" office:value="0.9678391959799" calcext:value-type="float">
            <text:p>0,96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70" calcext:value-type="float">
            <text:p>3570</text:p>
          </table:table-cell>
          <table:table-cell table:style-name="ce19" office:value-type="float" office:value="28.56" calcext:value-type="float">
            <text:p>28,56</text:p>
          </table:table-cell>
          <table:table-cell office:value-type="float" office:value="0.114698795181" calcext:value-type="float">
            <text:p>0,114698795181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4093" calcext:value-type="float">
            <text:p>4093</text:p>
          </table:table-cell>
          <table:table-cell table:formula="of:=[.CN21]/[.CE21]" office:value-type="float" office:value="0.534125016312149" calcext:value-type="float">
            <text:p>0,534125016312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0" calcext:value-type="float">
            <text:p>0,00</text:p>
          </table:table-cell>
          <table:table-cell table:style-name="ce41" table:formula="of:=[.I6]" office:value-type="float" office:value="0" calcext:value-type="float">
            <text:p>0,00</text:p>
          </table:table-cell>
          <table:table-cell table:style-name="ce41" table:formula="of:=[.K6]" office:value-type="float" office:value="13.5" calcext:value-type="float">
            <text:p>13,50</text:p>
          </table:table-cell>
          <table:table-cell table:style-name="ce41" table:formula="of:=[.M6]" office:value-type="float" office:value="1.97989949748744" calcext:value-type="float">
            <text:p>1,98</text:p>
          </table:table-cell>
          <table:table-cell table:style-name="ce41" table:formula="of:=[.O6]" office:value-type="float" office:value="31.1708542713568" calcext:value-type="float">
            <text:p>31,17</text:p>
          </table:table-cell>
          <table:table-cell table:style-name="ce41" table:formula="of:=[.Q6]" office:value-type="float" office:value="61.8693467336683" calcext:value-type="float">
            <text:p>61,87</text:p>
          </table:table-cell>
          <table:table-cell table:style-name="ce41" table:formula="of:=[.S6]" office:value-type="float" office:value="76.9623115577889" calcext:value-type="float">
            <text:p>76,96</text:p>
          </table:table-cell>
          <table:table-cell table:style-name="ce41" table:formula="of:=[.U6]" office:value-type="float" office:value="98.9497487437186" calcext:value-type="float">
            <text:p>98,95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9.2" calcext:value-type="float">
            <text:p>9,2</text:p>
          </table:table-cell>
          <table:table-cell office:value-type="float" office:value="0.187755102041" calcext:value-type="float">
            <text:p>0,187755102041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93" calcext:value-type="float">
            <text:p>93</text:p>
          </table:table-cell>
          <table:table-cell table:formula="of:=[.AN22]/[.AE22]" office:value-type="float" office:value="0.287925696594427" calcext:value-type="float">
            <text:p>0,28792569659442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996" calcext:value-type="float">
            <text:p>996</text:p>
          </table:table-cell>
          <table:table-cell table:style-name="ce19" office:value-type="float" office:value="19.92" calcext:value-type="float">
            <text:p>19,92</text:p>
          </table:table-cell>
          <table:table-cell office:value-type="float" office:value="0.201212121212" calcext:value-type="float">
            <text:p>0,201212121212</text:p>
          </table:table-cell>
          <table:table-cell table:formula="of:=[.AQ22]-[.AU22]" office:value-type="float" office:value="0" calcext:value-type="float">
            <text:p>0</text:p>
          </table:table-cell>
          <table:table-cell table:formula="of:=[.AY22]/[.AQ22]" office:value-type="float" office:value="0" calcext:value-type="float">
            <text:p>0</text:p>
          </table:table-cell>
          <table:table-cell table:formula="of:=[.AR22]-[.AV22]" office:value-type="float" office:value="1434" calcext:value-type="float">
            <text:p>1434</text:p>
          </table:table-cell>
          <table:table-cell table:formula="of:=[.BA22]/[.AR22]" office:value-type="float" office:value="0.590123456790123" calcext:value-type="float">
            <text:p>0,590123456790123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table:style-name="ce19" office:value-type="float" office:value="1368" calcext:value-type="float">
            <text:p>1368</text:p>
          </table:table-cell>
          <table:table-cell table:style-name="ce19" office:value-type="float" office:value="18.24" calcext:value-type="float">
            <text:p>18,24</text:p>
          </table:table-cell>
          <table:table-cell office:value-type="float" office:value="0.122416107383" calcext:value-type="float">
            <text:p>0,122416107383</text:p>
          </table:table-cell>
          <table:table-cell table:formula="of:=[.BD22]-[.BH22]" office:value-type="float" office:value="0" calcext:value-type="float">
            <text:p>0</text:p>
          </table:table-cell>
          <table:table-cell table:formula="of:=[.BL22]/[.BD22]" office:value-type="float" office:value="0" calcext:value-type="float">
            <text:p>0</text:p>
          </table:table-cell>
          <table:table-cell table:formula="of:=[.BE22]-[.BI22]" office:value-type="float" office:value="7024" calcext:value-type="float">
            <text:p>7024</text:p>
          </table:table-cell>
          <table:table-cell table:formula="of:=[.BN22]/[.BE22]" office:value-type="float" office:value="0.836987607244995" calcext:value-type="float">
            <text:p>0,836987607244995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style-name="ce19" office:value-type="float" office:value="7292" calcext:value-type="float">
            <text:p>7292</text:p>
          </table:table-cell>
          <table:table-cell table:style-name="ce19" office:value-type="float" office:value="72.92" calcext:value-type="float">
            <text:p>72,92</text:p>
          </table:table-cell>
          <table:table-cell office:value-type="float" office:value="0.366432160804" calcext:value-type="float">
            <text:p>0,366432160804</text:p>
          </table:table-cell>
          <table:table-cell table:formula="of:=[.BQ22]-[.BU22]" office:value-type="float" office:value="0" calcext:value-type="float">
            <text:p>0</text:p>
          </table:table-cell>
          <table:table-cell table:formula="of:=[.BY22]/[.BQ22]" office:value-type="float" office:value="0" calcext:value-type="float">
            <text:p>0</text:p>
          </table:table-cell>
          <table:table-cell table:formula="of:=[.BR22]-[.BV22]" office:value-type="float" office:value="12608" calcext:value-type="float">
            <text:p>12608</text:p>
          </table:table-cell>
          <table:table-cell table:formula="of:=[.CA22]/[.BR22]" office:value-type="float" office:value="0.63356783919598" calcext:value-type="float">
            <text:p>0,6335678391959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6" calcext:value-type="float">
            <text:p>246</text:p>
          </table:table-cell>
          <table:table-cell table:style-name="ce19" office:value-type="float" office:value="627" calcext:value-type="float">
            <text:p>627</text:p>
          </table:table-cell>
          <table:table-cell table:style-name="ce19" office:value-type="float" office:value="5.09756097561" calcext:value-type="float">
            <text:p>5,09756097561</text:p>
          </table:table-cell>
          <table:table-cell office:value-type="float" office:value="0.020806371329" calcext:value-type="float">
            <text:p>0,020806371329</text:p>
          </table:table-cell>
          <table:table-cell table:formula="of:=[.CD22]-[.CH22]" office:value-type="float" office:value="4" calcext:value-type="float">
            <text:p>4</text:p>
          </table:table-cell>
          <table:table-cell table:formula="of:=[.CL22]/[.CD22]" office:value-type="float" office:value="0.016" calcext:value-type="float">
            <text:p>0,016</text:p>
          </table:table-cell>
          <table:table-cell table:formula="of:=[.CE22]-[.CI22]" office:value-type="float" office:value="7036" calcext:value-type="float">
            <text:p>7036</text:p>
          </table:table-cell>
          <table:table-cell table:formula="of:=[.CN22]/[.CE22]" office:value-type="float" office:value="0.918178259167428" calcext:value-type="float">
            <text:p>0,918178259167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0" calcext:value-type="float">
            <text:p>0,00</text:p>
          </table:table-cell>
          <table:table-cell table:style-name="ce41" table:formula="of:=[.I7]" office:value-type="float" office:value="0" calcext:value-type="float">
            <text:p>0,00</text:p>
          </table:table-cell>
          <table:table-cell table:style-name="ce41" table:formula="of:=[.K7]" office:value-type="float" office:value="60.8" calcext:value-type="float">
            <text:p>60,80</text:p>
          </table:table-cell>
          <table:table-cell table:style-name="ce41" table:formula="of:=[.M7]" office:value-type="float" office:value="2.02270651181" calcext:value-type="float">
            <text:p>2,02</text:p>
          </table:table-cell>
          <table:table-cell table:style-name="ce41" table:formula="of:=[.O7]" office:value-type="float" office:value="20.5658980657048" calcext:value-type="float">
            <text:p>20,57</text:p>
          </table:table-cell>
          <table:table-cell table:style-name="ce41" table:formula="of:=[.Q7]" office:value-type="float" office:value="48.705955021967" calcext:value-type="float">
            <text:p>48,71</text:p>
          </table:table-cell>
          <table:table-cell table:style-name="ce41" table:formula="of:=[.S7]" office:value-type="float" office:value="73.0523293749184" calcext:value-type="float">
            <text:p>73,05</text:p>
          </table:table-cell>
          <table:table-cell table:style-name="ce41" table:formula="of:=[.U7]" office:value-type="float" office:value="99.1238095238095" calcext:value-type="float">
            <text:p>99,12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3.66666666667" calcext:value-type="float">
            <text:p>3,66666666667</text:p>
          </table:table-cell>
          <table:table-cell office:value-type="float" office:value="0.0780141843972" calcext:value-type="float">
            <text:p>0,0780141843972</text:p>
          </table:table-cell>
          <table:table-cell table:formula="of:=[.AD23]-[.AH23]" office:value-type="float" office:value="2" calcext:value-type="float">
            <text:p>2</text:p>
          </table:table-cell>
          <table:table-cell table:formula="of:=[.AL23]/[.AD23]" office:value-type="float" office:value="0.04" calcext:value-type="float">
            <text:p>0,04</text:p>
          </table:table-cell>
          <table:table-cell table:formula="of:=[.AE23]-[.AI23]" office:value-type="float" office:value="235" calcext:value-type="float">
            <text:p>235</text:p>
          </table:table-cell>
          <table:table-cell table:formula="of:=[.AN23]/[.AE23]" office:value-type="float" office:value="0.727554179566563" calcext:value-type="float">
            <text:p>0,7275541795665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21" calcext:value-type="float">
            <text:p>721</text:p>
          </table:table-cell>
          <table:table-cell office:value-type="float" office:value="14.42" calcext:value-type="float">
            <text:p>14,42</text:p>
          </table:table-cell>
          <table:table-cell office:value-type="float" office:value="0.145656565657" calcext:value-type="float">
            <text:p>0,145656565657</text:p>
          </table:table-cell>
          <table:table-cell table:formula="of:=[.AQ23]-[.AU23]" office:value-type="float" office:value="0" calcext:value-type="float">
            <text:p>0</text:p>
          </table:table-cell>
          <table:table-cell table:formula="of:=[.AY23]/[.AQ23]" office:value-type="float" office:value="0" calcext:value-type="float">
            <text:p>0</text:p>
          </table:table-cell>
          <table:table-cell table:formula="of:=[.AR23]-[.AV23]" office:value-type="float" office:value="1709" calcext:value-type="float">
            <text:p>1709</text:p>
          </table:table-cell>
          <table:table-cell table:formula="of:=[.BA23]/[.AR23]" office:value-type="float" office:value="0.703292181069959" calcext:value-type="float">
            <text:p>0,7032921810699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6957" calcext:value-type="float">
            <text:p>6957</text:p>
          </table:table-cell>
          <table:table-cell office:value-type="float" office:value="92.76" calcext:value-type="float">
            <text:p>92,76</text:p>
          </table:table-cell>
          <table:table-cell office:value-type="float" office:value="0.62255033557" calcext:value-type="float">
            <text:p>0,62255033557</text:p>
          </table:table-cell>
          <table:table-cell table:formula="of:=[.BD23]-[.BH23]" office:value-type="float" office:value="0" calcext:value-type="float">
            <text:p>0</text:p>
          </table:table-cell>
          <table:table-cell table:formula="of:=[.BL23]/[.BD23]" office:value-type="float" office:value="0" calcext:value-type="float">
            <text:p>0</text:p>
          </table:table-cell>
          <table:table-cell table:formula="of:=[.BE23]-[.BI23]" office:value-type="float" office:value="1435" calcext:value-type="float">
            <text:p>1435</text:p>
          </table:table-cell>
          <table:table-cell table:formula="of:=[.BN23]/[.BE23]" office:value-type="float" office:value="0.170996186844614" calcext:value-type="float">
            <text:p>0,17099618684461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669" calcext:value-type="float">
            <text:p>10669</text:p>
          </table:table-cell>
          <table:table-cell office:value-type="float" office:value="106.69" calcext:value-type="float">
            <text:p>106,69</text:p>
          </table:table-cell>
          <table:table-cell office:value-type="float" office:value="0.536130653266" calcext:value-type="float">
            <text:p>0,536130653266</text:p>
          </table:table-cell>
          <table:table-cell table:formula="of:=[.BQ23]-[.BU23]" office:value-type="float" office:value="0" calcext:value-type="float">
            <text:p>0</text:p>
          </table:table-cell>
          <table:table-cell table:formula="of:=[.BY23]/[.BQ23]" office:value-type="float" office:value="0" calcext:value-type="float">
            <text:p>0</text:p>
          </table:table-cell>
          <table:table-cell table:formula="of:=[.BR23]-[.BV23]" office:value-type="float" office:value="9231" calcext:value-type="float">
            <text:p>9231</text:p>
          </table:table-cell>
          <table:table-cell table:formula="of:=[.CA23]/[.BR23]" office:value-type="float" office:value="0.463869346733668" calcext:value-type="float">
            <text:p>0,4638693467336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418" calcext:value-type="float">
            <text:p>5418</text:p>
          </table:table-cell>
          <table:table-cell office:value-type="float" office:value="43.344" calcext:value-type="float">
            <text:p>43,344</text:p>
          </table:table-cell>
          <table:table-cell office:value-type="float" office:value="0.174072289157" calcext:value-type="float">
            <text:p>0,174072289157</text:p>
          </table:table-cell>
          <table:table-cell table:formula="of:=[.CD23]-[.CH23]" office:value-type="float" office:value="0" calcext:value-type="float">
            <text:p>0</text:p>
          </table:table-cell>
          <table:table-cell table:formula="of:=[.CL23]/[.CD23]" office:value-type="float" office:value="0" calcext:value-type="float">
            <text:p>0</text:p>
          </table:table-cell>
          <table:table-cell table:formula="of:=[.CE23]-[.CI23]" office:value-type="float" office:value="2245" calcext:value-type="float">
            <text:p>2245</text:p>
          </table:table-cell>
          <table:table-cell table:formula="of:=[.CN23]/[.CE23]" office:value-type="float" office:value="0.292966201226674" calcext:value-type="float">
            <text:p>0,2929662012266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6.44" calcext:value-type="float">
            <text:p>6,44</text:p>
          </table:table-cell>
          <table:table-cell office:value-type="float" office:value="0.131428571429" calcext:value-type="float">
            <text:p>0,131428571429</text:p>
          </table:table-cell>
          <table:table-cell table:formula="of:=[.AD24]-[.AH24]" office:value-type="float" office:value="0" calcext:value-type="float">
            <text:p>0</text:p>
          </table:table-cell>
          <table:table-cell table:formula="of:=[.AL24]/[.AD24]" office:value-type="float" office:value="0" calcext:value-type="float">
            <text:p>0</text:p>
          </table:table-cell>
          <table:table-cell table:formula="of:=[.AE24]-[.AI24]" office:value-type="float" office:value="162" calcext:value-type="float">
            <text:p>162</text:p>
          </table:table-cell>
          <table:table-cell table:formula="of:=[.AN24]/[.AE24]" office:value-type="float" office:value="0.501547987616099" calcext:value-type="float">
            <text:p>0,5015479876160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153" calcext:value-type="float">
            <text:p>2153</text:p>
          </table:table-cell>
          <table:table-cell office:value-type="float" office:value="43.06" calcext:value-type="float">
            <text:p>43,06</text:p>
          </table:table-cell>
          <table:table-cell office:value-type="float" office:value="0.434949494949" calcext:value-type="float">
            <text:p>0,434949494949</text:p>
          </table:table-cell>
          <table:table-cell table:formula="of:=[.AQ24]-[.AU24]" office:value-type="float" office:value="0" calcext:value-type="float">
            <text:p>0</text:p>
          </table:table-cell>
          <table:table-cell table:formula="of:=[.AY24]/[.AQ24]" office:value-type="float" office:value="0" calcext:value-type="float">
            <text:p>0</text:p>
          </table:table-cell>
          <table:table-cell table:formula="of:=[.AR24]-[.AV24]" office:value-type="float" office:value="277" calcext:value-type="float">
            <text:p>277</text:p>
          </table:table-cell>
          <table:table-cell table:formula="of:=[.BA24]/[.AR24]" office:value-type="float" office:value="0.113991769547325" calcext:value-type="float">
            <text:p>0,1139917695473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979" calcext:value-type="float">
            <text:p>1979</text:p>
          </table:table-cell>
          <table:table-cell office:value-type="float" office:value="26.3866666667" calcext:value-type="float">
            <text:p>26,3866666667</text:p>
          </table:table-cell>
          <table:table-cell office:value-type="float" office:value="0.177091722595" calcext:value-type="float">
            <text:p>0,177091722595</text:p>
          </table:table-cell>
          <table:table-cell table:formula="of:=[.BD24]-[.BH24]" office:value-type="float" office:value="0" calcext:value-type="float">
            <text:p>0</text:p>
          </table:table-cell>
          <table:table-cell table:formula="of:=[.BL24]/[.BD24]" office:value-type="float" office:value="0" calcext:value-type="float">
            <text:p>0</text:p>
          </table:table-cell>
          <table:table-cell table:formula="of:=[.BE24]-[.BI24]" office:value-type="float" office:value="6413" calcext:value-type="float">
            <text:p>6413</text:p>
          </table:table-cell>
          <table:table-cell table:formula="of:=[.BN24]/[.BE24]" office:value-type="float" office:value="0.764180171591992" calcext:value-type="float">
            <text:p>0,76418017159199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291" calcext:value-type="float">
            <text:p>16291</text:p>
          </table:table-cell>
          <table:table-cell office:value-type="float" office:value="162.91" calcext:value-type="float">
            <text:p>162,91</text:p>
          </table:table-cell>
          <table:table-cell office:value-type="float" office:value="0.81864321608" calcext:value-type="float">
            <text:p>0,81864321608</text:p>
          </table:table-cell>
          <table:table-cell table:formula="of:=[.BQ24]-[.BU24]" office:value-type="float" office:value="0" calcext:value-type="float">
            <text:p>0</text:p>
          </table:table-cell>
          <table:table-cell table:formula="of:=[.BY24]/[.BQ24]" office:value-type="float" office:value="0" calcext:value-type="float">
            <text:p>0</text:p>
          </table:table-cell>
          <table:table-cell table:formula="of:=[.BR24]-[.BV24]" office:value-type="float" office:value="3609" calcext:value-type="float">
            <text:p>3609</text:p>
          </table:table-cell>
          <table:table-cell table:formula="of:=[.CA24]/[.BR24]" office:value-type="float" office:value="0.181356783919598" calcext:value-type="float">
            <text:p>0,1813567839195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363" calcext:value-type="float">
            <text:p>7363</text:p>
          </table:table-cell>
          <table:table-cell office:value-type="float" office:value="58.904" calcext:value-type="float">
            <text:p>58,904</text:p>
          </table:table-cell>
          <table:table-cell office:value-type="float" office:value="0.236562248996" calcext:value-type="float">
            <text:p>0,236562248996</text:p>
          </table:table-cell>
          <table:table-cell table:formula="of:=[.CD24]-[.CH24]" office:value-type="float" office:value="0" calcext:value-type="float">
            <text:p>0</text:p>
          </table:table-cell>
          <table:table-cell table:formula="of:=[.CL24]/[.CD24]" office:value-type="float" office:value="0" calcext:value-type="float">
            <text:p>0</text:p>
          </table:table-cell>
          <table:table-cell table:formula="of:=[.CE24]-[.CI24]" office:value-type="float" office:value="300" calcext:value-type="float">
            <text:p>300</text:p>
          </table:table-cell>
          <table:table-cell table:formula="of:=[.CN24]/[.CE24]" office:value-type="float" office:value="0.0391491582930967" calcext:value-type="float">
            <text:p>0,0391491582930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8.4" calcext:value-type="float">
            <text:p>8,4</text:p>
          </table:table-cell>
          <table:table-cell office:value-type="float" office:value="0.171428571429" calcext:value-type="float">
            <text:p>0,171428571429</text:p>
          </table:table-cell>
          <table:table-cell table:formula="of:=[.AD25]-[.AH25]" office:value-type="float" office:value="0" calcext:value-type="float">
            <text:p>0</text:p>
          </table:table-cell>
          <table:table-cell table:formula="of:=[.AL25]/[.AD25]" office:value-type="float" office:value="0" calcext:value-type="float">
            <text:p>0</text:p>
          </table:table-cell>
          <table:table-cell table:formula="of:=[.AE25]-[.AI25]" office:value-type="float" office:value="113" calcext:value-type="float">
            <text:p>113</text:p>
          </table:table-cell>
          <table:table-cell table:formula="of:=[.AN25]/[.AE25]" office:value-type="float" office:value="0.34984520123839" calcext:value-type="float">
            <text:p>0,349845201238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51" calcext:value-type="float">
            <text:p>1751</text:p>
          </table:table-cell>
          <table:table-cell office:value-type="float" office:value="35.02" calcext:value-type="float">
            <text:p>35,02</text:p>
          </table:table-cell>
          <table:table-cell office:value-type="float" office:value="0.353737373737" calcext:value-type="float">
            <text:p>0,353737373737</text:p>
          </table:table-cell>
          <table:table-cell table:formula="of:=[.AQ25]-[.AU25]" office:value-type="float" office:value="0" calcext:value-type="float">
            <text:p>0</text:p>
          </table:table-cell>
          <table:table-cell table:formula="of:=[.AY25]/[.AQ25]" office:value-type="float" office:value="0" calcext:value-type="float">
            <text:p>0</text:p>
          </table:table-cell>
          <table:table-cell table:formula="of:=[.AR25]-[.AV25]" office:value-type="float" office:value="679" calcext:value-type="float">
            <text:p>679</text:p>
          </table:table-cell>
          <table:table-cell table:formula="of:=[.BA25]/[.AR25]" office:value-type="float" office:value="0.279423868312757" calcext:value-type="float">
            <text:p>0,2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963" calcext:value-type="float">
            <text:p>7963</text:p>
          </table:table-cell>
          <table:table-cell office:value-type="float" office:value="106.173333333" calcext:value-type="float">
            <text:p>106,173333333</text:p>
          </table:table-cell>
          <table:table-cell office:value-type="float" office:value="0.712572706935" calcext:value-type="float">
            <text:p>0,712572706935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429" calcext:value-type="float">
            <text:p>429</text:p>
          </table:table-cell>
          <table:table-cell table:formula="of:=[.BN25]/[.BE25]" office:value-type="float" office:value="0.0511201143946616" calcext:value-type="float">
            <text:p>0,0511201143946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259" calcext:value-type="float">
            <text:p>11259</text:p>
          </table:table-cell>
          <table:table-cell office:value-type="float" office:value="112.59" calcext:value-type="float">
            <text:p>112,59</text:p>
          </table:table-cell>
          <table:table-cell office:value-type="float" office:value="0.565778894472" calcext:value-type="float">
            <text:p>0,565778894472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8641" calcext:value-type="float">
            <text:p>8641</text:p>
          </table:table-cell>
          <table:table-cell table:formula="of:=[.CA25]/[.BR25]" office:value-type="float" office:value="0.434221105527638" calcext:value-type="float">
            <text:p>0,4342211055276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203" calcext:value-type="float">
            <text:p>4203</text:p>
          </table:table-cell>
          <table:table-cell office:value-type="float" office:value="33.624" calcext:value-type="float">
            <text:p>33,624</text:p>
          </table:table-cell>
          <table:table-cell office:value-type="float" office:value="0.135036144578" calcext:value-type="float">
            <text:p>0,135036144578</text:p>
          </table:table-cell>
          <table:table-cell table:formula="of:=[.CD25]-[.CH25]" office:value-type="float" office:value="0" calcext:value-type="float">
            <text:p>0</text:p>
          </table:table-cell>
          <table:table-cell table:formula="of:=[.CL25]/[.CD25]" office:value-type="float" office:value="0" calcext:value-type="float">
            <text:p>0</text:p>
          </table:table-cell>
          <table:table-cell table:formula="of:=[.CE25]-[.CI25]" office:value-type="float" office:value="3460" calcext:value-type="float">
            <text:p>3460</text:p>
          </table:table-cell>
          <table:table-cell table:formula="of:=[.CN25]/[.CE25]" office:value-type="float" office:value="0.451520292313715" calcext:value-type="float">
            <text:p>0,451520292313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2.71111111111" calcext:value-type="float">
            <text:p>2,71111111111</text:p>
          </table:table-cell>
          <table:table-cell office:value-type="float" office:value="0.0616161616162" calcext:value-type="float">
            <text:p>0,0616161616162</text:p>
          </table:table-cell>
          <table:table-cell table:formula="of:=[.AD26]-[.AH26]" office:value-type="float" office:value="5" calcext:value-type="float">
            <text:p>5</text:p>
          </table:table-cell>
          <table:table-cell table:formula="of:=[.AL26]/[.AD26]" office:value-type="float" office:value="0.1" calcext:value-type="float">
            <text:p>0,1</text:p>
          </table:table-cell>
          <table:table-cell table:formula="of:=[.AE26]-[.AI26]" office:value-type="float" office:value="262" calcext:value-type="float">
            <text:p>262</text:p>
          </table:table-cell>
          <table:table-cell table:formula="of:=[.AN26]/[.AE26]" office:value-type="float" office:value="0.811145510835913" calcext:value-type="float">
            <text:p>0,8111455108359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21" calcext:value-type="float">
            <text:p>721</text:p>
          </table:table-cell>
          <table:table-cell office:value-type="float" office:value="14.42" calcext:value-type="float">
            <text:p>14,42</text:p>
          </table:table-cell>
          <table:table-cell office:value-type="float" office:value="0.145656565657" calcext:value-type="float">
            <text:p>0,145656565657</text:p>
          </table:table-cell>
          <table:table-cell table:formula="of:=[.AQ26]-[.AU26]" office:value-type="float" office:value="0" calcext:value-type="float">
            <text:p>0</text:p>
          </table:table-cell>
          <table:table-cell table:formula="of:=[.AY26]/[.AQ26]" office:value-type="float" office:value="0" calcext:value-type="float">
            <text:p>0</text:p>
          </table:table-cell>
          <table:table-cell table:formula="of:=[.AR26]-[.AV26]" office:value-type="float" office:value="1709" calcext:value-type="float">
            <text:p>1709</text:p>
          </table:table-cell>
          <table:table-cell table:formula="of:=[.BA26]/[.AR26]" office:value-type="float" office:value="0.703292181069959" calcext:value-type="float">
            <text:p>0,7032921810699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5495" calcext:value-type="float">
            <text:p>5495</text:p>
          </table:table-cell>
          <table:table-cell office:value-type="float" office:value="73.2666666667" calcext:value-type="float">
            <text:p>73,2666666667</text:p>
          </table:table-cell>
          <table:table-cell office:value-type="float" office:value="0.491722595078" calcext:value-type="float">
            <text:p>0,491722595078</text:p>
          </table:table-cell>
          <table:table-cell table:formula="of:=[.BD26]-[.BH26]" office:value-type="float" office:value="0" calcext:value-type="float">
            <text:p>0</text:p>
          </table:table-cell>
          <table:table-cell table:formula="of:=[.BL26]/[.BD26]" office:value-type="float" office:value="0" calcext:value-type="float">
            <text:p>0</text:p>
          </table:table-cell>
          <table:table-cell table:formula="of:=[.BE26]-[.BI26]" office:value-type="float" office:value="2897" calcext:value-type="float">
            <text:p>2897</text:p>
          </table:table-cell>
          <table:table-cell table:formula="of:=[.BN26]/[.BE26]" office:value-type="float" office:value="0.345209723546234" calcext:value-type="float">
            <text:p>0,3452097235462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841" calcext:value-type="float">
            <text:p>5841</text:p>
          </table:table-cell>
          <table:table-cell office:value-type="float" office:value="58.41" calcext:value-type="float">
            <text:p>58,41</text:p>
          </table:table-cell>
          <table:table-cell office:value-type="float" office:value="0.29351758794" calcext:value-type="float">
            <text:p>0,29351758794</text:p>
          </table:table-cell>
          <table:table-cell table:formula="of:=[.BQ26]-[.BU26]" office:value-type="float" office:value="0" calcext:value-type="float">
            <text:p>0</text:p>
          </table:table-cell>
          <table:table-cell table:formula="of:=[.BY26]/[.BQ26]" office:value-type="float" office:value="0" calcext:value-type="float">
            <text:p>0</text:p>
          </table:table-cell>
          <table:table-cell table:formula="of:=[.BR26]-[.BV26]" office:value-type="float" office:value="14059" calcext:value-type="float">
            <text:p>14059</text:p>
          </table:table-cell>
          <table:table-cell table:formula="of:=[.CA26]/[.BR26]" office:value-type="float" office:value="0.706482412060301" calcext:value-type="float">
            <text:p>0,7064824120603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363" calcext:value-type="float">
            <text:p>7363</text:p>
          </table:table-cell>
          <table:table-cell office:value-type="float" office:value="58.904" calcext:value-type="float">
            <text:p>58,904</text:p>
          </table:table-cell>
          <table:table-cell office:value-type="float" office:value="0.236562248996" calcext:value-type="float">
            <text:p>0,236562248996</text:p>
          </table:table-cell>
          <table:table-cell table:formula="of:=[.CD26]-[.CH26]" office:value-type="float" office:value="0" calcext:value-type="float">
            <text:p>0</text:p>
          </table:table-cell>
          <table:table-cell table:formula="of:=[.CL26]/[.CD26]" office:value-type="float" office:value="0" calcext:value-type="float">
            <text:p>0</text:p>
          </table:table-cell>
          <table:table-cell table:formula="of:=[.CE26]-[.CI26]" office:value-type="float" office:value="300" calcext:value-type="float">
            <text:p>300</text:p>
          </table:table-cell>
          <table:table-cell table:formula="of:=[.CN26]/[.CE26]" office:value-type="float" office:value="0.0391491582930967" calcext:value-type="float">
            <text:p>0,0391491582930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D27]-[.AH27]" office:value-type="float" office:value="40" calcext:value-type="float">
            <text:p>40</text:p>
          </table:table-cell>
          <table:table-cell table:formula="of:=[.AL27]/[.AD27]" office:value-type="float" office:value="0.8" calcext:value-type="float">
            <text:p>0,8</text:p>
          </table:table-cell>
          <table:table-cell table:formula="of:=[.AE27]-[.AI27]" office:value-type="float" office:value="317" calcext:value-type="float">
            <text:p>317</text:p>
          </table:table-cell>
          <table:table-cell table:formula="of:=[.AN27]/[.AE27]" office:value-type="float" office:value="0.981424148606811" calcext:value-type="float">
            <text:p>0,9814241486068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73" calcext:value-type="float">
            <text:p>2273</text:p>
          </table:table-cell>
          <table:table-cell office:value-type="float" office:value="45.46" calcext:value-type="float">
            <text:p>45,46</text:p>
          </table:table-cell>
          <table:table-cell office:value-type="float" office:value="0.459191919192" calcext:value-type="float">
            <text:p>0,459191919192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157" calcext:value-type="float">
            <text:p>157</text:p>
          </table:table-cell>
          <table:table-cell table:formula="of:=[.BA27]/[.AR27]" office:value-type="float" office:value="0.0646090534979424" calcext:value-type="float">
            <text:p>0,0646090534979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503" calcext:value-type="float">
            <text:p>4503</text:p>
          </table:table-cell>
          <table:table-cell office:value-type="float" office:value="60.04" calcext:value-type="float">
            <text:p>60,04</text:p>
          </table:table-cell>
          <table:table-cell office:value-type="float" office:value="0.402953020134" calcext:value-type="float">
            <text:p>0,402953020134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3889" calcext:value-type="float">
            <text:p>3889</text:p>
          </table:table-cell>
          <table:table-cell table:formula="of:=[.BN27]/[.BE27]" office:value-type="float" office:value="0.463417540514776" calcext:value-type="float">
            <text:p>0,463417540514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14" calcext:value-type="float">
            <text:p>3014</text:p>
          </table:table-cell>
          <table:table-cell office:value-type="float" office:value="30.14" calcext:value-type="float">
            <text:p>30,14</text:p>
          </table:table-cell>
          <table:table-cell office:value-type="float" office:value="0.151457286432" calcext:value-type="float">
            <text:p>0,151457286432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16886" calcext:value-type="float">
            <text:p>16886</text:p>
          </table:table-cell>
          <table:table-cell table:formula="of:=[.CA27]/[.BR27]" office:value-type="float" office:value="0.848542713567839" calcext:value-type="float">
            <text:p>0,8485427135678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964" calcext:value-type="float">
            <text:p>5964</text:p>
          </table:table-cell>
          <table:table-cell office:value-type="float" office:value="47.712" calcext:value-type="float">
            <text:p>47,712</text:p>
          </table:table-cell>
          <table:table-cell office:value-type="float" office:value="0.191614457831" calcext:value-type="float">
            <text:p>0,191614457831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1699" calcext:value-type="float">
            <text:p>1699</text:p>
          </table:table-cell>
          <table:table-cell table:formula="of:=[.CN27]/[.CE27]" office:value-type="float" office:value="0.221714733133238" calcext:value-type="float">
            <text:p>0,221714733133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4.45833333333" calcext:value-type="float">
            <text:p>4,45833333333</text:p>
          </table:table-cell>
          <table:table-cell office:value-type="float" office:value="0.0948581560284" calcext:value-type="float">
            <text:p>0,0948581560284</text:p>
          </table:table-cell>
          <table:table-cell table:formula="of:=[.AD28]-[.AH28]" office:value-type="float" office:value="2" calcext:value-type="float">
            <text:p>2</text:p>
          </table:table-cell>
          <table:table-cell table:formula="of:=[.AL28]/[.AD28]" office:value-type="float" office:value="0.04" calcext:value-type="float">
            <text:p>0,04</text:p>
          </table:table-cell>
          <table:table-cell table:formula="of:=[.AE28]-[.AI28]" office:value-type="float" office:value="216" calcext:value-type="float">
            <text:p>216</text:p>
          </table:table-cell>
          <table:table-cell table:formula="of:=[.AN28]/[.AE28]" office:value-type="float" office:value="0.668730650154799" calcext:value-type="float">
            <text:p>0,6687306501547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06" calcext:value-type="float">
            <text:p>1506</text:p>
          </table:table-cell>
          <table:table-cell office:value-type="float" office:value="30.12" calcext:value-type="float">
            <text:p>30,12</text:p>
          </table:table-cell>
          <table:table-cell office:value-type="float" office:value="0.304242424242" calcext:value-type="float">
            <text:p>0,304242424242</text:p>
          </table:table-cell>
          <table:table-cell table:formula="of:=[.AQ28]-[.AU28]" office:value-type="float" office:value="0" calcext:value-type="float">
            <text:p>0</text:p>
          </table:table-cell>
          <table:table-cell table:formula="of:=[.AY28]/[.AQ28]" office:value-type="float" office:value="0" calcext:value-type="float">
            <text:p>0</text:p>
          </table:table-cell>
          <table:table-cell table:formula="of:=[.AR28]-[.AV28]" office:value-type="float" office:value="924" calcext:value-type="float">
            <text:p>924</text:p>
          </table:table-cell>
          <table:table-cell table:formula="of:=[.BA28]/[.AR28]" office:value-type="float" office:value="0.380246913580247" calcext:value-type="float">
            <text:p>0,3802469135802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2919" calcext:value-type="float">
            <text:p>2919</text:p>
          </table:table-cell>
          <table:table-cell office:value-type="float" office:value="38.92" calcext:value-type="float">
            <text:p>38,92</text:p>
          </table:table-cell>
          <table:table-cell office:value-type="float" office:value="0.261208053691" calcext:value-type="float">
            <text:p>0,261208053691</text:p>
          </table:table-cell>
          <table:table-cell table:formula="of:=[.BD28]-[.BH28]" office:value-type="float" office:value="0" calcext:value-type="float">
            <text:p>0</text:p>
          </table:table-cell>
          <table:table-cell table:formula="of:=[.BL28]/[.BD28]" office:value-type="float" office:value="0" calcext:value-type="float">
            <text:p>0</text:p>
          </table:table-cell>
          <table:table-cell table:formula="of:=[.BE28]-[.BI28]" office:value-type="float" office:value="5473" calcext:value-type="float">
            <text:p>5473</text:p>
          </table:table-cell>
          <table:table-cell table:formula="of:=[.BN28]/[.BE28]" office:value-type="float" office:value="0.652168732125834" calcext:value-type="float">
            <text:p>0,6521687321258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241" calcext:value-type="float">
            <text:p>4241</text:p>
          </table:table-cell>
          <table:table-cell office:value-type="float" office:value="42.41" calcext:value-type="float">
            <text:p>42,41</text:p>
          </table:table-cell>
          <table:table-cell office:value-type="float" office:value="0.213115577889" calcext:value-type="float">
            <text:p>0,213115577889</text:p>
          </table:table-cell>
          <table:table-cell table:formula="of:=[.BQ28]-[.BU28]" office:value-type="float" office:value="0" calcext:value-type="float">
            <text:p>0</text:p>
          </table:table-cell>
          <table:table-cell table:formula="of:=[.BY28]/[.BQ28]" office:value-type="float" office:value="0" calcext:value-type="float">
            <text:p>0</text:p>
          </table:table-cell>
          <table:table-cell table:formula="of:=[.BR28]-[.BV28]" office:value-type="float" office:value="15659" calcext:value-type="float">
            <text:p>15659</text:p>
          </table:table-cell>
          <table:table-cell table:formula="of:=[.CA28]/[.BR28]" office:value-type="float" office:value="0.786884422110553" calcext:value-type="float">
            <text:p>0,7868844221105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538" calcext:value-type="float">
            <text:p>1538</text:p>
          </table:table-cell>
          <table:table-cell office:value-type="float" office:value="12.304" calcext:value-type="float">
            <text:p>12,304</text:p>
          </table:table-cell>
          <table:table-cell office:value-type="float" office:value="0.0494136546185" calcext:value-type="float">
            <text:p>0,0494136546185</text:p>
          </table:table-cell>
          <table:table-cell table:formula="of:=[.CD28]-[.CH28]" office:value-type="float" office:value="0" calcext:value-type="float">
            <text:p>0</text:p>
          </table:table-cell>
          <table:table-cell table:formula="of:=[.CL28]/[.CD28]" office:value-type="float" office:value="0" calcext:value-type="float">
            <text:p>0</text:p>
          </table:table-cell>
          <table:table-cell table:formula="of:=[.CE28]-[.CI28]" office:value-type="float" office:value="6125" calcext:value-type="float">
            <text:p>6125</text:p>
          </table:table-cell>
          <table:table-cell table:formula="of:=[.CN28]/[.CE28]" office:value-type="float" office:value="0.799295315150724" calcext:value-type="float">
            <text:p>0,799295315150724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29]-[.AH29]" office:value-type="float" office:value="31" calcext:value-type="float">
            <text:p>31</text:p>
          </table:table-cell>
          <table:table-cell table:formula="of:=[.AL29]/[.AD29]" office:value-type="float" office:value="0.62" calcext:value-type="float">
            <text:p>0,62</text:p>
          </table:table-cell>
          <table:table-cell table:formula="of:=[.AE29]-[.AI29]" office:value-type="float" office:value="312" calcext:value-type="float">
            <text:p>312</text:p>
          </table:table-cell>
          <table:table-cell table:formula="of:=[.AN29]/[.AE29]" office:value-type="float" office:value="0.96594427244582" calcext:value-type="float">
            <text:p>0,965944272445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16.3" calcext:value-type="float">
            <text:p>16,3</text:p>
          </table:table-cell>
          <table:table-cell office:value-type="float" office:value="0.164646464646" calcext:value-type="float">
            <text:p>0,164646464646</text:p>
          </table:table-cell>
          <table:table-cell table:formula="of:=[.AQ29]-[.AU29]" office:value-type="float" office:value="0" calcext:value-type="float">
            <text:p>0</text:p>
          </table:table-cell>
          <table:table-cell table:formula="of:=[.AY29]/[.AQ29]" office:value-type="float" office:value="0" calcext:value-type="float">
            <text:p>0</text:p>
          </table:table-cell>
          <table:table-cell table:formula="of:=[.AR29]-[.AV29]" office:value-type="float" office:value="1615" calcext:value-type="float">
            <text:p>1615</text:p>
          </table:table-cell>
          <table:table-cell table:formula="of:=[.BA29]/[.AR29]" office:value-type="float" office:value="0.664609053497942" calcext:value-type="float">
            <text:p>0,664609053497942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704" calcext:value-type="float">
            <text:p>7704</text:p>
          </table:table-cell>
          <table:table-cell office:value-type="float" office:value="102.72" calcext:value-type="float">
            <text:p>102,72</text:p>
          </table:table-cell>
          <table:table-cell office:value-type="float" office:value="0.689395973154" calcext:value-type="float">
            <text:p>0,689395973154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688" calcext:value-type="float">
            <text:p>688</text:p>
          </table:table-cell>
          <table:table-cell table:formula="of:=[.BN29]/[.BE29]" office:value-type="float" office:value="0.0819828408007626" calcext:value-type="float">
            <text:p>0,0819828408007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894" calcext:value-type="float">
            <text:p>13894</text:p>
          </table:table-cell>
          <table:table-cell office:value-type="float" office:value="138.94" calcext:value-type="float">
            <text:p>138,94</text:p>
          </table:table-cell>
          <table:table-cell office:value-type="float" office:value="0.698190954774" calcext:value-type="float">
            <text:p>0,698190954774</text:p>
          </table:table-cell>
          <table:table-cell table:formula="of:=[.BQ29]-[.BU29]" office:value-type="float" office:value="0" calcext:value-type="float">
            <text:p>0</text:p>
          </table:table-cell>
          <table:table-cell table:formula="of:=[.BY29]/[.BQ29]" office:value-type="float" office:value="0" calcext:value-type="float">
            <text:p>0</text:p>
          </table:table-cell>
          <table:table-cell table:formula="of:=[.BR29]-[.BV29]" office:value-type="float" office:value="6006" calcext:value-type="float">
            <text:p>6006</text:p>
          </table:table-cell>
          <table:table-cell table:formula="of:=[.CA29]/[.BR29]" office:value-type="float" office:value="0.301809045226131" calcext:value-type="float">
            <text:p>0,30180904522613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373" calcext:value-type="float">
            <text:p>6373</text:p>
          </table:table-cell>
          <table:table-cell office:value-type="float" office:value="50.984" calcext:value-type="float">
            <text:p>50,984</text:p>
          </table:table-cell>
          <table:table-cell office:value-type="float" office:value="0.20475502008" calcext:value-type="float">
            <text:p>0,20475502008</text:p>
          </table:table-cell>
          <table:table-cell table:formula="of:=[.CD29]-[.CH29]" office:value-type="float" office:value="0" calcext:value-type="float">
            <text:p>0</text:p>
          </table:table-cell>
          <table:table-cell table:formula="of:=[.CL29]/[.CD29]" office:value-type="float" office:value="0" calcext:value-type="float">
            <text:p>0</text:p>
          </table:table-cell>
          <table:table-cell table:formula="of:=[.CE29]-[.CI29]" office:value-type="float" office:value="1290" calcext:value-type="float">
            <text:p>1290</text:p>
          </table:table-cell>
          <table:table-cell table:formula="of:=[.CN29]/[.CE29]" office:value-type="float" office:value="0.168341380660316" calcext:value-type="float">
            <text:p>0,168341380660316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6.64" calcext:value-type="float">
            <text:p>6,64</text:p>
          </table:table-cell>
          <table:table-cell office:value-type="float" office:value="0.135510204082" calcext:value-type="float">
            <text:p>0,135510204082</text:p>
          </table:table-cell>
          <table:table-cell table:formula="of:=[.AD30]-[.AH30]" office:value-type="float" office:value="0" calcext:value-type="float">
            <text:p>0</text:p>
          </table:table-cell>
          <table:table-cell table:formula="of:=[.AL30]/[.AD30]" office:value-type="float" office:value="0" calcext:value-type="float">
            <text:p>0</text:p>
          </table:table-cell>
          <table:table-cell table:formula="of:=[.AE30]-[.AI30]" office:value-type="float" office:value="157" calcext:value-type="float">
            <text:p>157</text:p>
          </table:table-cell>
          <table:table-cell table:formula="of:=[.AN30]/[.AE30]" office:value-type="float" office:value="0.486068111455108" calcext:value-type="float">
            <text:p>0,4860681114551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13" calcext:value-type="float">
            <text:p>1713</text:p>
          </table:table-cell>
          <table:table-cell office:value-type="float" office:value="34.26" calcext:value-type="float">
            <text:p>34,26</text:p>
          </table:table-cell>
          <table:table-cell office:value-type="float" office:value="0.346060606061" calcext:value-type="float">
            <text:p>0,346060606061</text:p>
          </table:table-cell>
          <table:table-cell table:formula="of:=[.AQ30]-[.AU30]" office:value-type="float" office:value="0" calcext:value-type="float">
            <text:p>0</text:p>
          </table:table-cell>
          <table:table-cell table:formula="of:=[.AY30]/[.AQ30]" office:value-type="float" office:value="0" calcext:value-type="float">
            <text:p>0</text:p>
          </table:table-cell>
          <table:table-cell table:formula="of:=[.AR30]-[.AV30]" office:value-type="float" office:value="717" calcext:value-type="float">
            <text:p>717</text:p>
          </table:table-cell>
          <table:table-cell table:formula="of:=[.BA30]/[.AR30]" office:value-type="float" office:value="0.295061728395062" calcext:value-type="float">
            <text:p>0,2950617283950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525" calcext:value-type="float">
            <text:p>1525</text:p>
          </table:table-cell>
          <table:table-cell office:value-type="float" office:value="20.3333333333" calcext:value-type="float">
            <text:p>20,3333333333</text:p>
          </table:table-cell>
          <table:table-cell office:value-type="float" office:value="0.136465324385" calcext:value-type="float">
            <text:p>0,136465324385</text:p>
          </table:table-cell>
          <table:table-cell table:formula="of:=[.BD30]-[.BH30]" office:value-type="float" office:value="0" calcext:value-type="float">
            <text:p>0</text:p>
          </table:table-cell>
          <table:table-cell table:formula="of:=[.BL30]/[.BD30]" office:value-type="float" office:value="0" calcext:value-type="float">
            <text:p>0</text:p>
          </table:table-cell>
          <table:table-cell table:formula="of:=[.BE30]-[.BI30]" office:value-type="float" office:value="6867" calcext:value-type="float">
            <text:p>6867</text:p>
          </table:table-cell>
          <table:table-cell table:formula="of:=[.BN30]/[.BE30]" office:value-type="float" office:value="0.81827931363203" calcext:value-type="float">
            <text:p>0,81827931363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855" calcext:value-type="float">
            <text:p>9855</text:p>
          </table:table-cell>
          <table:table-cell office:value-type="float" office:value="98.55" calcext:value-type="float">
            <text:p>98,55</text:p>
          </table:table-cell>
          <table:table-cell office:value-type="float" office:value="0.495226130653" calcext:value-type="float">
            <text:p>0,495226130653</text:p>
          </table:table-cell>
          <table:table-cell table:formula="of:=[.BQ30]-[.BU30]" office:value-type="float" office:value="0" calcext:value-type="float">
            <text:p>0</text:p>
          </table:table-cell>
          <table:table-cell table:formula="of:=[.BY30]/[.BQ30]" office:value-type="float" office:value="0" calcext:value-type="float">
            <text:p>0</text:p>
          </table:table-cell>
          <table:table-cell table:formula="of:=[.BR30]-[.BV30]" office:value-type="float" office:value="10045" calcext:value-type="float">
            <text:p>10045</text:p>
          </table:table-cell>
          <table:table-cell table:formula="of:=[.CA30]/[.BR30]" office:value-type="float" office:value="0.504773869346734" calcext:value-type="float">
            <text:p>0,5047738693467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978" calcext:value-type="float">
            <text:p>3978</text:p>
          </table:table-cell>
          <table:table-cell office:value-type="float" office:value="31.824" calcext:value-type="float">
            <text:p>31,824</text:p>
          </table:table-cell>
          <table:table-cell office:value-type="float" office:value="0.127807228916" calcext:value-type="float">
            <text:p>0,127807228916</text:p>
          </table:table-cell>
          <table:table-cell table:formula="of:=[.CD30]-[.CH30]" office:value-type="float" office:value="0" calcext:value-type="float">
            <text:p>0</text:p>
          </table:table-cell>
          <table:table-cell table:formula="of:=[.CL30]/[.CD30]" office:value-type="float" office:value="0" calcext:value-type="float">
            <text:p>0</text:p>
          </table:table-cell>
          <table:table-cell table:formula="of:=[.CE30]-[.CI30]" office:value-type="float" office:value="3685" calcext:value-type="float">
            <text:p>3685</text:p>
          </table:table-cell>
          <table:table-cell table:formula="of:=[.CN30]/[.CE30]" office:value-type="float" office:value="0.480882161033538" calcext:value-type="float">
            <text:p>0,480882161033538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10.28" calcext:value-type="float">
            <text:p>10,28</text:p>
          </table:table-cell>
          <table:table-cell office:value-type="float" office:value="0.209795918367" calcext:value-type="float">
            <text:p>0,209795918367</text:p>
          </table:table-cell>
          <table:table-cell table:formula="of:=[.AD31]-[.AH31]" office:value-type="float" office:value="0" calcext:value-type="float">
            <text:p>0</text:p>
          </table:table-cell>
          <table:table-cell table:formula="of:=[.AL31]/[.AD31]" office:value-type="float" office:value="0" calcext:value-type="float">
            <text:p>0</text:p>
          </table:table-cell>
          <table:table-cell table:formula="of:=[.AE31]-[.AI31]" office:value-type="float" office:value="66" calcext:value-type="float">
            <text:p>66</text:p>
          </table:table-cell>
          <table:table-cell table:formula="of:=[.AN31]/[.AE31]" office:value-type="float" office:value="0.204334365325077" calcext:value-type="float">
            <text:p>0,2043343653250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408" calcext:value-type="float">
            <text:p>2408</text:p>
          </table:table-cell>
          <table:table-cell office:value-type="float" office:value="48.16" calcext:value-type="float">
            <text:p>48,16</text:p>
          </table:table-cell>
          <table:table-cell office:value-type="float" office:value="0.486464646465" calcext:value-type="float">
            <text:p>0,486464646465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22" calcext:value-type="float">
            <text:p>22</text:p>
          </table:table-cell>
          <table:table-cell table:formula="of:=[.BA31]/[.AR31]" office:value-type="float" office:value="0.00905349794238683" calcext:value-type="float">
            <text:p>0,0090534979423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608" calcext:value-type="float">
            <text:p>3608</text:p>
          </table:table-cell>
          <table:table-cell office:value-type="float" office:value="48.1066666667" calcext:value-type="float">
            <text:p>48,1066666667</text:p>
          </table:table-cell>
          <table:table-cell office:value-type="float" office:value="0.322863534676" calcext:value-type="float">
            <text:p>0,322863534676</text:p>
          </table:table-cell>
          <table:table-cell table:formula="of:=[.BD31]-[.BH31]" office:value-type="float" office:value="0" calcext:value-type="float">
            <text:p>0</text:p>
          </table:table-cell>
          <table:table-cell table:formula="of:=[.BL31]/[.BD31]" office:value-type="float" office:value="0" calcext:value-type="float">
            <text:p>0</text:p>
          </table:table-cell>
          <table:table-cell table:formula="of:=[.BE31]-[.BI31]" office:value-type="float" office:value="4784" calcext:value-type="float">
            <text:p>4784</text:p>
          </table:table-cell>
          <table:table-cell table:formula="of:=[.BN31]/[.BE31]" office:value-type="float" office:value="0.570066730219256" calcext:value-type="float">
            <text:p>0,5700667302192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426" calcext:value-type="float">
            <text:p>12426</text:p>
          </table:table-cell>
          <table:table-cell office:value-type="float" office:value="124.26" calcext:value-type="float">
            <text:p>124,26</text:p>
          </table:table-cell>
          <table:table-cell office:value-type="float" office:value="0.624422110553" calcext:value-type="float">
            <text:p>0,624422110553</text:p>
          </table:table-cell>
          <table:table-cell table:formula="of:=[.BQ31]-[.BU31]" office:value-type="float" office:value="0" calcext:value-type="float">
            <text:p>0</text:p>
          </table:table-cell>
          <table:table-cell table:formula="of:=[.BY31]/[.BQ31]" office:value-type="float" office:value="0" calcext:value-type="float">
            <text:p>0</text:p>
          </table:table-cell>
          <table:table-cell table:formula="of:=[.BR31]-[.BV31]" office:value-type="float" office:value="7474" calcext:value-type="float">
            <text:p>7474</text:p>
          </table:table-cell>
          <table:table-cell table:formula="of:=[.CA31]/[.BR31]" office:value-type="float" office:value="0.375577889447236" calcext:value-type="float">
            <text:p>0,3755778894472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856" calcext:value-type="float">
            <text:p>1856</text:p>
          </table:table-cell>
          <table:table-cell office:value-type="float" office:value="14.848" calcext:value-type="float">
            <text:p>14,848</text:p>
          </table:table-cell>
          <table:table-cell office:value-type="float" office:value="0.0596305220884" calcext:value-type="float">
            <text:p>0,0596305220884</text:p>
          </table:table-cell>
          <table:table-cell table:formula="of:=[.CD31]-[.CH31]" office:value-type="float" office:value="0" calcext:value-type="float">
            <text:p>0</text:p>
          </table:table-cell>
          <table:table-cell table:formula="of:=[.CL31]/[.CD31]" office:value-type="float" office:value="0" calcext:value-type="float">
            <text:p>0</text:p>
          </table:table-cell>
          <table:table-cell table:formula="of:=[.CE31]-[.CI31]" office:value-type="float" office:value="5807" calcext:value-type="float">
            <text:p>5807</text:p>
          </table:table-cell>
          <table:table-cell table:formula="of:=[.CN31]/[.CE31]" office:value-type="float" office:value="0.757797207360042" calcext:value-type="float">
            <text:p>0,757797207360042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9.56" calcext:value-type="float">
            <text:p>9,56</text:p>
          </table:table-cell>
          <table:table-cell office:value-type="float" office:value="0.195102040816" calcext:value-type="float">
            <text:p>0,195102040816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84" calcext:value-type="float">
            <text:p>84</text:p>
          </table:table-cell>
          <table:table-cell table:formula="of:=[.AN32]/[.AE32]" office:value-type="float" office:value="0.260061919504644" calcext:value-type="float">
            <text:p>0,2600619195046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51" calcext:value-type="float">
            <text:p>1751</text:p>
          </table:table-cell>
          <table:table-cell office:value-type="float" office:value="35.02" calcext:value-type="float">
            <text:p>35,02</text:p>
          </table:table-cell>
          <table:table-cell office:value-type="float" office:value="0.353737373737" calcext:value-type="float">
            <text:p>0,353737373737</text:p>
          </table:table-cell>
          <table:table-cell table:formula="of:=[.AQ32]-[.AU32]" office:value-type="float" office:value="0" calcext:value-type="float">
            <text:p>0</text:p>
          </table:table-cell>
          <table:table-cell table:formula="of:=[.AY32]/[.AQ32]" office:value-type="float" office:value="0" calcext:value-type="float">
            <text:p>0</text:p>
          </table:table-cell>
          <table:table-cell table:formula="of:=[.AR32]-[.AV32]" office:value-type="float" office:value="679" calcext:value-type="float">
            <text:p>679</text:p>
          </table:table-cell>
          <table:table-cell table:formula="of:=[.BA32]/[.AR32]" office:value-type="float" office:value="0.279423868312757" calcext:value-type="float">
            <text:p>0,2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926" calcext:value-type="float">
            <text:p>2926</text:p>
          </table:table-cell>
          <table:table-cell office:value-type="float" office:value="39.0133333333" calcext:value-type="float">
            <text:p>39,0133333333</text:p>
          </table:table-cell>
          <table:table-cell office:value-type="float" office:value="0.261834451902" calcext:value-type="float">
            <text:p>0,261834451902</text:p>
          </table:table-cell>
          <table:table-cell table:formula="of:=[.BD32]-[.BH32]" office:value-type="float" office:value="0" calcext:value-type="float">
            <text:p>0</text:p>
          </table:table-cell>
          <table:table-cell table:formula="of:=[.BL32]/[.BD32]" office:value-type="float" office:value="0" calcext:value-type="float">
            <text:p>0</text:p>
          </table:table-cell>
          <table:table-cell table:formula="of:=[.BE32]-[.BI32]" office:value-type="float" office:value="5423" calcext:value-type="float">
            <text:p>5423</text:p>
          </table:table-cell>
          <table:table-cell table:formula="of:=[.BN32]/[.BE32]" office:value-type="float" office:value="0.649538866930171" calcext:value-type="float">
            <text:p>0,6495388669301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632" calcext:value-type="float">
            <text:p>4632</text:p>
          </table:table-cell>
          <table:table-cell office:value-type="float" office:value="46.32" calcext:value-type="float">
            <text:p>46,32</text:p>
          </table:table-cell>
          <table:table-cell office:value-type="float" office:value="0.232763819095" calcext:value-type="float">
            <text:p>0,232763819095</text:p>
          </table:table-cell>
          <table:table-cell table:formula="of:=[.BQ32]-[.BU32]" office:value-type="float" office:value="0" calcext:value-type="float">
            <text:p>0</text:p>
          </table:table-cell>
          <table:table-cell table:formula="of:=[.BY32]/[.BQ32]" office:value-type="float" office:value="0" calcext:value-type="float">
            <text:p>0</text:p>
          </table:table-cell>
          <table:table-cell table:formula="of:=[.BR32]-[.BV32]" office:value-type="float" office:value="15268" calcext:value-type="float">
            <text:p>15268</text:p>
          </table:table-cell>
          <table:table-cell table:formula="of:=[.CA32]/[.BR32]" office:value-type="float" office:value="0.767236180904523" calcext:value-type="float">
            <text:p>0,7672361809045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8" calcext:value-type="float">
            <text:p>248</text:p>
          </table:table-cell>
          <table:table-cell office:value-type="float" office:value="780" calcext:value-type="float">
            <text:p>780</text:p>
          </table:table-cell>
          <table:table-cell office:value-type="float" office:value="6.29032258065" calcext:value-type="float">
            <text:p>6,29032258065</text:p>
          </table:table-cell>
          <table:table-cell office:value-type="float" office:value="0.025466893039" calcext:value-type="float">
            <text:p>0,025466893039</text:p>
          </table:table-cell>
          <table:table-cell table:formula="of:=[.CD32]-[.CH32]" office:value-type="float" office:value="2" calcext:value-type="float">
            <text:p>2</text:p>
          </table:table-cell>
          <table:table-cell table:formula="of:=[.CL32]/[.CD32]" office:value-type="float" office:value="0.008" calcext:value-type="float">
            <text:p>0,008</text:p>
          </table:table-cell>
          <table:table-cell table:formula="of:=[.CE32]-[.CI32]" office:value-type="float" office:value="6883" calcext:value-type="float">
            <text:p>6883</text:p>
          </table:table-cell>
          <table:table-cell table:formula="of:=[.CN32]/[.CE32]" office:value-type="float" office:value="0.898212188437948" calcext:value-type="float">
            <text:p>0,898212188437948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33]-[.AH33]" office:value-type="float" office:value="0" calcext:value-type="float">
            <text:p>0</text:p>
          </table:table-cell>
          <table:table-cell table:formula="of:=[.AL33]/[.AD33]" office:value-type="float" office:value="0" calcext:value-type="float">
            <text:p>0</text:p>
          </table:table-cell>
          <table:table-cell table:formula="of:=[.AE33]-[.AI33]" office:value-type="float" office:value="167" calcext:value-type="float">
            <text:p>167</text:p>
          </table:table-cell>
          <table:table-cell table:formula="of:=[.AN33]/[.AE33]" office:value-type="float" office:value="0.51702786377709" calcext:value-type="float">
            <text:p>0,517027863777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06" calcext:value-type="float">
            <text:p>1506</text:p>
          </table:table-cell>
          <table:table-cell office:value-type="float" office:value="30.12" calcext:value-type="float">
            <text:p>30,12</text:p>
          </table:table-cell>
          <table:table-cell office:value-type="float" office:value="0.304242424242" calcext:value-type="float">
            <text:p>0,304242424242</text:p>
          </table:table-cell>
          <table:table-cell table:formula="of:=[.AQ33]-[.AU33]" office:value-type="float" office:value="0" calcext:value-type="float">
            <text:p>0</text:p>
          </table:table-cell>
          <table:table-cell table:formula="of:=[.AY33]/[.AQ33]" office:value-type="float" office:value="0" calcext:value-type="float">
            <text:p>0</text:p>
          </table:table-cell>
          <table:table-cell table:formula="of:=[.AR33]-[.AV33]" office:value-type="float" office:value="924" calcext:value-type="float">
            <text:p>924</text:p>
          </table:table-cell>
          <table:table-cell table:formula="of:=[.BA33]/[.AR33]" office:value-type="float" office:value="0.380246913580247" calcext:value-type="float">
            <text:p>0,3802469135802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846" calcext:value-type="float">
            <text:p>2846</text:p>
          </table:table-cell>
          <table:table-cell office:value-type="float" office:value="37.9466666667" calcext:value-type="float">
            <text:p>37,9466666667</text:p>
          </table:table-cell>
          <table:table-cell office:value-type="float" office:value="0.254675615213" calcext:value-type="float">
            <text:p>0,254675615213</text:p>
          </table:table-cell>
          <table:table-cell table:formula="of:=[.BD33]-[.BH33]" office:value-type="float" office:value="0" calcext:value-type="float">
            <text:p>0</text:p>
          </table:table-cell>
          <table:table-cell table:formula="of:=[.BL33]/[.BD33]" office:value-type="float" office:value="0" calcext:value-type="float">
            <text:p>0</text:p>
          </table:table-cell>
          <table:table-cell table:formula="of:=[.BE33]-[.BI33]" office:value-type="float" office:value="5503" calcext:value-type="float">
            <text:p>5503</text:p>
          </table:table-cell>
          <table:table-cell table:formula="of:=[.BN33]/[.BE33]" office:value-type="float" office:value="0.659120852796742" calcext:value-type="float">
            <text:p>0,6591208527967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59" calcext:value-type="float">
            <text:p>5059</text:p>
          </table:table-cell>
          <table:table-cell office:value-type="float" office:value="50.59" calcext:value-type="float">
            <text:p>50,59</text:p>
          </table:table-cell>
          <table:table-cell office:value-type="float" office:value="0.254221105528" calcext:value-type="float">
            <text:p>0,254221105528</text:p>
          </table:table-cell>
          <table:table-cell table:formula="of:=[.BQ33]-[.BU33]" office:value-type="float" office:value="0" calcext:value-type="float">
            <text:p>0</text:p>
          </table:table-cell>
          <table:table-cell table:formula="of:=[.BY33]/[.BQ33]" office:value-type="float" office:value="0" calcext:value-type="float">
            <text:p>0</text:p>
          </table:table-cell>
          <table:table-cell table:formula="of:=[.BR33]-[.BV33]" office:value-type="float" office:value="14841" calcext:value-type="float">
            <text:p>14841</text:p>
          </table:table-cell>
          <table:table-cell table:formula="of:=[.CA33]/[.BR33]" office:value-type="float" office:value="0.745778894472362" calcext:value-type="float">
            <text:p>0,7457788944723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105" calcext:value-type="float">
            <text:p>2105</text:p>
          </table:table-cell>
          <table:table-cell office:value-type="float" office:value="16.84" calcext:value-type="float">
            <text:p>16,84</text:p>
          </table:table-cell>
          <table:table-cell office:value-type="float" office:value="0.0676305220884" calcext:value-type="float">
            <text:p>0,0676305220884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5558" calcext:value-type="float">
            <text:p>5558</text:p>
          </table:table-cell>
          <table:table-cell table:formula="of:=[.CN33]/[.CE33]" office:value-type="float" office:value="0.725303405976771" calcext:value-type="float">
            <text:p>0,72530340597677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5.52" calcext:value-type="float">
            <text:p>5,52</text:p>
          </table:table-cell>
          <table:table-cell office:value-type="float" office:value="0.112653061224" calcext:value-type="float">
            <text:p>0,112653061224</text:p>
          </table:table-cell>
          <table:table-cell table:formula="of:=[.AD34]-[.AH34]" office:value-type="float" office:value="0" calcext:value-type="float">
            <text:p>0</text:p>
          </table:table-cell>
          <table:table-cell table:formula="of:=[.AL34]/[.AD34]" office:value-type="float" office:value="0" calcext:value-type="float">
            <text:p>0</text:p>
          </table:table-cell>
          <table:table-cell table:formula="of:=[.AE34]-[.AI34]" office:value-type="float" office:value="185" calcext:value-type="float">
            <text:p>185</text:p>
          </table:table-cell>
          <table:table-cell table:formula="of:=[.AN34]/[.AE34]" office:value-type="float" office:value="0.572755417956656" calcext:value-type="float">
            <text:p>0,5727554179566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2.75555555556" calcext:value-type="float">
            <text:p>2,75555555556</text:p>
          </table:table-cell>
          <table:table-cell office:value-type="float" office:value="0.030961298377" calcext:value-type="float">
            <text:p>0,030961298377</text:p>
          </table:table-cell>
          <table:table-cell table:formula="of:=[.AQ34]-[.AU34]" office:value-type="float" office:value="10" calcext:value-type="float">
            <text:p>10</text:p>
          </table:table-cell>
          <table:table-cell table:formula="of:=[.AY34]/[.AQ34]" office:value-type="float" office:value="0.1" calcext:value-type="float">
            <text:p>0,1</text:p>
          </table:table-cell>
          <table:table-cell table:formula="of:=[.AR34]-[.AV34]" office:value-type="float" office:value="2306" calcext:value-type="float">
            <text:p>2306</text:p>
          </table:table-cell>
          <table:table-cell table:formula="of:=[.BA34]/[.AR34]" office:value-type="float" office:value="0.948971193415638" calcext:value-type="float">
            <text:p>0,9489711934156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424" calcext:value-type="float">
            <text:p>4424</text:p>
          </table:table-cell>
          <table:table-cell office:value-type="float" office:value="58.9866666667" calcext:value-type="float">
            <text:p>58,9866666667</text:p>
          </table:table-cell>
          <table:table-cell office:value-type="float" office:value="0.395883668904" calcext:value-type="float">
            <text:p>0,395883668904</text:p>
          </table:table-cell>
          <table:table-cell table:formula="of:=[.BD34]-[.BH34]" office:value-type="float" office:value="0" calcext:value-type="float">
            <text:p>0</text:p>
          </table:table-cell>
          <table:table-cell table:formula="of:=[.BL34]/[.BD34]" office:value-type="float" office:value="0" calcext:value-type="float">
            <text:p>0</text:p>
          </table:table-cell>
          <table:table-cell table:formula="of:=[.BE34]-[.BI34]" office:value-type="float" office:value="3925" calcext:value-type="float">
            <text:p>3925</text:p>
          </table:table-cell>
          <table:table-cell table:formula="of:=[.BN34]/[.BE34]" office:value-type="float" office:value="0.470116181578632" calcext:value-type="float">
            <text:p>0,470116181578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861" calcext:value-type="float">
            <text:p>11861</text:p>
          </table:table-cell>
          <table:table-cell office:value-type="float" office:value="118.61" calcext:value-type="float">
            <text:p>118,61</text:p>
          </table:table-cell>
          <table:table-cell office:value-type="float" office:value="0.596030150754" calcext:value-type="float">
            <text:p>0,596030150754</text:p>
          </table:table-cell>
          <table:table-cell table:formula="of:=[.BQ34]-[.BU34]" office:value-type="float" office:value="0" calcext:value-type="float">
            <text:p>0</text:p>
          </table:table-cell>
          <table:table-cell table:formula="of:=[.BY34]/[.BQ34]" office:value-type="float" office:value="0" calcext:value-type="float">
            <text:p>0</text:p>
          </table:table-cell>
          <table:table-cell table:formula="of:=[.BR34]-[.BV34]" office:value-type="float" office:value="8039" calcext:value-type="float">
            <text:p>8039</text:p>
          </table:table-cell>
          <table:table-cell table:formula="of:=[.CA34]/[.BR34]" office:value-type="float" office:value="0.403969849246231" calcext:value-type="float">
            <text:p>0,40396984924623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132" calcext:value-type="float">
            <text:p>3132</text:p>
          </table:table-cell>
          <table:table-cell office:value-type="float" office:value="25.056" calcext:value-type="float">
            <text:p>25,056</text:p>
          </table:table-cell>
          <table:table-cell office:value-type="float" office:value="0.100626506024" calcext:value-type="float">
            <text:p>0,100626506024</text:p>
          </table:table-cell>
          <table:table-cell table:formula="of:=[.CD34]-[.CH34]" office:value-type="float" office:value="0" calcext:value-type="float">
            <text:p>0</text:p>
          </table:table-cell>
          <table:table-cell table:formula="of:=[.CL34]/[.CD34]" office:value-type="float" office:value="0" calcext:value-type="float">
            <text:p>0</text:p>
          </table:table-cell>
          <table:table-cell table:formula="of:=[.CE34]-[.CI34]" office:value-type="float" office:value="4531" calcext:value-type="float">
            <text:p>4531</text:p>
          </table:table-cell>
          <table:table-cell table:formula="of:=[.CN34]/[.CE34]" office:value-type="float" office:value="0.59128278742007" calcext:value-type="float">
            <text:p>0,59128278742007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4.375" calcext:value-type="float">
            <text:p>4,375</text:p>
          </table:table-cell>
          <table:table-cell office:value-type="float" office:value="0.093085106383" calcext:value-type="float">
            <text:p>0,093085106383</text:p>
          </table:table-cell>
          <table:table-cell table:formula="of:=[.AD35]-[.AH35]" office:value-type="float" office:value="2" calcext:value-type="float">
            <text:p>2</text:p>
          </table:table-cell>
          <table:table-cell table:formula="of:=[.AL35]/[.AD35]" office:value-type="float" office:value="0.04" calcext:value-type="float">
            <text:p>0,04</text:p>
          </table:table-cell>
          <table:table-cell table:formula="of:=[.AE35]-[.AI35]" office:value-type="float" office:value="218" calcext:value-type="float">
            <text:p>218</text:p>
          </table:table-cell>
          <table:table-cell table:formula="of:=[.AN35]/[.AE35]" office:value-type="float" office:value="0.674922600619195" calcext:value-type="float">
            <text:p>0,6749226006191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office:value-type="float" office:value="22.44" calcext:value-type="float">
            <text:p>22,44</text:p>
          </table:table-cell>
          <table:table-cell office:value-type="float" office:value="0.226666666667" calcext:value-type="float">
            <text:p>0,226666666667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1308" calcext:value-type="float">
            <text:p>1308</text:p>
          </table:table-cell>
          <table:table-cell table:formula="of:=[.BA35]/[.AR35]" office:value-type="float" office:value="0.538271604938272" calcext:value-type="float">
            <text:p>0,5382716049382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258" calcext:value-type="float">
            <text:p>7258</text:p>
          </table:table-cell>
          <table:table-cell office:value-type="float" office:value="96.7733333333" calcext:value-type="float">
            <text:p>96,7733333333</text:p>
          </table:table-cell>
          <table:table-cell office:value-type="float" office:value="0.649485458613" calcext:value-type="float">
            <text:p>0,649485458613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1091" calcext:value-type="float">
            <text:p>1091</text:p>
          </table:table-cell>
          <table:table-cell table:formula="of:=[.BN35]/[.BE35]" office:value-type="float" office:value="0.13067433225536" calcext:value-type="float">
            <text:p>0,130674332255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20" calcext:value-type="float">
            <text:p>1820</text:p>
          </table:table-cell>
          <table:table-cell office:value-type="float" office:value="18.2" calcext:value-type="float">
            <text:p>18,2</text:p>
          </table:table-cell>
          <table:table-cell office:value-type="float" office:value="0.0914572864322" calcext:value-type="float">
            <text:p>0,0914572864322</text:p>
          </table:table-cell>
          <table:table-cell table:formula="of:=[.BQ35]-[.BU35]" office:value-type="float" office:value="0" calcext:value-type="float">
            <text:p>0</text:p>
          </table:table-cell>
          <table:table-cell table:formula="of:=[.BY35]/[.BQ35]" office:value-type="float" office:value="0" calcext:value-type="float">
            <text:p>0</text:p>
          </table:table-cell>
          <table:table-cell table:formula="of:=[.BR35]-[.BV35]" office:value-type="float" office:value="18080" calcext:value-type="float">
            <text:p>18080</text:p>
          </table:table-cell>
          <table:table-cell table:formula="of:=[.CA35]/[.BR35]" office:value-type="float" office:value="0.908542713567839" calcext:value-type="float">
            <text:p>0,9085427135678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363" calcext:value-type="float">
            <text:p>7363</text:p>
          </table:table-cell>
          <table:table-cell office:value-type="float" office:value="58.904" calcext:value-type="float">
            <text:p>58,904</text:p>
          </table:table-cell>
          <table:table-cell office:value-type="float" office:value="0.236562248996" calcext:value-type="float">
            <text:p>0,236562248996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300" calcext:value-type="float">
            <text:p>300</text:p>
          </table:table-cell>
          <table:table-cell table:formula="of:=[.CN35]/[.CE35]" office:value-type="float" office:value="0.0391491582930967" calcext:value-type="float">
            <text:p>0,039149158293097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3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15789473684" calcext:value-type="float">
            <text:p>1,15789473684</text:p>
          </table:table-cell>
          <table:table-cell office:value-type="float" office:value="0.0643274853801" calcext:value-type="float">
            <text:p>0,0643274853801</text:p>
          </table:table-cell>
          <table:table-cell table:formula="of:=[.AD36]-[.AH36]" office:value-type="float" office:value="31" calcext:value-type="float">
            <text:p>31</text:p>
          </table:table-cell>
          <table:table-cell table:formula="of:=[.AL36]/[.AD36]" office:value-type="float" office:value="0.62" calcext:value-type="float">
            <text:p>0,62</text:p>
          </table:table-cell>
          <table:table-cell table:formula="of:=[.AE36]-[.AI36]" office:value-type="float" office:value="312" calcext:value-type="float">
            <text:p>312</text:p>
          </table:table-cell>
          <table:table-cell table:formula="of:=[.AN36]/[.AE36]" office:value-type="float" office:value="0.96594427244582" calcext:value-type="float">
            <text:p>0,965944272445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673" calcext:value-type="float">
            <text:p>673</text:p>
          </table:table-cell>
          <table:table-cell office:value-type="float" office:value="13.46" calcext:value-type="float">
            <text:p>13,46</text:p>
          </table:table-cell>
          <table:table-cell office:value-type="float" office:value="0.13595959596" calcext:value-type="float">
            <text:p>0,13595959596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1757" calcext:value-type="float">
            <text:p>1757</text:p>
          </table:table-cell>
          <table:table-cell table:formula="of:=[.BA36]/[.AR36]" office:value-type="float" office:value="0.723045267489712" calcext:value-type="float">
            <text:p>0,7230452674897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478" calcext:value-type="float">
            <text:p>1478</text:p>
          </table:table-cell>
          <table:table-cell office:value-type="float" office:value="19.7066666667" calcext:value-type="float">
            <text:p>19,7066666667</text:p>
          </table:table-cell>
          <table:table-cell office:value-type="float" office:value="0.13225950783" calcext:value-type="float">
            <text:p>0,13225950783</text:p>
          </table:table-cell>
          <table:table-cell table:formula="of:=[.BD36]-[.BH36]" office:value-type="float" office:value="0" calcext:value-type="float">
            <text:p>0</text:p>
          </table:table-cell>
          <table:table-cell table:formula="of:=[.BL36]/[.BD36]" office:value-type="float" office:value="0" calcext:value-type="float">
            <text:p>0</text:p>
          </table:table-cell>
          <table:table-cell table:formula="of:=[.BE36]-[.BI36]" office:value-type="float" office:value="6871" calcext:value-type="float">
            <text:p>6871</text:p>
          </table:table-cell>
          <table:table-cell table:formula="of:=[.BN36]/[.BE36]" office:value-type="float" office:value="0.822972811115104" calcext:value-type="float">
            <text:p>0,8229728111151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840" calcext:value-type="float">
            <text:p>3840</text:p>
          </table:table-cell>
          <table:table-cell office:value-type="float" office:value="38.4" calcext:value-type="float">
            <text:p>38,4</text:p>
          </table:table-cell>
          <table:table-cell office:value-type="float" office:value="0.192964824121" calcext:value-type="float">
            <text:p>0,192964824121</text:p>
          </table:table-cell>
          <table:table-cell table:formula="of:=[.BQ36]-[.BU36]" office:value-type="float" office:value="0" calcext:value-type="float">
            <text:p>0</text:p>
          </table:table-cell>
          <table:table-cell table:formula="of:=[.BY36]/[.BQ36]" office:value-type="float" office:value="0" calcext:value-type="float">
            <text:p>0</text:p>
          </table:table-cell>
          <table:table-cell table:formula="of:=[.BR36]-[.BV36]" office:value-type="float" office:value="16060" calcext:value-type="float">
            <text:p>16060</text:p>
          </table:table-cell>
          <table:table-cell table:formula="of:=[.CA36]/[.BR36]" office:value-type="float" office:value="0.807035175879397" calcext:value-type="float">
            <text:p>0,8070351758793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534" calcext:value-type="float">
            <text:p>2534</text:p>
          </table:table-cell>
          <table:table-cell office:value-type="float" office:value="20.272" calcext:value-type="float">
            <text:p>20,272</text:p>
          </table:table-cell>
          <table:table-cell office:value-type="float" office:value="0.0814136546185" calcext:value-type="float">
            <text:p>0,0814136546185</text:p>
          </table:table-cell>
          <table:table-cell table:formula="of:=[.CD36]-[.CH36]" office:value-type="float" office:value="0" calcext:value-type="float">
            <text:p>0</text:p>
          </table:table-cell>
          <table:table-cell table:formula="of:=[.CL36]/[.CD36]" office:value-type="float" office:value="0" calcext:value-type="float">
            <text:p>0</text:p>
          </table:table-cell>
          <table:table-cell table:formula="of:=[.CE36]-[.CI36]" office:value-type="float" office:value="5129" calcext:value-type="float">
            <text:p>5129</text:p>
          </table:table-cell>
          <table:table-cell table:formula="of:=[.CN36]/[.CE36]" office:value-type="float" office:value="0.669320109617643" calcext:value-type="float">
            <text:p>0,669320109617643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3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2.89361702128" calcext:value-type="float">
            <text:p>2,89361702128</text:p>
          </table:table-cell>
          <table:table-cell office:value-type="float" office:value="0.0629047178538" calcext:value-type="float">
            <text:p>0,0629047178538</text:p>
          </table:table-cell>
          <table:table-cell table:formula="of:=[.AD37]-[.AH37]" office:value-type="float" office:value="3" calcext:value-type="float">
            <text:p>3</text:p>
          </table:table-cell>
          <table:table-cell table:formula="of:=[.AL37]/[.AD37]" office:value-type="float" office:value="0.06" calcext:value-type="float">
            <text:p>0,06</text:p>
          </table:table-cell>
          <table:table-cell table:formula="of:=[.AE37]-[.AI37]" office:value-type="float" office:value="255" calcext:value-type="float">
            <text:p>255</text:p>
          </table:table-cell>
          <table:table-cell table:formula="of:=[.AN37]/[.AE37]" office:value-type="float" office:value="0.789473684210526" calcext:value-type="float">
            <text:p>0,7894736842105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38" calcext:value-type="float">
            <text:p>1038</text:p>
          </table:table-cell>
          <table:table-cell office:value-type="float" office:value="20.76" calcext:value-type="float">
            <text:p>20,76</text:p>
          </table:table-cell>
          <table:table-cell office:value-type="float" office:value="0.209696969697" calcext:value-type="float">
            <text:p>0,209696969697</text:p>
          </table:table-cell>
          <table:table-cell table:formula="of:=[.AQ37]-[.AU37]" office:value-type="float" office:value="0" calcext:value-type="float">
            <text:p>0</text:p>
          </table:table-cell>
          <table:table-cell table:formula="of:=[.AY37]/[.AQ37]" office:value-type="float" office:value="0" calcext:value-type="float">
            <text:p>0</text:p>
          </table:table-cell>
          <table:table-cell table:formula="of:=[.AR37]-[.AV37]" office:value-type="float" office:value="1392" calcext:value-type="float">
            <text:p>1392</text:p>
          </table:table-cell>
          <table:table-cell table:formula="of:=[.BA37]/[.AR37]" office:value-type="float" office:value="0.57283950617284" calcext:value-type="float">
            <text:p>0,572839506172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466" calcext:value-type="float">
            <text:p>6466</text:p>
          </table:table-cell>
          <table:table-cell office:value-type="float" office:value="86.2133333333" calcext:value-type="float">
            <text:p>86,2133333333</text:p>
          </table:table-cell>
          <table:table-cell office:value-type="float" office:value="0.578612975391" calcext:value-type="float">
            <text:p>0,578612975391</text:p>
          </table:table-cell>
          <table:table-cell table:formula="of:=[.BD37]-[.BH37]" office:value-type="float" office:value="0" calcext:value-type="float">
            <text:p>0</text:p>
          </table:table-cell>
          <table:table-cell table:formula="of:=[.BL37]/[.BD37]" office:value-type="float" office:value="0" calcext:value-type="float">
            <text:p>0</text:p>
          </table:table-cell>
          <table:table-cell table:formula="of:=[.BE37]-[.BI37]" office:value-type="float" office:value="1883" calcext:value-type="float">
            <text:p>1883</text:p>
          </table:table-cell>
          <table:table-cell table:formula="of:=[.BN37]/[.BE37]" office:value-type="float" office:value="0.225535992334411" calcext:value-type="float">
            <text:p>0,2255359923344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827" calcext:value-type="float">
            <text:p>2827</text:p>
          </table:table-cell>
          <table:table-cell office:value-type="float" office:value="28.27" calcext:value-type="float">
            <text:p>28,27</text:p>
          </table:table-cell>
          <table:table-cell office:value-type="float" office:value="0.142060301508" calcext:value-type="float">
            <text:p>0,142060301508</text:p>
          </table:table-cell>
          <table:table-cell table:formula="of:=[.BQ37]-[.BU37]" office:value-type="float" office:value="0" calcext:value-type="float">
            <text:p>0</text:p>
          </table:table-cell>
          <table:table-cell table:formula="of:=[.BY37]/[.BQ37]" office:value-type="float" office:value="0" calcext:value-type="float">
            <text:p>0</text:p>
          </table:table-cell>
          <table:table-cell table:formula="of:=[.BR37]-[.BV37]" office:value-type="float" office:value="17073" calcext:value-type="float">
            <text:p>17073</text:p>
          </table:table-cell>
          <table:table-cell table:formula="of:=[.CA37]/[.BR37]" office:value-type="float" office:value="0.857939698492462" calcext:value-type="float">
            <text:p>0,8579396984924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508" calcext:value-type="float">
            <text:p>7508</text:p>
          </table:table-cell>
          <table:table-cell office:value-type="float" office:value="60.064" calcext:value-type="float">
            <text:p>60,064</text:p>
          </table:table-cell>
          <table:table-cell office:value-type="float" office:value="0.241220883534" calcext:value-type="float">
            <text:p>0,241220883534</text:p>
          </table:table-cell>
          <table:table-cell table:formula="of:=[.CD37]-[.CH37]" office:value-type="float" office:value="0" calcext:value-type="float">
            <text:p>0</text:p>
          </table:table-cell>
          <table:table-cell table:formula="of:=[.CL37]/[.CD37]" office:value-type="float" office:value="0" calcext:value-type="float">
            <text:p>0</text:p>
          </table:table-cell>
          <table:table-cell table:formula="of:=[.CE37]-[.CI37]" office:value-type="float" office:value="155" calcext:value-type="float">
            <text:p>155</text:p>
          </table:table-cell>
          <table:table-cell table:formula="of:=[.CN37]/[.CE37]" office:value-type="float" office:value="0.0202270651181" calcext:value-type="float">
            <text:p>0,020227065118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3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" calcext:value-type="float">
            <text:p>0,142857142857</text:p>
          </table:table-cell>
          <table:table-cell table:formula="of:=[.AD38]-[.AH38]" office:value-type="float" office:value="0" calcext:value-type="float">
            <text:p>0</text:p>
          </table:table-cell>
          <table:table-cell table:formula="of:=[.AL38]/[.AD38]" office:value-type="float" office:value="0" calcext:value-type="float">
            <text:p>0</text:p>
          </table:table-cell>
          <table:table-cell table:formula="of:=[.AE38]-[.AI38]" office:value-type="float" office:value="148" calcext:value-type="float">
            <text:p>148</text:p>
          </table:table-cell>
          <table:table-cell table:formula="of:=[.AN38]/[.AE38]" office:value-type="float" office:value="0.458204334365325" calcext:value-type="float">
            <text:p>0,458204334365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74" calcext:value-type="float">
            <text:p>1774</text:p>
          </table:table-cell>
          <table:table-cell office:value-type="float" office:value="35.48" calcext:value-type="float">
            <text:p>35,48</text:p>
          </table:table-cell>
          <table:table-cell office:value-type="float" office:value="0.358383838384" calcext:value-type="float">
            <text:p>0,358383838384</text:p>
          </table:table-cell>
          <table:table-cell table:formula="of:=[.AQ38]-[.AU38]" office:value-type="float" office:value="0" calcext:value-type="float">
            <text:p>0</text:p>
          </table:table-cell>
          <table:table-cell table:formula="of:=[.AY38]/[.AQ38]" office:value-type="float" office:value="0" calcext:value-type="float">
            <text:p>0</text:p>
          </table:table-cell>
          <table:table-cell table:formula="of:=[.AR38]-[.AV38]" office:value-type="float" office:value="656" calcext:value-type="float">
            <text:p>656</text:p>
          </table:table-cell>
          <table:table-cell table:formula="of:=[.BA38]/[.AR38]" office:value-type="float" office:value="0.269958847736626" calcext:value-type="float">
            <text:p>0,26995884773662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583" calcext:value-type="float">
            <text:p>4583</text:p>
          </table:table-cell>
          <table:table-cell office:value-type="float" office:value="61.1066666667" calcext:value-type="float">
            <text:p>61,1066666667</text:p>
          </table:table-cell>
          <table:table-cell office:value-type="float" office:value="0.410111856823" calcext:value-type="float">
            <text:p>0,410111856823</text:p>
          </table:table-cell>
          <table:table-cell table:formula="of:=[.BD38]-[.BH38]" office:value-type="float" office:value="0" calcext:value-type="float">
            <text:p>0</text:p>
          </table:table-cell>
          <table:table-cell table:formula="of:=[.BL38]/[.BD38]" office:value-type="float" office:value="0" calcext:value-type="float">
            <text:p>0</text:p>
          </table:table-cell>
          <table:table-cell table:formula="of:=[.BE38]-[.BI38]" office:value-type="float" office:value="3766" calcext:value-type="float">
            <text:p>3766</text:p>
          </table:table-cell>
          <table:table-cell table:formula="of:=[.BN38]/[.BE38]" office:value-type="float" office:value="0.451071984668823" calcext:value-type="float">
            <text:p>0,45107198466882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885" calcext:value-type="float">
            <text:p>15885</text:p>
          </table:table-cell>
          <table:table-cell office:value-type="float" office:value="158.85" calcext:value-type="float">
            <text:p>158,85</text:p>
          </table:table-cell>
          <table:table-cell office:value-type="float" office:value="0.79824120603" calcext:value-type="float">
            <text:p>0,79824120603</text:p>
          </table:table-cell>
          <table:table-cell table:formula="of:=[.BQ38]-[.BU38]" office:value-type="float" office:value="0" calcext:value-type="float">
            <text:p>0</text:p>
          </table:table-cell>
          <table:table-cell table:formula="of:=[.BY38]/[.BQ38]" office:value-type="float" office:value="0" calcext:value-type="float">
            <text:p>0</text:p>
          </table:table-cell>
          <table:table-cell table:formula="of:=[.BR38]-[.BV38]" office:value-type="float" office:value="4015" calcext:value-type="float">
            <text:p>4015</text:p>
          </table:table-cell>
          <table:table-cell table:formula="of:=[.CA38]/[.BR38]" office:value-type="float" office:value="0.201758793969849" calcext:value-type="float">
            <text:p>0,2017587939698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373" calcext:value-type="float">
            <text:p>6373</text:p>
          </table:table-cell>
          <table:table-cell office:value-type="float" office:value="50.984" calcext:value-type="float">
            <text:p>50,984</text:p>
          </table:table-cell>
          <table:table-cell office:value-type="float" office:value="0.20475502008" calcext:value-type="float">
            <text:p>0,20475502008</text:p>
          </table:table-cell>
          <table:table-cell table:formula="of:=[.CD38]-[.CH38]" office:value-type="float" office:value="0" calcext:value-type="float">
            <text:p>0</text:p>
          </table:table-cell>
          <table:table-cell table:formula="of:=[.CL38]/[.CD38]" office:value-type="float" office:value="0" calcext:value-type="float">
            <text:p>0</text:p>
          </table:table-cell>
          <table:table-cell table:formula="of:=[.CE38]-[.CI38]" office:value-type="float" office:value="1290" calcext:value-type="float">
            <text:p>1290</text:p>
          </table:table-cell>
          <table:table-cell table:formula="of:=[.CN38]/[.CE38]" office:value-type="float" office:value="0.168341380660316" calcext:value-type="float">
            <text:p>0,168341380660316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13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  <table:table-cell office:value-type="float" office:value="8.6" calcext:value-type="float">
            <text:p>8,6</text:p>
          </table:table-cell>
          <table:table-cell office:value-type="float" office:value="0.175510204082" calcext:value-type="float">
            <text:p>0,175510204082</text:p>
          </table:table-cell>
          <table:table-cell table:formula="of:=[.AD39]-[.AH39]" office:value-type="float" office:value="0" calcext:value-type="float">
            <text:p>0</text:p>
          </table:table-cell>
          <table:table-cell table:formula="of:=[.AL39]/[.AD39]" office:value-type="float" office:value="0" calcext:value-type="float">
            <text:p>0</text:p>
          </table:table-cell>
          <table:table-cell table:formula="of:=[.AE39]-[.AI39]" office:value-type="float" office:value="108" calcext:value-type="float">
            <text:p>108</text:p>
          </table:table-cell>
          <table:table-cell table:formula="of:=[.AN39]/[.AE39]" office:value-type="float" office:value="0.334365325077399" calcext:value-type="float">
            <text:p>0,3343653250773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51" calcext:value-type="float">
            <text:p>1751</text:p>
          </table:table-cell>
          <table:table-cell office:value-type="float" office:value="35.02" calcext:value-type="float">
            <text:p>35,02</text:p>
          </table:table-cell>
          <table:table-cell office:value-type="float" office:value="0.353737373737" calcext:value-type="float">
            <text:p>0,353737373737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679" calcext:value-type="float">
            <text:p>679</text:p>
          </table:table-cell>
          <table:table-cell table:formula="of:=[.BA39]/[.AR39]" office:value-type="float" office:value="0.279423868312757" calcext:value-type="float">
            <text:p>0,2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826" calcext:value-type="float">
            <text:p>5826</text:p>
          </table:table-cell>
          <table:table-cell office:value-type="float" office:value="77.68" calcext:value-type="float">
            <text:p>77,68</text:p>
          </table:table-cell>
          <table:table-cell office:value-type="float" office:value="0.521342281879" calcext:value-type="float">
            <text:p>0,521342281879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2523" calcext:value-type="float">
            <text:p>2523</text:p>
          </table:table-cell>
          <table:table-cell table:formula="of:=[.BN39]/[.BE39]" office:value-type="float" office:value="0.302191879266978" calcext:value-type="float">
            <text:p>0,3021918792669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46" calcext:value-type="float">
            <text:p>12046</text:p>
          </table:table-cell>
          <table:table-cell office:value-type="float" office:value="120.46" calcext:value-type="float">
            <text:p>120,46</text:p>
          </table:table-cell>
          <table:table-cell office:value-type="float" office:value="0.605326633166" calcext:value-type="float">
            <text:p>0,605326633166</text:p>
          </table:table-cell>
          <table:table-cell table:formula="of:=[.BQ39]-[.BU39]" office:value-type="float" office:value="0" calcext:value-type="float">
            <text:p>0</text:p>
          </table:table-cell>
          <table:table-cell table:formula="of:=[.BY39]/[.BQ39]" office:value-type="float" office:value="0" calcext:value-type="float">
            <text:p>0</text:p>
          </table:table-cell>
          <table:table-cell table:formula="of:=[.BR39]-[.BV39]" office:value-type="float" office:value="7854" calcext:value-type="float">
            <text:p>7854</text:p>
          </table:table-cell>
          <table:table-cell table:formula="of:=[.CA39]/[.BR39]" office:value-type="float" office:value="0.394673366834171" calcext:value-type="float">
            <text:p>0,39467336683417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135" calcext:value-type="float">
            <text:p>7135</text:p>
          </table:table-cell>
          <table:table-cell office:value-type="float" office:value="57.08" calcext:value-type="float">
            <text:p>57,08</text:p>
          </table:table-cell>
          <table:table-cell office:value-type="float" office:value="0.229236947791" calcext:value-type="float">
            <text:p>0,229236947791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528" calcext:value-type="float">
            <text:p>528</text:p>
          </table:table-cell>
          <table:table-cell table:formula="of:=[.CN39]/[.CE39]" office:value-type="float" office:value="0.0689025185958502" calcext:value-type="float">
            <text:p>0,068902518595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4.625" calcext:value-type="float">
            <text:p>4,625</text:p>
          </table:table-cell>
          <table:table-cell office:value-type="float" office:value="0.0984042553191" calcext:value-type="float">
            <text:p>0,0984042553191</text:p>
          </table:table-cell>
          <table:table-cell table:formula="of:=[.AD40]-[.AH40]" office:value-type="float" office:value="2" calcext:value-type="float">
            <text:p>2</text:p>
          </table:table-cell>
          <table:table-cell table:formula="of:=[.AL40]/[.AD40]" office:value-type="float" office:value="0.04" calcext:value-type="float">
            <text:p>0,04</text:p>
          </table:table-cell>
          <table:table-cell table:formula="of:=[.AE40]-[.AI40]" office:value-type="float" office:value="212" calcext:value-type="float">
            <text:p>212</text:p>
          </table:table-cell>
          <table:table-cell table:formula="of:=[.AN40]/[.AE40]" office:value-type="float" office:value="0.656346749226006" calcext:value-type="float">
            <text:p>0,656346749226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</text:p>
          </table:table-cell>
          <table:table-cell office:value-type="float" office:value="15.74" calcext:value-type="float">
            <text:p>15,74</text:p>
          </table:table-cell>
          <table:table-cell office:value-type="float" office:value="0.15898989899" calcext:value-type="float">
            <text:p>0,15898989899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1643" calcext:value-type="float">
            <text:p>1643</text:p>
          </table:table-cell>
          <table:table-cell table:formula="of:=[.BA40]/[.AR40]" office:value-type="float" office:value="0.676131687242798" calcext:value-type="float">
            <text:p>0,676131687242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44" calcext:value-type="float">
            <text:p>744</text:p>
          </table:table-cell>
          <table:table-cell office:value-type="float" office:value="9.92" calcext:value-type="float">
            <text:p>9,92</text:p>
          </table:table-cell>
          <table:table-cell office:value-type="float" office:value="0.0665771812081" calcext:value-type="float">
            <text:p>0,0665771812081</text:p>
          </table:table-cell>
          <table:table-cell table:formula="of:=[.BD40]-[.BH40]" office:value-type="float" office:value="0" calcext:value-type="float">
            <text:p>0</text:p>
          </table:table-cell>
          <table:table-cell table:formula="of:=[.BL40]/[.BD40]" office:value-type="float" office:value="0" calcext:value-type="float">
            <text:p>0</text:p>
          </table:table-cell>
          <table:table-cell table:formula="of:=[.BE40]-[.BI40]" office:value-type="float" office:value="7605" calcext:value-type="float">
            <text:p>7605</text:p>
          </table:table-cell>
          <table:table-cell table:formula="of:=[.BN40]/[.BE40]" office:value-type="float" office:value="0.910887531440891" calcext:value-type="float">
            <text:p>0,9108875314408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442" calcext:value-type="float">
            <text:p>4442</text:p>
          </table:table-cell>
          <table:table-cell office:value-type="float" office:value="44.42" calcext:value-type="float">
            <text:p>44,42</text:p>
          </table:table-cell>
          <table:table-cell office:value-type="float" office:value="0.223216080402" calcext:value-type="float">
            <text:p>0,223216080402</text:p>
          </table:table-cell>
          <table:table-cell table:formula="of:=[.BQ40]-[.BU40]" office:value-type="float" office:value="0" calcext:value-type="float">
            <text:p>0</text:p>
          </table:table-cell>
          <table:table-cell table:formula="of:=[.BY40]/[.BQ40]" office:value-type="float" office:value="0" calcext:value-type="float">
            <text:p>0</text:p>
          </table:table-cell>
          <table:table-cell table:formula="of:=[.BR40]-[.BV40]" office:value-type="float" office:value="15458" calcext:value-type="float">
            <text:p>15458</text:p>
          </table:table-cell>
          <table:table-cell table:formula="of:=[.CA40]/[.BR40]" office:value-type="float" office:value="0.77678391959799" calcext:value-type="float">
            <text:p>0,776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583" calcext:value-type="float">
            <text:p>4583</text:p>
          </table:table-cell>
          <table:table-cell office:value-type="float" office:value="36.664" calcext:value-type="float">
            <text:p>36,664</text:p>
          </table:table-cell>
          <table:table-cell office:value-type="float" office:value="0.14724497992" calcext:value-type="float">
            <text:p>0,14724497992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3080" calcext:value-type="float">
            <text:p>3080</text:p>
          </table:table-cell>
          <table:table-cell table:formula="of:=[.CN40]/[.CE40]" office:value-type="float" office:value="0.401931358475793" calcext:value-type="float">
            <text:p>0,401931358475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  <table:table-cell office:value-type="float" office:value="9.36" calcext:value-type="float">
            <text:p>9,36</text:p>
          </table:table-cell>
          <table:table-cell office:value-type="float" office:value="0.191020408163" calcext:value-type="float">
            <text:p>0,191020408163</text:p>
          </table:table-cell>
          <table:table-cell table:formula="of:=[.AD41]-[.AH41]" office:value-type="float" office:value="0" calcext:value-type="float">
            <text:p>0</text:p>
          </table:table-cell>
          <table:table-cell table:formula="of:=[.AL41]/[.AD41]" office:value-type="float" office:value="0" calcext:value-type="float">
            <text:p>0</text:p>
          </table:table-cell>
          <table:table-cell table:formula="of:=[.AE41]-[.AI41]" office:value-type="float" office:value="89" calcext:value-type="float">
            <text:p>89</text:p>
          </table:table-cell>
          <table:table-cell table:formula="of:=[.AN41]/[.AE41]" office:value-type="float" office:value="0.275541795665635" calcext:value-type="float">
            <text:p>0,2755417956656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80" calcext:value-type="float">
            <text:p>1880</text:p>
          </table:table-cell>
          <table:table-cell office:value-type="float" office:value="37.6" calcext:value-type="float">
            <text:p>37,6</text:p>
          </table:table-cell>
          <table:table-cell office:value-type="float" office:value="0.379797979798" calcext:value-type="float">
            <text:p>0,379797979798</text:p>
          </table:table-cell>
          <table:table-cell table:formula="of:=[.AQ41]-[.AU41]" office:value-type="float" office:value="0" calcext:value-type="float">
            <text:p>0</text:p>
          </table:table-cell>
          <table:table-cell table:formula="of:=[.AY41]/[.AQ41]" office:value-type="float" office:value="0" calcext:value-type="float">
            <text:p>0</text:p>
          </table:table-cell>
          <table:table-cell table:formula="of:=[.AR41]-[.AV41]" office:value-type="float" office:value="550" calcext:value-type="float">
            <text:p>550</text:p>
          </table:table-cell>
          <table:table-cell table:formula="of:=[.BA41]/[.AR41]" office:value-type="float" office:value="0.226337448559671" calcext:value-type="float">
            <text:p>0,2263374485596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577" calcext:value-type="float">
            <text:p>5577</text:p>
          </table:table-cell>
          <table:table-cell office:value-type="float" office:value="74.36" calcext:value-type="float">
            <text:p>74,36</text:p>
          </table:table-cell>
          <table:table-cell office:value-type="float" office:value="0.499060402685" calcext:value-type="float">
            <text:p>0,499060402685</text:p>
          </table:table-cell>
          <table:table-cell table:formula="of:=[.BD41]-[.BH41]" office:value-type="float" office:value="0" calcext:value-type="float">
            <text:p>0</text:p>
          </table:table-cell>
          <table:table-cell table:formula="of:=[.BL41]/[.BD41]" office:value-type="float" office:value="0" calcext:value-type="float">
            <text:p>0</text:p>
          </table:table-cell>
          <table:table-cell table:formula="of:=[.BE41]-[.BI41]" office:value-type="float" office:value="2772" calcext:value-type="float">
            <text:p>2772</text:p>
          </table:table-cell>
          <table:table-cell table:formula="of:=[.BN41]/[.BE41]" office:value-type="float" office:value="0.33201581027668" calcext:value-type="float">
            <text:p>0,332015810276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656" calcext:value-type="float">
            <text:p>6656</text:p>
          </table:table-cell>
          <table:table-cell office:value-type="float" office:value="66.56" calcext:value-type="float">
            <text:p>66,56</text:p>
          </table:table-cell>
          <table:table-cell office:value-type="float" office:value="0.334472361809" calcext:value-type="float">
            <text:p>0,334472361809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13244" calcext:value-type="float">
            <text:p>13244</text:p>
          </table:table-cell>
          <table:table-cell table:formula="of:=[.CA41]/[.BR41]" office:value-type="float" office:value="0.665527638190955" calcext:value-type="float">
            <text:p>0,6655276381909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15" calcext:value-type="float">
            <text:p>7215</text:p>
          </table:table-cell>
          <table:table-cell office:value-type="float" office:value="57.72" calcext:value-type="float">
            <text:p>57,72</text:p>
          </table:table-cell>
          <table:table-cell office:value-type="float" office:value="0.231807228916" calcext:value-type="float">
            <text:p>0,231807228916</text:p>
          </table:table-cell>
          <table:table-cell table:formula="of:=[.CD41]-[.CH41]" office:value-type="float" office:value="0" calcext:value-type="float">
            <text:p>0</text:p>
          </table:table-cell>
          <table:table-cell table:formula="of:=[.CL41]/[.CD41]" office:value-type="float" office:value="0" calcext:value-type="float">
            <text:p>0</text:p>
          </table:table-cell>
          <table:table-cell table:formula="of:=[.CE41]-[.CI41]" office:value-type="float" office:value="448" calcext:value-type="float">
            <text:p>448</text:p>
          </table:table-cell>
          <table:table-cell table:formula="of:=[.CN41]/[.CE41]" office:value-type="float" office:value="0.0584627430510244" calcext:value-type="float">
            <text:p>0,0584627430510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4.625" calcext:value-type="float">
            <text:p>4,625</text:p>
          </table:table-cell>
          <table:table-cell office:value-type="float" office:value="0.0984042553191" calcext:value-type="float">
            <text:p>0,0984042553191</text:p>
          </table:table-cell>
          <table:table-cell table:formula="of:=[.AD42]-[.AH42]" office:value-type="float" office:value="2" calcext:value-type="float">
            <text:p>2</text:p>
          </table:table-cell>
          <table:table-cell table:formula="of:=[.AL42]/[.AD42]" office:value-type="float" office:value="0.04" calcext:value-type="float">
            <text:p>0,04</text:p>
          </table:table-cell>
          <table:table-cell table:formula="of:=[.AE42]-[.AI42]" office:value-type="float" office:value="212" calcext:value-type="float">
            <text:p>212</text:p>
          </table:table-cell>
          <table:table-cell table:formula="of:=[.AN42]/[.AE42]" office:value-type="float" office:value="0.656346749226006" calcext:value-type="float">
            <text:p>0,6563467492260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2.25287356322" calcext:value-type="float">
            <text:p>2,25287356322</text:p>
          </table:table-cell>
          <table:table-cell office:value-type="float" office:value="0.0261962042235" calcext:value-type="float">
            <text:p>0,0261962042235</text:p>
          </table:table-cell>
          <table:table-cell table:formula="of:=[.AQ42]-[.AU42]" office:value-type="float" office:value="13" calcext:value-type="float">
            <text:p>13</text:p>
          </table:table-cell>
          <table:table-cell table:formula="of:=[.AY42]/[.AQ42]" office:value-type="float" office:value="0.13" calcext:value-type="float">
            <text:p>0,13</text:p>
          </table:table-cell>
          <table:table-cell table:formula="of:=[.AR42]-[.AV42]" office:value-type="float" office:value="2332" calcext:value-type="float">
            <text:p>2332</text:p>
          </table:table-cell>
          <table:table-cell table:formula="of:=[.BA42]/[.AR42]" office:value-type="float" office:value="0.959670781893004" calcext:value-type="float">
            <text:p>0,95967078189300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583" calcext:value-type="float">
            <text:p>4583</text:p>
          </table:table-cell>
          <table:table-cell office:value-type="float" office:value="61.1066666667" calcext:value-type="float">
            <text:p>61,1066666667</text:p>
          </table:table-cell>
          <table:table-cell office:value-type="float" office:value="0.410111856823" calcext:value-type="float">
            <text:p>0,410111856823</text:p>
          </table:table-cell>
          <table:table-cell table:formula="of:=[.BD42]-[.BH42]" office:value-type="float" office:value="0" calcext:value-type="float">
            <text:p>0</text:p>
          </table:table-cell>
          <table:table-cell table:formula="of:=[.BL42]/[.BD42]" office:value-type="float" office:value="0" calcext:value-type="float">
            <text:p>0</text:p>
          </table:table-cell>
          <table:table-cell table:formula="of:=[.BE42]-[.BI42]" office:value-type="float" office:value="3766" calcext:value-type="float">
            <text:p>3766</text:p>
          </table:table-cell>
          <table:table-cell table:formula="of:=[.BN42]/[.BE42]" office:value-type="float" office:value="0.451071984668823" calcext:value-type="float">
            <text:p>0,45107198466882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625" calcext:value-type="float">
            <text:p>3625</text:p>
          </table:table-cell>
          <table:table-cell office:value-type="float" office:value="36.25" calcext:value-type="float">
            <text:p>36,25</text:p>
          </table:table-cell>
          <table:table-cell office:value-type="float" office:value="0.18216080402" calcext:value-type="float">
            <text:p>0,18216080402</text:p>
          </table:table-cell>
          <table:table-cell table:formula="of:=[.BQ42]-[.BU42]" office:value-type="float" office:value="0" calcext:value-type="float">
            <text:p>0</text:p>
          </table:table-cell>
          <table:table-cell table:formula="of:=[.BY42]/[.BQ42]" office:value-type="float" office:value="0" calcext:value-type="float">
            <text:p>0</text:p>
          </table:table-cell>
          <table:table-cell table:formula="of:=[.BR42]-[.BV42]" office:value-type="float" office:value="16275" calcext:value-type="float">
            <text:p>16275</text:p>
          </table:table-cell>
          <table:table-cell table:formula="of:=[.CA42]/[.BR42]" office:value-type="float" office:value="0.8178391959799" calcext:value-type="float">
            <text:p>0,81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8" calcext:value-type="float">
            <text:p>248</text:p>
          </table:table-cell>
          <table:table-cell office:value-type="float" office:value="780" calcext:value-type="float">
            <text:p>780</text:p>
          </table:table-cell>
          <table:table-cell office:value-type="float" office:value="6.29032258065" calcext:value-type="float">
            <text:p>6,29032258065</text:p>
          </table:table-cell>
          <table:table-cell office:value-type="float" office:value="0.025466893039" calcext:value-type="float">
            <text:p>0,025466893039</text:p>
          </table:table-cell>
          <table:table-cell table:formula="of:=[.CD42]-[.CH42]" office:value-type="float" office:value="2" calcext:value-type="float">
            <text:p>2</text:p>
          </table:table-cell>
          <table:table-cell table:formula="of:=[.CL42]/[.CD42]" office:value-type="float" office:value="0.008" calcext:value-type="float">
            <text:p>0,008</text:p>
          </table:table-cell>
          <table:table-cell table:formula="of:=[.CE42]-[.CI42]" office:value-type="float" office:value="6883" calcext:value-type="float">
            <text:p>6883</text:p>
          </table:table-cell>
          <table:table-cell table:formula="of:=[.CN42]/[.CE42]" office:value-type="float" office:value="0.898212188437948" calcext:value-type="float">
            <text:p>0,8982121884379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D43]-[.AH43]" office:value-type="float" office:value="40" calcext:value-type="float">
            <text:p>40</text:p>
          </table:table-cell>
          <table:table-cell table:formula="of:=[.AL43]/[.AD43]" office:value-type="float" office:value="0.8" calcext:value-type="float">
            <text:p>0,8</text:p>
          </table:table-cell>
          <table:table-cell table:formula="of:=[.AE43]-[.AI43]" office:value-type="float" office:value="317" calcext:value-type="float">
            <text:p>317</text:p>
          </table:table-cell>
          <table:table-cell table:formula="of:=[.AN43]/[.AE43]" office:value-type="float" office:value="0.981424148606811" calcext:value-type="float">
            <text:p>0,9814241486068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2.75555555556" calcext:value-type="float">
            <text:p>2,75555555556</text:p>
          </table:table-cell>
          <table:table-cell office:value-type="float" office:value="0.030961298377" calcext:value-type="float">
            <text:p>0,030961298377</text:p>
          </table:table-cell>
          <table:table-cell table:formula="of:=[.AQ43]-[.AU43]" office:value-type="float" office:value="10" calcext:value-type="float">
            <text:p>10</text:p>
          </table:table-cell>
          <table:table-cell table:formula="of:=[.AY43]/[.AQ43]" office:value-type="float" office:value="0.1" calcext:value-type="float">
            <text:p>0,1</text:p>
          </table:table-cell>
          <table:table-cell table:formula="of:=[.AR43]-[.AV43]" office:value-type="float" office:value="2306" calcext:value-type="float">
            <text:p>2306</text:p>
          </table:table-cell>
          <table:table-cell table:formula="of:=[.BA43]/[.AR43]" office:value-type="float" office:value="0.948971193415638" calcext:value-type="float">
            <text:p>0,9489711934156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652" calcext:value-type="float">
            <text:p>1652</text:p>
          </table:table-cell>
          <table:table-cell office:value-type="float" office:value="22.0266666667" calcext:value-type="float">
            <text:p>22,0266666667</text:p>
          </table:table-cell>
          <table:table-cell office:value-type="float" office:value="0.147829977629" calcext:value-type="float">
            <text:p>0,147829977629</text:p>
          </table:table-cell>
          <table:table-cell table:formula="of:=[.BD43]-[.BH43]" office:value-type="float" office:value="0" calcext:value-type="float">
            <text:p>0</text:p>
          </table:table-cell>
          <table:table-cell table:formula="of:=[.BL43]/[.BD43]" office:value-type="float" office:value="0" calcext:value-type="float">
            <text:p>0</text:p>
          </table:table-cell>
          <table:table-cell table:formula="of:=[.BE43]-[.BI43]" office:value-type="float" office:value="6697" calcext:value-type="float">
            <text:p>6697</text:p>
          </table:table-cell>
          <table:table-cell table:formula="of:=[.BN43]/[.BE43]" office:value-type="float" office:value="0.802131991855312" calcext:value-type="float">
            <text:p>0,8021319918553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097" calcext:value-type="float">
            <text:p>14097</text:p>
          </table:table-cell>
          <table:table-cell office:value-type="float" office:value="140.97" calcext:value-type="float">
            <text:p>140,97</text:p>
          </table:table-cell>
          <table:table-cell office:value-type="float" office:value="0.708391959799" calcext:value-type="float">
            <text:p>0,708391959799</text:p>
          </table:table-cell>
          <table:table-cell table:formula="of:=[.BQ43]-[.BU43]" office:value-type="float" office:value="0" calcext:value-type="float">
            <text:p>0</text:p>
          </table:table-cell>
          <table:table-cell table:formula="of:=[.BY43]/[.BQ43]" office:value-type="float" office:value="0" calcext:value-type="float">
            <text:p>0</text:p>
          </table:table-cell>
          <table:table-cell table:formula="of:=[.BR43]-[.BV43]" office:value-type="float" office:value="5803" calcext:value-type="float">
            <text:p>5803</text:p>
          </table:table-cell>
          <table:table-cell table:formula="of:=[.CA43]/[.BR43]" office:value-type="float" office:value="0.291608040201005" calcext:value-type="float">
            <text:p>0,2916080402010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271" calcext:value-type="float">
            <text:p>2271</text:p>
          </table:table-cell>
          <table:table-cell office:value-type="float" office:value="18.168" calcext:value-type="float">
            <text:p>18,168</text:p>
          </table:table-cell>
          <table:table-cell office:value-type="float" office:value="0.0729638554217" calcext:value-type="float">
            <text:p>0,0729638554217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5392" calcext:value-type="float">
            <text:p>5392</text:p>
          </table:table-cell>
          <table:table-cell table:formula="of:=[.CN43]/[.CE43]" office:value-type="float" office:value="0.703640871721258" calcext:value-type="float">
            <text:p>0,7036408717212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2.37209302326" calcext:value-type="float">
            <text:p>2,37209302326</text:p>
          </table:table-cell>
          <table:table-cell office:value-type="float" office:value="0.0564784053156" calcext:value-type="float">
            <text:p>0,0564784053156</text:p>
          </table:table-cell>
          <table:table-cell table:formula="of:=[.AD44]-[.AH44]" office:value-type="float" office:value="7" calcext:value-type="float">
            <text:p>7</text:p>
          </table:table-cell>
          <table:table-cell table:formula="of:=[.AL44]/[.AD44]" office:value-type="float" office:value="0.14" calcext:value-type="float">
            <text:p>0,14</text:p>
          </table:table-cell>
          <table:table-cell table:formula="of:=[.AE44]-[.AI44]" office:value-type="float" office:value="272" calcext:value-type="float">
            <text:p>272</text:p>
          </table:table-cell>
          <table:table-cell table:formula="of:=[.AN44]/[.AE44]" office:value-type="float" office:value="0.842105263157895" calcext:value-type="float">
            <text:p>0,8421052631578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31746031746" calcext:value-type="float">
            <text:p>0,031746031746</text:p>
          </table:table-cell>
          <table:table-cell table:formula="of:=[.AQ44]-[.AU44]" office:value-type="float" office:value="64" calcext:value-type="float">
            <text:p>64</text:p>
          </table:table-cell>
          <table:table-cell table:formula="of:=[.AY44]/[.AQ44]" office:value-type="float" office:value="0.64" calcext:value-type="float">
            <text:p>0,64</text:p>
          </table:table-cell>
          <table:table-cell table:formula="of:=[.AR44]-[.AV44]" office:value-type="float" office:value="2410" calcext:value-type="float">
            <text:p>2410</text:p>
          </table:table-cell>
          <table:table-cell table:formula="of:=[.BA44]/[.AR44]" office:value-type="float" office:value="0.991769547325103" calcext:value-type="float">
            <text:p>0,99176954732510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258" calcext:value-type="float">
            <text:p>7258</text:p>
          </table:table-cell>
          <table:table-cell office:value-type="float" office:value="96.7733333333" calcext:value-type="float">
            <text:p>96,7733333333</text:p>
          </table:table-cell>
          <table:table-cell office:value-type="float" office:value="0.649485458613" calcext:value-type="float">
            <text:p>0,649485458613</text:p>
          </table:table-cell>
          <table:table-cell table:formula="of:=[.BD44]-[.BH44]" office:value-type="float" office:value="0" calcext:value-type="float">
            <text:p>0</text:p>
          </table:table-cell>
          <table:table-cell table:formula="of:=[.BL44]/[.BD44]" office:value-type="float" office:value="0" calcext:value-type="float">
            <text:p>0</text:p>
          </table:table-cell>
          <table:table-cell table:formula="of:=[.BE44]-[.BI44]" office:value-type="float" office:value="1091" calcext:value-type="float">
            <text:p>1091</text:p>
          </table:table-cell>
          <table:table-cell table:formula="of:=[.BN44]/[.BE44]" office:value-type="float" office:value="0.13067433225536" calcext:value-type="float">
            <text:p>0,130674332255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898" calcext:value-type="float">
            <text:p>18898</text:p>
          </table:table-cell>
          <table:table-cell office:value-type="float" office:value="188.98" calcext:value-type="float">
            <text:p>188,98</text:p>
          </table:table-cell>
          <table:table-cell office:value-type="float" office:value="0.949648241206" calcext:value-type="float">
            <text:p>0,949648241206</text:p>
          </table:table-cell>
          <table:table-cell table:formula="of:=[.BQ44]-[.BU44]" office:value-type="float" office:value="0" calcext:value-type="float">
            <text:p>0</text:p>
          </table:table-cell>
          <table:table-cell table:formula="of:=[.BY44]/[.BQ44]" office:value-type="float" office:value="0" calcext:value-type="float">
            <text:p>0</text:p>
          </table:table-cell>
          <table:table-cell table:formula="of:=[.BR44]-[.BV44]" office:value-type="float" office:value="1002" calcext:value-type="float">
            <text:p>1002</text:p>
          </table:table-cell>
          <table:table-cell table:formula="of:=[.CA44]/[.BR44]" office:value-type="float" office:value="0.0503517587939699" calcext:value-type="float">
            <text:p>0,050351758793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3" calcext:value-type="float">
            <text:p>243</text:p>
          </table:table-cell>
          <table:table-cell office:value-type="float" office:value="482" calcext:value-type="float">
            <text:p>482</text:p>
          </table:table-cell>
          <table:table-cell office:value-type="float" office:value="3.9670781893" calcext:value-type="float">
            <text:p>3,9670781893</text:p>
          </table:table-cell>
          <table:table-cell office:value-type="float" office:value="0.0163928850798" calcext:value-type="float">
            <text:p>0,0163928850798</text:p>
          </table:table-cell>
          <table:table-cell table:formula="of:=[.CD44]-[.CH44]" office:value-type="float" office:value="7" calcext:value-type="float">
            <text:p>7</text:p>
          </table:table-cell>
          <table:table-cell table:formula="of:=[.CL44]/[.CD44]" office:value-type="float" office:value="0.028" calcext:value-type="float">
            <text:p>0,028</text:p>
          </table:table-cell>
          <table:table-cell table:formula="of:=[.CE44]-[.CI44]" office:value-type="float" office:value="7181" calcext:value-type="float">
            <text:p>7181</text:p>
          </table:table-cell>
          <table:table-cell table:formula="of:=[.CN44]/[.CE44]" office:value-type="float" office:value="0.937100352342425" calcext:value-type="float">
            <text:p>0,9371003523424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7.52" calcext:value-type="float">
            <text:p>7,52</text:p>
          </table:table-cell>
          <table:table-cell office:value-type="float" office:value="0.153469387755" calcext:value-type="float">
            <text:p>0,153469387755</text:p>
          </table:table-cell>
          <table:table-cell table:formula="of:=[.AD45]-[.AH45]" office:value-type="float" office:value="0" calcext:value-type="float">
            <text:p>0</text:p>
          </table:table-cell>
          <table:table-cell table:formula="of:=[.AL45]/[.AD45]" office:value-type="float" office:value="0" calcext:value-type="float">
            <text:p>0</text:p>
          </table:table-cell>
          <table:table-cell table:formula="of:=[.AE45]-[.AI45]" office:value-type="float" office:value="135" calcext:value-type="float">
            <text:p>135</text:p>
          </table:table-cell>
          <table:table-cell table:formula="of:=[.AN45]/[.AE45]" office:value-type="float" office:value="0.417956656346749" calcext:value-type="float">
            <text:p>0,41795665634674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63" calcext:value-type="float">
            <text:p>1963</text:p>
          </table:table-cell>
          <table:table-cell office:value-type="float" office:value="39.26" calcext:value-type="float">
            <text:p>39,26</text:p>
          </table:table-cell>
          <table:table-cell office:value-type="float" office:value="0.396565656566" calcext:value-type="float">
            <text:p>0,396565656566</text:p>
          </table:table-cell>
          <table:table-cell table:formula="of:=[.AQ45]-[.AU45]" office:value-type="float" office:value="0" calcext:value-type="float">
            <text:p>0</text:p>
          </table:table-cell>
          <table:table-cell table:formula="of:=[.AY45]/[.AQ45]" office:value-type="float" office:value="0" calcext:value-type="float">
            <text:p>0</text:p>
          </table:table-cell>
          <table:table-cell table:formula="of:=[.AR45]-[.AV45]" office:value-type="float" office:value="467" calcext:value-type="float">
            <text:p>467</text:p>
          </table:table-cell>
          <table:table-cell table:formula="of:=[.BA45]/[.AR45]" office:value-type="float" office:value="0.192181069958848" calcext:value-type="float">
            <text:p>0,1921810699588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8005" calcext:value-type="float">
            <text:p>8005</text:p>
          </table:table-cell>
          <table:table-cell office:value-type="float" office:value="106.733333333" calcext:value-type="float">
            <text:p>106,733333333</text:p>
          </table:table-cell>
          <table:table-cell office:value-type="float" office:value="0.716331096197" calcext:value-type="float">
            <text:p>0,716331096197</text:p>
          </table:table-cell>
          <table:table-cell table:formula="of:=[.BD45]-[.BH45]" office:value-type="float" office:value="0" calcext:value-type="float">
            <text:p>0</text:p>
          </table:table-cell>
          <table:table-cell table:formula="of:=[.BL45]/[.BD45]" office:value-type="float" office:value="0" calcext:value-type="float">
            <text:p>0</text:p>
          </table:table-cell>
          <table:table-cell table:formula="of:=[.BE45]-[.BI45]" office:value-type="float" office:value="344" calcext:value-type="float">
            <text:p>344</text:p>
          </table:table-cell>
          <table:table-cell table:formula="of:=[.BN45]/[.BE45]" office:value-type="float" office:value="0.0412025392262546" calcext:value-type="float">
            <text:p>0,0412025392262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662" calcext:value-type="float">
            <text:p>9662</text:p>
          </table:table-cell>
          <table:table-cell office:value-type="float" office:value="96.62" calcext:value-type="float">
            <text:p>96,62</text:p>
          </table:table-cell>
          <table:table-cell office:value-type="float" office:value="0.485527638191" calcext:value-type="float">
            <text:p>0,485527638191</text:p>
          </table:table-cell>
          <table:table-cell table:formula="of:=[.BQ45]-[.BU45]" office:value-type="float" office:value="0" calcext:value-type="float">
            <text:p>0</text:p>
          </table:table-cell>
          <table:table-cell table:formula="of:=[.BY45]/[.BQ45]" office:value-type="float" office:value="0" calcext:value-type="float">
            <text:p>0</text:p>
          </table:table-cell>
          <table:table-cell table:formula="of:=[.BR45]-[.BV45]" office:value-type="float" office:value="10238" calcext:value-type="float">
            <text:p>10238</text:p>
          </table:table-cell>
          <table:table-cell table:formula="of:=[.CA45]/[.BR45]" office:value-type="float" office:value="0.514472361809045" calcext:value-type="float">
            <text:p>0,5144723618090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826" calcext:value-type="float">
            <text:p>5826</text:p>
          </table:table-cell>
          <table:table-cell office:value-type="float" office:value="46.608" calcext:value-type="float">
            <text:p>46,608</text:p>
          </table:table-cell>
          <table:table-cell office:value-type="float" office:value="0.187180722892" calcext:value-type="float">
            <text:p>0,187180722892</text:p>
          </table:table-cell>
          <table:table-cell table:formula="of:=[.CD45]-[.CH45]" office:value-type="float" office:value="0" calcext:value-type="float">
            <text:p>0</text:p>
          </table:table-cell>
          <table:table-cell table:formula="of:=[.CL45]/[.CD45]" office:value-type="float" office:value="0" calcext:value-type="float">
            <text:p>0</text:p>
          </table:table-cell>
          <table:table-cell table:formula="of:=[.CE45]-[.CI45]" office:value-type="float" office:value="1837" calcext:value-type="float">
            <text:p>1837</text:p>
          </table:table-cell>
          <table:table-cell table:formula="of:=[.CN45]/[.CE45]" office:value-type="float" office:value="0.239723345948062" calcext:value-type="float">
            <text:p>0,239723345948062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6.56" calcext:value-type="float">
            <text:p>6,56</text:p>
          </table:table-cell>
          <table:table-cell office:value-type="float" office:value="0.13387755102" calcext:value-type="float">
            <text:p>0,13387755102</text:p>
          </table:table-cell>
          <table:table-cell table:formula="of:=[.AD46]-[.AH46]" office:value-type="float" office:value="0" calcext:value-type="float">
            <text:p>0</text:p>
          </table:table-cell>
          <table:table-cell table:formula="of:=[.AL46]/[.AD46]" office:value-type="float" office:value="0" calcext:value-type="float">
            <text:p>0</text:p>
          </table:table-cell>
          <table:table-cell table:formula="of:=[.AE46]-[.AI46]" office:value-type="float" office:value="159" calcext:value-type="float">
            <text:p>159</text:p>
          </table:table-cell>
          <table:table-cell table:formula="of:=[.AN46]/[.AE46]" office:value-type="float" office:value="0.492260061919505" calcext:value-type="float">
            <text:p>0,4922600619195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359" calcext:value-type="float">
            <text:p>1359</text:p>
          </table:table-cell>
          <table:table-cell office:value-type="float" office:value="27.18" calcext:value-type="float">
            <text:p>27,18</text:p>
          </table:table-cell>
          <table:table-cell office:value-type="float" office:value="0.274545454545" calcext:value-type="float">
            <text:p>0,274545454545</text:p>
          </table:table-cell>
          <table:table-cell table:formula="of:=[.AQ46]-[.AU46]" office:value-type="float" office:value="0" calcext:value-type="float">
            <text:p>0</text:p>
          </table:table-cell>
          <table:table-cell table:formula="of:=[.AY46]/[.AQ46]" office:value-type="float" office:value="0" calcext:value-type="float">
            <text:p>0</text:p>
          </table:table-cell>
          <table:table-cell table:formula="of:=[.AR46]-[.AV46]" office:value-type="float" office:value="1071" calcext:value-type="float">
            <text:p>1071</text:p>
          </table:table-cell>
          <table:table-cell table:formula="of:=[.BA46]/[.AR46]" office:value-type="float" office:value="0.440740740740741" calcext:value-type="float">
            <text:p>0,4407407407407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736" calcext:value-type="float">
            <text:p>6736</text:p>
          </table:table-cell>
          <table:table-cell office:value-type="float" office:value="89.8133333333" calcext:value-type="float">
            <text:p>89,8133333333</text:p>
          </table:table-cell>
          <table:table-cell office:value-type="float" office:value="0.602774049217" calcext:value-type="float">
            <text:p>0,602774049217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1613" calcext:value-type="float">
            <text:p>1613</text:p>
          </table:table-cell>
          <table:table-cell table:formula="of:=[.BN46]/[.BE46]" office:value-type="float" office:value="0.193196790034735" calcext:value-type="float">
            <text:p>0,1931967900347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241" calcext:value-type="float">
            <text:p>5241</text:p>
          </table:table-cell>
          <table:table-cell office:value-type="float" office:value="52.41" calcext:value-type="float">
            <text:p>52,41</text:p>
          </table:table-cell>
          <table:table-cell office:value-type="float" office:value="0.263366834171" calcext:value-type="float">
            <text:p>0,263366834171</text:p>
          </table:table-cell>
          <table:table-cell table:formula="of:=[.BQ46]-[.BU46]" office:value-type="float" office:value="0" calcext:value-type="float">
            <text:p>0</text:p>
          </table:table-cell>
          <table:table-cell table:formula="of:=[.BY46]/[.BQ46]" office:value-type="float" office:value="0" calcext:value-type="float">
            <text:p>0</text:p>
          </table:table-cell>
          <table:table-cell table:formula="of:=[.BR46]-[.BV46]" office:value-type="float" office:value="14659" calcext:value-type="float">
            <text:p>14659</text:p>
          </table:table-cell>
          <table:table-cell table:formula="of:=[.CA46]/[.BR46]" office:value-type="float" office:value="0.736633165829146" calcext:value-type="float">
            <text:p>0,7366331658291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105" calcext:value-type="float">
            <text:p>2105</text:p>
          </table:table-cell>
          <table:table-cell office:value-type="float" office:value="16.84" calcext:value-type="float">
            <text:p>16,84</text:p>
          </table:table-cell>
          <table:table-cell office:value-type="float" office:value="0.0676305220884" calcext:value-type="float">
            <text:p>0,0676305220884</text:p>
          </table:table-cell>
          <table:table-cell table:formula="of:=[.CD46]-[.CH46]" office:value-type="float" office:value="0" calcext:value-type="float">
            <text:p>0</text:p>
          </table:table-cell>
          <table:table-cell table:formula="of:=[.CL46]/[.CD46]" office:value-type="float" office:value="0" calcext:value-type="float">
            <text:p>0</text:p>
          </table:table-cell>
          <table:table-cell table:formula="of:=[.CE46]-[.CI46]" office:value-type="float" office:value="5558" calcext:value-type="float">
            <text:p>5558</text:p>
          </table:table-cell>
          <table:table-cell table:formula="of:=[.CN46]/[.CE46]" office:value-type="float" office:value="0.725303405976771" calcext:value-type="float">
            <text:p>0,72530340597677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.44" calcext:value-type="float">
            <text:p>10,44</text:p>
          </table:table-cell>
          <table:table-cell office:value-type="float" office:value="0.21306122449" calcext:value-type="float">
            <text:p>0,21306122449</text:p>
          </table:table-cell>
          <table:table-cell table:formula="of:=[.AD47]-[.AH47]" office:value-type="float" office:value="0" calcext:value-type="float">
            <text:p>0</text:p>
          </table:table-cell>
          <table:table-cell table:formula="of:=[.AL47]/[.AD47]" office:value-type="float" office:value="0" calcext:value-type="float">
            <text:p>0</text:p>
          </table:table-cell>
          <table:table-cell table:formula="of:=[.AE47]-[.AI47]" office:value-type="float" office:value="62" calcext:value-type="float">
            <text:p>62</text:p>
          </table:table-cell>
          <table:table-cell table:formula="of:=[.AN47]/[.AE47]" office:value-type="float" office:value="0.191950464396285" calcext:value-type="float">
            <text:p>0,1919504643962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47" calcext:value-type="float">
            <text:p>2247</text:p>
          </table:table-cell>
          <table:table-cell office:value-type="float" office:value="44.94" calcext:value-type="float">
            <text:p>44,94</text:p>
          </table:table-cell>
          <table:table-cell office:value-type="float" office:value="0.453939393939" calcext:value-type="float">
            <text:p>0,453939393939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183" calcext:value-type="float">
            <text:p>183</text:p>
          </table:table-cell>
          <table:table-cell table:formula="of:=[.BA47]/[.AR47]" office:value-type="float" office:value="0.0753086419753087" calcext:value-type="float">
            <text:p>0,0753086419753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059" calcext:value-type="float">
            <text:p>4059</text:p>
          </table:table-cell>
          <table:table-cell office:value-type="float" office:value="54.12" calcext:value-type="float">
            <text:p>54,12</text:p>
          </table:table-cell>
          <table:table-cell office:value-type="float" office:value="0.36322147651" calcext:value-type="float">
            <text:p>0,36322147651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4290" calcext:value-type="float">
            <text:p>4290</text:p>
          </table:table-cell>
          <table:table-cell table:formula="of:=[.BN47]/[.BE47]" office:value-type="float" office:value="0.513833992094862" calcext:value-type="float">
            <text:p>0,5138339920948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7519" calcext:value-type="float">
            <text:p>17519</text:p>
          </table:table-cell>
          <table:table-cell office:value-type="float" office:value="175.19" calcext:value-type="float">
            <text:p>175,19</text:p>
          </table:table-cell>
          <table:table-cell office:value-type="float" office:value="0.880351758794" calcext:value-type="float">
            <text:p>0,880351758794</text:p>
          </table:table-cell>
          <table:table-cell table:formula="of:=[.BQ47]-[.BU47]" office:value-type="float" office:value="0" calcext:value-type="float">
            <text:p>0</text:p>
          </table:table-cell>
          <table:table-cell table:formula="of:=[.BY47]/[.BQ47]" office:value-type="float" office:value="0" calcext:value-type="float">
            <text:p>0</text:p>
          </table:table-cell>
          <table:table-cell table:formula="of:=[.BR47]-[.BV47]" office:value-type="float" office:value="2381" calcext:value-type="float">
            <text:p>2381</text:p>
          </table:table-cell>
          <table:table-cell table:formula="of:=[.CA47]/[.BR47]" office:value-type="float" office:value="0.11964824120603" calcext:value-type="float">
            <text:p>0,119648241206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721" calcext:value-type="float">
            <text:p>4721</text:p>
          </table:table-cell>
          <table:table-cell office:value-type="float" office:value="37.768" calcext:value-type="float">
            <text:p>37,768</text:p>
          </table:table-cell>
          <table:table-cell office:value-type="float" office:value="0.151678714859" calcext:value-type="float">
            <text:p>0,151678714859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2942" calcext:value-type="float">
            <text:p>2942</text:p>
          </table:table-cell>
          <table:table-cell table:formula="of:=[.CN47]/[.CE47]" office:value-type="float" office:value="0.383922745660968" calcext:value-type="float">
            <text:p>0,383922745660968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7.8" calcext:value-type="float">
            <text:p>7,8</text:p>
          </table:table-cell>
          <table:table-cell office:value-type="float" office:value="0.159183673469" calcext:value-type="float">
            <text:p>0,159183673469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128" calcext:value-type="float">
            <text:p>128</text:p>
          </table:table-cell>
          <table:table-cell table:formula="of:=[.AN48]/[.AE48]" office:value-type="float" office:value="0.396284829721362" calcext:value-type="float">
            <text:p>0,3962848297213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153" calcext:value-type="float">
            <text:p>2153</text:p>
          </table:table-cell>
          <table:table-cell office:value-type="float" office:value="43.06" calcext:value-type="float">
            <text:p>43,06</text:p>
          </table:table-cell>
          <table:table-cell office:value-type="float" office:value="0.434949494949" calcext:value-type="float">
            <text:p>0,434949494949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277" calcext:value-type="float">
            <text:p>277</text:p>
          </table:table-cell>
          <table:table-cell table:formula="of:=[.BA48]/[.AR48]" office:value-type="float" office:value="0.113991769547325" calcext:value-type="float">
            <text:p>0,1139917695473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258" calcext:value-type="float">
            <text:p>7258</text:p>
          </table:table-cell>
          <table:table-cell office:value-type="float" office:value="96.7733333333" calcext:value-type="float">
            <text:p>96,7733333333</text:p>
          </table:table-cell>
          <table:table-cell office:value-type="float" office:value="0.649485458613" calcext:value-type="float">
            <text:p>0,649485458613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1091" calcext:value-type="float">
            <text:p>1091</text:p>
          </table:table-cell>
          <table:table-cell table:formula="of:=[.BN48]/[.BE48]" office:value-type="float" office:value="0.13067433225536" calcext:value-type="float">
            <text:p>0,130674332255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884" calcext:value-type="float">
            <text:p>7884</text:p>
          </table:table-cell>
          <table:table-cell office:value-type="float" office:value="78.84" calcext:value-type="float">
            <text:p>78,84</text:p>
          </table:table-cell>
          <table:table-cell office:value-type="float" office:value="0.396180904523" calcext:value-type="float">
            <text:p>0,396180904523</text:p>
          </table:table-cell>
          <table:table-cell table:formula="of:=[.BQ48]-[.BU48]" office:value-type="float" office:value="0" calcext:value-type="float">
            <text:p>0</text:p>
          </table:table-cell>
          <table:table-cell table:formula="of:=[.BY48]/[.BQ48]" office:value-type="float" office:value="0" calcext:value-type="float">
            <text:p>0</text:p>
          </table:table-cell>
          <table:table-cell table:formula="of:=[.BR48]-[.BV48]" office:value-type="float" office:value="12016" calcext:value-type="float">
            <text:p>12016</text:p>
          </table:table-cell>
          <table:table-cell table:formula="of:=[.CA48]/[.BR48]" office:value-type="float" office:value="0.603819095477387" calcext:value-type="float">
            <text:p>0,603819095477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7" calcext:value-type="float">
            <text:p>247</text:p>
          </table:table-cell>
          <table:table-cell office:value-type="float" office:value="704" calcext:value-type="float">
            <text:p>704</text:p>
          </table:table-cell>
          <table:table-cell office:value-type="float" office:value="5.7004048583" calcext:value-type="float">
            <text:p>5,7004048583</text:p>
          </table:table-cell>
          <table:table-cell office:value-type="float" office:value="0.0231723774728" calcext:value-type="float">
            <text:p>0,0231723774728</text:p>
          </table:table-cell>
          <table:table-cell table:formula="of:=[.CD48]-[.CH48]" office:value-type="float" office:value="3" calcext:value-type="float">
            <text:p>3</text:p>
          </table:table-cell>
          <table:table-cell table:formula="of:=[.CL48]/[.CD48]" office:value-type="float" office:value="0.012" calcext:value-type="float">
            <text:p>0,012</text:p>
          </table:table-cell>
          <table:table-cell table:formula="of:=[.CE48]-[.CI48]" office:value-type="float" office:value="6959" calcext:value-type="float">
            <text:p>6959</text:p>
          </table:table-cell>
          <table:table-cell table:formula="of:=[.CN48]/[.CE48]" office:value-type="float" office:value="0.908129975205533" calcext:value-type="float">
            <text:p>0,908129975205533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5.64" calcext:value-type="float">
            <text:p>5,64</text:p>
          </table:table-cell>
          <table:table-cell office:value-type="float" office:value="0.115102040816" calcext:value-type="float">
            <text:p>0,115102040816</text:p>
          </table:table-cell>
          <table:table-cell table:formula="of:=[.AD49]-[.AH49]" office:value-type="float" office:value="0" calcext:value-type="float">
            <text:p>0</text:p>
          </table:table-cell>
          <table:table-cell table:formula="of:=[.AL49]/[.AD49]" office:value-type="float" office:value="0" calcext:value-type="float">
            <text:p>0</text:p>
          </table:table-cell>
          <table:table-cell table:formula="of:=[.AE49]-[.AI49]" office:value-type="float" office:value="182" calcext:value-type="float">
            <text:p>182</text:p>
          </table:table-cell>
          <table:table-cell table:formula="of:=[.AN49]/[.AE49]" office:value-type="float" office:value="0.563467492260062" calcext:value-type="float">
            <text:p>0,5634674922600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office:value-type="float" office:value="21.48" calcext:value-type="float">
            <text:p>21,48</text:p>
          </table:table-cell>
          <table:table-cell office:value-type="float" office:value="0.21696969697" calcext:value-type="float">
            <text:p>0,21696969697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1356" calcext:value-type="float">
            <text:p>1356</text:p>
          </table:table-cell>
          <table:table-cell table:formula="of:=[.BA49]/[.AR49]" office:value-type="float" office:value="0.558024691358025" calcext:value-type="float">
            <text:p>0,5580246913580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745" calcext:value-type="float">
            <text:p>3745</text:p>
          </table:table-cell>
          <table:table-cell office:value-type="float" office:value="49.9333333333" calcext:value-type="float">
            <text:p>49,9333333333</text:p>
          </table:table-cell>
          <table:table-cell office:value-type="float" office:value="0.335123042506" calcext:value-type="float">
            <text:p>0,335123042506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4604" calcext:value-type="float">
            <text:p>4604</text:p>
          </table:table-cell>
          <table:table-cell table:formula="of:=[.BN49]/[.BE49]" office:value-type="float" office:value="0.551443286621152" calcext:value-type="float">
            <text:p>0,5514432866211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445" calcext:value-type="float">
            <text:p>5445</text:p>
          </table:table-cell>
          <table:table-cell office:value-type="float" office:value="54.45" calcext:value-type="float">
            <text:p>54,45</text:p>
          </table:table-cell>
          <table:table-cell office:value-type="float" office:value="0.273618090452" calcext:value-type="float">
            <text:p>0,273618090452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14455" calcext:value-type="float">
            <text:p>14455</text:p>
          </table:table-cell>
          <table:table-cell table:formula="of:=[.CA49]/[.BR49]" office:value-type="float" office:value="0.726381909547739" calcext:value-type="float">
            <text:p>0,7263819095477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654" calcext:value-type="float">
            <text:p>3654</text:p>
          </table:table-cell>
          <table:table-cell office:value-type="float" office:value="29.232" calcext:value-type="float">
            <text:p>29,232</text:p>
          </table:table-cell>
          <table:table-cell office:value-type="float" office:value="0.117397590361" calcext:value-type="float">
            <text:p>0,117397590361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4009" calcext:value-type="float">
            <text:p>4009</text:p>
          </table:table-cell>
          <table:table-cell table:formula="of:=[.CN49]/[.CE49]" office:value-type="float" office:value="0.523163251990082" calcext:value-type="float">
            <text:p>0,523163251990082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[.AD50]-[.AH50]" office:value-type="float" office:value="44" calcext:value-type="float">
            <text:p>44</text:p>
          </table:table-cell>
          <table:table-cell table:formula="of:=[.AL50]/[.AD50]" office:value-type="float" office:value="0.88" calcext:value-type="float">
            <text:p>0,88</text:p>
          </table:table-cell>
          <table:table-cell table:formula="of:=[.AE50]-[.AI50]" office:value-type="float" office:value="320" calcext:value-type="float">
            <text:p>320</text:p>
          </table:table-cell>
          <table:table-cell table:formula="of:=[.AN50]/[.AE50]" office:value-type="float" office:value="0.990712074303405" calcext:value-type="float">
            <text:p>0,9907120743034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43" calcext:value-type="float">
            <text:p>1643</text:p>
          </table:table-cell>
          <table:table-cell office:value-type="float" office:value="32.86" calcext:value-type="float">
            <text:p>32,86</text:p>
          </table:table-cell>
          <table:table-cell office:value-type="float" office:value="0.331919191919" calcext:value-type="float">
            <text:p>0,331919191919</text:p>
          </table:table-cell>
          <table:table-cell table:formula="of:=[.AQ50]-[.AU50]" office:value-type="float" office:value="0" calcext:value-type="float">
            <text:p>0</text:p>
          </table:table-cell>
          <table:table-cell table:formula="of:=[.AY50]/[.AQ50]" office:value-type="float" office:value="0" calcext:value-type="float">
            <text:p>0</text:p>
          </table:table-cell>
          <table:table-cell table:formula="of:=[.AR50]-[.AV50]" office:value-type="float" office:value="787" calcext:value-type="float">
            <text:p>787</text:p>
          </table:table-cell>
          <table:table-cell table:formula="of:=[.BA50]/[.AR50]" office:value-type="float" office:value="0.323868312757202" calcext:value-type="float">
            <text:p>0,32386831275720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988" calcext:value-type="float">
            <text:p>6988</text:p>
          </table:table-cell>
          <table:table-cell office:value-type="float" office:value="93.1733333333" calcext:value-type="float">
            <text:p>93,1733333333</text:p>
          </table:table-cell>
          <table:table-cell office:value-type="float" office:value="0.625324384787" calcext:value-type="float">
            <text:p>0,625324384787</text:p>
          </table:table-cell>
          <table:table-cell table:formula="of:=[.BD50]-[.BH50]" office:value-type="float" office:value="0" calcext:value-type="float">
            <text:p>0</text:p>
          </table:table-cell>
          <table:table-cell table:formula="of:=[.BL50]/[.BD50]" office:value-type="float" office:value="0" calcext:value-type="float">
            <text:p>0</text:p>
          </table:table-cell>
          <table:table-cell table:formula="of:=[.BE50]-[.BI50]" office:value-type="float" office:value="1361" calcext:value-type="float">
            <text:p>1361</text:p>
          </table:table-cell>
          <table:table-cell table:formula="of:=[.BN50]/[.BE50]" office:value-type="float" office:value="0.163013534555037" calcext:value-type="float">
            <text:p>0,1630135345550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632" calcext:value-type="float">
            <text:p>4632</text:p>
          </table:table-cell>
          <table:table-cell office:value-type="float" office:value="46.32" calcext:value-type="float">
            <text:p>46,32</text:p>
          </table:table-cell>
          <table:table-cell office:value-type="float" office:value="0.232763819095" calcext:value-type="float">
            <text:p>0,232763819095</text:p>
          </table:table-cell>
          <table:table-cell table:formula="of:=[.BQ50]-[.BU50]" office:value-type="float" office:value="0" calcext:value-type="float">
            <text:p>0</text:p>
          </table:table-cell>
          <table:table-cell table:formula="of:=[.BY50]/[.BQ50]" office:value-type="float" office:value="0" calcext:value-type="float">
            <text:p>0</text:p>
          </table:table-cell>
          <table:table-cell table:formula="of:=[.BR50]-[.BV50]" office:value-type="float" office:value="15268" calcext:value-type="float">
            <text:p>15268</text:p>
          </table:table-cell>
          <table:table-cell table:formula="of:=[.CA50]/[.BR50]" office:value-type="float" office:value="0.767236180904523" calcext:value-type="float">
            <text:p>0,7672361809045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161" calcext:value-type="float">
            <text:p>1161</text:p>
          </table:table-cell>
          <table:table-cell office:value-type="float" office:value="9.288" calcext:value-type="float">
            <text:p>9,288</text:p>
          </table:table-cell>
          <table:table-cell office:value-type="float" office:value="0.0373012048193" calcext:value-type="float">
            <text:p>0,0373012048193</text:p>
          </table:table-cell>
          <table:table-cell table:formula="of:=[.CD50]-[.CH50]" office:value-type="float" office:value="0" calcext:value-type="float">
            <text:p>0</text:p>
          </table:table-cell>
          <table:table-cell table:formula="of:=[.CL50]/[.CD50]" office:value-type="float" office:value="0" calcext:value-type="float">
            <text:p>0</text:p>
          </table:table-cell>
          <table:table-cell table:formula="of:=[.CE50]-[.CI50]" office:value-type="float" office:value="6502" calcext:value-type="float">
            <text:p>6502</text:p>
          </table:table-cell>
          <table:table-cell table:formula="of:=[.CN50]/[.CE50]" office:value-type="float" office:value="0.848492757405716" calcext:value-type="float">
            <text:p>0,848492757405716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7.12" calcext:value-type="float">
            <text:p>7,12</text:p>
          </table:table-cell>
          <table:table-cell office:value-type="float" office:value="0.145306122449" calcext:value-type="float">
            <text:p>0,145306122449</text:p>
          </table:table-cell>
          <table:table-cell table:formula="of:=[.AD51]-[.AH51]" office:value-type="float" office:value="0" calcext:value-type="float">
            <text:p>0</text:p>
          </table:table-cell>
          <table:table-cell table:formula="of:=[.AL51]/[.AD51]" office:value-type="float" office:value="0" calcext:value-type="float">
            <text:p>0</text:p>
          </table:table-cell>
          <table:table-cell table:formula="of:=[.AE51]-[.AI51]" office:value-type="float" office:value="145" calcext:value-type="float">
            <text:p>145</text:p>
          </table:table-cell>
          <table:table-cell table:formula="of:=[.AN51]/[.AE51]" office:value-type="float" office:value="0.448916408668731" calcext:value-type="float">
            <text:p>0,4489164086687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  <table:table-cell office:value-type="float" office:value="9.38" calcext:value-type="float">
            <text:p>9,38</text:p>
          </table:table-cell>
          <table:table-cell office:value-type="float" office:value="0.0947474747475" calcext:value-type="float">
            <text:p>0,0947474747475</text:p>
          </table:table-cell>
          <table:table-cell table:formula="of:=[.AQ51]-[.AU51]" office:value-type="float" office:value="0" calcext:value-type="float">
            <text:p>0</text:p>
          </table:table-cell>
          <table:table-cell table:formula="of:=[.AY51]/[.AQ51]" office:value-type="float" office:value="0" calcext:value-type="float">
            <text:p>0</text:p>
          </table:table-cell>
          <table:table-cell table:formula="of:=[.AR51]-[.AV51]" office:value-type="float" office:value="1961" calcext:value-type="float">
            <text:p>1961</text:p>
          </table:table-cell>
          <table:table-cell table:formula="of:=[.BA51]/[.AR51]" office:value-type="float" office:value="0.806995884773663" calcext:value-type="float">
            <text:p>0,8069958847736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69" calcext:value-type="float">
            <text:p>669</text:p>
          </table:table-cell>
          <table:table-cell office:value-type="float" office:value="8.92" calcext:value-type="float">
            <text:p>8,92</text:p>
          </table:table-cell>
          <table:table-cell office:value-type="float" office:value="0.0598657718121" calcext:value-type="float">
            <text:p>0,0598657718121</text:p>
          </table:table-cell>
          <table:table-cell table:formula="of:=[.BD51]-[.BH51]" office:value-type="float" office:value="0" calcext:value-type="float">
            <text:p>0</text:p>
          </table:table-cell>
          <table:table-cell table:formula="of:=[.BL51]/[.BD51]" office:value-type="float" office:value="0" calcext:value-type="float">
            <text:p>0</text:p>
          </table:table-cell>
          <table:table-cell table:formula="of:=[.BE51]-[.BI51]" office:value-type="float" office:value="7680" calcext:value-type="float">
            <text:p>7680</text:p>
          </table:table-cell>
          <table:table-cell table:formula="of:=[.BN51]/[.BE51]" office:value-type="float" office:value="0.919870643190801" calcext:value-type="float">
            <text:p>0,9198706431908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697" calcext:value-type="float">
            <text:p>18697</text:p>
          </table:table-cell>
          <table:table-cell office:value-type="float" office:value="186.97" calcext:value-type="float">
            <text:p>186,97</text:p>
          </table:table-cell>
          <table:table-cell office:value-type="float" office:value="0.939547738693" calcext:value-type="float">
            <text:p>0,939547738693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1203" calcext:value-type="float">
            <text:p>1203</text:p>
          </table:table-cell>
          <table:table-cell table:formula="of:=[.CA51]/[.BR51]" office:value-type="float" office:value="0.0604522613065327" calcext:value-type="float">
            <text:p>0,0604522613065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945" calcext:value-type="float">
            <text:p>1945</text:p>
          </table:table-cell>
          <table:table-cell office:value-type="float" office:value="15.56" calcext:value-type="float">
            <text:p>15,56</text:p>
          </table:table-cell>
          <table:table-cell office:value-type="float" office:value="0.0624899598394" calcext:value-type="float">
            <text:p>0,0624899598394</text:p>
          </table:table-cell>
          <table:table-cell table:formula="of:=[.CD51]-[.CH51]" office:value-type="float" office:value="0" calcext:value-type="float">
            <text:p>0</text:p>
          </table:table-cell>
          <table:table-cell table:formula="of:=[.CL51]/[.CD51]" office:value-type="float" office:value="0" calcext:value-type="float">
            <text:p>0</text:p>
          </table:table-cell>
          <table:table-cell table:formula="of:=[.CE51]-[.CI51]" office:value-type="float" office:value="5718" calcext:value-type="float">
            <text:p>5718</text:p>
          </table:table-cell>
          <table:table-cell table:formula="of:=[.CN51]/[.CE51]" office:value-type="float" office:value="0.746182957066423" calcext:value-type="float">
            <text:p>0,746182957066423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2.92" calcext:value-type="float">
            <text:p>12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2.92" calcext:value-type="float">
            <text:p>12,92</text:p>
          </table:table-cell>
          <table:table-cell table:style-name="ce29" office:value-type="float" office:value="6.009403960067" calcext:value-type="float">
            <text:p>6,009403960067</text:p>
          </table:table-cell>
          <table:table-cell office:value-type="float" office:value="3.2553856184472" calcext:value-type="float">
            <text:p>3,2553856184472</text:p>
          </table:table-cell>
          <table:table-cell office:value-type="float" office:value="0.3255385618447" calcext:value-type="float">
            <text:p>0,3255385618447</text:p>
          </table:table-cell>
          <table:table-cell office:value-type="float" office:value="100" calcext:value-type="float">
            <text:p>100</text:p>
          </table:table-cell>
          <table:table-cell office:value-type="float" office:value="5.4688827879128" calcext:value-type="float">
            <text:p>5,4688827879128</text:p>
          </table:table-cell>
          <table:table-cell office:value-type="float" office:value="6.5499251322212" calcext:value-type="float">
            <text:p>6,5499251322212</text:p>
          </table:table-cell>
          <table:table-cell office:value-type="float" office:value="5.3634647106348" calcext:value-type="float">
            <text:p>5,3634647106348</text:p>
          </table:table-cell>
          <table:table-cell office:value-type="float" office:value="6.6553432094992" calcext:value-type="float">
            <text:p>6,6553432094992</text:p>
          </table:table-cell>
          <table:table-cell office:value-type="float" office:value="5.1544072445194" calcext:value-type="float">
            <text:p>5,1544072445194</text:p>
          </table:table-cell>
          <table:table-cell office:value-type="float" office:value="6.8644006756146" calcext:value-type="float">
            <text:p>6,8644006756146</text:p>
          </table:table-cell>
          <table:table-cell office:value-type="float" office:value="1" calcext:value-type="float">
            <text:p>1</text:p>
          </table:table-cell>
          <table:table-cell office:value-type="float" office:value="5.92" calcext:value-type="float">
            <text:p>5,92</text:p>
          </table:table-cell>
          <table:table-cell office:value-type="float" office:value="12.32" calcext:value-type="float">
            <text:p>12,3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office:value-type="float" office:value="0.0620689655172" calcext:value-type="float">
            <text:p>0,0620689655172</text:p>
          </table:table-cell>
          <table:table-cell table:formula="of:=[.AD52]-[.AH52]" office:value-type="float" office:value="20" calcext:value-type="float">
            <text:p>20</text:p>
          </table:table-cell>
          <table:table-cell table:formula="of:=[.AL52]/[.AD52]" office:value-type="float" office:value="0.4" calcext:value-type="float">
            <text:p>0,4</text:p>
          </table:table-cell>
          <table:table-cell table:formula="of:=[.AE52]-[.AI52]" office:value-type="float" office:value="296" calcext:value-type="float">
            <text:p>296</text:p>
          </table:table-cell>
          <table:table-cell table:formula="of:=[.AN52]/[.AE52]" office:value-type="float" office:value="0.91640866873065" calcext:value-type="float">
            <text:p>0,916408668730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8" calcext:value-type="float">
            <text:p>98</text:p>
          </table:table-cell>
          <table:table-cell office:value-type="float" office:value="216" calcext:value-type="float">
            <text:p>216</text:p>
          </table:table-cell>
          <table:table-cell office:value-type="float" office:value="4.40816326531" calcext:value-type="float">
            <text:p>4,40816326531</text:p>
          </table:table-cell>
          <table:table-cell office:value-type="float" office:value="0.0454449821166" calcext:value-type="float">
            <text:p>0,0454449821166</text:p>
          </table:table-cell>
          <table:table-cell table:formula="of:=[.AQ52]-[.AU52]" office:value-type="float" office:value="2" calcext:value-type="float">
            <text:p>2</text:p>
          </table:table-cell>
          <table:table-cell table:formula="of:=[.AY52]/[.AQ52]" office:value-type="float" office:value="0.02" calcext:value-type="float">
            <text:p>0,02</text:p>
          </table:table-cell>
          <table:table-cell table:formula="of:=[.AR52]-[.AV52]" office:value-type="float" office:value="2214" calcext:value-type="float">
            <text:p>2214</text:p>
          </table:table-cell>
          <table:table-cell table:formula="of:=[.BA52]/[.AR52]" office:value-type="float" office:value="0.911111111111111" calcext:value-type="float">
            <text:p>0,9111111111111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99" calcext:value-type="float">
            <text:p>599</text:p>
          </table:table-cell>
          <table:table-cell office:value-type="float" office:value="7.98666666667" calcext:value-type="float">
            <text:p>7,98666666667</text:p>
          </table:table-cell>
          <table:table-cell office:value-type="float" office:value="0.0536017897092" calcext:value-type="float">
            <text:p>0,0536017897092</text:p>
          </table:table-cell>
          <table:table-cell table:formula="of:=[.BD52]-[.BH52]" office:value-type="float" office:value="0" calcext:value-type="float">
            <text:p>0</text:p>
          </table:table-cell>
          <table:table-cell table:formula="of:=[.BL52]/[.BD52]" office:value-type="float" office:value="0" calcext:value-type="float">
            <text:p>0</text:p>
          </table:table-cell>
          <table:table-cell table:formula="of:=[.BE52]-[.BI52]" office:value-type="float" office:value="7750" calcext:value-type="float">
            <text:p>7750</text:p>
          </table:table-cell>
          <table:table-cell table:formula="of:=[.BN52]/[.BE52]" office:value-type="float" office:value="0.928254880824051" calcext:value-type="float">
            <text:p>0,9282548808240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697" calcext:value-type="float">
            <text:p>13697</text:p>
          </table:table-cell>
          <table:table-cell office:value-type="float" office:value="136.97" calcext:value-type="float">
            <text:p>136,97</text:p>
          </table:table-cell>
          <table:table-cell office:value-type="float" office:value="0.688291457286" calcext:value-type="float">
            <text:p>0,688291457286</text:p>
          </table:table-cell>
          <table:table-cell table:formula="of:=[.BQ52]-[.BU52]" office:value-type="float" office:value="0" calcext:value-type="float">
            <text:p>0</text:p>
          </table:table-cell>
          <table:table-cell table:formula="of:=[.BY52]/[.BQ52]" office:value-type="float" office:value="0" calcext:value-type="float">
            <text:p>0</text:p>
          </table:table-cell>
          <table:table-cell table:formula="of:=[.BR52]-[.BV52]" office:value-type="float" office:value="6203" calcext:value-type="float">
            <text:p>6203</text:p>
          </table:table-cell>
          <table:table-cell table:formula="of:=[.CA52]/[.BR52]" office:value-type="float" office:value="0.311708542713568" calcext:value-type="float">
            <text:p>0,3117085427135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373" calcext:value-type="float">
            <text:p>6373</text:p>
          </table:table-cell>
          <table:table-cell office:value-type="float" office:value="50.984" calcext:value-type="float">
            <text:p>50,984</text:p>
          </table:table-cell>
          <table:table-cell office:value-type="float" office:value="0.20475502008" calcext:value-type="float">
            <text:p>0,20475502008</text:p>
          </table:table-cell>
          <table:table-cell table:formula="of:=[.CD52]-[.CH52]" office:value-type="float" office:value="0" calcext:value-type="float">
            <text:p>0</text:p>
          </table:table-cell>
          <table:table-cell table:formula="of:=[.CL52]/[.CD52]" office:value-type="float" office:value="0" calcext:value-type="float">
            <text:p>0</text:p>
          </table:table-cell>
          <table:table-cell table:formula="of:=[.CE52]-[.CI52]" office:value-type="float" office:value="1290" calcext:value-type="float">
            <text:p>1290</text:p>
          </table:table-cell>
          <table:table-cell table:formula="of:=[.CN52]/[.CE52]" office:value-type="float" office:value="0.168341380660316" calcext:value-type="float">
            <text:p>0,168341380660316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48.6" calcext:value-type="float">
            <text:p>4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48.6" calcext:value-type="float">
            <text:p>48,6</text:p>
          </table:table-cell>
          <table:table-cell table:style-name="ce29" office:value-type="float" office:value="26.0725446792523" calcext:value-type="float">
            <text:p>26,0725446792523</text:p>
          </table:table-cell>
          <table:table-cell office:value-type="float" office:value="14.5579763432104" calcext:value-type="float">
            <text:p>14,5579763432104</text:p>
          </table:table-cell>
          <table:table-cell office:value-type="float" office:value="1.455797634321" calcext:value-type="float">
            <text:p>1,455797634321</text:p>
          </table:table-cell>
          <table:table-cell office:value-type="float" office:value="100" calcext:value-type="float">
            <text:p>100</text:p>
          </table:table-cell>
          <table:table-cell office:value-type="float" office:value="23.6553519532553" calcext:value-type="float">
            <text:p>23,6553519532553</text:p>
          </table:table-cell>
          <table:table-cell office:value-type="float" office:value="28.4897374052493" calcext:value-type="float">
            <text:p>28,4897374052493</text:p>
          </table:table-cell>
          <table:table-cell office:value-type="float" office:value="23.1839258136107" calcext:value-type="float">
            <text:p>23,1839258136107</text:p>
          </table:table-cell>
          <table:table-cell office:value-type="float" office:value="28.9611635448939" calcext:value-type="float">
            <text:p>28,9611635448939</text:p>
          </table:table-cell>
          <table:table-cell office:value-type="float" office:value="22.2490277699403" calcext:value-type="float">
            <text:p>22,2490277699403</text:p>
          </table:table-cell>
          <table:table-cell office:value-type="float" office:value="29.8960615885643" calcext:value-type="float">
            <text:p>29,8960615885643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28.5" calcext:value-type="float">
            <text:p>28,5</text:p>
          </table:table-cell>
          <table:table-cell office:value-type="float" office:value="48.6" calcext:value-type="float">
            <text:p>48,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" calcext:value-type="float">
            <text:p>0,142857142857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48" calcext:value-type="float">
            <text:p>148</text:p>
          </table:table-cell>
          <table:table-cell table:formula="of:=[.AN53]/[.AE53]" office:value-type="float" office:value="0.458204334365325" calcext:value-type="float">
            <text:p>0,458204334365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63" calcext:value-type="float">
            <text:p>1963</text:p>
          </table:table-cell>
          <table:table-cell office:value-type="float" office:value="39.26" calcext:value-type="float">
            <text:p>39,26</text:p>
          </table:table-cell>
          <table:table-cell office:value-type="float" office:value="0.396565656566" calcext:value-type="float">
            <text:p>0,396565656566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467" calcext:value-type="float">
            <text:p>467</text:p>
          </table:table-cell>
          <table:table-cell table:formula="of:=[.BA53]/[.AR53]" office:value-type="float" office:value="0.192181069958848" calcext:value-type="float">
            <text:p>0,1921810699588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822" calcext:value-type="float">
            <text:p>6822</text:p>
          </table:table-cell>
          <table:table-cell office:value-type="float" office:value="90.96" calcext:value-type="float">
            <text:p>90,96</text:p>
          </table:table-cell>
          <table:table-cell office:value-type="float" office:value="0.610469798658" calcext:value-type="float">
            <text:p>0,610469798658</text:p>
          </table:table-cell>
          <table:table-cell table:formula="of:=[.BD53]-[.BH53]" office:value-type="float" office:value="0" calcext:value-type="float">
            <text:p>0</text:p>
          </table:table-cell>
          <table:table-cell table:formula="of:=[.BL53]/[.BD53]" office:value-type="float" office:value="0" calcext:value-type="float">
            <text:p>0</text:p>
          </table:table-cell>
          <table:table-cell table:formula="of:=[.BE53]-[.BI53]" office:value-type="float" office:value="1527" calcext:value-type="float">
            <text:p>1527</text:p>
          </table:table-cell>
          <table:table-cell table:formula="of:=[.BN53]/[.BE53]" office:value-type="float" office:value="0.182896155228171" calcext:value-type="float">
            <text:p>0,1828961552281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647" calcext:value-type="float">
            <text:p>12647</text:p>
          </table:table-cell>
          <table:table-cell office:value-type="float" office:value="126.47" calcext:value-type="float">
            <text:p>126,47</text:p>
          </table:table-cell>
          <table:table-cell office:value-type="float" office:value="0.635527638191" calcext:value-type="float">
            <text:p>0,635527638191</text:p>
          </table:table-cell>
          <table:table-cell table:formula="of:=[.BQ53]-[.BU53]" office:value-type="float" office:value="0" calcext:value-type="float">
            <text:p>0</text:p>
          </table:table-cell>
          <table:table-cell table:formula="of:=[.BY53]/[.BQ53]" office:value-type="float" office:value="0" calcext:value-type="float">
            <text:p>0</text:p>
          </table:table-cell>
          <table:table-cell table:formula="of:=[.BR53]-[.BV53]" office:value-type="float" office:value="7253" calcext:value-type="float">
            <text:p>7253</text:p>
          </table:table-cell>
          <table:table-cell table:formula="of:=[.CA53]/[.BR53]" office:value-type="float" office:value="0.364472361809045" calcext:value-type="float">
            <text:p>0,3644723618090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765" calcext:value-type="float">
            <text:p>2765</text:p>
          </table:table-cell>
          <table:table-cell office:value-type="float" office:value="22.12" calcext:value-type="float">
            <text:p>22,12</text:p>
          </table:table-cell>
          <table:table-cell office:value-type="float" office:value="0.0888353413655" calcext:value-type="float">
            <text:p>0,0888353413655</text:p>
          </table:table-cell>
          <table:table-cell table:formula="of:=[.CD53]-[.CH53]" office:value-type="float" office:value="0" calcext:value-type="float">
            <text:p>0</text:p>
          </table:table-cell>
          <table:table-cell table:formula="of:=[.CL53]/[.CD53]" office:value-type="float" office:value="0" calcext:value-type="float">
            <text:p>0</text:p>
          </table:table-cell>
          <table:table-cell table:formula="of:=[.CE53]-[.CI53]" office:value-type="float" office:value="4898" calcext:value-type="float">
            <text:p>4898</text:p>
          </table:table-cell>
          <table:table-cell table:formula="of:=[.CN53]/[.CE53]" office:value-type="float" office:value="0.639175257731959" calcext:value-type="float">
            <text:p>0,639175257731959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111.48794612785" calcext:value-type="float">
            <text:p>111,48794612785</text:p>
          </table:table-cell>
          <table:table-cell office:value-type="float" office:value="0.26225548237" calcext:value-type="float">
            <text:p>0,26225548237</text:p>
          </table:table-cell>
          <table:table-cell office:value-type="float" office:value="0.0263576677" calcext:value-type="float">
            <text:p>0,0263576677</text:p>
          </table:table-cell>
          <table:table-cell office:value-type="float" office:value="99" calcext:value-type="float">
            <text:p>99</text:p>
          </table:table-cell>
          <table:table-cell office:value-type="float" office:value="111.44417787823" calcext:value-type="float">
            <text:p>111,44417787823</text:p>
          </table:table-cell>
          <table:table-cell office:value-type="float" office:value="111.53171437747" calcext:value-type="float">
            <text:p>111,53171437747</text:p>
          </table:table-cell>
          <table:table-cell office:value-type="float" office:value="111.43564018305" calcext:value-type="float">
            <text:p>111,43564018305</text:p>
          </table:table-cell>
          <table:table-cell office:value-type="float" office:value="111.54025207265" calcext:value-type="float">
            <text:p>111,54025207265</text:p>
          </table:table-cell>
          <table:table-cell office:value-type="float" office:value="111.41870636511" calcext:value-type="float">
            <text:p>111,41870636511</text:p>
          </table:table-cell>
          <table:table-cell office:value-type="float" office:value="111.55718589059" calcext:value-type="float">
            <text:p>111,55718589059</text:p>
          </table:table-cell>
          <table:table-cell table:number-columns-repeated="2" office:value-type="float" office:value="111.32" calcext:value-type="float">
            <text:p>111,32</text:p>
          </table:table-cell>
          <table:table-cell office:value-type="float" office:value="111.893333333" calcext:value-type="float">
            <text:p>111,893333333</text:p>
          </table:table-cell>
          <table:table-cell table:style-name="ce29" office:value-type="float" office:value="56.2707045995002" calcext:value-type="float">
            <text:p>56,2707045995002</text:p>
          </table:table-cell>
          <table:table-cell office:value-type="float" office:value="31.3741517043114" calcext:value-type="float">
            <text:p>31,3741517043114</text:p>
          </table:table-cell>
          <table:table-cell office:value-type="float" office:value="3.1532208884512" calcext:value-type="float">
            <text:p>3,1532208884512</text:p>
          </table:table-cell>
          <table:table-cell office:value-type="float" office:value="99" calcext:value-type="float">
            <text:p>99</text:p>
          </table:table-cell>
          <table:table-cell office:value-type="float" office:value="51.0346207203889" calcext:value-type="float">
            <text:p>51,0346207203889</text:p>
          </table:table-cell>
          <table:table-cell office:value-type="float" office:value="61.5067884786115" calcext:value-type="float">
            <text:p>61,5067884786115</text:p>
          </table:table-cell>
          <table:table-cell office:value-type="float" office:value="50.0132390458286" calcext:value-type="float">
            <text:p>50,0132390458286</text:p>
          </table:table-cell>
          <table:table-cell office:value-type="float" office:value="62.5281701531718" calcext:value-type="float">
            <text:p>62,5281701531718</text:p>
          </table:table-cell>
          <table:table-cell office:value-type="float" office:value="47.9874122899902" calcext:value-type="float">
            <text:p>47,9874122899902</text:p>
          </table:table-cell>
          <table:table-cell office:value-type="float" office:value="64.5539969090102" calcext:value-type="float">
            <text:p>64,5539969090102</text:p>
          </table:table-cell>
          <table:table-cell office:value-type="float" office:value="1.70642201835" calcext:value-type="float">
            <text:p>1,70642201835</text:p>
          </table:table-cell>
          <table:table-cell office:value-type="float" office:value="49.9333333333" calcext:value-type="float">
            <text:p>49,9333333333</text:p>
          </table:table-cell>
          <table:table-cell office:value-type="float" office:value="110.08" calcext:value-type="float">
            <text:p>110,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1.56" calcext:value-type="float">
            <text:p>11,56</text:p>
          </table:table-cell>
          <table:table-cell office:value-type="float" office:value="0.235918367347" calcext:value-type="float">
            <text:p>0,235918367347</text:p>
          </table:table-cell>
          <table:table-cell table:formula="of:=[.AD54]-[.AH54]" office:value-type="float" office:value="0" calcext:value-type="float">
            <text:p>0</text:p>
          </table:table-cell>
          <table:table-cell table:formula="of:=[.AL54]/[.AD54]" office:value-type="float" office:value="0" calcext:value-type="float">
            <text:p>0</text:p>
          </table:table-cell>
          <table:table-cell table:formula="of:=[.AE54]-[.AI54]" office:value-type="float" office:value="34" calcext:value-type="float">
            <text:p>34</text:p>
          </table:table-cell>
          <table:table-cell table:formula="of:=[.AN54]/[.AE54]" office:value-type="float" office:value="0.105263157894737" calcext:value-type="float">
            <text:p>0,1052631578947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309" calcext:value-type="float">
            <text:p>309</text:p>
          </table:table-cell>
          <table:table-cell office:value-type="float" office:value="6.18" calcext:value-type="float">
            <text:p>6,18</text:p>
          </table:table-cell>
          <table:table-cell office:value-type="float" office:value="0.0624242424242" calcext:value-type="float">
            <text:p>0,0624242424242</text:p>
          </table:table-cell>
          <table:table-cell table:formula="of:=[.AQ54]-[.AU54]" office:value-type="float" office:value="0" calcext:value-type="float">
            <text:p>0</text:p>
          </table:table-cell>
          <table:table-cell table:formula="of:=[.AY54]/[.AQ54]" office:value-type="float" office:value="0" calcext:value-type="float">
            <text:p>0</text:p>
          </table:table-cell>
          <table:table-cell table:formula="of:=[.AR54]-[.AV54]" office:value-type="float" office:value="2121" calcext:value-type="float">
            <text:p>2121</text:p>
          </table:table-cell>
          <table:table-cell table:formula="of:=[.BA54]/[.AR54]" office:value-type="float" office:value="0.872839506172839" calcext:value-type="float">
            <text:p>0,8728395061728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069" calcext:value-type="float">
            <text:p>5069</text:p>
          </table:table-cell>
          <table:table-cell office:value-type="float" office:value="67.5866666667" calcext:value-type="float">
            <text:p>67,5866666667</text:p>
          </table:table-cell>
          <table:table-cell office:value-type="float" office:value="0.453601789709" calcext:value-type="float">
            <text:p>0,453601789709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3280" calcext:value-type="float">
            <text:p>3280</text:p>
          </table:table-cell>
          <table:table-cell table:formula="of:=[.BN54]/[.BE54]" office:value-type="float" office:value="0.392861420529405" calcext:value-type="float">
            <text:p>0,392861420529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647" calcext:value-type="float">
            <text:p>12647</text:p>
          </table:table-cell>
          <table:table-cell office:value-type="float" office:value="126.47" calcext:value-type="float">
            <text:p>126,47</text:p>
          </table:table-cell>
          <table:table-cell office:value-type="float" office:value="0.635527638191" calcext:value-type="float">
            <text:p>0,635527638191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7253" calcext:value-type="float">
            <text:p>7253</text:p>
          </table:table-cell>
          <table:table-cell table:formula="of:=[.CA54]/[.BR54]" office:value-type="float" office:value="0.364472361809045" calcext:value-type="float">
            <text:p>0,3644723618090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457" calcext:value-type="float">
            <text:p>1457</text:p>
          </table:table-cell>
          <table:table-cell office:value-type="float" office:value="11.656" calcext:value-type="float">
            <text:p>11,656</text:p>
          </table:table-cell>
          <table:table-cell office:value-type="float" office:value="0.0468112449799" calcext:value-type="float">
            <text:p>0,0468112449799</text:p>
          </table:table-cell>
          <table:table-cell table:formula="of:=[.CD54]-[.CH54]" office:value-type="float" office:value="0" calcext:value-type="float">
            <text:p>0</text:p>
          </table:table-cell>
          <table:table-cell table:formula="of:=[.CL54]/[.CD54]" office:value-type="float" office:value="0" calcext:value-type="float">
            <text:p>0</text:p>
          </table:table-cell>
          <table:table-cell table:formula="of:=[.CE54]-[.CI54]" office:value-type="float" office:value="6206" calcext:value-type="float">
            <text:p>6206</text:p>
          </table:table-cell>
          <table:table-cell table:formula="of:=[.CN54]/[.CE54]" office:value-type="float" office:value="0.80986558788986" calcext:value-type="float">
            <text:p>0,80986558788986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99" calcext:value-type="float">
            <text:p>199</text:p>
          </table:table-cell>
          <table:table-cell table:style-name="ce29" office:value-type="float" office:value="89.8674830618322" calcext:value-type="float">
            <text:p>89,8674830618322</text:p>
          </table:table-cell>
          <table:table-cell office:value-type="float" office:value="56.0794969941031" calcext:value-type="float">
            <text:p>56,0794969941031</text:p>
          </table:table-cell>
          <table:table-cell office:value-type="float" office:value="5.6079496994103" calcext:value-type="float">
            <text:p>5,6079496994103</text:p>
          </table:table-cell>
          <table:table-cell office:value-type="float" office:value="100" calcext:value-type="float">
            <text:p>100</text:p>
          </table:table-cell>
          <table:table-cell office:value-type="float" office:value="80.5560960245165" calcext:value-type="float">
            <text:p>80,5560960245165</text:p>
          </table:table-cell>
          <table:table-cell office:value-type="float" office:value="99.1788700991479" calcext:value-type="float">
            <text:p>99,1788700991479</text:p>
          </table:table-cell>
          <table:table-cell office:value-type="float" office:value="78.7400921955591" calcext:value-type="float">
            <text:p>78,7400921955591</text:p>
          </table:table-cell>
          <table:table-cell office:value-type="float" office:value="100.994873928105" calcext:value-type="float">
            <text:p>100,994873928105</text:p>
          </table:table-cell>
          <table:table-cell office:value-type="float" office:value="75.1387254400582" calcext:value-type="float">
            <text:p>75,1387254400582</text:p>
          </table:table-cell>
          <table:table-cell office:value-type="float" office:value="104.596240683606" calcext:value-type="float">
            <text:p>104,596240683606</text:p>
          </table:table-cell>
          <table:table-cell office:value-type="float" office:value="2.4161849711" calcext:value-type="float">
            <text:p>2,4161849711</text:p>
          </table:table-cell>
          <table:table-cell office:value-type="float" office:value="75.88" calcext:value-type="float">
            <text:p>75,88</text:p>
          </table:table-cell>
          <table:table-cell office:value-type="float" office:value="195.06" calcext:value-type="float">
            <text:p>195,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7.64" calcext:value-type="float">
            <text:p>7,64</text:p>
          </table:table-cell>
          <table:table-cell office:value-type="float" office:value="0.155918367347" calcext:value-type="float">
            <text:p>0,155918367347</text:p>
          </table:table-cell>
          <table:table-cell table:formula="of:=[.AD55]-[.AH55]" office:value-type="float" office:value="0" calcext:value-type="float">
            <text:p>0</text:p>
          </table:table-cell>
          <table:table-cell table:formula="of:=[.AL55]/[.AD55]" office:value-type="float" office:value="0" calcext:value-type="float">
            <text:p>0</text:p>
          </table:table-cell>
          <table:table-cell table:formula="of:=[.AE55]-[.AI55]" office:value-type="float" office:value="132" calcext:value-type="float">
            <text:p>132</text:p>
          </table:table-cell>
          <table:table-cell table:formula="of:=[.AN55]/[.AE55]" office:value-type="float" office:value="0.408668730650155" calcext:value-type="float">
            <text:p>0,4086687306501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1.81081081081" calcext:value-type="float">
            <text:p>1,81081081081</text:p>
          </table:table-cell>
          <table:table-cell office:value-type="float" office:value="0.0248056275454" calcext:value-type="float">
            <text:p>0,0248056275454</text:p>
          </table:table-cell>
          <table:table-cell table:formula="of:=[.AQ55]-[.AU55]" office:value-type="float" office:value="26" calcext:value-type="float">
            <text:p>26</text:p>
          </table:table-cell>
          <table:table-cell table:formula="of:=[.AY55]/[.AQ55]" office:value-type="float" office:value="0.26" calcext:value-type="float">
            <text:p>0,26</text:p>
          </table:table-cell>
          <table:table-cell table:formula="of:=[.AR55]-[.AV55]" office:value-type="float" office:value="2363" calcext:value-type="float">
            <text:p>2363</text:p>
          </table:table-cell>
          <table:table-cell table:formula="of:=[.BA55]/[.AR55]" office:value-type="float" office:value="0.972427983539095" calcext:value-type="float">
            <text:p>0,9724279835390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560" calcext:value-type="float">
            <text:p>6560</text:p>
          </table:table-cell>
          <table:table-cell office:value-type="float" office:value="87.4666666667" calcext:value-type="float">
            <text:p>87,4666666667</text:p>
          </table:table-cell>
          <table:table-cell office:value-type="float" office:value="0.587024608501" calcext:value-type="float">
            <text:p>0,587024608501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1789" calcext:value-type="float">
            <text:p>1789</text:p>
          </table:table-cell>
          <table:table-cell table:formula="of:=[.BN55]/[.BE55]" office:value-type="float" office:value="0.214277158941191" calcext:value-type="float">
            <text:p>0,2142771589411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426" calcext:value-type="float">
            <text:p>12426</text:p>
          </table:table-cell>
          <table:table-cell office:value-type="float" office:value="124.26" calcext:value-type="float">
            <text:p>124,26</text:p>
          </table:table-cell>
          <table:table-cell office:value-type="float" office:value="0.624422110553" calcext:value-type="float">
            <text:p>0,624422110553</text:p>
          </table:table-cell>
          <table:table-cell table:formula="of:=[.BQ55]-[.BU55]" office:value-type="float" office:value="0" calcext:value-type="float">
            <text:p>0</text:p>
          </table:table-cell>
          <table:table-cell table:formula="of:=[.BY55]/[.BQ55]" office:value-type="float" office:value="0" calcext:value-type="float">
            <text:p>0</text:p>
          </table:table-cell>
          <table:table-cell table:formula="of:=[.BR55]-[.BV55]" office:value-type="float" office:value="7474" calcext:value-type="float">
            <text:p>7474</text:p>
          </table:table-cell>
          <table:table-cell table:formula="of:=[.CA55]/[.BR55]" office:value-type="float" office:value="0.375577889447236" calcext:value-type="float">
            <text:p>0,3755778894472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654" calcext:value-type="float">
            <text:p>3654</text:p>
          </table:table-cell>
          <table:table-cell office:value-type="float" office:value="29.232" calcext:value-type="float">
            <text:p>29,232</text:p>
          </table:table-cell>
          <table:table-cell office:value-type="float" office:value="0.117397590361" calcext:value-type="float">
            <text:p>0,117397590361</text:p>
          </table:table-cell>
          <table:table-cell table:formula="of:=[.CD55]-[.CH55]" office:value-type="float" office:value="0" calcext:value-type="float">
            <text:p>0</text:p>
          </table:table-cell>
          <table:table-cell table:formula="of:=[.CL55]/[.CD55]" office:value-type="float" office:value="0" calcext:value-type="float">
            <text:p>0</text:p>
          </table:table-cell>
          <table:table-cell table:formula="of:=[.CE55]-[.CI55]" office:value-type="float" office:value="4009" calcext:value-type="float">
            <text:p>4009</text:p>
          </table:table-cell>
          <table:table-cell table:formula="of:=[.CN55]/[.CE55]" office:value-type="float" office:value="0.523163251990082" calcext:value-type="float">
            <text:p>0,523163251990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61.6764" calcext:value-type="float">
            <text:p>61,6764</text:p>
          </table:table-cell>
          <table:table-cell office:value-type="float" office:value="0.60033" calcext:value-type="float">
            <text:p>0,60033</text:p>
          </table:table-cell>
          <table:table-cell office:value-type="float" office:value="0.06003" calcext:value-type="float">
            <text:p>0,0600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61.57672" calcext:value-type="float">
            <text:p>61,57672</text:p>
          </table:table-cell>
          <table:table-cell table:style-name="ce30" office:value-type="float" office:value="61.77608" calcext:value-type="float">
            <text:p>61,77608</text:p>
          </table:table-cell>
          <table:table-cell table:style-name="ce30" office:value-type="float" office:value="61.55728" calcext:value-type="float">
            <text:p>61,55728</text:p>
          </table:table-cell>
          <table:table-cell table:style-name="ce30" office:value-type="float" office:value="61.79552" calcext:value-type="float">
            <text:p>61,79552</text:p>
          </table:table-cell>
          <table:table-cell table:style-name="ce30" office:value-type="float" office:value="61.51873" calcext:value-type="float">
            <text:p>61,51873</text:p>
          </table:table-cell>
          <table:table-cell table:style-name="ce30" office:value-type="float" office:value="61.83407" calcext:value-type="float">
            <text:p>61,83407</text:p>
          </table:table-cell>
          <table:table-cell table:style-name="ce30" office:value-type="float" office:value="61.3" calcext:value-type="float">
            <text:p>61,3</text:p>
          </table:table-cell>
          <table:table-cell table:style-name="ce30" office:value-type="float" office:value="61304" calcext:value-type="float">
            <text:p>61304</text:p>
          </table:table-cell>
          <table:table-cell table:style-name="ce30" office:value-type="float" office:value="63" calcext:value-type="float">
            <text:p>63</text:p>
          </table:table-cell>
          <table:table-cell table:style-name="ce29" office:value-type="float" office:value="32.4119032525423" calcext:value-type="float">
            <text:p>32,4119032525423</text:p>
          </table:table-cell>
          <table:table-cell office:value-type="float" office:value="18.3090891786593" calcext:value-type="float">
            <text:p>18,3090891786593</text:p>
          </table:table-cell>
          <table:table-cell office:value-type="float" office:value="1.8309089178659" calcext:value-type="float">
            <text:p>1,8309089178659</text:p>
          </table:table-cell>
          <table:table-cell office:value-type="float" office:value="100" calcext:value-type="float">
            <text:p>100</text:p>
          </table:table-cell>
          <table:table-cell office:value-type="float" office:value="29.3718792726348" calcext:value-type="float">
            <text:p>29,3718792726348</text:p>
          </table:table-cell>
          <table:table-cell office:value-type="float" office:value="35.4519272324498" calcext:value-type="float">
            <text:p>35,4519272324498</text:p>
          </table:table-cell>
          <table:table-cell office:value-type="float" office:value="28.7789820849752" calcext:value-type="float">
            <text:p>28,7789820849752</text:p>
          </table:table-cell>
          <table:table-cell office:value-type="float" office:value="36.0448244201094" calcext:value-type="float">
            <text:p>36,0448244201094</text:p>
          </table:table-cell>
          <table:table-cell office:value-type="float" office:value="27.6031914908039" calcext:value-type="float">
            <text:p>27,6031914908039</text:p>
          </table:table-cell>
          <table:table-cell office:value-type="float" office:value="37.2206150142807" calcext:value-type="float">
            <text:p>37,2206150142807</text:p>
          </table:table-cell>
          <table:table-cell office:value-type="float" office:value="1.39655172414" calcext:value-type="float">
            <text:p>1,39655172414</text:p>
          </table:table-cell>
          <table:table-cell office:value-type="float" office:value="31.5" calcext:value-type="float">
            <text:p>31,5</text:p>
          </table:table-cell>
          <table:table-cell office:value-type="float" office:value="60784" calcext:value-type="float">
            <text:p>6078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5.52" calcext:value-type="float">
            <text:p>5,52</text:p>
          </table:table-cell>
          <table:table-cell office:value-type="float" office:value="0.112653061224" calcext:value-type="float">
            <text:p>0,112653061224</text:p>
          </table:table-cell>
          <table:table-cell table:formula="of:=[.AD56]-[.AH56]" office:value-type="float" office:value="0" calcext:value-type="float">
            <text:p>0</text:p>
          </table:table-cell>
          <table:table-cell table:formula="of:=[.AL56]/[.AD56]" office:value-type="float" office:value="0" calcext:value-type="float">
            <text:p>0</text:p>
          </table:table-cell>
          <table:table-cell table:formula="of:=[.AE56]-[.AI56]" office:value-type="float" office:value="185" calcext:value-type="float">
            <text:p>185</text:p>
          </table:table-cell>
          <table:table-cell table:formula="of:=[.AN56]/[.AE56]" office:value-type="float" office:value="0.572755417956656" calcext:value-type="float">
            <text:p>0,5727554179566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office:value-type="float" office:value="40.3" calcext:value-type="float">
            <text:p>40,3</text:p>
          </table:table-cell>
          <table:table-cell office:value-type="float" office:value="0.407070707071" calcext:value-type="float">
            <text:p>0,407070707071</text:p>
          </table:table-cell>
          <table:table-cell table:formula="of:=[.AQ56]-[.AU56]" office:value-type="float" office:value="0" calcext:value-type="float">
            <text:p>0</text:p>
          </table:table-cell>
          <table:table-cell table:formula="of:=[.AY56]/[.AQ56]" office:value-type="float" office:value="0" calcext:value-type="float">
            <text:p>0</text:p>
          </table:table-cell>
          <table:table-cell table:formula="of:=[.AR56]-[.AV56]" office:value-type="float" office:value="415" calcext:value-type="float">
            <text:p>415</text:p>
          </table:table-cell>
          <table:table-cell table:formula="of:=[.BA56]/[.AR56]" office:value-type="float" office:value="0.170781893004115" calcext:value-type="float">
            <text:p>0,1707818930041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598" calcext:value-type="float">
            <text:p>2598</text:p>
          </table:table-cell>
          <table:table-cell office:value-type="float" office:value="34.64" calcext:value-type="float">
            <text:p>34,64</text:p>
          </table:table-cell>
          <table:table-cell office:value-type="float" office:value="0.232483221477" calcext:value-type="float">
            <text:p>0,232483221477</text:p>
          </table:table-cell>
          <table:table-cell table:formula="of:=[.BD56]-[.BH56]" office:value-type="float" office:value="0" calcext:value-type="float">
            <text:p>0</text:p>
          </table:table-cell>
          <table:table-cell table:formula="of:=[.BL56]/[.BD56]" office:value-type="float" office:value="0" calcext:value-type="float">
            <text:p>0</text:p>
          </table:table-cell>
          <table:table-cell table:formula="of:=[.BE56]-[.BI56]" office:value-type="float" office:value="5751" calcext:value-type="float">
            <text:p>5751</text:p>
          </table:table-cell>
          <table:table-cell table:formula="of:=[.BN56]/[.BE56]" office:value-type="float" office:value="0.688825008983112" calcext:value-type="float">
            <text:p>0,688825008983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084" calcext:value-type="float">
            <text:p>16084</text:p>
          </table:table-cell>
          <table:table-cell office:value-type="float" office:value="160.84" calcext:value-type="float">
            <text:p>160,84</text:p>
          </table:table-cell>
          <table:table-cell office:value-type="float" office:value="0.80824120603" calcext:value-type="float">
            <text:p>0,80824120603</text:p>
          </table:table-cell>
          <table:table-cell table:formula="of:=[.BQ56]-[.BU56]" office:value-type="float" office:value="0" calcext:value-type="float">
            <text:p>0</text:p>
          </table:table-cell>
          <table:table-cell table:formula="of:=[.BY56]/[.BQ56]" office:value-type="float" office:value="0" calcext:value-type="float">
            <text:p>0</text:p>
          </table:table-cell>
          <table:table-cell table:formula="of:=[.BR56]-[.BV56]" office:value-type="float" office:value="3816" calcext:value-type="float">
            <text:p>3816</text:p>
          </table:table-cell>
          <table:table-cell table:formula="of:=[.CA56]/[.BR56]" office:value-type="float" office:value="0.191758793969849" calcext:value-type="float">
            <text:p>0,1917587939698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823" calcext:value-type="float">
            <text:p>6823</text:p>
          </table:table-cell>
          <table:table-cell office:value-type="float" office:value="54.584" calcext:value-type="float">
            <text:p>54,584</text:p>
          </table:table-cell>
          <table:table-cell office:value-type="float" office:value="0.219212851406" calcext:value-type="float">
            <text:p>0,219212851406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840" calcext:value-type="float">
            <text:p>840</text:p>
          </table:table-cell>
          <table:table-cell table:formula="of:=[.CN56]/[.CE56]" office:value-type="float" office:value="0.109617643220671" calcext:value-type="float">
            <text:p>0,10961764322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03" calcext:value-type="float">
            <text:p>203</text:p>
          </table:table-cell>
          <table:table-cell office:value-type="float" office:value="8.12" calcext:value-type="float">
            <text:p>8,12</text:p>
          </table:table-cell>
          <table:table-cell office:value-type="float" office:value="0.165714285714" calcext:value-type="float">
            <text:p>0,165714285714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120" calcext:value-type="float">
            <text:p>120</text:p>
          </table:table-cell>
          <table:table-cell table:formula="of:=[.AN57]/[.AE57]" office:value-type="float" office:value="0.371517027863777" calcext:value-type="float">
            <text:p>0,3715170278637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258" calcext:value-type="float">
            <text:p>1258</text:p>
          </table:table-cell>
          <table:table-cell office:value-type="float" office:value="25.16" calcext:value-type="float">
            <text:p>25,16</text:p>
          </table:table-cell>
          <table:table-cell office:value-type="float" office:value="0.254141414141" calcext:value-type="float">
            <text:p>0,254141414141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1172" calcext:value-type="float">
            <text:p>1172</text:p>
          </table:table-cell>
          <table:table-cell table:formula="of:=[.BA57]/[.AR57]" office:value-type="float" office:value="0.482304526748971" calcext:value-type="float">
            <text:p>0,4823045267489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667" calcext:value-type="float">
            <text:p>2667</text:p>
          </table:table-cell>
          <table:table-cell office:value-type="float" office:value="35.56" calcext:value-type="float">
            <text:p>35,56</text:p>
          </table:table-cell>
          <table:table-cell office:value-type="float" office:value="0.238657718121" calcext:value-type="float">
            <text:p>0,238657718121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5682" calcext:value-type="float">
            <text:p>5682</text:p>
          </table:table-cell>
          <table:table-cell table:formula="of:=[.BN57]/[.BE57]" office:value-type="float" office:value="0.680560546173194" calcext:value-type="float">
            <text:p>0,6805605461731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076" calcext:value-type="float">
            <text:p>8076</text:p>
          </table:table-cell>
          <table:table-cell office:value-type="float" office:value="80.76" calcext:value-type="float">
            <text:p>80,76</text:p>
          </table:table-cell>
          <table:table-cell office:value-type="float" office:value="0.405829145729" calcext:value-type="float">
            <text:p>0,405829145729</text:p>
          </table:table-cell>
          <table:table-cell table:formula="of:=[.BQ57]-[.BU57]" office:value-type="float" office:value="0" calcext:value-type="float">
            <text:p>0</text:p>
          </table:table-cell>
          <table:table-cell table:formula="of:=[.BY57]/[.BQ57]" office:value-type="float" office:value="0" calcext:value-type="float">
            <text:p>0</text:p>
          </table:table-cell>
          <table:table-cell table:formula="of:=[.BR57]-[.BV57]" office:value-type="float" office:value="11824" calcext:value-type="float">
            <text:p>11824</text:p>
          </table:table-cell>
          <table:table-cell table:formula="of:=[.CA57]/[.BR57]" office:value-type="float" office:value="0.594170854271357" calcext:value-type="float">
            <text:p>0,5941708542713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206" calcext:value-type="float">
            <text:p>6206</text:p>
          </table:table-cell>
          <table:table-cell office:value-type="float" office:value="49.648" calcext:value-type="float">
            <text:p>49,648</text:p>
          </table:table-cell>
          <table:table-cell office:value-type="float" office:value="0.199389558233" calcext:value-type="float">
            <text:p>0,199389558233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1457" calcext:value-type="float">
            <text:p>1457</text:p>
          </table:table-cell>
          <table:table-cell table:formula="of:=[.CN57]/[.CE57]" office:value-type="float" office:value="0.19013441211014" calcext:value-type="float">
            <text:p>0,19013441211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4.75" calcext:value-type="float">
            <text:p>4,75</text:p>
          </table:table-cell>
          <table:table-cell office:value-type="float" office:value="0.101063829787" calcext:value-type="float">
            <text:p>0,101063829787</text:p>
          </table:table-cell>
          <table:table-cell table:formula="of:=[.AD58]-[.AH58]" office:value-type="float" office:value="2" calcext:value-type="float">
            <text:p>2</text:p>
          </table:table-cell>
          <table:table-cell table:formula="of:=[.AL58]/[.AD58]" office:value-type="float" office:value="0.04" calcext:value-type="float">
            <text:p>0,04</text:p>
          </table:table-cell>
          <table:table-cell table:formula="of:=[.AE58]-[.AI58]" office:value-type="float" office:value="209" calcext:value-type="float">
            <text:p>209</text:p>
          </table:table-cell>
          <table:table-cell table:formula="of:=[.AN58]/[.AE58]" office:value-type="float" office:value="0.647058823529412" calcext:value-type="float">
            <text:p>0,6470588235294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93" calcext:value-type="float">
            <text:p>1093</text:p>
          </table:table-cell>
          <table:table-cell office:value-type="float" office:value="21.86" calcext:value-type="float">
            <text:p>21,86</text:p>
          </table:table-cell>
          <table:table-cell office:value-type="float" office:value="0.220808080808" calcext:value-type="float">
            <text:p>0,220808080808</text:p>
          </table:table-cell>
          <table:table-cell table:formula="of:=[.AQ58]-[.AU58]" office:value-type="float" office:value="0" calcext:value-type="float">
            <text:p>0</text:p>
          </table:table-cell>
          <table:table-cell table:formula="of:=[.AY58]/[.AQ58]" office:value-type="float" office:value="0" calcext:value-type="float">
            <text:p>0</text:p>
          </table:table-cell>
          <table:table-cell table:formula="of:=[.AR58]-[.AV58]" office:value-type="float" office:value="1337" calcext:value-type="float">
            <text:p>1337</text:p>
          </table:table-cell>
          <table:table-cell table:formula="of:=[.BA58]/[.AR58]" office:value-type="float" office:value="0.550205761316872" calcext:value-type="float">
            <text:p>0,5502057613168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415" calcext:value-type="float">
            <text:p>2415</text:p>
          </table:table-cell>
          <table:table-cell office:value-type="float" office:value="32.2" calcext:value-type="float">
            <text:p>32,2</text:p>
          </table:table-cell>
          <table:table-cell office:value-type="float" office:value="0.21610738255" calcext:value-type="float">
            <text:p>0,21610738255</text:p>
          </table:table-cell>
          <table:table-cell table:formula="of:=[.BD58]-[.BH58]" office:value-type="float" office:value="0" calcext:value-type="float">
            <text:p>0</text:p>
          </table:table-cell>
          <table:table-cell table:formula="of:=[.BL58]/[.BD58]" office:value-type="float" office:value="0" calcext:value-type="float">
            <text:p>0</text:p>
          </table:table-cell>
          <table:table-cell table:formula="of:=[.BE58]-[.BI58]" office:value-type="float" office:value="5934" calcext:value-type="float">
            <text:p>5934</text:p>
          </table:table-cell>
          <table:table-cell table:formula="of:=[.BN58]/[.BE58]" office:value-type="float" office:value="0.710743801652893" calcext:value-type="float">
            <text:p>0,71074380165289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55" calcext:value-type="float">
            <text:p>6055</text:p>
          </table:table-cell>
          <table:table-cell office:value-type="float" office:value="60.55" calcext:value-type="float">
            <text:p>60,55</text:p>
          </table:table-cell>
          <table:table-cell office:value-type="float" office:value="0.304271356784" calcext:value-type="float">
            <text:p>0,304271356784</text:p>
          </table:table-cell>
          <table:table-cell table:formula="of:=[.BQ58]-[.BU58]" office:value-type="float" office:value="0" calcext:value-type="float">
            <text:p>0</text:p>
          </table:table-cell>
          <table:table-cell table:formula="of:=[.BY58]/[.BQ58]" office:value-type="float" office:value="0" calcext:value-type="float">
            <text:p>0</text:p>
          </table:table-cell>
          <table:table-cell table:formula="of:=[.BR58]-[.BV58]" office:value-type="float" office:value="13845" calcext:value-type="float">
            <text:p>13845</text:p>
          </table:table-cell>
          <table:table-cell table:formula="of:=[.CA58]/[.BR58]" office:value-type="float" office:value="0.69572864321608" calcext:value-type="float">
            <text:p>0,695728643216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442" calcext:value-type="float">
            <text:p>7442</text:p>
          </table:table-cell>
          <table:table-cell office:value-type="float" office:value="59.536" calcext:value-type="float">
            <text:p>59,536</text:p>
          </table:table-cell>
          <table:table-cell office:value-type="float" office:value="0.239100401606" calcext:value-type="float">
            <text:p>0,239100401606</text:p>
          </table:table-cell>
          <table:table-cell table:formula="of:=[.CD58]-[.CH58]" office:value-type="float" office:value="0" calcext:value-type="float">
            <text:p>0</text:p>
          </table:table-cell>
          <table:table-cell table:formula="of:=[.CL58]/[.CD58]" office:value-type="float" office:value="0" calcext:value-type="float">
            <text:p>0</text:p>
          </table:table-cell>
          <table:table-cell table:formula="of:=[.CE58]-[.CI58]" office:value-type="float" office:value="221" calcext:value-type="float">
            <text:p>221</text:p>
          </table:table-cell>
          <table:table-cell table:formula="of:=[.CN58]/[.CE58]" office:value-type="float" office:value="0.0288398799425812" calcext:value-type="float">
            <text:p>0,0288398799425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float" office:value="5.32" calcext:value-type="float">
            <text:p>5,32</text:p>
          </table:table-cell>
          <table:table-cell office:value-type="float" office:value="0.108571428571" calcext:value-type="float">
            <text:p>0,108571428571</text:p>
          </table:table-cell>
          <table:table-cell table:formula="of:=[.AD59]-[.AH59]" office:value-type="float" office:value="0" calcext:value-type="float">
            <text:p>0</text:p>
          </table:table-cell>
          <table:table-cell table:formula="of:=[.AL59]/[.AD59]" office:value-type="float" office:value="0" calcext:value-type="float">
            <text:p>0</text:p>
          </table:table-cell>
          <table:table-cell table:formula="of:=[.AE59]-[.AI59]" office:value-type="float" office:value="190" calcext:value-type="float">
            <text:p>190</text:p>
          </table:table-cell>
          <table:table-cell table:formula="of:=[.AN59]/[.AE59]" office:value-type="float" office:value="0.588235294117647" calcext:value-type="float">
            <text:p>0,5882352941176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128" calcext:value-type="float">
            <text:p>2128</text:p>
          </table:table-cell>
          <table:table-cell office:value-type="float" office:value="42.56" calcext:value-type="float">
            <text:p>42,56</text:p>
          </table:table-cell>
          <table:table-cell office:value-type="float" office:value="0.429898989899" calcext:value-type="float">
            <text:p>0,429898989899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302" calcext:value-type="float">
            <text:p>302</text:p>
          </table:table-cell>
          <table:table-cell table:formula="of:=[.BA59]/[.AR59]" office:value-type="float" office:value="0.124279835390947" calcext:value-type="float">
            <text:p>0,12427983539094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731" calcext:value-type="float">
            <text:p>4731</text:p>
          </table:table-cell>
          <table:table-cell office:value-type="float" office:value="63.08" calcext:value-type="float">
            <text:p>63,08</text:p>
          </table:table-cell>
          <table:table-cell office:value-type="float" office:value="0.423355704698" calcext:value-type="float">
            <text:p>0,423355704698</text:p>
          </table:table-cell>
          <table:table-cell table:formula="of:=[.BD59]-[.BH59]" office:value-type="float" office:value="0" calcext:value-type="float">
            <text:p>0</text:p>
          </table:table-cell>
          <table:table-cell table:formula="of:=[.BL59]/[.BD59]" office:value-type="float" office:value="0" calcext:value-type="float">
            <text:p>0</text:p>
          </table:table-cell>
          <table:table-cell table:formula="of:=[.BE59]-[.BI59]" office:value-type="float" office:value="3618" calcext:value-type="float">
            <text:p>3618</text:p>
          </table:table-cell>
          <table:table-cell table:formula="of:=[.BN59]/[.BE59]" office:value-type="float" office:value="0.433345310815667" calcext:value-type="float">
            <text:p>0,433345310815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45" calcext:value-type="float">
            <text:p>6445</text:p>
          </table:table-cell>
          <table:table-cell office:value-type="float" office:value="64.45" calcext:value-type="float">
            <text:p>64,45</text:p>
          </table:table-cell>
          <table:table-cell office:value-type="float" office:value="0.323869346734" calcext:value-type="float">
            <text:p>0,323869346734</text:p>
          </table:table-cell>
          <table:table-cell table:formula="of:=[.BQ59]-[.BU59]" office:value-type="float" office:value="0" calcext:value-type="float">
            <text:p>0</text:p>
          </table:table-cell>
          <table:table-cell table:formula="of:=[.BY59]/[.BQ59]" office:value-type="float" office:value="0" calcext:value-type="float">
            <text:p>0</text:p>
          </table:table-cell>
          <table:table-cell table:formula="of:=[.BR59]-[.BV59]" office:value-type="float" office:value="13455" calcext:value-type="float">
            <text:p>13455</text:p>
          </table:table-cell>
          <table:table-cell table:formula="of:=[.CA59]/[.BR59]" office:value-type="float" office:value="0.676130653266332" calcext:value-type="float">
            <text:p>0,6761306532663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83" calcext:value-type="float">
            <text:p>7283</text:p>
          </table:table-cell>
          <table:table-cell office:value-type="float" office:value="58.264" calcext:value-type="float">
            <text:p>58,264</text:p>
          </table:table-cell>
          <table:table-cell office:value-type="float" office:value="0.233991967871" calcext:value-type="float">
            <text:p>0,233991967871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380" calcext:value-type="float">
            <text:p>380</text:p>
          </table:table-cell>
          <table:table-cell table:formula="of:=[.CN59]/[.CE59]" office:value-type="float" office:value="0.0495889338379225" calcext:value-type="float">
            <text:p>0,049588933837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53846153846" calcext:value-type="float">
            <text:p>1,53846153846</text:p>
          </table:table-cell>
          <table:table-cell office:value-type="float" office:value="0.0615384615385" calcext:value-type="float">
            <text:p>0,0615384615385</text:p>
          </table:table-cell>
          <table:table-cell table:formula="of:=[.AD60]-[.AH60]" office:value-type="float" office:value="24" calcext:value-type="float">
            <text:p>24</text:p>
          </table:table-cell>
          <table:table-cell table:formula="of:=[.AL60]/[.AD60]" office:value-type="float" office:value="0.48" calcext:value-type="float">
            <text:p>0,48</text:p>
          </table:table-cell>
          <table:table-cell table:formula="of:=[.AE60]-[.AI60]" office:value-type="float" office:value="303" calcext:value-type="float">
            <text:p>303</text:p>
          </table:table-cell>
          <table:table-cell table:formula="of:=[.AN60]/[.AE60]" office:value-type="float" office:value="0.938080495356037" calcext:value-type="float">
            <text:p>0,938080495356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996" calcext:value-type="float">
            <text:p>996</text:p>
          </table:table-cell>
          <table:table-cell office:value-type="float" office:value="19.92" calcext:value-type="float">
            <text:p>19,92</text:p>
          </table:table-cell>
          <table:table-cell office:value-type="float" office:value="0.201212121212" calcext:value-type="float">
            <text:p>0,201212121212</text:p>
          </table:table-cell>
          <table:table-cell table:formula="of:=[.AQ60]-[.AU60]" office:value-type="float" office:value="0" calcext:value-type="float">
            <text:p>0</text:p>
          </table:table-cell>
          <table:table-cell table:formula="of:=[.AY60]/[.AQ60]" office:value-type="float" office:value="0" calcext:value-type="float">
            <text:p>0</text:p>
          </table:table-cell>
          <table:table-cell table:formula="of:=[.AR60]-[.AV60]" office:value-type="float" office:value="1434" calcext:value-type="float">
            <text:p>1434</text:p>
          </table:table-cell>
          <table:table-cell table:formula="of:=[.BA60]/[.AR60]" office:value-type="float" office:value="0.590123456790123" calcext:value-type="float">
            <text:p>0,5901234567901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822" calcext:value-type="float">
            <text:p>6822</text:p>
          </table:table-cell>
          <table:table-cell office:value-type="float" office:value="90.96" calcext:value-type="float">
            <text:p>90,96</text:p>
          </table:table-cell>
          <table:table-cell office:value-type="float" office:value="0.610469798658" calcext:value-type="float">
            <text:p>0,610469798658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1527" calcext:value-type="float">
            <text:p>1527</text:p>
          </table:table-cell>
          <table:table-cell table:formula="of:=[.BN60]/[.BE60]" office:value-type="float" office:value="0.182896155228171" calcext:value-type="float">
            <text:p>0,1828961552281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209" calcext:value-type="float">
            <text:p>2209</text:p>
          </table:table-cell>
          <table:table-cell office:value-type="float" office:value="22.09" calcext:value-type="float">
            <text:p>22,09</text:p>
          </table:table-cell>
          <table:table-cell office:value-type="float" office:value="0.111005025126" calcext:value-type="float">
            <text:p>0,111005025126</text:p>
          </table:table-cell>
          <table:table-cell table:formula="of:=[.BQ60]-[.BU60]" office:value-type="float" office:value="0" calcext:value-type="float">
            <text:p>0</text:p>
          </table:table-cell>
          <table:table-cell table:formula="of:=[.BY60]/[.BQ60]" office:value-type="float" office:value="0" calcext:value-type="float">
            <text:p>0</text:p>
          </table:table-cell>
          <table:table-cell table:formula="of:=[.BR60]-[.BV60]" office:value-type="float" office:value="17691" calcext:value-type="float">
            <text:p>17691</text:p>
          </table:table-cell>
          <table:table-cell table:formula="of:=[.CA60]/[.BR60]" office:value-type="float" office:value="0.888994974874372" calcext:value-type="float">
            <text:p>0,88899497487437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15" calcext:value-type="float">
            <text:p>7215</text:p>
          </table:table-cell>
          <table:table-cell office:value-type="float" office:value="57.72" calcext:value-type="float">
            <text:p>57,72</text:p>
          </table:table-cell>
          <table:table-cell office:value-type="float" office:value="0.231807228916" calcext:value-type="float">
            <text:p>0,231807228916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448" calcext:value-type="float">
            <text:p>448</text:p>
          </table:table-cell>
          <table:table-cell table:formula="of:=[.CN60]/[.CE60]" office:value-type="float" office:value="0.0584627430510244" calcext:value-type="float">
            <text:p>0,0584627430510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6.64" calcext:value-type="float">
            <text:p>6,64</text:p>
          </table:table-cell>
          <table:table-cell office:value-type="float" office:value="0.135510204082" calcext:value-type="float">
            <text:p>0,135510204082</text:p>
          </table:table-cell>
          <table:table-cell table:formula="of:=[.AD61]-[.AH61]" office:value-type="float" office:value="0" calcext:value-type="float">
            <text:p>0</text:p>
          </table:table-cell>
          <table:table-cell table:formula="of:=[.AL61]/[.AD61]" office:value-type="float" office:value="0" calcext:value-type="float">
            <text:p>0</text:p>
          </table:table-cell>
          <table:table-cell table:formula="of:=[.AE61]-[.AI61]" office:value-type="float" office:value="157" calcext:value-type="float">
            <text:p>157</text:p>
          </table:table-cell>
          <table:table-cell table:formula="of:=[.AN61]/[.AE61]" office:value-type="float" office:value="0.486068111455108" calcext:value-type="float">
            <text:p>0,4860681114551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51" calcext:value-type="float">
            <text:p>1751</text:p>
          </table:table-cell>
          <table:table-cell office:value-type="float" office:value="35.02" calcext:value-type="float">
            <text:p>35,02</text:p>
          </table:table-cell>
          <table:table-cell office:value-type="float" office:value="0.353737373737" calcext:value-type="float">
            <text:p>0,353737373737</text:p>
          </table:table-cell>
          <table:table-cell table:formula="of:=[.AQ61]-[.AU61]" office:value-type="float" office:value="0" calcext:value-type="float">
            <text:p>0</text:p>
          </table:table-cell>
          <table:table-cell table:formula="of:=[.AY61]/[.AQ61]" office:value-type="float" office:value="0" calcext:value-type="float">
            <text:p>0</text:p>
          </table:table-cell>
          <table:table-cell table:formula="of:=[.AR61]-[.AV61]" office:value-type="float" office:value="679" calcext:value-type="float">
            <text:p>679</text:p>
          </table:table-cell>
          <table:table-cell table:formula="of:=[.BA61]/[.AR61]" office:value-type="float" office:value="0.279423868312757" calcext:value-type="float">
            <text:p>0,2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678" calcext:value-type="float">
            <text:p>3678</text:p>
          </table:table-cell>
          <table:table-cell office:value-type="float" office:value="49.04" calcext:value-type="float">
            <text:p>49,04</text:p>
          </table:table-cell>
          <table:table-cell office:value-type="float" office:value="0.329127516779" calcext:value-type="float">
            <text:p>0,329127516779</text:p>
          </table:table-cell>
          <table:table-cell table:formula="of:=[.BD61]-[.BH61]" office:value-type="float" office:value="0" calcext:value-type="float">
            <text:p>0</text:p>
          </table:table-cell>
          <table:table-cell table:formula="of:=[.BL61]/[.BD61]" office:value-type="float" office:value="0" calcext:value-type="float">
            <text:p>0</text:p>
          </table:table-cell>
          <table:table-cell table:formula="of:=[.BE61]-[.BI61]" office:value-type="float" office:value="4671" calcext:value-type="float">
            <text:p>4671</text:p>
          </table:table-cell>
          <table:table-cell table:formula="of:=[.BN61]/[.BE61]" office:value-type="float" office:value="0.559468199784405" calcext:value-type="float">
            <text:p>0,559468199784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068" calcext:value-type="float">
            <text:p>11068</text:p>
          </table:table-cell>
          <table:table-cell office:value-type="float" office:value="110.68" calcext:value-type="float">
            <text:p>110,68</text:p>
          </table:table-cell>
          <table:table-cell office:value-type="float" office:value="0.556180904523" calcext:value-type="float">
            <text:p>0,556180904523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8832" calcext:value-type="float">
            <text:p>8832</text:p>
          </table:table-cell>
          <table:table-cell table:formula="of:=[.CA61]/[.BR61]" office:value-type="float" office:value="0.443819095477387" calcext:value-type="float">
            <text:p>0,443819095477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15" calcext:value-type="float">
            <text:p>7215</text:p>
          </table:table-cell>
          <table:table-cell office:value-type="float" office:value="57.72" calcext:value-type="float">
            <text:p>57,72</text:p>
          </table:table-cell>
          <table:table-cell office:value-type="float" office:value="0.231807228916" calcext:value-type="float">
            <text:p>0,231807228916</text:p>
          </table:table-cell>
          <table:table-cell table:formula="of:=[.CD61]-[.CH61]" office:value-type="float" office:value="0" calcext:value-type="float">
            <text:p>0</text:p>
          </table:table-cell>
          <table:table-cell table:formula="of:=[.CL61]/[.CD61]" office:value-type="float" office:value="0" calcext:value-type="float">
            <text:p>0</text:p>
          </table:table-cell>
          <table:table-cell table:formula="of:=[.CE61]-[.CI61]" office:value-type="float" office:value="448" calcext:value-type="float">
            <text:p>448</text:p>
          </table:table-cell>
          <table:table-cell table:formula="of:=[.CN61]/[.CE61]" office:value-type="float" office:value="0.0584627430510244" calcext:value-type="float">
            <text:p>0,058462743051024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8.4" calcext:value-type="float">
            <text:p>8,4</text:p>
          </table:table-cell>
          <table:table-cell office:value-type="float" office:value="0.171428571429" calcext:value-type="float">
            <text:p>0,171428571429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113" calcext:value-type="float">
            <text:p>113</text:p>
          </table:table-cell>
          <table:table-cell table:formula="of:=[.AN62]/[.AE62]" office:value-type="float" office:value="0.34984520123839" calcext:value-type="float">
            <text:p>0,349845201238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47" calcext:value-type="float">
            <text:p>2247</text:p>
          </table:table-cell>
          <table:table-cell office:value-type="float" office:value="44.94" calcext:value-type="float">
            <text:p>44,94</text:p>
          </table:table-cell>
          <table:table-cell office:value-type="float" office:value="0.453939393939" calcext:value-type="float">
            <text:p>0,453939393939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183" calcext:value-type="float">
            <text:p>183</text:p>
          </table:table-cell>
          <table:table-cell table:formula="of:=[.BA62]/[.AR62]" office:value-type="float" office:value="0.0753086419753087" calcext:value-type="float">
            <text:p>0,07530864197530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44" calcext:value-type="float">
            <text:p>744</text:p>
          </table:table-cell>
          <table:table-cell office:value-type="float" office:value="9.92" calcext:value-type="float">
            <text:p>9,92</text:p>
          </table:table-cell>
          <table:table-cell office:value-type="float" office:value="0.0665771812081" calcext:value-type="float">
            <text:p>0,0665771812081</text:p>
          </table:table-cell>
          <table:table-cell table:formula="of:=[.BD62]-[.BH62]" office:value-type="float" office:value="0" calcext:value-type="float">
            <text:p>0</text:p>
          </table:table-cell>
          <table:table-cell table:formula="of:=[.BL62]/[.BD62]" office:value-type="float" office:value="0" calcext:value-type="float">
            <text:p>0</text:p>
          </table:table-cell>
          <table:table-cell table:formula="of:=[.BE62]-[.BI62]" office:value-type="float" office:value="7605" calcext:value-type="float">
            <text:p>7605</text:p>
          </table:table-cell>
          <table:table-cell table:formula="of:=[.BN62]/[.BE62]" office:value-type="float" office:value="0.910887531440891" calcext:value-type="float">
            <text:p>0,9108875314408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656" calcext:value-type="float">
            <text:p>6656</text:p>
          </table:table-cell>
          <table:table-cell office:value-type="float" office:value="66.56" calcext:value-type="float">
            <text:p>66,56</text:p>
          </table:table-cell>
          <table:table-cell office:value-type="float" office:value="0.334472361809" calcext:value-type="float">
            <text:p>0,334472361809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13244" calcext:value-type="float">
            <text:p>13244</text:p>
          </table:table-cell>
          <table:table-cell table:formula="of:=[.CA62]/[.BR62]" office:value-type="float" office:value="0.665527638190955" calcext:value-type="float">
            <text:p>0,66552763819095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897" calcext:value-type="float">
            <text:p>3897</text:p>
          </table:table-cell>
          <table:table-cell office:value-type="float" office:value="31.176" calcext:value-type="float">
            <text:p>31,176</text:p>
          </table:table-cell>
          <table:table-cell office:value-type="float" office:value="0.125204819277" calcext:value-type="float">
            <text:p>0,125204819277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3766" calcext:value-type="float">
            <text:p>3766</text:p>
          </table:table-cell>
          <table:table-cell table:formula="of:=[.CN62]/[.CE62]" office:value-type="float" office:value="0.491452433772674" calcext:value-type="float">
            <text:p>0,491452433772674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office:value-type="float" office:value="5.92" calcext:value-type="float">
            <text:p>5,92</text:p>
          </table:table-cell>
          <table:table-cell office:value-type="float" office:value="0.120816326531" calcext:value-type="float">
            <text:p>0,120816326531</text:p>
          </table:table-cell>
          <table:table-cell table:formula="of:=[.AD63]-[.AH63]" office:value-type="float" office:value="0" calcext:value-type="float">
            <text:p>0</text:p>
          </table:table-cell>
          <table:table-cell table:formula="of:=[.AL63]/[.AD63]" office:value-type="float" office:value="0" calcext:value-type="float">
            <text:p>0</text:p>
          </table:table-cell>
          <table:table-cell table:formula="of:=[.AE63]-[.AI63]" office:value-type="float" office:value="175" calcext:value-type="float">
            <text:p>175</text:p>
          </table:table-cell>
          <table:table-cell table:formula="of:=[.AN63]/[.AE63]" office:value-type="float" office:value="0.541795665634675" calcext:value-type="float">
            <text:p>0,541795665634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13" calcext:value-type="float">
            <text:p>1713</text:p>
          </table:table-cell>
          <table:table-cell office:value-type="float" office:value="34.26" calcext:value-type="float">
            <text:p>34,26</text:p>
          </table:table-cell>
          <table:table-cell office:value-type="float" office:value="0.346060606061" calcext:value-type="float">
            <text:p>0,346060606061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717" calcext:value-type="float">
            <text:p>717</text:p>
          </table:table-cell>
          <table:table-cell table:formula="of:=[.BA63]/[.AR63]" office:value-type="float" office:value="0.295061728395062" calcext:value-type="float">
            <text:p>0,2950617283950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334" calcext:value-type="float">
            <text:p>2334</text:p>
          </table:table-cell>
          <table:table-cell office:value-type="float" office:value="31.12" calcext:value-type="float">
            <text:p>31,12</text:p>
          </table:table-cell>
          <table:table-cell office:value-type="float" office:value="0.208859060403" calcext:value-type="float">
            <text:p>0,208859060403</text:p>
          </table:table-cell>
          <table:table-cell table:formula="of:=[.BD63]-[.BH63]" office:value-type="float" office:value="0" calcext:value-type="float">
            <text:p>0</text:p>
          </table:table-cell>
          <table:table-cell table:formula="of:=[.BL63]/[.BD63]" office:value-type="float" office:value="0" calcext:value-type="float">
            <text:p>0</text:p>
          </table:table-cell>
          <table:table-cell table:formula="of:=[.BE63]-[.BI63]" office:value-type="float" office:value="6015" calcext:value-type="float">
            <text:p>6015</text:p>
          </table:table-cell>
          <table:table-cell table:formula="of:=[.BN63]/[.BE63]" office:value-type="float" office:value="0.720445562342796" calcext:value-type="float">
            <text:p>0,7204455623427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73" calcext:value-type="float">
            <text:p>10273</text:p>
          </table:table-cell>
          <table:table-cell office:value-type="float" office:value="102.73" calcext:value-type="float">
            <text:p>102,73</text:p>
          </table:table-cell>
          <table:table-cell office:value-type="float" office:value="0.516231155779" calcext:value-type="float">
            <text:p>0,516231155779</text:p>
          </table:table-cell>
          <table:table-cell table:formula="of:=[.BQ63]-[.BU63]" office:value-type="float" office:value="0" calcext:value-type="float">
            <text:p>0</text:p>
          </table:table-cell>
          <table:table-cell table:formula="of:=[.BY63]/[.BQ63]" office:value-type="float" office:value="0" calcext:value-type="float">
            <text:p>0</text:p>
          </table:table-cell>
          <table:table-cell table:formula="of:=[.BR63]-[.BV63]" office:value-type="float" office:value="9627" calcext:value-type="float">
            <text:p>9627</text:p>
          </table:table-cell>
          <table:table-cell table:formula="of:=[.CA63]/[.BR63]" office:value-type="float" office:value="0.483768844221106" calcext:value-type="float">
            <text:p>0,48376884422110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538" calcext:value-type="float">
            <text:p>1538</text:p>
          </table:table-cell>
          <table:table-cell office:value-type="float" office:value="12.304" calcext:value-type="float">
            <text:p>12,304</text:p>
          </table:table-cell>
          <table:table-cell office:value-type="float" office:value="0.0494136546185" calcext:value-type="float">
            <text:p>0,0494136546185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6125" calcext:value-type="float">
            <text:p>6125</text:p>
          </table:table-cell>
          <table:table-cell table:formula="of:=[.CN63]/[.CE63]" office:value-type="float" office:value="0.799295315150724" calcext:value-type="float">
            <text:p>0,799295315150724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.4" calcext:value-type="float">
            <text:p>2,4</text:p>
          </table:table-cell>
          <table:table-cell office:value-type="float" office:value="0.0545454545455" calcext:value-type="float">
            <text:p>0,0545454545455</text:p>
          </table:table-cell>
          <table:table-cell table:formula="of:=[.AD64]-[.AH64]" office:value-type="float" office:value="5" calcext:value-type="float">
            <text:p>5</text:p>
          </table:table-cell>
          <table:table-cell table:formula="of:=[.AL64]/[.AD64]" office:value-type="float" office:value="0.1" calcext:value-type="float">
            <text:p>0,1</text:p>
          </table:table-cell>
          <table:table-cell table:formula="of:=[.AE64]-[.AI64]" office:value-type="float" office:value="269" calcext:value-type="float">
            <text:p>269</text:p>
          </table:table-cell>
          <table:table-cell table:formula="of:=[.AN64]/[.AE64]" office:value-type="float" office:value="0.8328173374613" calcext:value-type="float">
            <text:p>0,83281733746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80" calcext:value-type="float">
            <text:p>1880</text:p>
          </table:table-cell>
          <table:table-cell office:value-type="float" office:value="37.6" calcext:value-type="float">
            <text:p>37,6</text:p>
          </table:table-cell>
          <table:table-cell office:value-type="float" office:value="0.379797979798" calcext:value-type="float">
            <text:p>0,379797979798</text:p>
          </table:table-cell>
          <table:table-cell table:formula="of:=[.AQ64]-[.AU64]" office:value-type="float" office:value="0" calcext:value-type="float">
            <text:p>0</text:p>
          </table:table-cell>
          <table:table-cell table:formula="of:=[.AY64]/[.AQ64]" office:value-type="float" office:value="0" calcext:value-type="float">
            <text:p>0</text:p>
          </table:table-cell>
          <table:table-cell table:formula="of:=[.AR64]-[.AV64]" office:value-type="float" office:value="550" calcext:value-type="float">
            <text:p>550</text:p>
          </table:table-cell>
          <table:table-cell table:formula="of:=[.BA64]/[.AR64]" office:value-type="float" office:value="0.226337448559671" calcext:value-type="float">
            <text:p>0,2263374485596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410" calcext:value-type="float">
            <text:p>3410</text:p>
          </table:table-cell>
          <table:table-cell office:value-type="float" office:value="45.4666666667" calcext:value-type="float">
            <text:p>45,4666666667</text:p>
          </table:table-cell>
          <table:table-cell office:value-type="float" office:value="0.30514541387" calcext:value-type="float">
            <text:p>0,30514541387</text:p>
          </table:table-cell>
          <table:table-cell table:formula="of:=[.BD64]-[.BH64]" office:value-type="float" office:value="0" calcext:value-type="float">
            <text:p>0</text:p>
          </table:table-cell>
          <table:table-cell table:formula="of:=[.BL64]/[.BD64]" office:value-type="float" office:value="0" calcext:value-type="float">
            <text:p>0</text:p>
          </table:table-cell>
          <table:table-cell table:formula="of:=[.BE64]-[.BI64]" office:value-type="float" office:value="4939" calcext:value-type="float">
            <text:p>4939</text:p>
          </table:table-cell>
          <table:table-cell table:formula="of:=[.BN64]/[.BE64]" office:value-type="float" office:value="0.591567852437418" calcext:value-type="float">
            <text:p>0,5915678524374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office:value-type="float" office:value="6.4" calcext:value-type="float">
            <text:p>6,4</text:p>
          </table:table-cell>
          <table:table-cell office:value-type="float" office:value="0.0321608040201" calcext:value-type="float">
            <text:p>0,0321608040201</text:p>
          </table:table-cell>
          <table:table-cell table:formula="of:=[.BQ64]-[.BU64]" office:value-type="float" office:value="0" calcext:value-type="float">
            <text:p>0</text:p>
          </table:table-cell>
          <table:table-cell table:formula="of:=[.BY64]/[.BQ64]" office:value-type="float" office:value="0" calcext:value-type="float">
            <text:p>0</text:p>
          </table:table-cell>
          <table:table-cell table:formula="of:=[.BR64]-[.BV64]" office:value-type="float" office:value="19260" calcext:value-type="float">
            <text:p>19260</text:p>
          </table:table-cell>
          <table:table-cell table:formula="of:=[.CA64]/[.BR64]" office:value-type="float" office:value="0.9678391959799" calcext:value-type="float">
            <text:p>0,96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15" calcext:value-type="float">
            <text:p>7215</text:p>
          </table:table-cell>
          <table:table-cell office:value-type="float" office:value="57.72" calcext:value-type="float">
            <text:p>57,72</text:p>
          </table:table-cell>
          <table:table-cell office:value-type="float" office:value="0.231807228916" calcext:value-type="float">
            <text:p>0,231807228916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448" calcext:value-type="float">
            <text:p>448</text:p>
          </table:table-cell>
          <table:table-cell table:formula="of:=[.CN64]/[.CE64]" office:value-type="float" office:value="0.0584627430510244" calcext:value-type="float">
            <text:p>0,058462743051024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96" calcext:value-type="float">
            <text:p>296</text:p>
          </table:table-cell>
          <table:table-cell office:value-type="float" office:value="11.84" calcext:value-type="float">
            <text:p>11,84</text:p>
          </table:table-cell>
          <table:table-cell office:value-type="float" office:value="0.241632653061" calcext:value-type="float">
            <text:p>0,241632653061</text:p>
          </table:table-cell>
          <table:table-cell table:formula="of:=[.AD65]-[.AH65]" office:value-type="float" office:value="0" calcext:value-type="float">
            <text:p>0</text:p>
          </table:table-cell>
          <table:table-cell table:formula="of:=[.AL65]/[.AD65]" office:value-type="float" office:value="0" calcext:value-type="float">
            <text:p>0</text:p>
          </table:table-cell>
          <table:table-cell table:formula="of:=[.AE65]-[.AI65]" office:value-type="float" office:value="27" calcext:value-type="float">
            <text:p>27</text:p>
          </table:table-cell>
          <table:table-cell table:formula="of:=[.AN65]/[.AE65]" office:value-type="float" office:value="0.0835913312693498" calcext:value-type="float">
            <text:p>0,08359133126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float" office:value="29.18" calcext:value-type="float">
            <text:p>29,18</text:p>
          </table:table-cell>
          <table:table-cell office:value-type="float" office:value="0.294747474747" calcext:value-type="float">
            <text:p>0,294747474747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971" calcext:value-type="float">
            <text:p>971</text:p>
          </table:table-cell>
          <table:table-cell table:formula="of:=[.BA65]/[.AR65]" office:value-type="float" office:value="0.399588477366255" calcext:value-type="float">
            <text:p>0,39958847736625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678" calcext:value-type="float">
            <text:p>3678</text:p>
          </table:table-cell>
          <table:table-cell office:value-type="float" office:value="49.04" calcext:value-type="float">
            <text:p>49,04</text:p>
          </table:table-cell>
          <table:table-cell office:value-type="float" office:value="0.329127516779" calcext:value-type="float">
            <text:p>0,329127516779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4671" calcext:value-type="float">
            <text:p>4671</text:p>
          </table:table-cell>
          <table:table-cell table:formula="of:=[.BN65]/[.BE65]" office:value-type="float" office:value="0.559468199784405" calcext:value-type="float">
            <text:p>0,559468199784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113" calcext:value-type="float">
            <text:p>15113</text:p>
          </table:table-cell>
          <table:table-cell office:value-type="float" office:value="151.13" calcext:value-type="float">
            <text:p>151,13</text:p>
          </table:table-cell>
          <table:table-cell office:value-type="float" office:value="0.759447236181" calcext:value-type="float">
            <text:p>0,759447236181</text:p>
          </table:table-cell>
          <table:table-cell table:formula="of:=[.BQ65]-[.BU65]" office:value-type="float" office:value="0" calcext:value-type="float">
            <text:p>0</text:p>
          </table:table-cell>
          <table:table-cell table:formula="of:=[.BY65]/[.BQ65]" office:value-type="float" office:value="0" calcext:value-type="float">
            <text:p>0</text:p>
          </table:table-cell>
          <table:table-cell table:formula="of:=[.BR65]-[.BV65]" office:value-type="float" office:value="4787" calcext:value-type="float">
            <text:p>4787</text:p>
          </table:table-cell>
          <table:table-cell table:formula="of:=[.CA65]/[.BR65]" office:value-type="float" office:value="0.240552763819095" calcext:value-type="float">
            <text:p>0,2405527638190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918" calcext:value-type="float">
            <text:p>2918</text:p>
          </table:table-cell>
          <table:table-cell office:value-type="float" office:value="23.344" calcext:value-type="float">
            <text:p>23,344</text:p>
          </table:table-cell>
          <table:table-cell office:value-type="float" office:value="0.0937510040161" calcext:value-type="float">
            <text:p>0,0937510040161</text:p>
          </table:table-cell>
          <table:table-cell table:formula="of:=[.CD65]-[.CH65]" office:value-type="float" office:value="0" calcext:value-type="float">
            <text:p>0</text:p>
          </table:table-cell>
          <table:table-cell table:formula="of:=[.CL65]/[.CD65]" office:value-type="float" office:value="0" calcext:value-type="float">
            <text:p>0</text:p>
          </table:table-cell>
          <table:table-cell table:formula="of:=[.CE65]-[.CI65]" office:value-type="float" office:value="4745" calcext:value-type="float">
            <text:p>4745</text:p>
          </table:table-cell>
          <table:table-cell table:formula="of:=[.CN65]/[.CE65]" office:value-type="float" office:value="0.619209187002479" calcext:value-type="float">
            <text:p>0,619209187002479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office:value-type="float" office:value="6.24" calcext:value-type="float">
            <text:p>6,24</text:p>
          </table:table-cell>
          <table:table-cell office:value-type="float" office:value="0.127346938776" calcext:value-type="float">
            <text:p>0,127346938776</text:p>
          </table:table-cell>
          <table:table-cell table:formula="of:=[.AD66]-[.AH66]" office:value-type="float" office:value="0" calcext:value-type="float">
            <text:p>0</text:p>
          </table:table-cell>
          <table:table-cell table:formula="of:=[.AL66]/[.AD66]" office:value-type="float" office:value="0" calcext:value-type="float">
            <text:p>0</text:p>
          </table:table-cell>
          <table:table-cell table:formula="of:=[.AE66]-[.AI66]" office:value-type="float" office:value="167" calcext:value-type="float">
            <text:p>167</text:p>
          </table:table-cell>
          <table:table-cell table:formula="of:=[.AN66]/[.AE66]" office:value-type="float" office:value="0.51702786377709" calcext:value-type="float">
            <text:p>0,517027863777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21" calcext:value-type="float">
            <text:p>2221</text:p>
          </table:table-cell>
          <table:table-cell office:value-type="float" office:value="44.42" calcext:value-type="float">
            <text:p>44,42</text:p>
          </table:table-cell>
          <table:table-cell office:value-type="float" office:value="0.448686868687" calcext:value-type="float">
            <text:p>0,448686868687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209" calcext:value-type="float">
            <text:p>209</text:p>
          </table:table-cell>
          <table:table-cell table:formula="of:=[.BA66]/[.AR66]" office:value-type="float" office:value="0.0860082304526749" calcext:value-type="float">
            <text:p>0,086008230452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159" calcext:value-type="float">
            <text:p>2159</text:p>
          </table:table-cell>
          <table:table-cell office:value-type="float" office:value="28.7866666667" calcext:value-type="float">
            <text:p>28,7866666667</text:p>
          </table:table-cell>
          <table:table-cell office:value-type="float" office:value="0.193199105145" calcext:value-type="float">
            <text:p>0,193199105145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6190" calcext:value-type="float">
            <text:p>6190</text:p>
          </table:table-cell>
          <table:table-cell table:formula="of:=[.BN66]/[.BE66]" office:value-type="float" office:value="0.741406156425919" calcext:value-type="float">
            <text:p>0,7414061564259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7948" calcext:value-type="float">
            <text:p>17948</text:p>
          </table:table-cell>
          <table:table-cell office:value-type="float" office:value="179.48" calcext:value-type="float">
            <text:p>179,48</text:p>
          </table:table-cell>
          <table:table-cell office:value-type="float" office:value="0.901909547739" calcext:value-type="float">
            <text:p>0,901909547739</text:p>
          </table:table-cell>
          <table:table-cell table:formula="of:=[.BQ66]-[.BU66]" office:value-type="float" office:value="0" calcext:value-type="float">
            <text:p>0</text:p>
          </table:table-cell>
          <table:table-cell table:formula="of:=[.BY66]/[.BQ66]" office:value-type="float" office:value="0" calcext:value-type="float">
            <text:p>0</text:p>
          </table:table-cell>
          <table:table-cell table:formula="of:=[.BR66]-[.BV66]" office:value-type="float" office:value="1952" calcext:value-type="float">
            <text:p>1952</text:p>
          </table:table-cell>
          <table:table-cell table:formula="of:=[.CA66]/[.BR66]" office:value-type="float" office:value="0.0980904522613065" calcext:value-type="float">
            <text:p>0,0980904522613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342" calcext:value-type="float">
            <text:p>5342</text:p>
          </table:table-cell>
          <table:table-cell office:value-type="float" office:value="42.736" calcext:value-type="float">
            <text:p>42,736</text:p>
          </table:table-cell>
          <table:table-cell office:value-type="float" office:value="0.171630522088" calcext:value-type="float">
            <text:p>0,171630522088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2321" calcext:value-type="float">
            <text:p>2321</text:p>
          </table:table-cell>
          <table:table-cell table:formula="of:=[.CN66]/[.CE66]" office:value-type="float" office:value="0.302883987994258" calcext:value-type="float">
            <text:p>0,302883987994258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.0588235294118" calcext:value-type="float">
            <text:p>0,0588235294118</text:p>
          </table:table-cell>
          <table:table-cell table:formula="of:=[.AD67]-[.AH67]" office:value-type="float" office:value="15" calcext:value-type="float">
            <text:p>15</text:p>
          </table:table-cell>
          <table:table-cell table:formula="of:=[.AL67]/[.AD67]" office:value-type="float" office:value="0.3" calcext:value-type="float">
            <text:p>0,3</text:p>
          </table:table-cell>
          <table:table-cell table:formula="of:=[.AE67]-[.AI67]" office:value-type="float" office:value="288" calcext:value-type="float">
            <text:p>288</text:p>
          </table:table-cell>
          <table:table-cell table:formula="of:=[.AN67]/[.AE67]" office:value-type="float" office:value="0.891640866873065" calcext:value-type="float">
            <text:p>0,8916408668730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68" calcext:value-type="float">
            <text:p>1568</text:p>
          </table:table-cell>
          <table:table-cell office:value-type="float" office:value="31.36" calcext:value-type="float">
            <text:p>31,36</text:p>
          </table:table-cell>
          <table:table-cell office:value-type="float" office:value="0.316767676768" calcext:value-type="float">
            <text:p>0,316767676768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862" calcext:value-type="float">
            <text:p>862</text:p>
          </table:table-cell>
          <table:table-cell table:formula="of:=[.BA67]/[.AR67]" office:value-type="float" office:value="0.354732510288066" calcext:value-type="float">
            <text:p>0,354732510288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491" calcext:value-type="float">
            <text:p>5491</text:p>
          </table:table-cell>
          <table:table-cell office:value-type="float" office:value="73.2133333333" calcext:value-type="float">
            <text:p>73,2133333333</text:p>
          </table:table-cell>
          <table:table-cell office:value-type="float" office:value="0.491364653244" calcext:value-type="float">
            <text:p>0,491364653244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2858" calcext:value-type="float">
            <text:p>2858</text:p>
          </table:table-cell>
          <table:table-cell table:formula="of:=[.BN67]/[.BE67]" office:value-type="float" office:value="0.342316445083243" calcext:value-type="float">
            <text:p>0,3423164450832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310" calcext:value-type="float">
            <text:p>15310</text:p>
          </table:table-cell>
          <table:table-cell office:value-type="float" office:value="153.1" calcext:value-type="float">
            <text:p>153,1</text:p>
          </table:table-cell>
          <table:table-cell office:value-type="float" office:value="0.769346733668" calcext:value-type="float">
            <text:p>0,769346733668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4590" calcext:value-type="float">
            <text:p>4590</text:p>
          </table:table-cell>
          <table:table-cell table:formula="of:=[.CA67]/[.BR67]" office:value-type="float" office:value="0.230653266331658" calcext:value-type="float">
            <text:p>0,23065326633165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161" calcext:value-type="float">
            <text:p>1161</text:p>
          </table:table-cell>
          <table:table-cell office:value-type="float" office:value="9.288" calcext:value-type="float">
            <text:p>9,288</text:p>
          </table:table-cell>
          <table:table-cell office:value-type="float" office:value="0.0373012048193" calcext:value-type="float">
            <text:p>0,0373012048193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6502" calcext:value-type="float">
            <text:p>6502</text:p>
          </table:table-cell>
          <table:table-cell table:formula="of:=[.CN67]/[.CE67]" office:value-type="float" office:value="0.848492757405716" calcext:value-type="float">
            <text:p>0,848492757405716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11.2" calcext:value-type="float">
            <text:p>11,2</text:p>
          </table:table-cell>
          <table:table-cell office:value-type="float" office:value="0.228571428571" calcext:value-type="float">
            <text:p>0,228571428571</text:p>
          </table:table-cell>
          <table:table-cell table:formula="of:=[.AD68]-[.AH68]" office:value-type="float" office:value="0" calcext:value-type="float">
            <text:p>0</text:p>
          </table:table-cell>
          <table:table-cell table:formula="of:=[.AL68]/[.AD68]" office:value-type="float" office:value="0" calcext:value-type="float">
            <text:p>0</text:p>
          </table:table-cell>
          <table:table-cell table:formula="of:=[.AE68]-[.AI68]" office:value-type="float" office:value="43" calcext:value-type="float">
            <text:p>43</text:p>
          </table:table-cell>
          <table:table-cell table:formula="of:=[.AN68]/[.AE68]" office:value-type="float" office:value="0.13312693498452" calcext:value-type="float">
            <text:p>0,133126934984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18" calcext:value-type="float">
            <text:p>1818</text:p>
          </table:table-cell>
          <table:table-cell office:value-type="float" office:value="36.36" calcext:value-type="float">
            <text:p>36,36</text:p>
          </table:table-cell>
          <table:table-cell office:value-type="float" office:value="0.367272727273" calcext:value-type="float">
            <text:p>0,367272727273</text:p>
          </table:table-cell>
          <table:table-cell table:formula="of:=[.AQ68]-[.AU68]" office:value-type="float" office:value="0" calcext:value-type="float">
            <text:p>0</text:p>
          </table:table-cell>
          <table:table-cell table:formula="of:=[.AY68]/[.AQ68]" office:value-type="float" office:value="0" calcext:value-type="float">
            <text:p>0</text:p>
          </table:table-cell>
          <table:table-cell table:formula="of:=[.AR68]-[.AV68]" office:value-type="float" office:value="612" calcext:value-type="float">
            <text:p>612</text:p>
          </table:table-cell>
          <table:table-cell table:formula="of:=[.BA68]/[.AR68]" office:value-type="float" office:value="0.251851851851852" calcext:value-type="float">
            <text:p>0,2518518518518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069" calcext:value-type="float">
            <text:p>5069</text:p>
          </table:table-cell>
          <table:table-cell office:value-type="float" office:value="67.5866666667" calcext:value-type="float">
            <text:p>67,5866666667</text:p>
          </table:table-cell>
          <table:table-cell office:value-type="float" office:value="0.453601789709" calcext:value-type="float">
            <text:p>0,453601789709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3280" calcext:value-type="float">
            <text:p>3280</text:p>
          </table:table-cell>
          <table:table-cell table:formula="of:=[.BN68]/[.BE68]" office:value-type="float" office:value="0.392861420529405" calcext:value-type="float">
            <text:p>0,392861420529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02" calcext:value-type="float">
            <text:p>1202</text:p>
          </table:table-cell>
          <table:table-cell office:value-type="float" office:value="12.02" calcext:value-type="float">
            <text:p>12,02</text:p>
          </table:table-cell>
          <table:table-cell office:value-type="float" office:value="0.0604020100503" calcext:value-type="float">
            <text:p>0,0604020100503</text:p>
          </table:table-cell>
          <table:table-cell table:formula="of:=[.BQ68]-[.BU68]" office:value-type="float" office:value="0" calcext:value-type="float">
            <text:p>0</text:p>
          </table:table-cell>
          <table:table-cell table:formula="of:=[.BY68]/[.BQ68]" office:value-type="float" office:value="0" calcext:value-type="float">
            <text:p>0</text:p>
          </table:table-cell>
          <table:table-cell table:formula="of:=[.BR68]-[.BV68]" office:value-type="float" office:value="18698" calcext:value-type="float">
            <text:p>18698</text:p>
          </table:table-cell>
          <table:table-cell table:formula="of:=[.CA68]/[.BR68]" office:value-type="float" office:value="0.939597989949749" calcext:value-type="float">
            <text:p>0,9395979899497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988" calcext:value-type="float">
            <text:p>2988</text:p>
          </table:table-cell>
          <table:table-cell office:value-type="float" office:value="23.904" calcext:value-type="float">
            <text:p>23,904</text:p>
          </table:table-cell>
          <table:table-cell office:value-type="float" office:value="0.096" calcext:value-type="float">
            <text:p>0,096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4675" calcext:value-type="float">
            <text:p>4675</text:p>
          </table:table-cell>
          <table:table-cell table:formula="of:=[.CN68]/[.CE68]" office:value-type="float" office:value="0.610074383400757" calcext:value-type="float">
            <text:p>0,610074383400757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41" office:value-type="float" office:value="12.92" calcext:value-type="float">
            <text:p>12,92</text:p>
          </table:table-cell>
          <table:table-cell table:style-name="ce24" office:value-type="float" office:value="0.263673469388" calcext:value-type="float">
            <text:p>0,26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0.224489795918" calcext:value-type="float">
            <text:p>0,224489795918</text:p>
          </table:table-cell>
          <table:table-cell table:formula="of:=[.AD69]-[.AH69]" office:value-type="float" office:value="0" calcext:value-type="float">
            <text:p>0</text:p>
          </table:table-cell>
          <table:table-cell table:formula="of:=[.AL69]/[.AD69]" office:value-type="float" office:value="0" calcext:value-type="float">
            <text:p>0</text:p>
          </table:table-cell>
          <table:table-cell table:formula="of:=[.AE69]-[.AI69]" office:value-type="float" office:value="48" calcext:value-type="float">
            <text:p>48</text:p>
          </table:table-cell>
          <table:table-cell table:formula="of:=[.AN69]/[.AE69]" office:value-type="float" office:value="0.148606811145511" calcext:value-type="float">
            <text:p>0,1486068111455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41" office:value-type="float" office:value="48.6" calcext:value-type="float">
            <text:p>48,60</text:p>
          </table:table-cell>
          <table:table-cell table:style-name="ce24" office:value-type="float" office:value="0.490909090909" calcext:value-type="float">
            <text:p>0,49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074</text:p>
          </table:table-cell>
          <table:table-cell office:value-type="float" office:value="21.48" calcext:value-type="float">
            <text:p>21,48</text:p>
          </table:table-cell>
          <table:table-cell office:value-type="float" office:value="0.21696969697" calcext:value-type="float">
            <text:p>0,21696969697</text:p>
          </table:table-cell>
          <table:table-cell table:formula="of:=[.AQ69]-[.AU69]" office:value-type="float" office:value="0" calcext:value-type="float">
            <text:p>0</text:p>
          </table:table-cell>
          <table:table-cell table:formula="of:=[.AY69]/[.AQ69]" office:value-type="float" office:value="0" calcext:value-type="float">
            <text:p>0</text:p>
          </table:table-cell>
          <table:table-cell table:formula="of:=[.AR69]-[.AV69]" office:value-type="float" office:value="1356" calcext:value-type="float">
            <text:p>1356</text:p>
          </table:table-cell>
          <table:table-cell table:formula="of:=[.BA69]/[.AR69]" office:value-type="float" office:value="0.558024691358025" calcext:value-type="float">
            <text:p>0,5580246913580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table:style-name="ce41" office:value-type="float" office:value="111.32" calcext:value-type="float">
            <text:p>111,32</text:p>
          </table:table-cell>
          <table:table-cell table:style-name="ce24" office:value-type="float" office:value="0.74711409396" calcext:value-type="float">
            <text:p>0,75</text:p>
          </table:table-cell>
          <table:table-cell office:value-type="float" office:value="150" calcext:value-type="float">
            <text:p>150</text:p>
          </table:table-cell>
          <table:table-cell office:value-type="float" office:value="2759" calcext:value-type="float">
            <text:p>2759</text:p>
          </table:table-cell>
          <table:table-cell office:value-type="float" office:value="36.7866666667" calcext:value-type="float">
            <text:p>36,7866666667</text:p>
          </table:table-cell>
          <table:table-cell office:value-type="float" office:value="0.246890380313" calcext:value-type="float">
            <text:p>0,246890380313</text:p>
          </table:table-cell>
          <table:table-cell table:formula="of:=[.BD69]-[.BH69]" office:value-type="float" office:value="0" calcext:value-type="float">
            <text:p>0</text:p>
          </table:table-cell>
          <table:table-cell table:formula="of:=[.BL69]/[.BD69]" office:value-type="float" office:value="0" calcext:value-type="float">
            <text:p>0</text:p>
          </table:table-cell>
          <table:table-cell table:formula="of:=[.BE69]-[.BI69]" office:value-type="float" office:value="5590" calcext:value-type="float">
            <text:p>5590</text:p>
          </table:table-cell>
          <table:table-cell table:formula="of:=[.BN69]/[.BE69]" office:value-type="float" office:value="0.669541262426638" calcext:value-type="float">
            <text:p>0,66954126242663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41" office:value-type="float" office:value="199" calcext:value-type="float">
            <text:p>199,00</text:p>
          </table:table-cell>
          <table:table-cell table:style-name="ce24" office:value-type="float" office:value="1" calcext:value-type="float">
            <text:p>1,00</text:p>
          </table:table-cell>
          <table:table-cell office:value-type="float" office:value="200" calcext:value-type="float">
            <text:p>200</text:p>
          </table:table-cell>
          <table:table-cell office:value-type="float" office:value="4442" calcext:value-type="float">
            <text:p>4442</text:p>
          </table:table-cell>
          <table:table-cell office:value-type="float" office:value="44.42" calcext:value-type="float">
            <text:p>44,42</text:p>
          </table:table-cell>
          <table:table-cell office:value-type="float" office:value="0.223216080402" calcext:value-type="float">
            <text:p>0,223216080402</text:p>
          </table:table-cell>
          <table:table-cell table:formula="of:=[.BQ69]-[.BU69]" office:value-type="float" office:value="0" calcext:value-type="float">
            <text:p>0</text:p>
          </table:table-cell>
          <table:table-cell table:formula="of:=[.BY69]/[.BQ69]" office:value-type="float" office:value="0" calcext:value-type="float">
            <text:p>0</text:p>
          </table:table-cell>
          <table:table-cell table:formula="of:=[.BR69]-[.BV69]" office:value-type="float" office:value="15458" calcext:value-type="float">
            <text:p>15458</text:p>
          </table:table-cell>
          <table:table-cell table:formula="of:=[.CA69]/[.BR69]" office:value-type="float" office:value="0.77678391959799" calcext:value-type="float">
            <text:p>0,776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41" office:value-type="float" office:value="61.304" calcext:value-type="float">
            <text:p>61,30</text:p>
          </table:table-cell>
          <table:table-cell table:style-name="ce24" office:value-type="float" office:value="0.246200803213" calcext:value-type="float">
            <text:p>0,25</text:p>
          </table:table-cell>
          <table:table-cell office:value-type="float" office:value="250" calcext:value-type="float">
            <text:p>250</text:p>
          </table:table-cell>
          <table:table-cell office:value-type="float" office:value="7215" calcext:value-type="float">
            <text:p>7215</text:p>
          </table:table-cell>
          <table:table-cell office:value-type="float" office:value="57.72" calcext:value-type="float">
            <text:p>57,72</text:p>
          </table:table-cell>
          <table:table-cell office:value-type="float" office:value="0.231807228916" calcext:value-type="float">
            <text:p>0,231807228916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448" calcext:value-type="float">
            <text:p>448</text:p>
          </table:table-cell>
          <table:table-cell table:formula="of:=[.CN69]/[.CE69]" office:value-type="float" office:value="0.0584627430510244" calcext:value-type="float">
            <text:p>0,058462743051024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.78260869565" calcext:value-type="float">
            <text:p>2,78260869565</text:p>
          </table:table-cell>
          <table:table-cell office:value-type="float" office:value="0.0618357487923" calcext:value-type="float">
            <text:p>0,0618357487923</text:p>
          </table:table-cell>
          <table:table-cell table:formula="of:=[.AD70]-[.AH70]" office:value-type="float" office:value="4" calcext:value-type="float">
            <text:p>4</text:p>
          </table:table-cell>
          <table:table-cell table:formula="of:=[.AL70]/[.AD70]" office:value-type="float" office:value="0.08" calcext:value-type="float">
            <text:p>0,08</text:p>
          </table:table-cell>
          <table:table-cell table:formula="of:=[.AE70]-[.AI70]" office:value-type="float" office:value="259" calcext:value-type="float">
            <text:p>259</text:p>
          </table:table-cell>
          <table:table-cell table:formula="of:=[.AN70]/[.AE70]" office:value-type="float" office:value="0.801857585139319" calcext:value-type="float">
            <text:p>0,8018575851393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1.95061728395" calcext:value-type="float">
            <text:p>1,95061728395</text:p>
          </table:table-cell>
          <table:table-cell office:value-type="float" office:value="0.0243827160494" calcext:value-type="float">
            <text:p>0,0243827160494</text:p>
          </table:table-cell>
          <table:table-cell table:formula="of:=[.AQ70]-[.AU70]" office:value-type="float" office:value="19" calcext:value-type="float">
            <text:p>19</text:p>
          </table:table-cell>
          <table:table-cell table:formula="of:=[.AY70]/[.AQ70]" office:value-type="float" office:value="0.19" calcext:value-type="float">
            <text:p>0,19</text:p>
          </table:table-cell>
          <table:table-cell table:formula="of:=[.AR70]-[.AV70]" office:value-type="float" office:value="2351" calcext:value-type="float">
            <text:p>2351</text:p>
          </table:table-cell>
          <table:table-cell table:formula="of:=[.BA70]/[.AR70]" office:value-type="float" office:value="0.967489711934156" calcext:value-type="float">
            <text:p>0,9674897119341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687" calcext:value-type="float">
            <text:p>7687</text:p>
          </table:table-cell>
          <table:table-cell office:value-type="float" office:value="102.493333333" calcext:value-type="float">
            <text:p>102,493333333</text:p>
          </table:table-cell>
          <table:table-cell office:value-type="float" office:value="0.687874720358" calcext:value-type="float">
            <text:p>0,687874720358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662" calcext:value-type="float">
            <text:p>662</text:p>
          </table:table-cell>
          <table:table-cell table:formula="of:=[.BN70]/[.BE70]" office:value-type="float" office:value="0.0792909330458738" calcext:value-type="float">
            <text:p>0,07929093304587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417" calcext:value-type="float">
            <text:p>417</text:p>
          </table:table-cell>
          <table:table-cell office:value-type="float" office:value="4.21212121212" calcext:value-type="float">
            <text:p>4,21212121212</text:p>
          </table:table-cell>
          <table:table-cell office:value-type="float" office:value="0.0213813259499" calcext:value-type="float">
            <text:p>0,0213813259499</text:p>
          </table:table-cell>
          <table:table-cell table:formula="of:=[.BQ70]-[.BU70]" office:value-type="float" office:value="2" calcext:value-type="float">
            <text:p>2</text:p>
          </table:table-cell>
          <table:table-cell table:formula="of:=[.BY70]/[.BQ70]" office:value-type="float" office:value="0.01" calcext:value-type="float">
            <text:p>0,01</text:p>
          </table:table-cell>
          <table:table-cell table:formula="of:=[.BR70]-[.BV70]" office:value-type="float" office:value="19483" calcext:value-type="float">
            <text:p>19483</text:p>
          </table:table-cell>
          <table:table-cell table:formula="of:=[.CA70]/[.BR70]" office:value-type="float" office:value="0.979045226130653" calcext:value-type="float">
            <text:p>0,9790452261306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616" calcext:value-type="float">
            <text:p>2616</text:p>
          </table:table-cell>
          <table:table-cell office:value-type="float" office:value="20.928" calcext:value-type="float">
            <text:p>20,928</text:p>
          </table:table-cell>
          <table:table-cell office:value-type="float" office:value="0.0840481927711" calcext:value-type="float">
            <text:p>0,0840481927711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5047" calcext:value-type="float">
            <text:p>5047</text:p>
          </table:table-cell>
          <table:table-cell table:formula="of:=[.CN70]/[.CE70]" office:value-type="float" office:value="0.658619339684197" calcext:value-type="float">
            <text:p>0,658619339684197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64" calcext:value-type="float">
            <text:p>264</text:p>
          </table:table-cell>
          <table:table-cell office:value-type="float" office:value="10.56" calcext:value-type="float">
            <text:p>10,56</text:p>
          </table:table-cell>
          <table:table-cell office:value-type="float" office:value="0.215510204082" calcext:value-type="float">
            <text:p>0,215510204082</text:p>
          </table:table-cell>
          <table:table-cell table:formula="of:=[.AD71]-[.AH71]" office:value-type="float" office:value="0" calcext:value-type="float">
            <text:p>0</text:p>
          </table:table-cell>
          <table:table-cell table:formula="of:=[.AL71]/[.AD71]" office:value-type="float" office:value="0" calcext:value-type="float">
            <text:p>0</text:p>
          </table:table-cell>
          <table:table-cell table:formula="of:=[.AE71]-[.AI71]" office:value-type="float" office:value="59" calcext:value-type="float">
            <text:p>59</text:p>
          </table:table-cell>
          <table:table-cell table:formula="of:=[.AN71]/[.AE71]" office:value-type="float" office:value="0.18266253869969" calcext:value-type="float">
            <text:p>0,182662538699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float" office:value="26.62" calcext:value-type="float">
            <text:p>26,62</text:p>
          </table:table-cell>
          <table:table-cell office:value-type="float" office:value="0.268888888889" calcext:value-type="float">
            <text:p>0,268888888889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1099" calcext:value-type="float">
            <text:p>1099</text:p>
          </table:table-cell>
          <table:table-cell table:formula="of:=[.BA71]/[.AR71]" office:value-type="float" office:value="0.452263374485597" calcext:value-type="float">
            <text:p>0,4522633744855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769" calcext:value-type="float">
            <text:p>7769</text:p>
          </table:table-cell>
          <table:table-cell office:value-type="float" office:value="103.586666667" calcext:value-type="float">
            <text:p>103,586666667</text:p>
          </table:table-cell>
          <table:table-cell office:value-type="float" office:value="0.695212527964" calcext:value-type="float">
            <text:p>0,695212527964</text:p>
          </table:table-cell>
          <table:table-cell table:formula="of:=[.BD71]-[.BH71]" office:value-type="float" office:value="0" calcext:value-type="float">
            <text:p>0</text:p>
          </table:table-cell>
          <table:table-cell table:formula="of:=[.BL71]/[.BD71]" office:value-type="float" office:value="0" calcext:value-type="float">
            <text:p>0</text:p>
          </table:table-cell>
          <table:table-cell table:formula="of:=[.BE71]-[.BI71]" office:value-type="float" office:value="580" calcext:value-type="float">
            <text:p>580</text:p>
          </table:table-cell>
          <table:table-cell table:formula="of:=[.BN71]/[.BE71]" office:value-type="float" office:value="0.0694693975326386" calcext:value-type="float">
            <text:p>0,0694693975326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19" calcext:value-type="float">
            <text:p>2419</text:p>
          </table:table-cell>
          <table:table-cell office:value-type="float" office:value="24.19" calcext:value-type="float">
            <text:p>24,19</text:p>
          </table:table-cell>
          <table:table-cell office:value-type="float" office:value="0.121557788945" calcext:value-type="float">
            <text:p>0,121557788945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17481" calcext:value-type="float">
            <text:p>17481</text:p>
          </table:table-cell>
          <table:table-cell table:formula="of:=[.CA71]/[.BR71]" office:value-type="float" office:value="0.878442211055276" calcext:value-type="float">
            <text:p>0,8784422110552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818" calcext:value-type="float">
            <text:p>4818</text:p>
          </table:table-cell>
          <table:table-cell office:value-type="float" office:value="38.544" calcext:value-type="float">
            <text:p>38,544</text:p>
          </table:table-cell>
          <table:table-cell office:value-type="float" office:value="0.154795180723" calcext:value-type="float">
            <text:p>0,154795180723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2845" calcext:value-type="float">
            <text:p>2845</text:p>
          </table:table-cell>
          <table:table-cell table:formula="of:=[.CN71]/[.CE71]" office:value-type="float" office:value="0.371264517812867" calcext:value-type="float">
            <text:p>0,371264517812867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.02127659574" calcext:value-type="float">
            <text:p>3,02127659574</text:p>
          </table:table-cell>
          <table:table-cell office:value-type="float" office:value="0.0656799259944" calcext:value-type="float">
            <text:p>0,0656799259944</text:p>
          </table:table-cell>
          <table:table-cell table:formula="of:=[.AD72]-[.AH72]" office:value-type="float" office:value="3" calcext:value-type="float">
            <text:p>3</text:p>
          </table:table-cell>
          <table:table-cell table:formula="of:=[.AL72]/[.AD72]" office:value-type="float" office:value="0.06" calcext:value-type="float">
            <text:p>0,06</text:p>
          </table:table-cell>
          <table:table-cell table:formula="of:=[.AE72]-[.AI72]" office:value-type="float" office:value="252" calcext:value-type="float">
            <text:p>252</text:p>
          </table:table-cell>
          <table:table-cell table:formula="of:=[.AN72]/[.AE72]" office:value-type="float" office:value="0.780185758513932" calcext:value-type="float">
            <text:p>0,7801857585139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37" calcext:value-type="float">
            <text:p>1837</text:p>
          </table:table-cell>
          <table:table-cell office:value-type="float" office:value="36.74" calcext:value-type="float">
            <text:p>36,74</text:p>
          </table:table-cell>
          <table:table-cell office:value-type="float" office:value="0.371111111111" calcext:value-type="float">
            <text:p>0,371111111111</text:p>
          </table:table-cell>
          <table:table-cell table:formula="of:=[.AQ72]-[.AU72]" office:value-type="float" office:value="0" calcext:value-type="float">
            <text:p>0</text:p>
          </table:table-cell>
          <table:table-cell table:formula="of:=[.AY72]/[.AQ72]" office:value-type="float" office:value="0" calcext:value-type="float">
            <text:p>0</text:p>
          </table:table-cell>
          <table:table-cell table:formula="of:=[.AR72]-[.AV72]" office:value-type="float" office:value="593" calcext:value-type="float">
            <text:p>593</text:p>
          </table:table-cell>
          <table:table-cell table:formula="of:=[.BA72]/[.AR72]" office:value-type="float" office:value="0.2440329218107" calcext:value-type="float">
            <text:p>0,24403292181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598" calcext:value-type="float">
            <text:p>2598</text:p>
          </table:table-cell>
          <table:table-cell office:value-type="float" office:value="34.64" calcext:value-type="float">
            <text:p>34,64</text:p>
          </table:table-cell>
          <table:table-cell office:value-type="float" office:value="0.232483221477" calcext:value-type="float">
            <text:p>0,232483221477</text:p>
          </table:table-cell>
          <table:table-cell table:formula="of:=[.BD72]-[.BH72]" office:value-type="float" office:value="0" calcext:value-type="float">
            <text:p>0</text:p>
          </table:table-cell>
          <table:table-cell table:formula="of:=[.BL72]/[.BD72]" office:value-type="float" office:value="0" calcext:value-type="float">
            <text:p>0</text:p>
          </table:table-cell>
          <table:table-cell table:formula="of:=[.BE72]-[.BI72]" office:value-type="float" office:value="5751" calcext:value-type="float">
            <text:p>5751</text:p>
          </table:table-cell>
          <table:table-cell table:formula="of:=[.BN72]/[.BE72]" office:value-type="float" office:value="0.688825008983112" calcext:value-type="float">
            <text:p>0,688825008983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112" calcext:value-type="float">
            <text:p>7112</text:p>
          </table:table-cell>
          <table:table-cell office:value-type="float" office:value="71.12" calcext:value-type="float">
            <text:p>71,12</text:p>
          </table:table-cell>
          <table:table-cell office:value-type="float" office:value="0.357386934673" calcext:value-type="float">
            <text:p>0,357386934673</text:p>
          </table:table-cell>
          <table:table-cell table:formula="of:=[.BQ72]-[.BU72]" office:value-type="float" office:value="0" calcext:value-type="float">
            <text:p>0</text:p>
          </table:table-cell>
          <table:table-cell table:formula="of:=[.BY72]/[.BQ72]" office:value-type="float" office:value="0" calcext:value-type="float">
            <text:p>0</text:p>
          </table:table-cell>
          <table:table-cell table:formula="of:=[.BR72]-[.BV72]" office:value-type="float" office:value="12788" calcext:value-type="float">
            <text:p>12788</text:p>
          </table:table-cell>
          <table:table-cell table:formula="of:=[.CA72]/[.BR72]" office:value-type="float" office:value="0.642613065326633" calcext:value-type="float">
            <text:p>0,6426130653266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9" calcext:value-type="float">
            <text:p>249</text:p>
          </table:table-cell>
          <table:table-cell office:value-type="float" office:value="851" calcext:value-type="float">
            <text:p>851</text:p>
          </table:table-cell>
          <table:table-cell office:value-type="float" office:value="6.83534136546" calcext:value-type="float">
            <text:p>6,83534136546</text:p>
          </table:table-cell>
          <table:table-cell office:value-type="float" office:value="0.0275618603446" calcext:value-type="float">
            <text:p>0,0275618603446</text:p>
          </table:table-cell>
          <table:table-cell table:formula="of:=[.CD72]-[.CH72]" office:value-type="float" office:value="1" calcext:value-type="float">
            <text:p>1</text:p>
          </table:table-cell>
          <table:table-cell table:formula="of:=[.CL72]/[.CD72]" office:value-type="float" office:value="0.004" calcext:value-type="float">
            <text:p>0,004</text:p>
          </table:table-cell>
          <table:table-cell table:formula="of:=[.CE72]-[.CI72]" office:value-type="float" office:value="6812" calcext:value-type="float">
            <text:p>6812</text:p>
          </table:table-cell>
          <table:table-cell table:formula="of:=[.CN72]/[.CE72]" office:value-type="float" office:value="0.888946887641916" calcext:value-type="float">
            <text:p>0,888946887641916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4.45833333333" calcext:value-type="float">
            <text:p>4,45833333333</text:p>
          </table:table-cell>
          <table:table-cell office:value-type="float" office:value="0.0948581560284" calcext:value-type="float">
            <text:p>0,0948581560284</text:p>
          </table:table-cell>
          <table:table-cell table:formula="of:=[.AD73]-[.AH73]" office:value-type="float" office:value="2" calcext:value-type="float">
            <text:p>2</text:p>
          </table:table-cell>
          <table:table-cell table:formula="of:=[.AL73]/[.AD73]" office:value-type="float" office:value="0.04" calcext:value-type="float">
            <text:p>0,04</text:p>
          </table:table-cell>
          <table:table-cell table:formula="of:=[.AE73]-[.AI73]" office:value-type="float" office:value="216" calcext:value-type="float">
            <text:p>216</text:p>
          </table:table-cell>
          <table:table-cell table:formula="of:=[.AN73]/[.AE73]" office:value-type="float" office:value="0.668730650154799" calcext:value-type="float">
            <text:p>0,6687306501547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1.43333333333" calcext:value-type="float">
            <text:p>1,43333333333</text:p>
          </table:table-cell>
          <table:table-cell office:value-type="float" office:value="0.0242937853107" calcext:value-type="float">
            <text:p>0,0242937853107</text:p>
          </table:table-cell>
          <table:table-cell table:formula="of:=[.AQ73]-[.AU73]" office:value-type="float" office:value="40" calcext:value-type="float">
            <text:p>40</text:p>
          </table:table-cell>
          <table:table-cell table:formula="of:=[.AY73]/[.AQ73]" office:value-type="float" office:value="0.4" calcext:value-type="float">
            <text:p>0,4</text:p>
          </table:table-cell>
          <table:table-cell table:formula="of:=[.AR73]-[.AV73]" office:value-type="float" office:value="2387" calcext:value-type="float">
            <text:p>2387</text:p>
          </table:table-cell>
          <table:table-cell table:formula="of:=[.BA73]/[.AR73]" office:value-type="float" office:value="0.982304526748971" calcext:value-type="float">
            <text:p>0,9823045267489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.70642201835" calcext:value-type="float">
            <text:p>1,70642201835</text:p>
          </table:table-cell>
          <table:table-cell office:value-type="float" office:value="0.0158002038736" calcext:value-type="float">
            <text:p>0,0158002038736</text:p>
          </table:table-cell>
          <table:table-cell table:formula="of:=[.BD73]-[.BH73]" office:value-type="float" office:value="41" calcext:value-type="float">
            <text:p>41</text:p>
          </table:table-cell>
          <table:table-cell table:formula="of:=[.BL73]/[.BD73]" office:value-type="float" office:value="0.273333333333333" calcext:value-type="float">
            <text:p>0,273333333333333</text:p>
          </table:table-cell>
          <table:table-cell table:formula="of:=[.BE73]-[.BI73]" office:value-type="float" office:value="8256" calcext:value-type="float">
            <text:p>8256</text:p>
          </table:table-cell>
          <table:table-cell table:formula="of:=[.BN73]/[.BE73]" office:value-type="float" office:value="0.988860941430111" calcext:value-type="float">
            <text:p>0,9888609414301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office:value-type="float" office:value="6.4" calcext:value-type="float">
            <text:p>6,4</text:p>
          </table:table-cell>
          <table:table-cell office:value-type="float" office:value="0.0321608040201" calcext:value-type="float">
            <text:p>0,0321608040201</text:p>
          </table:table-cell>
          <table:table-cell table:formula="of:=[.BQ73]-[.BU73]" office:value-type="float" office:value="0" calcext:value-type="float">
            <text:p>0</text:p>
          </table:table-cell>
          <table:table-cell table:formula="of:=[.BY73]/[.BQ73]" office:value-type="float" office:value="0" calcext:value-type="float">
            <text:p>0</text:p>
          </table:table-cell>
          <table:table-cell table:formula="of:=[.BR73]-[.BV73]" office:value-type="float" office:value="19260" calcext:value-type="float">
            <text:p>19260</text:p>
          </table:table-cell>
          <table:table-cell table:formula="of:=[.CA73]/[.BR73]" office:value-type="float" office:value="0.9678391959799" calcext:value-type="float">
            <text:p>0,967839195979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735" calcext:value-type="float">
            <text:p>5735</text:p>
          </table:table-cell>
          <table:table-cell office:value-type="float" office:value="45.88" calcext:value-type="float">
            <text:p>45,88</text:p>
          </table:table-cell>
          <table:table-cell office:value-type="float" office:value="0.184257028112" calcext:value-type="float">
            <text:p>0,184257028112</text:p>
          </table:table-cell>
          <table:table-cell table:formula="of:=[.CD73]-[.CH73]" office:value-type="float" office:value="0" calcext:value-type="float">
            <text:p>0</text:p>
          </table:table-cell>
          <table:table-cell table:formula="of:=[.CL73]/[.CD73]" office:value-type="float" office:value="0" calcext:value-type="float">
            <text:p>0</text:p>
          </table:table-cell>
          <table:table-cell table:formula="of:=[.CE73]-[.CI73]" office:value-type="float" office:value="1928" calcext:value-type="float">
            <text:p>1928</text:p>
          </table:table-cell>
          <table:table-cell table:formula="of:=[.CN73]/[.CE73]" office:value-type="float" office:value="0.251598590630301" calcext:value-type="float">
            <text:p>0,25159859063030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9.32" calcext:value-type="float">
            <text:p>9,32</text:p>
          </table:table-cell>
          <table:table-cell office:value-type="float" office:value="0.190204081633" calcext:value-type="float">
            <text:p>0,190204081633</text:p>
          </table:table-cell>
          <table:table-cell table:formula="of:=[.AD74]-[.AH74]" office:value-type="float" office:value="0" calcext:value-type="float">
            <text:p>0</text:p>
          </table:table-cell>
          <table:table-cell table:formula="of:=[.AL74]/[.AD74]" office:value-type="float" office:value="0" calcext:value-type="float">
            <text:p>0</text:p>
          </table:table-cell>
          <table:table-cell table:formula="of:=[.AE74]-[.AI74]" office:value-type="float" office:value="90" calcext:value-type="float">
            <text:p>90</text:p>
          </table:table-cell>
          <table:table-cell table:formula="of:=[.AN74]/[.AE74]" office:value-type="float" office:value="0.278637770897833" calcext:value-type="float">
            <text:p>0,2786377708978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73" calcext:value-type="float">
            <text:p>2273</text:p>
          </table:table-cell>
          <table:table-cell office:value-type="float" office:value="45.46" calcext:value-type="float">
            <text:p>45,46</text:p>
          </table:table-cell>
          <table:table-cell office:value-type="float" office:value="0.459191919192" calcext:value-type="float">
            <text:p>0,459191919192</text:p>
          </table:table-cell>
          <table:table-cell table:formula="of:=[.AQ74]-[.AU74]" office:value-type="float" office:value="0" calcext:value-type="float">
            <text:p>0</text:p>
          </table:table-cell>
          <table:table-cell table:formula="of:=[.AY74]/[.AQ74]" office:value-type="float" office:value="0" calcext:value-type="float">
            <text:p>0</text:p>
          </table:table-cell>
          <table:table-cell table:formula="of:=[.AR74]-[.AV74]" office:value-type="float" office:value="157" calcext:value-type="float">
            <text:p>157</text:p>
          </table:table-cell>
          <table:table-cell table:formula="of:=[.BA74]/[.AR74]" office:value-type="float" office:value="0.0646090534979424" calcext:value-type="float">
            <text:p>0,0646090534979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424" calcext:value-type="float">
            <text:p>4424</text:p>
          </table:table-cell>
          <table:table-cell office:value-type="float" office:value="58.9866666667" calcext:value-type="float">
            <text:p>58,9866666667</text:p>
          </table:table-cell>
          <table:table-cell office:value-type="float" office:value="0.395883668904" calcext:value-type="float">
            <text:p>0,395883668904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3925" calcext:value-type="float">
            <text:p>3925</text:p>
          </table:table-cell>
          <table:table-cell table:formula="of:=[.BN74]/[.BE74]" office:value-type="float" office:value="0.470116181578632" calcext:value-type="float">
            <text:p>0,470116181578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28" calcext:value-type="float">
            <text:p>4028</text:p>
          </table:table-cell>
          <table:table-cell office:value-type="float" office:value="40.28" calcext:value-type="float">
            <text:p>40,28</text:p>
          </table:table-cell>
          <table:table-cell office:value-type="float" office:value="0.202412060302" calcext:value-type="float">
            <text:p>0,202412060302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15872" calcext:value-type="float">
            <text:p>15872</text:p>
          </table:table-cell>
          <table:table-cell table:formula="of:=[.CA74]/[.BR74]" office:value-type="float" office:value="0.797587939698493" calcext:value-type="float">
            <text:p>0,79758793969849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883" calcext:value-type="float">
            <text:p>4883</text:p>
          </table:table-cell>
          <table:table-cell office:value-type="float" office:value="39.064" calcext:value-type="float">
            <text:p>39,064</text:p>
          </table:table-cell>
          <table:table-cell office:value-type="float" office:value="0.156883534137" calcext:value-type="float">
            <text:p>0,156883534137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2780" calcext:value-type="float">
            <text:p>2780</text:p>
          </table:table-cell>
          <table:table-cell table:formula="of:=[.CN74]/[.CE74]" office:value-type="float" office:value="0.362782200182696" calcext:value-type="float">
            <text:p>0,362782200182696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9.32" calcext:value-type="float">
            <text:p>9,32</text:p>
          </table:table-cell>
          <table:table-cell office:value-type="float" office:value="0.190204081633" calcext:value-type="float">
            <text:p>0,190204081633</text:p>
          </table:table-cell>
          <table:table-cell table:formula="of:=[.AD75]-[.AH75]" office:value-type="float" office:value="0" calcext:value-type="float">
            <text:p>0</text:p>
          </table:table-cell>
          <table:table-cell table:formula="of:=[.AL75]/[.AD75]" office:value-type="float" office:value="0" calcext:value-type="float">
            <text:p>0</text:p>
          </table:table-cell>
          <table:table-cell table:formula="of:=[.AE75]-[.AI75]" office:value-type="float" office:value="90" calcext:value-type="float">
            <text:p>90</text:p>
          </table:table-cell>
          <table:table-cell table:formula="of:=[.AN75]/[.AE75]" office:value-type="float" office:value="0.278637770897833" calcext:value-type="float">
            <text:p>0,2786377708978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42" calcext:value-type="float">
            <text:p>1942</text:p>
          </table:table-cell>
          <table:table-cell office:value-type="float" office:value="38.84" calcext:value-type="float">
            <text:p>38,84</text:p>
          </table:table-cell>
          <table:table-cell office:value-type="float" office:value="0.392323232323" calcext:value-type="float">
            <text:p>0,392323232323</text:p>
          </table:table-cell>
          <table:table-cell table:formula="of:=[.AQ75]-[.AU75]" office:value-type="float" office:value="0" calcext:value-type="float">
            <text:p>0</text:p>
          </table:table-cell>
          <table:table-cell table:formula="of:=[.AY75]/[.AQ75]" office:value-type="float" office:value="0" calcext:value-type="float">
            <text:p>0</text:p>
          </table:table-cell>
          <table:table-cell table:formula="of:=[.AR75]-[.AV75]" office:value-type="float" office:value="488" calcext:value-type="float">
            <text:p>488</text:p>
          </table:table-cell>
          <table:table-cell table:formula="of:=[.BA75]/[.AR75]" office:value-type="float" office:value="0.20082304526749" calcext:value-type="float">
            <text:p>0,200823045267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018" calcext:value-type="float">
            <text:p>1018</text:p>
          </table:table-cell>
          <table:table-cell office:value-type="float" office:value="13.5733333333" calcext:value-type="float">
            <text:p>13,5733333333</text:p>
          </table:table-cell>
          <table:table-cell office:value-type="float" office:value="0.091096196868" calcext:value-type="float">
            <text:p>0,091096196868</text:p>
          </table:table-cell>
          <table:table-cell table:formula="of:=[.BD75]-[.BH75]" office:value-type="float" office:value="0" calcext:value-type="float">
            <text:p>0</text:p>
          </table:table-cell>
          <table:table-cell table:formula="of:=[.BL75]/[.BD75]" office:value-type="float" office:value="0" calcext:value-type="float">
            <text:p>0</text:p>
          </table:table-cell>
          <table:table-cell table:formula="of:=[.BE75]-[.BI75]" office:value-type="float" office:value="7331" calcext:value-type="float">
            <text:p>7331</text:p>
          </table:table-cell>
          <table:table-cell table:formula="of:=[.BN75]/[.BE75]" office:value-type="float" office:value="0.878069229847886" calcext:value-type="float">
            <text:p>0,8780692298478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241" calcext:value-type="float">
            <text:p>6241</text:p>
          </table:table-cell>
          <table:table-cell office:value-type="float" office:value="62.41" calcext:value-type="float">
            <text:p>62,41</text:p>
          </table:table-cell>
          <table:table-cell office:value-type="float" office:value="0.313618090452" calcext:value-type="float">
            <text:p>0,313618090452</text:p>
          </table:table-cell>
          <table:table-cell table:formula="of:=[.BQ75]-[.BU75]" office:value-type="float" office:value="0" calcext:value-type="float">
            <text:p>0</text:p>
          </table:table-cell>
          <table:table-cell table:formula="of:=[.BY75]/[.BQ75]" office:value-type="float" office:value="0" calcext:value-type="float">
            <text:p>0</text:p>
          </table:table-cell>
          <table:table-cell table:formula="of:=[.BR75]-[.BV75]" office:value-type="float" office:value="13659" calcext:value-type="float">
            <text:p>13659</text:p>
          </table:table-cell>
          <table:table-cell table:formula="of:=[.CA75]/[.BR75]" office:value-type="float" office:value="0.686381909547739" calcext:value-type="float">
            <text:p>0,6863819095477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float" office:value="1.39655172414" calcext:value-type="float">
            <text:p>1,39655172414</text:p>
          </table:table-cell>
          <table:table-cell office:value-type="float" office:value="0.012143928036" calcext:value-type="float">
            <text:p>0,012143928036</text:p>
          </table:table-cell>
          <table:table-cell table:formula="of:=[.CD75]-[.CH75]" office:value-type="float" office:value="134" calcext:value-type="float">
            <text:p>134</text:p>
          </table:table-cell>
          <table:table-cell table:formula="of:=[.CL75]/[.CD75]" office:value-type="float" office:value="0.536" calcext:value-type="float">
            <text:p>0,536</text:p>
          </table:table-cell>
          <table:table-cell table:formula="of:=[.CE75]-[.CI75]" office:value-type="float" office:value="7582" calcext:value-type="float">
            <text:p>7582</text:p>
          </table:table-cell>
          <table:table-cell table:formula="of:=[.CN75]/[.CE75]" office:value-type="float" office:value="0.989429727260864" calcext:value-type="float">
            <text:p>0,989429727260864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0.2" calcext:value-type="float">
            <text:p>10,2</text:p>
          </table:table-cell>
          <table:table-cell office:value-type="float" office:value="0.208163265306" calcext:value-type="float">
            <text:p>0,208163265306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68" calcext:value-type="float">
            <text:p>68</text:p>
          </table:table-cell>
          <table:table-cell table:formula="of:=[.AN76]/[.AE76]" office:value-type="float" office:value="0.210526315789474" calcext:value-type="float">
            <text:p>0,2105263157894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51" calcext:value-type="float">
            <text:p>1751</text:p>
          </table:table-cell>
          <table:table-cell office:value-type="float" office:value="35.02" calcext:value-type="float">
            <text:p>35,02</text:p>
          </table:table-cell>
          <table:table-cell office:value-type="float" office:value="0.353737373737" calcext:value-type="float">
            <text:p>0,353737373737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679" calcext:value-type="float">
            <text:p>679</text:p>
          </table:table-cell>
          <table:table-cell table:formula="of:=[.BA76]/[.AR76]" office:value-type="float" office:value="0.279423868312757" calcext:value-type="float">
            <text:p>0,2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731" calcext:value-type="float">
            <text:p>4731</text:p>
          </table:table-cell>
          <table:table-cell office:value-type="float" office:value="63.08" calcext:value-type="float">
            <text:p>63,08</text:p>
          </table:table-cell>
          <table:table-cell office:value-type="float" office:value="0.423355704698" calcext:value-type="float">
            <text:p>0,423355704698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3618" calcext:value-type="float">
            <text:p>3618</text:p>
          </table:table-cell>
          <table:table-cell table:formula="of:=[.BN76]/[.BE76]" office:value-type="float" office:value="0.433345310815667" calcext:value-type="float">
            <text:p>0,433345310815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307" calcext:value-type="float">
            <text:p>19307</text:p>
          </table:table-cell>
          <table:table-cell office:value-type="float" office:value="193.07" calcext:value-type="float">
            <text:p>193,07</text:p>
          </table:table-cell>
          <table:table-cell office:value-type="float" office:value="0.970201005025" calcext:value-type="float">
            <text:p>0,970201005025</text:p>
          </table:table-cell>
          <table:table-cell table:formula="of:=[.BQ76]-[.BU76]" office:value-type="float" office:value="0" calcext:value-type="float">
            <text:p>0</text:p>
          </table:table-cell>
          <table:table-cell table:formula="of:=[.BY76]/[.BQ76]" office:value-type="float" office:value="0" calcext:value-type="float">
            <text:p>0</text:p>
          </table:table-cell>
          <table:table-cell table:formula="of:=[.BR76]-[.BV76]" office:value-type="float" office:value="593" calcext:value-type="float">
            <text:p>593</text:p>
          </table:table-cell>
          <table:table-cell table:formula="of:=[.CA76]/[.BR76]" office:value-type="float" office:value="0.0297989949748744" calcext:value-type="float">
            <text:p>0,02979899497487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206" calcext:value-type="float">
            <text:p>6206</text:p>
          </table:table-cell>
          <table:table-cell office:value-type="float" office:value="49.648" calcext:value-type="float">
            <text:p>49,648</text:p>
          </table:table-cell>
          <table:table-cell office:value-type="float" office:value="0.199389558233" calcext:value-type="float">
            <text:p>0,199389558233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1457" calcext:value-type="float">
            <text:p>1457</text:p>
          </table:table-cell>
          <table:table-cell table:formula="of:=[.CN76]/[.CE76]" office:value-type="float" office:value="0.19013441211014" calcext:value-type="float">
            <text:p>0,19013441211014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4.33333333333" calcext:value-type="float">
            <text:p>4,33333333333</text:p>
          </table:table-cell>
          <table:table-cell office:value-type="float" office:value="0.0921985815603" calcext:value-type="float">
            <text:p>0,0921985815603</text:p>
          </table:table-cell>
          <table:table-cell table:formula="of:=[.AD77]-[.AH77]" office:value-type="float" office:value="2" calcext:value-type="float">
            <text:p>2</text:p>
          </table:table-cell>
          <table:table-cell table:formula="of:=[.AL77]/[.AD77]" office:value-type="float" office:value="0.04" calcext:value-type="float">
            <text:p>0,04</text:p>
          </table:table-cell>
          <table:table-cell table:formula="of:=[.AE77]-[.AI77]" office:value-type="float" office:value="219" calcext:value-type="float">
            <text:p>219</text:p>
          </table:table-cell>
          <table:table-cell table:formula="of:=[.AN77]/[.AE77]" office:value-type="float" office:value="0.678018575851393" calcext:value-type="float">
            <text:p>0,6780185758513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18" calcext:value-type="float">
            <text:p>1918</text:p>
          </table:table-cell>
          <table:table-cell office:value-type="float" office:value="38.36" calcext:value-type="float">
            <text:p>38,36</text:p>
          </table:table-cell>
          <table:table-cell office:value-type="float" office:value="0.387474747475" calcext:value-type="float">
            <text:p>0,387474747475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512" calcext:value-type="float">
            <text:p>512</text:p>
          </table:table-cell>
          <table:table-cell table:formula="of:=[.BA77]/[.AR77]" office:value-type="float" office:value="0.210699588477366" calcext:value-type="float">
            <text:p>0,2106995884773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404" calcext:value-type="float">
            <text:p>1404</text:p>
          </table:table-cell>
          <table:table-cell office:value-type="float" office:value="18.72" calcext:value-type="float">
            <text:p>18,72</text:p>
          </table:table-cell>
          <table:table-cell office:value-type="float" office:value="0.125637583893" calcext:value-type="float">
            <text:p>0,125637583893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6945" calcext:value-type="float">
            <text:p>6945</text:p>
          </table:table-cell>
          <table:table-cell table:formula="of:=[.BN77]/[.BE77]" office:value-type="float" office:value="0.831836148041682" calcext:value-type="float">
            <text:p>0,8318361480416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291" calcext:value-type="float">
            <text:p>16291</text:p>
          </table:table-cell>
          <table:table-cell office:value-type="float" office:value="162.91" calcext:value-type="float">
            <text:p>162,91</text:p>
          </table:table-cell>
          <table:table-cell office:value-type="float" office:value="0.81864321608" calcext:value-type="float">
            <text:p>0,81864321608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3609" calcext:value-type="float">
            <text:p>3609</text:p>
          </table:table-cell>
          <table:table-cell table:formula="of:=[.CA77]/[.BR77]" office:value-type="float" office:value="0.181356783919598" calcext:value-type="float">
            <text:p>0,1813567839195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899" calcext:value-type="float">
            <text:p>6899</text:p>
          </table:table-cell>
          <table:table-cell office:value-type="float" office:value="55.192" calcext:value-type="float">
            <text:p>55,192</text:p>
          </table:table-cell>
          <table:table-cell office:value-type="float" office:value="0.221654618474" calcext:value-type="float">
            <text:p>0,221654618474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764" calcext:value-type="float">
            <text:p>764</text:p>
          </table:table-cell>
          <table:table-cell table:formula="of:=[.CN77]/[.CE77]" office:value-type="float" office:value="0.0996998564530863" calcext:value-type="float">
            <text:p>0,099699856453086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3.66666666667" calcext:value-type="float">
            <text:p>3,66666666667</text:p>
          </table:table-cell>
          <table:table-cell office:value-type="float" office:value="0.0780141843972" calcext:value-type="float">
            <text:p>0,0780141843972</text:p>
          </table:table-cell>
          <table:table-cell table:formula="of:=[.AD78]-[.AH78]" office:value-type="float" office:value="2" calcext:value-type="float">
            <text:p>2</text:p>
          </table:table-cell>
          <table:table-cell table:formula="of:=[.AL78]/[.AD78]" office:value-type="float" office:value="0.04" calcext:value-type="float">
            <text:p>0,04</text:p>
          </table:table-cell>
          <table:table-cell table:formula="of:=[.AE78]-[.AI78]" office:value-type="float" office:value="235" calcext:value-type="float">
            <text:p>235</text:p>
          </table:table-cell>
          <table:table-cell table:formula="of:=[.AN78]/[.AE78]" office:value-type="float" office:value="0.727554179566563" calcext:value-type="float">
            <text:p>0,7275541795665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18" calcext:value-type="float">
            <text:p>1818</text:p>
          </table:table-cell>
          <table:table-cell office:value-type="float" office:value="36.36" calcext:value-type="float">
            <text:p>36,36</text:p>
          </table:table-cell>
          <table:table-cell office:value-type="float" office:value="0.367272727273" calcext:value-type="float">
            <text:p>0,367272727273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612" calcext:value-type="float">
            <text:p>612</text:p>
          </table:table-cell>
          <table:table-cell table:formula="of:=[.BA78]/[.AR78]" office:value-type="float" office:value="0.251851851851852" calcext:value-type="float">
            <text:p>0,2518518518518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424" calcext:value-type="float">
            <text:p>4424</text:p>
          </table:table-cell>
          <table:table-cell office:value-type="float" office:value="58.9866666667" calcext:value-type="float">
            <text:p>58,9866666667</text:p>
          </table:table-cell>
          <table:table-cell office:value-type="float" office:value="0.395883668904" calcext:value-type="float">
            <text:p>0,395883668904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3925" calcext:value-type="float">
            <text:p>3925</text:p>
          </table:table-cell>
          <table:table-cell table:formula="of:=[.BN78]/[.BE78]" office:value-type="float" office:value="0.470116181578632" calcext:value-type="float">
            <text:p>0,470116181578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686" calcext:value-type="float">
            <text:p>16686</text:p>
          </table:table-cell>
          <table:table-cell office:value-type="float" office:value="166.86" calcext:value-type="float">
            <text:p>166,86</text:p>
          </table:table-cell>
          <table:table-cell office:value-type="float" office:value="0.838492462312" calcext:value-type="float">
            <text:p>0,838492462312</text:p>
          </table:table-cell>
          <table:table-cell table:formula="of:=[.BQ78]-[.BU78]" office:value-type="float" office:value="0" calcext:value-type="float">
            <text:p>0</text:p>
          </table:table-cell>
          <table:table-cell table:formula="of:=[.BY78]/[.BQ78]" office:value-type="float" office:value="0" calcext:value-type="float">
            <text:p>0</text:p>
          </table:table-cell>
          <table:table-cell table:formula="of:=[.BR78]-[.BV78]" office:value-type="float" office:value="3214" calcext:value-type="float">
            <text:p>3214</text:p>
          </table:table-cell>
          <table:table-cell table:formula="of:=[.CA78]/[.BR78]" office:value-type="float" office:value="0.161507537688442" calcext:value-type="float">
            <text:p>0,1615075376884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121" calcext:value-type="float">
            <text:p>6121</text:p>
          </table:table-cell>
          <table:table-cell office:value-type="float" office:value="48.968" calcext:value-type="float">
            <text:p>48,968</text:p>
          </table:table-cell>
          <table:table-cell office:value-type="float" office:value="0.196658634538" calcext:value-type="float">
            <text:p>0,196658634538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1542" calcext:value-type="float">
            <text:p>1542</text:p>
          </table:table-cell>
          <table:table-cell table:formula="of:=[.CN78]/[.CE78]" office:value-type="float" office:value="0.201226673626517" calcext:value-type="float">
            <text:p>0,201226673626517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10.12" calcext:value-type="float">
            <text:p>10,12</text:p>
          </table:table-cell>
          <table:table-cell office:value-type="float" office:value="0.206530612245" calcext:value-type="float">
            <text:p>0,206530612245</text:p>
          </table:table-cell>
          <table:table-cell table:formula="of:=[.AD79]-[.AH79]" office:value-type="float" office:value="0" calcext:value-type="float">
            <text:p>0</text:p>
          </table:table-cell>
          <table:table-cell table:formula="of:=[.AL79]/[.AD79]" office:value-type="float" office:value="0" calcext:value-type="float">
            <text:p>0</text:p>
          </table:table-cell>
          <table:table-cell table:formula="of:=[.AE79]-[.AI79]" office:value-type="float" office:value="70" calcext:value-type="float">
            <text:p>70</text:p>
          </table:table-cell>
          <table:table-cell table:formula="of:=[.AN79]/[.AE79]" office:value-type="float" office:value="0.21671826625387" calcext:value-type="float">
            <text:p>0,216718266253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21" calcext:value-type="float">
            <text:p>1621</text:p>
          </table:table-cell>
          <table:table-cell office:value-type="float" office:value="32.42" calcext:value-type="float">
            <text:p>32,42</text:p>
          </table:table-cell>
          <table:table-cell office:value-type="float" office:value="0.327474747475" calcext:value-type="float">
            <text:p>0,327474747475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809" calcext:value-type="float">
            <text:p>809</text:p>
          </table:table-cell>
          <table:table-cell table:formula="of:=[.BA79]/[.AR79]" office:value-type="float" office:value="0.332921810699588" calcext:value-type="float">
            <text:p>0,332921810699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410" calcext:value-type="float">
            <text:p>3410</text:p>
          </table:table-cell>
          <table:table-cell office:value-type="float" office:value="45.4666666667" calcext:value-type="float">
            <text:p>45,4666666667</text:p>
          </table:table-cell>
          <table:table-cell office:value-type="float" office:value="0.30514541387" calcext:value-type="float">
            <text:p>0,30514541387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4939" calcext:value-type="float">
            <text:p>4939</text:p>
          </table:table-cell>
          <table:table-cell table:formula="of:=[.BN79]/[.BE79]" office:value-type="float" office:value="0.591567852437418" calcext:value-type="float">
            <text:p>0,5915678524374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59" calcext:value-type="float">
            <text:p>5059</text:p>
          </table:table-cell>
          <table:table-cell office:value-type="float" office:value="50.59" calcext:value-type="float">
            <text:p>50,59</text:p>
          </table:table-cell>
          <table:table-cell office:value-type="float" office:value="0.254221105528" calcext:value-type="float">
            <text:p>0,254221105528</text:p>
          </table:table-cell>
          <table:table-cell table:formula="of:=[.BQ79]-[.BU79]" office:value-type="float" office:value="0" calcext:value-type="float">
            <text:p>0</text:p>
          </table:table-cell>
          <table:table-cell table:formula="of:=[.BY79]/[.BQ79]" office:value-type="float" office:value="0" calcext:value-type="float">
            <text:p>0</text:p>
          </table:table-cell>
          <table:table-cell table:formula="of:=[.BR79]-[.BV79]" office:value-type="float" office:value="14841" calcext:value-type="float">
            <text:p>14841</text:p>
          </table:table-cell>
          <table:table-cell table:formula="of:=[.CA79]/[.BR79]" office:value-type="float" office:value="0.745778894472362" calcext:value-type="float">
            <text:p>0,7457788944723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70" calcext:value-type="float">
            <text:p>3570</text:p>
          </table:table-cell>
          <table:table-cell office:value-type="float" office:value="28.56" calcext:value-type="float">
            <text:p>28,56</text:p>
          </table:table-cell>
          <table:table-cell office:value-type="float" office:value="0.114698795181" calcext:value-type="float">
            <text:p>0,114698795181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4093" calcext:value-type="float">
            <text:p>4093</text:p>
          </table:table-cell>
          <table:table-cell table:formula="of:=[.CN79]/[.CE79]" office:value-type="float" office:value="0.534125016312149" calcext:value-type="float">
            <text:p>0,534125016312149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53846153846" calcext:value-type="float">
            <text:p>1,53846153846</text:p>
          </table:table-cell>
          <table:table-cell office:value-type="float" office:value="0.0615384615385" calcext:value-type="float">
            <text:p>0,0615384615385</text:p>
          </table:table-cell>
          <table:table-cell table:formula="of:=[.AD80]-[.AH80]" office:value-type="float" office:value="24" calcext:value-type="float">
            <text:p>24</text:p>
          </table:table-cell>
          <table:table-cell table:formula="of:=[.AL80]/[.AD80]" office:value-type="float" office:value="0.48" calcext:value-type="float">
            <text:p>0,48</text:p>
          </table:table-cell>
          <table:table-cell table:formula="of:=[.AE80]-[.AI80]" office:value-type="float" office:value="303" calcext:value-type="float">
            <text:p>303</text:p>
          </table:table-cell>
          <table:table-cell table:formula="of:=[.AN80]/[.AE80]" office:value-type="float" office:value="0.938080495356037" calcext:value-type="float">
            <text:p>0,938080495356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5.88" calcext:value-type="float">
            <text:p>5,88</text:p>
          </table:table-cell>
          <table:table-cell office:value-type="float" office:value="0.0593939393939" calcext:value-type="float">
            <text:p>0,0593939393939</text:p>
          </table:table-cell>
          <table:table-cell table:formula="of:=[.AQ80]-[.AU80]" office:value-type="float" office:value="0" calcext:value-type="float">
            <text:p>0</text:p>
          </table:table-cell>
          <table:table-cell table:formula="of:=[.AY80]/[.AQ80]" office:value-type="float" office:value="0" calcext:value-type="float">
            <text:p>0</text:p>
          </table:table-cell>
          <table:table-cell table:formula="of:=[.AR80]-[.AV80]" office:value-type="float" office:value="2136" calcext:value-type="float">
            <text:p>2136</text:p>
          </table:table-cell>
          <table:table-cell table:formula="of:=[.BA80]/[.AR80]" office:value-type="float" office:value="0.879012345679012" calcext:value-type="float">
            <text:p>0,8790123456790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852" calcext:value-type="float">
            <text:p>7852</text:p>
          </table:table-cell>
          <table:table-cell office:value-type="float" office:value="104.693333333" calcext:value-type="float">
            <text:p>104,693333333</text:p>
          </table:table-cell>
          <table:table-cell office:value-type="float" office:value="0.702639821029" calcext:value-type="float">
            <text:p>0,702639821029</text:p>
          </table:table-cell>
          <table:table-cell table:formula="of:=[.BD80]-[.BH80]" office:value-type="float" office:value="0" calcext:value-type="float">
            <text:p>0</text:p>
          </table:table-cell>
          <table:table-cell table:formula="of:=[.BL80]/[.BD80]" office:value-type="float" office:value="0" calcext:value-type="float">
            <text:p>0</text:p>
          </table:table-cell>
          <table:table-cell table:formula="of:=[.BE80]-[.BI80]" office:value-type="float" office:value="497" calcext:value-type="float">
            <text:p>497</text:p>
          </table:table-cell>
          <table:table-cell table:formula="of:=[.BN80]/[.BE80]" office:value-type="float" office:value="0.0595280871960714" calcext:value-type="float">
            <text:p>0,0595280871960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419" calcext:value-type="float">
            <text:p>2419</text:p>
          </table:table-cell>
          <table:table-cell office:value-type="float" office:value="24.19" calcext:value-type="float">
            <text:p>24,19</text:p>
          </table:table-cell>
          <table:table-cell office:value-type="float" office:value="0.121557788945" calcext:value-type="float">
            <text:p>0,121557788945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17481" calcext:value-type="float">
            <text:p>17481</text:p>
          </table:table-cell>
          <table:table-cell table:formula="of:=[.CA80]/[.BR80]" office:value-type="float" office:value="0.878442211055276" calcext:value-type="float">
            <text:p>0,8784422110552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363" calcext:value-type="float">
            <text:p>7363</text:p>
          </table:table-cell>
          <table:table-cell office:value-type="float" office:value="58.904" calcext:value-type="float">
            <text:p>58,904</text:p>
          </table:table-cell>
          <table:table-cell office:value-type="float" office:value="0.236562248996" calcext:value-type="float">
            <text:p>0,236562248996</text:p>
          </table:table-cell>
          <table:table-cell table:formula="of:=[.CD80]-[.CH80]" office:value-type="float" office:value="0" calcext:value-type="float">
            <text:p>0</text:p>
          </table:table-cell>
          <table:table-cell table:formula="of:=[.CL80]/[.CD80]" office:value-type="float" office:value="0" calcext:value-type="float">
            <text:p>0</text:p>
          </table:table-cell>
          <table:table-cell table:formula="of:=[.CE80]-[.CI80]" office:value-type="float" office:value="300" calcext:value-type="float">
            <text:p>300</text:p>
          </table:table-cell>
          <table:table-cell table:formula="of:=[.CN80]/[.CE80]" office:value-type="float" office:value="0.0391491582930967" calcext:value-type="float">
            <text:p>0,039149158293097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4.375" calcext:value-type="float">
            <text:p>4,375</text:p>
          </table:table-cell>
          <table:table-cell office:value-type="float" office:value="0.093085106383" calcext:value-type="float">
            <text:p>0,093085106383</text:p>
          </table:table-cell>
          <table:table-cell table:formula="of:=[.AD81]-[.AH81]" office:value-type="float" office:value="2" calcext:value-type="float">
            <text:p>2</text:p>
          </table:table-cell>
          <table:table-cell table:formula="of:=[.AL81]/[.AD81]" office:value-type="float" office:value="0.04" calcext:value-type="float">
            <text:p>0,04</text:p>
          </table:table-cell>
          <table:table-cell table:formula="of:=[.AE81]-[.AI81]" office:value-type="float" office:value="218" calcext:value-type="float">
            <text:p>218</text:p>
          </table:table-cell>
          <table:table-cell table:formula="of:=[.AN81]/[.AE81]" office:value-type="float" office:value="0.674922600619195" calcext:value-type="float">
            <text:p>0,6749226006191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1.62" calcext:value-type="float">
            <text:p>11,62</text:p>
          </table:table-cell>
          <table:table-cell office:value-type="float" office:value="0.117373737374" calcext:value-type="float">
            <text:p>0,117373737374</text:p>
          </table:table-cell>
          <table:table-cell table:formula="of:=[.AQ81]-[.AU81]" office:value-type="float" office:value="0" calcext:value-type="float">
            <text:p>0</text:p>
          </table:table-cell>
          <table:table-cell table:formula="of:=[.AY81]/[.AQ81]" office:value-type="float" office:value="0" calcext:value-type="float">
            <text:p>0</text:p>
          </table:table-cell>
          <table:table-cell table:formula="of:=[.AR81]-[.AV81]" office:value-type="float" office:value="1849" calcext:value-type="float">
            <text:p>1849</text:p>
          </table:table-cell>
          <table:table-cell table:formula="of:=[.BA81]/[.AR81]" office:value-type="float" office:value="0.760905349794239" calcext:value-type="float">
            <text:p>0,7609053497942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168" calcext:value-type="float">
            <text:p>7168</text:p>
          </table:table-cell>
          <table:table-cell office:value-type="float" office:value="95.5733333333" calcext:value-type="float">
            <text:p>95,5733333333</text:p>
          </table:table-cell>
          <table:table-cell office:value-type="float" office:value="0.641431767338" calcext:value-type="float">
            <text:p>0,641431767338</text:p>
          </table:table-cell>
          <table:table-cell table:formula="of:=[.BD81]-[.BH81]" office:value-type="float" office:value="0" calcext:value-type="float">
            <text:p>0</text:p>
          </table:table-cell>
          <table:table-cell table:formula="of:=[.BL81]/[.BD81]" office:value-type="float" office:value="0" calcext:value-type="float">
            <text:p>0</text:p>
          </table:table-cell>
          <table:table-cell table:formula="of:=[.BE81]-[.BI81]" office:value-type="float" office:value="1181" calcext:value-type="float">
            <text:p>1181</text:p>
          </table:table-cell>
          <table:table-cell table:formula="of:=[.BN81]/[.BE81]" office:value-type="float" office:value="0.141454066355252" calcext:value-type="float">
            <text:p>0,1414540663552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697" calcext:value-type="float">
            <text:p>13697</text:p>
          </table:table-cell>
          <table:table-cell office:value-type="float" office:value="136.97" calcext:value-type="float">
            <text:p>136,97</text:p>
          </table:table-cell>
          <table:table-cell office:value-type="float" office:value="0.688291457286" calcext:value-type="float">
            <text:p>0,688291457286</text:p>
          </table:table-cell>
          <table:table-cell table:formula="of:=[.BQ81]-[.BU81]" office:value-type="float" office:value="0" calcext:value-type="float">
            <text:p>0</text:p>
          </table:table-cell>
          <table:table-cell table:formula="of:=[.BY81]/[.BQ81]" office:value-type="float" office:value="0" calcext:value-type="float">
            <text:p>0</text:p>
          </table:table-cell>
          <table:table-cell table:formula="of:=[.BR81]-[.BV81]" office:value-type="float" office:value="6203" calcext:value-type="float">
            <text:p>6203</text:p>
          </table:table-cell>
          <table:table-cell table:formula="of:=[.CA81]/[.BR81]" office:value-type="float" office:value="0.311708542713568" calcext:value-type="float">
            <text:p>0,3117085427135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11" calcext:value-type="float">
            <text:p>3511</text:p>
          </table:table-cell>
          <table:table-cell office:value-type="float" office:value="28.088" calcext:value-type="float">
            <text:p>28,088</text:p>
          </table:table-cell>
          <table:table-cell office:value-type="float" office:value="0.112803212851" calcext:value-type="float">
            <text:p>0,112803212851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4152" calcext:value-type="float">
            <text:p>4152</text:p>
          </table:table-cell>
          <table:table-cell table:formula="of:=[.CN81]/[.CE81]" office:value-type="float" office:value="0.541824350776458" calcext:value-type="float">
            <text:p>0,541824350776458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9.56" calcext:value-type="float">
            <text:p>9,56</text:p>
          </table:table-cell>
          <table:table-cell office:value-type="float" office:value="0.195102040816" calcext:value-type="float">
            <text:p>0,195102040816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84" calcext:value-type="float">
            <text:p>84</text:p>
          </table:table-cell>
          <table:table-cell table:formula="of:=[.AN82]/[.AE82]" office:value-type="float" office:value="0.260061919504644" calcext:value-type="float">
            <text:p>0,2600619195046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72" calcext:value-type="float">
            <text:p>772</text:p>
          </table:table-cell>
          <table:table-cell office:value-type="float" office:value="15.44" calcext:value-type="float">
            <text:p>15,44</text:p>
          </table:table-cell>
          <table:table-cell office:value-type="float" office:value="0.15595959596" calcext:value-type="float">
            <text:p>0,15595959596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1658" calcext:value-type="float">
            <text:p>1658</text:p>
          </table:table-cell>
          <table:table-cell table:formula="of:=[.BA82]/[.AR82]" office:value-type="float" office:value="0.682304526748971" calcext:value-type="float">
            <text:p>0,6823045267489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091" calcext:value-type="float">
            <text:p>1091</text:p>
          </table:table-cell>
          <table:table-cell office:value-type="float" office:value="14.5466666667" calcext:value-type="float">
            <text:p>14,5466666667</text:p>
          </table:table-cell>
          <table:table-cell office:value-type="float" office:value="0.0976286353468" calcext:value-type="float">
            <text:p>0,0976286353468</text:p>
          </table:table-cell>
          <table:table-cell table:formula="of:=[.BD82]-[.BH82]" office:value-type="float" office:value="0" calcext:value-type="float">
            <text:p>0</text:p>
          </table:table-cell>
          <table:table-cell table:formula="of:=[.BL82]/[.BD82]" office:value-type="float" office:value="0" calcext:value-type="float">
            <text:p>0</text:p>
          </table:table-cell>
          <table:table-cell table:formula="of:=[.BE82]-[.BI82]" office:value-type="float" office:value="7258" calcext:value-type="float">
            <text:p>7258</text:p>
          </table:table-cell>
          <table:table-cell table:formula="of:=[.BN82]/[.BE82]" office:value-type="float" office:value="0.86932566774464" calcext:value-type="float">
            <text:p>0,869325667744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241" calcext:value-type="float">
            <text:p>6241</text:p>
          </table:table-cell>
          <table:table-cell office:value-type="float" office:value="62.41" calcext:value-type="float">
            <text:p>62,41</text:p>
          </table:table-cell>
          <table:table-cell office:value-type="float" office:value="0.313618090452" calcext:value-type="float">
            <text:p>0,313618090452</text:p>
          </table:table-cell>
          <table:table-cell table:formula="of:=[.BQ82]-[.BU82]" office:value-type="float" office:value="0" calcext:value-type="float">
            <text:p>0</text:p>
          </table:table-cell>
          <table:table-cell table:formula="of:=[.BY82]/[.BQ82]" office:value-type="float" office:value="0" calcext:value-type="float">
            <text:p>0</text:p>
          </table:table-cell>
          <table:table-cell table:formula="of:=[.BR82]-[.BV82]" office:value-type="float" office:value="13659" calcext:value-type="float">
            <text:p>13659</text:p>
          </table:table-cell>
          <table:table-cell table:formula="of:=[.CA82]/[.BR82]" office:value-type="float" office:value="0.686381909547739" calcext:value-type="float">
            <text:p>0,68638190954773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29" calcext:value-type="float">
            <text:p>229</text:p>
          </table:table-cell>
          <table:table-cell office:value-type="float" office:value="331" calcext:value-type="float">
            <text:p>331</text:p>
          </table:table-cell>
          <table:table-cell office:value-type="float" office:value="2.89082969432" calcext:value-type="float">
            <text:p>2,89082969432</text:p>
          </table:table-cell>
          <table:table-cell office:value-type="float" office:value="0.0126790776067" calcext:value-type="float">
            <text:p>0,0126790776067</text:p>
          </table:table-cell>
          <table:table-cell table:formula="of:=[.CD82]-[.CH82]" office:value-type="float" office:value="21" calcext:value-type="float">
            <text:p>21</text:p>
          </table:table-cell>
          <table:table-cell table:formula="of:=[.CL82]/[.CD82]" office:value-type="float" office:value="0.084" calcext:value-type="float">
            <text:p>0,084</text:p>
          </table:table-cell>
          <table:table-cell table:formula="of:=[.CE82]-[.CI82]" office:value-type="float" office:value="7332" calcext:value-type="float">
            <text:p>7332</text:p>
          </table:table-cell>
          <table:table-cell table:formula="of:=[.CN82]/[.CE82]" office:value-type="float" office:value="0.956805428683283" calcext:value-type="float">
            <text:p>0,956805428683283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office:value-type="float" office:value="10.28" calcext:value-type="float">
            <text:p>10,28</text:p>
          </table:table-cell>
          <table:table-cell office:value-type="float" office:value="0.209795918367" calcext:value-type="float">
            <text:p>0,209795918367</text:p>
          </table:table-cell>
          <table:table-cell table:formula="of:=[.AD83]-[.AH83]" office:value-type="float" office:value="0" calcext:value-type="float">
            <text:p>0</text:p>
          </table:table-cell>
          <table:table-cell table:formula="of:=[.AL83]/[.AD83]" office:value-type="float" office:value="0" calcext:value-type="float">
            <text:p>0</text:p>
          </table:table-cell>
          <table:table-cell table:formula="of:=[.AE83]-[.AI83]" office:value-type="float" office:value="66" calcext:value-type="float">
            <text:p>66</text:p>
          </table:table-cell>
          <table:table-cell table:formula="of:=[.AN83]/[.AE83]" office:value-type="float" office:value="0.204334365325077" calcext:value-type="float">
            <text:p>0,2043343653250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172" calcext:value-type="float">
            <text:p>1172</text:p>
          </table:table-cell>
          <table:table-cell office:value-type="float" office:value="23.44" calcext:value-type="float">
            <text:p>23,44</text:p>
          </table:table-cell>
          <table:table-cell office:value-type="float" office:value="0.236767676768" calcext:value-type="float">
            <text:p>0,236767676768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1258" calcext:value-type="float">
            <text:p>1258</text:p>
          </table:table-cell>
          <table:table-cell table:formula="of:=[.BA83]/[.AR83]" office:value-type="float" office:value="0.517695473251029" calcext:value-type="float">
            <text:p>0,5176954732510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168" calcext:value-type="float">
            <text:p>7168</text:p>
          </table:table-cell>
          <table:table-cell office:value-type="float" office:value="95.5733333333" calcext:value-type="float">
            <text:p>95,5733333333</text:p>
          </table:table-cell>
          <table:table-cell office:value-type="float" office:value="0.641431767338" calcext:value-type="float">
            <text:p>0,641431767338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1181" calcext:value-type="float">
            <text:p>1181</text:p>
          </table:table-cell>
          <table:table-cell table:formula="of:=[.BN83]/[.BE83]" office:value-type="float" office:value="0.141454066355252" calcext:value-type="float">
            <text:p>0,1414540663552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647" calcext:value-type="float">
            <text:p>12647</text:p>
          </table:table-cell>
          <table:table-cell office:value-type="float" office:value="126.47" calcext:value-type="float">
            <text:p>126,47</text:p>
          </table:table-cell>
          <table:table-cell office:value-type="float" office:value="0.635527638191" calcext:value-type="float">
            <text:p>0,635527638191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7253" calcext:value-type="float">
            <text:p>7253</text:p>
          </table:table-cell>
          <table:table-cell table:formula="of:=[.CA83]/[.BR83]" office:value-type="float" office:value="0.364472361809045" calcext:value-type="float">
            <text:p>0,3644723618090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196" calcext:value-type="float">
            <text:p>5196</text:p>
          </table:table-cell>
          <table:table-cell office:value-type="float" office:value="41.568" calcext:value-type="float">
            <text:p>41,568</text:p>
          </table:table-cell>
          <table:table-cell office:value-type="float" office:value="0.166939759036" calcext:value-type="float">
            <text:p>0,166939759036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2467" calcext:value-type="float">
            <text:p>2467</text:p>
          </table:table-cell>
          <table:table-cell table:formula="of:=[.CN83]/[.CE83]" office:value-type="float" office:value="0.321936578363565" calcext:value-type="float">
            <text:p>0,321936578363565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.15789473684" calcext:value-type="float">
            <text:p>2,15789473684</text:p>
          </table:table-cell>
          <table:table-cell office:value-type="float" office:value="0.0583214793741" calcext:value-type="float">
            <text:p>0,0583214793741</text:p>
          </table:table-cell>
          <table:table-cell table:formula="of:=[.AD84]-[.AH84]" office:value-type="float" office:value="12" calcext:value-type="float">
            <text:p>12</text:p>
          </table:table-cell>
          <table:table-cell table:formula="of:=[.AL84]/[.AD84]" office:value-type="float" office:value="0.24" calcext:value-type="float">
            <text:p>0,24</text:p>
          </table:table-cell>
          <table:table-cell table:formula="of:=[.AE84]-[.AI84]" office:value-type="float" office:value="282" calcext:value-type="float">
            <text:p>282</text:p>
          </table:table-cell>
          <table:table-cell table:formula="of:=[.AN84]/[.AE84]" office:value-type="float" office:value="0.873065015479876" calcext:value-type="float">
            <text:p>0,8730650154798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559" calcext:value-type="float">
            <text:p>559</text:p>
          </table:table-cell>
          <table:table-cell office:value-type="float" office:value="11.18" calcext:value-type="float">
            <text:p>11,18</text:p>
          </table:table-cell>
          <table:table-cell office:value-type="float" office:value="0.112929292929" calcext:value-type="float">
            <text:p>0,112929292929</text:p>
          </table:table-cell>
          <table:table-cell table:formula="of:=[.AQ84]-[.AU84]" office:value-type="float" office:value="0" calcext:value-type="float">
            <text:p>0</text:p>
          </table:table-cell>
          <table:table-cell table:formula="of:=[.AY84]/[.AQ84]" office:value-type="float" office:value="0" calcext:value-type="float">
            <text:p>0</text:p>
          </table:table-cell>
          <table:table-cell table:formula="of:=[.AR84]-[.AV84]" office:value-type="float" office:value="1871" calcext:value-type="float">
            <text:p>1871</text:p>
          </table:table-cell>
          <table:table-cell table:formula="of:=[.BA84]/[.AR84]" office:value-type="float" office:value="0.769958847736625" calcext:value-type="float">
            <text:p>0,769958847736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344" calcext:value-type="float">
            <text:p>7344</text:p>
          </table:table-cell>
          <table:table-cell office:value-type="float" office:value="97.92" calcext:value-type="float">
            <text:p>97,92</text:p>
          </table:table-cell>
          <table:table-cell office:value-type="float" office:value="0.657181208054" calcext:value-type="float">
            <text:p>0,657181208054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1005" calcext:value-type="float">
            <text:p>1005</text:p>
          </table:table-cell>
          <table:table-cell table:formula="of:=[.BN84]/[.BE84]" office:value-type="float" office:value="0.120373697448796" calcext:value-type="float">
            <text:p>0,1203736974487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6686" calcext:value-type="float">
            <text:p>16686</text:p>
          </table:table-cell>
          <table:table-cell office:value-type="float" office:value="166.86" calcext:value-type="float">
            <text:p>166,86</text:p>
          </table:table-cell>
          <table:table-cell office:value-type="float" office:value="0.838492462312" calcext:value-type="float">
            <text:p>0,838492462312</text:p>
          </table:table-cell>
          <table:table-cell table:formula="of:=[.BQ84]-[.BU84]" office:value-type="float" office:value="0" calcext:value-type="float">
            <text:p>0</text:p>
          </table:table-cell>
          <table:table-cell table:formula="of:=[.BY84]/[.BQ84]" office:value-type="float" office:value="0" calcext:value-type="float">
            <text:p>0</text:p>
          </table:table-cell>
          <table:table-cell table:formula="of:=[.BR84]-[.BV84]" office:value-type="float" office:value="3214" calcext:value-type="float">
            <text:p>3214</text:p>
          </table:table-cell>
          <table:table-cell table:formula="of:=[.CA84]/[.BR84]" office:value-type="float" office:value="0.161507537688442" calcext:value-type="float">
            <text:p>0,16150753768844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6155" calcext:value-type="float">
            <text:p>6155</text:p>
          </table:table-cell>
          <table:table-cell office:value-type="float" office:value="49.24" calcext:value-type="float">
            <text:p>49,24</text:p>
          </table:table-cell>
          <table:table-cell office:value-type="float" office:value="0.197751004016" calcext:value-type="float">
            <text:p>0,197751004016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1608" calcext:value-type="float">
            <text:p>1608</text:p>
          </table:table-cell>
          <table:table-cell table:formula="of:=[.CN84]/[.CE84]" office:value-type="float" office:value="0.207136416333892" calcext:value-type="float">
            <text:p>0,207136416333892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5.30612244898" calcext:value-type="float">
            <text:p>5,30612244898</text:p>
          </table:table-cell>
          <table:table-cell office:value-type="float" office:value="0.110544217687" calcext:value-type="float">
            <text:p>0,110544217687</text:p>
          </table:table-cell>
          <table:table-cell table:formula="of:=[.AD85]-[.AH85]" office:value-type="float" office:value="1" calcext:value-type="float">
            <text:p>1</text:p>
          </table:table-cell>
          <table:table-cell table:formula="of:=[.AL85]/[.AD85]" office:value-type="float" office:value="0.02" calcext:value-type="float">
            <text:p>0,02</text:p>
          </table:table-cell>
          <table:table-cell table:formula="of:=[.AE85]-[.AI85]" office:value-type="float" office:value="193" calcext:value-type="float">
            <text:p>193</text:p>
          </table:table-cell>
          <table:table-cell table:formula="of:=[.AN85]/[.AE85]" office:value-type="float" office:value="0.597523219814241" calcext:value-type="float">
            <text:p>0,597523219814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51" calcext:value-type="float">
            <text:p>1751</text:p>
          </table:table-cell>
          <table:table-cell office:value-type="float" office:value="35.02" calcext:value-type="float">
            <text:p>35,02</text:p>
          </table:table-cell>
          <table:table-cell office:value-type="float" office:value="0.353737373737" calcext:value-type="float">
            <text:p>0,353737373737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679" calcext:value-type="float">
            <text:p>679</text:p>
          </table:table-cell>
          <table:table-cell table:formula="of:=[.BA85]/[.AR85]" office:value-type="float" office:value="0.279423868312757" calcext:value-type="float">
            <text:p>0,2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8191" calcext:value-type="float">
            <text:p>8191</text:p>
          </table:table-cell>
          <table:table-cell office:value-type="float" office:value="109.213333333" calcext:value-type="float">
            <text:p>109,213333333</text:p>
          </table:table-cell>
          <table:table-cell office:value-type="float" office:value="0.732975391499" calcext:value-type="float">
            <text:p>0,732975391499</text:p>
          </table:table-cell>
          <table:table-cell table:formula="of:=[.BD85]-[.BH85]" office:value-type="float" office:value="0" calcext:value-type="float">
            <text:p>0</text:p>
          </table:table-cell>
          <table:table-cell table:formula="of:=[.BL85]/[.BD85]" office:value-type="float" office:value="0" calcext:value-type="float">
            <text:p>0</text:p>
          </table:table-cell>
          <table:table-cell table:formula="of:=[.BE85]-[.BI85]" office:value-type="float" office:value="158" calcext:value-type="float">
            <text:p>158</text:p>
          </table:table-cell>
          <table:table-cell table:formula="of:=[.BN85]/[.BE85]" office:value-type="float" office:value="0.0189244220864774" calcext:value-type="float">
            <text:p>0,0189244220864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055" calcext:value-type="float">
            <text:p>6055</text:p>
          </table:table-cell>
          <table:table-cell office:value-type="float" office:value="60.55" calcext:value-type="float">
            <text:p>60,55</text:p>
          </table:table-cell>
          <table:table-cell office:value-type="float" office:value="0.304271356784" calcext:value-type="float">
            <text:p>0,304271356784</text:p>
          </table:table-cell>
          <table:table-cell table:formula="of:=[.BQ85]-[.BU85]" office:value-type="float" office:value="0" calcext:value-type="float">
            <text:p>0</text:p>
          </table:table-cell>
          <table:table-cell table:formula="of:=[.BY85]/[.BQ85]" office:value-type="float" office:value="0" calcext:value-type="float">
            <text:p>0</text:p>
          </table:table-cell>
          <table:table-cell table:formula="of:=[.BR85]-[.BV85]" office:value-type="float" office:value="13845" calcext:value-type="float">
            <text:p>13845</text:p>
          </table:table-cell>
          <table:table-cell table:formula="of:=[.CA85]/[.BR85]" office:value-type="float" office:value="0.69572864321608" calcext:value-type="float">
            <text:p>0,695728643216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7598" calcext:value-type="float">
            <text:p>7598</text:p>
          </table:table-cell>
          <table:table-cell office:value-type="float" office:value="60.784" calcext:value-type="float">
            <text:p>60,784</text:p>
          </table:table-cell>
          <table:table-cell office:value-type="float" office:value="0.244112449799" calcext:value-type="float">
            <text:p>0,244112449799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165" calcext:value-type="float">
            <text:p>165</text:p>
          </table:table-cell>
          <table:table-cell table:formula="of:=[.CN85]/[.CE85]" office:value-type="float" office:value="0.0212546695865001" calcext:value-type="float">
            <text:p>0,0212546695865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2.78260869565" calcext:value-type="float">
            <text:p>2,78260869565</text:p>
          </table:table-cell>
          <table:table-cell office:value-type="float" office:value="0.0618357487923" calcext:value-type="float">
            <text:p>0,0618357487923</text:p>
          </table:table-cell>
          <table:table-cell table:formula="of:=[.AD86]-[.AH86]" office:value-type="float" office:value="4" calcext:value-type="float">
            <text:p>4</text:p>
          </table:table-cell>
          <table:table-cell table:formula="of:=[.AL86]/[.AD86]" office:value-type="float" office:value="0.08" calcext:value-type="float">
            <text:p>0,08</text:p>
          </table:table-cell>
          <table:table-cell table:formula="of:=[.AE86]-[.AI86]" office:value-type="float" office:value="259" calcext:value-type="float">
            <text:p>259</text:p>
          </table:table-cell>
          <table:table-cell table:formula="of:=[.AN86]/[.AE86]" office:value-type="float" office:value="0.801857585139319" calcext:value-type="float">
            <text:p>0,8018575851393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631" calcext:value-type="float">
            <text:p>631</text:p>
          </table:table-cell>
          <table:table-cell office:value-type="float" office:value="12.62" calcext:value-type="float">
            <text:p>12,62</text:p>
          </table:table-cell>
          <table:table-cell office:value-type="float" office:value="0.127474747475" calcext:value-type="float">
            <text:p>0,127474747475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1799" calcext:value-type="float">
            <text:p>1799</text:p>
          </table:table-cell>
          <table:table-cell table:formula="of:=[.BA86]/[.AR86]" office:value-type="float" office:value="0.740329218106996" calcext:value-type="float">
            <text:p>0,74032921810699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938" calcext:value-type="float">
            <text:p>938</text:p>
          </table:table-cell>
          <table:table-cell office:value-type="float" office:value="12.5066666667" calcext:value-type="float">
            <text:p>12,5066666667</text:p>
          </table:table-cell>
          <table:table-cell office:value-type="float" office:value="0.083937360179" calcext:value-type="float">
            <text:p>0,083937360179</text:p>
          </table:table-cell>
          <table:table-cell table:formula="of:=[.BD86]-[.BH86]" office:value-type="float" office:value="0" calcext:value-type="float">
            <text:p>0</text:p>
          </table:table-cell>
          <table:table-cell table:formula="of:=[.BL86]/[.BD86]" office:value-type="float" office:value="0" calcext:value-type="float">
            <text:p>0</text:p>
          </table:table-cell>
          <table:table-cell table:formula="of:=[.BE86]-[.BI86]" office:value-type="float" office:value="7411" calcext:value-type="float">
            <text:p>7411</text:p>
          </table:table-cell>
          <table:table-cell table:formula="of:=[.BN86]/[.BE86]" office:value-type="float" office:value="0.887651215714457" calcext:value-type="float">
            <text:p>0,88765121571445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273" calcext:value-type="float">
            <text:p>10273</text:p>
          </table:table-cell>
          <table:table-cell office:value-type="float" office:value="102.73" calcext:value-type="float">
            <text:p>102,73</text:p>
          </table:table-cell>
          <table:table-cell office:value-type="float" office:value="0.516231155779" calcext:value-type="float">
            <text:p>0,516231155779</text:p>
          </table:table-cell>
          <table:table-cell table:formula="of:=[.BQ86]-[.BU86]" office:value-type="float" office:value="0" calcext:value-type="float">
            <text:p>0</text:p>
          </table:table-cell>
          <table:table-cell table:formula="of:=[.BY86]/[.BQ86]" office:value-type="float" office:value="0" calcext:value-type="float">
            <text:p>0</text:p>
          </table:table-cell>
          <table:table-cell table:formula="of:=[.BR86]-[.BV86]" office:value-type="float" office:value="9627" calcext:value-type="float">
            <text:p>9627</text:p>
          </table:table-cell>
          <table:table-cell table:formula="of:=[.CA86]/[.BR86]" office:value-type="float" office:value="0.483768844221106" calcext:value-type="float">
            <text:p>0,48376884422110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082" calcext:value-type="float">
            <text:p>3082</text:p>
          </table:table-cell>
          <table:table-cell office:value-type="float" office:value="24.656" calcext:value-type="float">
            <text:p>24,656</text:p>
          </table:table-cell>
          <table:table-cell office:value-type="float" office:value="0.0990200803213" calcext:value-type="float">
            <text:p>0,0990200803213</text:p>
          </table:table-cell>
          <table:table-cell table:formula="of:=[.CD86]-[.CH86]" office:value-type="float" office:value="0" calcext:value-type="float">
            <text:p>0</text:p>
          </table:table-cell>
          <table:table-cell table:formula="of:=[.CL86]/[.CD86]" office:value-type="float" office:value="0" calcext:value-type="float">
            <text:p>0</text:p>
          </table:table-cell>
          <table:table-cell table:formula="of:=[.CE86]-[.CI86]" office:value-type="float" office:value="4681" calcext:value-type="float">
            <text:p>4681</text:p>
          </table:table-cell>
          <table:table-cell table:formula="of:=[.CN86]/[.CE86]" office:value-type="float" office:value="0.602988535360041" calcext:value-type="float">
            <text:p>0,60298853536004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2.37209302326" calcext:value-type="float">
            <text:p>2,37209302326</text:p>
          </table:table-cell>
          <table:table-cell office:value-type="float" office:value="0.0564784053156" calcext:value-type="float">
            <text:p>0,0564784053156</text:p>
          </table:table-cell>
          <table:table-cell table:formula="of:=[.AD87]-[.AH87]" office:value-type="float" office:value="7" calcext:value-type="float">
            <text:p>7</text:p>
          </table:table-cell>
          <table:table-cell table:formula="of:=[.AL87]/[.AD87]" office:value-type="float" office:value="0.14" calcext:value-type="float">
            <text:p>0,14</text:p>
          </table:table-cell>
          <table:table-cell table:formula="of:=[.AE87]-[.AI87]" office:value-type="float" office:value="272" calcext:value-type="float">
            <text:p>272</text:p>
          </table:table-cell>
          <table:table-cell table:formula="of:=[.AN87]/[.AE87]" office:value-type="float" office:value="0.842105263157895" calcext:value-type="float">
            <text:p>0,8421052631578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359" calcext:value-type="float">
            <text:p>1359</text:p>
          </table:table-cell>
          <table:table-cell office:value-type="float" office:value="27.18" calcext:value-type="float">
            <text:p>27,18</text:p>
          </table:table-cell>
          <table:table-cell office:value-type="float" office:value="0.274545454545" calcext:value-type="float">
            <text:p>0,274545454545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1071" calcext:value-type="float">
            <text:p>1071</text:p>
          </table:table-cell>
          <table:table-cell table:formula="of:=[.BA87]/[.AR87]" office:value-type="float" office:value="0.440740740740741" calcext:value-type="float">
            <text:p>0,44074074074074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590" calcext:value-type="float">
            <text:p>3590</text:p>
          </table:table-cell>
          <table:table-cell office:value-type="float" office:value="47.8666666667" calcext:value-type="float">
            <text:p>47,8666666667</text:p>
          </table:table-cell>
          <table:table-cell office:value-type="float" office:value="0.321252796421" calcext:value-type="float">
            <text:p>0,321252796421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4759" calcext:value-type="float">
            <text:p>4759</text:p>
          </table:table-cell>
          <table:table-cell table:formula="of:=[.BN87]/[.BE87]" office:value-type="float" office:value="0.570008384237633" calcext:value-type="float">
            <text:p>0,5700083842376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292" calcext:value-type="float">
            <text:p>7292</text:p>
          </table:table-cell>
          <table:table-cell office:value-type="float" office:value="72.92" calcext:value-type="float">
            <text:p>72,92</text:p>
          </table:table-cell>
          <table:table-cell office:value-type="float" office:value="0.366432160804" calcext:value-type="float">
            <text:p>0,366432160804</text:p>
          </table:table-cell>
          <table:table-cell table:formula="of:=[.BQ87]-[.BU87]" office:value-type="float" office:value="0" calcext:value-type="float">
            <text:p>0</text:p>
          </table:table-cell>
          <table:table-cell table:formula="of:=[.BY87]/[.BQ87]" office:value-type="float" office:value="0" calcext:value-type="float">
            <text:p>0</text:p>
          </table:table-cell>
          <table:table-cell table:formula="of:=[.BR87]-[.BV87]" office:value-type="float" office:value="12608" calcext:value-type="float">
            <text:p>12608</text:p>
          </table:table-cell>
          <table:table-cell table:formula="of:=[.CA87]/[.BR87]" office:value-type="float" office:value="0.63356783919598" calcext:value-type="float">
            <text:p>0,633567839195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574" calcext:value-type="float">
            <text:p>3574</text:p>
          </table:table-cell>
          <table:table-cell office:value-type="float" office:value="28.592" calcext:value-type="float">
            <text:p>28,592</text:p>
          </table:table-cell>
          <table:table-cell office:value-type="float" office:value="0.114827309237" calcext:value-type="float">
            <text:p>0,114827309237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4189" calcext:value-type="float">
            <text:p>4189</text:p>
          </table:table-cell>
          <table:table-cell table:formula="of:=[.CN87]/[.CE87]" office:value-type="float" office:value="0.539610975138477" calcext:value-type="float">
            <text:p>0,539610975138477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11" calcext:value-type="float">
            <text:p>11</text:p>
          </table:table-cell>
          <table:table-cell office:value-type="float" office:value="0.224489795918" calcext:value-type="float">
            <text:p>0,224489795918</text:p>
          </table:table-cell>
          <table:table-cell table:formula="of:=[.AD88]-[.AH88]" office:value-type="float" office:value="0" calcext:value-type="float">
            <text:p>0</text:p>
          </table:table-cell>
          <table:table-cell table:formula="of:=[.AL88]/[.AD88]" office:value-type="float" office:value="0" calcext:value-type="float">
            <text:p>0</text:p>
          </table:table-cell>
          <table:table-cell table:formula="of:=[.AE88]-[.AI88]" office:value-type="float" office:value="48" calcext:value-type="float">
            <text:p>48</text:p>
          </table:table-cell>
          <table:table-cell table:formula="of:=[.AN88]/[.AE88]" office:value-type="float" office:value="0.148606811145511" calcext:value-type="float">
            <text:p>0,1486068111455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21" calcext:value-type="float">
            <text:p>2221</text:p>
          </table:table-cell>
          <table:table-cell office:value-type="float" office:value="44.42" calcext:value-type="float">
            <text:p>44,42</text:p>
          </table:table-cell>
          <table:table-cell office:value-type="float" office:value="0.448686868687" calcext:value-type="float">
            <text:p>0,448686868687</text:p>
          </table:table-cell>
          <table:table-cell table:formula="of:=[.AQ88]-[.AU88]" office:value-type="float" office:value="0" calcext:value-type="float">
            <text:p>0</text:p>
          </table:table-cell>
          <table:table-cell table:formula="of:=[.AY88]/[.AQ88]" office:value-type="float" office:value="0" calcext:value-type="float">
            <text:p>0</text:p>
          </table:table-cell>
          <table:table-cell table:formula="of:=[.AR88]-[.AV88]" office:value-type="float" office:value="209" calcext:value-type="float">
            <text:p>209</text:p>
          </table:table-cell>
          <table:table-cell table:formula="of:=[.BA88]/[.AR88]" office:value-type="float" office:value="0.0860082304526749" calcext:value-type="float">
            <text:p>0,086008230452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410" calcext:value-type="float">
            <text:p>3410</text:p>
          </table:table-cell>
          <table:table-cell office:value-type="float" office:value="45.4666666667" calcext:value-type="float">
            <text:p>45,4666666667</text:p>
          </table:table-cell>
          <table:table-cell office:value-type="float" office:value="0.30514541387" calcext:value-type="float">
            <text:p>0,30514541387</text:p>
          </table:table-cell>
          <table:table-cell table:formula="of:=[.BD88]-[.BH88]" office:value-type="float" office:value="0" calcext:value-type="float">
            <text:p>0</text:p>
          </table:table-cell>
          <table:table-cell table:formula="of:=[.BL88]/[.BD88]" office:value-type="float" office:value="0" calcext:value-type="float">
            <text:p>0</text:p>
          </table:table-cell>
          <table:table-cell table:formula="of:=[.BE88]-[.BI88]" office:value-type="float" office:value="4939" calcext:value-type="float">
            <text:p>4939</text:p>
          </table:table-cell>
          <table:table-cell table:formula="of:=[.BN88]/[.BE88]" office:value-type="float" office:value="0.591567852437418" calcext:value-type="float">
            <text:p>0,5915678524374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15" calcext:value-type="float">
            <text:p>815</text:p>
          </table:table-cell>
          <table:table-cell office:value-type="float" office:value="8.15" calcext:value-type="float">
            <text:p>8,15</text:p>
          </table:table-cell>
          <table:table-cell office:value-type="float" office:value="0.0409547738693" calcext:value-type="float">
            <text:p>0,0409547738693</text:p>
          </table:table-cell>
          <table:table-cell table:formula="of:=[.BQ88]-[.BU88]" office:value-type="float" office:value="0" calcext:value-type="float">
            <text:p>0</text:p>
          </table:table-cell>
          <table:table-cell table:formula="of:=[.BY88]/[.BQ88]" office:value-type="float" office:value="0" calcext:value-type="float">
            <text:p>0</text:p>
          </table:table-cell>
          <table:table-cell table:formula="of:=[.BR88]-[.BV88]" office:value-type="float" office:value="19085" calcext:value-type="float">
            <text:p>19085</text:p>
          </table:table-cell>
          <table:table-cell table:formula="of:=[.CA88]/[.BR88]" office:value-type="float" office:value="0.959045226130653" calcext:value-type="float">
            <text:p>0,9590452261306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2930" calcext:value-type="float">
            <text:p>2930</text:p>
          </table:table-cell>
          <table:table-cell office:value-type="float" office:value="23.44" calcext:value-type="float">
            <text:p>23,44</text:p>
          </table:table-cell>
          <table:table-cell office:value-type="float" office:value="0.0941365461847" calcext:value-type="float">
            <text:p>0,0941365461847</text:p>
          </table:table-cell>
          <table:table-cell table:formula="of:=[.CD88]-[.CH88]" office:value-type="float" office:value="0" calcext:value-type="float">
            <text:p>0</text:p>
          </table:table-cell>
          <table:table-cell table:formula="of:=[.CL88]/[.CD88]" office:value-type="float" office:value="0" calcext:value-type="float">
            <text:p>0</text:p>
          </table:table-cell>
          <table:table-cell table:formula="of:=[.CE88]-[.CI88]" office:value-type="float" office:value="4833" calcext:value-type="float">
            <text:p>4833</text:p>
          </table:table-cell>
          <table:table-cell table:formula="of:=[.CN88]/[.CE88]" office:value-type="float" office:value="0.622568594615484" calcext:value-type="float">
            <text:p>0,622568594615484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19" calcext:value-type="float">
            <text:p>119</text:p>
          </table:table-cell>
          <table:table-cell office:value-type="float" office:value="4.95833333333" calcext:value-type="float">
            <text:p>4,95833333333</text:p>
          </table:table-cell>
          <table:table-cell office:value-type="float" office:value="0.105496453901" calcext:value-type="float">
            <text:p>0,105496453901</text:p>
          </table:table-cell>
          <table:table-cell table:formula="of:=[.AD89]-[.AH89]" office:value-type="float" office:value="2" calcext:value-type="float">
            <text:p>2</text:p>
          </table:table-cell>
          <table:table-cell table:formula="of:=[.AL89]/[.AD89]" office:value-type="float" office:value="0.04" calcext:value-type="float">
            <text:p>0,04</text:p>
          </table:table-cell>
          <table:table-cell table:formula="of:=[.AE89]-[.AI89]" office:value-type="float" office:value="204" calcext:value-type="float">
            <text:p>204</text:p>
          </table:table-cell>
          <table:table-cell table:formula="of:=[.AN89]/[.AE89]" office:value-type="float" office:value="0.631578947368421" calcext:value-type="float">
            <text:p>0,6315789473684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float" office:value="7.2" calcext:value-type="float">
            <text:p>7,2</text:p>
          </table:table-cell>
          <table:table-cell office:value-type="float" office:value="0.0727272727273" calcext:value-type="float">
            <text:p>0,0727272727273</text:p>
          </table:table-cell>
          <table:table-cell table:formula="of:=[.AQ89]-[.AU89]" office:value-type="float" office:value="0" calcext:value-type="float">
            <text:p>0</text:p>
          </table:table-cell>
          <table:table-cell table:formula="of:=[.AY89]/[.AQ89]" office:value-type="float" office:value="0" calcext:value-type="float">
            <text:p>0</text:p>
          </table:table-cell>
          <table:table-cell table:formula="of:=[.AR89]-[.AV89]" office:value-type="float" office:value="2070" calcext:value-type="float">
            <text:p>2070</text:p>
          </table:table-cell>
          <table:table-cell table:formula="of:=[.BA89]/[.AR89]" office:value-type="float" office:value="0.851851851851852" calcext:value-type="float">
            <text:p>0,8518518518518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404" calcext:value-type="float">
            <text:p>1404</text:p>
          </table:table-cell>
          <table:table-cell office:value-type="float" office:value="18.72" calcext:value-type="float">
            <text:p>18,72</text:p>
          </table:table-cell>
          <table:table-cell office:value-type="float" office:value="0.125637583893" calcext:value-type="float">
            <text:p>0,125637583893</text:p>
          </table:table-cell>
          <table:table-cell table:formula="of:=[.BD89]-[.BH89]" office:value-type="float" office:value="0" calcext:value-type="float">
            <text:p>0</text:p>
          </table:table-cell>
          <table:table-cell table:formula="of:=[.BL89]/[.BD89]" office:value-type="float" office:value="0" calcext:value-type="float">
            <text:p>0</text:p>
          </table:table-cell>
          <table:table-cell table:formula="of:=[.BE89]-[.BI89]" office:value-type="float" office:value="6945" calcext:value-type="float">
            <text:p>6945</text:p>
          </table:table-cell>
          <table:table-cell table:formula="of:=[.BN89]/[.BE89]" office:value-type="float" office:value="0.831836148041682" calcext:value-type="float">
            <text:p>0,8318361480416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861" calcext:value-type="float">
            <text:p>11861</text:p>
          </table:table-cell>
          <table:table-cell office:value-type="float" office:value="118.61" calcext:value-type="float">
            <text:p>118,61</text:p>
          </table:table-cell>
          <table:table-cell office:value-type="float" office:value="0.596030150754" calcext:value-type="float">
            <text:p>0,596030150754</text:p>
          </table:table-cell>
          <table:table-cell table:formula="of:=[.BQ89]-[.BU89]" office:value-type="float" office:value="0" calcext:value-type="float">
            <text:p>0</text:p>
          </table:table-cell>
          <table:table-cell table:formula="of:=[.BY89]/[.BQ89]" office:value-type="float" office:value="0" calcext:value-type="float">
            <text:p>0</text:p>
          </table:table-cell>
          <table:table-cell table:formula="of:=[.BR89]-[.BV89]" office:value-type="float" office:value="8039" calcext:value-type="float">
            <text:p>8039</text:p>
          </table:table-cell>
          <table:table-cell table:formula="of:=[.CA89]/[.BR89]" office:value-type="float" office:value="0.403969849246231" calcext:value-type="float">
            <text:p>0,40396984924623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6723" calcext:value-type="float">
            <text:p>6723</text:p>
          </table:table-cell>
          <table:table-cell office:value-type="float" office:value="53.784" calcext:value-type="float">
            <text:p>53,784</text:p>
          </table:table-cell>
          <table:table-cell office:value-type="float" office:value="0.216" calcext:value-type="float">
            <text:p>0,216</text:p>
          </table:table-cell>
          <table:table-cell table:formula="of:=[.CD89]-[.CH89]" office:value-type="float" office:value="0" calcext:value-type="float">
            <text:p>0</text:p>
          </table:table-cell>
          <table:table-cell table:formula="of:=[.CL89]/[.CD89]" office:value-type="float" office:value="0" calcext:value-type="float">
            <text:p>0</text:p>
          </table:table-cell>
          <table:table-cell table:formula="of:=[.CE89]-[.CI89]" office:value-type="float" office:value="1040" calcext:value-type="float">
            <text:p>1040</text:p>
          </table:table-cell>
          <table:table-cell table:formula="of:=[.CN89]/[.CE89]" office:value-type="float" office:value="0.133968826484606" calcext:value-type="float">
            <text:p>0,133968826484606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2.93617021277" calcext:value-type="float">
            <text:p>2,93617021277</text:p>
          </table:table-cell>
          <table:table-cell office:value-type="float" office:value="0.063829787234" calcext:value-type="float">
            <text:p>0,063829787234</text:p>
          </table:table-cell>
          <table:table-cell table:formula="of:=[.AD90]-[.AH90]" office:value-type="float" office:value="3" calcext:value-type="float">
            <text:p>3</text:p>
          </table:table-cell>
          <table:table-cell table:formula="of:=[.AL90]/[.AD90]" office:value-type="float" office:value="0.06" calcext:value-type="float">
            <text:p>0,06</text:p>
          </table:table-cell>
          <table:table-cell table:formula="of:=[.AE90]-[.AI90]" office:value-type="float" office:value="254" calcext:value-type="float">
            <text:p>254</text:p>
          </table:table-cell>
          <table:table-cell table:formula="of:=[.AN90]/[.AE90]" office:value-type="float" office:value="0.786377708978328" calcext:value-type="float">
            <text:p>0,7863777089783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16.3" calcext:value-type="float">
            <text:p>16,3</text:p>
          </table:table-cell>
          <table:table-cell office:value-type="float" office:value="0.164646464646" calcext:value-type="float">
            <text:p>0,164646464646</text:p>
          </table:table-cell>
          <table:table-cell table:formula="of:=[.AQ90]-[.AU90]" office:value-type="float" office:value="0" calcext:value-type="float">
            <text:p>0</text:p>
          </table:table-cell>
          <table:table-cell table:formula="of:=[.AY90]/[.AQ90]" office:value-type="float" office:value="0" calcext:value-type="float">
            <text:p>0</text:p>
          </table:table-cell>
          <table:table-cell table:formula="of:=[.AR90]-[.AV90]" office:value-type="float" office:value="1615" calcext:value-type="float">
            <text:p>1615</text:p>
          </table:table-cell>
          <table:table-cell table:formula="of:=[.BA90]/[.AR90]" office:value-type="float" office:value="0.664609053497942" calcext:value-type="float">
            <text:p>0,6646090534979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69" calcext:value-type="float">
            <text:p>669</text:p>
          </table:table-cell>
          <table:table-cell office:value-type="float" office:value="8.92" calcext:value-type="float">
            <text:p>8,92</text:p>
          </table:table-cell>
          <table:table-cell office:value-type="float" office:value="0.0598657718121" calcext:value-type="float">
            <text:p>0,0598657718121</text:p>
          </table:table-cell>
          <table:table-cell table:formula="of:=[.BD90]-[.BH90]" office:value-type="float" office:value="0" calcext:value-type="float">
            <text:p>0</text:p>
          </table:table-cell>
          <table:table-cell table:formula="of:=[.BL90]/[.BD90]" office:value-type="float" office:value="0" calcext:value-type="float">
            <text:p>0</text:p>
          </table:table-cell>
          <table:table-cell table:formula="of:=[.BE90]-[.BI90]" office:value-type="float" office:value="7680" calcext:value-type="float">
            <text:p>7680</text:p>
          </table:table-cell>
          <table:table-cell table:formula="of:=[.BN90]/[.BE90]" office:value-type="float" office:value="0.919870643190801" calcext:value-type="float">
            <text:p>0,9198706431908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426" calcext:value-type="float">
            <text:p>12426</text:p>
          </table:table-cell>
          <table:table-cell office:value-type="float" office:value="124.26" calcext:value-type="float">
            <text:p>124,26</text:p>
          </table:table-cell>
          <table:table-cell office:value-type="float" office:value="0.624422110553" calcext:value-type="float">
            <text:p>0,624422110553</text:p>
          </table:table-cell>
          <table:table-cell table:formula="of:=[.BQ90]-[.BU90]" office:value-type="float" office:value="0" calcext:value-type="float">
            <text:p>0</text:p>
          </table:table-cell>
          <table:table-cell table:formula="of:=[.BY90]/[.BQ90]" office:value-type="float" office:value="0" calcext:value-type="float">
            <text:p>0</text:p>
          </table:table-cell>
          <table:table-cell table:formula="of:=[.BR90]-[.BV90]" office:value-type="float" office:value="7474" calcext:value-type="float">
            <text:p>7474</text:p>
          </table:table-cell>
          <table:table-cell table:formula="of:=[.CA90]/[.BR90]" office:value-type="float" office:value="0.375577889447236" calcext:value-type="float">
            <text:p>0,3755778894472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5431" calcext:value-type="float">
            <text:p>5431</text:p>
          </table:table-cell>
          <table:table-cell office:value-type="float" office:value="43.448" calcext:value-type="float">
            <text:p>43,448</text:p>
          </table:table-cell>
          <table:table-cell office:value-type="float" office:value="0.174489959839" calcext:value-type="float">
            <text:p>0,174489959839</text:p>
          </table:table-cell>
          <table:table-cell table:formula="of:=[.CD90]-[.CH90]" office:value-type="float" office:value="0" calcext:value-type="float">
            <text:p>0</text:p>
          </table:table-cell>
          <table:table-cell table:formula="of:=[.CL90]/[.CD90]" office:value-type="float" office:value="0" calcext:value-type="float">
            <text:p>0</text:p>
          </table:table-cell>
          <table:table-cell table:formula="of:=[.CE90]-[.CI90]" office:value-type="float" office:value="2332" calcext:value-type="float">
            <text:p>2332</text:p>
          </table:table-cell>
          <table:table-cell table:formula="of:=[.CN90]/[.CE90]" office:value-type="float" office:value="0.300399330155868" calcext:value-type="float">
            <text:p>0,300399330155868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41" office:value-type="float" office:value="12.92" calcext:value-type="float">
            <text:p>12,92</text:p>
          </table:table-cell>
          <table:table-cell table:style-name="ce24" office:value-type="float" office:value="0.263673469388" calcext:value-type="float">
            <text:p>0,26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6.16" calcext:value-type="float">
            <text:p>6,16</text:p>
          </table:table-cell>
          <table:table-cell office:value-type="float" office:value="0.125714285714" calcext:value-type="float">
            <text:p>0,125714285714</text:p>
          </table:table-cell>
          <table:table-cell table:formula="of:=[.AD91]-[.AH91]" office:value-type="float" office:value="0" calcext:value-type="float">
            <text:p>0</text:p>
          </table:table-cell>
          <table:table-cell table:formula="of:=[.AL91]/[.AD91]" office:value-type="float" office:value="0" calcext:value-type="float">
            <text:p>0</text:p>
          </table:table-cell>
          <table:table-cell table:formula="of:=[.AE91]-[.AI91]" office:value-type="float" office:value="169" calcext:value-type="float">
            <text:p>169</text:p>
          </table:table-cell>
          <table:table-cell table:formula="of:=[.AN91]/[.AE91]" office:value-type="float" office:value="0.523219814241486" calcext:value-type="float">
            <text:p>0,5232198142414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41" office:value-type="float" office:value="48.6" calcext:value-type="float">
            <text:p>48,60</text:p>
          </table:table-cell>
          <table:table-cell table:style-name="ce24" office:value-type="float" office:value="0.490909090909" calcext:value-type="float">
            <text:p>0,49</text:p>
          </table:table-cell>
          <table:table-cell office:value-type="float" office:value="100" calcext:value-type="float">
            <text:p>100</text:p>
          </table:table-cell>
          <table:table-cell office:value-type="float" office:value="838" calcext:value-type="float">
            <text:p>838</text:p>
          </table:table-cell>
          <table:table-cell office:value-type="float" office:value="16.76" calcext:value-type="float">
            <text:p>16,76</text:p>
          </table:table-cell>
          <table:table-cell office:value-type="float" office:value="0.169292929293" calcext:value-type="float">
            <text:p>0,169292929293</text:p>
          </table:table-cell>
          <table:table-cell table:formula="of:=[.AQ91]-[.AU91]" office:value-type="float" office:value="0" calcext:value-type="float">
            <text:p>0</text:p>
          </table:table-cell>
          <table:table-cell table:formula="of:=[.AY91]/[.AQ91]" office:value-type="float" office:value="0" calcext:value-type="float">
            <text:p>0</text:p>
          </table:table-cell>
          <table:table-cell table:formula="of:=[.AR91]-[.AV91]" office:value-type="float" office:value="1592" calcext:value-type="float">
            <text:p>1592</text:p>
          </table:table-cell>
          <table:table-cell table:formula="of:=[.BA91]/[.AR91]" office:value-type="float" office:value="0.655144032921811" calcext:value-type="float">
            <text:p>0,65514403292181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table:style-name="ce41" office:value-type="float" office:value="111.32" calcext:value-type="float">
            <text:p>111,32</text:p>
          </table:table-cell>
          <table:table-cell table:style-name="ce24" office:value-type="float" office:value="0.74711409396" calcext:value-type="float">
            <text:p>0,75</text:p>
          </table:table-cell>
          <table:table-cell office:value-type="float" office:value="150" calcext:value-type="float">
            <text:p>150</text:p>
          </table:table-cell>
          <table:table-cell office:value-type="float" office:value="2251" calcext:value-type="float">
            <text:p>2251</text:p>
          </table:table-cell>
          <table:table-cell office:value-type="float" office:value="30.0133333333" calcext:value-type="float">
            <text:p>30,0133333333</text:p>
          </table:table-cell>
          <table:table-cell office:value-type="float" office:value="0.201431767338" calcext:value-type="float">
            <text:p>0,201431767338</text:p>
          </table:table-cell>
          <table:table-cell table:formula="of:=[.BD91]-[.BH91]" office:value-type="float" office:value="0" calcext:value-type="float">
            <text:p>0</text:p>
          </table:table-cell>
          <table:table-cell table:formula="of:=[.BL91]/[.BD91]" office:value-type="float" office:value="0" calcext:value-type="float">
            <text:p>0</text:p>
          </table:table-cell>
          <table:table-cell table:formula="of:=[.BE91]-[.BI91]" office:value-type="float" office:value="6098" calcext:value-type="float">
            <text:p>6098</text:p>
          </table:table-cell>
          <table:table-cell table:formula="of:=[.BN91]/[.BE91]" office:value-type="float" office:value="0.730386872679363" calcext:value-type="float">
            <text:p>0,7303868726793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41" office:value-type="float" office:value="199" calcext:value-type="float">
            <text:p>199,00</text:p>
          </table:table-cell>
          <table:table-cell table:style-name="ce24" office:value-type="float" office:value="1" calcext:value-type="float">
            <text:p>1,00</text:p>
          </table:table-cell>
          <table:table-cell office:value-type="float" office:value="200" calcext:value-type="float">
            <text:p>200</text:p>
          </table:table-cell>
          <table:table-cell office:value-type="float" office:value="1409" calcext:value-type="float">
            <text:p>1409</text:p>
          </table:table-cell>
          <table:table-cell office:value-type="float" office:value="14.09" calcext:value-type="float">
            <text:p>14,09</text:p>
          </table:table-cell>
          <table:table-cell office:value-type="float" office:value="0.0708040201005" calcext:value-type="float">
            <text:p>0,0708040201005</text:p>
          </table:table-cell>
          <table:table-cell table:formula="of:=[.BQ91]-[.BU91]" office:value-type="float" office:value="0" calcext:value-type="float">
            <text:p>0</text:p>
          </table:table-cell>
          <table:table-cell table:formula="of:=[.BY91]/[.BQ91]" office:value-type="float" office:value="0" calcext:value-type="float">
            <text:p>0</text:p>
          </table:table-cell>
          <table:table-cell table:formula="of:=[.BR91]-[.BV91]" office:value-type="float" office:value="18491" calcext:value-type="float">
            <text:p>18491</text:p>
          </table:table-cell>
          <table:table-cell table:formula="of:=[.CA91]/[.BR91]" office:value-type="float" office:value="0.929195979899498" calcext:value-type="float">
            <text:p>0,9291959798994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table:style-name="ce41" office:value-type="float" office:value="62.104" calcext:value-type="float">
            <text:p>62,10</text:p>
          </table:table-cell>
          <table:table-cell table:style-name="ce24" office:value-type="float" office:value="0.249413654618" calcext:value-type="float">
            <text:p>0,25</text:p>
          </table:table-cell>
          <table:table-cell office:value-type="float" office:value="250" calcext:value-type="float">
            <text:p>250</text:p>
          </table:table-cell>
          <table:table-cell office:value-type="float" office:value="5206" calcext:value-type="float">
            <text:p>5206</text:p>
          </table:table-cell>
          <table:table-cell office:value-type="float" office:value="41.648" calcext:value-type="float">
            <text:p>41,648</text:p>
          </table:table-cell>
          <table:table-cell office:value-type="float" office:value="0.167261044177" calcext:value-type="float">
            <text:p>0,167261044177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2557" calcext:value-type="float">
            <text:p>2557</text:p>
          </table:table-cell>
          <table:table-cell table:formula="of:=[.CN91]/[.CE91]" office:value-type="float" office:value="0.329382970501095" calcext:value-type="float">
            <text:p>0,329382970501095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34285714286" calcext:value-type="float">
            <text:p>0,234285714286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36" calcext:value-type="float">
            <text:p>36</text:p>
          </table:table-cell>
          <table:table-cell table:formula="of:=[.AN92]/[.AE92]" office:value-type="float" office:value="0.111455108359133" calcext:value-type="float">
            <text:p>0,1114551083591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  <table:table-cell office:value-type="float" office:value="12.22" calcext:value-type="float">
            <text:p>12,22</text:p>
          </table:table-cell>
          <table:table-cell office:value-type="float" office:value="0.123434343434" calcext:value-type="float">
            <text:p>0,123434343434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1819" calcext:value-type="float">
            <text:p>1819</text:p>
          </table:table-cell>
          <table:table-cell table:formula="of:=[.BA92]/[.AR92]" office:value-type="float" office:value="0.748559670781893" calcext:value-type="float">
            <text:p>0,7485596707818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745" calcext:value-type="float">
            <text:p>3745</text:p>
          </table:table-cell>
          <table:table-cell office:value-type="float" office:value="49.9333333333" calcext:value-type="float">
            <text:p>49,9333333333</text:p>
          </table:table-cell>
          <table:table-cell office:value-type="float" office:value="0.335123042506" calcext:value-type="float">
            <text:p>0,335123042506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4604" calcext:value-type="float">
            <text:p>4604</text:p>
          </table:table-cell>
          <table:table-cell table:formula="of:=[.BN92]/[.BE92]" office:value-type="float" office:value="0.551443286621152" calcext:value-type="float">
            <text:p>0,5514432866211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697" calcext:value-type="float">
            <text:p>13697</text:p>
          </table:table-cell>
          <table:table-cell office:value-type="float" office:value="136.97" calcext:value-type="float">
            <text:p>136,97</text:p>
          </table:table-cell>
          <table:table-cell office:value-type="float" office:value="0.688291457286" calcext:value-type="float">
            <text:p>0,688291457286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6203" calcext:value-type="float">
            <text:p>6203</text:p>
          </table:table-cell>
          <table:table-cell table:formula="of:=[.CA92]/[.BR92]" office:value-type="float" office:value="0.311708542713568" calcext:value-type="float">
            <text:p>0,3117085427135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4807" calcext:value-type="float">
            <text:p>4807</text:p>
          </table:table-cell>
          <table:table-cell office:value-type="float" office:value="38.456" calcext:value-type="float">
            <text:p>38,456</text:p>
          </table:table-cell>
          <table:table-cell office:value-type="float" office:value="0.154441767068" calcext:value-type="float">
            <text:p>0,154441767068</text:p>
          </table:table-cell>
          <table:table-cell table:formula="of:=[.CD92]-[.CH92]" office:value-type="float" office:value="0" calcext:value-type="float">
            <text:p>0</text:p>
          </table:table-cell>
          <table:table-cell table:formula="of:=[.CL92]/[.CD92]" office:value-type="float" office:value="0" calcext:value-type="float">
            <text:p>0</text:p>
          </table:table-cell>
          <table:table-cell table:formula="of:=[.CE92]-[.CI92]" office:value-type="float" office:value="2956" calcext:value-type="float">
            <text:p>2956</text:p>
          </table:table-cell>
          <table:table-cell table:formula="of:=[.CN92]/[.CE92]" office:value-type="float" office:value="0.380780626046631" calcext:value-type="float">
            <text:p>0,38078062604663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3.20833333333" calcext:value-type="float">
            <text:p>3,20833333333</text:p>
          </table:table-cell>
          <table:table-cell office:value-type="float" office:value="0.0682624113475" calcext:value-type="float">
            <text:p>0,0682624113475</text:p>
          </table:table-cell>
          <table:table-cell table:formula="of:=[.AD93]-[.AH93]" office:value-type="float" office:value="2" calcext:value-type="float">
            <text:p>2</text:p>
          </table:table-cell>
          <table:table-cell table:formula="of:=[.AL93]/[.AD93]" office:value-type="float" office:value="0.04" calcext:value-type="float">
            <text:p>0,04</text:p>
          </table:table-cell>
          <table:table-cell table:formula="of:=[.AE93]-[.AI93]" office:value-type="float" office:value="246" calcext:value-type="float">
            <text:p>246</text:p>
          </table:table-cell>
          <table:table-cell table:formula="of:=[.AN93]/[.AE93]" office:value-type="float" office:value="0.761609907120743" calcext:value-type="float">
            <text:p>0,761609907120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93" calcext:value-type="float">
            <text:p>1693</text:p>
          </table:table-cell>
          <table:table-cell office:value-type="float" office:value="33.86" calcext:value-type="float">
            <text:p>33,86</text:p>
          </table:table-cell>
          <table:table-cell office:value-type="float" office:value="0.34202020202" calcext:value-type="float">
            <text:p>0,34202020202</text:p>
          </table:table-cell>
          <table:table-cell table:formula="of:=[.AQ93]-[.AU93]" office:value-type="float" office:value="0" calcext:value-type="float">
            <text:p>0</text:p>
          </table:table-cell>
          <table:table-cell table:formula="of:=[.AY93]/[.AQ93]" office:value-type="float" office:value="0" calcext:value-type="float">
            <text:p>0</text:p>
          </table:table-cell>
          <table:table-cell table:formula="of:=[.AR93]-[.AV93]" office:value-type="float" office:value="737" calcext:value-type="float">
            <text:p>737</text:p>
          </table:table-cell>
          <table:table-cell table:formula="of:=[.BA93]/[.AR93]" office:value-type="float" office:value="0.303292181069959" calcext:value-type="float">
            <text:p>0,30329218106995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174" calcext:value-type="float">
            <text:p>3174</text:p>
          </table:table-cell>
          <table:table-cell office:value-type="float" office:value="42.32" calcext:value-type="float">
            <text:p>42,32</text:p>
          </table:table-cell>
          <table:table-cell office:value-type="float" office:value="0.284026845638" calcext:value-type="float">
            <text:p>0,284026845638</text:p>
          </table:table-cell>
          <table:table-cell table:formula="of:=[.BD93]-[.BH93]" office:value-type="float" office:value="0" calcext:value-type="float">
            <text:p>0</text:p>
          </table:table-cell>
          <table:table-cell table:formula="of:=[.BL93]/[.BD93]" office:value-type="float" office:value="0" calcext:value-type="float">
            <text:p>0</text:p>
          </table:table-cell>
          <table:table-cell table:formula="of:=[.BE93]-[.BI93]" office:value-type="float" office:value="5175" calcext:value-type="float">
            <text:p>5175</text:p>
          </table:table-cell>
          <table:table-cell table:formula="of:=[.BN93]/[.BE93]" office:value-type="float" office:value="0.619834710743802" calcext:value-type="float">
            <text:p>0,6198347107438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898" calcext:value-type="float">
            <text:p>18898</text:p>
          </table:table-cell>
          <table:table-cell office:value-type="float" office:value="188.98" calcext:value-type="float">
            <text:p>188,98</text:p>
          </table:table-cell>
          <table:table-cell office:value-type="float" office:value="0.949648241206" calcext:value-type="float">
            <text:p>0,949648241206</text:p>
          </table:table-cell>
          <table:table-cell table:formula="of:=[.BQ93]-[.BU93]" office:value-type="float" office:value="0" calcext:value-type="float">
            <text:p>0</text:p>
          </table:table-cell>
          <table:table-cell table:formula="of:=[.BY93]/[.BQ93]" office:value-type="float" office:value="0" calcext:value-type="float">
            <text:p>0</text:p>
          </table:table-cell>
          <table:table-cell table:formula="of:=[.BR93]-[.BV93]" office:value-type="float" office:value="1002" calcext:value-type="float">
            <text:p>1002</text:p>
          </table:table-cell>
          <table:table-cell table:formula="of:=[.CA93]/[.BR93]" office:value-type="float" office:value="0.0503517587939699" calcext:value-type="float">
            <text:p>0,050351758793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233" calcext:value-type="float">
            <text:p>3233</text:p>
          </table:table-cell>
          <table:table-cell office:value-type="float" office:value="25.864" calcext:value-type="float">
            <text:p>25,864</text:p>
          </table:table-cell>
          <table:table-cell office:value-type="float" office:value="0.103871485944" calcext:value-type="float">
            <text:p>0,103871485944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4530" calcext:value-type="float">
            <text:p>4530</text:p>
          </table:table-cell>
          <table:table-cell table:formula="of:=[.CN93]/[.CE93]" office:value-type="float" office:value="0.583537292283911" calcext:value-type="float">
            <text:p>0,58353729228391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6.48" calcext:value-type="float">
            <text:p>6,48</text:p>
          </table:table-cell>
          <table:table-cell office:value-type="float" office:value="0.132244897959" calcext:value-type="float">
            <text:p>0,132244897959</text:p>
          </table:table-cell>
          <table:table-cell table:formula="of:=[.AD94]-[.AH94]" office:value-type="float" office:value="0" calcext:value-type="float">
            <text:p>0</text:p>
          </table:table-cell>
          <table:table-cell table:formula="of:=[.AL94]/[.AD94]" office:value-type="float" office:value="0" calcext:value-type="float">
            <text:p>0</text:p>
          </table:table-cell>
          <table:table-cell table:formula="of:=[.AE94]-[.AI94]" office:value-type="float" office:value="161" calcext:value-type="float">
            <text:p>161</text:p>
          </table:table-cell>
          <table:table-cell table:formula="of:=[.AN94]/[.AE94]" office:value-type="float" office:value="0.498452012383901" calcext:value-type="float">
            <text:p>0,498452012383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21" calcext:value-type="float">
            <text:p>1621</text:p>
          </table:table-cell>
          <table:table-cell office:value-type="float" office:value="32.42" calcext:value-type="float">
            <text:p>32,42</text:p>
          </table:table-cell>
          <table:table-cell office:value-type="float" office:value="0.327474747475" calcext:value-type="float">
            <text:p>0,327474747475</text:p>
          </table:table-cell>
          <table:table-cell table:formula="of:=[.AQ94]-[.AU94]" office:value-type="float" office:value="0" calcext:value-type="float">
            <text:p>0</text:p>
          </table:table-cell>
          <table:table-cell table:formula="of:=[.AY94]/[.AQ94]" office:value-type="float" office:value="0" calcext:value-type="float">
            <text:p>0</text:p>
          </table:table-cell>
          <table:table-cell table:formula="of:=[.AR94]-[.AV94]" office:value-type="float" office:value="809" calcext:value-type="float">
            <text:p>809</text:p>
          </table:table-cell>
          <table:table-cell table:formula="of:=[.BA94]/[.AR94]" office:value-type="float" office:value="0.332921810699588" calcext:value-type="float">
            <text:p>0,332921810699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8256" calcext:value-type="float">
            <text:p>8256</text:p>
          </table:table-cell>
          <table:table-cell office:value-type="float" office:value="110.08" calcext:value-type="float">
            <text:p>110,08</text:p>
          </table:table-cell>
          <table:table-cell office:value-type="float" office:value="0.738791946309" calcext:value-type="float">
            <text:p>0,738791946309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93" calcext:value-type="float">
            <text:p>93</text:p>
          </table:table-cell>
          <table:table-cell table:formula="of:=[.BN94]/[.BE94]" office:value-type="float" office:value="0.0111390585698886" calcext:value-type="float">
            <text:p>0,0111390585698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2853" calcext:value-type="float">
            <text:p>12853</text:p>
          </table:table-cell>
          <table:table-cell office:value-type="float" office:value="128.53" calcext:value-type="float">
            <text:p>128,53</text:p>
          </table:table-cell>
          <table:table-cell office:value-type="float" office:value="0.645879396985" calcext:value-type="float">
            <text:p>0,645879396985</text:p>
          </table:table-cell>
          <table:table-cell table:formula="of:=[.BQ94]-[.BU94]" office:value-type="float" office:value="0" calcext:value-type="float">
            <text:p>0</text:p>
          </table:table-cell>
          <table:table-cell table:formula="of:=[.BY94]/[.BQ94]" office:value-type="float" office:value="0" calcext:value-type="float">
            <text:p>0</text:p>
          </table:table-cell>
          <table:table-cell table:formula="of:=[.BR94]-[.BV94]" office:value-type="float" office:value="7047" calcext:value-type="float">
            <text:p>7047</text:p>
          </table:table-cell>
          <table:table-cell table:formula="of:=[.CA94]/[.BR94]" office:value-type="float" office:value="0.354120603015075" calcext:value-type="float">
            <text:p>0,354120603015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2618" calcext:value-type="float">
            <text:p>2618</text:p>
          </table:table-cell>
          <table:table-cell office:value-type="float" office:value="20.944" calcext:value-type="float">
            <text:p>20,944</text:p>
          </table:table-cell>
          <table:table-cell office:value-type="float" office:value="0.0841124497992" calcext:value-type="float">
            <text:p>0,0841124497992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5145" calcext:value-type="float">
            <text:p>5145</text:p>
          </table:table-cell>
          <table:table-cell table:formula="of:=[.CN94]/[.CE94]" office:value-type="float" office:value="0.662759242560866" calcext:value-type="float">
            <text:p>0,662759242560866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3.20833333333" calcext:value-type="float">
            <text:p>3,20833333333</text:p>
          </table:table-cell>
          <table:table-cell office:value-type="float" office:value="0.0682624113475" calcext:value-type="float">
            <text:p>0,0682624113475</text:p>
          </table:table-cell>
          <table:table-cell table:formula="of:=[.AD95]-[.AH95]" office:value-type="float" office:value="2" calcext:value-type="float">
            <text:p>2</text:p>
          </table:table-cell>
          <table:table-cell table:formula="of:=[.AL95]/[.AD95]" office:value-type="float" office:value="0.04" calcext:value-type="float">
            <text:p>0,04</text:p>
          </table:table-cell>
          <table:table-cell table:formula="of:=[.AE95]-[.AI95]" office:value-type="float" office:value="246" calcext:value-type="float">
            <text:p>246</text:p>
          </table:table-cell>
          <table:table-cell table:formula="of:=[.AN95]/[.AE95]" office:value-type="float" office:value="0.761609907120743" calcext:value-type="float">
            <text:p>0,761609907120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391" calcext:value-type="float">
            <text:p>1391</text:p>
          </table:table-cell>
          <table:table-cell office:value-type="float" office:value="27.82" calcext:value-type="float">
            <text:p>27,82</text:p>
          </table:table-cell>
          <table:table-cell office:value-type="float" office:value="0.28101010101" calcext:value-type="float">
            <text:p>0,28101010101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1039" calcext:value-type="float">
            <text:p>1039</text:p>
          </table:table-cell>
          <table:table-cell table:formula="of:=[.BA95]/[.AR95]" office:value-type="float" office:value="0.427572016460905" calcext:value-type="float">
            <text:p>0,4275720164609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562" calcext:value-type="float">
            <text:p>1562</text:p>
          </table:table-cell>
          <table:table-cell office:value-type="float" office:value="20.8266666667" calcext:value-type="float">
            <text:p>20,8266666667</text:p>
          </table:table-cell>
          <table:table-cell office:value-type="float" office:value="0.139776286353" calcext:value-type="float">
            <text:p>0,139776286353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6787" calcext:value-type="float">
            <text:p>6787</text:p>
          </table:table-cell>
          <table:table-cell table:formula="of:=[.BN95]/[.BE95]" office:value-type="float" office:value="0.812911725955204" calcext:value-type="float">
            <text:p>0,8129117259552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59" calcext:value-type="float">
            <text:p>5059</text:p>
          </table:table-cell>
          <table:table-cell office:value-type="float" office:value="50.59" calcext:value-type="float">
            <text:p>50,59</text:p>
          </table:table-cell>
          <table:table-cell office:value-type="float" office:value="0.254221105528" calcext:value-type="float">
            <text:p>0,254221105528</text:p>
          </table:table-cell>
          <table:table-cell table:formula="of:=[.BQ95]-[.BU95]" office:value-type="float" office:value="0" calcext:value-type="float">
            <text:p>0</text:p>
          </table:table-cell>
          <table:table-cell table:formula="of:=[.BY95]/[.BQ95]" office:value-type="float" office:value="0" calcext:value-type="float">
            <text:p>0</text:p>
          </table:table-cell>
          <table:table-cell table:formula="of:=[.BR95]-[.BV95]" office:value-type="float" office:value="14841" calcext:value-type="float">
            <text:p>14841</text:p>
          </table:table-cell>
          <table:table-cell table:formula="of:=[.CA95]/[.BR95]" office:value-type="float" office:value="0.745778894472362" calcext:value-type="float">
            <text:p>0,74577889447236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7201" calcext:value-type="float">
            <text:p>7201</text:p>
          </table:table-cell>
          <table:table-cell office:value-type="float" office:value="57.608" calcext:value-type="float">
            <text:p>57,608</text:p>
          </table:table-cell>
          <table:table-cell office:value-type="float" office:value="0.231357429719" calcext:value-type="float">
            <text:p>0,231357429719</text:p>
          </table:table-cell>
          <table:table-cell table:formula="of:=[.CD95]-[.CH95]" office:value-type="float" office:value="0" calcext:value-type="float">
            <text:p>0</text:p>
          </table:table-cell>
          <table:table-cell table:formula="of:=[.CL95]/[.CD95]" office:value-type="float" office:value="0" calcext:value-type="float">
            <text:p>0</text:p>
          </table:table-cell>
          <table:table-cell table:formula="of:=[.CE95]-[.CI95]" office:value-type="float" office:value="562" calcext:value-type="float">
            <text:p>562</text:p>
          </table:table-cell>
          <table:table-cell table:formula="of:=[.CN95]/[.CE95]" office:value-type="float" office:value="0.0723946927734123" calcext:value-type="float">
            <text:p>0,072394692773412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.53846153846" calcext:value-type="float">
            <text:p>1,53846153846</text:p>
          </table:table-cell>
          <table:table-cell office:value-type="float" office:value="0.0615384615385" calcext:value-type="float">
            <text:p>0,0615384615385</text:p>
          </table:table-cell>
          <table:table-cell table:formula="of:=[.AD96]-[.AH96]" office:value-type="float" office:value="24" calcext:value-type="float">
            <text:p>24</text:p>
          </table:table-cell>
          <table:table-cell table:formula="of:=[.AL96]/[.AD96]" office:value-type="float" office:value="0.48" calcext:value-type="float">
            <text:p>0,48</text:p>
          </table:table-cell>
          <table:table-cell table:formula="of:=[.AE96]-[.AI96]" office:value-type="float" office:value="303" calcext:value-type="float">
            <text:p>303</text:p>
          </table:table-cell>
          <table:table-cell table:formula="of:=[.AN96]/[.AE96]" office:value-type="float" office:value="0.938080495356037" calcext:value-type="float">
            <text:p>0,938080495356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2.75555555556" calcext:value-type="float">
            <text:p>2,75555555556</text:p>
          </table:table-cell>
          <table:table-cell office:value-type="float" office:value="0.030961298377" calcext:value-type="float">
            <text:p>0,030961298377</text:p>
          </table:table-cell>
          <table:table-cell table:formula="of:=[.AQ96]-[.AU96]" office:value-type="float" office:value="10" calcext:value-type="float">
            <text:p>10</text:p>
          </table:table-cell>
          <table:table-cell table:formula="of:=[.AY96]/[.AQ96]" office:value-type="float" office:value="0.1" calcext:value-type="float">
            <text:p>0,1</text:p>
          </table:table-cell>
          <table:table-cell table:formula="of:=[.AR96]-[.AV96]" office:value-type="float" office:value="2306" calcext:value-type="float">
            <text:p>2306</text:p>
          </table:table-cell>
          <table:table-cell table:formula="of:=[.BA96]/[.AR96]" office:value-type="float" office:value="0.948971193415638" calcext:value-type="float">
            <text:p>0,9489711934156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661" calcext:value-type="float">
            <text:p>5661</text:p>
          </table:table-cell>
          <table:table-cell office:value-type="float" office:value="75.48" calcext:value-type="float">
            <text:p>75,48</text:p>
          </table:table-cell>
          <table:table-cell office:value-type="float" office:value="0.506577181208" calcext:value-type="float">
            <text:p>0,506577181208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2688" calcext:value-type="float">
            <text:p>2688</text:p>
          </table:table-cell>
          <table:table-cell table:formula="of:=[.BN96]/[.BE96]" office:value-type="float" office:value="0.32195472511678" calcext:value-type="float">
            <text:p>0,321954725116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850" calcext:value-type="float">
            <text:p>4850</text:p>
          </table:table-cell>
          <table:table-cell office:value-type="float" office:value="48.5" calcext:value-type="float">
            <text:p>48,5</text:p>
          </table:table-cell>
          <table:table-cell office:value-type="float" office:value="0.243718592965" calcext:value-type="float">
            <text:p>0,243718592965</text:p>
          </table:table-cell>
          <table:table-cell table:formula="of:=[.BQ96]-[.BU96]" office:value-type="float" office:value="0" calcext:value-type="float">
            <text:p>0</text:p>
          </table:table-cell>
          <table:table-cell table:formula="of:=[.BY96]/[.BQ96]" office:value-type="float" office:value="0" calcext:value-type="float">
            <text:p>0</text:p>
          </table:table-cell>
          <table:table-cell table:formula="of:=[.BR96]-[.BV96]" office:value-type="float" office:value="15050" calcext:value-type="float">
            <text:p>15050</text:p>
          </table:table-cell>
          <table:table-cell table:formula="of:=[.CA96]/[.BR96]" office:value-type="float" office:value="0.756281407035176" calcext:value-type="float">
            <text:p>0,7562814070351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1639" calcext:value-type="float">
            <text:p>1639</text:p>
          </table:table-cell>
          <table:table-cell office:value-type="float" office:value="13.112" calcext:value-type="float">
            <text:p>13,112</text:p>
          </table:table-cell>
          <table:table-cell office:value-type="float" office:value="0.0526586345382" calcext:value-type="float">
            <text:p>0,0526586345382</text:p>
          </table:table-cell>
          <table:table-cell table:formula="of:=[.CD96]-[.CH96]" office:value-type="float" office:value="0" calcext:value-type="float">
            <text:p>0</text:p>
          </table:table-cell>
          <table:table-cell table:formula="of:=[.CL96]/[.CD96]" office:value-type="float" office:value="0" calcext:value-type="float">
            <text:p>0</text:p>
          </table:table-cell>
          <table:table-cell table:formula="of:=[.CE96]-[.CI96]" office:value-type="float" office:value="6124" calcext:value-type="float">
            <text:p>6124</text:p>
          </table:table-cell>
          <table:table-cell table:formula="of:=[.CN96]/[.CE96]" office:value-type="float" office:value="0.788870282107433" calcext:value-type="float">
            <text:p>0,788870282107433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3.41666666667" calcext:value-type="float">
            <text:p>3,41666666667</text:p>
          </table:table-cell>
          <table:table-cell office:value-type="float" office:value="0.072695035461" calcext:value-type="float">
            <text:p>0,072695035461</text:p>
          </table:table-cell>
          <table:table-cell table:formula="of:=[.AD97]-[.AH97]" office:value-type="float" office:value="2" calcext:value-type="float">
            <text:p>2</text:p>
          </table:table-cell>
          <table:table-cell table:formula="of:=[.AL97]/[.AD97]" office:value-type="float" office:value="0.04" calcext:value-type="float">
            <text:p>0,04</text:p>
          </table:table-cell>
          <table:table-cell table:formula="of:=[.AE97]-[.AI97]" office:value-type="float" office:value="241" calcext:value-type="float">
            <text:p>241</text:p>
          </table:table-cell>
          <table:table-cell table:formula="of:=[.AN97]/[.AE97]" office:value-type="float" office:value="0.746130030959752" calcext:value-type="float">
            <text:p>0,7461300309597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391" calcext:value-type="float">
            <text:p>1391</text:p>
          </table:table-cell>
          <table:table-cell office:value-type="float" office:value="27.82" calcext:value-type="float">
            <text:p>27,82</text:p>
          </table:table-cell>
          <table:table-cell office:value-type="float" office:value="0.28101010101" calcext:value-type="float">
            <text:p>0,28101010101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1039" calcext:value-type="float">
            <text:p>1039</text:p>
          </table:table-cell>
          <table:table-cell table:formula="of:=[.BA97]/[.AR97]" office:value-type="float" office:value="0.427572016460905" calcext:value-type="float">
            <text:p>0,4275720164609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153" calcext:value-type="float">
            <text:p>4153</text:p>
          </table:table-cell>
          <table:table-cell office:value-type="float" office:value="55.3733333333" calcext:value-type="float">
            <text:p>55,3733333333</text:p>
          </table:table-cell>
          <table:table-cell office:value-type="float" office:value="0.37163310962" calcext:value-type="float">
            <text:p>0,37163310962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4196" calcext:value-type="float">
            <text:p>4196</text:p>
          </table:table-cell>
          <table:table-cell table:formula="of:=[.BN97]/[.BE97]" office:value-type="float" office:value="0.502575158701641" calcext:value-type="float">
            <text:p>0,5025751587016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651" calcext:value-type="float">
            <text:p>5651</text:p>
          </table:table-cell>
          <table:table-cell office:value-type="float" office:value="56.51" calcext:value-type="float">
            <text:p>56,51</text:p>
          </table:table-cell>
          <table:table-cell office:value-type="float" office:value="0.283969849246" calcext:value-type="float">
            <text:p>0,283969849246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14249" calcext:value-type="float">
            <text:p>14249</text:p>
          </table:table-cell>
          <table:table-cell table:formula="of:=[.CA97]/[.BR97]" office:value-type="float" office:value="0.716030150753769" calcext:value-type="float">
            <text:p>0,7160301507537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1718" calcext:value-type="float">
            <text:p>1718</text:p>
          </table:table-cell>
          <table:table-cell office:value-type="float" office:value="13.744" calcext:value-type="float">
            <text:p>13,744</text:p>
          </table:table-cell>
          <table:table-cell office:value-type="float" office:value="0.0551967871486" calcext:value-type="float">
            <text:p>0,0551967871486</text:p>
          </table:table-cell>
          <table:table-cell table:formula="of:=[.CD97]-[.CH97]" office:value-type="float" office:value="0" calcext:value-type="float">
            <text:p>0</text:p>
          </table:table-cell>
          <table:table-cell table:formula="of:=[.CL97]/[.CD97]" office:value-type="float" office:value="0" calcext:value-type="float">
            <text:p>0</text:p>
          </table:table-cell>
          <table:table-cell table:formula="of:=[.CE97]-[.CI97]" office:value-type="float" office:value="6045" calcext:value-type="float">
            <text:p>6045</text:p>
          </table:table-cell>
          <table:table-cell table:formula="of:=[.CN97]/[.CE97]" office:value-type="float" office:value="0.778693803941775" calcext:value-type="float">
            <text:p>0,778693803941775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office:value-type="float" office:value="12.32" calcext:value-type="float">
            <text:p>12,32</text:p>
          </table:table-cell>
          <table:table-cell office:value-type="float" office:value="0.251428571429" calcext:value-type="float">
            <text:p>0,251428571429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15" calcext:value-type="float">
            <text:p>15</text:p>
          </table:table-cell>
          <table:table-cell table:formula="of:=[.AN98]/[.AE98]" office:value-type="float" office:value="0.0464396284829721" calcext:value-type="float">
            <text:p>0,046439628482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408" calcext:value-type="float">
            <text:p>408</text:p>
          </table:table-cell>
          <table:table-cell office:value-type="float" office:value="8.16" calcext:value-type="float">
            <text:p>8,16</text:p>
          </table:table-cell>
          <table:table-cell office:value-type="float" office:value="0.0824242424242" calcext:value-type="float">
            <text:p>0,0824242424242</text:p>
          </table:table-cell>
          <table:table-cell table:formula="of:=[.AQ98]-[.AU98]" office:value-type="float" office:value="0" calcext:value-type="float">
            <text:p>0</text:p>
          </table:table-cell>
          <table:table-cell table:formula="of:=[.AY98]/[.AQ98]" office:value-type="float" office:value="0" calcext:value-type="float">
            <text:p>0</text:p>
          </table:table-cell>
          <table:table-cell table:formula="of:=[.AR98]-[.AV98]" office:value-type="float" office:value="2022" calcext:value-type="float">
            <text:p>2022</text:p>
          </table:table-cell>
          <table:table-cell table:formula="of:=[.BA98]/[.AR98]" office:value-type="float" office:value="0.832098765432099" calcext:value-type="float">
            <text:p>0,8320987654320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590" calcext:value-type="float">
            <text:p>3590</text:p>
          </table:table-cell>
          <table:table-cell office:value-type="float" office:value="47.8666666667" calcext:value-type="float">
            <text:p>47,8666666667</text:p>
          </table:table-cell>
          <table:table-cell office:value-type="float" office:value="0.321252796421" calcext:value-type="float">
            <text:p>0,321252796421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4759" calcext:value-type="float">
            <text:p>4759</text:p>
          </table:table-cell>
          <table:table-cell table:formula="of:=[.BN98]/[.BE98]" office:value-type="float" office:value="0.570008384237633" calcext:value-type="float">
            <text:p>0,5700083842376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216" calcext:value-type="float">
            <text:p>3216</text:p>
          </table:table-cell>
          <table:table-cell office:value-type="float" office:value="32.16" calcext:value-type="float">
            <text:p>32,16</text:p>
          </table:table-cell>
          <table:table-cell office:value-type="float" office:value="0.161608040201" calcext:value-type="float">
            <text:p>0,161608040201</text:p>
          </table:table-cell>
          <table:table-cell table:formula="of:=[.BQ98]-[.BU98]" office:value-type="float" office:value="0" calcext:value-type="float">
            <text:p>0</text:p>
          </table:table-cell>
          <table:table-cell table:formula="of:=[.BY98]/[.BQ98]" office:value-type="float" office:value="0" calcext:value-type="float">
            <text:p>0</text:p>
          </table:table-cell>
          <table:table-cell table:formula="of:=[.BR98]-[.BV98]" office:value-type="float" office:value="16684" calcext:value-type="float">
            <text:p>16684</text:p>
          </table:table-cell>
          <table:table-cell table:formula="of:=[.CA98]/[.BR98]" office:value-type="float" office:value="0.838391959798995" calcext:value-type="float">
            <text:p>0,8383919597989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671" calcext:value-type="float">
            <text:p>671</text:p>
          </table:table-cell>
          <table:table-cell office:value-type="float" office:value="5.368" calcext:value-type="float">
            <text:p>5,368</text:p>
          </table:table-cell>
          <table:table-cell office:value-type="float" office:value="0.0215582329317" calcext:value-type="float">
            <text:p>0,0215582329317</text:p>
          </table:table-cell>
          <table:table-cell table:formula="of:=[.CD98]-[.CH98]" office:value-type="float" office:value="0" calcext:value-type="float">
            <text:p>0</text:p>
          </table:table-cell>
          <table:table-cell table:formula="of:=[.CL98]/[.CD98]" office:value-type="float" office:value="0" calcext:value-type="float">
            <text:p>0</text:p>
          </table:table-cell>
          <table:table-cell table:formula="of:=[.CE98]-[.CI98]" office:value-type="float" office:value="7092" calcext:value-type="float">
            <text:p>7092</text:p>
          </table:table-cell>
          <table:table-cell table:formula="of:=[.CN98]/[.CE98]" office:value-type="float" office:value="0.913564343681566" calcext:value-type="float">
            <text:p>0,913564343681566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4.75" calcext:value-type="float">
            <text:p>4,75</text:p>
          </table:table-cell>
          <table:table-cell office:value-type="float" office:value="0.101063829787" calcext:value-type="float">
            <text:p>0,101063829787</text:p>
          </table:table-cell>
          <table:table-cell table:formula="of:=[.AD99]-[.AH99]" office:value-type="float" office:value="2" calcext:value-type="float">
            <text:p>2</text:p>
          </table:table-cell>
          <table:table-cell table:formula="of:=[.AL99]/[.AD99]" office:value-type="float" office:value="0.04" calcext:value-type="float">
            <text:p>0,04</text:p>
          </table:table-cell>
          <table:table-cell table:formula="of:=[.AE99]-[.AI99]" office:value-type="float" office:value="209" calcext:value-type="float">
            <text:p>209</text:p>
          </table:table-cell>
          <table:table-cell table:formula="of:=[.AN99]/[.AE99]" office:value-type="float" office:value="0.647058823529412" calcext:value-type="float">
            <text:p>0,6470588235294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72" calcext:value-type="float">
            <text:p>772</text:p>
          </table:table-cell>
          <table:table-cell office:value-type="float" office:value="15.44" calcext:value-type="float">
            <text:p>15,44</text:p>
          </table:table-cell>
          <table:table-cell office:value-type="float" office:value="0.15595959596" calcext:value-type="float">
            <text:p>0,15595959596</text:p>
          </table:table-cell>
          <table:table-cell table:formula="of:=[.AQ99]-[.AU99]" office:value-type="float" office:value="0" calcext:value-type="float">
            <text:p>0</text:p>
          </table:table-cell>
          <table:table-cell table:formula="of:=[.AY99]/[.AQ99]" office:value-type="float" office:value="0" calcext:value-type="float">
            <text:p>0</text:p>
          </table:table-cell>
          <table:table-cell table:formula="of:=[.AR99]-[.AV99]" office:value-type="float" office:value="1658" calcext:value-type="float">
            <text:p>1658</text:p>
          </table:table-cell>
          <table:table-cell table:formula="of:=[.BA99]/[.AR99]" office:value-type="float" office:value="0.682304526748971" calcext:value-type="float">
            <text:p>0,68230452674897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583" calcext:value-type="float">
            <text:p>4583</text:p>
          </table:table-cell>
          <table:table-cell office:value-type="float" office:value="61.1066666667" calcext:value-type="float">
            <text:p>61,1066666667</text:p>
          </table:table-cell>
          <table:table-cell office:value-type="float" office:value="0.410111856823" calcext:value-type="float">
            <text:p>0,410111856823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3766" calcext:value-type="float">
            <text:p>3766</text:p>
          </table:table-cell>
          <table:table-cell table:formula="of:=[.BN99]/[.BE99]" office:value-type="float" office:value="0.451071984668823" calcext:value-type="float">
            <text:p>0,45107198466882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6445" calcext:value-type="float">
            <text:p>6445</text:p>
          </table:table-cell>
          <table:table-cell office:value-type="float" office:value="64.45" calcext:value-type="float">
            <text:p>64,45</text:p>
          </table:table-cell>
          <table:table-cell office:value-type="float" office:value="0.323869346734" calcext:value-type="float">
            <text:p>0,323869346734</text:p>
          </table:table-cell>
          <table:table-cell table:formula="of:=[.BQ99]-[.BU99]" office:value-type="float" office:value="0" calcext:value-type="float">
            <text:p>0</text:p>
          </table:table-cell>
          <table:table-cell table:formula="of:=[.BY99]/[.BQ99]" office:value-type="float" office:value="0" calcext:value-type="float">
            <text:p>0</text:p>
          </table:table-cell>
          <table:table-cell table:formula="of:=[.BR99]-[.BV99]" office:value-type="float" office:value="13455" calcext:value-type="float">
            <text:p>13455</text:p>
          </table:table-cell>
          <table:table-cell table:formula="of:=[.CA99]/[.BR99]" office:value-type="float" office:value="0.676130653266332" calcext:value-type="float">
            <text:p>0,6761306532663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4884" calcext:value-type="float">
            <text:p>4884</text:p>
          </table:table-cell>
          <table:table-cell office:value-type="float" office:value="39.072" calcext:value-type="float">
            <text:p>39,072</text:p>
          </table:table-cell>
          <table:table-cell office:value-type="float" office:value="0.156915662651" calcext:value-type="float">
            <text:p>0,156915662651</text:p>
          </table:table-cell>
          <table:table-cell table:formula="of:=[.CD99]-[.CH99]" office:value-type="float" office:value="0" calcext:value-type="float">
            <text:p>0</text:p>
          </table:table-cell>
          <table:table-cell table:formula="of:=[.CL99]/[.CD99]" office:value-type="float" office:value="0" calcext:value-type="float">
            <text:p>0</text:p>
          </table:table-cell>
          <table:table-cell table:formula="of:=[.CE99]-[.CI99]" office:value-type="float" office:value="2879" calcext:value-type="float">
            <text:p>2879</text:p>
          </table:table-cell>
          <table:table-cell table:formula="of:=[.CN99]/[.CE99]" office:value-type="float" office:value="0.370861780239598" calcext:value-type="float">
            <text:p>0,370861780239598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4.45833333333" calcext:value-type="float">
            <text:p>4,45833333333</text:p>
          </table:table-cell>
          <table:table-cell office:value-type="float" office:value="0.0948581560284" calcext:value-type="float">
            <text:p>0,0948581560284</text:p>
          </table:table-cell>
          <table:table-cell table:formula="of:=[.AD100]-[.AH100]" office:value-type="float" office:value="2" calcext:value-type="float">
            <text:p>2</text:p>
          </table:table-cell>
          <table:table-cell table:formula="of:=[.AL100]/[.AD100]" office:value-type="float" office:value="0.04" calcext:value-type="float">
            <text:p>0,04</text:p>
          </table:table-cell>
          <table:table-cell table:formula="of:=[.AE100]-[.AI100]" office:value-type="float" office:value="216" calcext:value-type="float">
            <text:p>216</text:p>
          </table:table-cell>
          <table:table-cell table:formula="of:=[.AN100]/[.AE100]" office:value-type="float" office:value="0.668730650154799" calcext:value-type="float">
            <text:p>0,6687306501547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408" calcext:value-type="float">
            <text:p>2408</text:p>
          </table:table-cell>
          <table:table-cell office:value-type="float" office:value="48.16" calcext:value-type="float">
            <text:p>48,16</text:p>
          </table:table-cell>
          <table:table-cell office:value-type="float" office:value="0.486464646465" calcext:value-type="float">
            <text:p>0,486464646465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22" calcext:value-type="float">
            <text:p>22</text:p>
          </table:table-cell>
          <table:table-cell table:formula="of:=[.BA100]/[.AR100]" office:value-type="float" office:value="0.00905349794238683" calcext:value-type="float">
            <text:p>0,0090534979423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498" calcext:value-type="float">
            <text:p>3498</text:p>
          </table:table-cell>
          <table:table-cell office:value-type="float" office:value="46.64" calcext:value-type="float">
            <text:p>46,64</text:p>
          </table:table-cell>
          <table:table-cell office:value-type="float" office:value="0.313020134228" calcext:value-type="float">
            <text:p>0,313020134228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4851" calcext:value-type="float">
            <text:p>4851</text:p>
          </table:table-cell>
          <table:table-cell table:formula="of:=[.BN100]/[.BE100]" office:value-type="float" office:value="0.58102766798419" calcext:value-type="float">
            <text:p>0,581027667984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209" calcext:value-type="float">
            <text:p>2209</text:p>
          </table:table-cell>
          <table:table-cell office:value-type="float" office:value="22.09" calcext:value-type="float">
            <text:p>22,09</text:p>
          </table:table-cell>
          <table:table-cell office:value-type="float" office:value="0.111005025126" calcext:value-type="float">
            <text:p>0,111005025126</text:p>
          </table:table-cell>
          <table:table-cell table:formula="of:=[.BQ100]-[.BU100]" office:value-type="float" office:value="0" calcext:value-type="float">
            <text:p>0</text:p>
          </table:table-cell>
          <table:table-cell table:formula="of:=[.BY100]/[.BQ100]" office:value-type="float" office:value="0" calcext:value-type="float">
            <text:p>0</text:p>
          </table:table-cell>
          <table:table-cell table:formula="of:=[.BR100]-[.BV100]" office:value-type="float" office:value="17691" calcext:value-type="float">
            <text:p>17691</text:p>
          </table:table-cell>
          <table:table-cell table:formula="of:=[.CA100]/[.BR100]" office:value-type="float" office:value="0.888994974874372" calcext:value-type="float">
            <text:p>0,88899497487437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323" calcext:value-type="float">
            <text:p>3323</text:p>
          </table:table-cell>
          <table:table-cell office:value-type="float" office:value="26.584" calcext:value-type="float">
            <text:p>26,584</text:p>
          </table:table-cell>
          <table:table-cell office:value-type="float" office:value="0.106763052209" calcext:value-type="float">
            <text:p>0,106763052209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4440" calcext:value-type="float">
            <text:p>4440</text:p>
          </table:table-cell>
          <table:table-cell table:formula="of:=[.CN100]/[.CE100]" office:value-type="float" office:value="0.57194383614582" calcext:value-type="float">
            <text:p>0,57194383614582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308" calcext:value-type="float">
            <text:p>308</text:p>
          </table:table-cell>
          <table:table-cell office:value-type="float" office:value="12.32" calcext:value-type="float">
            <text:p>12,32</text:p>
          </table:table-cell>
          <table:table-cell office:value-type="float" office:value="0.251428571429" calcext:value-type="float">
            <text:p>0,251428571429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15" calcext:value-type="float">
            <text:p>15</text:p>
          </table:table-cell>
          <table:table-cell table:formula="of:=[.AN101]/[.AE101]" office:value-type="float" office:value="0.0464396284829721" calcext:value-type="float">
            <text:p>0,046439628482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21" calcext:value-type="float">
            <text:p>1621</text:p>
          </table:table-cell>
          <table:table-cell office:value-type="float" office:value="32.42" calcext:value-type="float">
            <text:p>32,42</text:p>
          </table:table-cell>
          <table:table-cell office:value-type="float" office:value="0.327474747475" calcext:value-type="float">
            <text:p>0,327474747475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809" calcext:value-type="float">
            <text:p>809</text:p>
          </table:table-cell>
          <table:table-cell table:formula="of:=[.BA101]/[.AR101]" office:value-type="float" office:value="0.332921810699588" calcext:value-type="float">
            <text:p>0,3329218106995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598" calcext:value-type="float">
            <text:p>2598</text:p>
          </table:table-cell>
          <table:table-cell office:value-type="float" office:value="34.64" calcext:value-type="float">
            <text:p>34,64</text:p>
          </table:table-cell>
          <table:table-cell office:value-type="float" office:value="0.232483221477" calcext:value-type="float">
            <text:p>0,232483221477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5751" calcext:value-type="float">
            <text:p>5751</text:p>
          </table:table-cell>
          <table:table-cell table:formula="of:=[.BN101]/[.BE101]" office:value-type="float" office:value="0.688825008983112" calcext:value-type="float">
            <text:p>0,688825008983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4097" calcext:value-type="float">
            <text:p>14097</text:p>
          </table:table-cell>
          <table:table-cell office:value-type="float" office:value="140.97" calcext:value-type="float">
            <text:p>140,97</text:p>
          </table:table-cell>
          <table:table-cell office:value-type="float" office:value="0.708391959799" calcext:value-type="float">
            <text:p>0,708391959799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5803" calcext:value-type="float">
            <text:p>5803</text:p>
          </table:table-cell>
          <table:table-cell table:formula="of:=[.CA101]/[.BR101]" office:value-type="float" office:value="0.291608040201005" calcext:value-type="float">
            <text:p>0,2916080402010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1287" calcext:value-type="float">
            <text:p>1287</text:p>
          </table:table-cell>
          <table:table-cell office:value-type="float" office:value="10.296" calcext:value-type="float">
            <text:p>10,296</text:p>
          </table:table-cell>
          <table:table-cell office:value-type="float" office:value="0.0413493975904" calcext:value-type="float">
            <text:p>0,0413493975904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6476" calcext:value-type="float">
            <text:p>6476</text:p>
          </table:table-cell>
          <table:table-cell table:formula="of:=[.CN101]/[.CE101]" office:value-type="float" office:value="0.8342135772253" calcext:value-type="float">
            <text:p>0,8342135772253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12.92" calcext:value-type="float">
            <text:p>12,92</text:p>
          </table:table-cell>
          <table:table-cell table:style-name="ce40" office:value-type="float" office:value="0.263673469388" calcext:value-type="float">
            <text:p>0,263673469388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1.8" calcext:value-type="float">
            <text:p>1,8</text:p>
          </table:table-cell>
          <table:table-cell table:style-name="ce40" office:value-type="float" office:value="0.0620689655172" calcext:value-type="float">
            <text:p>0,0620689655172</text:p>
          </table:table-cell>
          <table:table-cell table:style-name="ce33" table:formula="of:=[.AD102]-[.AH102]" office:value-type="float" office:value="20" calcext:value-type="float">
            <text:p>20</text:p>
          </table:table-cell>
          <table:table-cell table:style-name="ce40" table:formula="of:=[.AL102]/[.AD102]" office:value-type="float" office:value="0.4" calcext:value-type="float">
            <text:p>0,4</text:p>
          </table:table-cell>
          <table:table-cell table:style-name="ce33" table:formula="of:=[.AE102]-[.AI102]" office:value-type="float" office:value="296" calcext:value-type="float">
            <text:p>296</text:p>
          </table:table-cell>
          <table:table-cell table:style-name="ce40" table:formula="of:=[.AN102]/[.AE102]" office:value-type="float" office:value="0.91640866873065" calcext:value-type="float">
            <text:p>0,9164086687306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430" calcext:value-type="float">
            <text:p>2430</text:p>
          </table:table-cell>
          <table:table-cell table:style-name="ce36" office:value-type="float" office:value="48.6" calcext:value-type="float">
            <text:p>48,6</text:p>
          </table:table-cell>
          <table:table-cell table:style-name="ce40" office:value-type="float" office:value="0.490909090909" calcext:value-type="float">
            <text:p>0,490909090909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430" calcext:value-type="float">
            <text:p>2430</text:p>
          </table:table-cell>
          <table:table-cell table:style-name="ce36" office:value-type="float" office:value="48.6" calcext:value-type="float">
            <text:p>48,6</text:p>
          </table:table-cell>
          <table:table-cell table:style-name="ce40" office:value-type="float" office:value="0.490909090909" calcext:value-type="float">
            <text:p>0,490909090909</text:p>
          </table:table-cell>
          <table:table-cell table:style-name="ce33" table:formula="of:=[.AQ102]-[.AU102]" office:value-type="float" office:value="0" calcext:value-type="float">
            <text:p>0</text:p>
          </table:table-cell>
          <table:table-cell table:style-name="ce40" table:formula="of:=[.AY102]/[.AQ102]" office:value-type="float" office:value="0" calcext:value-type="float">
            <text:p>0</text:p>
          </table:table-cell>
          <table:table-cell table:style-name="ce33" table:formula="of:=[.AR102]-[.AV102]" office:value-type="float" office:value="0" calcext:value-type="float">
            <text:p>0</text:p>
          </table:table-cell>
          <table:table-cell table:style-name="ce40" table:formula="of:=[.BA102]/[.AR102]" office:value-type="float" office:value="0" calcext:value-type="float">
            <text:p>0</text:p>
          </table:table-cell>
          <table:table-cell/>
          <table:table-cell table:style-name="ce33"/>
          <table:table-cell table:style-name="ce36" table:number-columns-repeated="2"/>
          <table:table-cell table:style-name="ce40"/>
          <table:table-cell table:style-name="ce33"/>
          <table:table-cell table:style-name="ce36" table:number-columns-repeated="2"/>
          <table:table-cell table:style-name="ce40"/>
          <table:table-cell table:style-name="ce33"/>
          <table:table-cell table:style-name="ce40"/>
          <table:table-cell table:style-name="ce33"/>
          <table:table-cell table:style-name="ce40"/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19900" calcext:value-type="float">
            <text:p>19900</text:p>
          </table:table-cell>
          <table:table-cell table:style-name="ce36" office:value-type="float" office:value="199" calcext:value-type="float">
            <text:p>199</text:p>
          </table:table-cell>
          <table:table-cell table:style-name="ce40" office:value-type="float" office:value="1" calcext:value-type="float">
            <text:p>1</text:p>
          </table:table-cell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7292" calcext:value-type="float">
            <text:p>7292</text:p>
          </table:table-cell>
          <table:table-cell table:style-name="ce36" office:value-type="float" office:value="72.92" calcext:value-type="float">
            <text:p>72,92</text:p>
          </table:table-cell>
          <table:table-cell table:style-name="ce40" office:value-type="float" office:value="0.366432160804" calcext:value-type="float">
            <text:p>0,366432160804</text:p>
          </table:table-cell>
          <table:table-cell table:style-name="ce33" table:formula="of:=[.BQ102]-[.BU102]" office:value-type="float" office:value="0" calcext:value-type="float">
            <text:p>0</text:p>
          </table:table-cell>
          <table:table-cell table:style-name="ce40" table:formula="of:=[.BY102]/[.BQ102]" office:value-type="float" office:value="0" calcext:value-type="float">
            <text:p>0</text:p>
          </table:table-cell>
          <table:table-cell table:style-name="ce33" table:formula="of:=[.BR102]-[.BV102]" office:value-type="float" office:value="12608" calcext:value-type="float">
            <text:p>12608</text:p>
          </table:table-cell>
          <table:table-cell table:style-name="ce40" table:formula="of:=[.CA102]/[.BR102]" office:value-type="float" office:value="0.63356783919598" calcext:value-type="float">
            <text:p>0,63356783919598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7763" calcext:value-type="float">
            <text:p>7763</text:p>
          </table:table-cell>
          <table:table-cell table:style-name="ce36" office:value-type="float" office:value="62.104" calcext:value-type="float">
            <text:p>62,104</text:p>
          </table:table-cell>
          <table:table-cell table:style-name="ce40" office:value-type="float" office:value="0.249413654618" calcext:value-type="float">
            <text:p>0,249413654618</text:p>
          </table:table-cell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5355" calcext:value-type="float">
            <text:p>5355</text:p>
          </table:table-cell>
          <table:table-cell table:style-name="ce36" office:value-type="float" office:value="42.84" calcext:value-type="float">
            <text:p>42,84</text:p>
          </table:table-cell>
          <table:table-cell table:style-name="ce40" office:value-type="float" office:value="0.172048192771" calcext:value-type="float">
            <text:p>0,172048192771</text:p>
          </table:table-cell>
          <table:table-cell table:style-name="ce33" table:formula="of:=[.CD102]-[.CH102]" office:value-type="float" office:value="0" calcext:value-type="float">
            <text:p>0</text:p>
          </table:table-cell>
          <table:table-cell table:style-name="ce40" table:formula="of:=[.CL102]/[.CD102]" office:value-type="float" office:value="0" calcext:value-type="float">
            <text:p>0</text:p>
          </table:table-cell>
          <table:table-cell table:style-name="ce33" table:formula="of:=[.CE102]-[.CI102]" office:value-type="float" office:value="2408" calcext:value-type="float">
            <text:p>2408</text:p>
          </table:table-cell>
          <table:table-cell table:style-name="ce40" table:formula="of:=[.CN102]/[.CE102]" office:value-type="float" office:value="0.310189359783589" calcext:value-type="float">
            <text:p>0,310189359783589</text:p>
          </table:table-cell>
        </table:table-row>
      </table:table>
      <table:table table:name="model2-node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8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8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8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02" calcext:value-type="float">
            <text:p>0,02</text:p>
          </table:table-cell>
          <table:table-cell table:formula="of:=[.D3]*100" office:value-type="float" office:value="2" calcext:value-type="float">
            <text:p>2</text:p>
          </table:table-cell>
          <table:table-cell table:style-name="ce51" table:formula="of:=QUARTILE([.$AM$3:.$AM$102];2)" office:value-type="float" office:value="0.11" calcext:value-type="float">
            <text:p>0,11</text:p>
          </table:table-cell>
          <table:table-cell table:formula="of:=[.F3]*100" office:value-type="float" office:value="11" calcext:value-type="float">
            <text:p>11</text:p>
          </table:table-cell>
          <table:table-cell table:style-name="ce51" table:formula="of:=QUARTILE([.$AM$3:.$AM$102];3)" office:value-type="float" office:value="0.37" calcext:value-type="float">
            <text:p>0,37</text:p>
          </table:table-cell>
          <table:table-cell table:formula="of:=[.H3]*100" office:value-type="float" office:value="37" calcext:value-type="float">
            <text:p>37</text:p>
          </table:table-cell>
          <table:table-cell table:style-name="ce51" table:formula="of:=QUARTILE([.$AM$3:.$AM$102];4)" office:value-type="float" office:value="0.96" calcext:value-type="float">
            <text:p>0,96</text:p>
          </table:table-cell>
          <table:table-cell table:formula="of:=[.J3]*100" office:value-type="float" office:value="96" calcext:value-type="float">
            <text:p>96</text:p>
          </table:table-cell>
          <table:table-cell table:style-name="ce51" table:formula="of:=QUARTILE([.$AO$3:.$AO$102];0)" office:value-type="float" office:value="0.0495356037151703" calcext:value-type="float">
            <text:p>0,04953560371517</text:p>
          </table:table-cell>
          <table:table-cell table:formula="of:=[.L3]*100" office:value-type="float" office:value="4.95356037151703" calcext:value-type="float">
            <text:p>4,95356037151703</text:p>
          </table:table-cell>
          <table:table-cell table:style-name="ce51" table:formula="of:=QUARTILE([.$AO$3:.$AO$102];1)" office:value-type="float" office:value="0.456656346749226" calcext:value-type="float">
            <text:p>0,456656346749226</text:p>
          </table:table-cell>
          <table:table-cell table:formula="of:=[.N3]*100" office:value-type="float" office:value="45.6656346749226" calcext:value-type="float">
            <text:p>45,6656346749226</text:p>
          </table:table-cell>
          <table:table-cell table:style-name="ce51" table:formula="of:=QUARTILE([.$AO$3:.$AO$102];2)" office:value-type="float" office:value="0.701238390092879" calcext:value-type="float">
            <text:p>0,701238390092879</text:p>
          </table:table-cell>
          <table:table-cell table:formula="of:=[.P3]*100" office:value-type="float" office:value="70.1238390092879" calcext:value-type="float">
            <text:p>70,1238390092879</text:p>
          </table:table-cell>
          <table:table-cell table:style-name="ce51" table:formula="of:=QUARTILE([.$AO$3:.$AO$102];3)" office:value-type="float" office:value="0.852167182662539" calcext:value-type="float">
            <text:p>0,852167182662539</text:p>
          </table:table-cell>
          <table:table-cell table:formula="of:=[.R3]*100" office:value-type="float" office:value="85.2167182662539" calcext:value-type="float">
            <text:p>85,2167182662539</text:p>
          </table:table-cell>
          <table:table-cell table:style-name="ce51" table:formula="of:=QUARTILE([.$AO$3:.$AO$102];4)" office:value-type="float" office:value="0.996904024767802" calcext:value-type="float">
            <text:p>0,996904024767802</text:p>
          </table:table-cell>
          <table:table-cell table:formula="of:=[.T3]*100" office:value-type="float" office:value="99.6904024767802" calcext:value-type="float">
            <text:p>99,690402476780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table:style-name="ce19" office:value-type="float" office:value="5.06976744186" calcext:value-type="float">
            <text:p>5,06976744186</text:p>
          </table:table-cell>
          <table:table-cell office:value-type="float" office:value="0.120708748616" calcext:value-type="float">
            <text:p>0,120708748616</text:p>
          </table:table-cell>
          <table:table-cell table:formula="of:=[.AD3]-[.AH3]" office:value-type="float" office:value="7" calcext:value-type="float">
            <text:p>7</text:p>
          </table:table-cell>
          <table:table-cell table:formula="of:=[.AL3]/[.AD3]" office:value-type="float" office:value="0.14" calcext:value-type="float">
            <text:p>0,14</text:p>
          </table:table-cell>
          <table:table-cell table:formula="of:=[.AE3]-[.AI3]" office:value-type="float" office:value="214" calcext:value-type="float">
            <text:p>214</text:p>
          </table:table-cell>
          <table:table-cell table:formula="of:=[.AN3]/[.AE3]" office:value-type="float" office:value="0.662538699690402" calcext:value-type="float">
            <text:p>0,6625386996904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table:style-name="ce19" office:value-type="float" office:value="4.11538461538" calcext:value-type="float">
            <text:p>4,11538461538</text:p>
          </table:table-cell>
          <table:table-cell office:value-type="float" office:value="0.0806938159879" calcext:value-type="float">
            <text:p>0,0806938159879</text:p>
          </table:table-cell>
          <table:table-cell table:formula="of:=[.AQ3]-[.AU3]" office:value-type="float" office:value="48" calcext:value-type="float">
            <text:p>48</text:p>
          </table:table-cell>
          <table:table-cell table:formula="of:=[.AY3]/[.AQ3]" office:value-type="float" office:value="0.48" calcext:value-type="float">
            <text:p>0,48</text:p>
          </table:table-cell>
          <table:table-cell table:formula="of:=[.AR3]-[.AV3]" office:value-type="float" office:value="2323" calcext:value-type="float">
            <text:p>2323</text:p>
          </table:table-cell>
          <table:table-cell table:formula="of:=[.BA3]/[.AR3]" office:value-type="float" office:value="0.9559670781893" calcext:value-type="float">
            <text:p>0,95596707818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988" calcext:value-type="float">
            <text:p>4988</text:p>
          </table:table-cell>
          <table:table-cell table:style-name="ce19" office:value-type="float" office:value="66.5066666667" calcext:value-type="float">
            <text:p>66,5066666667</text:p>
          </table:table-cell>
          <table:table-cell office:value-type="float" office:value="0.446353467562" calcext:value-type="float">
            <text:p>0,446353467562</text:p>
          </table:table-cell>
          <table:table-cell table:formula="of:=[.BD3]-[.BH3]" office:value-type="float" office:value="0" calcext:value-type="float">
            <text:p>0</text:p>
          </table:table-cell>
          <table:table-cell table:formula="of:=[.BL3]/[.BD3]" office:value-type="float" office:value="0" calcext:value-type="float">
            <text:p>0</text:p>
          </table:table-cell>
          <table:table-cell table:formula="of:=[.BE3]-[.BI3]" office:value-type="float" office:value="3404" calcext:value-type="float">
            <text:p>3404</text:p>
          </table:table-cell>
          <table:table-cell table:formula="of:=[.BN3]/[.BE3]" office:value-type="float" office:value="0.405624404194471" calcext:value-type="float">
            <text:p>0,4056244041944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410" calcext:value-type="float">
            <text:p>1410</text:p>
          </table:table-cell>
          <table:table-cell table:style-name="ce19" office:value-type="float" office:value="16.2068965517" calcext:value-type="float">
            <text:p>16,2068965517</text:p>
          </table:table-cell>
          <table:table-cell office:value-type="float" office:value="0.0936814829579" calcext:value-type="float">
            <text:p>0,0936814829579</text:p>
          </table:table-cell>
          <table:table-cell table:formula="of:=[.BQ3]-[.BU3]" office:value-type="float" office:value="26" calcext:value-type="float">
            <text:p>26</text:p>
          </table:table-cell>
          <table:table-cell table:formula="of:=[.BY3]/[.BQ3]" office:value-type="float" office:value="0.13" calcext:value-type="float">
            <text:p>0,13</text:p>
          </table:table-cell>
          <table:table-cell table:formula="of:=[.BR3]-[.BV3]" office:value-type="float" office:value="18490" calcext:value-type="float">
            <text:p>18490</text:p>
          </table:table-cell>
          <table:table-cell table:formula="of:=[.CA3]/[.BR3]" office:value-type="float" office:value="0.929145728643216" calcext:value-type="float">
            <text:p>0,92914572864321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36" calcext:value-type="float">
            <text:p>136</text:p>
          </table:table-cell>
          <table:table-cell office:value-type="float" office:value="348" calcext:value-type="float">
            <text:p>348</text:p>
          </table:table-cell>
          <table:table-cell table:style-name="ce19" office:value-type="float" office:value="5.11764705882" calcext:value-type="float">
            <text:p>5,11764705882</text:p>
          </table:table-cell>
          <table:table-cell office:value-type="float" office:value="0.037908496732" calcext:value-type="float">
            <text:p>0,037908496732</text:p>
          </table:table-cell>
          <table:table-cell table:formula="of:=[.CD3]-[.CH3]" office:value-type="float" office:value="114" calcext:value-type="float">
            <text:p>114</text:p>
          </table:table-cell>
          <table:table-cell table:formula="of:=[.CL3]/[.CD3]" office:value-type="float" office:value="0.456" calcext:value-type="float">
            <text:p>0,456</text:p>
          </table:table-cell>
          <table:table-cell table:formula="of:=[.CE3]-[.CI3]" office:value-type="float" office:value="7527" calcext:value-type="float">
            <text:p>7527</text:p>
          </table:table-cell>
          <table:table-cell table:formula="of:=[.CN3]/[.CE3]" office:value-type="float" office:value="0.955809523809524" calcext:value-type="float">
            <text:p>0,955809523809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" calcext:value-type="float">
            <text:p>0</text:p>
          </table:table-cell>
          <table:table-cell table:formula="of:=[.D4]*100" office:value-type="float" office:value="0" calcext:value-type="float">
            <text:p>0</text:p>
          </table:table-cell>
          <table:table-cell table:style-name="ce51" table:formula="of:=QUARTILE([.$AZ$3:.$AZ$102];2)" office:value-type="float" office:value="0" calcext:value-type="float">
            <text:p>0</text:p>
          </table:table-cell>
          <table:table-cell table:formula="of:=[.F4]*100" office:value-type="float" office:value="0" calcext:value-type="float">
            <text:p>0</text:p>
          </table:table-cell>
          <table:table-cell table:style-name="ce51" table:formula="of:=QUARTILE([.$AZ$3:.$AZ$102];3)" office:value-type="float" office:value="0.1525" calcext:value-type="float">
            <text:p>0,1525</text:p>
          </table:table-cell>
          <table:table-cell table:formula="of:=[.H4]*100" office:value-type="float" office:value="15.25" calcext:value-type="float">
            <text:p>15,25</text:p>
          </table:table-cell>
          <table:table-cell table:style-name="ce51" table:formula="of:=QUARTILE([.$AZ$3:.$AZ$102];4)" office:value-type="float" office:value="0.91" calcext:value-type="float">
            <text:p>0,91</text:p>
          </table:table-cell>
          <table:table-cell table:formula="of:=[.J4]*100" office:value-type="float" office:value="91" calcext:value-type="float">
            <text:p>91</text:p>
          </table:table-cell>
          <table:table-cell table:style-name="ce51" table:formula="of:=QUARTILE([.$BB$3:.$BB$102];0)" office:value-type="float" office:value="0.00905349794238683" calcext:value-type="float">
            <text:p>0,009053497942387</text:p>
          </table:table-cell>
          <table:table-cell table:formula="of:=[.L4]*100" office:value-type="float" office:value="0.905349794238683" calcext:value-type="float">
            <text:p>0,905349794238683</text:p>
          </table:table-cell>
          <table:table-cell table:style-name="ce51" table:formula="of:=QUARTILE([.$BB$3:.$BB$102];1)" office:value-type="float" office:value="0.340740740740741" calcext:value-type="float">
            <text:p>0,340740740740741</text:p>
          </table:table-cell>
          <table:table-cell table:formula="of:=[.N4]*100" office:value-type="float" office:value="34.0740740740741" calcext:value-type="float">
            <text:p>34,0740740740741</text:p>
          </table:table-cell>
          <table:table-cell table:style-name="ce51" table:formula="of:=QUARTILE([.$BB$3:.$BB$102];2)" office:value-type="float" office:value="0.573045267489712" calcext:value-type="float">
            <text:p>0,573045267489712</text:p>
          </table:table-cell>
          <table:table-cell table:formula="of:=[.P4]*100" office:value-type="float" office:value="57.3045267489712" calcext:value-type="float">
            <text:p>57,3045267489712</text:p>
          </table:table-cell>
          <table:table-cell table:style-name="ce51" table:formula="of:=QUARTILE([.$BB$3:.$BB$102];3)" office:value-type="float" office:value="0.886213991769547" calcext:value-type="float">
            <text:p>0,886213991769547</text:p>
          </table:table-cell>
          <table:table-cell table:formula="of:=[.R4]*100" office:value-type="float" office:value="88.6213991769547" calcext:value-type="float">
            <text:p>88,6213991769547</text:p>
          </table:table-cell>
          <table:table-cell table:style-name="ce51" table:formula="of:=QUARTILE([.$BB$3:.$BB$102];4)" office:value-type="float" office:value="0.997530864197531" calcext:value-type="float">
            <text:p>0,997530864197531</text:p>
          </table:table-cell>
          <table:table-cell table:formula="of:=[.T4]*100" office:value-type="float" office:value="99.7530864197531" calcext:value-type="float">
            <text:p>99,753086419753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style-name="ce19" office:value-type="float" office:value="5.31914893617" calcext:value-type="float">
            <text:p>5,31914893617</text:p>
          </table:table-cell>
          <table:table-cell office:value-type="float" office:value="0.115633672525" calcext:value-type="float">
            <text:p>0,115633672525</text:p>
          </table:table-cell>
          <table:table-cell table:formula="of:=[.AD4]-[.AH4]" office:value-type="float" office:value="3" calcext:value-type="float">
            <text:p>3</text:p>
          </table:table-cell>
          <table:table-cell table:formula="of:=[.AL4]/[.AD4]" office:value-type="float" office:value="0.06" calcext:value-type="float">
            <text:p>0,06</text:p>
          </table:table-cell>
          <table:table-cell table:formula="of:=[.AE4]-[.AI4]" office:value-type="float" office:value="198" calcext:value-type="float">
            <text:p>198</text:p>
          </table:table-cell>
          <table:table-cell table:formula="of:=[.AN4]/[.AE4]" office:value-type="float" office:value="0.613003095975232" calcext:value-type="float">
            <text:p>0,6130030959752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6" calcext:value-type="float">
            <text:p>96</text:p>
          </table:table-cell>
          <table:table-cell office:value-type="float" office:value="1029" calcext:value-type="float">
            <text:p>1029</text:p>
          </table:table-cell>
          <table:table-cell table:style-name="ce19" office:value-type="float" office:value="21.4375" calcext:value-type="float">
            <text:p>21,4375</text:p>
          </table:table-cell>
          <table:table-cell office:value-type="float" office:value="0.225657894737" calcext:value-type="float">
            <text:p>0,225657894737</text:p>
          </table:table-cell>
          <table:table-cell table:formula="of:=[.AQ4]-[.AU4]" office:value-type="float" office:value="4" calcext:value-type="float">
            <text:p>4</text:p>
          </table:table-cell>
          <table:table-cell table:formula="of:=[.AY4]/[.AQ4]" office:value-type="float" office:value="0.04" calcext:value-type="float">
            <text:p>0,04</text:p>
          </table:table-cell>
          <table:table-cell table:formula="of:=[.AR4]-[.AV4]" office:value-type="float" office:value="1401" calcext:value-type="float">
            <text:p>1401</text:p>
          </table:table-cell>
          <table:table-cell table:formula="of:=[.BA4]/[.AR4]" office:value-type="float" office:value="0.576543209876543" calcext:value-type="float">
            <text:p>0,5765432098765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387" calcext:value-type="float">
            <text:p>1387</text:p>
          </table:table-cell>
          <table:table-cell table:style-name="ce19" office:value-type="float" office:value="18.4933333333" calcext:value-type="float">
            <text:p>18,4933333333</text:p>
          </table:table-cell>
          <table:table-cell office:value-type="float" office:value="0.124116331096" calcext:value-type="float">
            <text:p>0,124116331096</text:p>
          </table:table-cell>
          <table:table-cell table:formula="of:=[.BD4]-[.BH4]" office:value-type="float" office:value="0" calcext:value-type="float">
            <text:p>0</text:p>
          </table:table-cell>
          <table:table-cell table:formula="of:=[.BL4]/[.BD4]" office:value-type="float" office:value="0" calcext:value-type="float">
            <text:p>0</text:p>
          </table:table-cell>
          <table:table-cell table:formula="of:=[.BE4]-[.BI4]" office:value-type="float" office:value="7005" calcext:value-type="float">
            <text:p>7005</text:p>
          </table:table-cell>
          <table:table-cell table:formula="of:=[.BN4]/[.BE4]" office:value-type="float" office:value="0.834723546234509" calcext:value-type="float">
            <text:p>0,8347235462345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2681" calcext:value-type="float">
            <text:p>2681</text:p>
          </table:table-cell>
          <table:table-cell table:style-name="ce19" office:value-type="float" office:value="30.816091954" calcext:value-type="float">
            <text:p>30,816091954</text:p>
          </table:table-cell>
          <table:table-cell office:value-type="float" office:value="0.178127699156" calcext:value-type="float">
            <text:p>0,178127699156</text:p>
          </table:table-cell>
          <table:table-cell table:formula="of:=[.BQ4]-[.BU4]" office:value-type="float" office:value="26" calcext:value-type="float">
            <text:p>26</text:p>
          </table:table-cell>
          <table:table-cell table:formula="of:=[.BY4]/[.BQ4]" office:value-type="float" office:value="0.13" calcext:value-type="float">
            <text:p>0,13</text:p>
          </table:table-cell>
          <table:table-cell table:formula="of:=[.BR4]-[.BV4]" office:value-type="float" office:value="17219" calcext:value-type="float">
            <text:p>17219</text:p>
          </table:table-cell>
          <table:table-cell table:formula="of:=[.CA4]/[.BR4]" office:value-type="float" office:value="0.865276381909548" calcext:value-type="float">
            <text:p>0,8652763819095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1107" calcext:value-type="float">
            <text:p>1107</text:p>
          </table:table-cell>
          <table:table-cell table:style-name="ce19" office:value-type="float" office:value="8.856" calcext:value-type="float">
            <text:p>8,856</text:p>
          </table:table-cell>
          <table:table-cell office:value-type="float" office:value="0.0355662650602" calcext:value-type="float">
            <text:p>0,0355662650602</text:p>
          </table:table-cell>
          <table:table-cell table:formula="of:=[.CD4]-[.CH4]" office:value-type="float" office:value="0" calcext:value-type="float">
            <text:p>0</text:p>
          </table:table-cell>
          <table:table-cell table:formula="of:=[.CL4]/[.CD4]" office:value-type="float" office:value="0" calcext:value-type="float">
            <text:p>0</text:p>
          </table:table-cell>
          <table:table-cell table:formula="of:=[.CE4]-[.CI4]" office:value-type="float" office:value="6768" calcext:value-type="float">
            <text:p>6768</text:p>
          </table:table-cell>
          <table:table-cell table:formula="of:=[.CN4]/[.CE4]" office:value-type="float" office:value="0.859428571428571" calcext:value-type="float">
            <text:p>0,8594285714285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" calcext:value-type="float">
            <text:p>0</text:p>
          </table:table-cell>
          <table:table-cell table:formula="of:=[.D5]*100" office:value-type="float" office:value="0" calcext:value-type="float">
            <text:p>0</text:p>
          </table:table-cell>
          <table:table-cell table:style-name="ce51" table:formula="of:=QUARTILE([.$BM$3:.$BM$102];2)" office:value-type="float" office:value="0" calcext:value-type="float">
            <text:p>0</text:p>
          </table:table-cell>
          <table:table-cell table:formula="of:=[.F5]*100" office:value-type="float" office:value="0" calcext:value-type="float">
            <text:p>0</text:p>
          </table:table-cell>
          <table:table-cell table:style-name="ce51" table:formula="of:=QUARTILE([.$BM$3:.$BM$102];3)" office:value-type="float" office:value="0" calcext:value-type="float">
            <text:p>0</text:p>
          </table:table-cell>
          <table:table-cell table:formula="of:=[.H5]*100" office:value-type="float" office:value="0" calcext:value-type="float">
            <text:p>0</text:p>
          </table:table-cell>
          <table:table-cell table:style-name="ce51" table:formula="of:=QUARTILE([.$BM$3:.$BM$102];4)" office:value-type="float" office:value="0.846666666666667" calcext:value-type="float">
            <text:p>0,846666666666667</text:p>
          </table:table-cell>
          <table:table-cell table:formula="of:=[.J5]*100" office:value-type="float" office:value="84.6666666666667" calcext:value-type="float">
            <text:p>84,6666666666667</text:p>
          </table:table-cell>
          <table:table-cell table:style-name="ce51" table:formula="of:=QUARTILE([.$BO$3:.$BO$102];0)" office:value-type="float" office:value="0.0746197149359205" calcext:value-type="float">
            <text:p>0,074619714935921</text:p>
          </table:table-cell>
          <table:table-cell table:formula="of:=[.L5]*100" office:value-type="float" office:value="7.46197149359205" calcext:value-type="float">
            <text:p>7,46197149359205</text:p>
          </table:table-cell>
          <table:table-cell table:style-name="ce51" table:formula="of:=QUARTILE([.$BO$3:.$BO$102];1)" office:value-type="float" office:value="0.399242912361938" calcext:value-type="float">
            <text:p>0,399242912361938</text:p>
          </table:table-cell>
          <table:table-cell table:formula="of:=[.N5]*100" office:value-type="float" office:value="39.9242912361938" calcext:value-type="float">
            <text:p>39,9242912361938</text:p>
          </table:table-cell>
          <table:table-cell table:style-name="ce51" table:formula="of:=QUARTILE([.$BO$3:.$BO$102];2)" office:value-type="float" office:value="0.614564618517188" calcext:value-type="float">
            <text:p>0,614564618517188</text:p>
          </table:table-cell>
          <table:table-cell table:formula="of:=[.P5]*100" office:value-type="float" office:value="61.4564618517188" calcext:value-type="float">
            <text:p>61,4564618517188</text:p>
          </table:table-cell>
          <table:table-cell table:style-name="ce51" table:formula="of:=QUARTILE([.$BO$3:.$BO$102];3)" office:value-type="float" office:value="0.809205671412102" calcext:value-type="float">
            <text:p>0,809205671412102</text:p>
          </table:table-cell>
          <table:table-cell table:formula="of:=[.R5]*100" office:value-type="float" office:value="80.9205671412102" calcext:value-type="float">
            <text:p>80,9205671412102</text:p>
          </table:table-cell>
          <table:table-cell table:style-name="ce51" table:formula="of:=QUARTILE([.$BO$3:.$BO$102];4)" office:value-type="float" office:value="0.99832315247335" calcext:value-type="float">
            <text:p>0,99832315247335</text:p>
          </table:table-cell>
          <table:table-cell table:formula="of:=[.T5]*100" office:value-type="float" office:value="99.832315247335" calcext:value-type="float">
            <text:p>99,83231524733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D5]-[.AH5]" office:value-type="float" office:value="41" calcext:value-type="float">
            <text:p>41</text:p>
          </table:table-cell>
          <table:table-cell table:formula="of:=[.AL5]/[.AD5]" office:value-type="float" office:value="0.82" calcext:value-type="float">
            <text:p>0,82</text:p>
          </table:table-cell>
          <table:table-cell table:formula="of:=[.AE5]-[.AI5]" office:value-type="float" office:value="318" calcext:value-type="float">
            <text:p>318</text:p>
          </table:table-cell>
          <table:table-cell table:formula="of:=[.AN5]/[.AE5]" office:value-type="float" office:value="0.984520123839009" calcext:value-type="float">
            <text:p>0,984520123839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07142857143" calcext:value-type="float">
            <text:p>1,07142857143</text:p>
          </table:table-cell>
          <table:table-cell office:value-type="float" office:value="0.0396825396825" calcext:value-type="float">
            <text:p>0,0396825396825</text:p>
          </table:table-cell>
          <table:table-cell table:formula="of:=[.AQ5]-[.AU5]" office:value-type="float" office:value="72" calcext:value-type="float">
            <text:p>72</text:p>
          </table:table-cell>
          <table:table-cell table:formula="of:=[.AY5]/[.AQ5]" office:value-type="float" office:value="0.72" calcext:value-type="float">
            <text:p>0,72</text:p>
          </table:table-cell>
          <table:table-cell table:formula="of:=[.AR5]-[.AV5]" office:value-type="float" office:value="2415" calcext:value-type="float">
            <text:p>2415</text:p>
          </table:table-cell>
          <table:table-cell table:formula="of:=[.BA5]/[.AR5]" office:value-type="float" office:value="0.993827160493827" calcext:value-type="float">
            <text:p>0,99382716049382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181" calcext:value-type="float">
            <text:p>4181</text:p>
          </table:table-cell>
          <table:table-cell table:style-name="ce19" office:value-type="float" office:value="55.7466666667" calcext:value-type="float">
            <text:p>55,7466666667</text:p>
          </table:table-cell>
          <table:table-cell office:value-type="float" office:value="0.374138702461" calcext:value-type="float">
            <text:p>0,374138702461</text:p>
          </table:table-cell>
          <table:table-cell table:formula="of:=[.BD5]-[.BH5]" office:value-type="float" office:value="0" calcext:value-type="float">
            <text:p>0</text:p>
          </table:table-cell>
          <table:table-cell table:formula="of:=[.BL5]/[.BD5]" office:value-type="float" office:value="0" calcext:value-type="float">
            <text:p>0</text:p>
          </table:table-cell>
          <table:table-cell table:formula="of:=[.BE5]-[.BI5]" office:value-type="float" office:value="4211" calcext:value-type="float">
            <text:p>4211</text:p>
          </table:table-cell>
          <table:table-cell table:formula="of:=[.BN5]/[.BE5]" office:value-type="float" office:value="0.501787416587226" calcext:value-type="float">
            <text:p>0,5017874165872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7741" calcext:value-type="float">
            <text:p>7741</text:p>
          </table:table-cell>
          <table:table-cell table:style-name="ce19" office:value-type="float" office:value="82.7914438503" calcext:value-type="float">
            <text:p>82,7914438503</text:p>
          </table:table-cell>
          <table:table-cell office:value-type="float" office:value="0.445115289518" calcext:value-type="float">
            <text:p>0,445115289518</text:p>
          </table:table-cell>
          <table:table-cell table:formula="of:=[.BQ5]-[.BU5]" office:value-type="float" office:value="13" calcext:value-type="float">
            <text:p>13</text:p>
          </table:table-cell>
          <table:table-cell table:formula="of:=[.BY5]/[.BQ5]" office:value-type="float" office:value="0.065" calcext:value-type="float">
            <text:p>0,065</text:p>
          </table:table-cell>
          <table:table-cell table:formula="of:=[.BR5]-[.BV5]" office:value-type="float" office:value="12159" calcext:value-type="float">
            <text:p>12159</text:p>
          </table:table-cell>
          <table:table-cell table:formula="of:=[.CA5]/[.BR5]" office:value-type="float" office:value="0.611005025125628" calcext:value-type="float">
            <text:p>0,61100502512562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2923" calcext:value-type="float">
            <text:p>2923</text:p>
          </table:table-cell>
          <table:table-cell table:style-name="ce19" office:value-type="float" office:value="23.384" calcext:value-type="float">
            <text:p>23,384</text:p>
          </table:table-cell>
          <table:table-cell office:value-type="float" office:value="0.0939116465863" calcext:value-type="float">
            <text:p>0,0939116465863</text:p>
          </table:table-cell>
          <table:table-cell table:formula="of:=[.CD5]-[.CH5]" office:value-type="float" office:value="0" calcext:value-type="float">
            <text:p>0</text:p>
          </table:table-cell>
          <table:table-cell table:formula="of:=[.CL5]/[.CD5]" office:value-type="float" office:value="0" calcext:value-type="float">
            <text:p>0</text:p>
          </table:table-cell>
          <table:table-cell table:formula="of:=[.CE5]-[.CI5]" office:value-type="float" office:value="4952" calcext:value-type="float">
            <text:p>4952</text:p>
          </table:table-cell>
          <table:table-cell table:formula="of:=[.CN5]/[.CE5]" office:value-type="float" office:value="0.628825396825397" calcext:value-type="float">
            <text:p>0,6288253968253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.115" calcext:value-type="float">
            <text:p>0,115</text:p>
          </table:table-cell>
          <table:table-cell table:formula="of:=[.D6]*100" office:value-type="float" office:value="11.5" calcext:value-type="float">
            <text:p>11,5</text:p>
          </table:table-cell>
          <table:table-cell table:style-name="ce51" table:formula="of:=QUARTILE([.$BZ$3:.$BZ$102];2)" office:value-type="float" office:value="0.245" calcext:value-type="float">
            <text:p>0,245</text:p>
          </table:table-cell>
          <table:table-cell table:formula="of:=[.F6]*100" office:value-type="float" office:value="24.5" calcext:value-type="float">
            <text:p>24,5</text:p>
          </table:table-cell>
          <table:table-cell table:style-name="ce51" table:formula="of:=QUARTILE([.$BZ$3:.$BZ$102];3)" office:value-type="float" office:value="0.4275" calcext:value-type="float">
            <text:p>0,4275</text:p>
          </table:table-cell>
          <table:table-cell table:formula="of:=[.H6]*100" office:value-type="float" office:value="42.75" calcext:value-type="float">
            <text:p>42,75</text:p>
          </table:table-cell>
          <table:table-cell table:style-name="ce51" table:formula="of:=QUARTILE([.$BZ$3:.$BZ$102];4)" office:value-type="float" office:value="0.935" calcext:value-type="float">
            <text:p>0,935</text:p>
          </table:table-cell>
          <table:table-cell table:formula="of:=[.J6]*100" office:value-type="float" office:value="93.5" calcext:value-type="float">
            <text:p>93,5</text:p>
          </table:table-cell>
          <table:table-cell table:style-name="ce12" table:formula="of:=QUARTILE([.$CB$3:.$CB$102];0)" office:value-type="float" office:value="0.0236683417085427" calcext:value-type="float">
            <text:p>0,023668341708543</text:p>
          </table:table-cell>
          <table:table-cell table:formula="of:=[.L6]*100" office:value-type="float" office:value="2.36683417085427" calcext:value-type="float">
            <text:p>2,36683417085427</text:p>
          </table:table-cell>
          <table:table-cell table:style-name="ce51" table:formula="of:=QUARTILE([.$CB$3:.$CB$102];1)" office:value-type="float" office:value="0.726746231155779" calcext:value-type="float">
            <text:p>0,726746231155779</text:p>
          </table:table-cell>
          <table:table-cell table:formula="of:=[.N6]*100" office:value-type="float" office:value="72.6746231155779" calcext:value-type="float">
            <text:p>72,6746231155779</text:p>
          </table:table-cell>
          <table:table-cell table:style-name="ce51" table:formula="of:=QUARTILE([.$CB$3:.$CB$102];2)" office:value-type="float" office:value="0.90394472361809" calcext:value-type="float">
            <text:p>0,90394472361809</text:p>
          </table:table-cell>
          <table:table-cell table:formula="of:=[.P6]*100" office:value-type="float" office:value="90.394472361809" calcext:value-type="float">
            <text:p>90,394472361809</text:p>
          </table:table-cell>
          <table:table-cell table:style-name="ce51" table:formula="of:=QUARTILE([.$CB$3:.$CB$102];3)" office:value-type="float" office:value="0.954510050251256" calcext:value-type="float">
            <text:p>0,954510050251256</text:p>
          </table:table-cell>
          <table:table-cell table:formula="of:=[.R6]*100" office:value-type="float" office:value="95.4510050251256" calcext:value-type="float">
            <text:p>95,4510050251256</text:p>
          </table:table-cell>
          <table:table-cell table:style-name="ce51" table:formula="of:=QUARTILE([.$CB$3:.$CB$102];4)" office:value-type="float" office:value="0.998844221105528" calcext:value-type="float">
            <text:p>0,998844221105528</text:p>
          </table:table-cell>
          <table:table-cell table:formula="of:=[.T6]*100" office:value-type="float" office:value="99.8844221105528" calcext:value-type="float">
            <text:p>99,884422110552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.0697674418605" calcext:value-type="float">
            <text:p>0,0697674418605</text:p>
          </table:table-cell>
          <table:table-cell table:formula="of:=[.AD6]-[.AH6]" office:value-type="float" office:value="6" calcext:value-type="float">
            <text:p>6</text:p>
          </table:table-cell>
          <table:table-cell table:formula="of:=[.AL6]/[.AD6]" office:value-type="float" office:value="0.12" calcext:value-type="float">
            <text:p>0,12</text:p>
          </table:table-cell>
          <table:table-cell table:formula="of:=[.AE6]-[.AI6]" office:value-type="float" office:value="257" calcext:value-type="float">
            <text:p>257</text:p>
          </table:table-cell>
          <table:table-cell table:formula="of:=[.AN6]/[.AE6]" office:value-type="float" office:value="0.795665634674923" calcext:value-type="float">
            <text:p>0,7956656346749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AQ6]-[.AU6]" office:value-type="float" office:value="79" calcext:value-type="float">
            <text:p>79</text:p>
          </table:table-cell>
          <table:table-cell table:formula="of:=[.AY6]/[.AQ6]" office:value-type="float" office:value="0.79" calcext:value-type="float">
            <text:p>0,79</text:p>
          </table:table-cell>
          <table:table-cell table:formula="of:=[.AR6]-[.AV6]" office:value-type="float" office:value="2409" calcext:value-type="float">
            <text:p>2409</text:p>
          </table:table-cell>
          <table:table-cell table:formula="of:=[.BA6]/[.AR6]" office:value-type="float" office:value="0.991358024691358" calcext:value-type="float">
            <text:p>0,9913580246913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550" calcext:value-type="float">
            <text:p>3550</text:p>
          </table:table-cell>
          <table:table-cell table:style-name="ce19" office:value-type="float" office:value="47.3333333333" calcext:value-type="float">
            <text:p>47,3333333333</text:p>
          </table:table-cell>
          <table:table-cell office:value-type="float" office:value="0.317673378076" calcext:value-type="float">
            <text:p>0,317673378076</text:p>
          </table:table-cell>
          <table:table-cell table:formula="of:=[.BD6]-[.BH6]" office:value-type="float" office:value="0" calcext:value-type="float">
            <text:p>0</text:p>
          </table:table-cell>
          <table:table-cell table:formula="of:=[.BL6]/[.BD6]" office:value-type="float" office:value="0" calcext:value-type="float">
            <text:p>0</text:p>
          </table:table-cell>
          <table:table-cell table:formula="of:=[.BE6]-[.BI6]" office:value-type="float" office:value="4842" calcext:value-type="float">
            <text:p>4842</text:p>
          </table:table-cell>
          <table:table-cell table:formula="of:=[.BN6]/[.BE6]" office:value-type="float" office:value="0.57697807435653" calcext:value-type="float">
            <text:p>0,576978074356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120" calcext:value-type="float">
            <text:p>8120</text:p>
          </table:table-cell>
          <table:table-cell table:style-name="ce19" office:value-type="float" office:value="81.2" calcext:value-type="float">
            <text:p>81,2</text:p>
          </table:table-cell>
          <table:table-cell office:value-type="float" office:value="0.408040201005" calcext:value-type="float">
            <text:p>0,408040201005</text:p>
          </table:table-cell>
          <table:table-cell table:formula="of:=[.BQ6]-[.BU6]" office:value-type="float" office:value="0" calcext:value-type="float">
            <text:p>0</text:p>
          </table:table-cell>
          <table:table-cell table:formula="of:=[.BY6]/[.BQ6]" office:value-type="float" office:value="0" calcext:value-type="float">
            <text:p>0</text:p>
          </table:table-cell>
          <table:table-cell table:formula="of:=[.BR6]-[.BV6]" office:value-type="float" office:value="11780" calcext:value-type="float">
            <text:p>11780</text:p>
          </table:table-cell>
          <table:table-cell table:formula="of:=[.CA6]/[.BR6]" office:value-type="float" office:value="0.591959798994975" calcext:value-type="float">
            <text:p>0,5919597989949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2316" calcext:value-type="float">
            <text:p>2316</text:p>
          </table:table-cell>
          <table:table-cell table:style-name="ce19" office:value-type="float" office:value="18.528" calcext:value-type="float">
            <text:p>18,528</text:p>
          </table:table-cell>
          <table:table-cell office:value-type="float" office:value="0.0744096385542" calcext:value-type="float">
            <text:p>0,0744096385542</text:p>
          </table:table-cell>
          <table:table-cell table:formula="of:=[.CD6]-[.CH6]" office:value-type="float" office:value="0" calcext:value-type="float">
            <text:p>0</text:p>
          </table:table-cell>
          <table:table-cell table:formula="of:=[.CL6]/[.CD6]" office:value-type="float" office:value="0" calcext:value-type="float">
            <text:p>0</text:p>
          </table:table-cell>
          <table:table-cell table:formula="of:=[.CE6]-[.CI6]" office:value-type="float" office:value="5559" calcext:value-type="float">
            <text:p>5559</text:p>
          </table:table-cell>
          <table:table-cell table:formula="of:=[.CN6]/[.CE6]" office:value-type="float" office:value="0.705904761904762" calcext:value-type="float">
            <text:p>0,7059047619047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" calcext:value-type="float">
            <text:p>0</text:p>
          </table:table-cell>
          <table:table-cell table:formula="of:=[.F7]*100" office:value-type="float" office:value="0" calcext:value-type="float">
            <text:p>0</text:p>
          </table:table-cell>
          <table:table-cell table:style-name="ce57" table:formula="of:=QUARTILE([.$CM$3:.$CM$102];3)" office:value-type="float" office:value="0.013" calcext:value-type="float">
            <text:p>0,013</text:p>
          </table:table-cell>
          <table:table-cell table:formula="of:=[.H7]*100" office:value-type="float" office:value="1.3" calcext:value-type="float">
            <text:p>1,3</text:p>
          </table:table-cell>
          <table:table-cell table:style-name="ce57" table:formula="of:=QUARTILE([.$CM$3:.$CM$102];4)" office:value-type="float" office:value="0.684" calcext:value-type="float">
            <text:p>0,684</text:p>
          </table:table-cell>
          <table:table-cell table:formula="of:=[.J7]*100" office:value-type="float" office:value="68.4" calcext:value-type="float">
            <text:p>68,4</text:p>
          </table:table-cell>
          <table:table-cell table:style-name="ce12" table:formula="of:=QUARTILE([.$CO$3:.$CO$102];0)" office:value-type="float" office:value="0.0441080516768889" calcext:value-type="float">
            <text:p>0,044108051676889</text:p>
          </table:table-cell>
          <table:table-cell table:formula="of:=[.L7]*100" office:value-type="float" office:value="4.41080516768889" calcext:value-type="float">
            <text:p>4,41080516768889</text:p>
          </table:table-cell>
          <table:table-cell table:style-name="ce51" table:formula="of:=QUARTILE([.$CO$3:.$CO$102];1)" office:value-type="float" office:value="0.367048965058742" calcext:value-type="float">
            <text:p>0,367048965058742</text:p>
          </table:table-cell>
          <table:table-cell table:formula="of:=[.N7]*100" office:value-type="float" office:value="36.7048965058742" calcext:value-type="float">
            <text:p>36,7048965058742</text:p>
          </table:table-cell>
          <table:table-cell table:style-name="ce51" table:formula="of:=QUARTILE([.$CO$3:.$CO$102];2)" office:value-type="float" office:value="0.563486885031972" calcext:value-type="float">
            <text:p>0,563486885031972</text:p>
          </table:table-cell>
          <table:table-cell table:formula="of:=[.P7]*100" office:value-type="float" office:value="56.3486885031972" calcext:value-type="float">
            <text:p>56,3486885031972</text:p>
          </table:table-cell>
          <table:table-cell table:style-name="ce51" table:formula="of:=QUARTILE([.$CO$3:.$CO$102];3)" office:value-type="float" office:value="0.809571969202662" calcext:value-type="float">
            <text:p>0,809571969202662</text:p>
          </table:table-cell>
          <table:table-cell table:formula="of:=[.R7]*100" office:value-type="float" office:value="80.9571969202662" calcext:value-type="float">
            <text:p>80,9571969202662</text:p>
          </table:table-cell>
          <table:table-cell table:style-name="ce51" table:formula="of:=QUARTILE([.$CO$3:.$CO$102];4)" office:value-type="float" office:value="0.992634920634921" calcext:value-type="float">
            <text:p>0,992634920634921</text:p>
          </table:table-cell>
          <table:table-cell table:formula="of:=[.T7]*100" office:value-type="float" office:value="99.2634920634921" calcext:value-type="float">
            <text:p>99,263492063492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58" calcext:value-type="float">
            <text:p>158</text:p>
          </table:table-cell>
          <table:table-cell table:style-name="ce19" office:value-type="float" office:value="6.44897959184" calcext:value-type="float">
            <text:p>6,44897959184</text:p>
          </table:table-cell>
          <table:table-cell office:value-type="float" office:value="0.134353741497" calcext:value-type="float">
            <text:p>0,134353741497</text:p>
          </table:table-cell>
          <table:table-cell table:formula="of:=[.AD7]-[.AH7]" office:value-type="float" office:value="1" calcext:value-type="float">
            <text:p>1</text:p>
          </table:table-cell>
          <table:table-cell table:formula="of:=[.AL7]/[.AD7]" office:value-type="float" office:value="0.02" calcext:value-type="float">
            <text:p>0,02</text:p>
          </table:table-cell>
          <table:table-cell table:formula="of:=[.AE7]-[.AI7]" office:value-type="float" office:value="165" calcext:value-type="float">
            <text:p>165</text:p>
          </table:table-cell>
          <table:table-cell table:formula="of:=[.AN7]/[.AE7]" office:value-type="float" office:value="0.510835913312693" calcext:value-type="float">
            <text:p>0,510835913312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63" calcext:value-type="float">
            <text:p>2263</text:p>
          </table:table-cell>
          <table:table-cell table:style-name="ce19" office:value-type="float" office:value="45.26" calcext:value-type="float">
            <text:p>45,26</text:p>
          </table:table-cell>
          <table:table-cell office:value-type="float" office:value="0.457171717172" calcext:value-type="float">
            <text:p>0,457171717172</text:p>
          </table:table-cell>
          <table:table-cell table:formula="of:=[.AQ7]-[.AU7]" office:value-type="float" office:value="0" calcext:value-type="float">
            <text:p>0</text:p>
          </table:table-cell>
          <table:table-cell table:formula="of:=[.AY7]/[.AQ7]" office:value-type="float" office:value="0" calcext:value-type="float">
            <text:p>0</text:p>
          </table:table-cell>
          <table:table-cell table:formula="of:=[.AR7]-[.AV7]" office:value-type="float" office:value="167" calcext:value-type="float">
            <text:p>167</text:p>
          </table:table-cell>
          <table:table-cell table:formula="of:=[.BA7]/[.AR7]" office:value-type="float" office:value="0.068724279835391" calcext:value-type="float">
            <text:p>0,0687242798353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5289" calcext:value-type="float">
            <text:p>5289</text:p>
          </table:table-cell>
          <table:table-cell table:style-name="ce19" office:value-type="float" office:value="70.52" calcext:value-type="float">
            <text:p>70,52</text:p>
          </table:table-cell>
          <table:table-cell office:value-type="float" office:value="0.473288590604" calcext:value-type="float">
            <text:p>0,473288590604</text:p>
          </table:table-cell>
          <table:table-cell table:formula="of:=[.BD7]-[.BH7]" office:value-type="float" office:value="0" calcext:value-type="float">
            <text:p>0</text:p>
          </table:table-cell>
          <table:table-cell table:formula="of:=[.BL7]/[.BD7]" office:value-type="float" office:value="0" calcext:value-type="float">
            <text:p>0</text:p>
          </table:table-cell>
          <table:table-cell table:formula="of:=[.BE7]-[.BI7]" office:value-type="float" office:value="3103" calcext:value-type="float">
            <text:p>3103</text:p>
          </table:table-cell>
          <table:table-cell table:formula="of:=[.BN7]/[.BE7]" office:value-type="float" office:value="0.369756911344137" calcext:value-type="float">
            <text:p>0,3697569113441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909" calcext:value-type="float">
            <text:p>1909</text:p>
          </table:table-cell>
          <table:table-cell table:style-name="ce19" office:value-type="float" office:value="23.2804878049" calcext:value-type="float">
            <text:p>23,2804878049</text:p>
          </table:table-cell>
          <table:table-cell office:value-type="float" office:value="0.142825078558" calcext:value-type="float">
            <text:p>0,142825078558</text:p>
          </table:table-cell>
          <table:table-cell table:formula="of:=[.BQ7]-[.BU7]" office:value-type="float" office:value="36" calcext:value-type="float">
            <text:p>36</text:p>
          </table:table-cell>
          <table:table-cell table:formula="of:=[.BY7]/[.BQ7]" office:value-type="float" office:value="0.18" calcext:value-type="float">
            <text:p>0,18</text:p>
          </table:table-cell>
          <table:table-cell table:formula="of:=[.BR7]-[.BV7]" office:value-type="float" office:value="17991" calcext:value-type="float">
            <text:p>17991</text:p>
          </table:table-cell>
          <table:table-cell table:formula="of:=[.CA7]/[.BR7]" office:value-type="float" office:value="0.904070351758794" calcext:value-type="float">
            <text:p>0,9040703517587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5205" calcext:value-type="float">
            <text:p>5205</text:p>
          </table:table-cell>
          <table:table-cell table:style-name="ce19" office:value-type="float" office:value="41.64" calcext:value-type="float">
            <text:p>41,64</text:p>
          </table:table-cell>
          <table:table-cell office:value-type="float" office:value="0.167228915663" calcext:value-type="float">
            <text:p>0,167228915663</text:p>
          </table:table-cell>
          <table:table-cell table:formula="of:=[.CD7]-[.CH7]" office:value-type="float" office:value="0" calcext:value-type="float">
            <text:p>0</text:p>
          </table:table-cell>
          <table:table-cell table:formula="of:=[.CL7]/[.CD7]" office:value-type="float" office:value="0" calcext:value-type="float">
            <text:p>0</text:p>
          </table:table-cell>
          <table:table-cell table:formula="of:=[.CE7]-[.CI7]" office:value-type="float" office:value="2670" calcext:value-type="float">
            <text:p>2670</text:p>
          </table:table-cell>
          <table:table-cell table:formula="of:=[.CN7]/[.CE7]" office:value-type="float" office:value="0.339047619047619" calcext:value-type="float">
            <text:p>0,339047619047619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table:style-name="ce19"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table:formula="of:=[.AD8]-[.AH8]" office:value-type="float" office:value="5" calcext:value-type="float">
            <text:p>5</text:p>
          </table:table-cell>
          <table:table-cell table:formula="of:=[.AL8]/[.AD8]" office:value-type="float" office:value="0.1" calcext:value-type="float">
            <text:p>0,1</text:p>
          </table:table-cell>
          <table:table-cell table:formula="of:=[.AE8]-[.AI8]" office:value-type="float" office:value="224" calcext:value-type="float">
            <text:p>224</text:p>
          </table:table-cell>
          <table:table-cell table:formula="of:=[.AN8]/[.AE8]" office:value-type="float" office:value="0.693498452012384" calcext:value-type="float">
            <text:p>0,6934984520123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5" calcext:value-type="float">
            <text:p>95</text:p>
          </table:table-cell>
          <table:table-cell office:value-type="float" office:value="907" calcext:value-type="float">
            <text:p>907</text:p>
          </table:table-cell>
          <table:table-cell table:style-name="ce19" office:value-type="float" office:value="19.0947368421" calcext:value-type="float">
            <text:p>19,0947368421</text:p>
          </table:table-cell>
          <table:table-cell office:value-type="float" office:value="0.20313549832" calcext:value-type="float">
            <text:p>0,20313549832</text:p>
          </table:table-cell>
          <table:table-cell table:formula="of:=[.AQ8]-[.AU8]" office:value-type="float" office:value="5" calcext:value-type="float">
            <text:p>5</text:p>
          </table:table-cell>
          <table:table-cell table:formula="of:=[.AY8]/[.AQ8]" office:value-type="float" office:value="0.05" calcext:value-type="float">
            <text:p>0,05</text:p>
          </table:table-cell>
          <table:table-cell table:formula="of:=[.AR8]-[.AV8]" office:value-type="float" office:value="1523" calcext:value-type="float">
            <text:p>1523</text:p>
          </table:table-cell>
          <table:table-cell table:formula="of:=[.BA8]/[.AR8]" office:value-type="float" office:value="0.626748971193416" calcext:value-type="float">
            <text:p>0,6267489711934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250" calcext:value-type="float">
            <text:p>3250</text:p>
          </table:table-cell>
          <table:table-cell table:style-name="ce19" office:value-type="float" office:value="43.3333333333" calcext:value-type="float">
            <text:p>43,3333333333</text:p>
          </table:table-cell>
          <table:table-cell office:value-type="float" office:value="0.290827740492" calcext:value-type="float">
            <text:p>0,290827740492</text:p>
          </table:table-cell>
          <table:table-cell table:formula="of:=[.BD8]-[.BH8]" office:value-type="float" office:value="0" calcext:value-type="float">
            <text:p>0</text:p>
          </table:table-cell>
          <table:table-cell table:formula="of:=[.BL8]/[.BD8]" office:value-type="float" office:value="0" calcext:value-type="float">
            <text:p>0</text:p>
          </table:table-cell>
          <table:table-cell table:formula="of:=[.BE8]-[.BI8]" office:value-type="float" office:value="5142" calcext:value-type="float">
            <text:p>5142</text:p>
          </table:table-cell>
          <table:table-cell table:formula="of:=[.BN8]/[.BE8]" office:value-type="float" office:value="0.612726406101049" calcext:value-type="float">
            <text:p>0,61272640610104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9429" calcext:value-type="float">
            <text:p>19429</text:p>
          </table:table-cell>
          <table:table-cell table:style-name="ce19" office:value-type="float" office:value="194.29" calcext:value-type="float">
            <text:p>194,29</text:p>
          </table:table-cell>
          <table:table-cell office:value-type="float" office:value="0.976331658291" calcext:value-type="float">
            <text:p>0,976331658291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471" calcext:value-type="float">
            <text:p>471</text:p>
          </table:table-cell>
          <table:table-cell table:formula="of:=[.CA8]/[.BR8]" office:value-type="float" office:value="0.0236683417085427" calcext:value-type="float">
            <text:p>0,02366834170854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43" calcext:value-type="float">
            <text:p>243</text:p>
          </table:table-cell>
          <table:table-cell office:value-type="float" office:value="548" calcext:value-type="float">
            <text:p>548</text:p>
          </table:table-cell>
          <table:table-cell table:style-name="ce19" office:value-type="float" office:value="4.51028806584" calcext:value-type="float">
            <text:p>4,51028806584</text:p>
          </table:table-cell>
          <table:table-cell office:value-type="float" office:value="0.0186375539911" calcext:value-type="float">
            <text:p>0,0186375539911</text:p>
          </table:table-cell>
          <table:table-cell table:formula="of:=[.CD8]-[.CH8]" office:value-type="float" office:value="7" calcext:value-type="float">
            <text:p>7</text:p>
          </table:table-cell>
          <table:table-cell table:formula="of:=[.CL8]/[.CD8]" office:value-type="float" office:value="0.028" calcext:value-type="float">
            <text:p>0,028</text:p>
          </table:table-cell>
          <table:table-cell table:formula="of:=[.CE8]-[.CI8]" office:value-type="float" office:value="7327" calcext:value-type="float">
            <text:p>7327</text:p>
          </table:table-cell>
          <table:table-cell table:formula="of:=[.CN8]/[.CE8]" office:value-type="float" office:value="0.930412698412698" calcext:value-type="float">
            <text:p>0,930412698412698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table:style-name="ce19" office:value-type="float" office:value="9.32" calcext:value-type="float">
            <text:p>9,32</text:p>
          </table:table-cell>
          <table:table-cell office:value-type="float" office:value="0.190204081633" calcext:value-type="float">
            <text:p>0,190204081633</text:p>
          </table:table-cell>
          <table:table-cell table:formula="of:=[.AD9]-[.AH9]" office:value-type="float" office:value="0" calcext:value-type="float">
            <text:p>0</text:p>
          </table:table-cell>
          <table:table-cell table:formula="of:=[.AL9]/[.AD9]" office:value-type="float" office:value="0" calcext:value-type="float">
            <text:p>0</text:p>
          </table:table-cell>
          <table:table-cell table:formula="of:=[.AE9]-[.AI9]" office:value-type="float" office:value="90" calcext:value-type="float">
            <text:p>90</text:p>
          </table:table-cell>
          <table:table-cell table:formula="of:=[.AN9]/[.AE9]" office:value-type="float" office:value="0.278637770897833" calcext:value-type="float">
            <text:p>0,2786377708978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62" calcext:value-type="float">
            <text:p>1962</text:p>
          </table:table-cell>
          <table:table-cell table:style-name="ce19" office:value-type="float" office:value="39.24" calcext:value-type="float">
            <text:p>39,24</text:p>
          </table:table-cell>
          <table:table-cell office:value-type="float" office:value="0.396363636364" calcext:value-type="float">
            <text:p>0,396363636364</text:p>
          </table:table-cell>
          <table:table-cell table:formula="of:=[.AQ9]-[.AU9]" office:value-type="float" office:value="0" calcext:value-type="float">
            <text:p>0</text:p>
          </table:table-cell>
          <table:table-cell table:formula="of:=[.AY9]/[.AQ9]" office:value-type="float" office:value="0" calcext:value-type="float">
            <text:p>0</text:p>
          </table:table-cell>
          <table:table-cell table:formula="of:=[.AR9]-[.AV9]" office:value-type="float" office:value="468" calcext:value-type="float">
            <text:p>468</text:p>
          </table:table-cell>
          <table:table-cell table:formula="of:=[.BA9]/[.AR9]" office:value-type="float" office:value="0.192592592592593" calcext:value-type="float">
            <text:p>0,1925925925925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6490" calcext:value-type="float">
            <text:p>6490</text:p>
          </table:table-cell>
          <table:table-cell table:style-name="ce19" office:value-type="float" office:value="86.5333333333" calcext:value-type="float">
            <text:p>86,5333333333</text:p>
          </table:table-cell>
          <table:table-cell office:value-type="float" office:value="0.580760626398" calcext:value-type="float">
            <text:p>0,580760626398</text:p>
          </table:table-cell>
          <table:table-cell table:formula="of:=[.BD9]-[.BH9]" office:value-type="float" office:value="0" calcext:value-type="float">
            <text:p>0</text:p>
          </table:table-cell>
          <table:table-cell table:formula="of:=[.BL9]/[.BD9]" office:value-type="float" office:value="0" calcext:value-type="float">
            <text:p>0</text:p>
          </table:table-cell>
          <table:table-cell table:formula="of:=[.BE9]-[.BI9]" office:value-type="float" office:value="1902" calcext:value-type="float">
            <text:p>1902</text:p>
          </table:table-cell>
          <table:table-cell table:formula="of:=[.BN9]/[.BE9]" office:value-type="float" office:value="0.226644423260248" calcext:value-type="float">
            <text:p>0,2266444232602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style-name="ce19" office:value-type="float" office:value="1.85542168675" calcext:value-type="float">
            <text:p>1,85542168675</text:p>
          </table:table-cell>
          <table:table-cell office:value-type="float" office:value="0.0226270937408" calcext:value-type="float">
            <text:p>0,0226270937408</text:p>
          </table:table-cell>
          <table:table-cell table:formula="of:=[.BQ9]-[.BU9]" office:value-type="float" office:value="117" calcext:value-type="float">
            <text:p>117</text:p>
          </table:table-cell>
          <table:table-cell table:formula="of:=[.BY9]/[.BQ9]" office:value-type="float" office:value="0.585" calcext:value-type="float">
            <text:p>0,585</text:p>
          </table:table-cell>
          <table:table-cell table:formula="of:=[.BR9]-[.BV9]" office:value-type="float" office:value="19823" calcext:value-type="float">
            <text:p>19823</text:p>
          </table:table-cell>
          <table:table-cell table:formula="of:=[.CA9]/[.BR9]" office:value-type="float" office:value="0.996130653266332" calcext:value-type="float">
            <text:p>0,99613065326633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48" calcext:value-type="float">
            <text:p>248</text:p>
          </table:table-cell>
          <table:table-cell office:value-type="float" office:value="702" calcext:value-type="float">
            <text:p>702</text:p>
          </table:table-cell>
          <table:table-cell table:style-name="ce19" office:value-type="float" office:value="5.66129032258" calcext:value-type="float">
            <text:p>5,66129032258</text:p>
          </table:table-cell>
          <table:table-cell office:value-type="float" office:value="0.0229202037351" calcext:value-type="float">
            <text:p>0,0229202037351</text:p>
          </table:table-cell>
          <table:table-cell table:formula="of:=[.CD9]-[.CH9]" office:value-type="float" office:value="2" calcext:value-type="float">
            <text:p>2</text:p>
          </table:table-cell>
          <table:table-cell table:formula="of:=[.CL9]/[.CD9]" office:value-type="float" office:value="0.008" calcext:value-type="float">
            <text:p>0,008</text:p>
          </table:table-cell>
          <table:table-cell table:formula="of:=[.CE9]-[.CI9]" office:value-type="float" office:value="7173" calcext:value-type="float">
            <text:p>7173</text:p>
          </table:table-cell>
          <table:table-cell table:formula="of:=[.CN9]/[.CE9]" office:value-type="float" office:value="0.910857142857143" calcext:value-type="float">
            <text:p>0,910857142857143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table:style-name="ce19" office:value-type="float" office:value="7.30612244898" calcext:value-type="float">
            <text:p>7,30612244898</text:p>
          </table:table-cell>
          <table:table-cell office:value-type="float" office:value="0.152210884354" calcext:value-type="float">
            <text:p>0,152210884354</text:p>
          </table:table-cell>
          <table:table-cell table:formula="of:=[.AD10]-[.AH10]" office:value-type="float" office:value="1" calcext:value-type="float">
            <text:p>1</text:p>
          </table:table-cell>
          <table:table-cell table:formula="of:=[.AL10]/[.AD10]" office:value-type="float" office:value="0.02" calcext:value-type="float">
            <text:p>0,02</text:p>
          </table:table-cell>
          <table:table-cell table:formula="of:=[.AE10]-[.AI10]" office:value-type="float" office:value="144" calcext:value-type="float">
            <text:p>144</text:p>
          </table:table-cell>
          <table:table-cell table:formula="of:=[.AN10]/[.AE10]" office:value-type="float" office:value="0.445820433436533" calcext:value-type="float">
            <text:p>0,4458204334365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7" calcext:value-type="float">
            <text:p>87</text:p>
          </table:table-cell>
          <table:table-cell office:value-type="float" office:value="364" calcext:value-type="float">
            <text:p>364</text:p>
          </table:table-cell>
          <table:table-cell table:style-name="ce19" office:value-type="float" office:value="8.36781609195" calcext:value-type="float">
            <text:p>8,36781609195</text:p>
          </table:table-cell>
          <table:table-cell office:value-type="float" office:value="0.0973001871157" calcext:value-type="float">
            <text:p>0,0973001871157</text:p>
          </table:table-cell>
          <table:table-cell table:formula="of:=[.AQ10]-[.AU10]" office:value-type="float" office:value="13" calcext:value-type="float">
            <text:p>13</text:p>
          </table:table-cell>
          <table:table-cell table:formula="of:=[.AY10]/[.AQ10]" office:value-type="float" office:value="0.13" calcext:value-type="float">
            <text:p>0,13</text:p>
          </table:table-cell>
          <table:table-cell table:formula="of:=[.AR10]-[.AV10]" office:value-type="float" office:value="2066" calcext:value-type="float">
            <text:p>2066</text:p>
          </table:table-cell>
          <table:table-cell table:formula="of:=[.BA10]/[.AR10]" office:value-type="float" office:value="0.850205761316872" calcext:value-type="float">
            <text:p>0,8502057613168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2379" calcext:value-type="float">
            <text:p>2379</text:p>
          </table:table-cell>
          <table:table-cell table:style-name="ce19" office:value-type="float" office:value="31.72" calcext:value-type="float">
            <text:p>31,72</text:p>
          </table:table-cell>
          <table:table-cell office:value-type="float" office:value="0.21288590604" calcext:value-type="float">
            <text:p>0,21288590604</text:p>
          </table:table-cell>
          <table:table-cell table:formula="of:=[.BD10]-[.BH10]" office:value-type="float" office:value="0" calcext:value-type="float">
            <text:p>0</text:p>
          </table:table-cell>
          <table:table-cell table:formula="of:=[.BL10]/[.BD10]" office:value-type="float" office:value="0" calcext:value-type="float">
            <text:p>0</text:p>
          </table:table-cell>
          <table:table-cell table:formula="of:=[.BE10]-[.BI10]" office:value-type="float" office:value="6013" calcext:value-type="float">
            <text:p>6013</text:p>
          </table:table-cell>
          <table:table-cell table:formula="of:=[.BN10]/[.BE10]" office:value-type="float" office:value="0.716515729265968" calcext:value-type="float">
            <text:p>0,7165157292659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4688" calcext:value-type="float">
            <text:p>4688</text:p>
          </table:table-cell>
          <table:table-cell table:style-name="ce19" office:value-type="float" office:value="50.1390374332" calcext:value-type="float">
            <text:p>50,1390374332</text:p>
          </table:table-cell>
          <table:table-cell office:value-type="float" office:value="0.269564717383" calcext:value-type="float">
            <text:p>0,269564717383</text:p>
          </table:table-cell>
          <table:table-cell table:formula="of:=[.BQ10]-[.BU10]" office:value-type="float" office:value="13" calcext:value-type="float">
            <text:p>13</text:p>
          </table:table-cell>
          <table:table-cell table:formula="of:=[.BY10]/[.BQ10]" office:value-type="float" office:value="0.065" calcext:value-type="float">
            <text:p>0,065</text:p>
          </table:table-cell>
          <table:table-cell table:formula="of:=[.BR10]-[.BV10]" office:value-type="float" office:value="15212" calcext:value-type="float">
            <text:p>15212</text:p>
          </table:table-cell>
          <table:table-cell table:formula="of:=[.CA10]/[.BR10]" office:value-type="float" office:value="0.764422110552764" calcext:value-type="float">
            <text:p>0,76442211055276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table:style-name="ce19" office:value-type="float" office:value="1.41463414634" calcext:value-type="float">
            <text:p>1,41463414634</text:p>
          </table:table-cell>
          <table:table-cell office:value-type="float" office:value="0.0174646190906" calcext:value-type="float">
            <text:p>0,0174646190906</text:p>
          </table:table-cell>
          <table:table-cell table:formula="of:=[.CD10]-[.CH10]" office:value-type="float" office:value="168" calcext:value-type="float">
            <text:p>168</text:p>
          </table:table-cell>
          <table:table-cell table:formula="of:=[.CL10]/[.CD10]" office:value-type="float" office:value="0.672" calcext:value-type="float">
            <text:p>0,672</text:p>
          </table:table-cell>
          <table:table-cell table:formula="of:=[.CE10]-[.CI10]" office:value-type="float" office:value="7817" calcext:value-type="float">
            <text:p>7817</text:p>
          </table:table-cell>
          <table:table-cell table:formula="of:=[.CN10]/[.CE10]" office:value-type="float" office:value="0.992634920634921" calcext:value-type="float">
            <text:p>0,99263492063492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146" calcext:value-type="float">
            <text:p>146</text:p>
          </table:table-cell>
          <table:table-cell table:style-name="ce19" office:value-type="float" office:value="6.63636363636" calcext:value-type="float">
            <text:p>6,63636363636</text:p>
          </table:table-cell>
          <table:table-cell office:value-type="float" office:value="0.154334038055" calcext:value-type="float">
            <text:p>0,154334038055</text:p>
          </table:table-cell>
          <table:table-cell table:formula="of:=[.AD11]-[.AH11]" office:value-type="float" office:value="6" calcext:value-type="float">
            <text:p>6</text:p>
          </table:table-cell>
          <table:table-cell table:formula="of:=[.AL11]/[.AD11]" office:value-type="float" office:value="0.12" calcext:value-type="float">
            <text:p>0,12</text:p>
          </table:table-cell>
          <table:table-cell table:formula="of:=[.AE11]-[.AI11]" office:value-type="float" office:value="177" calcext:value-type="float">
            <text:p>177</text:p>
          </table:table-cell>
          <table:table-cell table:formula="of:=[.AN11]/[.AE11]" office:value-type="float" office:value="0.547987616099071" calcext:value-type="float">
            <text:p>0,547987616099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66" calcext:value-type="float">
            <text:p>1966</text:p>
          </table:table-cell>
          <table:table-cell table:style-name="ce19" office:value-type="float" office:value="39.32" calcext:value-type="float">
            <text:p>39,32</text:p>
          </table:table-cell>
          <table:table-cell office:value-type="float" office:value="0.397171717172" calcext:value-type="float">
            <text:p>0,397171717172</text:p>
          </table:table-cell>
          <table:table-cell table:formula="of:=[.AQ11]-[.AU11]" office:value-type="float" office:value="0" calcext:value-type="float">
            <text:p>0</text:p>
          </table:table-cell>
          <table:table-cell table:formula="of:=[.AY11]/[.AQ11]" office:value-type="float" office:value="0" calcext:value-type="float">
            <text:p>0</text:p>
          </table:table-cell>
          <table:table-cell table:formula="of:=[.AR11]-[.AV11]" office:value-type="float" office:value="464" calcext:value-type="float">
            <text:p>464</text:p>
          </table:table-cell>
          <table:table-cell table:formula="of:=[.BA11]/[.AR11]" office:value-type="float" office:value="0.190946502057613" calcext:value-type="float">
            <text:p>0,19094650205761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181" calcext:value-type="float">
            <text:p>7181</text:p>
          </table:table-cell>
          <table:table-cell table:style-name="ce19" office:value-type="float" office:value="95.7466666667" calcext:value-type="float">
            <text:p>95,7466666667</text:p>
          </table:table-cell>
          <table:table-cell office:value-type="float" office:value="0.6425950783" calcext:value-type="float">
            <text:p>0,6425950783</text:p>
          </table:table-cell>
          <table:table-cell table:formula="of:=[.BD11]-[.BH11]" office:value-type="float" office:value="0" calcext:value-type="float">
            <text:p>0</text:p>
          </table:table-cell>
          <table:table-cell table:formula="of:=[.BL11]/[.BD11]" office:value-type="float" office:value="0" calcext:value-type="float">
            <text:p>0</text:p>
          </table:table-cell>
          <table:table-cell table:formula="of:=[.BE11]-[.BI11]" office:value-type="float" office:value="1211" calcext:value-type="float">
            <text:p>1211</text:p>
          </table:table-cell>
          <table:table-cell table:formula="of:=[.BN11]/[.BE11]" office:value-type="float" office:value="0.14430409914204" calcext:value-type="float">
            <text:p>0,144304099142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867" calcext:value-type="float">
            <text:p>867</text:p>
          </table:table-cell>
          <table:table-cell table:style-name="ce19" office:value-type="float" office:value="13.3384615385" calcext:value-type="float">
            <text:p>13,3384615385</text:p>
          </table:table-cell>
          <table:table-cell office:value-type="float" office:value="0.103398926655" calcext:value-type="float">
            <text:p>0,103398926655</text:p>
          </table:table-cell>
          <table:table-cell table:formula="of:=[.BQ11]-[.BU11]" office:value-type="float" office:value="70" calcext:value-type="float">
            <text:p>70</text:p>
          </table:table-cell>
          <table:table-cell table:formula="of:=[.BY11]/[.BQ11]" office:value-type="float" office:value="0.35" calcext:value-type="float">
            <text:p>0,35</text:p>
          </table:table-cell>
          <table:table-cell table:formula="of:=[.BR11]-[.BV11]" office:value-type="float" office:value="19033" calcext:value-type="float">
            <text:p>19033</text:p>
          </table:table-cell>
          <table:table-cell table:formula="of:=[.CA11]/[.BR11]" office:value-type="float" office:value="0.95643216080402" calcext:value-type="float">
            <text:p>0,956432160804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4962" calcext:value-type="float">
            <text:p>4962</text:p>
          </table:table-cell>
          <table:table-cell table:style-name="ce19" office:value-type="float" office:value="39.696" calcext:value-type="float">
            <text:p>39,696</text:p>
          </table:table-cell>
          <table:table-cell office:value-type="float" office:value="0.159421686747" calcext:value-type="float">
            <text:p>0,159421686747</text:p>
          </table:table-cell>
          <table:table-cell table:formula="of:=[.CD11]-[.CH11]" office:value-type="float" office:value="0" calcext:value-type="float">
            <text:p>0</text:p>
          </table:table-cell>
          <table:table-cell table:formula="of:=[.CL11]/[.CD11]" office:value-type="float" office:value="0" calcext:value-type="float">
            <text:p>0</text:p>
          </table:table-cell>
          <table:table-cell table:formula="of:=[.CE11]-[.CI11]" office:value-type="float" office:value="2913" calcext:value-type="float">
            <text:p>2913</text:p>
          </table:table-cell>
          <table:table-cell table:formula="of:=[.CN11]/[.CE11]" office:value-type="float" office:value="0.369904761904762" calcext:value-type="float">
            <text:p>0,369904761904762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  <table:table-cell table:style-name="ce19" office:value-type="float" office:value="7.22448979592" calcext:value-type="float">
            <text:p>7,22448979592</text:p>
          </table:table-cell>
          <table:table-cell office:value-type="float" office:value="0.150510204082" calcext:value-type="float">
            <text:p>0,150510204082</text:p>
          </table:table-cell>
          <table:table-cell table:formula="of:=[.AD12]-[.AH12]" office:value-type="float" office:value="1" calcext:value-type="float">
            <text:p>1</text:p>
          </table:table-cell>
          <table:table-cell table:formula="of:=[.AL12]/[.AD12]" office:value-type="float" office:value="0.02" calcext:value-type="float">
            <text:p>0,02</text:p>
          </table:table-cell>
          <table:table-cell table:formula="of:=[.AE12]-[.AI12]" office:value-type="float" office:value="146" calcext:value-type="float">
            <text:p>146</text:p>
          </table:table-cell>
          <table:table-cell table:formula="of:=[.AN12]/[.AE12]" office:value-type="float" office:value="0.452012383900929" calcext:value-type="float">
            <text:p>0,45201238390092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table:style-name="ce19" office:value-type="float" office:value="37.2" calcext:value-type="float">
            <text:p>37,2</text:p>
          </table:table-cell>
          <table:table-cell office:value-type="float" office:value="0.375757575758" calcext:value-type="float">
            <text:p>0,375757575758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570" calcext:value-type="float">
            <text:p>570</text:p>
          </table:table-cell>
          <table:table-cell table:formula="of:=[.BA12]/[.AR12]" office:value-type="float" office:value="0.234567901234568" calcext:value-type="float">
            <text:p>0,2345679012345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2630" calcext:value-type="float">
            <text:p>2630</text:p>
          </table:table-cell>
          <table:table-cell table:style-name="ce19" office:value-type="float" office:value="35.0666666667" calcext:value-type="float">
            <text:p>35,0666666667</text:p>
          </table:table-cell>
          <table:table-cell office:value-type="float" office:value="0.235346756152" calcext:value-type="float">
            <text:p>0,235346756152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5762" calcext:value-type="float">
            <text:p>5762</text:p>
          </table:table-cell>
          <table:table-cell table:formula="of:=[.BN12]/[.BE12]" office:value-type="float" office:value="0.686606291706387" calcext:value-type="float">
            <text:p>0,6866062917063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5417" calcext:value-type="float">
            <text:p>5417</text:p>
          </table:table-cell>
          <table:table-cell table:style-name="ce19" office:value-type="float" office:value="83.3384615385" calcext:value-type="float">
            <text:p>83,3384615385</text:p>
          </table:table-cell>
          <table:table-cell office:value-type="float" office:value="0.646034585569" calcext:value-type="float">
            <text:p>0,646034585569</text:p>
          </table:table-cell>
          <table:table-cell table:formula="of:=[.BQ12]-[.BU12]" office:value-type="float" office:value="70" calcext:value-type="float">
            <text:p>70</text:p>
          </table:table-cell>
          <table:table-cell table:formula="of:=[.BY12]/[.BQ12]" office:value-type="float" office:value="0.35" calcext:value-type="float">
            <text:p>0,35</text:p>
          </table:table-cell>
          <table:table-cell table:formula="of:=[.BR12]-[.BV12]" office:value-type="float" office:value="14483" calcext:value-type="float">
            <text:p>14483</text:p>
          </table:table-cell>
          <table:table-cell table:formula="of:=[.CA12]/[.BR12]" office:value-type="float" office:value="0.727788944723618" calcext:value-type="float">
            <text:p>0,7277889447236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4068" calcext:value-type="float">
            <text:p>4068</text:p>
          </table:table-cell>
          <table:table-cell table:style-name="ce19" office:value-type="float" office:value="32.544" calcext:value-type="float">
            <text:p>32,544</text:p>
          </table:table-cell>
          <table:table-cell office:value-type="float" office:value="0.130698795181" calcext:value-type="float">
            <text:p>0,130698795181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3807" calcext:value-type="float">
            <text:p>3807</text:p>
          </table:table-cell>
          <table:table-cell table:formula="of:=[.CN12]/[.CE12]" office:value-type="float" office:value="0.483428571428571" calcext:value-type="float">
            <text:p>0,48342857142857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table:style-name="ce19" office:value-type="float" office:value="11.48" calcext:value-type="float">
            <text:p>11,48</text:p>
          </table:table-cell>
          <table:table-cell office:value-type="float" office:value="0.234285714286" calcext:value-type="float">
            <text:p>0,234285714286</text:p>
          </table:table-cell>
          <table:table-cell table:formula="of:=[.AD13]-[.AH13]" office:value-type="float" office:value="0" calcext:value-type="float">
            <text:p>0</text:p>
          </table:table-cell>
          <table:table-cell table:formula="of:=[.AL13]/[.AD13]" office:value-type="float" office:value="0" calcext:value-type="float">
            <text:p>0</text:p>
          </table:table-cell>
          <table:table-cell table:formula="of:=[.AE13]-[.AI13]" office:value-type="float" office:value="36" calcext:value-type="float">
            <text:p>36</text:p>
          </table:table-cell>
          <table:table-cell table:formula="of:=[.AN13]/[.AE13]" office:value-type="float" office:value="0.111455108359133" calcext:value-type="float">
            <text:p>0,1114551083591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274" calcext:value-type="float">
            <text:p>1274</text:p>
          </table:table-cell>
          <table:table-cell table:style-name="ce19" office:value-type="float" office:value="25.48" calcext:value-type="float">
            <text:p>25,48</text:p>
          </table:table-cell>
          <table:table-cell office:value-type="float" office:value="0.257373737374" calcext:value-type="float">
            <text:p>0,257373737374</text:p>
          </table:table-cell>
          <table:table-cell table:formula="of:=[.AQ13]-[.AU13]" office:value-type="float" office:value="0" calcext:value-type="float">
            <text:p>0</text:p>
          </table:table-cell>
          <table:table-cell table:formula="of:=[.AY13]/[.AQ13]" office:value-type="float" office:value="0" calcext:value-type="float">
            <text:p>0</text:p>
          </table:table-cell>
          <table:table-cell table:formula="of:=[.AR13]-[.AV13]" office:value-type="float" office:value="1156" calcext:value-type="float">
            <text:p>1156</text:p>
          </table:table-cell>
          <table:table-cell table:formula="of:=[.BA13]/[.AR13]" office:value-type="float" office:value="0.475720164609053" calcext:value-type="float">
            <text:p>0,4757201646090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431" calcext:value-type="float">
            <text:p>3431</text:p>
          </table:table-cell>
          <table:table-cell table:style-name="ce19" office:value-type="float" office:value="45.7466666667" calcext:value-type="float">
            <text:p>45,7466666667</text:p>
          </table:table-cell>
          <table:table-cell office:value-type="float" office:value="0.307024608501" calcext:value-type="float">
            <text:p>0,307024608501</text:p>
          </table:table-cell>
          <table:table-cell table:formula="of:=[.BD13]-[.BH13]" office:value-type="float" office:value="0" calcext:value-type="float">
            <text:p>0</text:p>
          </table:table-cell>
          <table:table-cell table:formula="of:=[.BL13]/[.BD13]" office:value-type="float" office:value="0" calcext:value-type="float">
            <text:p>0</text:p>
          </table:table-cell>
          <table:table-cell table:formula="of:=[.BE13]-[.BI13]" office:value-type="float" office:value="4961" calcext:value-type="float">
            <text:p>4961</text:p>
          </table:table-cell>
          <table:table-cell table:formula="of:=[.BN13]/[.BE13]" office:value-type="float" office:value="0.591158245948522" calcext:value-type="float">
            <text:p>0,5911582459485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7497" calcext:value-type="float">
            <text:p>7497</text:p>
          </table:table-cell>
          <table:table-cell table:style-name="ce19" office:value-type="float" office:value="80.1818181818" calcext:value-type="float">
            <text:p>80,1818181818</text:p>
          </table:table-cell>
          <table:table-cell office:value-type="float" office:value="0.431085043988" calcext:value-type="float">
            <text:p>0,431085043988</text:p>
          </table:table-cell>
          <table:table-cell table:formula="of:=[.BQ13]-[.BU13]" office:value-type="float" office:value="13" calcext:value-type="float">
            <text:p>13</text:p>
          </table:table-cell>
          <table:table-cell table:formula="of:=[.BY13]/[.BQ13]" office:value-type="float" office:value="0.065" calcext:value-type="float">
            <text:p>0,065</text:p>
          </table:table-cell>
          <table:table-cell table:formula="of:=[.BR13]-[.BV13]" office:value-type="float" office:value="12403" calcext:value-type="float">
            <text:p>12403</text:p>
          </table:table-cell>
          <table:table-cell table:formula="of:=[.CA13]/[.BR13]" office:value-type="float" office:value="0.623266331658291" calcext:value-type="float">
            <text:p>0,6232663316582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5527" calcext:value-type="float">
            <text:p>5527</text:p>
          </table:table-cell>
          <table:table-cell table:style-name="ce19" office:value-type="float" office:value="44.216" calcext:value-type="float">
            <text:p>44,216</text:p>
          </table:table-cell>
          <table:table-cell office:value-type="float" office:value="0.177574297189" calcext:value-type="float">
            <text:p>0,177574297189</text:p>
          </table:table-cell>
          <table:table-cell table:formula="of:=[.CD13]-[.CH13]" office:value-type="float" office:value="0" calcext:value-type="float">
            <text:p>0</text:p>
          </table:table-cell>
          <table:table-cell table:formula="of:=[.CL13]/[.CD13]" office:value-type="float" office:value="0" calcext:value-type="float">
            <text:p>0</text:p>
          </table:table-cell>
          <table:table-cell table:formula="of:=[.CE13]-[.CI13]" office:value-type="float" office:value="2348" calcext:value-type="float">
            <text:p>2348</text:p>
          </table:table-cell>
          <table:table-cell table:formula="of:=[.CN13]/[.CE13]" office:value-type="float" office:value="0.29815873015873" calcext:value-type="float">
            <text:p>0,29815873015873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.0952380952381" calcext:value-type="float">
            <text:p>0,0952380952381</text:p>
          </table:table-cell>
          <table:table-cell table:formula="of:=[.AD14]-[.AH14]" office:value-type="float" office:value="28" calcext:value-type="float">
            <text:p>28</text:p>
          </table:table-cell>
          <table:table-cell table:formula="of:=[.AL14]/[.AD14]" office:value-type="float" office:value="0.56" calcext:value-type="float">
            <text:p>0,56</text:p>
          </table:table-cell>
          <table:table-cell table:formula="of:=[.AE14]-[.AI14]" office:value-type="float" office:value="301" calcext:value-type="float">
            <text:p>301</text:p>
          </table:table-cell>
          <table:table-cell table:formula="of:=[.AN14]/[.AE14]" office:value-type="float" office:value="0.931888544891641" calcext:value-type="float">
            <text:p>0,9318885448916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39" calcext:value-type="float">
            <text:p>1039</text:p>
          </table:table-cell>
          <table:table-cell table:style-name="ce19" office:value-type="float" office:value="20.78" calcext:value-type="float">
            <text:p>20,78</text:p>
          </table:table-cell>
          <table:table-cell office:value-type="float" office:value="0.209898989899" calcext:value-type="float">
            <text:p>0,209898989899</text:p>
          </table:table-cell>
          <table:table-cell table:formula="of:=[.AQ14]-[.AU14]" office:value-type="float" office:value="0" calcext:value-type="float">
            <text:p>0</text:p>
          </table:table-cell>
          <table:table-cell table:formula="of:=[.AY14]/[.AQ14]" office:value-type="float" office:value="0" calcext:value-type="float">
            <text:p>0</text:p>
          </table:table-cell>
          <table:table-cell table:formula="of:=[.AR14]-[.AV14]" office:value-type="float" office:value="1391" calcext:value-type="float">
            <text:p>1391</text:p>
          </table:table-cell>
          <table:table-cell table:formula="of:=[.BA14]/[.AR14]" office:value-type="float" office:value="0.572427983539095" calcext:value-type="float">
            <text:p>0,5724279835390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584" calcext:value-type="float">
            <text:p>1584</text:p>
          </table:table-cell>
          <table:table-cell table:style-name="ce19" office:value-type="float" office:value="21.12" calcext:value-type="float">
            <text:p>21,12</text:p>
          </table:table-cell>
          <table:table-cell office:value-type="float" office:value="0.141744966443" calcext:value-type="float">
            <text:p>0,141744966443</text:p>
          </table:table-cell>
          <table:table-cell table:formula="of:=[.BD14]-[.BH14]" office:value-type="float" office:value="0" calcext:value-type="float">
            <text:p>0</text:p>
          </table:table-cell>
          <table:table-cell table:formula="of:=[.BL14]/[.BD14]" office:value-type="float" office:value="0" calcext:value-type="float">
            <text:p>0</text:p>
          </table:table-cell>
          <table:table-cell table:formula="of:=[.BE14]-[.BI14]" office:value-type="float" office:value="6808" calcext:value-type="float">
            <text:p>6808</text:p>
          </table:table-cell>
          <table:table-cell table:formula="of:=[.BN14]/[.BE14]" office:value-type="float" office:value="0.811248808388942" calcext:value-type="float">
            <text:p>0,8112488083889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1119" calcext:value-type="float">
            <text:p>11119</text:p>
          </table:table-cell>
          <table:table-cell table:style-name="ce19" office:value-type="float" office:value="135.597560976" calcext:value-type="float">
            <text:p>135,597560976</text:p>
          </table:table-cell>
          <table:table-cell office:value-type="float" office:value="0.831886877151" calcext:value-type="float">
            <text:p>0,831886877151</text:p>
          </table:table-cell>
          <table:table-cell table:formula="of:=[.BQ14]-[.BU14]" office:value-type="float" office:value="36" calcext:value-type="float">
            <text:p>36</text:p>
          </table:table-cell>
          <table:table-cell table:formula="of:=[.BY14]/[.BQ14]" office:value-type="float" office:value="0.18" calcext:value-type="float">
            <text:p>0,18</text:p>
          </table:table-cell>
          <table:table-cell table:formula="of:=[.BR14]-[.BV14]" office:value-type="float" office:value="8781" calcext:value-type="float">
            <text:p>8781</text:p>
          </table:table-cell>
          <table:table-cell table:formula="of:=[.CA14]/[.BR14]" office:value-type="float" office:value="0.441256281407035" calcext:value-type="float">
            <text:p>0,44125628140703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179" calcext:value-type="float">
            <text:p>179</text:p>
          </table:table-cell>
          <table:table-cell office:value-type="float" office:value="454" calcext:value-type="float">
            <text:p>454</text:p>
          </table:table-cell>
          <table:table-cell table:style-name="ce19" office:value-type="float" office:value="5.07262569832" calcext:value-type="float">
            <text:p>5,07262569832</text:p>
          </table:table-cell>
          <table:table-cell office:value-type="float" office:value="0.0284978971816" calcext:value-type="float">
            <text:p>0,0284978971816</text:p>
          </table:table-cell>
          <table:table-cell table:formula="of:=[.CD14]-[.CH14]" office:value-type="float" office:value="71" calcext:value-type="float">
            <text:p>71</text:p>
          </table:table-cell>
          <table:table-cell table:formula="of:=[.CL14]/[.CD14]" office:value-type="float" office:value="0.284" calcext:value-type="float">
            <text:p>0,284</text:p>
          </table:table-cell>
          <table:table-cell table:formula="of:=[.CE14]-[.CI14]" office:value-type="float" office:value="7421" calcext:value-type="float">
            <text:p>7421</text:p>
          </table:table-cell>
          <table:table-cell table:formula="of:=[.CN14]/[.CE14]" office:value-type="float" office:value="0.942349206349206" calcext:value-type="float">
            <text:p>0,942349206349206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75" calcext:value-type="float">
            <text:p>175</text:p>
          </table:table-cell>
          <table:table-cell table:style-name="ce19" office:value-type="float" office:value="7.14285714286" calcext:value-type="float">
            <text:p>7,14285714286</text:p>
          </table:table-cell>
          <table:table-cell office:value-type="float" office:value="0.14880952381" calcext:value-type="float">
            <text:p>0,14880952381</text:p>
          </table:table-cell>
          <table:table-cell table:formula="of:=[.AD15]-[.AH15]" office:value-type="float" office:value="1" calcext:value-type="float">
            <text:p>1</text:p>
          </table:table-cell>
          <table:table-cell table:formula="of:=[.AL15]/[.AD15]" office:value-type="float" office:value="0.02" calcext:value-type="float">
            <text:p>0,02</text:p>
          </table:table-cell>
          <table:table-cell table:formula="of:=[.AE15]-[.AI15]" office:value-type="float" office:value="148" calcext:value-type="float">
            <text:p>148</text:p>
          </table:table-cell>
          <table:table-cell table:formula="of:=[.AN15]/[.AE15]" office:value-type="float" office:value="0.458204334365325" calcext:value-type="float">
            <text:p>0,458204334365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27" calcext:value-type="float">
            <text:p>1927</text:p>
          </table:table-cell>
          <table:table-cell table:style-name="ce19" office:value-type="float" office:value="38.54" calcext:value-type="float">
            <text:p>38,54</text:p>
          </table:table-cell>
          <table:table-cell office:value-type="float" office:value="0.389292929293" calcext:value-type="float">
            <text:p>0,389292929293</text:p>
          </table:table-cell>
          <table:table-cell table:formula="of:=[.AQ15]-[.AU15]" office:value-type="float" office:value="0" calcext:value-type="float">
            <text:p>0</text:p>
          </table:table-cell>
          <table:table-cell table:formula="of:=[.AY15]/[.AQ15]" office:value-type="float" office:value="0" calcext:value-type="float">
            <text:p>0</text:p>
          </table:table-cell>
          <table:table-cell table:formula="of:=[.AR15]-[.AV15]" office:value-type="float" office:value="503" calcext:value-type="float">
            <text:p>503</text:p>
          </table:table-cell>
          <table:table-cell table:formula="of:=[.BA15]/[.AR15]" office:value-type="float" office:value="0.206995884773662" calcext:value-type="float">
            <text:p>0,2069958847736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6" calcext:value-type="float">
            <text:p>146</text:p>
          </table:table-cell>
          <table:table-cell office:value-type="float" office:value="660" calcext:value-type="float">
            <text:p>660</text:p>
          </table:table-cell>
          <table:table-cell table:style-name="ce19" office:value-type="float" office:value="9.04109589041" calcext:value-type="float">
            <text:p>9,04109589041</text:p>
          </table:table-cell>
          <table:table-cell office:value-type="float" office:value="0.0623523854511" calcext:value-type="float">
            <text:p>0,0623523854511</text:p>
          </table:table-cell>
          <table:table-cell table:formula="of:=[.BD15]-[.BH15]" office:value-type="float" office:value="4" calcext:value-type="float">
            <text:p>4</text:p>
          </table:table-cell>
          <table:table-cell table:formula="of:=[.BL15]/[.BD15]" office:value-type="float" office:value="0.0266666666666667" calcext:value-type="float">
            <text:p>0,026666666666667</text:p>
          </table:table-cell>
          <table:table-cell table:formula="of:=[.BE15]-[.BI15]" office:value-type="float" office:value="7732" calcext:value-type="float">
            <text:p>7732</text:p>
          </table:table-cell>
          <table:table-cell table:formula="of:=[.BN15]/[.BE15]" office:value-type="float" office:value="0.921353670162059" calcext:value-type="float">
            <text:p>0,9213536701620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table:style-name="ce19" office:value-type="float" office:value="18.7586206897" calcext:value-type="float">
            <text:p>18,7586206897</text:p>
          </table:table-cell>
          <table:table-cell office:value-type="float" office:value="0.669950738916" calcext:value-type="float">
            <text:p>0,669950738916</text:p>
          </table:table-cell>
          <table:table-cell table:formula="of:=[.BQ15]-[.BU15]" office:value-type="float" office:value="171" calcext:value-type="float">
            <text:p>171</text:p>
          </table:table-cell>
          <table:table-cell table:formula="of:=[.BY15]/[.BQ15]" office:value-type="float" office:value="0.855" calcext:value-type="float">
            <text:p>0,855</text:p>
          </table:table-cell>
          <table:table-cell table:formula="of:=[.BR15]-[.BV15]" office:value-type="float" office:value="19628" calcext:value-type="float">
            <text:p>19628</text:p>
          </table:table-cell>
          <table:table-cell table:formula="of:=[.CA15]/[.BR15]" office:value-type="float" office:value="0.986331658291457" calcext:value-type="float">
            <text:p>0,98633165829145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875" calcext:value-type="float">
            <text:p>7875</text:p>
          </table:table-cell>
          <table:table-cell table:style-name="ce19" office:value-type="float" office:value="63" calcext:value-type="float">
            <text:p>63</text:p>
          </table:table-cell>
          <table:table-cell office:value-type="float" office:value="0.253012048193" calcext:value-type="float">
            <text:p>0,253012048193</text:p>
          </table:table-cell>
          <table:table-cell office:value-type="float" office:value="250" calcext:value-type="float">
            <text:p>250</text:p>
          </table:table-cell>
          <table:table-cell office:value-type="float" office:value="6457" calcext:value-type="float">
            <text:p>6457</text:p>
          </table:table-cell>
          <table:table-cell table:style-name="ce19" office:value-type="float" office:value="51.656" calcext:value-type="float">
            <text:p>51,656</text:p>
          </table:table-cell>
          <table:table-cell office:value-type="float" office:value="0.207453815261" calcext:value-type="float">
            <text:p>0,207453815261</text:p>
          </table:table-cell>
          <table:table-cell table:formula="of:=[.CD15]-[.CH15]" office:value-type="float" office:value="0" calcext:value-type="float">
            <text:p>0</text:p>
          </table:table-cell>
          <table:table-cell table:formula="of:=[.CL15]/[.CD15]" office:value-type="float" office:value="0" calcext:value-type="float">
            <text:p>0</text:p>
          </table:table-cell>
          <table:table-cell table:formula="of:=[.CE15]-[.CI15]" office:value-type="float" office:value="1418" calcext:value-type="float">
            <text:p>1418</text:p>
          </table:table-cell>
          <table:table-cell table:formula="of:=[.CN15]/[.CE15]" office:value-type="float" office:value="0.180063492063492" calcext:value-type="float">
            <text:p>0,180063492063492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table:style-name="ce19" office:value-type="float" office:value="6.68" calcext:value-type="float">
            <text:p>6,68</text:p>
          </table:table-cell>
          <table:table-cell office:value-type="float" office:value="0.136326530612" calcext:value-type="float">
            <text:p>0,136326530612</text:p>
          </table:table-cell>
          <table:table-cell table:formula="of:=[.AD16]-[.AH16]" office:value-type="float" office:value="0" calcext:value-type="float">
            <text:p>0</text:p>
          </table:table-cell>
          <table:table-cell table:formula="of:=[.AL16]/[.AD16]" office:value-type="float" office:value="0" calcext:value-type="float">
            <text:p>0</text:p>
          </table:table-cell>
          <table:table-cell table:formula="of:=[.AE16]-[.AI16]" office:value-type="float" office:value="156" calcext:value-type="float">
            <text:p>156</text:p>
          </table:table-cell>
          <table:table-cell table:formula="of:=[.AN16]/[.AE16]" office:value-type="float" office:value="0.48297213622291" calcext:value-type="float">
            <text:p>0,482972136222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76" calcext:value-type="float">
            <text:p>2276</text:p>
          </table:table-cell>
          <table:table-cell table:style-name="ce19" office:value-type="float" office:value="45.52" calcext:value-type="float">
            <text:p>45,52</text:p>
          </table:table-cell>
          <table:table-cell office:value-type="float" office:value="0.459797979798" calcext:value-type="float">
            <text:p>0,459797979798</text:p>
          </table:table-cell>
          <table:table-cell table:formula="of:=[.AQ16]-[.AU16]" office:value-type="float" office:value="0" calcext:value-type="float">
            <text:p>0</text:p>
          </table:table-cell>
          <table:table-cell table:formula="of:=[.AY16]/[.AQ16]" office:value-type="float" office:value="0" calcext:value-type="float">
            <text:p>0</text:p>
          </table:table-cell>
          <table:table-cell table:formula="of:=[.AR16]-[.AV16]" office:value-type="float" office:value="154" calcext:value-type="float">
            <text:p>154</text:p>
          </table:table-cell>
          <table:table-cell table:formula="of:=[.BA16]/[.AR16]" office:value-type="float" office:value="0.0633744855967078" calcext:value-type="float">
            <text:p>0,0633744855967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7580" calcext:value-type="float">
            <text:p>7580</text:p>
          </table:table-cell>
          <table:table-cell table:style-name="ce19" office:value-type="float" office:value="101.066666667" calcext:value-type="float">
            <text:p>101,066666667</text:p>
          </table:table-cell>
          <table:table-cell office:value-type="float" office:value="0.678299776286" calcext:value-type="float">
            <text:p>0,678299776286</text:p>
          </table:table-cell>
          <table:table-cell table:formula="of:=[.BD16]-[.BH16]" office:value-type="float" office:value="0" calcext:value-type="float">
            <text:p>0</text:p>
          </table:table-cell>
          <table:table-cell table:formula="of:=[.BL16]/[.BD16]" office:value-type="float" office:value="0" calcext:value-type="float">
            <text:p>0</text:p>
          </table:table-cell>
          <table:table-cell table:formula="of:=[.BE16]-[.BI16]" office:value-type="float" office:value="812" calcext:value-type="float">
            <text:p>812</text:p>
          </table:table-cell>
          <table:table-cell table:formula="of:=[.BN16]/[.BE16]" office:value-type="float" office:value="0.0967588179218303" calcext:value-type="float">
            <text:p>0,096758817921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05" calcext:value-type="float">
            <text:p>705</text:p>
          </table:table-cell>
          <table:table-cell table:style-name="ce19" office:value-type="float" office:value="17.4074074074" calcext:value-type="float">
            <text:p>17,4074074074</text:p>
          </table:table-cell>
          <table:table-cell office:value-type="float" office:value="0.217592592593" calcext:value-type="float">
            <text:p>0,217592592593</text:p>
          </table:table-cell>
          <table:table-cell table:formula="of:=[.BQ16]-[.BU16]" office:value-type="float" office:value="119" calcext:value-type="float">
            <text:p>119</text:p>
          </table:table-cell>
          <table:table-cell table:formula="of:=[.BY16]/[.BQ16]" office:value-type="float" office:value="0.595" calcext:value-type="float">
            <text:p>0,595</text:p>
          </table:table-cell>
          <table:table-cell table:formula="of:=[.BR16]-[.BV16]" office:value-type="float" office:value="19195" calcext:value-type="float">
            <text:p>19195</text:p>
          </table:table-cell>
          <table:table-cell table:formula="of:=[.CA16]/[.BR16]" office:value-type="float" office:value="0.964572864321608" calcext:value-type="float">
            <text:p>0,9645728643216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837" calcext:value-type="float">
            <text:p>3837</text:p>
          </table:table-cell>
          <table:table-cell table:style-name="ce19" office:value-type="float" office:value="30.696" calcext:value-type="float">
            <text:p>30,696</text:p>
          </table:table-cell>
          <table:table-cell office:value-type="float" office:value="0.123277108434" calcext:value-type="float">
            <text:p>0,123277108434</text:p>
          </table:table-cell>
          <table:table-cell table:formula="of:=[.CD16]-[.CH16]" office:value-type="float" office:value="0" calcext:value-type="float">
            <text:p>0</text:p>
          </table:table-cell>
          <table:table-cell table:formula="of:=[.CL16]/[.CD16]" office:value-type="float" office:value="0" calcext:value-type="float">
            <text:p>0</text:p>
          </table:table-cell>
          <table:table-cell table:formula="of:=[.CE16]-[.CI16]" office:value-type="float" office:value="3826" calcext:value-type="float">
            <text:p>3826</text:p>
          </table:table-cell>
          <table:table-cell table:formula="of:=[.CN16]/[.CE16]" office:value-type="float" office:value="0.499282265431293" calcext:value-type="float">
            <text:p>0,499282265431293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style-name="ce19" office:value-type="float" office:value="2.53333333333" calcext:value-type="float">
            <text:p>2,53333333333</text:p>
          </table:table-cell>
          <table:table-cell office:value-type="float" office:value="0.0575757575758" calcext:value-type="float">
            <text:p>0,0575757575758</text:p>
          </table:table-cell>
          <table:table-cell table:formula="of:=[.AD17]-[.AH17]" office:value-type="float" office:value="5" calcext:value-type="float">
            <text:p>5</text:p>
          </table:table-cell>
          <table:table-cell table:formula="of:=[.AL17]/[.AD17]" office:value-type="float" office:value="0.1" calcext:value-type="float">
            <text:p>0,1</text:p>
          </table:table-cell>
          <table:table-cell table:formula="of:=[.AE17]-[.AI17]" office:value-type="float" office:value="266" calcext:value-type="float">
            <text:p>266</text:p>
          </table:table-cell>
          <table:table-cell table:formula="of:=[.AN17]/[.AE17]" office:value-type="float" office:value="0.823529411764706" calcext:value-type="float">
            <text:p>0,8235294117647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style-name="ce19" office:value-type="float" office:value="2.95238095238" calcext:value-type="float">
            <text:p>2,95238095238</text:p>
          </table:table-cell>
          <table:table-cell office:value-type="float" office:value="0.0720092915215" calcext:value-type="float">
            <text:p>0,0720092915215</text:p>
          </table:table-cell>
          <table:table-cell table:formula="of:=[.AQ17]-[.AU17]" office:value-type="float" office:value="58" calcext:value-type="float">
            <text:p>58</text:p>
          </table:table-cell>
          <table:table-cell table:formula="of:=[.AY17]/[.AQ17]" office:value-type="float" office:value="0.58" calcext:value-type="float">
            <text:p>0,58</text:p>
          </table:table-cell>
          <table:table-cell table:formula="of:=[.AR17]-[.AV17]" office:value-type="float" office:value="2368" calcext:value-type="float">
            <text:p>2368</text:p>
          </table:table-cell>
          <table:table-cell table:formula="of:=[.BA17]/[.AR17]" office:value-type="float" office:value="0.974485596707819" calcext:value-type="float">
            <text:p>0,97448559670781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709" calcext:value-type="float">
            <text:p>1709</text:p>
          </table:table-cell>
          <table:table-cell table:style-name="ce19" office:value-type="float" office:value="22.7866666667" calcext:value-type="float">
            <text:p>22,7866666667</text:p>
          </table:table-cell>
          <table:table-cell office:value-type="float" office:value="0.15293064877" calcext:value-type="float">
            <text:p>0,15293064877</text:p>
          </table:table-cell>
          <table:table-cell table:formula="of:=[.BD17]-[.BH17]" office:value-type="float" office:value="0" calcext:value-type="float">
            <text:p>0</text:p>
          </table:table-cell>
          <table:table-cell table:formula="of:=[.BL17]/[.BD17]" office:value-type="float" office:value="0" calcext:value-type="float">
            <text:p>0</text:p>
          </table:table-cell>
          <table:table-cell table:formula="of:=[.BE17]-[.BI17]" office:value-type="float" office:value="6683" calcext:value-type="float">
            <text:p>6683</text:p>
          </table:table-cell>
          <table:table-cell table:formula="of:=[.BN17]/[.BE17]" office:value-type="float" office:value="0.796353670162059" calcext:value-type="float">
            <text:p>0,79635367016205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9137" calcext:value-type="float">
            <text:p>9137</text:p>
          </table:table-cell>
          <table:table-cell table:style-name="ce19" office:value-type="float" office:value="105.022988506" calcext:value-type="float">
            <text:p>105,022988506</text:p>
          </table:table-cell>
          <table:table-cell office:value-type="float" office:value="0.607069297721" calcext:value-type="float">
            <text:p>0,607069297721</text:p>
          </table:table-cell>
          <table:table-cell table:formula="of:=[.BQ17]-[.BU17]" office:value-type="float" office:value="26" calcext:value-type="float">
            <text:p>26</text:p>
          </table:table-cell>
          <table:table-cell table:formula="of:=[.BY17]/[.BQ17]" office:value-type="float" office:value="0.13" calcext:value-type="float">
            <text:p>0,13</text:p>
          </table:table-cell>
          <table:table-cell table:formula="of:=[.BR17]-[.BV17]" office:value-type="float" office:value="10763" calcext:value-type="float">
            <text:p>10763</text:p>
          </table:table-cell>
          <table:table-cell table:formula="of:=[.CA17]/[.BR17]" office:value-type="float" office:value="0.540854271356784" calcext:value-type="float">
            <text:p>0,54085427135678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18" calcext:value-type="float">
            <text:p>218</text:p>
          </table:table-cell>
          <table:table-cell office:value-type="float" office:value="885" calcext:value-type="float">
            <text:p>885</text:p>
          </table:table-cell>
          <table:table-cell table:style-name="ce19" office:value-type="float" office:value="8.11926605505" calcext:value-type="float">
            <text:p>8,11926605505</text:p>
          </table:table-cell>
          <table:table-cell office:value-type="float" office:value="0.0374159726039" calcext:value-type="float">
            <text:p>0,0374159726039</text:p>
          </table:table-cell>
          <table:table-cell table:formula="of:=[.CD17]-[.CH17]" office:value-type="float" office:value="32" calcext:value-type="float">
            <text:p>32</text:p>
          </table:table-cell>
          <table:table-cell table:formula="of:=[.CL17]/[.CD17]" office:value-type="float" office:value="0.128" calcext:value-type="float">
            <text:p>0,128</text:p>
          </table:table-cell>
          <table:table-cell table:formula="of:=[.CE17]-[.CI17]" office:value-type="float" office:value="6778" calcext:value-type="float">
            <text:p>6778</text:p>
          </table:table-cell>
          <table:table-cell table:formula="of:=[.CN17]/[.CE17]" office:value-type="float" office:value="0.884509983035365" calcext:value-type="float">
            <text:p>0,884509983035365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19" office:value-type="float" office:value="2.21428571429" calcext:value-type="float">
            <text:p>2,21428571429</text:p>
          </table:table-cell>
          <table:table-cell office:value-type="float" office:value="0.0820105820106" calcext:value-type="float">
            <text:p>0,0820105820106</text:p>
          </table:table-cell>
          <table:table-cell table:formula="of:=[.AD18]-[.AH18]" office:value-type="float" office:value="22" calcext:value-type="float">
            <text:p>22</text:p>
          </table:table-cell>
          <table:table-cell table:formula="of:=[.AL18]/[.AD18]" office:value-type="float" office:value="0.44" calcext:value-type="float">
            <text:p>0,44</text:p>
          </table:table-cell>
          <table:table-cell table:formula="of:=[.AE18]-[.AI18]" office:value-type="float" office:value="292" calcext:value-type="float">
            <text:p>292</text:p>
          </table:table-cell>
          <table:table-cell table:formula="of:=[.AN18]/[.AE18]" office:value-type="float" office:value="0.904024767801858" calcext:value-type="float">
            <text:p>0,9040247678018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26" calcext:value-type="float">
            <text:p>1626</text:p>
          </table:table-cell>
          <table:table-cell table:style-name="ce19" office:value-type="float" office:value="32.52" calcext:value-type="float">
            <text:p>32,52</text:p>
          </table:table-cell>
          <table:table-cell office:value-type="float" office:value="0.328484848485" calcext:value-type="float">
            <text:p>0,328484848485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804" calcext:value-type="float">
            <text:p>804</text:p>
          </table:table-cell>
          <table:table-cell table:formula="of:=[.BA18]/[.AR18]" office:value-type="float" office:value="0.330864197530864" calcext:value-type="float">
            <text:p>0,3308641975308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8" calcext:value-type="float">
            <text:p>148</text:p>
          </table:table-cell>
          <table:table-cell office:value-type="float" office:value="922" calcext:value-type="float">
            <text:p>922</text:p>
          </table:table-cell>
          <table:table-cell table:style-name="ce19" office:value-type="float" office:value="12.4594594595" calcext:value-type="float">
            <text:p>12,4594594595</text:p>
          </table:table-cell>
          <table:table-cell office:value-type="float" office:value="0.0847582276154" calcext:value-type="float">
            <text:p>0,0847582276154</text:p>
          </table:table-cell>
          <table:table-cell table:formula="of:=[.BD18]-[.BH18]" office:value-type="float" office:value="2" calcext:value-type="float">
            <text:p>2</text:p>
          </table:table-cell>
          <table:table-cell table:formula="of:=[.BL18]/[.BD18]" office:value-type="float" office:value="0.0133333333333333" calcext:value-type="float">
            <text:p>0,013333333333333</text:p>
          </table:table-cell>
          <table:table-cell table:formula="of:=[.BE18]-[.BI18]" office:value-type="float" office:value="7470" calcext:value-type="float">
            <text:p>7470</text:p>
          </table:table-cell>
          <table:table-cell table:formula="of:=[.BN18]/[.BE18]" office:value-type="float" office:value="0.890133460438513" calcext:value-type="float">
            <text:p>0,89013346043851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214" calcext:value-type="float">
            <text:p>214</text:p>
          </table:table-cell>
          <table:table-cell table:style-name="ce19" office:value-type="float" office:value="3.45161290323" calcext:value-type="float">
            <text:p>3,45161290323</text:p>
          </table:table-cell>
          <table:table-cell office:value-type="float" office:value="0.0280618935222" calcext:value-type="float">
            <text:p>0,0280618935222</text:p>
          </table:table-cell>
          <table:table-cell table:formula="of:=[.BQ18]-[.BU18]" office:value-type="float" office:value="76" calcext:value-type="float">
            <text:p>76</text:p>
          </table:table-cell>
          <table:table-cell table:formula="of:=[.BY18]/[.BQ18]" office:value-type="float" office:value="0.38" calcext:value-type="float">
            <text:p>0,38</text:p>
          </table:table-cell>
          <table:table-cell table:formula="of:=[.BR18]-[.BV18]" office:value-type="float" office:value="19686" calcext:value-type="float">
            <text:p>19686</text:p>
          </table:table-cell>
          <table:table-cell table:formula="of:=[.CA18]/[.BR18]" office:value-type="float" office:value="0.989246231155779" calcext:value-type="float">
            <text:p>0,9892462311557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260" calcext:value-type="float">
            <text:p>3260</text:p>
          </table:table-cell>
          <table:table-cell table:style-name="ce19" office:value-type="float" office:value="26.08" calcext:value-type="float">
            <text:p>26,08</text:p>
          </table:table-cell>
          <table:table-cell office:value-type="float" office:value="0.104738955823" calcext:value-type="float">
            <text:p>0,104738955823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4403" calcext:value-type="float">
            <text:p>4403</text:p>
          </table:table-cell>
          <table:table-cell table:formula="of:=[.CN18]/[.CE18]" office:value-type="float" office:value="0.574579146548349" calcext:value-type="float">
            <text:p>0,574579146548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2" calcext:value-type="float">
            <text:p>2,00</text:p>
          </table:table-cell>
          <table:table-cell table:style-name="ce41" table:formula="of:=[.G3]" office:value-type="float" office:value="11" calcext:value-type="float">
            <text:p>11,00</text:p>
          </table:table-cell>
          <table:table-cell table:style-name="ce41" table:formula="of:=[.I3]" office:value-type="float" office:value="37" calcext:value-type="float">
            <text:p>37,00</text:p>
          </table:table-cell>
          <table:table-cell table:style-name="ce41" table:formula="of:=[.K3]" office:value-type="float" office:value="96" calcext:value-type="float">
            <text:p>96,00</text:p>
          </table:table-cell>
          <table:table-cell table:style-name="ce41" table:formula="of:=[.M3]" office:value-type="float" office:value="4.95356037151703" calcext:value-type="float">
            <text:p>4,95</text:p>
          </table:table-cell>
          <table:table-cell table:style-name="ce41" table:formula="of:=[.O3]" office:value-type="float" office:value="45.6656346749226" calcext:value-type="float">
            <text:p>45,67</text:p>
          </table:table-cell>
          <table:table-cell table:style-name="ce41" table:formula="of:=[.Q3]" office:value-type="float" office:value="70.1238390092879" calcext:value-type="float">
            <text:p>70,12</text:p>
          </table:table-cell>
          <table:table-cell table:style-name="ce41" table:formula="of:=[.S3]" office:value-type="float" office:value="85.2167182662539" calcext:value-type="float">
            <text:p>85,22</text:p>
          </table:table-cell>
          <table:table-cell table:style-name="ce41" table:formula="of:=[.U3]" office:value-type="float" office:value="99.6904024767802" calcext:value-type="float">
            <text:p>99,69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style-name="ce19" office:value-type="float" office:value="3.41666666667" calcext:value-type="float">
            <text:p>3,41666666667</text:p>
          </table:table-cell>
          <table:table-cell office:value-type="float" office:value="0.072695035461" calcext:value-type="float">
            <text:p>0,072695035461</text:p>
          </table:table-cell>
          <table:table-cell table:formula="of:=[.AD19]-[.AH19]" office:value-type="float" office:value="2" calcext:value-type="float">
            <text:p>2</text:p>
          </table:table-cell>
          <table:table-cell table:formula="of:=[.AL19]/[.AD19]" office:value-type="float" office:value="0.04" calcext:value-type="float">
            <text:p>0,04</text:p>
          </table:table-cell>
          <table:table-cell table:formula="of:=[.AE19]-[.AI19]" office:value-type="float" office:value="241" calcext:value-type="float">
            <text:p>241</text:p>
          </table:table-cell>
          <table:table-cell table:formula="of:=[.AN19]/[.AE19]" office:value-type="float" office:value="0.746130030959752" calcext:value-type="float">
            <text:p>0,7461300309597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table:style-name="ce19" office:value-type="float" office:value="3.55102040816" calcext:value-type="float">
            <text:p>3,55102040816</text:p>
          </table:table-cell>
          <table:table-cell office:value-type="float" office:value="0.0739795918367" calcext:value-type="float">
            <text:p>0,0739795918367</text:p>
          </table:table-cell>
          <table:table-cell table:formula="of:=[.AQ19]-[.AU19]" office:value-type="float" office:value="51" calcext:value-type="float">
            <text:p>51</text:p>
          </table:table-cell>
          <table:table-cell table:formula="of:=[.AY19]/[.AQ19]" office:value-type="float" office:value="0.51" calcext:value-type="float">
            <text:p>0,51</text:p>
          </table:table-cell>
          <table:table-cell table:formula="of:=[.AR19]-[.AV19]" office:value-type="float" office:value="2343" calcext:value-type="float">
            <text:p>2343</text:p>
          </table:table-cell>
          <table:table-cell table:formula="of:=[.BA19]/[.AR19]" office:value-type="float" office:value="0.964197530864197" calcext:value-type="float">
            <text:p>0,9641975308641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09" calcext:value-type="float">
            <text:p>109</text:p>
          </table:table-cell>
          <table:table-cell office:value-type="float" office:value="268" calcext:value-type="float">
            <text:p>268</text:p>
          </table:table-cell>
          <table:table-cell table:style-name="ce19" office:value-type="float" office:value="4.91743119266" calcext:value-type="float">
            <text:p>4,91743119266</text:p>
          </table:table-cell>
          <table:table-cell office:value-type="float" office:value="0.0455317703024" calcext:value-type="float">
            <text:p>0,0455317703024</text:p>
          </table:table-cell>
          <table:table-cell table:formula="of:=[.BD19]-[.BH19]" office:value-type="float" office:value="41" calcext:value-type="float">
            <text:p>41</text:p>
          </table:table-cell>
          <table:table-cell table:formula="of:=[.BL19]/[.BD19]" office:value-type="float" office:value="0.273333333333333" calcext:value-type="float">
            <text:p>0,273333333333333</text:p>
          </table:table-cell>
          <table:table-cell table:formula="of:=[.BE19]-[.BI19]" office:value-type="float" office:value="8124" calcext:value-type="float">
            <text:p>8124</text:p>
          </table:table-cell>
          <table:table-cell table:formula="of:=[.BN19]/[.BE19]" office:value-type="float" office:value="0.968064823641563" calcext:value-type="float">
            <text:p>0,9680648236415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2432" calcext:value-type="float">
            <text:p>2432</text:p>
          </table:table-cell>
          <table:table-cell table:style-name="ce19" office:value-type="float" office:value="40.5333333333" calcext:value-type="float">
            <text:p>40,5333333333</text:p>
          </table:table-cell>
          <table:table-cell office:value-type="float" office:value="0.340616246499" calcext:value-type="float">
            <text:p>0,340616246499</text:p>
          </table:table-cell>
          <table:table-cell table:formula="of:=[.BQ19]-[.BU19]" office:value-type="float" office:value="80" calcext:value-type="float">
            <text:p>80</text:p>
          </table:table-cell>
          <table:table-cell table:formula="of:=[.BY19]/[.BQ19]" office:value-type="float" office:value="0.4" calcext:value-type="float">
            <text:p>0,4</text:p>
          </table:table-cell>
          <table:table-cell table:formula="of:=[.BR19]-[.BV19]" office:value-type="float" office:value="17468" calcext:value-type="float">
            <text:p>17468</text:p>
          </table:table-cell>
          <table:table-cell table:formula="of:=[.CA19]/[.BR19]" office:value-type="float" office:value="0.877788944723618" calcext:value-type="float">
            <text:p>0,8777889447236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882" calcext:value-type="float">
            <text:p>2882</text:p>
          </table:table-cell>
          <table:table-cell table:style-name="ce19" office:value-type="float" office:value="23.056" calcext:value-type="float">
            <text:p>23,056</text:p>
          </table:table-cell>
          <table:table-cell office:value-type="float" office:value="0.09259437751" calcext:value-type="float">
            <text:p>0,09259437751</text:p>
          </table:table-cell>
          <table:table-cell table:formula="of:=[.CD19]-[.CH19]" office:value-type="float" office:value="0" calcext:value-type="float">
            <text:p>0</text:p>
          </table:table-cell>
          <table:table-cell table:formula="of:=[.CL19]/[.CD19]" office:value-type="float" office:value="0" calcext:value-type="float">
            <text:p>0</text:p>
          </table:table-cell>
          <table:table-cell table:formula="of:=[.CE19]-[.CI19]" office:value-type="float" office:value="4781" calcext:value-type="float">
            <text:p>4781</text:p>
          </table:table-cell>
          <table:table-cell table:formula="of:=[.CN19]/[.CE19]" office:value-type="float" office:value="0.623907085997651" calcext:value-type="float">
            <text:p>0,623907085997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0" calcext:value-type="float">
            <text:p>0,00</text:p>
          </table:table-cell>
          <table:table-cell table:style-name="ce41" table:formula="of:=[.G4]" office:value-type="float" office:value="0" calcext:value-type="float">
            <text:p>0,00</text:p>
          </table:table-cell>
          <table:table-cell table:style-name="ce41" table:formula="of:=[.I4]" office:value-type="float" office:value="15.25" calcext:value-type="float">
            <text:p>15,25</text:p>
          </table:table-cell>
          <table:table-cell table:style-name="ce41" table:formula="of:=[.K4]" office:value-type="float" office:value="91" calcext:value-type="float">
            <text:p>91,00</text:p>
          </table:table-cell>
          <table:table-cell table:style-name="ce41" table:formula="of:=[.M4]" office:value-type="float" office:value="0.905349794238683" calcext:value-type="float">
            <text:p>0,91</text:p>
          </table:table-cell>
          <table:table-cell table:style-name="ce41" table:formula="of:=[.O4]" office:value-type="float" office:value="34.0740740740741" calcext:value-type="float">
            <text:p>34,07</text:p>
          </table:table-cell>
          <table:table-cell table:style-name="ce41" table:formula="of:=[.Q4]" office:value-type="float" office:value="57.3045267489712" calcext:value-type="float">
            <text:p>57,30</text:p>
          </table:table-cell>
          <table:table-cell table:style-name="ce41" table:formula="of:=[.S4]" office:value-type="float" office:value="88.6213991769547" calcext:value-type="float">
            <text:p>88,62</text:p>
          </table:table-cell>
          <table:table-cell table:style-name="ce41" table:formula="of:=[.U4]" office:value-type="float" office:value="99.7530864197531" calcext:value-type="float">
            <text:p>99,75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65" calcext:value-type="float">
            <text:p>165</text:p>
          </table:table-cell>
          <table:table-cell table:style-name="ce19" office:value-type="float" office:value="6.875" calcext:value-type="float">
            <text:p>6,875</text:p>
          </table:table-cell>
          <table:table-cell office:value-type="float" office:value="0.146276595745" calcext:value-type="float">
            <text:p>0,146276595745</text:p>
          </table:table-cell>
          <table:table-cell table:formula="of:=[.AD20]-[.AH20]" office:value-type="float" office:value="2" calcext:value-type="float">
            <text:p>2</text:p>
          </table:table-cell>
          <table:table-cell table:formula="of:=[.AL20]/[.AD20]" office:value-type="float" office:value="0.04" calcext:value-type="float">
            <text:p>0,04</text:p>
          </table:table-cell>
          <table:table-cell table:formula="of:=[.AE20]-[.AI20]" office:value-type="float" office:value="158" calcext:value-type="float">
            <text:p>158</text:p>
          </table:table-cell>
          <table:table-cell table:formula="of:=[.AN20]/[.AE20]" office:value-type="float" office:value="0.489164086687306" calcext:value-type="float">
            <text:p>0,4891640866873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style-name="ce19" office:value-type="float" office:value="2.21538461538" calcext:value-type="float">
            <text:p>2,21538461538</text:p>
          </table:table-cell>
          <table:table-cell office:value-type="float" office:value="0.0346153846154" calcext:value-type="float">
            <text:p>0,0346153846154</text:p>
          </table:table-cell>
          <table:table-cell table:formula="of:=[.AQ20]-[.AU20]" office:value-type="float" office:value="35" calcext:value-type="float">
            <text:p>35</text:p>
          </table:table-cell>
          <table:table-cell table:formula="of:=[.AY20]/[.AQ20]" office:value-type="float" office:value="0.35" calcext:value-type="float">
            <text:p>0,35</text:p>
          </table:table-cell>
          <table:table-cell table:formula="of:=[.AR20]-[.AV20]" office:value-type="float" office:value="2358" calcext:value-type="float">
            <text:p>2358</text:p>
          </table:table-cell>
          <table:table-cell table:formula="of:=[.BA20]/[.AR20]" office:value-type="float" office:value="0.97037037037037" calcext:value-type="float">
            <text:p>0,970370370370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43" calcext:value-type="float">
            <text:p>143</text:p>
          </table:table-cell>
          <table:table-cell office:value-type="float" office:value="794" calcext:value-type="float">
            <text:p>794</text:p>
          </table:table-cell>
          <table:table-cell table:style-name="ce19" office:value-type="float" office:value="11.1048951049" calcext:value-type="float">
            <text:p>11,1048951049</text:p>
          </table:table-cell>
          <table:table-cell office:value-type="float" office:value="0.0782034866542" calcext:value-type="float">
            <text:p>0,0782034866542</text:p>
          </table:table-cell>
          <table:table-cell table:formula="of:=[.BD20]-[.BH20]" office:value-type="float" office:value="7" calcext:value-type="float">
            <text:p>7</text:p>
          </table:table-cell>
          <table:table-cell table:formula="of:=[.BL20]/[.BD20]" office:value-type="float" office:value="0.0466666666666667" calcext:value-type="float">
            <text:p>0,046666666666667</text:p>
          </table:table-cell>
          <table:table-cell table:formula="of:=[.BE20]-[.BI20]" office:value-type="float" office:value="7598" calcext:value-type="float">
            <text:p>7598</text:p>
          </table:table-cell>
          <table:table-cell table:formula="of:=[.BN20]/[.BE20]" office:value-type="float" office:value="0.905386081982841" calcext:value-type="float">
            <text:p>0,9053860819828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  <table:table-cell table:style-name="ce19" office:value-type="float" office:value="3.21951219512" calcext:value-type="float">
            <text:p>3,21951219512</text:p>
          </table:table-cell>
          <table:table-cell office:value-type="float" office:value="0.0397470641373" calcext:value-type="float">
            <text:p>0,0397470641373</text:p>
          </table:table-cell>
          <table:table-cell table:formula="of:=[.BQ20]-[.BU20]" office:value-type="float" office:value="118" calcext:value-type="float">
            <text:p>118</text:p>
          </table:table-cell>
          <table:table-cell table:formula="of:=[.BY20]/[.BQ20]" office:value-type="float" office:value="0.59" calcext:value-type="float">
            <text:p>0,59</text:p>
          </table:table-cell>
          <table:table-cell table:formula="of:=[.BR20]-[.BV20]" office:value-type="float" office:value="19768" calcext:value-type="float">
            <text:p>19768</text:p>
          </table:table-cell>
          <table:table-cell table:formula="of:=[.CA20]/[.BR20]" office:value-type="float" office:value="0.993366834170854" calcext:value-type="float">
            <text:p>0,9933668341708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1" calcext:value-type="float">
            <text:p>241</text:p>
          </table:table-cell>
          <table:table-cell office:value-type="float" office:value="3644" calcext:value-type="float">
            <text:p>3644</text:p>
          </table:table-cell>
          <table:table-cell table:style-name="ce19" office:value-type="float" office:value="30.2406639004" calcext:value-type="float">
            <text:p>30,2406639004</text:p>
          </table:table-cell>
          <table:table-cell office:value-type="float" office:value="0.126002766252" calcext:value-type="float">
            <text:p>0,126002766252</text:p>
          </table:table-cell>
          <table:table-cell table:formula="of:=[.CD20]-[.CH20]" office:value-type="float" office:value="9" calcext:value-type="float">
            <text:p>9</text:p>
          </table:table-cell>
          <table:table-cell table:formula="of:=[.CL20]/[.CD20]" office:value-type="float" office:value="0.036" calcext:value-type="float">
            <text:p>0,036</text:p>
          </table:table-cell>
          <table:table-cell table:formula="of:=[.CE20]-[.CI20]" office:value-type="float" office:value="4019" calcext:value-type="float">
            <text:p>4019</text:p>
          </table:table-cell>
          <table:table-cell table:formula="of:=[.CN20]/[.CE20]" office:value-type="float" office:value="0.524468223933186" calcext:value-type="float">
            <text:p>0,524468223933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0" calcext:value-type="float">
            <text:p>0,00</text:p>
          </table:table-cell>
          <table:table-cell table:style-name="ce41" table:formula="of:=[.G5]" office:value-type="float" office:value="0" calcext:value-type="float">
            <text:p>0,00</text:p>
          </table:table-cell>
          <table:table-cell table:style-name="ce41" table:formula="of:=[.I5]" office:value-type="float" office:value="0" calcext:value-type="float">
            <text:p>0,00</text:p>
          </table:table-cell>
          <table:table-cell table:style-name="ce41" table:formula="of:=[.K5]" office:value-type="float" office:value="84.6666666666667" calcext:value-type="float">
            <text:p>84,67</text:p>
          </table:table-cell>
          <table:table-cell table:style-name="ce41" table:formula="of:=[.M5]" office:value-type="float" office:value="7.46197149359205" calcext:value-type="float">
            <text:p>7,46</text:p>
          </table:table-cell>
          <table:table-cell table:style-name="ce41" table:formula="of:=[.O5]" office:value-type="float" office:value="39.9242912361938" calcext:value-type="float">
            <text:p>39,92</text:p>
          </table:table-cell>
          <table:table-cell table:style-name="ce41" table:formula="of:=[.Q5]" office:value-type="float" office:value="61.4564618517188" calcext:value-type="float">
            <text:p>61,46</text:p>
          </table:table-cell>
          <table:table-cell table:style-name="ce41" table:formula="of:=[.S5]" office:value-type="float" office:value="80.9205671412102" calcext:value-type="float">
            <text:p>80,92</text:p>
          </table:table-cell>
          <table:table-cell table:style-name="ce41" table:formula="of:=[.U5]" office:value-type="float" office:value="99.832315247335" calcext:value-type="float">
            <text:p>99,83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  <table:table-cell table:style-name="ce19" office:value-type="float" office:value="6.08163265306" calcext:value-type="float">
            <text:p>6,08163265306</text:p>
          </table:table-cell>
          <table:table-cell office:value-type="float" office:value="0.126700680272" calcext:value-type="float">
            <text:p>0,126700680272</text:p>
          </table:table-cell>
          <table:table-cell table:formula="of:=[.AD21]-[.AH21]" office:value-type="float" office:value="1" calcext:value-type="float">
            <text:p>1</text:p>
          </table:table-cell>
          <table:table-cell table:formula="of:=[.AL21]/[.AD21]" office:value-type="float" office:value="0.02" calcext:value-type="float">
            <text:p>0,02</text:p>
          </table:table-cell>
          <table:table-cell table:formula="of:=[.AE21]-[.AI21]" office:value-type="float" office:value="174" calcext:value-type="float">
            <text:p>174</text:p>
          </table:table-cell>
          <table:table-cell table:formula="of:=[.AN21]/[.AE21]" office:value-type="float" office:value="0.538699690402477" calcext:value-type="float">
            <text:p>0,5386996904024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198" calcext:value-type="float">
            <text:p>1198</text:p>
          </table:table-cell>
          <table:table-cell table:style-name="ce19" office:value-type="float" office:value="23.96" calcext:value-type="float">
            <text:p>23,96</text:p>
          </table:table-cell>
          <table:table-cell office:value-type="float" office:value="0.24202020202" calcext:value-type="float">
            <text:p>0,24202020202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1232" calcext:value-type="float">
            <text:p>1232</text:p>
          </table:table-cell>
          <table:table-cell table:formula="of:=[.BA21]/[.AR21]" office:value-type="float" office:value="0.506995884773662" calcext:value-type="float">
            <text:p>0,5069958847736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6178" calcext:value-type="float">
            <text:p>6178</text:p>
          </table:table-cell>
          <table:table-cell table:style-name="ce19" office:value-type="float" office:value="82.3733333333" calcext:value-type="float">
            <text:p>82,3733333333</text:p>
          </table:table-cell>
          <table:table-cell office:value-type="float" office:value="0.552841163311" calcext:value-type="float">
            <text:p>0,552841163311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2214" calcext:value-type="float">
            <text:p>2214</text:p>
          </table:table-cell>
          <table:table-cell table:formula="of:=[.BN21]/[.BE21]" office:value-type="float" office:value="0.263822688274547" calcext:value-type="float">
            <text:p>0,2638226882745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516" calcext:value-type="float">
            <text:p>516</text:p>
          </table:table-cell>
          <table:table-cell table:style-name="ce19" office:value-type="float" office:value="5.51871657754" calcext:value-type="float">
            <text:p>5,51871657754</text:p>
          </table:table-cell>
          <table:table-cell office:value-type="float" office:value="0.0296705192341" calcext:value-type="float">
            <text:p>0,0296705192341</text:p>
          </table:table-cell>
          <table:table-cell table:formula="of:=[.BQ21]-[.BU21]" office:value-type="float" office:value="13" calcext:value-type="float">
            <text:p>13</text:p>
          </table:table-cell>
          <table:table-cell table:formula="of:=[.BY21]/[.BQ21]" office:value-type="float" office:value="0.065" calcext:value-type="float">
            <text:p>0,065</text:p>
          </table:table-cell>
          <table:table-cell table:formula="of:=[.BR21]-[.BV21]" office:value-type="float" office:value="19384" calcext:value-type="float">
            <text:p>19384</text:p>
          </table:table-cell>
          <table:table-cell table:formula="of:=[.CA21]/[.BR21]" office:value-type="float" office:value="0.974070351758794" calcext:value-type="float">
            <text:p>0,9740703517587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70" calcext:value-type="float">
            <text:p>3570</text:p>
          </table:table-cell>
          <table:table-cell table:style-name="ce19" office:value-type="float" office:value="28.56" calcext:value-type="float">
            <text:p>28,56</text:p>
          </table:table-cell>
          <table:table-cell office:value-type="float" office:value="0.114698795181" calcext:value-type="float">
            <text:p>0,114698795181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4093" calcext:value-type="float">
            <text:p>4093</text:p>
          </table:table-cell>
          <table:table-cell table:formula="of:=[.CN21]/[.CE21]" office:value-type="float" office:value="0.534125016312149" calcext:value-type="float">
            <text:p>0,5341250163121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11.5" calcext:value-type="float">
            <text:p>11,50</text:p>
          </table:table-cell>
          <table:table-cell table:style-name="ce41" table:formula="of:=[.G6]" office:value-type="float" office:value="24.5" calcext:value-type="float">
            <text:p>24,50</text:p>
          </table:table-cell>
          <table:table-cell table:style-name="ce41" table:formula="of:=[.I6]" office:value-type="float" office:value="42.75" calcext:value-type="float">
            <text:p>42,75</text:p>
          </table:table-cell>
          <table:table-cell table:style-name="ce41" table:formula="of:=[.K6]" office:value-type="float" office:value="93.5" calcext:value-type="float">
            <text:p>93,50</text:p>
          </table:table-cell>
          <table:table-cell table:style-name="ce41" table:formula="of:=[.M6]" office:value-type="float" office:value="2.36683417085427" calcext:value-type="float">
            <text:p>2,37</text:p>
          </table:table-cell>
          <table:table-cell table:style-name="ce41" table:formula="of:=[.O6]" office:value-type="float" office:value="72.6746231155779" calcext:value-type="float">
            <text:p>72,67</text:p>
          </table:table-cell>
          <table:table-cell table:style-name="ce41" table:formula="of:=[.Q6]" office:value-type="float" office:value="90.394472361809" calcext:value-type="float">
            <text:p>90,39</text:p>
          </table:table-cell>
          <table:table-cell table:style-name="ce41" table:formula="of:=[.S6]" office:value-type="float" office:value="95.4510050251256" calcext:value-type="float">
            <text:p>95,45</text:p>
          </table:table-cell>
          <table:table-cell table:style-name="ce41" table:formula="of:=[.U6]" office:value-type="float" office:value="99.8844221105528" calcext:value-type="float">
            <text:p>99,88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9" calcext:value-type="float">
            <text:p>9</text:p>
          </table:table-cell>
          <table:table-cell office:value-type="float" office:value="0.183673469388" calcext:value-type="float">
            <text:p>0,183673469388</text:p>
          </table:table-cell>
          <table:table-cell table:formula="of:=[.AD22]-[.AH22]" office:value-type="float" office:value="0" calcext:value-type="float">
            <text:p>0</text:p>
          </table:table-cell>
          <table:table-cell table:formula="of:=[.AL22]/[.AD22]" office:value-type="float" office:value="0" calcext:value-type="float">
            <text:p>0</text:p>
          </table:table-cell>
          <table:table-cell table:formula="of:=[.AE22]-[.AI22]" office:value-type="float" office:value="98" calcext:value-type="float">
            <text:p>98</text:p>
          </table:table-cell>
          <table:table-cell table:formula="of:=[.AN22]/[.AE22]" office:value-type="float" office:value="0.303405572755418" calcext:value-type="float">
            <text:p>0,30340557275541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2430" calcext:value-type="float">
            <text:p>2430</text:p>
          </table:table-cell>
          <table:table-cell table:style-name="ce19"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4.7027027027" calcext:value-type="float">
            <text:p>4,7027027027</text:p>
          </table:table-cell>
          <table:table-cell office:value-type="float" office:value="0.130630630631" calcext:value-type="float">
            <text:p>0,130630630631</text:p>
          </table:table-cell>
          <table:table-cell table:formula="of:=[.AQ22]-[.AU22]" office:value-type="float" office:value="63" calcext:value-type="float">
            <text:p>63</text:p>
          </table:table-cell>
          <table:table-cell table:formula="of:=[.AY22]/[.AQ22]" office:value-type="float" office:value="0.63" calcext:value-type="float">
            <text:p>0,63</text:p>
          </table:table-cell>
          <table:table-cell table:formula="of:=[.AR22]-[.AV22]" office:value-type="float" office:value="2343" calcext:value-type="float">
            <text:p>2343</text:p>
          </table:table-cell>
          <table:table-cell table:formula="of:=[.BA22]/[.AR22]" office:value-type="float" office:value="0.964197530864197" calcext:value-type="float">
            <text:p>0,964197530864197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9" office:value-type="float" office:value="8392" calcext:value-type="float">
            <text:p>8392</text:p>
          </table:table-cell>
          <table:table-cell table:style-name="ce19"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39" calcext:value-type="float">
            <text:p>139</text:p>
          </table:table-cell>
          <table:table-cell table:style-name="ce19" office:value-type="float" office:value="600" calcext:value-type="float">
            <text:p>600</text:p>
          </table:table-cell>
          <table:table-cell table:style-name="ce19" office:value-type="float" office:value="8.63309352518" calcext:value-type="float">
            <text:p>8,63309352518</text:p>
          </table:table-cell>
          <table:table-cell office:value-type="float" office:value="0.0625586487332" calcext:value-type="float">
            <text:p>0,0625586487332</text:p>
          </table:table-cell>
          <table:table-cell table:formula="of:=[.BD22]-[.BH22]" office:value-type="float" office:value="11" calcext:value-type="float">
            <text:p>11</text:p>
          </table:table-cell>
          <table:table-cell table:formula="of:=[.BL22]/[.BD22]" office:value-type="float" office:value="0.0733333333333333" calcext:value-type="float">
            <text:p>0,073333333333333</text:p>
          </table:table-cell>
          <table:table-cell table:formula="of:=[.BE22]-[.BI22]" office:value-type="float" office:value="7792" calcext:value-type="float">
            <text:p>7792</text:p>
          </table:table-cell>
          <table:table-cell table:formula="of:=[.BN22]/[.BE22]" office:value-type="float" office:value="0.928503336510963" calcext:value-type="float">
            <text:p>0,928503336510963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9" office:value-type="float" office:value="19900" calcext:value-type="float">
            <text:p>19900</text:p>
          </table:table-cell>
          <table:table-cell table:style-name="ce19"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.53846153846" calcext:value-type="float">
            <text:p>3,53846153846</text:p>
          </table:table-cell>
          <table:table-cell office:value-type="float" office:value="0.294871794872" calcext:value-type="float">
            <text:p>0,294871794872</text:p>
          </table:table-cell>
          <table:table-cell table:formula="of:=[.BQ22]-[.BU22]" office:value-type="float" office:value="187" calcext:value-type="float">
            <text:p>187</text:p>
          </table:table-cell>
          <table:table-cell table:formula="of:=[.BY22]/[.BQ22]" office:value-type="float" office:value="0.935" calcext:value-type="float">
            <text:p>0,935</text:p>
          </table:table-cell>
          <table:table-cell table:formula="of:=[.BR22]-[.BV22]" office:value-type="float" office:value="19877" calcext:value-type="float">
            <text:p>19877</text:p>
          </table:table-cell>
          <table:table-cell table:formula="of:=[.CA22]/[.BR22]" office:value-type="float" office:value="0.998844221105528" calcext:value-type="float">
            <text:p>0,998844221105528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9" office:value-type="float" office:value="7663" calcext:value-type="float">
            <text:p>7663</text:p>
          </table:table-cell>
          <table:table-cell table:style-name="ce19"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2" calcext:value-type="float">
            <text:p>242</text:p>
          </table:table-cell>
          <table:table-cell table:style-name="ce19" office:value-type="float" office:value="587" calcext:value-type="float">
            <text:p>587</text:p>
          </table:table-cell>
          <table:table-cell table:style-name="ce19" office:value-type="float" office:value="4.85123966942" calcext:value-type="float">
            <text:p>4,85123966942</text:p>
          </table:table-cell>
          <table:table-cell office:value-type="float" office:value="0.0201296251843" calcext:value-type="float">
            <text:p>0,0201296251843</text:p>
          </table:table-cell>
          <table:table-cell table:formula="of:=[.CD22]-[.CH22]" office:value-type="float" office:value="8" calcext:value-type="float">
            <text:p>8</text:p>
          </table:table-cell>
          <table:table-cell table:formula="of:=[.CL22]/[.CD22]" office:value-type="float" office:value="0.032" calcext:value-type="float">
            <text:p>0,032</text:p>
          </table:table-cell>
          <table:table-cell table:formula="of:=[.CE22]-[.CI22]" office:value-type="float" office:value="7076" calcext:value-type="float">
            <text:p>7076</text:p>
          </table:table-cell>
          <table:table-cell table:formula="of:=[.CN22]/[.CE22]" office:value-type="float" office:value="0.923398146939841" calcext:value-type="float">
            <text:p>0,9233981469398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0" calcext:value-type="float">
            <text:p>0,00</text:p>
          </table:table-cell>
          <table:table-cell table:style-name="ce41" table:formula="of:=[.I7]" office:value-type="float" office:value="1.3" calcext:value-type="float">
            <text:p>1,30</text:p>
          </table:table-cell>
          <table:table-cell table:style-name="ce41" table:formula="of:=[.K7]" office:value-type="float" office:value="68.4" calcext:value-type="float">
            <text:p>68,40</text:p>
          </table:table-cell>
          <table:table-cell table:style-name="ce41" table:formula="of:=[.M7]" office:value-type="float" office:value="4.41080516768889" calcext:value-type="float">
            <text:p>4,41</text:p>
          </table:table-cell>
          <table:table-cell table:style-name="ce41" table:formula="of:=[.O7]" office:value-type="float" office:value="36.7048965058742" calcext:value-type="float">
            <text:p>36,70</text:p>
          </table:table-cell>
          <table:table-cell table:style-name="ce41" table:formula="of:=[.Q7]" office:value-type="float" office:value="56.3486885031972" calcext:value-type="float">
            <text:p>56,35</text:p>
          </table:table-cell>
          <table:table-cell table:style-name="ce41" table:formula="of:=[.S7]" office:value-type="float" office:value="80.9571969202662" calcext:value-type="float">
            <text:p>80,96</text:p>
          </table:table-cell>
          <table:table-cell table:style-name="ce41" table:formula="of:=[.U7]" office:value-type="float" office:value="99.2634920634921" calcext:value-type="float">
            <text:p>99,26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.53333333333" calcext:value-type="float">
            <text:p>2,53333333333</text:p>
          </table:table-cell>
          <table:table-cell office:value-type="float" office:value="0.180952380952" calcext:value-type="float">
            <text:p>0,180952380952</text:p>
          </table:table-cell>
          <table:table-cell table:formula="of:=[.AD23]-[.AH23]" office:value-type="float" office:value="35" calcext:value-type="float">
            <text:p>35</text:p>
          </table:table-cell>
          <table:table-cell table:formula="of:=[.AL23]/[.AD23]" office:value-type="float" office:value="0.7" calcext:value-type="float">
            <text:p>0,7</text:p>
          </table:table-cell>
          <table:table-cell table:formula="of:=[.AE23]-[.AI23]" office:value-type="float" office:value="304" calcext:value-type="float">
            <text:p>304</text:p>
          </table:table-cell>
          <table:table-cell table:formula="of:=[.AN23]/[.AE23]" office:value-type="float" office:value="0.941176470588235" calcext:value-type="float">
            <text:p>0,9411764705882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4.97058823529" calcext:value-type="float">
            <text:p>4,97058823529</text:p>
          </table:table-cell>
          <table:table-cell office:value-type="float" office:value="0.0741878841089" calcext:value-type="float">
            <text:p>0,0741878841089</text:p>
          </table:table-cell>
          <table:table-cell table:formula="of:=[.AQ23]-[.AU23]" office:value-type="float" office:value="32" calcext:value-type="float">
            <text:p>32</text:p>
          </table:table-cell>
          <table:table-cell table:formula="of:=[.AY23]/[.AQ23]" office:value-type="float" office:value="0.32" calcext:value-type="float">
            <text:p>0,32</text:p>
          </table:table-cell>
          <table:table-cell table:formula="of:=[.AR23]-[.AV23]" office:value-type="float" office:value="2261" calcext:value-type="float">
            <text:p>2261</text:p>
          </table:table-cell>
          <table:table-cell table:formula="of:=[.BA23]/[.AR23]" office:value-type="float" office:value="0.930452674897119" calcext:value-type="float">
            <text:p>0,93045267489711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336" calcext:value-type="float">
            <text:p>4336</text:p>
          </table:table-cell>
          <table:table-cell office:value-type="float" office:value="57.8133333333" calcext:value-type="float">
            <text:p>57,8133333333</text:p>
          </table:table-cell>
          <table:table-cell office:value-type="float" office:value="0.388008948546" calcext:value-type="float">
            <text:p>0,388008948546</text:p>
          </table:table-cell>
          <table:table-cell table:formula="of:=[.BD23]-[.BH23]" office:value-type="float" office:value="0" calcext:value-type="float">
            <text:p>0</text:p>
          </table:table-cell>
          <table:table-cell table:formula="of:=[.BL23]/[.BD23]" office:value-type="float" office:value="0" calcext:value-type="float">
            <text:p>0</text:p>
          </table:table-cell>
          <table:table-cell table:formula="of:=[.BE23]-[.BI23]" office:value-type="float" office:value="4056" calcext:value-type="float">
            <text:p>4056</text:p>
          </table:table-cell>
          <table:table-cell table:formula="of:=[.BN23]/[.BE23]" office:value-type="float" office:value="0.483317445185891" calcext:value-type="float">
            <text:p>0,4833174451858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7292" calcext:value-type="float">
            <text:p>7292</text:p>
          </table:table-cell>
          <table:table-cell office:value-type="float" office:value="83.816091954" calcext:value-type="float">
            <text:p>83,816091954</text:p>
          </table:table-cell>
          <table:table-cell office:value-type="float" office:value="0.484486080659" calcext:value-type="float">
            <text:p>0,484486080659</text:p>
          </table:table-cell>
          <table:table-cell table:formula="of:=[.BQ23]-[.BU23]" office:value-type="float" office:value="26" calcext:value-type="float">
            <text:p>26</text:p>
          </table:table-cell>
          <table:table-cell table:formula="of:=[.BY23]/[.BQ23]" office:value-type="float" office:value="0.13" calcext:value-type="float">
            <text:p>0,13</text:p>
          </table:table-cell>
          <table:table-cell table:formula="of:=[.BR23]-[.BV23]" office:value-type="float" office:value="12608" calcext:value-type="float">
            <text:p>12608</text:p>
          </table:table-cell>
          <table:table-cell table:formula="of:=[.CA23]/[.BR23]" office:value-type="float" office:value="0.63356783919598" calcext:value-type="float">
            <text:p>0,633567839195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87" calcext:value-type="float">
            <text:p>187</text:p>
          </table:table-cell>
          <table:table-cell office:value-type="float" office:value="615" calcext:value-type="float">
            <text:p>615</text:p>
          </table:table-cell>
          <table:table-cell office:value-type="float" office:value="6.57754010695" calcext:value-type="float">
            <text:p>6,57754010695</text:p>
          </table:table-cell>
          <table:table-cell office:value-type="float" office:value="0.0353631188546" calcext:value-type="float">
            <text:p>0,0353631188546</text:p>
          </table:table-cell>
          <table:table-cell table:formula="of:=[.CD23]-[.CH23]" office:value-type="float" office:value="63" calcext:value-type="float">
            <text:p>63</text:p>
          </table:table-cell>
          <table:table-cell table:formula="of:=[.CL23]/[.CD23]" office:value-type="float" office:value="0.252" calcext:value-type="float">
            <text:p>0,252</text:p>
          </table:table-cell>
          <table:table-cell table:formula="of:=[.CE23]-[.CI23]" office:value-type="float" office:value="7048" calcext:value-type="float">
            <text:p>7048</text:p>
          </table:table-cell>
          <table:table-cell table:formula="of:=[.CN23]/[.CE23]" office:value-type="float" office:value="0.919744225499152" calcext:value-type="float">
            <text:p>0,919744225499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46" calcext:value-type="float">
            <text:p>146</text:p>
          </table:table-cell>
          <table:table-cell office:value-type="float" office:value="5.95918367347" calcext:value-type="float">
            <text:p>5,95918367347</text:p>
          </table:table-cell>
          <table:table-cell office:value-type="float" office:value="0.124149659864" calcext:value-type="float">
            <text:p>0,124149659864</text:p>
          </table:table-cell>
          <table:table-cell table:formula="of:=[.AD24]-[.AH24]" office:value-type="float" office:value="1" calcext:value-type="float">
            <text:p>1</text:p>
          </table:table-cell>
          <table:table-cell table:formula="of:=[.AL24]/[.AD24]" office:value-type="float" office:value="0.02" calcext:value-type="float">
            <text:p>0,02</text:p>
          </table:table-cell>
          <table:table-cell table:formula="of:=[.AE24]-[.AI24]" office:value-type="float" office:value="177" calcext:value-type="float">
            <text:p>177</text:p>
          </table:table-cell>
          <table:table-cell table:formula="of:=[.AN24]/[.AE24]" office:value-type="float" office:value="0.547987616099071" calcext:value-type="float">
            <text:p>0,547987616099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138" calcext:value-type="float">
            <text:p>2138</text:p>
          </table:table-cell>
          <table:table-cell office:value-type="float" office:value="42.76" calcext:value-type="float">
            <text:p>42,76</text:p>
          </table:table-cell>
          <table:table-cell office:value-type="float" office:value="0.431919191919" calcext:value-type="float">
            <text:p>0,431919191919</text:p>
          </table:table-cell>
          <table:table-cell table:formula="of:=[.AQ24]-[.AU24]" office:value-type="float" office:value="0" calcext:value-type="float">
            <text:p>0</text:p>
          </table:table-cell>
          <table:table-cell table:formula="of:=[.AY24]/[.AQ24]" office:value-type="float" office:value="0" calcext:value-type="float">
            <text:p>0</text:p>
          </table:table-cell>
          <table:table-cell table:formula="of:=[.AR24]-[.AV24]" office:value-type="float" office:value="292" calcext:value-type="float">
            <text:p>292</text:p>
          </table:table-cell>
          <table:table-cell table:formula="of:=[.BA24]/[.AR24]" office:value-type="float" office:value="0.120164609053498" calcext:value-type="float">
            <text:p>0,1201646090534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05" calcext:value-type="float">
            <text:p>105</text:p>
          </table:table-cell>
          <table:table-cell office:value-type="float" office:value="314" calcext:value-type="float">
            <text:p>314</text:p>
          </table:table-cell>
          <table:table-cell office:value-type="float" office:value="5.98095238095" calcext:value-type="float">
            <text:p>5,98095238095</text:p>
          </table:table-cell>
          <table:table-cell office:value-type="float" office:value="0.0575091575092" calcext:value-type="float">
            <text:p>0,0575091575092</text:p>
          </table:table-cell>
          <table:table-cell table:formula="of:=[.BD24]-[.BH24]" office:value-type="float" office:value="45" calcext:value-type="float">
            <text:p>45</text:p>
          </table:table-cell>
          <table:table-cell table:formula="of:=[.BL24]/[.BD24]" office:value-type="float" office:value="0.3" calcext:value-type="float">
            <text:p>0,3</text:p>
          </table:table-cell>
          <table:table-cell table:formula="of:=[.BE24]-[.BI24]" office:value-type="float" office:value="8078" calcext:value-type="float">
            <text:p>8078</text:p>
          </table:table-cell>
          <table:table-cell table:formula="of:=[.BN24]/[.BE24]" office:value-type="float" office:value="0.96258341277407" calcext:value-type="float">
            <text:p>0,962583412774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730" calcext:value-type="float">
            <text:p>2730</text:p>
          </table:table-cell>
          <table:table-cell office:value-type="float" office:value="42" calcext:value-type="float">
            <text:p>42</text:p>
          </table:table-cell>
          <table:table-cell office:value-type="float" office:value="0.325581395349" calcext:value-type="float">
            <text:p>0,325581395349</text:p>
          </table:table-cell>
          <table:table-cell table:formula="of:=[.BQ24]-[.BU24]" office:value-type="float" office:value="70" calcext:value-type="float">
            <text:p>70</text:p>
          </table:table-cell>
          <table:table-cell table:formula="of:=[.BY24]/[.BQ24]" office:value-type="float" office:value="0.35" calcext:value-type="float">
            <text:p>0,35</text:p>
          </table:table-cell>
          <table:table-cell table:formula="of:=[.BR24]-[.BV24]" office:value-type="float" office:value="17170" calcext:value-type="float">
            <text:p>17170</text:p>
          </table:table-cell>
          <table:table-cell table:formula="of:=[.CA24]/[.BR24]" office:value-type="float" office:value="0.862814070351759" calcext:value-type="float">
            <text:p>0,86281407035175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207" calcext:value-type="float">
            <text:p>5207</text:p>
          </table:table-cell>
          <table:table-cell office:value-type="float" office:value="41.656" calcext:value-type="float">
            <text:p>41,656</text:p>
          </table:table-cell>
          <table:table-cell office:value-type="float" office:value="0.167293172691" calcext:value-type="float">
            <text:p>0,167293172691</text:p>
          </table:table-cell>
          <table:table-cell table:formula="of:=[.CD24]-[.CH24]" office:value-type="float" office:value="0" calcext:value-type="float">
            <text:p>0</text:p>
          </table:table-cell>
          <table:table-cell table:formula="of:=[.CL24]/[.CD24]" office:value-type="float" office:value="0" calcext:value-type="float">
            <text:p>0</text:p>
          </table:table-cell>
          <table:table-cell table:formula="of:=[.CE24]-[.CI24]" office:value-type="float" office:value="2456" calcext:value-type="float">
            <text:p>2456</text:p>
          </table:table-cell>
          <table:table-cell table:formula="of:=[.CN24]/[.CE24]" office:value-type="float" office:value="0.320501109226152" calcext:value-type="float">
            <text:p>0,3205011092261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.65517241379" calcext:value-type="float">
            <text:p>3,65517241379</text:p>
          </table:table-cell>
          <table:table-cell office:value-type="float" office:value="0.130541871921" calcext:value-type="float">
            <text:p>0,130541871921</text:p>
          </table:table-cell>
          <table:table-cell table:formula="of:=[.AD25]-[.AH25]" office:value-type="float" office:value="21" calcext:value-type="float">
            <text:p>21</text:p>
          </table:table-cell>
          <table:table-cell table:formula="of:=[.AL25]/[.AD25]" office:value-type="float" office:value="0.42" calcext:value-type="float">
            <text:p>0,42</text:p>
          </table:table-cell>
          <table:table-cell table:formula="of:=[.AE25]-[.AI25]" office:value-type="float" office:value="270" calcext:value-type="float">
            <text:p>270</text:p>
          </table:table-cell>
          <table:table-cell table:formula="of:=[.AN25]/[.AE25]" office:value-type="float" office:value="0.835913312693498" calcext:value-type="float">
            <text:p>0,8359133126934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8" calcext:value-type="float">
            <text:p>98</text:p>
          </table:table-cell>
          <table:table-cell office:value-type="float" office:value="853" calcext:value-type="float">
            <text:p>853</text:p>
          </table:table-cell>
          <table:table-cell office:value-type="float" office:value="17.4081632653" calcext:value-type="float">
            <text:p>17,4081632653</text:p>
          </table:table-cell>
          <table:table-cell office:value-type="float" office:value="0.179465600673" calcext:value-type="float">
            <text:p>0,179465600673</text:p>
          </table:table-cell>
          <table:table-cell table:formula="of:=[.AQ25]-[.AU25]" office:value-type="float" office:value="2" calcext:value-type="float">
            <text:p>2</text:p>
          </table:table-cell>
          <table:table-cell table:formula="of:=[.AY25]/[.AQ25]" office:value-type="float" office:value="0.02" calcext:value-type="float">
            <text:p>0,02</text:p>
          </table:table-cell>
          <table:table-cell table:formula="of:=[.AR25]-[.AV25]" office:value-type="float" office:value="1577" calcext:value-type="float">
            <text:p>1577</text:p>
          </table:table-cell>
          <table:table-cell table:formula="of:=[.BA25]/[.AR25]" office:value-type="float" office:value="0.648971193415638" calcext:value-type="float">
            <text:p>0,64897119341563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5584" calcext:value-type="float">
            <text:p>5584</text:p>
          </table:table-cell>
          <table:table-cell office:value-type="float" office:value="74.4533333333" calcext:value-type="float">
            <text:p>74,4533333333</text:p>
          </table:table-cell>
          <table:table-cell office:value-type="float" office:value="0.499686800895" calcext:value-type="float">
            <text:p>0,499686800895</text:p>
          </table:table-cell>
          <table:table-cell table:formula="of:=[.BD25]-[.BH25]" office:value-type="float" office:value="0" calcext:value-type="float">
            <text:p>0</text:p>
          </table:table-cell>
          <table:table-cell table:formula="of:=[.BL25]/[.BD25]" office:value-type="float" office:value="0" calcext:value-type="float">
            <text:p>0</text:p>
          </table:table-cell>
          <table:table-cell table:formula="of:=[.BE25]-[.BI25]" office:value-type="float" office:value="2808" calcext:value-type="float">
            <text:p>2808</text:p>
          </table:table-cell>
          <table:table-cell table:formula="of:=[.BN25]/[.BE25]" office:value-type="float" office:value="0.334604385128694" calcext:value-type="float">
            <text:p>0,33460438512869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1074" calcext:value-type="float">
            <text:p>11074</text:p>
          </table:table-cell>
          <table:table-cell office:value-type="float" office:value="110.74" calcext:value-type="float">
            <text:p>110,74</text:p>
          </table:table-cell>
          <table:table-cell office:value-type="float" office:value="0.55648241206" calcext:value-type="float">
            <text:p>0,55648241206</text:p>
          </table:table-cell>
          <table:table-cell table:formula="of:=[.BQ25]-[.BU25]" office:value-type="float" office:value="0" calcext:value-type="float">
            <text:p>0</text:p>
          </table:table-cell>
          <table:table-cell table:formula="of:=[.BY25]/[.BQ25]" office:value-type="float" office:value="0" calcext:value-type="float">
            <text:p>0</text:p>
          </table:table-cell>
          <table:table-cell table:formula="of:=[.BR25]-[.BV25]" office:value-type="float" office:value="8826" calcext:value-type="float">
            <text:p>8826</text:p>
          </table:table-cell>
          <table:table-cell table:formula="of:=[.CA25]/[.BR25]" office:value-type="float" office:value="0.443517587939698" calcext:value-type="float">
            <text:p>0,4435175879396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203" calcext:value-type="float">
            <text:p>4203</text:p>
          </table:table-cell>
          <table:table-cell office:value-type="float" office:value="33.624" calcext:value-type="float">
            <text:p>33,624</text:p>
          </table:table-cell>
          <table:table-cell office:value-type="float" office:value="0.135036144578" calcext:value-type="float">
            <text:p>0,135036144578</text:p>
          </table:table-cell>
          <table:table-cell table:formula="of:=[.CD25]-[.CH25]" office:value-type="float" office:value="0" calcext:value-type="float">
            <text:p>0</text:p>
          </table:table-cell>
          <table:table-cell table:formula="of:=[.CL25]/[.CD25]" office:value-type="float" office:value="0" calcext:value-type="float">
            <text:p>0</text:p>
          </table:table-cell>
          <table:table-cell table:formula="of:=[.CE25]-[.CI25]" office:value-type="float" office:value="3460" calcext:value-type="float">
            <text:p>3460</text:p>
          </table:table-cell>
          <table:table-cell table:formula="of:=[.CN25]/[.CE25]" office:value-type="float" office:value="0.451520292313715" calcext:value-type="float">
            <text:p>0,4515202923137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.73170731707" calcext:value-type="float">
            <text:p>2,73170731707</text:p>
          </table:table-cell>
          <table:table-cell office:value-type="float" office:value="0.0682926829268" calcext:value-type="float">
            <text:p>0,0682926829268</text:p>
          </table:table-cell>
          <table:table-cell table:formula="of:=[.AD26]-[.AH26]" office:value-type="float" office:value="9" calcext:value-type="float">
            <text:p>9</text:p>
          </table:table-cell>
          <table:table-cell table:formula="of:=[.AL26]/[.AD26]" office:value-type="float" office:value="0.18" calcext:value-type="float">
            <text:p>0,18</text:p>
          </table:table-cell>
          <table:table-cell table:formula="of:=[.AE26]-[.AI26]" office:value-type="float" office:value="267" calcext:value-type="float">
            <text:p>267</text:p>
          </table:table-cell>
          <table:table-cell table:formula="of:=[.AN26]/[.AE26]" office:value-type="float" office:value="0.826625386996904" calcext:value-type="float">
            <text:p>0,8266253869969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5" calcext:value-type="float">
            <text:p>85</text:p>
          </table:table-cell>
          <table:table-cell office:value-type="float" office:value="277" calcext:value-type="float">
            <text:p>277</text:p>
          </table:table-cell>
          <table:table-cell office:value-type="float" office:value="6.51764705882" calcext:value-type="float">
            <text:p>6,51764705882</text:p>
          </table:table-cell>
          <table:table-cell office:value-type="float" office:value="0.0775910364146" calcext:value-type="float">
            <text:p>0,0775910364146</text:p>
          </table:table-cell>
          <table:table-cell table:formula="of:=[.AQ26]-[.AU26]" office:value-type="float" office:value="15" calcext:value-type="float">
            <text:p>15</text:p>
          </table:table-cell>
          <table:table-cell table:formula="of:=[.AY26]/[.AQ26]" office:value-type="float" office:value="0.15" calcext:value-type="float">
            <text:p>0,15</text:p>
          </table:table-cell>
          <table:table-cell table:formula="of:=[.AR26]-[.AV26]" office:value-type="float" office:value="2153" calcext:value-type="float">
            <text:p>2153</text:p>
          </table:table-cell>
          <table:table-cell table:formula="of:=[.BA26]/[.AR26]" office:value-type="float" office:value="0.886008230452675" calcext:value-type="float">
            <text:p>0,88600823045267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5399" calcext:value-type="float">
            <text:p>5399</text:p>
          </table:table-cell>
          <table:table-cell office:value-type="float" office:value="71.9866666667" calcext:value-type="float">
            <text:p>71,9866666667</text:p>
          </table:table-cell>
          <table:table-cell office:value-type="float" office:value="0.483131991051" calcext:value-type="float">
            <text:p>0,483131991051</text:p>
          </table:table-cell>
          <table:table-cell table:formula="of:=[.BD26]-[.BH26]" office:value-type="float" office:value="0" calcext:value-type="float">
            <text:p>0</text:p>
          </table:table-cell>
          <table:table-cell table:formula="of:=[.BL26]/[.BD26]" office:value-type="float" office:value="0" calcext:value-type="float">
            <text:p>0</text:p>
          </table:table-cell>
          <table:table-cell table:formula="of:=[.BE26]-[.BI26]" office:value-type="float" office:value="2993" calcext:value-type="float">
            <text:p>2993</text:p>
          </table:table-cell>
          <table:table-cell table:formula="of:=[.BN26]/[.BE26]" office:value-type="float" office:value="0.35664918970448" calcext:value-type="float">
            <text:p>0,356649189704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918" calcext:value-type="float">
            <text:p>918</text:p>
          </table:table-cell>
          <table:table-cell office:value-type="float" office:value="22.6666666667" calcext:value-type="float">
            <text:p>22,6666666667</text:p>
          </table:table-cell>
          <table:table-cell office:value-type="float" office:value="0.283333333333" calcext:value-type="float">
            <text:p>0,283333333333</text:p>
          </table:table-cell>
          <table:table-cell table:formula="of:=[.BQ26]-[.BU26]" office:value-type="float" office:value="119" calcext:value-type="float">
            <text:p>119</text:p>
          </table:table-cell>
          <table:table-cell table:formula="of:=[.BY26]/[.BQ26]" office:value-type="float" office:value="0.595" calcext:value-type="float">
            <text:p>0,595</text:p>
          </table:table-cell>
          <table:table-cell table:formula="of:=[.BR26]-[.BV26]" office:value-type="float" office:value="18982" calcext:value-type="float">
            <text:p>18982</text:p>
          </table:table-cell>
          <table:table-cell table:formula="of:=[.CA26]/[.BR26]" office:value-type="float" office:value="0.953869346733668" calcext:value-type="float">
            <text:p>0,95386934673366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46" calcext:value-type="float">
            <text:p>7246</text:p>
          </table:table-cell>
          <table:table-cell office:value-type="float" office:value="57.968" calcext:value-type="float">
            <text:p>57,968</text:p>
          </table:table-cell>
          <table:table-cell office:value-type="float" office:value="0.232803212851" calcext:value-type="float">
            <text:p>0,232803212851</text:p>
          </table:table-cell>
          <table:table-cell table:formula="of:=[.CD26]-[.CH26]" office:value-type="float" office:value="0" calcext:value-type="float">
            <text:p>0</text:p>
          </table:table-cell>
          <table:table-cell table:formula="of:=[.CL26]/[.CD26]" office:value-type="float" office:value="0" calcext:value-type="float">
            <text:p>0</text:p>
          </table:table-cell>
          <table:table-cell table:formula="of:=[.CE26]-[.CI26]" office:value-type="float" office:value="417" calcext:value-type="float">
            <text:p>417</text:p>
          </table:table-cell>
          <table:table-cell table:formula="of:=[.CN26]/[.CE26]" office:value-type="float" office:value="0.0544173300274044" calcext:value-type="float">
            <text:p>0,0544173300274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D27]-[.AH27]" office:value-type="float" office:value="42" calcext:value-type="float">
            <text:p>42</text:p>
          </table:table-cell>
          <table:table-cell table:formula="of:=[.AL27]/[.AD27]" office:value-type="float" office:value="0.84" calcext:value-type="float">
            <text:p>0,84</text:p>
          </table:table-cell>
          <table:table-cell table:formula="of:=[.AE27]-[.AI27]" office:value-type="float" office:value="318" calcext:value-type="float">
            <text:p>318</text:p>
          </table:table-cell>
          <table:table-cell table:formula="of:=[.AN27]/[.AE27]" office:value-type="float" office:value="0.984520123839009" calcext:value-type="float">
            <text:p>0,9845201238390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077" calcext:value-type="float">
            <text:p>2077</text:p>
          </table:table-cell>
          <table:table-cell office:value-type="float" office:value="41.54" calcext:value-type="float">
            <text:p>41,54</text:p>
          </table:table-cell>
          <table:table-cell office:value-type="float" office:value="0.419595959596" calcext:value-type="float">
            <text:p>0,419595959596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353" calcext:value-type="float">
            <text:p>353</text:p>
          </table:table-cell>
          <table:table-cell table:formula="of:=[.BA27]/[.AR27]" office:value-type="float" office:value="0.145267489711934" calcext:value-type="float">
            <text:p>0,14526748971193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4503" calcext:value-type="float">
            <text:p>4503</text:p>
          </table:table-cell>
          <table:table-cell office:value-type="float" office:value="60.04" calcext:value-type="float">
            <text:p>60,04</text:p>
          </table:table-cell>
          <table:table-cell office:value-type="float" office:value="0.402953020134" calcext:value-type="float">
            <text:p>0,402953020134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3889" calcext:value-type="float">
            <text:p>3889</text:p>
          </table:table-cell>
          <table:table-cell table:formula="of:=[.BN27]/[.BE27]" office:value-type="float" office:value="0.463417540514776" calcext:value-type="float">
            <text:p>0,463417540514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451" calcext:value-type="float">
            <text:p>451</text:p>
          </table:table-cell>
          <table:table-cell office:value-type="float" office:value="11.1358024691" calcext:value-type="float">
            <text:p>11,1358024691</text:p>
          </table:table-cell>
          <table:table-cell office:value-type="float" office:value="0.139197530864" calcext:value-type="float">
            <text:p>0,139197530864</text:p>
          </table:table-cell>
          <table:table-cell table:formula="of:=[.BQ27]-[.BU27]" office:value-type="float" office:value="119" calcext:value-type="float">
            <text:p>119</text:p>
          </table:table-cell>
          <table:table-cell table:formula="of:=[.BY27]/[.BQ27]" office:value-type="float" office:value="0.595" calcext:value-type="float">
            <text:p>0,595</text:p>
          </table:table-cell>
          <table:table-cell table:formula="of:=[.BR27]-[.BV27]" office:value-type="float" office:value="19449" calcext:value-type="float">
            <text:p>19449</text:p>
          </table:table-cell>
          <table:table-cell table:formula="of:=[.CA27]/[.BR27]" office:value-type="float" office:value="0.977336683417085" calcext:value-type="float">
            <text:p>0,9773366834170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1" calcext:value-type="float">
            <text:p>241</text:p>
          </table:table-cell>
          <table:table-cell office:value-type="float" office:value="3927" calcext:value-type="float">
            <text:p>3927</text:p>
          </table:table-cell>
          <table:table-cell office:value-type="float" office:value="32.5892116183" calcext:value-type="float">
            <text:p>32,5892116183</text:p>
          </table:table-cell>
          <table:table-cell office:value-type="float" office:value="0.135788381743" calcext:value-type="float">
            <text:p>0,135788381743</text:p>
          </table:table-cell>
          <table:table-cell table:formula="of:=[.CD27]-[.CH27]" office:value-type="float" office:value="9" calcext:value-type="float">
            <text:p>9</text:p>
          </table:table-cell>
          <table:table-cell table:formula="of:=[.CL27]/[.CD27]" office:value-type="float" office:value="0.036" calcext:value-type="float">
            <text:p>0,036</text:p>
          </table:table-cell>
          <table:table-cell table:formula="of:=[.CE27]-[.CI27]" office:value-type="float" office:value="3736" calcext:value-type="float">
            <text:p>3736</text:p>
          </table:table-cell>
          <table:table-cell table:formula="of:=[.CN27]/[.CE27]" office:value-type="float" office:value="0.487537517943364" calcext:value-type="float">
            <text:p>0,487537517943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4.53333333333" calcext:value-type="float">
            <text:p>4,53333333333</text:p>
          </table:table-cell>
          <table:table-cell office:value-type="float" office:value="0.10303030303" calcext:value-type="float">
            <text:p>0,10303030303</text:p>
          </table:table-cell>
          <table:table-cell table:formula="of:=[.AD28]-[.AH28]" office:value-type="float" office:value="5" calcext:value-type="float">
            <text:p>5</text:p>
          </table:table-cell>
          <table:table-cell table:formula="of:=[.AL28]/[.AD28]" office:value-type="float" office:value="0.1" calcext:value-type="float">
            <text:p>0,1</text:p>
          </table:table-cell>
          <table:table-cell table:formula="of:=[.AE28]-[.AI28]" office:value-type="float" office:value="221" calcext:value-type="float">
            <text:p>221</text:p>
          </table:table-cell>
          <table:table-cell table:formula="of:=[.AN28]/[.AE28]" office:value-type="float" office:value="0.68421052631579" calcext:value-type="float">
            <text:p>0,684210526315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6" calcext:value-type="float">
            <text:p>96</text:p>
          </table:table-cell>
          <table:table-cell office:value-type="float" office:value="1060" calcext:value-type="float">
            <text:p>1060</text:p>
          </table:table-cell>
          <table:table-cell office:value-type="float" office:value="22.0833333333" calcext:value-type="float">
            <text:p>22,0833333333</text:p>
          </table:table-cell>
          <table:table-cell office:value-type="float" office:value="0.232456140351" calcext:value-type="float">
            <text:p>0,232456140351</text:p>
          </table:table-cell>
          <table:table-cell table:formula="of:=[.AQ28]-[.AU28]" office:value-type="float" office:value="4" calcext:value-type="float">
            <text:p>4</text:p>
          </table:table-cell>
          <table:table-cell table:formula="of:=[.AY28]/[.AQ28]" office:value-type="float" office:value="0.04" calcext:value-type="float">
            <text:p>0,04</text:p>
          </table:table-cell>
          <table:table-cell table:formula="of:=[.AR28]-[.AV28]" office:value-type="float" office:value="1370" calcext:value-type="float">
            <text:p>1370</text:p>
          </table:table-cell>
          <table:table-cell table:formula="of:=[.BA28]/[.AR28]" office:value-type="float" office:value="0.563786008230453" calcext:value-type="float">
            <text:p>0,56378600823045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2908" calcext:value-type="float">
            <text:p>2908</text:p>
          </table:table-cell>
          <table:table-cell office:value-type="float" office:value="38.7733333333" calcext:value-type="float">
            <text:p>38,7733333333</text:p>
          </table:table-cell>
          <table:table-cell office:value-type="float" office:value="0.260223713647" calcext:value-type="float">
            <text:p>0,260223713647</text:p>
          </table:table-cell>
          <table:table-cell table:formula="of:=[.BD28]-[.BH28]" office:value-type="float" office:value="0" calcext:value-type="float">
            <text:p>0</text:p>
          </table:table-cell>
          <table:table-cell table:formula="of:=[.BL28]/[.BD28]" office:value-type="float" office:value="0" calcext:value-type="float">
            <text:p>0</text:p>
          </table:table-cell>
          <table:table-cell table:formula="of:=[.BE28]-[.BI28]" office:value-type="float" office:value="5484" calcext:value-type="float">
            <text:p>5484</text:p>
          </table:table-cell>
          <table:table-cell table:formula="of:=[.BN28]/[.BE28]" office:value-type="float" office:value="0.6534795042898" calcext:value-type="float">
            <text:p>0,65347950428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604" calcext:value-type="float">
            <text:p>1604</text:p>
          </table:table-cell>
          <table:table-cell office:value-type="float" office:value="24.6769230769" calcext:value-type="float">
            <text:p>24,6769230769</text:p>
          </table:table-cell>
          <table:table-cell office:value-type="float" office:value="0.19129397734" calcext:value-type="float">
            <text:p>0,19129397734</text:p>
          </table:table-cell>
          <table:table-cell table:formula="of:=[.BQ28]-[.BU28]" office:value-type="float" office:value="70" calcext:value-type="float">
            <text:p>70</text:p>
          </table:table-cell>
          <table:table-cell table:formula="of:=[.BY28]/[.BQ28]" office:value-type="float" office:value="0.35" calcext:value-type="float">
            <text:p>0,35</text:p>
          </table:table-cell>
          <table:table-cell table:formula="of:=[.BR28]-[.BV28]" office:value-type="float" office:value="18296" calcext:value-type="float">
            <text:p>18296</text:p>
          </table:table-cell>
          <table:table-cell table:formula="of:=[.CA28]/[.BR28]" office:value-type="float" office:value="0.919396984924623" calcext:value-type="float">
            <text:p>0,9193969849246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284" calcext:value-type="float">
            <text:p>1284</text:p>
          </table:table-cell>
          <table:table-cell office:value-type="float" office:value="10.272" calcext:value-type="float">
            <text:p>10,272</text:p>
          </table:table-cell>
          <table:table-cell office:value-type="float" office:value="0.0412530120482" calcext:value-type="float">
            <text:p>0,0412530120482</text:p>
          </table:table-cell>
          <table:table-cell table:formula="of:=[.CD28]-[.CH28]" office:value-type="float" office:value="0" calcext:value-type="float">
            <text:p>0</text:p>
          </table:table-cell>
          <table:table-cell table:formula="of:=[.CL28]/[.CD28]" office:value-type="float" office:value="0" calcext:value-type="float">
            <text:p>0</text:p>
          </table:table-cell>
          <table:table-cell table:formula="of:=[.CE28]-[.CI28]" office:value-type="float" office:value="6379" calcext:value-type="float">
            <text:p>6379</text:p>
          </table:table-cell>
          <table:table-cell table:formula="of:=[.CN28]/[.CE28]" office:value-type="float" office:value="0.832441602505546" calcext:value-type="float">
            <text:p>0,832441602505546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0653594771242" calcext:value-type="float">
            <text:p>0,0653594771242</text:p>
          </table:table-cell>
          <table:table-cell table:formula="of:=[.AD29]-[.AH29]" office:value-type="float" office:value="32" calcext:value-type="float">
            <text:p>32</text:p>
          </table:table-cell>
          <table:table-cell table:formula="of:=[.AL29]/[.AD29]" office:value-type="float" office:value="0.64" calcext:value-type="float">
            <text:p>0,64</text:p>
          </table:table-cell>
          <table:table-cell table:formula="of:=[.AE29]-[.AI29]" office:value-type="float" office:value="313" calcext:value-type="float">
            <text:p>313</text:p>
          </table:table-cell>
          <table:table-cell table:formula="of:=[.AN29]/[.AE29]" office:value-type="float" office:value="0.969040247678019" calcext:value-type="float">
            <text:p>0,9690402476780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  <table:table-cell office:value-type="float" office:value="5.125" calcext:value-type="float">
            <text:p>5,125</text:p>
          </table:table-cell>
          <table:table-cell office:value-type="float" office:value="0.0813492063492" calcext:value-type="float">
            <text:p>0,0813492063492</text:p>
          </table:table-cell>
          <table:table-cell table:formula="of:=[.AQ29]-[.AU29]" office:value-type="float" office:value="36" calcext:value-type="float">
            <text:p>36</text:p>
          </table:table-cell>
          <table:table-cell table:formula="of:=[.AY29]/[.AQ29]" office:value-type="float" office:value="0.36" calcext:value-type="float">
            <text:p>0,36</text:p>
          </table:table-cell>
          <table:table-cell table:formula="of:=[.AR29]-[.AV29]" office:value-type="float" office:value="2266" calcext:value-type="float">
            <text:p>2266</text:p>
          </table:table-cell>
          <table:table-cell table:formula="of:=[.BA29]/[.AR29]" office:value-type="float" office:value="0.932510288065843" calcext:value-type="float">
            <text:p>0,932510288065843</text:p>
          </table:table-cell>
          <table:table-cell table:style-name="ce41"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6327" calcext:value-type="float">
            <text:p>6327</text:p>
          </table:table-cell>
          <table:table-cell office:value-type="float" office:value="84.36" calcext:value-type="float">
            <text:p>84,36</text:p>
          </table:table-cell>
          <table:table-cell office:value-type="float" office:value="0.566174496644" calcext:value-type="float">
            <text:p>0,566174496644</text:p>
          </table:table-cell>
          <table:table-cell table:formula="of:=[.BD29]-[.BH29]" office:value-type="float" office:value="0" calcext:value-type="float">
            <text:p>0</text:p>
          </table:table-cell>
          <table:table-cell table:formula="of:=[.BL29]/[.BD29]" office:value-type="float" office:value="0" calcext:value-type="float">
            <text:p>0</text:p>
          </table:table-cell>
          <table:table-cell table:formula="of:=[.BE29]-[.BI29]" office:value-type="float" office:value="2065" calcext:value-type="float">
            <text:p>2065</text:p>
          </table:table-cell>
          <table:table-cell table:formula="of:=[.BN29]/[.BE29]" office:value-type="float" office:value="0.246067683508103" calcext:value-type="float">
            <text:p>0,2460676835081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104" calcext:value-type="float">
            <text:p>1104</text:p>
          </table:table-cell>
          <table:table-cell office:value-type="float" office:value="16.9846153846" calcext:value-type="float">
            <text:p>16,9846153846</text:p>
          </table:table-cell>
          <table:table-cell office:value-type="float" office:value="0.131663685152" calcext:value-type="float">
            <text:p>0,131663685152</text:p>
          </table:table-cell>
          <table:table-cell table:formula="of:=[.BQ29]-[.BU29]" office:value-type="float" office:value="70" calcext:value-type="float">
            <text:p>70</text:p>
          </table:table-cell>
          <table:table-cell table:formula="of:=[.BY29]/[.BQ29]" office:value-type="float" office:value="0.35" calcext:value-type="float">
            <text:p>0,35</text:p>
          </table:table-cell>
          <table:table-cell table:formula="of:=[.BR29]-[.BV29]" office:value-type="float" office:value="18796" calcext:value-type="float">
            <text:p>18796</text:p>
          </table:table-cell>
          <table:table-cell table:formula="of:=[.CA29]/[.BR29]" office:value-type="float" office:value="0.944522613065327" calcext:value-type="float">
            <text:p>0,94452261306532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137" calcext:value-type="float">
            <text:p>3137</text:p>
          </table:table-cell>
          <table:table-cell office:value-type="float" office:value="25.096" calcext:value-type="float">
            <text:p>25,096</text:p>
          </table:table-cell>
          <table:table-cell office:value-type="float" office:value="0.100787148594" calcext:value-type="float">
            <text:p>0,100787148594</text:p>
          </table:table-cell>
          <table:table-cell table:formula="of:=[.CD29]-[.CH29]" office:value-type="float" office:value="0" calcext:value-type="float">
            <text:p>0</text:p>
          </table:table-cell>
          <table:table-cell table:formula="of:=[.CL29]/[.CD29]" office:value-type="float" office:value="0" calcext:value-type="float">
            <text:p>0</text:p>
          </table:table-cell>
          <table:table-cell table:formula="of:=[.CE29]-[.CI29]" office:value-type="float" office:value="4526" calcext:value-type="float">
            <text:p>4526</text:p>
          </table:table-cell>
          <table:table-cell table:formula="of:=[.CN29]/[.CE29]" office:value-type="float" office:value="0.590630301448519" calcext:value-type="float">
            <text:p>0,590630301448519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6" calcext:value-type="float">
            <text:p>166</text:p>
          </table:table-cell>
          <table:table-cell office:value-type="float" office:value="6.64" calcext:value-type="float">
            <text:p>6,64</text:p>
          </table:table-cell>
          <table:table-cell office:value-type="float" office:value="0.135510204082" calcext:value-type="float">
            <text:p>0,135510204082</text:p>
          </table:table-cell>
          <table:table-cell table:formula="of:=[.AD30]-[.AH30]" office:value-type="float" office:value="0" calcext:value-type="float">
            <text:p>0</text:p>
          </table:table-cell>
          <table:table-cell table:formula="of:=[.AL30]/[.AD30]" office:value-type="float" office:value="0" calcext:value-type="float">
            <text:p>0</text:p>
          </table:table-cell>
          <table:table-cell table:formula="of:=[.AE30]-[.AI30]" office:value-type="float" office:value="157" calcext:value-type="float">
            <text:p>157</text:p>
          </table:table-cell>
          <table:table-cell table:formula="of:=[.AN30]/[.AE30]" office:value-type="float" office:value="0.486068111455108" calcext:value-type="float">
            <text:p>0,4860681114551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9" calcext:value-type="float">
            <text:p>99</text:p>
          </table:table-cell>
          <table:table-cell office:value-type="float" office:value="1514" calcext:value-type="float">
            <text:p>1514</text:p>
          </table:table-cell>
          <table:table-cell office:value-type="float" office:value="30.5858585859" calcext:value-type="float">
            <text:p>30,5858585859</text:p>
          </table:table-cell>
          <table:table-cell office:value-type="float" office:value="0.312100597815" calcext:value-type="float">
            <text:p>0,312100597815</text:p>
          </table:table-cell>
          <table:table-cell table:formula="of:=[.AQ30]-[.AU30]" office:value-type="float" office:value="1" calcext:value-type="float">
            <text:p>1</text:p>
          </table:table-cell>
          <table:table-cell table:formula="of:=[.AY30]/[.AQ30]" office:value-type="float" office:value="0.01" calcext:value-type="float">
            <text:p>0,01</text:p>
          </table:table-cell>
          <table:table-cell table:formula="of:=[.AR30]-[.AV30]" office:value-type="float" office:value="916" calcext:value-type="float">
            <text:p>916</text:p>
          </table:table-cell>
          <table:table-cell table:formula="of:=[.BA30]/[.AR30]" office:value-type="float" office:value="0.376954732510288" calcext:value-type="float">
            <text:p>0,3769547325102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1484" calcext:value-type="float">
            <text:p>1484</text:p>
          </table:table-cell>
          <table:table-cell office:value-type="float" office:value="19.7866666667" calcext:value-type="float">
            <text:p>19,7866666667</text:p>
          </table:table-cell>
          <table:table-cell office:value-type="float" office:value="0.132796420582" calcext:value-type="float">
            <text:p>0,132796420582</text:p>
          </table:table-cell>
          <table:table-cell table:formula="of:=[.BD30]-[.BH30]" office:value-type="float" office:value="0" calcext:value-type="float">
            <text:p>0</text:p>
          </table:table-cell>
          <table:table-cell table:formula="of:=[.BL30]/[.BD30]" office:value-type="float" office:value="0" calcext:value-type="float">
            <text:p>0</text:p>
          </table:table-cell>
          <table:table-cell table:formula="of:=[.BE30]-[.BI30]" office:value-type="float" office:value="6908" calcext:value-type="float">
            <text:p>6908</text:p>
          </table:table-cell>
          <table:table-cell table:formula="of:=[.BN30]/[.BE30]" office:value-type="float" office:value="0.823164918970448" calcext:value-type="float">
            <text:p>0,8231649189704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8294" calcext:value-type="float">
            <text:p>8294</text:p>
          </table:table-cell>
          <table:table-cell office:value-type="float" office:value="88.7058823529" calcext:value-type="float">
            <text:p>88,7058823529</text:p>
          </table:table-cell>
          <table:table-cell office:value-type="float" office:value="0.476913345984" calcext:value-type="float">
            <text:p>0,476913345984</text:p>
          </table:table-cell>
          <table:table-cell table:formula="of:=[.BQ30]-[.BU30]" office:value-type="float" office:value="13" calcext:value-type="float">
            <text:p>13</text:p>
          </table:table-cell>
          <table:table-cell table:formula="of:=[.BY30]/[.BQ30]" office:value-type="float" office:value="0.065" calcext:value-type="float">
            <text:p>0,065</text:p>
          </table:table-cell>
          <table:table-cell table:formula="of:=[.BR30]-[.BV30]" office:value-type="float" office:value="11606" calcext:value-type="float">
            <text:p>11606</text:p>
          </table:table-cell>
          <table:table-cell table:formula="of:=[.CA30]/[.BR30]" office:value-type="float" office:value="0.58321608040201" calcext:value-type="float">
            <text:p>0,583216080402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0" calcext:value-type="float">
            <text:p>240</text:p>
          </table:table-cell>
          <table:table-cell office:value-type="float" office:value="3293" calcext:value-type="float">
            <text:p>3293</text:p>
          </table:table-cell>
          <table:table-cell office:value-type="float" office:value="27.4416666667" calcext:value-type="float">
            <text:p>27,4416666667</text:p>
          </table:table-cell>
          <table:table-cell office:value-type="float" office:value="0.114818688982" calcext:value-type="float">
            <text:p>0,114818688982</text:p>
          </table:table-cell>
          <table:table-cell table:formula="of:=[.CD30]-[.CH30]" office:value-type="float" office:value="10" calcext:value-type="float">
            <text:p>10</text:p>
          </table:table-cell>
          <table:table-cell table:formula="of:=[.CL30]/[.CD30]" office:value-type="float" office:value="0.04" calcext:value-type="float">
            <text:p>0,04</text:p>
          </table:table-cell>
          <table:table-cell table:formula="of:=[.CE30]-[.CI30]" office:value-type="float" office:value="4370" calcext:value-type="float">
            <text:p>4370</text:p>
          </table:table-cell>
          <table:table-cell table:formula="of:=[.CN30]/[.CE30]" office:value-type="float" office:value="0.570272739136109" calcext:value-type="float">
            <text:p>0,570272739136109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236" calcext:value-type="float">
            <text:p>236</text:p>
          </table:table-cell>
          <table:table-cell office:value-type="float" office:value="9.63265306122" calcext:value-type="float">
            <text:p>9,63265306122</text:p>
          </table:table-cell>
          <table:table-cell office:value-type="float" office:value="0.200680272109" calcext:value-type="float">
            <text:p>0,200680272109</text:p>
          </table:table-cell>
          <table:table-cell table:formula="of:=[.AD31]-[.AH31]" office:value-type="float" office:value="1" calcext:value-type="float">
            <text:p>1</text:p>
          </table:table-cell>
          <table:table-cell table:formula="of:=[.AL31]/[.AD31]" office:value-type="float" office:value="0.02" calcext:value-type="float">
            <text:p>0,02</text:p>
          </table:table-cell>
          <table:table-cell table:formula="of:=[.AE31]-[.AI31]" office:value-type="float" office:value="87" calcext:value-type="float">
            <text:p>87</text:p>
          </table:table-cell>
          <table:table-cell table:formula="of:=[.AN31]/[.AE31]" office:value-type="float" office:value="0.269349845201238" calcext:value-type="float">
            <text:p>0,2693498452012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408" calcext:value-type="float">
            <text:p>2408</text:p>
          </table:table-cell>
          <table:table-cell office:value-type="float" office:value="48.16" calcext:value-type="float">
            <text:p>48,16</text:p>
          </table:table-cell>
          <table:table-cell office:value-type="float" office:value="0.486464646465" calcext:value-type="float">
            <text:p>0,486464646465</text:p>
          </table:table-cell>
          <table:table-cell table:formula="of:=[.AQ31]-[.AU31]" office:value-type="float" office:value="0" calcext:value-type="float">
            <text:p>0</text:p>
          </table:table-cell>
          <table:table-cell table:formula="of:=[.AY31]/[.AQ31]" office:value-type="float" office:value="0" calcext:value-type="float">
            <text:p>0</text:p>
          </table:table-cell>
          <table:table-cell table:formula="of:=[.AR31]-[.AV31]" office:value-type="float" office:value="22" calcext:value-type="float">
            <text:p>22</text:p>
          </table:table-cell>
          <table:table-cell table:formula="of:=[.BA31]/[.AR31]" office:value-type="float" office:value="0.00905349794238683" calcext:value-type="float">
            <text:p>0,0090534979423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92" calcext:value-type="float">
            <text:p>8392</text:p>
          </table:table-cell>
          <table:table-cell office:value-type="float" office:value="111.893333333" calcext:value-type="float">
            <text:p>111,893333333</text:p>
          </table:table-cell>
          <table:table-cell office:value-type="float" office:value="0.75096196868" calcext:value-type="float">
            <text:p>0,75096196868</text:p>
          </table:table-cell>
          <table:table-cell office:value-type="float" office:value="150" calcext:value-type="float">
            <text:p>150</text:p>
          </table:table-cell>
          <table:table-cell office:value-type="float" office:value="3594" calcext:value-type="float">
            <text:p>3594</text:p>
          </table:table-cell>
          <table:table-cell office:value-type="float" office:value="47.92" calcext:value-type="float">
            <text:p>47,92</text:p>
          </table:table-cell>
          <table:table-cell office:value-type="float" office:value="0.321610738255" calcext:value-type="float">
            <text:p>0,321610738255</text:p>
          </table:table-cell>
          <table:table-cell table:formula="of:=[.BD31]-[.BH31]" office:value-type="float" office:value="0" calcext:value-type="float">
            <text:p>0</text:p>
          </table:table-cell>
          <table:table-cell table:formula="of:=[.BL31]/[.BD31]" office:value-type="float" office:value="0" calcext:value-type="float">
            <text:p>0</text:p>
          </table:table-cell>
          <table:table-cell table:formula="of:=[.BE31]-[.BI31]" office:value-type="float" office:value="4798" calcext:value-type="float">
            <text:p>4798</text:p>
          </table:table-cell>
          <table:table-cell table:formula="of:=[.BN31]/[.BE31]" office:value-type="float" office:value="0.571734985700667" calcext:value-type="float">
            <text:p>0,5717349857006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383" calcext:value-type="float">
            <text:p>4383</text:p>
          </table:table-cell>
          <table:table-cell office:value-type="float" office:value="73.05" calcext:value-type="float">
            <text:p>73,05</text:p>
          </table:table-cell>
          <table:table-cell office:value-type="float" office:value="0.613865546218" calcext:value-type="float">
            <text:p>0,613865546218</text:p>
          </table:table-cell>
          <table:table-cell table:formula="of:=[.BQ31]-[.BU31]" office:value-type="float" office:value="80" calcext:value-type="float">
            <text:p>80</text:p>
          </table:table-cell>
          <table:table-cell table:formula="of:=[.BY31]/[.BQ31]" office:value-type="float" office:value="0.4" calcext:value-type="float">
            <text:p>0,4</text:p>
          </table:table-cell>
          <table:table-cell table:formula="of:=[.BR31]-[.BV31]" office:value-type="float" office:value="15517" calcext:value-type="float">
            <text:p>15517</text:p>
          </table:table-cell>
          <table:table-cell table:formula="of:=[.CA31]/[.BR31]" office:value-type="float" office:value="0.779748743718593" calcext:value-type="float">
            <text:p>0,77974874371859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7" calcext:value-type="float">
            <text:p>247</text:p>
          </table:table-cell>
          <table:table-cell office:value-type="float" office:value="1064" calcext:value-type="float">
            <text:p>1064</text:p>
          </table:table-cell>
          <table:table-cell office:value-type="float" office:value="8.61538461538" calcext:value-type="float">
            <text:p>8,61538461538</text:p>
          </table:table-cell>
          <table:table-cell office:value-type="float" office:value="0.0350218886804" calcext:value-type="float">
            <text:p>0,0350218886804</text:p>
          </table:table-cell>
          <table:table-cell table:formula="of:=[.CD31]-[.CH31]" office:value-type="float" office:value="3" calcext:value-type="float">
            <text:p>3</text:p>
          </table:table-cell>
          <table:table-cell table:formula="of:=[.CL31]/[.CD31]" office:value-type="float" office:value="0.012" calcext:value-type="float">
            <text:p>0,012</text:p>
          </table:table-cell>
          <table:table-cell table:formula="of:=[.CE31]-[.CI31]" office:value-type="float" office:value="6599" calcext:value-type="float">
            <text:p>6599</text:p>
          </table:table-cell>
          <table:table-cell table:formula="of:=[.CN31]/[.CE31]" office:value-type="float" office:value="0.861150985253817" calcext:value-type="float">
            <text:p>0,861150985253817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13" calcext:value-type="float">
            <text:p>213</text:p>
          </table:table-cell>
          <table:table-cell office:value-type="float" office:value="8.52" calcext:value-type="float">
            <text:p>8,52</text:p>
          </table:table-cell>
          <table:table-cell office:value-type="float" office:value="0.17387755102" calcext:value-type="float">
            <text:p>0,17387755102</text:p>
          </table:table-cell>
          <table:table-cell table:formula="of:=[.AD32]-[.AH32]" office:value-type="float" office:value="0" calcext:value-type="float">
            <text:p>0</text:p>
          </table:table-cell>
          <table:table-cell table:formula="of:=[.AL32]/[.AD32]" office:value-type="float" office:value="0" calcext:value-type="float">
            <text:p>0</text:p>
          </table:table-cell>
          <table:table-cell table:formula="of:=[.AE32]-[.AI32]" office:value-type="float" office:value="110" calcext:value-type="float">
            <text:p>110</text:p>
          </table:table-cell>
          <table:table-cell table:formula="of:=[.AN32]/[.AE32]" office:value-type="float" office:value="0.340557275541796" calcext:value-type="float">
            <text:p>0,34055727554179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  <table:table-cell office:value-type="float" office:value="31.88" calcext:value-type="float">
            <text:p>31,88</text:p>
          </table:table-cell>
          <table:table-cell office:value-type="float" office:value="0.32202020202" calcext:value-type="float">
            <text:p>0,32202020202</text:p>
          </table:table-cell>
          <table:table-cell table:formula="of:=[.AQ32]-[.AU32]" office:value-type="float" office:value="0" calcext:value-type="float">
            <text:p>0</text:p>
          </table:table-cell>
          <table:table-cell table:formula="of:=[.AY32]/[.AQ32]" office:value-type="float" office:value="0" calcext:value-type="float">
            <text:p>0</text:p>
          </table:table-cell>
          <table:table-cell table:formula="of:=[.AR32]-[.AV32]" office:value-type="float" office:value="836" calcext:value-type="float">
            <text:p>836</text:p>
          </table:table-cell>
          <table:table-cell table:formula="of:=[.BA32]/[.AR32]" office:value-type="float" office:value="0.3440329218107" calcext:value-type="float">
            <text:p>0,34403292181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915" calcext:value-type="float">
            <text:p>2915</text:p>
          </table:table-cell>
          <table:table-cell office:value-type="float" office:value="38.8666666667" calcext:value-type="float">
            <text:p>38,8666666667</text:p>
          </table:table-cell>
          <table:table-cell office:value-type="float" office:value="0.260850111857" calcext:value-type="float">
            <text:p>0,260850111857</text:p>
          </table:table-cell>
          <table:table-cell table:formula="of:=[.BD32]-[.BH32]" office:value-type="float" office:value="0" calcext:value-type="float">
            <text:p>0</text:p>
          </table:table-cell>
          <table:table-cell table:formula="of:=[.BL32]/[.BD32]" office:value-type="float" office:value="0" calcext:value-type="float">
            <text:p>0</text:p>
          </table:table-cell>
          <table:table-cell table:formula="of:=[.BE32]-[.BI32]" office:value-type="float" office:value="5434" calcext:value-type="float">
            <text:p>5434</text:p>
          </table:table-cell>
          <table:table-cell table:formula="of:=[.BN32]/[.BE32]" office:value-type="float" office:value="0.650856389986825" calcext:value-type="float">
            <text:p>0,650856389986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17" calcext:value-type="float">
            <text:p>317</text:p>
          </table:table-cell>
          <table:table-cell office:value-type="float" office:value="5.46551724138" calcext:value-type="float">
            <text:p>5,46551724138</text:p>
          </table:table-cell>
          <table:table-cell office:value-type="float" office:value="0.0475262368816" calcext:value-type="float">
            <text:p>0,0475262368816</text:p>
          </table:table-cell>
          <table:table-cell table:formula="of:=[.BQ32]-[.BU32]" office:value-type="float" office:value="84" calcext:value-type="float">
            <text:p>84</text:p>
          </table:table-cell>
          <table:table-cell table:formula="of:=[.BY32]/[.BQ32]" office:value-type="float" office:value="0.42" calcext:value-type="float">
            <text:p>0,42</text:p>
          </table:table-cell>
          <table:table-cell table:formula="of:=[.BR32]-[.BV32]" office:value-type="float" office:value="19583" calcext:value-type="float">
            <text:p>19583</text:p>
          </table:table-cell>
          <table:table-cell table:formula="of:=[.CA32]/[.BR32]" office:value-type="float" office:value="0.984070351758794" calcext:value-type="float">
            <text:p>0,98407035175879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96" calcext:value-type="float">
            <text:p>196</text:p>
          </table:table-cell>
          <table:table-cell office:value-type="float" office:value="434" calcext:value-type="float">
            <text:p>434</text:p>
          </table:table-cell>
          <table:table-cell office:value-type="float" office:value="4.42857142857" calcext:value-type="float">
            <text:p>4,42857142857</text:p>
          </table:table-cell>
          <table:table-cell office:value-type="float" office:value="0.0227106227106" calcext:value-type="float">
            <text:p>0,0227106227106</text:p>
          </table:table-cell>
          <table:table-cell table:formula="of:=[.CD32]-[.CH32]" office:value-type="float" office:value="54" calcext:value-type="float">
            <text:p>54</text:p>
          </table:table-cell>
          <table:table-cell table:formula="of:=[.CL32]/[.CD32]" office:value-type="float" office:value="0.216" calcext:value-type="float">
            <text:p>0,216</text:p>
          </table:table-cell>
          <table:table-cell table:formula="of:=[.CE32]-[.CI32]" office:value-type="float" office:value="7229" calcext:value-type="float">
            <text:p>7229</text:p>
          </table:table-cell>
          <table:table-cell table:formula="of:=[.CN32]/[.CE32]" office:value-type="float" office:value="0.94336421766932" calcext:value-type="float">
            <text:p>0,94336421766932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office:value-type="float" office:value="0.112903225806" calcext:value-type="float">
            <text:p>0,112903225806</text:p>
          </table:table-cell>
          <table:table-cell table:formula="of:=[.AD33]-[.AH33]" office:value-type="float" office:value="18" calcext:value-type="float">
            <text:p>18</text:p>
          </table:table-cell>
          <table:table-cell table:formula="of:=[.AL33]/[.AD33]" office:value-type="float" office:value="0.36" calcext:value-type="float">
            <text:p>0,36</text:p>
          </table:table-cell>
          <table:table-cell table:formula="of:=[.AE33]-[.AI33]" office:value-type="float" office:value="267" calcext:value-type="float">
            <text:p>267</text:p>
          </table:table-cell>
          <table:table-cell table:formula="of:=[.AN33]/[.AE33]" office:value-type="float" office:value="0.826625386996904" calcext:value-type="float">
            <text:p>0,8266253869969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6" calcext:value-type="float">
            <text:p>96</text:p>
          </table:table-cell>
          <table:table-cell office:value-type="float" office:value="1029" calcext:value-type="float">
            <text:p>1029</text:p>
          </table:table-cell>
          <table:table-cell office:value-type="float" office:value="21.4375" calcext:value-type="float">
            <text:p>21,4375</text:p>
          </table:table-cell>
          <table:table-cell office:value-type="float" office:value="0.225657894737" calcext:value-type="float">
            <text:p>0,225657894737</text:p>
          </table:table-cell>
          <table:table-cell table:formula="of:=[.AQ33]-[.AU33]" office:value-type="float" office:value="4" calcext:value-type="float">
            <text:p>4</text:p>
          </table:table-cell>
          <table:table-cell table:formula="of:=[.AY33]/[.AQ33]" office:value-type="float" office:value="0.04" calcext:value-type="float">
            <text:p>0,04</text:p>
          </table:table-cell>
          <table:table-cell table:formula="of:=[.AR33]-[.AV33]" office:value-type="float" office:value="1401" calcext:value-type="float">
            <text:p>1401</text:p>
          </table:table-cell>
          <table:table-cell table:formula="of:=[.BA33]/[.AR33]" office:value-type="float" office:value="0.576543209876543" calcext:value-type="float">
            <text:p>0,57654320987654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149" calcext:value-type="float">
            <text:p>2149</text:p>
          </table:table-cell>
          <table:table-cell office:value-type="float" office:value="28.6533333333" calcext:value-type="float">
            <text:p>28,6533333333</text:p>
          </table:table-cell>
          <table:table-cell office:value-type="float" office:value="0.192304250559" calcext:value-type="float">
            <text:p>0,192304250559</text:p>
          </table:table-cell>
          <table:table-cell table:formula="of:=[.BD33]-[.BH33]" office:value-type="float" office:value="0" calcext:value-type="float">
            <text:p>0</text:p>
          </table:table-cell>
          <table:table-cell table:formula="of:=[.BL33]/[.BD33]" office:value-type="float" office:value="0" calcext:value-type="float">
            <text:p>0</text:p>
          </table:table-cell>
          <table:table-cell table:formula="of:=[.BE33]-[.BI33]" office:value-type="float" office:value="6200" calcext:value-type="float">
            <text:p>6200</text:p>
          </table:table-cell>
          <table:table-cell table:formula="of:=[.BN33]/[.BE33]" office:value-type="float" office:value="0.742603904659241" calcext:value-type="float">
            <text:p>0,74260390465924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868" calcext:value-type="float">
            <text:p>3868</text:p>
          </table:table-cell>
          <table:table-cell office:value-type="float" office:value="41.3689839572" calcext:value-type="float">
            <text:p>41,3689839572</text:p>
          </table:table-cell>
          <table:table-cell office:value-type="float" office:value="0.222413892243" calcext:value-type="float">
            <text:p>0,222413892243</text:p>
          </table:table-cell>
          <table:table-cell table:formula="of:=[.BQ33]-[.BU33]" office:value-type="float" office:value="13" calcext:value-type="float">
            <text:p>13</text:p>
          </table:table-cell>
          <table:table-cell table:formula="of:=[.BY33]/[.BQ33]" office:value-type="float" office:value="0.065" calcext:value-type="float">
            <text:p>0,065</text:p>
          </table:table-cell>
          <table:table-cell table:formula="of:=[.BR33]-[.BV33]" office:value-type="float" office:value="16032" calcext:value-type="float">
            <text:p>16032</text:p>
          </table:table-cell>
          <table:table-cell table:formula="of:=[.CA33]/[.BR33]" office:value-type="float" office:value="0.805628140703518" calcext:value-type="float">
            <text:p>0,8056281407035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765" calcext:value-type="float">
            <text:p>1765</text:p>
          </table:table-cell>
          <table:table-cell office:value-type="float" office:value="14.12" calcext:value-type="float">
            <text:p>14,12</text:p>
          </table:table-cell>
          <table:table-cell office:value-type="float" office:value="0.0567068273092" calcext:value-type="float">
            <text:p>0,0567068273092</text:p>
          </table:table-cell>
          <table:table-cell table:formula="of:=[.CD33]-[.CH33]" office:value-type="float" office:value="0" calcext:value-type="float">
            <text:p>0</text:p>
          </table:table-cell>
          <table:table-cell table:formula="of:=[.CL33]/[.CD33]" office:value-type="float" office:value="0" calcext:value-type="float">
            <text:p>0</text:p>
          </table:table-cell>
          <table:table-cell table:formula="of:=[.CE33]-[.CI33]" office:value-type="float" office:value="5898" calcext:value-type="float">
            <text:p>5898</text:p>
          </table:table-cell>
          <table:table-cell table:formula="of:=[.CN33]/[.CE33]" office:value-type="float" office:value="0.769672452042281" calcext:value-type="float">
            <text:p>0,76967245204228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3.72222222222" calcext:value-type="float">
            <text:p>3,72222222222</text:p>
          </table:table-cell>
          <table:table-cell office:value-type="float" office:value="0.106349206349" calcext:value-type="float">
            <text:p>0,106349206349</text:p>
          </table:table-cell>
          <table:table-cell table:formula="of:=[.AD34]-[.AH34]" office:value-type="float" office:value="14" calcext:value-type="float">
            <text:p>14</text:p>
          </table:table-cell>
          <table:table-cell table:formula="of:=[.AL34]/[.AD34]" office:value-type="float" office:value="0.28" calcext:value-type="float">
            <text:p>0,28</text:p>
          </table:table-cell>
          <table:table-cell table:formula="of:=[.AE34]-[.AI34]" office:value-type="float" office:value="256" calcext:value-type="float">
            <text:p>256</text:p>
          </table:table-cell>
          <table:table-cell table:formula="of:=[.AN34]/[.AE34]" office:value-type="float" office:value="0.792569659442724" calcext:value-type="float">
            <text:p>0,7925696594427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.8125" calcext:value-type="float">
            <text:p>1,8125</text:p>
          </table:table-cell>
          <table:table-cell office:value-type="float" office:value="0.0584677419355" calcext:value-type="float">
            <text:p>0,0584677419355</text:p>
          </table:table-cell>
          <table:table-cell table:formula="of:=[.AQ34]-[.AU34]" office:value-type="float" office:value="68" calcext:value-type="float">
            <text:p>68</text:p>
          </table:table-cell>
          <table:table-cell table:formula="of:=[.AY34]/[.AQ34]" office:value-type="float" office:value="0.68" calcext:value-type="float">
            <text:p>0,68</text:p>
          </table:table-cell>
          <table:table-cell table:formula="of:=[.AR34]-[.AV34]" office:value-type="float" office:value="2401" calcext:value-type="float">
            <text:p>2401</text:p>
          </table:table-cell>
          <table:table-cell table:formula="of:=[.BA34]/[.AR34]" office:value-type="float" office:value="0.988065843621399" calcext:value-type="float">
            <text:p>0,9880658436213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144" calcext:value-type="float">
            <text:p>4144</text:p>
          </table:table-cell>
          <table:table-cell office:value-type="float" office:value="55.2533333333" calcext:value-type="float">
            <text:p>55,2533333333</text:p>
          </table:table-cell>
          <table:table-cell office:value-type="float" office:value="0.370827740492" calcext:value-type="float">
            <text:p>0,370827740492</text:p>
          </table:table-cell>
          <table:table-cell table:formula="of:=[.BD34]-[.BH34]" office:value-type="float" office:value="0" calcext:value-type="float">
            <text:p>0</text:p>
          </table:table-cell>
          <table:table-cell table:formula="of:=[.BL34]/[.BD34]" office:value-type="float" office:value="0" calcext:value-type="float">
            <text:p>0</text:p>
          </table:table-cell>
          <table:table-cell table:formula="of:=[.BE34]-[.BI34]" office:value-type="float" office:value="4205" calcext:value-type="float">
            <text:p>4205</text:p>
          </table:table-cell>
          <table:table-cell table:formula="of:=[.BN34]/[.BE34]" office:value-type="float" office:value="0.50365313211163" calcext:value-type="float">
            <text:p>0,503653132111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234" calcext:value-type="float">
            <text:p>4234</text:p>
          </table:table-cell>
          <table:table-cell office:value-type="float" office:value="51.6341463415" calcext:value-type="float">
            <text:p>51,6341463415</text:p>
          </table:table-cell>
          <table:table-cell office:value-type="float" office:value="0.316773903935" calcext:value-type="float">
            <text:p>0,316773903935</text:p>
          </table:table-cell>
          <table:table-cell table:formula="of:=[.BQ34]-[.BU34]" office:value-type="float" office:value="36" calcext:value-type="float">
            <text:p>36</text:p>
          </table:table-cell>
          <table:table-cell table:formula="of:=[.BY34]/[.BQ34]" office:value-type="float" office:value="0.18" calcext:value-type="float">
            <text:p>0,18</text:p>
          </table:table-cell>
          <table:table-cell table:formula="of:=[.BR34]-[.BV34]" office:value-type="float" office:value="15666" calcext:value-type="float">
            <text:p>15666</text:p>
          </table:table-cell>
          <table:table-cell table:formula="of:=[.CA34]/[.BR34]" office:value-type="float" office:value="0.787236180904523" calcext:value-type="float">
            <text:p>0,7872361809045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5" calcext:value-type="float">
            <text:p>235</text:p>
          </table:table-cell>
          <table:table-cell office:value-type="float" office:value="2431" calcext:value-type="float">
            <text:p>2431</text:p>
          </table:table-cell>
          <table:table-cell office:value-type="float" office:value="20.6893617021" calcext:value-type="float">
            <text:p>20,6893617021</text:p>
          </table:table-cell>
          <table:table-cell office:value-type="float" office:value="0.0884160756501" calcext:value-type="float">
            <text:p>0,0884160756501</text:p>
          </table:table-cell>
          <table:table-cell table:formula="of:=[.CD34]-[.CH34]" office:value-type="float" office:value="15" calcext:value-type="float">
            <text:p>15</text:p>
          </table:table-cell>
          <table:table-cell table:formula="of:=[.CL34]/[.CD34]" office:value-type="float" office:value="0.06" calcext:value-type="float">
            <text:p>0,06</text:p>
          </table:table-cell>
          <table:table-cell table:formula="of:=[.CE34]-[.CI34]" office:value-type="float" office:value="5232" calcext:value-type="float">
            <text:p>5232</text:p>
          </table:table-cell>
          <table:table-cell table:formula="of:=[.CN34]/[.CE34]" office:value-type="float" office:value="0.682761320631606" calcext:value-type="float">
            <text:p>0,682761320631606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3.86363636364" calcext:value-type="float">
            <text:p>3,86363636364</text:p>
          </table:table-cell>
          <table:table-cell office:value-type="float" office:value="0.0898520084567" calcext:value-type="float">
            <text:p>0,0898520084567</text:p>
          </table:table-cell>
          <table:table-cell table:formula="of:=[.AD35]-[.AH35]" office:value-type="float" office:value="6" calcext:value-type="float">
            <text:p>6</text:p>
          </table:table-cell>
          <table:table-cell table:formula="of:=[.AL35]/[.AD35]" office:value-type="float" office:value="0.12" calcext:value-type="float">
            <text:p>0,12</text:p>
          </table:table-cell>
          <table:table-cell table:formula="of:=[.AE35]-[.AI35]" office:value-type="float" office:value="238" calcext:value-type="float">
            <text:p>238</text:p>
          </table:table-cell>
          <table:table-cell table:formula="of:=[.AN35]/[.AE35]" office:value-type="float" office:value="0.736842105263158" calcext:value-type="float">
            <text:p>0,73684210526315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871" calcext:value-type="float">
            <text:p>871</text:p>
          </table:table-cell>
          <table:table-cell office:value-type="float" office:value="17.42" calcext:value-type="float">
            <text:p>17,42</text:p>
          </table:table-cell>
          <table:table-cell office:value-type="float" office:value="0.17595959596" calcext:value-type="float">
            <text:p>0,17595959596</text:p>
          </table:table-cell>
          <table:table-cell table:formula="of:=[.AQ35]-[.AU35]" office:value-type="float" office:value="0" calcext:value-type="float">
            <text:p>0</text:p>
          </table:table-cell>
          <table:table-cell table:formula="of:=[.AY35]/[.AQ35]" office:value-type="float" office:value="0" calcext:value-type="float">
            <text:p>0</text:p>
          </table:table-cell>
          <table:table-cell table:formula="of:=[.AR35]-[.AV35]" office:value-type="float" office:value="1559" calcext:value-type="float">
            <text:p>1559</text:p>
          </table:table-cell>
          <table:table-cell table:formula="of:=[.BA35]/[.AR35]" office:value-type="float" office:value="0.64156378600823" calcext:value-type="float">
            <text:p>0,641563786008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772" calcext:value-type="float">
            <text:p>6772</text:p>
          </table:table-cell>
          <table:table-cell office:value-type="float" office:value="90.2933333333" calcext:value-type="float">
            <text:p>90,2933333333</text:p>
          </table:table-cell>
          <table:table-cell office:value-type="float" office:value="0.605995525727" calcext:value-type="float">
            <text:p>0,605995525727</text:p>
          </table:table-cell>
          <table:table-cell table:formula="of:=[.BD35]-[.BH35]" office:value-type="float" office:value="0" calcext:value-type="float">
            <text:p>0</text:p>
          </table:table-cell>
          <table:table-cell table:formula="of:=[.BL35]/[.BD35]" office:value-type="float" office:value="0" calcext:value-type="float">
            <text:p>0</text:p>
          </table:table-cell>
          <table:table-cell table:formula="of:=[.BE35]-[.BI35]" office:value-type="float" office:value="1577" calcext:value-type="float">
            <text:p>1577</text:p>
          </table:table-cell>
          <table:table-cell table:formula="of:=[.BN35]/[.BE35]" office:value-type="float" office:value="0.188884896394778" calcext:value-type="float">
            <text:p>0,1888848963947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57" calcext:value-type="float">
            <text:p>1057</text:p>
          </table:table-cell>
          <table:table-cell office:value-type="float" office:value="12.8902439024" calcext:value-type="float">
            <text:p>12,8902439024</text:p>
          </table:table-cell>
          <table:table-cell office:value-type="float" office:value="0.0790812509352" calcext:value-type="float">
            <text:p>0,0790812509352</text:p>
          </table:table-cell>
          <table:table-cell table:formula="of:=[.BQ35]-[.BU35]" office:value-type="float" office:value="36" calcext:value-type="float">
            <text:p>36</text:p>
          </table:table-cell>
          <table:table-cell table:formula="of:=[.BY35]/[.BQ35]" office:value-type="float" office:value="0.18" calcext:value-type="float">
            <text:p>0,18</text:p>
          </table:table-cell>
          <table:table-cell table:formula="of:=[.BR35]-[.BV35]" office:value-type="float" office:value="18843" calcext:value-type="float">
            <text:p>18843</text:p>
          </table:table-cell>
          <table:table-cell table:formula="of:=[.CA35]/[.BR35]" office:value-type="float" office:value="0.946884422110553" calcext:value-type="float">
            <text:p>0,94688442211055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325" calcext:value-type="float">
            <text:p>7325</text:p>
          </table:table-cell>
          <table:table-cell office:value-type="float" office:value="58.6" calcext:value-type="float">
            <text:p>58,6</text:p>
          </table:table-cell>
          <table:table-cell office:value-type="float" office:value="0.235341365462" calcext:value-type="float">
            <text:p>0,235341365462</text:p>
          </table:table-cell>
          <table:table-cell table:formula="of:=[.CD35]-[.CH35]" office:value-type="float" office:value="0" calcext:value-type="float">
            <text:p>0</text:p>
          </table:table-cell>
          <table:table-cell table:formula="of:=[.CL35]/[.CD35]" office:value-type="float" office:value="0" calcext:value-type="float">
            <text:p>0</text:p>
          </table:table-cell>
          <table:table-cell table:formula="of:=[.CE35]-[.CI35]" office:value-type="float" office:value="338" calcext:value-type="float">
            <text:p>338</text:p>
          </table:table-cell>
          <table:table-cell table:formula="of:=[.CN35]/[.CE35]" office:value-type="float" office:value="0.0441080516768889" calcext:value-type="float">
            <text:p>0,044108051676889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36]-[.AH36]" office:value-type="float" office:value="45" calcext:value-type="float">
            <text:p>45</text:p>
          </table:table-cell>
          <table:table-cell table:formula="of:=[.AL36]/[.AD36]" office:value-type="float" office:value="0.9" calcext:value-type="float">
            <text:p>0,9</text:p>
          </table:table-cell>
          <table:table-cell table:formula="of:=[.AE36]-[.AI36]" office:value-type="float" office:value="320" calcext:value-type="float">
            <text:p>320</text:p>
          </table:table-cell>
          <table:table-cell table:formula="of:=[.AN36]/[.AE36]" office:value-type="float" office:value="0.990712074303405" calcext:value-type="float">
            <text:p>0,99071207430340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658" calcext:value-type="float">
            <text:p>658</text:p>
          </table:table-cell>
          <table:table-cell office:value-type="float" office:value="13.16" calcext:value-type="float">
            <text:p>13,16</text:p>
          </table:table-cell>
          <table:table-cell office:value-type="float" office:value="0.132929292929" calcext:value-type="float">
            <text:p>0,132929292929</text:p>
          </table:table-cell>
          <table:table-cell table:formula="of:=[.AQ36]-[.AU36]" office:value-type="float" office:value="0" calcext:value-type="float">
            <text:p>0</text:p>
          </table:table-cell>
          <table:table-cell table:formula="of:=[.AY36]/[.AQ36]" office:value-type="float" office:value="0" calcext:value-type="float">
            <text:p>0</text:p>
          </table:table-cell>
          <table:table-cell table:formula="of:=[.AR36]-[.AV36]" office:value-type="float" office:value="1772" calcext:value-type="float">
            <text:p>1772</text:p>
          </table:table-cell>
          <table:table-cell table:formula="of:=[.BA36]/[.AR36]" office:value-type="float" office:value="0.729218106995885" calcext:value-type="float">
            <text:p>0,72921810699588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236" calcext:value-type="float">
            <text:p>1236</text:p>
          </table:table-cell>
          <table:table-cell office:value-type="float" office:value="16.48" calcext:value-type="float">
            <text:p>16,48</text:p>
          </table:table-cell>
          <table:table-cell office:value-type="float" office:value="0.110604026846" calcext:value-type="float">
            <text:p>0,110604026846</text:p>
          </table:table-cell>
          <table:table-cell table:formula="of:=[.BD36]-[.BH36]" office:value-type="float" office:value="0" calcext:value-type="float">
            <text:p>0</text:p>
          </table:table-cell>
          <table:table-cell table:formula="of:=[.BL36]/[.BD36]" office:value-type="float" office:value="0" calcext:value-type="float">
            <text:p>0</text:p>
          </table:table-cell>
          <table:table-cell table:formula="of:=[.BE36]-[.BI36]" office:value-type="float" office:value="7113" calcext:value-type="float">
            <text:p>7113</text:p>
          </table:table-cell>
          <table:table-cell table:formula="of:=[.BN36]/[.BE36]" office:value-type="float" office:value="0.85195831836148" calcext:value-type="float">
            <text:p>0,851958318361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174" calcext:value-type="float">
            <text:p>2174</text:p>
          </table:table-cell>
          <table:table-cell office:value-type="float" office:value="28.7947019868" calcext:value-type="float">
            <text:p>28,7947019868</text:p>
          </table:table-cell>
          <table:table-cell office:value-type="float" office:value="0.191964679912" calcext:value-type="float">
            <text:p>0,191964679912</text:p>
          </table:table-cell>
          <table:table-cell table:formula="of:=[.BQ36]-[.BU36]" office:value-type="float" office:value="49" calcext:value-type="float">
            <text:p>49</text:p>
          </table:table-cell>
          <table:table-cell table:formula="of:=[.BY36]/[.BQ36]" office:value-type="float" office:value="0.245" calcext:value-type="float">
            <text:p>0,245</text:p>
          </table:table-cell>
          <table:table-cell table:formula="of:=[.BR36]-[.BV36]" office:value-type="float" office:value="17726" calcext:value-type="float">
            <text:p>17726</text:p>
          </table:table-cell>
          <table:table-cell table:formula="of:=[.CA36]/[.BR36]" office:value-type="float" office:value="0.890753768844221" calcext:value-type="float">
            <text:p>0,8907537688442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315" calcext:value-type="float">
            <text:p>2315</text:p>
          </table:table-cell>
          <table:table-cell office:value-type="float" office:value="18.52" calcext:value-type="float">
            <text:p>18,52</text:p>
          </table:table-cell>
          <table:table-cell office:value-type="float" office:value="0.0743775100402" calcext:value-type="float">
            <text:p>0,0743775100402</text:p>
          </table:table-cell>
          <table:table-cell table:formula="of:=[.CD36]-[.CH36]" office:value-type="float" office:value="0" calcext:value-type="float">
            <text:p>0</text:p>
          </table:table-cell>
          <table:table-cell table:formula="of:=[.CL36]/[.CD36]" office:value-type="float" office:value="0" calcext:value-type="float">
            <text:p>0</text:p>
          </table:table-cell>
          <table:table-cell table:formula="of:=[.CE36]-[.CI36]" office:value-type="float" office:value="5348" calcext:value-type="float">
            <text:p>5348</text:p>
          </table:table-cell>
          <table:table-cell table:formula="of:=[.CN36]/[.CE36]" office:value-type="float" office:value="0.697898995171604" calcext:value-type="float">
            <text:p>0,697898995171604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.90909090909" calcext:value-type="float">
            <text:p>2,90909090909</text:p>
          </table:table-cell>
          <table:table-cell office:value-type="float" office:value="0.0676532769556" calcext:value-type="float">
            <text:p>0,0676532769556</text:p>
          </table:table-cell>
          <table:table-cell table:formula="of:=[.AD37]-[.AH37]" office:value-type="float" office:value="6" calcext:value-type="float">
            <text:p>6</text:p>
          </table:table-cell>
          <table:table-cell table:formula="of:=[.AL37]/[.AD37]" office:value-type="float" office:value="0.12" calcext:value-type="float">
            <text:p>0,12</text:p>
          </table:table-cell>
          <table:table-cell table:formula="of:=[.AE37]-[.AI37]" office:value-type="float" office:value="259" calcext:value-type="float">
            <text:p>259</text:p>
          </table:table-cell>
          <table:table-cell table:formula="of:=[.AN37]/[.AE37]" office:value-type="float" office:value="0.801857585139319" calcext:value-type="float">
            <text:p>0,8018575851393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2" calcext:value-type="float">
            <text:p>92</text:p>
          </table:table-cell>
          <table:table-cell office:value-type="float" office:value="439" calcext:value-type="float">
            <text:p>439</text:p>
          </table:table-cell>
          <table:table-cell office:value-type="float" office:value="9.54347826087" calcext:value-type="float">
            <text:p>9,54347826087</text:p>
          </table:table-cell>
          <table:table-cell office:value-type="float" office:value="0.104873387482" calcext:value-type="float">
            <text:p>0,104873387482</text:p>
          </table:table-cell>
          <table:table-cell table:formula="of:=[.AQ37]-[.AU37]" office:value-type="float" office:value="8" calcext:value-type="float">
            <text:p>8</text:p>
          </table:table-cell>
          <table:table-cell table:formula="of:=[.AY37]/[.AQ37]" office:value-type="float" office:value="0.08" calcext:value-type="float">
            <text:p>0,08</text:p>
          </table:table-cell>
          <table:table-cell table:formula="of:=[.AR37]-[.AV37]" office:value-type="float" office:value="1991" calcext:value-type="float">
            <text:p>1991</text:p>
          </table:table-cell>
          <table:table-cell table:formula="of:=[.BA37]/[.AR37]" office:value-type="float" office:value="0.819341563786008" calcext:value-type="float">
            <text:p>0,8193415637860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326" calcext:value-type="float">
            <text:p>5326</text:p>
          </table:table-cell>
          <table:table-cell office:value-type="float" office:value="71.0133333333" calcext:value-type="float">
            <text:p>71,0133333333</text:p>
          </table:table-cell>
          <table:table-cell office:value-type="float" office:value="0.476599552573" calcext:value-type="float">
            <text:p>0,476599552573</text:p>
          </table:table-cell>
          <table:table-cell table:formula="of:=[.BD37]-[.BH37]" office:value-type="float" office:value="0" calcext:value-type="float">
            <text:p>0</text:p>
          </table:table-cell>
          <table:table-cell table:formula="of:=[.BL37]/[.BD37]" office:value-type="float" office:value="0" calcext:value-type="float">
            <text:p>0</text:p>
          </table:table-cell>
          <table:table-cell table:formula="of:=[.BE37]-[.BI37]" office:value-type="float" office:value="3023" calcext:value-type="float">
            <text:p>3023</text:p>
          </table:table-cell>
          <table:table-cell table:formula="of:=[.BN37]/[.BE37]" office:value-type="float" office:value="0.362079290933046" calcext:value-type="float">
            <text:p>0,36207929093304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245" calcext:value-type="float">
            <text:p>1245</text:p>
          </table:table-cell>
          <table:table-cell office:value-type="float" office:value="14.3103448276" calcext:value-type="float">
            <text:p>14,3103448276</text:p>
          </table:table-cell>
          <table:table-cell office:value-type="float" office:value="0.0827187562288" calcext:value-type="float">
            <text:p>0,0827187562288</text:p>
          </table:table-cell>
          <table:table-cell table:formula="of:=[.BQ37]-[.BU37]" office:value-type="float" office:value="26" calcext:value-type="float">
            <text:p>26</text:p>
          </table:table-cell>
          <table:table-cell table:formula="of:=[.BY37]/[.BQ37]" office:value-type="float" office:value="0.13" calcext:value-type="float">
            <text:p>0,13</text:p>
          </table:table-cell>
          <table:table-cell table:formula="of:=[.BR37]-[.BV37]" office:value-type="float" office:value="18655" calcext:value-type="float">
            <text:p>18655</text:p>
          </table:table-cell>
          <table:table-cell table:formula="of:=[.CA37]/[.BR37]" office:value-type="float" office:value="0.937437185929648" calcext:value-type="float">
            <text:p>0,93743718592964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041" calcext:value-type="float">
            <text:p>7041</text:p>
          </table:table-cell>
          <table:table-cell office:value-type="float" office:value="56.328" calcext:value-type="float">
            <text:p>56,328</text:p>
          </table:table-cell>
          <table:table-cell office:value-type="float" office:value="0.22621686747" calcext:value-type="float">
            <text:p>0,22621686747</text:p>
          </table:table-cell>
          <table:table-cell table:formula="of:=[.CD37]-[.CH37]" office:value-type="float" office:value="0" calcext:value-type="float">
            <text:p>0</text:p>
          </table:table-cell>
          <table:table-cell table:formula="of:=[.CL37]/[.CD37]" office:value-type="float" office:value="0" calcext:value-type="float">
            <text:p>0</text:p>
          </table:table-cell>
          <table:table-cell table:formula="of:=[.CE37]-[.CI37]" office:value-type="float" office:value="622" calcext:value-type="float">
            <text:p>622</text:p>
          </table:table-cell>
          <table:table-cell table:formula="of:=[.CN37]/[.CE37]" office:value-type="float" office:value="0.0811692548610205" calcext:value-type="float">
            <text:p>0,08116925486102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6.41666666667" calcext:value-type="float">
            <text:p>6,41666666667</text:p>
          </table:table-cell>
          <table:table-cell office:value-type="float" office:value="0.136524822695" calcext:value-type="float">
            <text:p>0,136524822695</text:p>
          </table:table-cell>
          <table:table-cell table:formula="of:=[.AD38]-[.AH38]" office:value-type="float" office:value="2" calcext:value-type="float">
            <text:p>2</text:p>
          </table:table-cell>
          <table:table-cell table:formula="of:=[.AL38]/[.AD38]" office:value-type="float" office:value="0.04" calcext:value-type="float">
            <text:p>0,04</text:p>
          </table:table-cell>
          <table:table-cell table:formula="of:=[.AE38]-[.AI38]" office:value-type="float" office:value="169" calcext:value-type="float">
            <text:p>169</text:p>
          </table:table-cell>
          <table:table-cell table:formula="of:=[.AN38]/[.AE38]" office:value-type="float" office:value="0.523219814241486" calcext:value-type="float">
            <text:p>0,5232198142414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18" calcext:value-type="float">
            <text:p>1718</text:p>
          </table:table-cell>
          <table:table-cell office:value-type="float" office:value="34.36" calcext:value-type="float">
            <text:p>34,36</text:p>
          </table:table-cell>
          <table:table-cell office:value-type="float" office:value="0.347070707071" calcext:value-type="float">
            <text:p>0,347070707071</text:p>
          </table:table-cell>
          <table:table-cell table:formula="of:=[.AQ38]-[.AU38]" office:value-type="float" office:value="0" calcext:value-type="float">
            <text:p>0</text:p>
          </table:table-cell>
          <table:table-cell table:formula="of:=[.AY38]/[.AQ38]" office:value-type="float" office:value="0" calcext:value-type="float">
            <text:p>0</text:p>
          </table:table-cell>
          <table:table-cell table:formula="of:=[.AR38]-[.AV38]" office:value-type="float" office:value="712" calcext:value-type="float">
            <text:p>712</text:p>
          </table:table-cell>
          <table:table-cell table:formula="of:=[.BA38]/[.AR38]" office:value-type="float" office:value="0.293004115226337" calcext:value-type="float">
            <text:p>0,29300411522633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472" calcext:value-type="float">
            <text:p>4472</text:p>
          </table:table-cell>
          <table:table-cell office:value-type="float" office:value="59.6266666667" calcext:value-type="float">
            <text:p>59,6266666667</text:p>
          </table:table-cell>
          <table:table-cell office:value-type="float" office:value="0.400178970917" calcext:value-type="float">
            <text:p>0,400178970917</text:p>
          </table:table-cell>
          <table:table-cell table:formula="of:=[.BD38]-[.BH38]" office:value-type="float" office:value="0" calcext:value-type="float">
            <text:p>0</text:p>
          </table:table-cell>
          <table:table-cell table:formula="of:=[.BL38]/[.BD38]" office:value-type="float" office:value="0" calcext:value-type="float">
            <text:p>0</text:p>
          </table:table-cell>
          <table:table-cell table:formula="of:=[.BE38]-[.BI38]" office:value-type="float" office:value="3877" calcext:value-type="float">
            <text:p>3877</text:p>
          </table:table-cell>
          <table:table-cell table:formula="of:=[.BN38]/[.BE38]" office:value-type="float" office:value="0.46436699005869" calcext:value-type="float">
            <text:p>0,4643669900586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4296" calcext:value-type="float">
            <text:p>4296</text:p>
          </table:table-cell>
          <table:table-cell office:value-type="float" office:value="81.8285714286" calcext:value-type="float">
            <text:p>81,8285714286</text:p>
          </table:table-cell>
          <table:table-cell office:value-type="float" office:value="0.786813186813" calcext:value-type="float">
            <text:p>0,786813186813</text:p>
          </table:table-cell>
          <table:table-cell table:formula="of:=[.BQ38]-[.BU38]" office:value-type="float" office:value="95" calcext:value-type="float">
            <text:p>95</text:p>
          </table:table-cell>
          <table:table-cell table:formula="of:=[.BY38]/[.BQ38]" office:value-type="float" office:value="0.475" calcext:value-type="float">
            <text:p>0,475</text:p>
          </table:table-cell>
          <table:table-cell table:formula="of:=[.BR38]-[.BV38]" office:value-type="float" office:value="15604" calcext:value-type="float">
            <text:p>15604</text:p>
          </table:table-cell>
          <table:table-cell table:formula="of:=[.CA38]/[.BR38]" office:value-type="float" office:value="0.784120603015075" calcext:value-type="float">
            <text:p>0,7841206030150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316" calcext:value-type="float">
            <text:p>5316</text:p>
          </table:table-cell>
          <table:table-cell office:value-type="float" office:value="42.528" calcext:value-type="float">
            <text:p>42,528</text:p>
          </table:table-cell>
          <table:table-cell office:value-type="float" office:value="0.170795180723" calcext:value-type="float">
            <text:p>0,170795180723</text:p>
          </table:table-cell>
          <table:table-cell table:formula="of:=[.CD38]-[.CH38]" office:value-type="float" office:value="0" calcext:value-type="float">
            <text:p>0</text:p>
          </table:table-cell>
          <table:table-cell table:formula="of:=[.CL38]/[.CD38]" office:value-type="float" office:value="0" calcext:value-type="float">
            <text:p>0</text:p>
          </table:table-cell>
          <table:table-cell table:formula="of:=[.CE38]-[.CI38]" office:value-type="float" office:value="2347" calcext:value-type="float">
            <text:p>2347</text:p>
          </table:table-cell>
          <table:table-cell table:formula="of:=[.CN38]/[.CE38]" office:value-type="float" office:value="0.306276915046326" calcext:value-type="float">
            <text:p>0,306276915046326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4.39024390244" calcext:value-type="float">
            <text:p>4,39024390244</text:p>
          </table:table-cell>
          <table:table-cell office:value-type="float" office:value="0.109756097561" calcext:value-type="float">
            <text:p>0,109756097561</text:p>
          </table:table-cell>
          <table:table-cell table:formula="of:=[.AD39]-[.AH39]" office:value-type="float" office:value="9" calcext:value-type="float">
            <text:p>9</text:p>
          </table:table-cell>
          <table:table-cell table:formula="of:=[.AL39]/[.AD39]" office:value-type="float" office:value="0.18" calcext:value-type="float">
            <text:p>0,18</text:p>
          </table:table-cell>
          <table:table-cell table:formula="of:=[.AE39]-[.AI39]" office:value-type="float" office:value="233" calcext:value-type="float">
            <text:p>233</text:p>
          </table:table-cell>
          <table:table-cell table:formula="of:=[.AN39]/[.AE39]" office:value-type="float" office:value="0.721362229102167" calcext:value-type="float">
            <text:p>0,7213622291021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  <table:table-cell office:value-type="float" office:value="31.88" calcext:value-type="float">
            <text:p>31,88</text:p>
          </table:table-cell>
          <table:table-cell office:value-type="float" office:value="0.32202020202" calcext:value-type="float">
            <text:p>0,32202020202</text:p>
          </table:table-cell>
          <table:table-cell table:formula="of:=[.AQ39]-[.AU39]" office:value-type="float" office:value="0" calcext:value-type="float">
            <text:p>0</text:p>
          </table:table-cell>
          <table:table-cell table:formula="of:=[.AY39]/[.AQ39]" office:value-type="float" office:value="0" calcext:value-type="float">
            <text:p>0</text:p>
          </table:table-cell>
          <table:table-cell table:formula="of:=[.AR39]-[.AV39]" office:value-type="float" office:value="836" calcext:value-type="float">
            <text:p>836</text:p>
          </table:table-cell>
          <table:table-cell table:formula="of:=[.BA39]/[.AR39]" office:value-type="float" office:value="0.3440329218107" calcext:value-type="float">
            <text:p>0,34403292181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452" calcext:value-type="float">
            <text:p>5452</text:p>
          </table:table-cell>
          <table:table-cell office:value-type="float" office:value="72.6933333333" calcext:value-type="float">
            <text:p>72,6933333333</text:p>
          </table:table-cell>
          <table:table-cell office:value-type="float" office:value="0.487874720358" calcext:value-type="float">
            <text:p>0,487874720358</text:p>
          </table:table-cell>
          <table:table-cell table:formula="of:=[.BD39]-[.BH39]" office:value-type="float" office:value="0" calcext:value-type="float">
            <text:p>0</text:p>
          </table:table-cell>
          <table:table-cell table:formula="of:=[.BL39]/[.BD39]" office:value-type="float" office:value="0" calcext:value-type="float">
            <text:p>0</text:p>
          </table:table-cell>
          <table:table-cell table:formula="of:=[.BE39]-[.BI39]" office:value-type="float" office:value="2897" calcext:value-type="float">
            <text:p>2897</text:p>
          </table:table-cell>
          <table:table-cell table:formula="of:=[.BN39]/[.BE39]" office:value-type="float" office:value="0.346987663193197" calcext:value-type="float">
            <text:p>0,3469876631931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098" calcext:value-type="float">
            <text:p>8098</text:p>
          </table:table-cell>
          <table:table-cell office:value-type="float" office:value="98.756097561" calcext:value-type="float">
            <text:p>98,756097561</text:p>
          </table:table-cell>
          <table:table-cell office:value-type="float" office:value="0.605865629208" calcext:value-type="float">
            <text:p>0,605865629208</text:p>
          </table:table-cell>
          <table:table-cell table:formula="of:=[.BQ39]-[.BU39]" office:value-type="float" office:value="36" calcext:value-type="float">
            <text:p>36</text:p>
          </table:table-cell>
          <table:table-cell table:formula="of:=[.BY39]/[.BQ39]" office:value-type="float" office:value="0.18" calcext:value-type="float">
            <text:p>0,18</text:p>
          </table:table-cell>
          <table:table-cell table:formula="of:=[.BR39]-[.BV39]" office:value-type="float" office:value="11802" calcext:value-type="float">
            <text:p>11802</text:p>
          </table:table-cell>
          <table:table-cell table:formula="of:=[.CA39]/[.BR39]" office:value-type="float" office:value="0.593065326633166" calcext:value-type="float">
            <text:p>0,5930653266331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691" calcext:value-type="float">
            <text:p>6691</text:p>
          </table:table-cell>
          <table:table-cell office:value-type="float" office:value="53.528" calcext:value-type="float">
            <text:p>53,528</text:p>
          </table:table-cell>
          <table:table-cell office:value-type="float" office:value="0.21497188755" calcext:value-type="float">
            <text:p>0,21497188755</text:p>
          </table:table-cell>
          <table:table-cell table:formula="of:=[.CD39]-[.CH39]" office:value-type="float" office:value="0" calcext:value-type="float">
            <text:p>0</text:p>
          </table:table-cell>
          <table:table-cell table:formula="of:=[.CL39]/[.CD39]" office:value-type="float" office:value="0" calcext:value-type="float">
            <text:p>0</text:p>
          </table:table-cell>
          <table:table-cell table:formula="of:=[.CE39]-[.CI39]" office:value-type="float" office:value="972" calcext:value-type="float">
            <text:p>972</text:p>
          </table:table-cell>
          <table:table-cell table:formula="of:=[.CN39]/[.CE39]" office:value-type="float" office:value="0.126843272869633" calcext:value-type="float">
            <text:p>0,1268432728696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4.45833333333" calcext:value-type="float">
            <text:p>4,45833333333</text:p>
          </table:table-cell>
          <table:table-cell office:value-type="float" office:value="0.0948581560284" calcext:value-type="float">
            <text:p>0,0948581560284</text:p>
          </table:table-cell>
          <table:table-cell table:formula="of:=[.AD40]-[.AH40]" office:value-type="float" office:value="2" calcext:value-type="float">
            <text:p>2</text:p>
          </table:table-cell>
          <table:table-cell table:formula="of:=[.AL40]/[.AD40]" office:value-type="float" office:value="0.04" calcext:value-type="float">
            <text:p>0,04</text:p>
          </table:table-cell>
          <table:table-cell table:formula="of:=[.AE40]-[.AI40]" office:value-type="float" office:value="216" calcext:value-type="float">
            <text:p>216</text:p>
          </table:table-cell>
          <table:table-cell table:formula="of:=[.AN40]/[.AE40]" office:value-type="float" office:value="0.668730650154799" calcext:value-type="float">
            <text:p>0,6687306501547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87" calcext:value-type="float">
            <text:p>787</text:p>
          </table:table-cell>
          <table:table-cell office:value-type="float" office:value="15.74" calcext:value-type="float">
            <text:p>15,74</text:p>
          </table:table-cell>
          <table:table-cell office:value-type="float" office:value="0.15898989899" calcext:value-type="float">
            <text:p>0,15898989899</text:p>
          </table:table-cell>
          <table:table-cell table:formula="of:=[.AQ40]-[.AU40]" office:value-type="float" office:value="0" calcext:value-type="float">
            <text:p>0</text:p>
          </table:table-cell>
          <table:table-cell table:formula="of:=[.AY40]/[.AQ40]" office:value-type="float" office:value="0" calcext:value-type="float">
            <text:p>0</text:p>
          </table:table-cell>
          <table:table-cell table:formula="of:=[.AR40]-[.AV40]" office:value-type="float" office:value="1643" calcext:value-type="float">
            <text:p>1643</text:p>
          </table:table-cell>
          <table:table-cell table:formula="of:=[.BA40]/[.AR40]" office:value-type="float" office:value="0.676131687242798" calcext:value-type="float">
            <text:p>0,67613168724279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44" calcext:value-type="float">
            <text:p>744</text:p>
          </table:table-cell>
          <table:table-cell office:value-type="float" office:value="9.92" calcext:value-type="float">
            <text:p>9,92</text:p>
          </table:table-cell>
          <table:table-cell office:value-type="float" office:value="0.0665771812081" calcext:value-type="float">
            <text:p>0,0665771812081</text:p>
          </table:table-cell>
          <table:table-cell table:formula="of:=[.BD40]-[.BH40]" office:value-type="float" office:value="0" calcext:value-type="float">
            <text:p>0</text:p>
          </table:table-cell>
          <table:table-cell table:formula="of:=[.BL40]/[.BD40]" office:value-type="float" office:value="0" calcext:value-type="float">
            <text:p>0</text:p>
          </table:table-cell>
          <table:table-cell table:formula="of:=[.BE40]-[.BI40]" office:value-type="float" office:value="7605" calcext:value-type="float">
            <text:p>7605</text:p>
          </table:table-cell>
          <table:table-cell table:formula="of:=[.BN40]/[.BE40]" office:value-type="float" office:value="0.910887531440891" calcext:value-type="float">
            <text:p>0,9108875314408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2954" calcext:value-type="float">
            <text:p>2954</text:p>
          </table:table-cell>
          <table:table-cell office:value-type="float" office:value="36.0243902439" calcext:value-type="float">
            <text:p>36,0243902439</text:p>
          </table:table-cell>
          <table:table-cell office:value-type="float" office:value="0.221008529104" calcext:value-type="float">
            <text:p>0,221008529104</text:p>
          </table:table-cell>
          <table:table-cell table:formula="of:=[.BQ40]-[.BU40]" office:value-type="float" office:value="36" calcext:value-type="float">
            <text:p>36</text:p>
          </table:table-cell>
          <table:table-cell table:formula="of:=[.BY40]/[.BQ40]" office:value-type="float" office:value="0.18" calcext:value-type="float">
            <text:p>0,18</text:p>
          </table:table-cell>
          <table:table-cell table:formula="of:=[.BR40]-[.BV40]" office:value-type="float" office:value="16946" calcext:value-type="float">
            <text:p>16946</text:p>
          </table:table-cell>
          <table:table-cell table:formula="of:=[.CA40]/[.BR40]" office:value-type="float" office:value="0.851557788944724" calcext:value-type="float">
            <text:p>0,8515577889447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583" calcext:value-type="float">
            <text:p>4583</text:p>
          </table:table-cell>
          <table:table-cell office:value-type="float" office:value="36.664" calcext:value-type="float">
            <text:p>36,664</text:p>
          </table:table-cell>
          <table:table-cell office:value-type="float" office:value="0.14724497992" calcext:value-type="float">
            <text:p>0,14724497992</text:p>
          </table:table-cell>
          <table:table-cell table:formula="of:=[.CD40]-[.CH40]" office:value-type="float" office:value="0" calcext:value-type="float">
            <text:p>0</text:p>
          </table:table-cell>
          <table:table-cell table:formula="of:=[.CL40]/[.CD40]" office:value-type="float" office:value="0" calcext:value-type="float">
            <text:p>0</text:p>
          </table:table-cell>
          <table:table-cell table:formula="of:=[.CE40]-[.CI40]" office:value-type="float" office:value="3080" calcext:value-type="float">
            <text:p>3080</text:p>
          </table:table-cell>
          <table:table-cell table:formula="of:=[.CN40]/[.CE40]" office:value-type="float" office:value="0.401931358475793" calcext:value-type="float">
            <text:p>0,4019313584757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8" calcext:value-type="float">
            <text:p>48</text:p>
          </table:table-cell>
          <table:table-cell office:value-type="float" office:value="202" calcext:value-type="float">
            <text:p>202</text:p>
          </table:table-cell>
          <table:table-cell office:value-type="float" office:value="8.41666666667" calcext:value-type="float">
            <text:p>8,41666666667</text:p>
          </table:table-cell>
          <table:table-cell office:value-type="float" office:value="0.179078014184" calcext:value-type="float">
            <text:p>0,179078014184</text:p>
          </table:table-cell>
          <table:table-cell table:formula="of:=[.AD41]-[.AH41]" office:value-type="float" office:value="2" calcext:value-type="float">
            <text:p>2</text:p>
          </table:table-cell>
          <table:table-cell table:formula="of:=[.AL41]/[.AD41]" office:value-type="float" office:value="0.04" calcext:value-type="float">
            <text:p>0,04</text:p>
          </table:table-cell>
          <table:table-cell table:formula="of:=[.AE41]-[.AI41]" office:value-type="float" office:value="121" calcext:value-type="float">
            <text:p>121</text:p>
          </table:table-cell>
          <table:table-cell table:formula="of:=[.AN41]/[.AE41]" office:value-type="float" office:value="0.374613003095975" calcext:value-type="float">
            <text:p>0,374613003095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9" calcext:value-type="float">
            <text:p>99</text:p>
          </table:table-cell>
          <table:table-cell office:value-type="float" office:value="1393" calcext:value-type="float">
            <text:p>1393</text:p>
          </table:table-cell>
          <table:table-cell office:value-type="float" office:value="28.1414141414" calcext:value-type="float">
            <text:p>28,1414141414</text:p>
          </table:table-cell>
          <table:table-cell office:value-type="float" office:value="0.287157287157" calcext:value-type="float">
            <text:p>0,287157287157</text:p>
          </table:table-cell>
          <table:table-cell table:formula="of:=[.AQ41]-[.AU41]" office:value-type="float" office:value="1" calcext:value-type="float">
            <text:p>1</text:p>
          </table:table-cell>
          <table:table-cell table:formula="of:=[.AY41]/[.AQ41]" office:value-type="float" office:value="0.01" calcext:value-type="float">
            <text:p>0,01</text:p>
          </table:table-cell>
          <table:table-cell table:formula="of:=[.AR41]-[.AV41]" office:value-type="float" office:value="1037" calcext:value-type="float">
            <text:p>1037</text:p>
          </table:table-cell>
          <table:table-cell table:formula="of:=[.BA41]/[.AR41]" office:value-type="float" office:value="0.426748971193416" calcext:value-type="float">
            <text:p>0,4267489711934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552" calcext:value-type="float">
            <text:p>5552</text:p>
          </table:table-cell>
          <table:table-cell office:value-type="float" office:value="74.0266666667" calcext:value-type="float">
            <text:p>74,0266666667</text:p>
          </table:table-cell>
          <table:table-cell office:value-type="float" office:value="0.496823266219" calcext:value-type="float">
            <text:p>0,496823266219</text:p>
          </table:table-cell>
          <table:table-cell table:formula="of:=[.BD41]-[.BH41]" office:value-type="float" office:value="0" calcext:value-type="float">
            <text:p>0</text:p>
          </table:table-cell>
          <table:table-cell table:formula="of:=[.BL41]/[.BD41]" office:value-type="float" office:value="0" calcext:value-type="float">
            <text:p>0</text:p>
          </table:table-cell>
          <table:table-cell table:formula="of:=[.BE41]-[.BI41]" office:value-type="float" office:value="2797" calcext:value-type="float">
            <text:p>2797</text:p>
          </table:table-cell>
          <table:table-cell table:formula="of:=[.BN41]/[.BE41]" office:value-type="float" office:value="0.335010180859983" calcext:value-type="float">
            <text:p>0,3350101808599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872" calcext:value-type="float">
            <text:p>5872</text:p>
          </table:table-cell>
          <table:table-cell office:value-type="float" office:value="58.72" calcext:value-type="float">
            <text:p>58,72</text:p>
          </table:table-cell>
          <table:table-cell office:value-type="float" office:value="0.295075376884" calcext:value-type="float">
            <text:p>0,295075376884</text:p>
          </table:table-cell>
          <table:table-cell table:formula="of:=[.BQ41]-[.BU41]" office:value-type="float" office:value="0" calcext:value-type="float">
            <text:p>0</text:p>
          </table:table-cell>
          <table:table-cell table:formula="of:=[.BY41]/[.BQ41]" office:value-type="float" office:value="0" calcext:value-type="float">
            <text:p>0</text:p>
          </table:table-cell>
          <table:table-cell table:formula="of:=[.BR41]-[.BV41]" office:value-type="float" office:value="14028" calcext:value-type="float">
            <text:p>14028</text:p>
          </table:table-cell>
          <table:table-cell table:formula="of:=[.CA41]/[.BR41]" office:value-type="float" office:value="0.704924623115578" calcext:value-type="float">
            <text:p>0,70492462311557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6" calcext:value-type="float">
            <text:p>246</text:p>
          </table:table-cell>
          <table:table-cell office:value-type="float" office:value="3440" calcext:value-type="float">
            <text:p>3440</text:p>
          </table:table-cell>
          <table:table-cell office:value-type="float" office:value="27.9674796748" calcext:value-type="float">
            <text:p>27,9674796748</text:p>
          </table:table-cell>
          <table:table-cell office:value-type="float" office:value="0.114152978264" calcext:value-type="float">
            <text:p>0,114152978264</text:p>
          </table:table-cell>
          <table:table-cell table:formula="of:=[.CD41]-[.CH41]" office:value-type="float" office:value="4" calcext:value-type="float">
            <text:p>4</text:p>
          </table:table-cell>
          <table:table-cell table:formula="of:=[.CL41]/[.CD41]" office:value-type="float" office:value="0.016" calcext:value-type="float">
            <text:p>0,016</text:p>
          </table:table-cell>
          <table:table-cell table:formula="of:=[.CE41]-[.CI41]" office:value-type="float" office:value="4223" calcext:value-type="float">
            <text:p>4223</text:p>
          </table:table-cell>
          <table:table-cell table:formula="of:=[.CN41]/[.CE41]" office:value-type="float" office:value="0.551089651572491" calcext:value-type="float">
            <text:p>0,5510896515724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.44444444444" calcext:value-type="float">
            <text:p>4,44444444444</text:p>
          </table:table-cell>
          <table:table-cell office:value-type="float" office:value="0.10101010101" calcext:value-type="float">
            <text:p>0,10101010101</text:p>
          </table:table-cell>
          <table:table-cell table:formula="of:=[.AD42]-[.AH42]" office:value-type="float" office:value="5" calcext:value-type="float">
            <text:p>5</text:p>
          </table:table-cell>
          <table:table-cell table:formula="of:=[.AL42]/[.AD42]" office:value-type="float" office:value="0.1" calcext:value-type="float">
            <text:p>0,1</text:p>
          </table:table-cell>
          <table:table-cell table:formula="of:=[.AE42]-[.AI42]" office:value-type="float" office:value="223" calcext:value-type="float">
            <text:p>223</text:p>
          </table:table-cell>
          <table:table-cell table:formula="of:=[.AN42]/[.AE42]" office:value-type="float" office:value="0.690402476780186" calcext:value-type="float">
            <text:p>0,6904024767801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2.22580645161" calcext:value-type="float">
            <text:p>2,22580645161</text:p>
          </table:table-cell>
          <table:table-cell office:value-type="float" office:value="0.0364886303543" calcext:value-type="float">
            <text:p>0,0364886303543</text:p>
          </table:table-cell>
          <table:table-cell table:formula="of:=[.AQ42]-[.AU42]" office:value-type="float" office:value="38" calcext:value-type="float">
            <text:p>38</text:p>
          </table:table-cell>
          <table:table-cell table:formula="of:=[.AY42]/[.AQ42]" office:value-type="float" office:value="0.38" calcext:value-type="float">
            <text:p>0,38</text:p>
          </table:table-cell>
          <table:table-cell table:formula="of:=[.AR42]-[.AV42]" office:value-type="float" office:value="2361" calcext:value-type="float">
            <text:p>2361</text:p>
          </table:table-cell>
          <table:table-cell table:formula="of:=[.BA42]/[.AR42]" office:value-type="float" office:value="0.971604938271605" calcext:value-type="float">
            <text:p>0,9716049382716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721" calcext:value-type="float">
            <text:p>3721</text:p>
          </table:table-cell>
          <table:table-cell office:value-type="float" office:value="49.6133333333" calcext:value-type="float">
            <text:p>49,6133333333</text:p>
          </table:table-cell>
          <table:table-cell office:value-type="float" office:value="0.332975391499" calcext:value-type="float">
            <text:p>0,332975391499</text:p>
          </table:table-cell>
          <table:table-cell table:formula="of:=[.BD42]-[.BH42]" office:value-type="float" office:value="0" calcext:value-type="float">
            <text:p>0</text:p>
          </table:table-cell>
          <table:table-cell table:formula="of:=[.BL42]/[.BD42]" office:value-type="float" office:value="0" calcext:value-type="float">
            <text:p>0</text:p>
          </table:table-cell>
          <table:table-cell table:formula="of:=[.BE42]-[.BI42]" office:value-type="float" office:value="4628" calcext:value-type="float">
            <text:p>4628</text:p>
          </table:table-cell>
          <table:table-cell table:formula="of:=[.BN42]/[.BE42]" office:value-type="float" office:value="0.554317882381123" calcext:value-type="float">
            <text:p>0,55431788238112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65" calcext:value-type="float">
            <text:p>765</text:p>
          </table:table-cell>
          <table:table-cell office:value-type="float" office:value="16.2765957447" calcext:value-type="float">
            <text:p>16,2765957447</text:p>
          </table:table-cell>
          <table:table-cell office:value-type="float" office:value="0.175017158545" calcext:value-type="float">
            <text:p>0,175017158545</text:p>
          </table:table-cell>
          <table:table-cell table:formula="of:=[.BQ42]-[.BU42]" office:value-type="float" office:value="106" calcext:value-type="float">
            <text:p>106</text:p>
          </table:table-cell>
          <table:table-cell table:formula="of:=[.BY42]/[.BQ42]" office:value-type="float" office:value="0.53" calcext:value-type="float">
            <text:p>0,53</text:p>
          </table:table-cell>
          <table:table-cell table:formula="of:=[.BR42]-[.BV42]" office:value-type="float" office:value="19135" calcext:value-type="float">
            <text:p>19135</text:p>
          </table:table-cell>
          <table:table-cell table:formula="of:=[.CA42]/[.BR42]" office:value-type="float" office:value="0.961557788944724" calcext:value-type="float">
            <text:p>0,9615577889447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6" calcext:value-type="float">
            <text:p>236</text:p>
          </table:table-cell>
          <table:table-cell office:value-type="float" office:value="655" calcext:value-type="float">
            <text:p>655</text:p>
          </table:table-cell>
          <table:table-cell office:value-type="float" office:value="5.55084745763" calcext:value-type="float">
            <text:p>5,55084745763</text:p>
          </table:table-cell>
          <table:table-cell office:value-type="float" office:value="0.0236206274793" calcext:value-type="float">
            <text:p>0,0236206274793</text:p>
          </table:table-cell>
          <table:table-cell table:formula="of:=[.CD42]-[.CH42]" office:value-type="float" office:value="14" calcext:value-type="float">
            <text:p>14</text:p>
          </table:table-cell>
          <table:table-cell table:formula="of:=[.CL42]/[.CD42]" office:value-type="float" office:value="0.056" calcext:value-type="float">
            <text:p>0,056</text:p>
          </table:table-cell>
          <table:table-cell table:formula="of:=[.CE42]-[.CI42]" office:value-type="float" office:value="7008" calcext:value-type="float">
            <text:p>7008</text:p>
          </table:table-cell>
          <table:table-cell table:formula="of:=[.CN42]/[.CE42]" office:value-type="float" office:value="0.914524337726739" calcext:value-type="float">
            <text:p>0,9145243377267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666666666667" calcext:value-type="float">
            <text:p>0,666666666667</text:p>
          </table:table-cell>
          <table:table-cell table:formula="of:=[.AD43]-[.AH43]" office:value-type="float" office:value="47" calcext:value-type="float">
            <text:p>47</text:p>
          </table:table-cell>
          <table:table-cell table:formula="of:=[.AL43]/[.AD43]" office:value-type="float" office:value="0.94" calcext:value-type="float">
            <text:p>0,94</text:p>
          </table:table-cell>
          <table:table-cell table:formula="of:=[.AE43]-[.AI43]" office:value-type="float" office:value="321" calcext:value-type="float">
            <text:p>321</text:p>
          </table:table-cell>
          <table:table-cell table:formula="of:=[.AN43]/[.AE43]" office:value-type="float" office:value="0.993808049535604" calcext:value-type="float">
            <text:p>0,9938080495356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2.7380952381" calcext:value-type="float">
            <text:p>2,7380952381</text:p>
          </table:table-cell>
          <table:table-cell office:value-type="float" office:value="0.0329890992542" calcext:value-type="float">
            <text:p>0,0329890992542</text:p>
          </table:table-cell>
          <table:table-cell table:formula="of:=[.AQ43]-[.AU43]" office:value-type="float" office:value="16" calcext:value-type="float">
            <text:p>16</text:p>
          </table:table-cell>
          <table:table-cell table:formula="of:=[.AY43]/[.AQ43]" office:value-type="float" office:value="0.16" calcext:value-type="float">
            <text:p>0,16</text:p>
          </table:table-cell>
          <table:table-cell table:formula="of:=[.AR43]-[.AV43]" office:value-type="float" office:value="2315" calcext:value-type="float">
            <text:p>2315</text:p>
          </table:table-cell>
          <table:table-cell table:formula="of:=[.BA43]/[.AR43]" office:value-type="float" office:value="0.952674897119342" calcext:value-type="float">
            <text:p>0,9526748971193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645" calcext:value-type="float">
            <text:p>1645</text:p>
          </table:table-cell>
          <table:table-cell office:value-type="float" office:value="21.9333333333" calcext:value-type="float">
            <text:p>21,9333333333</text:p>
          </table:table-cell>
          <table:table-cell office:value-type="float" office:value="0.147203579418" calcext:value-type="float">
            <text:p>0,147203579418</text:p>
          </table:table-cell>
          <table:table-cell table:formula="of:=[.BD43]-[.BH43]" office:value-type="float" office:value="0" calcext:value-type="float">
            <text:p>0</text:p>
          </table:table-cell>
          <table:table-cell table:formula="of:=[.BL43]/[.BD43]" office:value-type="float" office:value="0" calcext:value-type="float">
            <text:p>0</text:p>
          </table:table-cell>
          <table:table-cell table:formula="of:=[.BE43]-[.BI43]" office:value-type="float" office:value="6704" calcext:value-type="float">
            <text:p>6704</text:p>
          </table:table-cell>
          <table:table-cell table:formula="of:=[.BN43]/[.BE43]" office:value-type="float" office:value="0.802970415618637" calcext:value-type="float">
            <text:p>0,8029704156186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3665" calcext:value-type="float">
            <text:p>13665</text:p>
          </table:table-cell>
          <table:table-cell office:value-type="float" office:value="136.65" calcext:value-type="float">
            <text:p>136,65</text:p>
          </table:table-cell>
          <table:table-cell office:value-type="float" office:value="0.686683417085" calcext:value-type="float">
            <text:p>0,686683417085</text:p>
          </table:table-cell>
          <table:table-cell table:formula="of:=[.BQ43]-[.BU43]" office:value-type="float" office:value="0" calcext:value-type="float">
            <text:p>0</text:p>
          </table:table-cell>
          <table:table-cell table:formula="of:=[.BY43]/[.BQ43]" office:value-type="float" office:value="0" calcext:value-type="float">
            <text:p>0</text:p>
          </table:table-cell>
          <table:table-cell table:formula="of:=[.BR43]-[.BV43]" office:value-type="float" office:value="6235" calcext:value-type="float">
            <text:p>6235</text:p>
          </table:table-cell>
          <table:table-cell table:formula="of:=[.CA43]/[.BR43]" office:value-type="float" office:value="0.313316582914573" calcext:value-type="float">
            <text:p>0,31331658291457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268" calcext:value-type="float">
            <text:p>2268</text:p>
          </table:table-cell>
          <table:table-cell office:value-type="float" office:value="18.144" calcext:value-type="float">
            <text:p>18,144</text:p>
          </table:table-cell>
          <table:table-cell office:value-type="float" office:value="0.0728674698795" calcext:value-type="float">
            <text:p>0,0728674698795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5395" calcext:value-type="float">
            <text:p>5395</text:p>
          </table:table-cell>
          <table:table-cell table:formula="of:=[.CN43]/[.CE43]" office:value-type="float" office:value="0.704032363304189" calcext:value-type="float">
            <text:p>0,704032363304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133333333333" calcext:value-type="float">
            <text:p>0,133333333333</text:p>
          </table:table-cell>
          <table:table-cell table:formula="of:=[.AD44]-[.AH44]" office:value-type="float" office:value="34" calcext:value-type="float">
            <text:p>34</text:p>
          </table:table-cell>
          <table:table-cell table:formula="of:=[.AL44]/[.AD44]" office:value-type="float" office:value="0.68" calcext:value-type="float">
            <text:p>0,68</text:p>
          </table:table-cell>
          <table:table-cell table:formula="of:=[.AE44]-[.AI44]" office:value-type="float" office:value="307" calcext:value-type="float">
            <text:p>307</text:p>
          </table:table-cell>
          <table:table-cell table:formula="of:=[.AN44]/[.AE44]" office:value-type="float" office:value="0.95046439628483" calcext:value-type="float">
            <text:p>0,9504643962848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430769230769" calcext:value-type="float">
            <text:p>0,0430769230769</text:p>
          </table:table-cell>
          <table:table-cell table:formula="of:=[.AQ44]-[.AU44]" office:value-type="float" office:value="74" calcext:value-type="float">
            <text:p>74</text:p>
          </table:table-cell>
          <table:table-cell table:formula="of:=[.AY44]/[.AQ44]" office:value-type="float" office:value="0.74" calcext:value-type="float">
            <text:p>0,74</text:p>
          </table:table-cell>
          <table:table-cell table:formula="of:=[.AR44]-[.AV44]" office:value-type="float" office:value="2416" calcext:value-type="float">
            <text:p>2416</text:p>
          </table:table-cell>
          <table:table-cell table:formula="of:=[.BA44]/[.AR44]" office:value-type="float" office:value="0.994238683127572" calcext:value-type="float">
            <text:p>0,9942386831275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225" calcext:value-type="float">
            <text:p>7225</text:p>
          </table:table-cell>
          <table:table-cell office:value-type="float" office:value="96.3333333333" calcext:value-type="float">
            <text:p>96,3333333333</text:p>
          </table:table-cell>
          <table:table-cell office:value-type="float" office:value="0.646532438479" calcext:value-type="float">
            <text:p>0,646532438479</text:p>
          </table:table-cell>
          <table:table-cell table:formula="of:=[.BD44]-[.BH44]" office:value-type="float" office:value="0" calcext:value-type="float">
            <text:p>0</text:p>
          </table:table-cell>
          <table:table-cell table:formula="of:=[.BL44]/[.BD44]" office:value-type="float" office:value="0" calcext:value-type="float">
            <text:p>0</text:p>
          </table:table-cell>
          <table:table-cell table:formula="of:=[.BE44]-[.BI44]" office:value-type="float" office:value="1124" calcext:value-type="float">
            <text:p>1124</text:p>
          </table:table-cell>
          <table:table-cell table:formula="of:=[.BN44]/[.BE44]" office:value-type="float" office:value="0.13462690142532" calcext:value-type="float">
            <text:p>0,134626901425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461" calcext:value-type="float">
            <text:p>6461</text:p>
          </table:table-cell>
          <table:table-cell office:value-type="float" office:value="99.4" calcext:value-type="float">
            <text:p>99,4</text:p>
          </table:table-cell>
          <table:table-cell office:value-type="float" office:value="0.770542635659" calcext:value-type="float">
            <text:p>0,770542635659</text:p>
          </table:table-cell>
          <table:table-cell table:formula="of:=[.BQ44]-[.BU44]" office:value-type="float" office:value="70" calcext:value-type="float">
            <text:p>70</text:p>
          </table:table-cell>
          <table:table-cell table:formula="of:=[.BY44]/[.BQ44]" office:value-type="float" office:value="0.35" calcext:value-type="float">
            <text:p>0,35</text:p>
          </table:table-cell>
          <table:table-cell table:formula="of:=[.BR44]-[.BV44]" office:value-type="float" office:value="13439" calcext:value-type="float">
            <text:p>13439</text:p>
          </table:table-cell>
          <table:table-cell table:formula="of:=[.CA44]/[.BR44]" office:value-type="float" office:value="0.675326633165829" calcext:value-type="float">
            <text:p>0,6753266331658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2.3795620438" calcext:value-type="float">
            <text:p>2,3795620438</text:p>
          </table:table-cell>
          <table:table-cell office:value-type="float" office:value="0.0174967797338" calcext:value-type="float">
            <text:p>0,0174967797338</text:p>
          </table:table-cell>
          <table:table-cell table:formula="of:=[.CD44]-[.CH44]" office:value-type="float" office:value="113" calcext:value-type="float">
            <text:p>113</text:p>
          </table:table-cell>
          <table:table-cell table:formula="of:=[.CL44]/[.CD44]" office:value-type="float" office:value="0.452" calcext:value-type="float">
            <text:p>0,452</text:p>
          </table:table-cell>
          <table:table-cell table:formula="of:=[.CE44]-[.CI44]" office:value-type="float" office:value="7500" calcext:value-type="float">
            <text:p>7500</text:p>
          </table:table-cell>
          <table:table-cell table:formula="of:=[.CN44]/[.CE44]" office:value-type="float" office:value="0.978728957327417" calcext:value-type="float">
            <text:p>0,978728957327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.35714285714" calcext:value-type="float">
            <text:p>3,35714285714</text:p>
          </table:table-cell>
          <table:table-cell office:value-type="float" office:value="0.124338624339" calcext:value-type="float">
            <text:p>0,124338624339</text:p>
          </table:table-cell>
          <table:table-cell table:formula="of:=[.AD45]-[.AH45]" office:value-type="float" office:value="22" calcext:value-type="float">
            <text:p>22</text:p>
          </table:table-cell>
          <table:table-cell table:formula="of:=[.AL45]/[.AD45]" office:value-type="float" office:value="0.44" calcext:value-type="float">
            <text:p>0,44</text:p>
          </table:table-cell>
          <table:table-cell table:formula="of:=[.AE45]-[.AI45]" office:value-type="float" office:value="276" calcext:value-type="float">
            <text:p>276</text:p>
          </table:table-cell>
          <table:table-cell table:formula="of:=[.AN45]/[.AE45]" office:value-type="float" office:value="0.854489164086687" calcext:value-type="float">
            <text:p>0,8544891640866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60" calcext:value-type="float">
            <text:p>1860</text:p>
          </table:table-cell>
          <table:table-cell office:value-type="float" office:value="37.2" calcext:value-type="float">
            <text:p>37,2</text:p>
          </table:table-cell>
          <table:table-cell office:value-type="float" office:value="0.375757575758" calcext:value-type="float">
            <text:p>0,375757575758</text:p>
          </table:table-cell>
          <table:table-cell table:formula="of:=[.AQ45]-[.AU45]" office:value-type="float" office:value="0" calcext:value-type="float">
            <text:p>0</text:p>
          </table:table-cell>
          <table:table-cell table:formula="of:=[.AY45]/[.AQ45]" office:value-type="float" office:value="0" calcext:value-type="float">
            <text:p>0</text:p>
          </table:table-cell>
          <table:table-cell table:formula="of:=[.AR45]-[.AV45]" office:value-type="float" office:value="570" calcext:value-type="float">
            <text:p>570</text:p>
          </table:table-cell>
          <table:table-cell table:formula="of:=[.BA45]/[.AR45]" office:value-type="float" office:value="0.234567901234568" calcext:value-type="float">
            <text:p>0,23456790123456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188" calcext:value-type="float">
            <text:p>7188</text:p>
          </table:table-cell>
          <table:table-cell office:value-type="float" office:value="95.84" calcext:value-type="float">
            <text:p>95,84</text:p>
          </table:table-cell>
          <table:table-cell office:value-type="float" office:value="0.64322147651" calcext:value-type="float">
            <text:p>0,64322147651</text:p>
          </table:table-cell>
          <table:table-cell table:formula="of:=[.BD45]-[.BH45]" office:value-type="float" office:value="0" calcext:value-type="float">
            <text:p>0</text:p>
          </table:table-cell>
          <table:table-cell table:formula="of:=[.BL45]/[.BD45]" office:value-type="float" office:value="0" calcext:value-type="float">
            <text:p>0</text:p>
          </table:table-cell>
          <table:table-cell table:formula="of:=[.BE45]-[.BI45]" office:value-type="float" office:value="1161" calcext:value-type="float">
            <text:p>1161</text:p>
          </table:table-cell>
          <table:table-cell table:formula="of:=[.BN45]/[.BE45]" office:value-type="float" office:value="0.139058569888609" calcext:value-type="float">
            <text:p>0,1390585698886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5286" calcext:value-type="float">
            <text:p>5286</text:p>
          </table:table-cell>
          <table:table-cell office:value-type="float" office:value="64.4634146341" calcext:value-type="float">
            <text:p>64,4634146341</text:p>
          </table:table-cell>
          <table:table-cell office:value-type="float" office:value="0.395481071375" calcext:value-type="float">
            <text:p>0,395481071375</text:p>
          </table:table-cell>
          <table:table-cell table:formula="of:=[.BQ45]-[.BU45]" office:value-type="float" office:value="36" calcext:value-type="float">
            <text:p>36</text:p>
          </table:table-cell>
          <table:table-cell table:formula="of:=[.BY45]/[.BQ45]" office:value-type="float" office:value="0.18" calcext:value-type="float">
            <text:p>0,18</text:p>
          </table:table-cell>
          <table:table-cell table:formula="of:=[.BR45]-[.BV45]" office:value-type="float" office:value="14614" calcext:value-type="float">
            <text:p>14614</text:p>
          </table:table-cell>
          <table:table-cell table:formula="of:=[.CA45]/[.BR45]" office:value-type="float" office:value="0.734371859296482" calcext:value-type="float">
            <text:p>0,73437185929648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111" calcext:value-type="float">
            <text:p>4111</text:p>
          </table:table-cell>
          <table:table-cell office:value-type="float" office:value="32.888" calcext:value-type="float">
            <text:p>32,888</text:p>
          </table:table-cell>
          <table:table-cell office:value-type="float" office:value="0.132080321285" calcext:value-type="float">
            <text:p>0,132080321285</text:p>
          </table:table-cell>
          <table:table-cell table:formula="of:=[.CD45]-[.CH45]" office:value-type="float" office:value="0" calcext:value-type="float">
            <text:p>0</text:p>
          </table:table-cell>
          <table:table-cell table:formula="of:=[.CL45]/[.CD45]" office:value-type="float" office:value="0" calcext:value-type="float">
            <text:p>0</text:p>
          </table:table-cell>
          <table:table-cell table:formula="of:=[.CE45]-[.CI45]" office:value-type="float" office:value="3552" calcext:value-type="float">
            <text:p>3552</text:p>
          </table:table-cell>
          <table:table-cell table:formula="of:=[.CN45]/[.CE45]" office:value-type="float" office:value="0.463526034190265" calcext:value-type="float">
            <text:p>0,463526034190265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1" calcext:value-type="float">
            <text:p>161</text:p>
          </table:table-cell>
          <table:table-cell office:value-type="float" office:value="6.44" calcext:value-type="float">
            <text:p>6,44</text:p>
          </table:table-cell>
          <table:table-cell office:value-type="float" office:value="0.131428571429" calcext:value-type="float">
            <text:p>0,131428571429</text:p>
          </table:table-cell>
          <table:table-cell table:formula="of:=[.AD46]-[.AH46]" office:value-type="float" office:value="0" calcext:value-type="float">
            <text:p>0</text:p>
          </table:table-cell>
          <table:table-cell table:formula="of:=[.AL46]/[.AD46]" office:value-type="float" office:value="0" calcext:value-type="float">
            <text:p>0</text:p>
          </table:table-cell>
          <table:table-cell table:formula="of:=[.AE46]-[.AI46]" office:value-type="float" office:value="162" calcext:value-type="float">
            <text:p>162</text:p>
          </table:table-cell>
          <table:table-cell table:formula="of:=[.AN46]/[.AE46]" office:value-type="float" office:value="0.501547987616099" calcext:value-type="float">
            <text:p>0,5015479876160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7" calcext:value-type="float">
            <text:p>97</text:p>
          </table:table-cell>
          <table:table-cell office:value-type="float" office:value="1036" calcext:value-type="float">
            <text:p>1036</text:p>
          </table:table-cell>
          <table:table-cell office:value-type="float" office:value="21.3608247423" calcext:value-type="float">
            <text:p>21,3608247423</text:p>
          </table:table-cell>
          <table:table-cell office:value-type="float" office:value="0.222508591065" calcext:value-type="float">
            <text:p>0,222508591065</text:p>
          </table:table-cell>
          <table:table-cell table:formula="of:=[.AQ46]-[.AU46]" office:value-type="float" office:value="3" calcext:value-type="float">
            <text:p>3</text:p>
          </table:table-cell>
          <table:table-cell table:formula="of:=[.AY46]/[.AQ46]" office:value-type="float" office:value="0.03" calcext:value-type="float">
            <text:p>0,03</text:p>
          </table:table-cell>
          <table:table-cell table:formula="of:=[.AR46]-[.AV46]" office:value-type="float" office:value="1394" calcext:value-type="float">
            <text:p>1394</text:p>
          </table:table-cell>
          <table:table-cell table:formula="of:=[.BA46]/[.AR46]" office:value-type="float" office:value="0.573662551440329" calcext:value-type="float">
            <text:p>0,5736625514403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050" calcext:value-type="float">
            <text:p>6050</text:p>
          </table:table-cell>
          <table:table-cell office:value-type="float" office:value="80.6666666667" calcext:value-type="float">
            <text:p>80,6666666667</text:p>
          </table:table-cell>
          <table:table-cell office:value-type="float" office:value="0.541387024609" calcext:value-type="float">
            <text:p>0,541387024609</text:p>
          </table:table-cell>
          <table:table-cell table:formula="of:=[.BD46]-[.BH46]" office:value-type="float" office:value="0" calcext:value-type="float">
            <text:p>0</text:p>
          </table:table-cell>
          <table:table-cell table:formula="of:=[.BL46]/[.BD46]" office:value-type="float" office:value="0" calcext:value-type="float">
            <text:p>0</text:p>
          </table:table-cell>
          <table:table-cell table:formula="of:=[.BE46]-[.BI46]" office:value-type="float" office:value="2299" calcext:value-type="float">
            <text:p>2299</text:p>
          </table:table-cell>
          <table:table-cell table:formula="of:=[.BN46]/[.BE46]" office:value-type="float" office:value="0.27536231884058" calcext:value-type="float">
            <text:p>0,275362318840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074" calcext:value-type="float">
            <text:p>1074</text:p>
          </table:table-cell>
          <table:table-cell office:value-type="float" office:value="22.8510638298" calcext:value-type="float">
            <text:p>22,8510638298</text:p>
          </table:table-cell>
          <table:table-cell office:value-type="float" office:value="0.245710363761" calcext:value-type="float">
            <text:p>0,245710363761</text:p>
          </table:table-cell>
          <table:table-cell table:formula="of:=[.BQ46]-[.BU46]" office:value-type="float" office:value="106" calcext:value-type="float">
            <text:p>106</text:p>
          </table:table-cell>
          <table:table-cell table:formula="of:=[.BY46]/[.BQ46]" office:value-type="float" office:value="0.53" calcext:value-type="float">
            <text:p>0,53</text:p>
          </table:table-cell>
          <table:table-cell table:formula="of:=[.BR46]-[.BV46]" office:value-type="float" office:value="18826" calcext:value-type="float">
            <text:p>18826</text:p>
          </table:table-cell>
          <table:table-cell table:formula="of:=[.CA46]/[.BR46]" office:value-type="float" office:value="0.946030150753769" calcext:value-type="float">
            <text:p>0,94603015075376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983" calcext:value-type="float">
            <text:p>1983</text:p>
          </table:table-cell>
          <table:table-cell office:value-type="float" office:value="15.864" calcext:value-type="float">
            <text:p>15,864</text:p>
          </table:table-cell>
          <table:table-cell office:value-type="float" office:value="0.0637108433735" calcext:value-type="float">
            <text:p>0,0637108433735</text:p>
          </table:table-cell>
          <table:table-cell table:formula="of:=[.CD46]-[.CH46]" office:value-type="float" office:value="0" calcext:value-type="float">
            <text:p>0</text:p>
          </table:table-cell>
          <table:table-cell table:formula="of:=[.CL46]/[.CD46]" office:value-type="float" office:value="0" calcext:value-type="float">
            <text:p>0</text:p>
          </table:table-cell>
          <table:table-cell table:formula="of:=[.CE46]-[.CI46]" office:value-type="float" office:value="5680" calcext:value-type="float">
            <text:p>5680</text:p>
          </table:table-cell>
          <table:table-cell table:formula="of:=[.CN46]/[.CE46]" office:value-type="float" office:value="0.741224063682631" calcext:value-type="float">
            <text:p>0,74122406368263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5.67441860465" calcext:value-type="float">
            <text:p>5,67441860465</text:p>
          </table:table-cell>
          <table:table-cell office:value-type="float" office:value="0.135105204873" calcext:value-type="float">
            <text:p>0,135105204873</text:p>
          </table:table-cell>
          <table:table-cell table:formula="of:=[.AD47]-[.AH47]" office:value-type="float" office:value="7" calcext:value-type="float">
            <text:p>7</text:p>
          </table:table-cell>
          <table:table-cell table:formula="of:=[.AL47]/[.AD47]" office:value-type="float" office:value="0.14" calcext:value-type="float">
            <text:p>0,14</text:p>
          </table:table-cell>
          <table:table-cell table:formula="of:=[.AE47]-[.AI47]" office:value-type="float" office:value="201" calcext:value-type="float">
            <text:p>201</text:p>
          </table:table-cell>
          <table:table-cell table:formula="of:=[.AN47]/[.AE47]" office:value-type="float" office:value="0.622291021671827" calcext:value-type="float">
            <text:p>0,6222910216718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29" calcext:value-type="float">
            <text:p>2229</text:p>
          </table:table-cell>
          <table:table-cell office:value-type="float" office:value="44.58" calcext:value-type="float">
            <text:p>44,58</text:p>
          </table:table-cell>
          <table:table-cell office:value-type="float" office:value="0.450303030303" calcext:value-type="float">
            <text:p>0,450303030303</text:p>
          </table:table-cell>
          <table:table-cell table:formula="of:=[.AQ47]-[.AU47]" office:value-type="float" office:value="0" calcext:value-type="float">
            <text:p>0</text:p>
          </table:table-cell>
          <table:table-cell table:formula="of:=[.AY47]/[.AQ47]" office:value-type="float" office:value="0" calcext:value-type="float">
            <text:p>0</text:p>
          </table:table-cell>
          <table:table-cell table:formula="of:=[.AR47]-[.AV47]" office:value-type="float" office:value="201" calcext:value-type="float">
            <text:p>201</text:p>
          </table:table-cell>
          <table:table-cell table:formula="of:=[.BA47]/[.AR47]" office:value-type="float" office:value="0.082716049382716" calcext:value-type="float">
            <text:p>0,08271604938271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975" calcext:value-type="float">
            <text:p>3975</text:p>
          </table:table-cell>
          <table:table-cell office:value-type="float" office:value="53" calcext:value-type="float">
            <text:p>53</text:p>
          </table:table-cell>
          <table:table-cell office:value-type="float" office:value="0.355704697987" calcext:value-type="float">
            <text:p>0,355704697987</text:p>
          </table:table-cell>
          <table:table-cell table:formula="of:=[.BD47]-[.BH47]" office:value-type="float" office:value="0" calcext:value-type="float">
            <text:p>0</text:p>
          </table:table-cell>
          <table:table-cell table:formula="of:=[.BL47]/[.BD47]" office:value-type="float" office:value="0" calcext:value-type="float">
            <text:p>0</text:p>
          </table:table-cell>
          <table:table-cell table:formula="of:=[.BE47]-[.BI47]" office:value-type="float" office:value="4374" calcext:value-type="float">
            <text:p>4374</text:p>
          </table:table-cell>
          <table:table-cell table:formula="of:=[.BN47]/[.BE47]" office:value-type="float" office:value="0.523895077254761" calcext:value-type="float">
            <text:p>0,52389507725476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4569" calcext:value-type="float">
            <text:p>4569</text:p>
          </table:table-cell>
          <table:table-cell office:value-type="float" office:value="87.0285714286" calcext:value-type="float">
            <text:p>87,0285714286</text:p>
          </table:table-cell>
          <table:table-cell office:value-type="float" office:value="0.836813186813" calcext:value-type="float">
            <text:p>0,836813186813</text:p>
          </table:table-cell>
          <table:table-cell table:formula="of:=[.BQ47]-[.BU47]" office:value-type="float" office:value="95" calcext:value-type="float">
            <text:p>95</text:p>
          </table:table-cell>
          <table:table-cell table:formula="of:=[.BY47]/[.BQ47]" office:value-type="float" office:value="0.475" calcext:value-type="float">
            <text:p>0,475</text:p>
          </table:table-cell>
          <table:table-cell table:formula="of:=[.BR47]-[.BV47]" office:value-type="float" office:value="15331" calcext:value-type="float">
            <text:p>15331</text:p>
          </table:table-cell>
          <table:table-cell table:formula="of:=[.CA47]/[.BR47]" office:value-type="float" office:value="0.770402010050251" calcext:value-type="float">
            <text:p>0,77040201005025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94" calcext:value-type="float">
            <text:p>3594</text:p>
          </table:table-cell>
          <table:table-cell office:value-type="float" office:value="28.752" calcext:value-type="float">
            <text:p>28,752</text:p>
          </table:table-cell>
          <table:table-cell office:value-type="float" office:value="0.115469879518" calcext:value-type="float">
            <text:p>0,115469879518</text:p>
          </table:table-cell>
          <table:table-cell table:formula="of:=[.CD47]-[.CH47]" office:value-type="float" office:value="0" calcext:value-type="float">
            <text:p>0</text:p>
          </table:table-cell>
          <table:table-cell table:formula="of:=[.CL47]/[.CD47]" office:value-type="float" office:value="0" calcext:value-type="float">
            <text:p>0</text:p>
          </table:table-cell>
          <table:table-cell table:formula="of:=[.CE47]-[.CI47]" office:value-type="float" office:value="4069" calcext:value-type="float">
            <text:p>4069</text:p>
          </table:table-cell>
          <table:table-cell table:formula="of:=[.CN47]/[.CE47]" office:value-type="float" office:value="0.530993083648702" calcext:value-type="float">
            <text:p>0,530993083648702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7.8" calcext:value-type="float">
            <text:p>7,8</text:p>
          </table:table-cell>
          <table:table-cell office:value-type="float" office:value="0.159183673469" calcext:value-type="float">
            <text:p>0,159183673469</text:p>
          </table:table-cell>
          <table:table-cell table:formula="of:=[.AD48]-[.AH48]" office:value-type="float" office:value="0" calcext:value-type="float">
            <text:p>0</text:p>
          </table:table-cell>
          <table:table-cell table:formula="of:=[.AL48]/[.AD48]" office:value-type="float" office:value="0" calcext:value-type="float">
            <text:p>0</text:p>
          </table:table-cell>
          <table:table-cell table:formula="of:=[.AE48]-[.AI48]" office:value-type="float" office:value="128" calcext:value-type="float">
            <text:p>128</text:p>
          </table:table-cell>
          <table:table-cell table:formula="of:=[.AN48]/[.AE48]" office:value-type="float" office:value="0.396284829721362" calcext:value-type="float">
            <text:p>0,3962848297213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94" calcext:value-type="float">
            <text:p>1994</text:p>
          </table:table-cell>
          <table:table-cell office:value-type="float" office:value="39.88" calcext:value-type="float">
            <text:p>39,88</text:p>
          </table:table-cell>
          <table:table-cell office:value-type="float" office:value="0.402828282828" calcext:value-type="float">
            <text:p>0,402828282828</text:p>
          </table:table-cell>
          <table:table-cell table:formula="of:=[.AQ48]-[.AU48]" office:value-type="float" office:value="0" calcext:value-type="float">
            <text:p>0</text:p>
          </table:table-cell>
          <table:table-cell table:formula="of:=[.AY48]/[.AQ48]" office:value-type="float" office:value="0" calcext:value-type="float">
            <text:p>0</text:p>
          </table:table-cell>
          <table:table-cell table:formula="of:=[.AR48]-[.AV48]" office:value-type="float" office:value="436" calcext:value-type="float">
            <text:p>436</text:p>
          </table:table-cell>
          <table:table-cell table:formula="of:=[.BA48]/[.AR48]" office:value-type="float" office:value="0.179423868312757" calcext:value-type="float">
            <text:p>0,17942386831275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610" calcext:value-type="float">
            <text:p>1610</text:p>
          </table:table-cell>
          <table:table-cell office:value-type="float" office:value="21.4666666667" calcext:value-type="float">
            <text:p>21,4666666667</text:p>
          </table:table-cell>
          <table:table-cell office:value-type="float" office:value="0.144071588367" calcext:value-type="float">
            <text:p>0,144071588367</text:p>
          </table:table-cell>
          <table:table-cell table:formula="of:=[.BD48]-[.BH48]" office:value-type="float" office:value="0" calcext:value-type="float">
            <text:p>0</text:p>
          </table:table-cell>
          <table:table-cell table:formula="of:=[.BL48]/[.BD48]" office:value-type="float" office:value="0" calcext:value-type="float">
            <text:p>0</text:p>
          </table:table-cell>
          <table:table-cell table:formula="of:=[.BE48]-[.BI48]" office:value-type="float" office:value="6739" calcext:value-type="float">
            <text:p>6739</text:p>
          </table:table-cell>
          <table:table-cell table:formula="of:=[.BN48]/[.BE48]" office:value-type="float" office:value="0.807162534435262" calcext:value-type="float">
            <text:p>0,80716253443526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867" calcext:value-type="float">
            <text:p>2867</text:p>
          </table:table-cell>
          <table:table-cell office:value-type="float" office:value="37.9735099338" calcext:value-type="float">
            <text:p>37,9735099338</text:p>
          </table:table-cell>
          <table:table-cell office:value-type="float" office:value="0.253156732892" calcext:value-type="float">
            <text:p>0,253156732892</text:p>
          </table:table-cell>
          <table:table-cell table:formula="of:=[.BQ48]-[.BU48]" office:value-type="float" office:value="49" calcext:value-type="float">
            <text:p>49</text:p>
          </table:table-cell>
          <table:table-cell table:formula="of:=[.BY48]/[.BQ48]" office:value-type="float" office:value="0.245" calcext:value-type="float">
            <text:p>0,245</text:p>
          </table:table-cell>
          <table:table-cell table:formula="of:=[.BR48]-[.BV48]" office:value-type="float" office:value="17033" calcext:value-type="float">
            <text:p>17033</text:p>
          </table:table-cell>
          <table:table-cell table:formula="of:=[.CA48]/[.BR48]" office:value-type="float" office:value="0.855929648241206" calcext:value-type="float">
            <text:p>0,85592964824120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30" calcext:value-type="float">
            <text:p>230</text:p>
          </table:table-cell>
          <table:table-cell office:value-type="float" office:value="576" calcext:value-type="float">
            <text:p>576</text:p>
          </table:table-cell>
          <table:table-cell office:value-type="float" office:value="5.00869565217" calcext:value-type="float">
            <text:p>5,00869565217</text:p>
          </table:table-cell>
          <table:table-cell office:value-type="float" office:value="0.0218720334156" calcext:value-type="float">
            <text:p>0,0218720334156</text:p>
          </table:table-cell>
          <table:table-cell table:formula="of:=[.CD48]-[.CH48]" office:value-type="float" office:value="20" calcext:value-type="float">
            <text:p>20</text:p>
          </table:table-cell>
          <table:table-cell table:formula="of:=[.CL48]/[.CD48]" office:value-type="float" office:value="0.08" calcext:value-type="float">
            <text:p>0,08</text:p>
          </table:table-cell>
          <table:table-cell table:formula="of:=[.CE48]-[.CI48]" office:value-type="float" office:value="7087" calcext:value-type="float">
            <text:p>7087</text:p>
          </table:table-cell>
          <table:table-cell table:formula="of:=[.CN48]/[.CE48]" office:value-type="float" office:value="0.924833616077254" calcext:value-type="float">
            <text:p>0,924833616077254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4.53658536585" calcext:value-type="float">
            <text:p>4,53658536585</text:p>
          </table:table-cell>
          <table:table-cell office:value-type="float" office:value="0.113414634146" calcext:value-type="float">
            <text:p>0,113414634146</text:p>
          </table:table-cell>
          <table:table-cell table:formula="of:=[.AD49]-[.AH49]" office:value-type="float" office:value="9" calcext:value-type="float">
            <text:p>9</text:p>
          </table:table-cell>
          <table:table-cell table:formula="of:=[.AL49]/[.AD49]" office:value-type="float" office:value="0.18" calcext:value-type="float">
            <text:p>0,18</text:p>
          </table:table-cell>
          <table:table-cell table:formula="of:=[.AE49]-[.AI49]" office:value-type="float" office:value="230" calcext:value-type="float">
            <text:p>230</text:p>
          </table:table-cell>
          <table:table-cell table:formula="of:=[.AN49]/[.AE49]" office:value-type="float" office:value="0.712074303405573" calcext:value-type="float">
            <text:p>0,7120743034055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69" calcext:value-type="float">
            <text:p>1069</text:p>
          </table:table-cell>
          <table:table-cell office:value-type="float" office:value="21.38" calcext:value-type="float">
            <text:p>21,38</text:p>
          </table:table-cell>
          <table:table-cell office:value-type="float" office:value="0.21595959596" calcext:value-type="float">
            <text:p>0,21595959596</text:p>
          </table:table-cell>
          <table:table-cell table:formula="of:=[.AQ49]-[.AU49]" office:value-type="float" office:value="0" calcext:value-type="float">
            <text:p>0</text:p>
          </table:table-cell>
          <table:table-cell table:formula="of:=[.AY49]/[.AQ49]" office:value-type="float" office:value="0" calcext:value-type="float">
            <text:p>0</text:p>
          </table:table-cell>
          <table:table-cell table:formula="of:=[.AR49]-[.AV49]" office:value-type="float" office:value="1361" calcext:value-type="float">
            <text:p>1361</text:p>
          </table:table-cell>
          <table:table-cell table:formula="of:=[.BA49]/[.AR49]" office:value-type="float" office:value="0.560082304526749" calcext:value-type="float">
            <text:p>0,56008230452674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745" calcext:value-type="float">
            <text:p>3745</text:p>
          </table:table-cell>
          <table:table-cell office:value-type="float" office:value="49.9333333333" calcext:value-type="float">
            <text:p>49,9333333333</text:p>
          </table:table-cell>
          <table:table-cell office:value-type="float" office:value="0.335123042506" calcext:value-type="float">
            <text:p>0,335123042506</text:p>
          </table:table-cell>
          <table:table-cell table:formula="of:=[.BD49]-[.BH49]" office:value-type="float" office:value="0" calcext:value-type="float">
            <text:p>0</text:p>
          </table:table-cell>
          <table:table-cell table:formula="of:=[.BL49]/[.BD49]" office:value-type="float" office:value="0" calcext:value-type="float">
            <text:p>0</text:p>
          </table:table-cell>
          <table:table-cell table:formula="of:=[.BE49]-[.BI49]" office:value-type="float" office:value="4604" calcext:value-type="float">
            <text:p>4604</text:p>
          </table:table-cell>
          <table:table-cell table:formula="of:=[.BN49]/[.BE49]" office:value-type="float" office:value="0.551443286621152" calcext:value-type="float">
            <text:p>0,55144328662115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791" calcext:value-type="float">
            <text:p>4791</text:p>
          </table:table-cell>
          <table:table-cell office:value-type="float" office:value="47.91" calcext:value-type="float">
            <text:p>47,91</text:p>
          </table:table-cell>
          <table:table-cell office:value-type="float" office:value="0.240753768844" calcext:value-type="float">
            <text:p>0,240753768844</text:p>
          </table:table-cell>
          <table:table-cell table:formula="of:=[.BQ49]-[.BU49]" office:value-type="float" office:value="0" calcext:value-type="float">
            <text:p>0</text:p>
          </table:table-cell>
          <table:table-cell table:formula="of:=[.BY49]/[.BQ49]" office:value-type="float" office:value="0" calcext:value-type="float">
            <text:p>0</text:p>
          </table:table-cell>
          <table:table-cell table:formula="of:=[.BR49]-[.BV49]" office:value-type="float" office:value="15109" calcext:value-type="float">
            <text:p>15109</text:p>
          </table:table-cell>
          <table:table-cell table:formula="of:=[.CA49]/[.BR49]" office:value-type="float" office:value="0.759246231155779" calcext:value-type="float">
            <text:p>0,7592462311557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397" calcext:value-type="float">
            <text:p>3397</text:p>
          </table:table-cell>
          <table:table-cell office:value-type="float" office:value="27.176" calcext:value-type="float">
            <text:p>27,176</text:p>
          </table:table-cell>
          <table:table-cell office:value-type="float" office:value="0.109140562249" calcext:value-type="float">
            <text:p>0,109140562249</text:p>
          </table:table-cell>
          <table:table-cell table:formula="of:=[.CD49]-[.CH49]" office:value-type="float" office:value="0" calcext:value-type="float">
            <text:p>0</text:p>
          </table:table-cell>
          <table:table-cell table:formula="of:=[.CL49]/[.CD49]" office:value-type="float" office:value="0" calcext:value-type="float">
            <text:p>0</text:p>
          </table:table-cell>
          <table:table-cell table:formula="of:=[.CE49]-[.CI49]" office:value-type="float" office:value="4266" calcext:value-type="float">
            <text:p>4266</text:p>
          </table:table-cell>
          <table:table-cell table:formula="of:=[.CN49]/[.CE49]" office:value-type="float" office:value="0.556701030927835" calcext:value-type="float">
            <text:p>0,556701030927835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50]-[.AH50]" office:value-type="float" office:value="48" calcext:value-type="float">
            <text:p>48</text:p>
          </table:table-cell>
          <table:table-cell table:formula="of:=[.AL50]/[.AD50]" office:value-type="float" office:value="0.96" calcext:value-type="float">
            <text:p>0,96</text:p>
          </table:table-cell>
          <table:table-cell table:formula="of:=[.AE50]-[.AI50]" office:value-type="float" office:value="322" calcext:value-type="float">
            <text:p>322</text:p>
          </table:table-cell>
          <table:table-cell table:formula="of:=[.AN50]/[.AE50]" office:value-type="float" office:value="0.996904024767802" calcext:value-type="float">
            <text:p>0,9969040247678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54" calcext:value-type="float">
            <text:p>1554</text:p>
          </table:table-cell>
          <table:table-cell office:value-type="float" office:value="31.08" calcext:value-type="float">
            <text:p>31,08</text:p>
          </table:table-cell>
          <table:table-cell office:value-type="float" office:value="0.313939393939" calcext:value-type="float">
            <text:p>0,313939393939</text:p>
          </table:table-cell>
          <table:table-cell table:formula="of:=[.AQ50]-[.AU50]" office:value-type="float" office:value="0" calcext:value-type="float">
            <text:p>0</text:p>
          </table:table-cell>
          <table:table-cell table:formula="of:=[.AY50]/[.AQ50]" office:value-type="float" office:value="0" calcext:value-type="float">
            <text:p>0</text:p>
          </table:table-cell>
          <table:table-cell table:formula="of:=[.AR50]-[.AV50]" office:value-type="float" office:value="876" calcext:value-type="float">
            <text:p>876</text:p>
          </table:table-cell>
          <table:table-cell table:formula="of:=[.BA50]/[.AR50]" office:value-type="float" office:value="0.360493827160494" calcext:value-type="float">
            <text:p>0,36049382716049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230" calcext:value-type="float">
            <text:p>4230</text:p>
          </table:table-cell>
          <table:table-cell office:value-type="float" office:value="56.4" calcext:value-type="float">
            <text:p>56,4</text:p>
          </table:table-cell>
          <table:table-cell office:value-type="float" office:value="0.378523489933" calcext:value-type="float">
            <text:p>0,378523489933</text:p>
          </table:table-cell>
          <table:table-cell table:formula="of:=[.BD50]-[.BH50]" office:value-type="float" office:value="0" calcext:value-type="float">
            <text:p>0</text:p>
          </table:table-cell>
          <table:table-cell table:formula="of:=[.BL50]/[.BD50]" office:value-type="float" office:value="0" calcext:value-type="float">
            <text:p>0</text:p>
          </table:table-cell>
          <table:table-cell table:formula="of:=[.BE50]-[.BI50]" office:value-type="float" office:value="4119" calcext:value-type="float">
            <text:p>4119</text:p>
          </table:table-cell>
          <table:table-cell table:formula="of:=[.BN50]/[.BE50]" office:value-type="float" office:value="0.493352497305066" calcext:value-type="float">
            <text:p>0,4933524973050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919" calcext:value-type="float">
            <text:p>919</text:p>
          </table:table-cell>
          <table:table-cell office:value-type="float" office:value="12.1721854305" calcext:value-type="float">
            <text:p>12,1721854305</text:p>
          </table:table-cell>
          <table:table-cell office:value-type="float" office:value="0.0811479028698" calcext:value-type="float">
            <text:p>0,0811479028698</text:p>
          </table:table-cell>
          <table:table-cell table:formula="of:=[.BQ50]-[.BU50]" office:value-type="float" office:value="49" calcext:value-type="float">
            <text:p>49</text:p>
          </table:table-cell>
          <table:table-cell table:formula="of:=[.BY50]/[.BQ50]" office:value-type="float" office:value="0.245" calcext:value-type="float">
            <text:p>0,245</text:p>
          </table:table-cell>
          <table:table-cell table:formula="of:=[.BR50]-[.BV50]" office:value-type="float" office:value="18981" calcext:value-type="float">
            <text:p>18981</text:p>
          </table:table-cell>
          <table:table-cell table:formula="of:=[.CA50]/[.BR50]" office:value-type="float" office:value="0.953819095477387" calcext:value-type="float">
            <text:p>0,953819095477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7" calcext:value-type="float">
            <text:p>247</text:p>
          </table:table-cell>
          <table:table-cell office:value-type="float" office:value="1036" calcext:value-type="float">
            <text:p>1036</text:p>
          </table:table-cell>
          <table:table-cell office:value-type="float" office:value="8.38866396761" calcext:value-type="float">
            <text:p>8,38866396761</text:p>
          </table:table-cell>
          <table:table-cell office:value-type="float" office:value="0.0341002600309" calcext:value-type="float">
            <text:p>0,0341002600309</text:p>
          </table:table-cell>
          <table:table-cell table:formula="of:=[.CD50]-[.CH50]" office:value-type="float" office:value="3" calcext:value-type="float">
            <text:p>3</text:p>
          </table:table-cell>
          <table:table-cell table:formula="of:=[.CL50]/[.CD50]" office:value-type="float" office:value="0.012" calcext:value-type="float">
            <text:p>0,012</text:p>
          </table:table-cell>
          <table:table-cell table:formula="of:=[.CE50]-[.CI50]" office:value-type="float" office:value="6627" calcext:value-type="float">
            <text:p>6627</text:p>
          </table:table-cell>
          <table:table-cell table:formula="of:=[.CN50]/[.CE50]" office:value-type="float" office:value="0.864804906694506" calcext:value-type="float">
            <text:p>0,864804906694506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float" office:value="6.8" calcext:value-type="float">
            <text:p>6,8</text:p>
          </table:table-cell>
          <table:table-cell office:value-type="float" office:value="0.138775510204" calcext:value-type="float">
            <text:p>0,138775510204</text:p>
          </table:table-cell>
          <table:table-cell table:formula="of:=[.AD51]-[.AH51]" office:value-type="float" office:value="0" calcext:value-type="float">
            <text:p>0</text:p>
          </table:table-cell>
          <table:table-cell table:formula="of:=[.AL51]/[.AD51]" office:value-type="float" office:value="0" calcext:value-type="float">
            <text:p>0</text:p>
          </table:table-cell>
          <table:table-cell table:formula="of:=[.AE51]-[.AI51]" office:value-type="float" office:value="153" calcext:value-type="float">
            <text:p>153</text:p>
          </table:table-cell>
          <table:table-cell table:formula="of:=[.AN51]/[.AE51]" office:value-type="float" office:value="0.473684210526316" calcext:value-type="float">
            <text:p>0,4736842105263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1" calcext:value-type="float">
            <text:p>91</text:p>
          </table:table-cell>
          <table:table-cell office:value-type="float" office:value="330" calcext:value-type="float">
            <text:p>330</text:p>
          </table:table-cell>
          <table:table-cell office:value-type="float" office:value="7.25274725275" calcext:value-type="float">
            <text:p>7,25274725275</text:p>
          </table:table-cell>
          <table:table-cell office:value-type="float" office:value="0.0805860805861" calcext:value-type="float">
            <text:p>0,0805860805861</text:p>
          </table:table-cell>
          <table:table-cell table:formula="of:=[.AQ51]-[.AU51]" office:value-type="float" office:value="9" calcext:value-type="float">
            <text:p>9</text:p>
          </table:table-cell>
          <table:table-cell table:formula="of:=[.AY51]/[.AQ51]" office:value-type="float" office:value="0.09" calcext:value-type="float">
            <text:p>0,09</text:p>
          </table:table-cell>
          <table:table-cell table:formula="of:=[.AR51]-[.AV51]" office:value-type="float" office:value="2100" calcext:value-type="float">
            <text:p>2100</text:p>
          </table:table-cell>
          <table:table-cell table:formula="of:=[.BA51]/[.AR51]" office:value-type="float" office:value="0.864197530864197" calcext:value-type="float">
            <text:p>0,8641975308641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61" calcext:value-type="float">
            <text:p>661</text:p>
          </table:table-cell>
          <table:table-cell office:value-type="float" office:value="8.81333333333" calcext:value-type="float">
            <text:p>8,81333333333</text:p>
          </table:table-cell>
          <table:table-cell office:value-type="float" office:value="0.0591498881432" calcext:value-type="float">
            <text:p>0,0591498881432</text:p>
          </table:table-cell>
          <table:table-cell table:formula="of:=[.BD51]-[.BH51]" office:value-type="float" office:value="0" calcext:value-type="float">
            <text:p>0</text:p>
          </table:table-cell>
          <table:table-cell table:formula="of:=[.BL51]/[.BD51]" office:value-type="float" office:value="0" calcext:value-type="float">
            <text:p>0</text:p>
          </table:table-cell>
          <table:table-cell table:formula="of:=[.BE51]-[.BI51]" office:value-type="float" office:value="7688" calcext:value-type="float">
            <text:p>7688</text:p>
          </table:table-cell>
          <table:table-cell table:formula="of:=[.BN51]/[.BE51]" office:value-type="float" office:value="0.920828841777458" calcext:value-type="float">
            <text:p>0,9208288417774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621" calcext:value-type="float">
            <text:p>18621</text:p>
          </table:table-cell>
          <table:table-cell office:value-type="float" office:value="186.21" calcext:value-type="float">
            <text:p>186,21</text:p>
          </table:table-cell>
          <table:table-cell office:value-type="float" office:value="0.935728643216" calcext:value-type="float">
            <text:p>0,935728643216</text:p>
          </table:table-cell>
          <table:table-cell table:formula="of:=[.BQ51]-[.BU51]" office:value-type="float" office:value="0" calcext:value-type="float">
            <text:p>0</text:p>
          </table:table-cell>
          <table:table-cell table:formula="of:=[.BY51]/[.BQ51]" office:value-type="float" office:value="0" calcext:value-type="float">
            <text:p>0</text:p>
          </table:table-cell>
          <table:table-cell table:formula="of:=[.BR51]-[.BV51]" office:value-type="float" office:value="1279" calcext:value-type="float">
            <text:p>1279</text:p>
          </table:table-cell>
          <table:table-cell table:formula="of:=[.CA51]/[.BR51]" office:value-type="float" office:value="0.0642713567839196" calcext:value-type="float">
            <text:p>0,0642713567839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463" calcext:value-type="float">
            <text:p>1463</text:p>
          </table:table-cell>
          <table:table-cell office:value-type="float" office:value="11.704" calcext:value-type="float">
            <text:p>11,704</text:p>
          </table:table-cell>
          <table:table-cell office:value-type="float" office:value="0.0470040160643" calcext:value-type="float">
            <text:p>0,0470040160643</text:p>
          </table:table-cell>
          <table:table-cell table:formula="of:=[.CD51]-[.CH51]" office:value-type="float" office:value="0" calcext:value-type="float">
            <text:p>0</text:p>
          </table:table-cell>
          <table:table-cell table:formula="of:=[.CL51]/[.CD51]" office:value-type="float" office:value="0" calcext:value-type="float">
            <text:p>0</text:p>
          </table:table-cell>
          <table:table-cell table:formula="of:=[.CE51]-[.CI51]" office:value-type="float" office:value="6200" calcext:value-type="float">
            <text:p>6200</text:p>
          </table:table-cell>
          <table:table-cell table:formula="of:=[.CN51]/[.CE51]" office:value-type="float" office:value="0.809082604723998" calcext:value-type="float">
            <text:p>0,809082604723998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12.92" calcext:value-type="float">
            <text:p>12,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2.92" calcext:value-type="float">
            <text:p>12,92</text:p>
          </table:table-cell>
          <table:table-cell table:style-name="ce29" office:value-type="float" office:value="5.1552452884619" calcext:value-type="float">
            <text:p>5,1552452884619</text:p>
          </table:table-cell>
          <table:table-cell office:value-type="float" office:value="3.0179049858328" calcext:value-type="float">
            <text:p>3,0179049858328</text:p>
          </table:table-cell>
          <table:table-cell office:value-type="float" office:value="0.3017904985833" calcext:value-type="float">
            <text:p>0,3017904985833</text:p>
          </table:table-cell>
          <table:table-cell office:value-type="float" office:value="100" calcext:value-type="float">
            <text:p>100</text:p>
          </table:table-cell>
          <table:table-cell office:value-type="float" office:value="4.6541551776164" calcext:value-type="float">
            <text:p>4,6541551776164</text:p>
          </table:table-cell>
          <table:table-cell office:value-type="float" office:value="5.6563353993074" calcext:value-type="float">
            <text:p>5,6563353993074</text:p>
          </table:table-cell>
          <table:table-cell office:value-type="float" office:value="4.5564273572282" calcext:value-type="float">
            <text:p>4,5564273572282</text:p>
          </table:table-cell>
          <table:table-cell office:value-type="float" office:value="5.7540632196956" calcext:value-type="float">
            <text:p>5,7540632196956</text:p>
          </table:table-cell>
          <table:table-cell office:value-type="float" office:value="4.362620649433" calcext:value-type="float">
            <text:p>4,362620649433</text:p>
          </table:table-cell>
          <table:table-cell office:value-type="float" office:value="5.9478699274908" calcext:value-type="float">
            <text:p>5,9478699274908</text:p>
          </table:table-cell>
          <table:table-cell office:value-type="float" office:value="1" calcext:value-type="float">
            <text:p>1</text:p>
          </table:table-cell>
          <table:table-cell office:value-type="float" office:value="4.41739130435" calcext:value-type="float">
            <text:p>4,41739130435</text:p>
          </table:table-cell>
          <table:table-cell office:value-type="float" office:value="12.28" calcext:value-type="float">
            <text:p>12,28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76470588235" calcext:value-type="float">
            <text:p>1,76470588235</text:p>
          </table:table-cell>
          <table:table-cell office:value-type="float" office:value="0.110294117647" calcext:value-type="float">
            <text:p>0,110294117647</text:p>
          </table:table-cell>
          <table:table-cell table:formula="of:=[.AD52]-[.AH52]" office:value-type="float" office:value="33" calcext:value-type="float">
            <text:p>33</text:p>
          </table:table-cell>
          <table:table-cell table:formula="of:=[.AL52]/[.AD52]" office:value-type="float" office:value="0.66" calcext:value-type="float">
            <text:p>0,66</text:p>
          </table:table-cell>
          <table:table-cell table:formula="of:=[.AE52]-[.AI52]" office:value-type="float" office:value="308" calcext:value-type="float">
            <text:p>308</text:p>
          </table:table-cell>
          <table:table-cell table:formula="of:=[.AN52]/[.AE52]" office:value-type="float" office:value="0.953560371517028" calcext:value-type="float">
            <text:p>0,953560371517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2.79245283019" calcext:value-type="float">
            <text:p>2,79245283019</text:p>
          </table:table-cell>
          <table:table-cell office:value-type="float" office:value="0.0537010159652" calcext:value-type="float">
            <text:p>0,0537010159652</text:p>
          </table:table-cell>
          <table:table-cell table:formula="of:=[.AQ52]-[.AU52]" office:value-type="float" office:value="47" calcext:value-type="float">
            <text:p>47</text:p>
          </table:table-cell>
          <table:table-cell table:formula="of:=[.AY52]/[.AQ52]" office:value-type="float" office:value="0.47" calcext:value-type="float">
            <text:p>0,47</text:p>
          </table:table-cell>
          <table:table-cell table:formula="of:=[.AR52]-[.AV52]" office:value-type="float" office:value="2356" calcext:value-type="float">
            <text:p>2356</text:p>
          </table:table-cell>
          <table:table-cell table:formula="of:=[.BA52]/[.AR52]" office:value-type="float" office:value="0.969547325102881" calcext:value-type="float">
            <text:p>0,9695473251028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48" calcext:value-type="float">
            <text:p>148</text:p>
          </table:table-cell>
          <table:table-cell office:value-type="float" office:value="556" calcext:value-type="float">
            <text:p>556</text:p>
          </table:table-cell>
          <table:table-cell office:value-type="float" office:value="7.51351351351" calcext:value-type="float">
            <text:p>7,51351351351</text:p>
          </table:table-cell>
          <table:table-cell office:value-type="float" office:value="0.0511123368266" calcext:value-type="float">
            <text:p>0,0511123368266</text:p>
          </table:table-cell>
          <table:table-cell table:formula="of:=[.BD52]-[.BH52]" office:value-type="float" office:value="2" calcext:value-type="float">
            <text:p>2</text:p>
          </table:table-cell>
          <table:table-cell table:formula="of:=[.BL52]/[.BD52]" office:value-type="float" office:value="0.0133333333333333" calcext:value-type="float">
            <text:p>0,013333333333333</text:p>
          </table:table-cell>
          <table:table-cell table:formula="of:=[.BE52]-[.BI52]" office:value-type="float" office:value="7793" calcext:value-type="float">
            <text:p>7793</text:p>
          </table:table-cell>
          <table:table-cell table:formula="of:=[.BN52]/[.BE52]" office:value-type="float" office:value="0.933405198227332" calcext:value-type="float">
            <text:p>0,9334051982273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152" calcext:value-type="float">
            <text:p>1152</text:p>
          </table:table-cell>
          <table:table-cell office:value-type="float" office:value="31.5616438356" calcext:value-type="float">
            <text:p>31,5616438356</text:p>
          </table:table-cell>
          <table:table-cell office:value-type="float" office:value="0.438356164384" calcext:value-type="float">
            <text:p>0,438356164384</text:p>
          </table:table-cell>
          <table:table-cell table:formula="of:=[.BQ52]-[.BU52]" office:value-type="float" office:value="127" calcext:value-type="float">
            <text:p>127</text:p>
          </table:table-cell>
          <table:table-cell table:formula="of:=[.BY52]/[.BQ52]" office:value-type="float" office:value="0.635" calcext:value-type="float">
            <text:p>0,635</text:p>
          </table:table-cell>
          <table:table-cell table:formula="of:=[.BR52]-[.BV52]" office:value-type="float" office:value="18748" calcext:value-type="float">
            <text:p>18748</text:p>
          </table:table-cell>
          <table:table-cell table:formula="of:=[.CA52]/[.BR52]" office:value-type="float" office:value="0.942110552763819" calcext:value-type="float">
            <text:p>0,9421105527638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3" calcext:value-type="float">
            <text:p>243</text:p>
          </table:table-cell>
          <table:table-cell office:value-type="float" office:value="3584" calcext:value-type="float">
            <text:p>3584</text:p>
          </table:table-cell>
          <table:table-cell office:value-type="float" office:value="29.4979423868" calcext:value-type="float">
            <text:p>29,4979423868</text:p>
          </table:table-cell>
          <table:table-cell office:value-type="float" office:value="0.121892323913" calcext:value-type="float">
            <text:p>0,121892323913</text:p>
          </table:table-cell>
          <table:table-cell table:formula="of:=[.CD52]-[.CH52]" office:value-type="float" office:value="7" calcext:value-type="float">
            <text:p>7</text:p>
          </table:table-cell>
          <table:table-cell table:formula="of:=[.CL52]/[.CD52]" office:value-type="float" office:value="0.028" calcext:value-type="float">
            <text:p>0,028</text:p>
          </table:table-cell>
          <table:table-cell table:formula="of:=[.CE52]-[.CI52]" office:value-type="float" office:value="4079" calcext:value-type="float">
            <text:p>4079</text:p>
          </table:table-cell>
          <table:table-cell table:formula="of:=[.CN52]/[.CE52]" office:value-type="float" office:value="0.532298055591805" calcext:value-type="float">
            <text:p>0,53229805559180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48.6" calcext:value-type="float">
            <text:p>48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48.6" calcext:value-type="float">
            <text:p>48,6</text:p>
          </table:table-cell>
          <table:table-cell table:style-name="ce29" office:value-type="float" office:value="21.016927649823" calcext:value-type="float">
            <text:p>21,016927649823</text:p>
          </table:table-cell>
          <table:table-cell office:value-type="float" office:value="14.5385967486524" calcext:value-type="float">
            <text:p>14,5385967486524</text:p>
          </table:table-cell>
          <table:table-cell office:value-type="float" office:value="1.4538596748652" calcext:value-type="float">
            <text:p>1,4538596748652</text:p>
          </table:table-cell>
          <table:table-cell office:value-type="float" office:value="100" calcext:value-type="float">
            <text:p>100</text:p>
          </table:table-cell>
          <table:table-cell office:value-type="float" office:value="18.6029526935141" calcext:value-type="float">
            <text:p>18,6029526935141</text:p>
          </table:table-cell>
          <table:table-cell office:value-type="float" office:value="23.4309026061319" calcext:value-type="float">
            <text:p>23,4309026061319</text:p>
          </table:table-cell>
          <table:table-cell office:value-type="float" office:value="18.1321541168793" calcext:value-type="float">
            <text:p>18,1321541168793</text:p>
          </table:table-cell>
          <table:table-cell office:value-type="float" office:value="23.9017011827667" calcext:value-type="float">
            <text:p>23,9017011827667</text:p>
          </table:table-cell>
          <table:table-cell office:value-type="float" office:value="17.1985006105411" calcext:value-type="float">
            <text:p>17,1985006105411</text:p>
          </table:table-cell>
          <table:table-cell office:value-type="float" office:value="24.8353546891049" calcext:value-type="float">
            <text:p>24,8353546891049</text:p>
          </table:table-cell>
          <table:table-cell office:value-type="float" office:value="1.07142857143" calcext:value-type="float">
            <text:p>1,07142857143</text:p>
          </table:table-cell>
          <table:table-cell office:value-type="float" office:value="21.3704123711" calcext:value-type="float">
            <text:p>21,3704123711</text:p>
          </table:table-cell>
          <table:table-cell office:value-type="float" office:value="48.16" calcext:value-type="float">
            <text:p>48,1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6.48" calcext:value-type="float">
            <text:p>6,48</text:p>
          </table:table-cell>
          <table:table-cell office:value-type="float" office:value="0.132244897959" calcext:value-type="float">
            <text:p>0,132244897959</text:p>
          </table:table-cell>
          <table:table-cell table:formula="of:=[.AD53]-[.AH53]" office:value-type="float" office:value="0" calcext:value-type="float">
            <text:p>0</text:p>
          </table:table-cell>
          <table:table-cell table:formula="of:=[.AL53]/[.AD53]" office:value-type="float" office:value="0" calcext:value-type="float">
            <text:p>0</text:p>
          </table:table-cell>
          <table:table-cell table:formula="of:=[.AE53]-[.AI53]" office:value-type="float" office:value="161" calcext:value-type="float">
            <text:p>161</text:p>
          </table:table-cell>
          <table:table-cell table:formula="of:=[.AN53]/[.AE53]" office:value-type="float" office:value="0.498452012383901" calcext:value-type="float">
            <text:p>0,498452012383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963" calcext:value-type="float">
            <text:p>1963</text:p>
          </table:table-cell>
          <table:table-cell office:value-type="float" office:value="39.26" calcext:value-type="float">
            <text:p>39,26</text:p>
          </table:table-cell>
          <table:table-cell office:value-type="float" office:value="0.396565656566" calcext:value-type="float">
            <text:p>0,396565656566</text:p>
          </table:table-cell>
          <table:table-cell table:formula="of:=[.AQ53]-[.AU53]" office:value-type="float" office:value="0" calcext:value-type="float">
            <text:p>0</text:p>
          </table:table-cell>
          <table:table-cell table:formula="of:=[.AY53]/[.AQ53]" office:value-type="float" office:value="0" calcext:value-type="float">
            <text:p>0</text:p>
          </table:table-cell>
          <table:table-cell table:formula="of:=[.AR53]-[.AV53]" office:value-type="float" office:value="467" calcext:value-type="float">
            <text:p>467</text:p>
          </table:table-cell>
          <table:table-cell table:formula="of:=[.BA53]/[.AR53]" office:value-type="float" office:value="0.192181069958848" calcext:value-type="float">
            <text:p>0,19218106995884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822" calcext:value-type="float">
            <text:p>6822</text:p>
          </table:table-cell>
          <table:table-cell office:value-type="float" office:value="90.96" calcext:value-type="float">
            <text:p>90,96</text:p>
          </table:table-cell>
          <table:table-cell office:value-type="float" office:value="0.610469798658" calcext:value-type="float">
            <text:p>0,610469798658</text:p>
          </table:table-cell>
          <table:table-cell table:formula="of:=[.BD53]-[.BH53]" office:value-type="float" office:value="0" calcext:value-type="float">
            <text:p>0</text:p>
          </table:table-cell>
          <table:table-cell table:formula="of:=[.BL53]/[.BD53]" office:value-type="float" office:value="0" calcext:value-type="float">
            <text:p>0</text:p>
          </table:table-cell>
          <table:table-cell table:formula="of:=[.BE53]-[.BI53]" office:value-type="float" office:value="1527" calcext:value-type="float">
            <text:p>1527</text:p>
          </table:table-cell>
          <table:table-cell table:formula="of:=[.BN53]/[.BE53]" office:value-type="float" office:value="0.182896155228171" calcext:value-type="float">
            <text:p>0,1828961552281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4340" calcext:value-type="float">
            <text:p>4340</text:p>
          </table:table-cell>
          <table:table-cell office:value-type="float" office:value="72.3333333333" calcext:value-type="float">
            <text:p>72,3333333333</text:p>
          </table:table-cell>
          <table:table-cell office:value-type="float" office:value="0.607843137255" calcext:value-type="float">
            <text:p>0,607843137255</text:p>
          </table:table-cell>
          <table:table-cell table:formula="of:=[.BQ53]-[.BU53]" office:value-type="float" office:value="80" calcext:value-type="float">
            <text:p>80</text:p>
          </table:table-cell>
          <table:table-cell table:formula="of:=[.BY53]/[.BQ53]" office:value-type="float" office:value="0.4" calcext:value-type="float">
            <text:p>0,4</text:p>
          </table:table-cell>
          <table:table-cell table:formula="of:=[.BR53]-[.BV53]" office:value-type="float" office:value="15560" calcext:value-type="float">
            <text:p>15560</text:p>
          </table:table-cell>
          <table:table-cell table:formula="of:=[.CA53]/[.BR53]" office:value-type="float" office:value="0.781909547738693" calcext:value-type="float">
            <text:p>0,78190954773869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317" calcext:value-type="float">
            <text:p>2317</text:p>
          </table:table-cell>
          <table:table-cell office:value-type="float" office:value="18.536" calcext:value-type="float">
            <text:p>18,536</text:p>
          </table:table-cell>
          <table:table-cell office:value-type="float" office:value="0.0744417670683" calcext:value-type="float">
            <text:p>0,0744417670683</text:p>
          </table:table-cell>
          <table:table-cell table:formula="of:=[.CD53]-[.CH53]" office:value-type="float" office:value="0" calcext:value-type="float">
            <text:p>0</text:p>
          </table:table-cell>
          <table:table-cell table:formula="of:=[.CL53]/[.CD53]" office:value-type="float" office:value="0" calcext:value-type="float">
            <text:p>0</text:p>
          </table:table-cell>
          <table:table-cell table:formula="of:=[.CE53]-[.CI53]" office:value-type="float" office:value="5346" calcext:value-type="float">
            <text:p>5346</text:p>
          </table:table-cell>
          <table:table-cell table:formula="of:=[.CN53]/[.CE53]" office:value-type="float" office:value="0.697638000782983" calcext:value-type="float">
            <text:p>0,697638000782983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111.48794612785" calcext:value-type="float">
            <text:p>111,48794612785</text:p>
          </table:table-cell>
          <table:table-cell office:value-type="float" office:value="0.26225548237" calcext:value-type="float">
            <text:p>0,26225548237</text:p>
          </table:table-cell>
          <table:table-cell office:value-type="float" office:value="0.0263576677" calcext:value-type="float">
            <text:p>0,0263576677</text:p>
          </table:table-cell>
          <table:table-cell office:value-type="float" office:value="99" calcext:value-type="float">
            <text:p>99</text:p>
          </table:table-cell>
          <table:table-cell office:value-type="float" office:value="111.44417787823" calcext:value-type="float">
            <text:p>111,44417787823</text:p>
          </table:table-cell>
          <table:table-cell office:value-type="float" office:value="111.53171437747" calcext:value-type="float">
            <text:p>111,53171437747</text:p>
          </table:table-cell>
          <table:table-cell office:value-type="float" office:value="111.43564018305" calcext:value-type="float">
            <text:p>111,43564018305</text:p>
          </table:table-cell>
          <table:table-cell office:value-type="float" office:value="111.54025207265" calcext:value-type="float">
            <text:p>111,54025207265</text:p>
          </table:table-cell>
          <table:table-cell office:value-type="float" office:value="111.41870636511" calcext:value-type="float">
            <text:p>111,41870636511</text:p>
          </table:table-cell>
          <table:table-cell office:value-type="float" office:value="111.55718589059" calcext:value-type="float">
            <text:p>111,55718589059</text:p>
          </table:table-cell>
          <table:table-cell table:number-columns-repeated="2" office:value-type="float" office:value="111.32" calcext:value-type="float">
            <text:p>111,32</text:p>
          </table:table-cell>
          <table:table-cell office:value-type="float" office:value="111.893333333" calcext:value-type="float">
            <text:p>111,893333333</text:p>
          </table:table-cell>
          <table:table-cell table:style-name="ce29" office:value-type="float" office:value="46.1572545591566" calcext:value-type="float">
            <text:p>46,1572545591566</text:p>
          </table:table-cell>
          <table:table-cell office:value-type="float" office:value="28.7415812825383" calcext:value-type="float">
            <text:p>28,7415812825383</text:p>
          </table:table-cell>
          <table:table-cell office:value-type="float" office:value="2.8886376059297" calcext:value-type="float">
            <text:p>2,8886376059297</text:p>
          </table:table-cell>
          <table:table-cell office:value-type="float" office:value="99" calcext:value-type="float">
            <text:p>99</text:p>
          </table:table-cell>
          <table:table-cell office:value-type="float" office:value="41.3605246959238" calcext:value-type="float">
            <text:p>41,3605246959238</text:p>
          </table:table-cell>
          <table:table-cell office:value-type="float" office:value="50.9539844223893" calcext:value-type="float">
            <text:p>50,9539844223893</text:p>
          </table:table-cell>
          <table:table-cell office:value-type="float" office:value="40.424846029723" calcext:value-type="float">
            <text:p>40,424846029723</text:p>
          </table:table-cell>
          <table:table-cell office:value-type="float" office:value="51.8896630885901" calcext:value-type="float">
            <text:p>51,8896630885901</text:p>
          </table:table-cell>
          <table:table-cell office:value-type="float" office:value="38.5690041597652" calcext:value-type="float">
            <text:p>38,5690041597652</text:p>
          </table:table-cell>
          <table:table-cell office:value-type="float" office:value="53.745504958548" calcext:value-type="float">
            <text:p>53,745504958548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42.9066666667" calcext:value-type="float">
            <text:p>42,9066666667</text:p>
          </table:table-cell>
          <table:table-cell office:value-type="float" office:value="103.013333333" calcext:value-type="float">
            <text:p>103,01333333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8" calcext:value-type="float">
            <text:p>288</text:p>
          </table:table-cell>
          <table:table-cell office:value-type="float" office:value="11.52" calcext:value-type="float">
            <text:p>11,52</text:p>
          </table:table-cell>
          <table:table-cell office:value-type="float" office:value="0.235102040816" calcext:value-type="float">
            <text:p>0,235102040816</text:p>
          </table:table-cell>
          <table:table-cell table:formula="of:=[.AD54]-[.AH54]" office:value-type="float" office:value="0" calcext:value-type="float">
            <text:p>0</text:p>
          </table:table-cell>
          <table:table-cell table:formula="of:=[.AL54]/[.AD54]" office:value-type="float" office:value="0" calcext:value-type="float">
            <text:p>0</text:p>
          </table:table-cell>
          <table:table-cell table:formula="of:=[.AE54]-[.AI54]" office:value-type="float" office:value="35" calcext:value-type="float">
            <text:p>35</text:p>
          </table:table-cell>
          <table:table-cell table:formula="of:=[.AN54]/[.AE54]" office:value-type="float" office:value="0.108359133126935" calcext:value-type="float">
            <text:p>0,1083591331269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.32" calcext:value-type="float">
            <text:p>2,32</text:p>
          </table:table-cell>
          <table:table-cell office:value-type="float" office:value="0.0966666666667" calcext:value-type="float">
            <text:p>0,0966666666667</text:p>
          </table:table-cell>
          <table:table-cell table:formula="of:=[.AQ54]-[.AU54]" office:value-type="float" office:value="75" calcext:value-type="float">
            <text:p>75</text:p>
          </table:table-cell>
          <table:table-cell table:formula="of:=[.AY54]/[.AQ54]" office:value-type="float" office:value="0.75" calcext:value-type="float">
            <text:p>0,75</text:p>
          </table:table-cell>
          <table:table-cell table:formula="of:=[.AR54]-[.AV54]" office:value-type="float" office:value="2401" calcext:value-type="float">
            <text:p>2401</text:p>
          </table:table-cell>
          <table:table-cell table:formula="of:=[.BA54]/[.AR54]" office:value-type="float" office:value="0.988065843621399" calcext:value-type="float">
            <text:p>0,98806584362139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955" calcext:value-type="float">
            <text:p>4955</text:p>
          </table:table-cell>
          <table:table-cell office:value-type="float" office:value="66.0666666667" calcext:value-type="float">
            <text:p>66,0666666667</text:p>
          </table:table-cell>
          <table:table-cell office:value-type="float" office:value="0.443400447427" calcext:value-type="float">
            <text:p>0,443400447427</text:p>
          </table:table-cell>
          <table:table-cell table:formula="of:=[.BD54]-[.BH54]" office:value-type="float" office:value="0" calcext:value-type="float">
            <text:p>0</text:p>
          </table:table-cell>
          <table:table-cell table:formula="of:=[.BL54]/[.BD54]" office:value-type="float" office:value="0" calcext:value-type="float">
            <text:p>0</text:p>
          </table:table-cell>
          <table:table-cell table:formula="of:=[.BE54]-[.BI54]" office:value-type="float" office:value="3394" calcext:value-type="float">
            <text:p>3394</text:p>
          </table:table-cell>
          <table:table-cell table:formula="of:=[.BN54]/[.BE54]" office:value-type="float" office:value="0.406515750389268" calcext:value-type="float">
            <text:p>0,40651575038926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425" calcext:value-type="float">
            <text:p>3425</text:p>
          </table:table-cell>
          <table:table-cell office:value-type="float" office:value="34.25" calcext:value-type="float">
            <text:p>34,25</text:p>
          </table:table-cell>
          <table:table-cell office:value-type="float" office:value="0.172110552764" calcext:value-type="float">
            <text:p>0,172110552764</text:p>
          </table:table-cell>
          <table:table-cell table:formula="of:=[.BQ54]-[.BU54]" office:value-type="float" office:value="0" calcext:value-type="float">
            <text:p>0</text:p>
          </table:table-cell>
          <table:table-cell table:formula="of:=[.BY54]/[.BQ54]" office:value-type="float" office:value="0" calcext:value-type="float">
            <text:p>0</text:p>
          </table:table-cell>
          <table:table-cell table:formula="of:=[.BR54]-[.BV54]" office:value-type="float" office:value="16475" calcext:value-type="float">
            <text:p>16475</text:p>
          </table:table-cell>
          <table:table-cell table:formula="of:=[.CA54]/[.BR54]" office:value-type="float" office:value="0.827889447236181" calcext:value-type="float">
            <text:p>0,82788944723618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448" calcext:value-type="float">
            <text:p>1448</text:p>
          </table:table-cell>
          <table:table-cell office:value-type="float" office:value="11.584" calcext:value-type="float">
            <text:p>11,584</text:p>
          </table:table-cell>
          <table:table-cell office:value-type="float" office:value="0.0465220883534" calcext:value-type="float">
            <text:p>0,0465220883534</text:p>
          </table:table-cell>
          <table:table-cell table:formula="of:=[.CD54]-[.CH54]" office:value-type="float" office:value="0" calcext:value-type="float">
            <text:p>0</text:p>
          </table:table-cell>
          <table:table-cell table:formula="of:=[.CL54]/[.CD54]" office:value-type="float" office:value="0" calcext:value-type="float">
            <text:p>0</text:p>
          </table:table-cell>
          <table:table-cell table:formula="of:=[.CE54]-[.CI54]" office:value-type="float" office:value="6215" calcext:value-type="float">
            <text:p>6215</text:p>
          </table:table-cell>
          <table:table-cell table:formula="of:=[.CN54]/[.CE54]" office:value-type="float" office:value="0.811040062638653" calcext:value-type="float">
            <text:p>0,811040062638653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199" calcext:value-type="float">
            <text:p>199</text:p>
          </table:table-cell>
          <table:table-cell table:style-name="ce29" office:value-type="float" office:value="45.137195980011" calcext:value-type="float">
            <text:p>45,137195980011</text:p>
          </table:table-cell>
          <table:table-cell office:value-type="float" office:value="41.2290394596352" calcext:value-type="float">
            <text:p>41,2290394596352</text:p>
          </table:table-cell>
          <table:table-cell office:value-type="float" office:value="4.1229039459635" calcext:value-type="float">
            <text:p>4,1229039459635</text:p>
          </table:table-cell>
          <table:table-cell office:value-type="float" office:value="100" calcext:value-type="float">
            <text:p>100</text:p>
          </table:table-cell>
          <table:table-cell office:value-type="float" office:value="38.2915649711274" calcext:value-type="float">
            <text:p>38,2915649711274</text:p>
          </table:table-cell>
          <table:table-cell office:value-type="float" office:value="51.9828269888946" calcext:value-type="float">
            <text:p>51,9828269888946</text:p>
          </table:table-cell>
          <table:table-cell office:value-type="float" office:value="36.9564586036291" calcext:value-type="float">
            <text:p>36,9564586036291</text:p>
          </table:table-cell>
          <table:table-cell office:value-type="float" office:value="53.3179333563929" calcext:value-type="float">
            <text:p>53,3179333563929</text:p>
          </table:table-cell>
          <table:table-cell office:value-type="float" office:value="34.3087727285796" calcext:value-type="float">
            <text:p>34,3087727285796</text:p>
          </table:table-cell>
          <table:table-cell office:value-type="float" office:value="55.9656192314424" calcext:value-type="float">
            <text:p>55,9656192314424</text:p>
          </table:table-cell>
          <table:table-cell office:value-type="float" office:value="1.85542168675" calcext:value-type="float">
            <text:p>1,85542168675</text:p>
          </table:table-cell>
          <table:table-cell office:value-type="float" office:value="29.6722169663" calcext:value-type="float">
            <text:p>29,6722169663</text:p>
          </table:table-cell>
          <table:table-cell office:value-type="float" office:value="194.29" calcext:value-type="float">
            <text:p>194,2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189" calcext:value-type="float">
            <text:p>189</text:p>
          </table:table-cell>
          <table:table-cell office:value-type="float" office:value="7.56" calcext:value-type="float">
            <text:p>7,56</text:p>
          </table:table-cell>
          <table:table-cell office:value-type="float" office:value="0.154285714286" calcext:value-type="float">
            <text:p>0,154285714286</text:p>
          </table:table-cell>
          <table:table-cell table:formula="of:=[.AD55]-[.AH55]" office:value-type="float" office:value="0" calcext:value-type="float">
            <text:p>0</text:p>
          </table:table-cell>
          <table:table-cell table:formula="of:=[.AL55]/[.AD55]" office:value-type="float" office:value="0" calcext:value-type="float">
            <text:p>0</text:p>
          </table:table-cell>
          <table:table-cell table:formula="of:=[.AE55]-[.AI55]" office:value-type="float" office:value="134" calcext:value-type="float">
            <text:p>134</text:p>
          </table:table-cell>
          <table:table-cell table:formula="of:=[.AN55]/[.AE55]" office:value-type="float" office:value="0.414860681114551" calcext:value-type="float">
            <text:p>0,4148606811145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1.79661016949" calcext:value-type="float">
            <text:p>1,79661016949</text:p>
          </table:table-cell>
          <table:table-cell office:value-type="float" office:value="0.030976037405" calcext:value-type="float">
            <text:p>0,030976037405</text:p>
          </table:table-cell>
          <table:table-cell table:formula="of:=[.AQ55]-[.AU55]" office:value-type="float" office:value="41" calcext:value-type="float">
            <text:p>41</text:p>
          </table:table-cell>
          <table:table-cell table:formula="of:=[.AY55]/[.AQ55]" office:value-type="float" office:value="0.41" calcext:value-type="float">
            <text:p>0,41</text:p>
          </table:table-cell>
          <table:table-cell table:formula="of:=[.AR55]-[.AV55]" office:value-type="float" office:value="2377" calcext:value-type="float">
            <text:p>2377</text:p>
          </table:table-cell>
          <table:table-cell table:formula="of:=[.BA55]/[.AR55]" office:value-type="float" office:value="0.978189300411523" calcext:value-type="float">
            <text:p>0,97818930041152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678" calcext:value-type="float">
            <text:p>5678</text:p>
          </table:table-cell>
          <table:table-cell office:value-type="float" office:value="75.7066666667" calcext:value-type="float">
            <text:p>75,7066666667</text:p>
          </table:table-cell>
          <table:table-cell office:value-type="float" office:value="0.508098434004" calcext:value-type="float">
            <text:p>0,508098434004</text:p>
          </table:table-cell>
          <table:table-cell table:formula="of:=[.BD55]-[.BH55]" office:value-type="float" office:value="0" calcext:value-type="float">
            <text:p>0</text:p>
          </table:table-cell>
          <table:table-cell table:formula="of:=[.BL55]/[.BD55]" office:value-type="float" office:value="0" calcext:value-type="float">
            <text:p>0</text:p>
          </table:table-cell>
          <table:table-cell table:formula="of:=[.BE55]-[.BI55]" office:value-type="float" office:value="2671" calcext:value-type="float">
            <text:p>2671</text:p>
          </table:table-cell>
          <table:table-cell table:formula="of:=[.BN55]/[.BE55]" office:value-type="float" office:value="0.319918553120134" calcext:value-type="float">
            <text:p>0,3199185531201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701" calcext:value-type="float">
            <text:p>701</text:p>
          </table:table-cell>
          <table:table-cell office:value-type="float" office:value="14.914893617" calcext:value-type="float">
            <text:p>14,914893617</text:p>
          </table:table-cell>
          <table:table-cell office:value-type="float" office:value="0.160375200183" calcext:value-type="float">
            <text:p>0,160375200183</text:p>
          </table:table-cell>
          <table:table-cell table:formula="of:=[.BQ55]-[.BU55]" office:value-type="float" office:value="106" calcext:value-type="float">
            <text:p>106</text:p>
          </table:table-cell>
          <table:table-cell table:formula="of:=[.BY55]/[.BQ55]" office:value-type="float" office:value="0.53" calcext:value-type="float">
            <text:p>0,53</text:p>
          </table:table-cell>
          <table:table-cell table:formula="of:=[.BR55]-[.BV55]" office:value-type="float" office:value="19199" calcext:value-type="float">
            <text:p>19199</text:p>
          </table:table-cell>
          <table:table-cell table:formula="of:=[.CA55]/[.BR55]" office:value-type="float" office:value="0.964773869346734" calcext:value-type="float">
            <text:p>0,96477386934673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641" calcext:value-type="float">
            <text:p>3641</text:p>
          </table:table-cell>
          <table:table-cell office:value-type="float" office:value="29.128" calcext:value-type="float">
            <text:p>29,128</text:p>
          </table:table-cell>
          <table:table-cell office:value-type="float" office:value="0.116979919679" calcext:value-type="float">
            <text:p>0,116979919679</text:p>
          </table:table-cell>
          <table:table-cell table:formula="of:=[.CD55]-[.CH55]" office:value-type="float" office:value="0" calcext:value-type="float">
            <text:p>0</text:p>
          </table:table-cell>
          <table:table-cell table:formula="of:=[.CL55]/[.CD55]" office:value-type="float" office:value="0" calcext:value-type="float">
            <text:p>0</text:p>
          </table:table-cell>
          <table:table-cell table:formula="of:=[.CE55]-[.CI55]" office:value-type="float" office:value="4022" calcext:value-type="float">
            <text:p>4022</text:p>
          </table:table-cell>
          <table:table-cell table:formula="of:=[.CN55]/[.CE55]" office:value-type="float" office:value="0.524859715516116" calcext:value-type="float">
            <text:p>0,5248597155161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61.6764" calcext:value-type="float">
            <text:p>61,6764</text:p>
          </table:table-cell>
          <table:table-cell office:value-type="float" office:value="0.60033" calcext:value-type="float">
            <text:p>0,60033</text:p>
          </table:table-cell>
          <table:table-cell office:value-type="float" office:value="0.06003" calcext:value-type="float">
            <text:p>0,06003</text:p>
          </table:table-cell>
          <table:table-cell table:style-name="ce30" office:value-type="float" office:value="100" calcext:value-type="float">
            <text:p>100</text:p>
          </table:table-cell>
          <table:table-cell table:style-name="ce30" office:value-type="float" office:value="61.57672" calcext:value-type="float">
            <text:p>61,57672</text:p>
          </table:table-cell>
          <table:table-cell table:style-name="ce30" office:value-type="float" office:value="61.77608" calcext:value-type="float">
            <text:p>61,77608</text:p>
          </table:table-cell>
          <table:table-cell table:style-name="ce30" office:value-type="float" office:value="61.55728" calcext:value-type="float">
            <text:p>61,55728</text:p>
          </table:table-cell>
          <table:table-cell table:style-name="ce30" office:value-type="float" office:value="61.79552" calcext:value-type="float">
            <text:p>61,79552</text:p>
          </table:table-cell>
          <table:table-cell table:style-name="ce30" office:value-type="float" office:value="61.51873" calcext:value-type="float">
            <text:p>61,51873</text:p>
          </table:table-cell>
          <table:table-cell table:style-name="ce30" office:value-type="float" office:value="61.83407" calcext:value-type="float">
            <text:p>61,83407</text:p>
          </table:table-cell>
          <table:table-cell table:style-name="ce30" office:value-type="float" office:value="61.3" calcext:value-type="float">
            <text:p>61,3</text:p>
          </table:table-cell>
          <table:table-cell table:style-name="ce30" office:value-type="float" office:value="61304" calcext:value-type="float">
            <text:p>61304</text:p>
          </table:table-cell>
          <table:table-cell table:style-name="ce30" office:value-type="float" office:value="63" calcext:value-type="float">
            <text:p>63</text:p>
          </table:table-cell>
          <table:table-cell table:style-name="ce29" office:value-type="float" office:value="27.202885686127" calcext:value-type="float">
            <text:p>27,202885686127</text:p>
          </table:table-cell>
          <table:table-cell office:value-type="float" office:value="16.7701918974211" calcext:value-type="float">
            <text:p>16,7701918974211</text:p>
          </table:table-cell>
          <table:table-cell office:value-type="float" office:value="1.6770191897421" calcext:value-type="float">
            <text:p>1,6770191897421</text:p>
          </table:table-cell>
          <table:table-cell office:value-type="float" office:value="100" calcext:value-type="float">
            <text:p>100</text:p>
          </table:table-cell>
          <table:table-cell office:value-type="float" office:value="24.418378766185" calcext:value-type="float">
            <text:p>24,418378766185</text:p>
          </table:table-cell>
          <table:table-cell office:value-type="float" office:value="29.9873926060689" calcext:value-type="float">
            <text:p>29,9873926060689</text:p>
          </table:table-cell>
          <table:table-cell office:value-type="float" office:value="23.8753151809095" calcext:value-type="float">
            <text:p>23,8753151809095</text:p>
          </table:table-cell>
          <table:table-cell office:value-type="float" office:value="30.5304561913445" calcext:value-type="float">
            <text:p>30,5304561913445</text:p>
          </table:table-cell>
          <table:table-cell office:value-type="float" office:value="22.7983509636824" calcext:value-type="float">
            <text:p>22,7983509636824</text:p>
          </table:table-cell>
          <table:table-cell office:value-type="float" office:value="31.6074204085716" calcext:value-type="float">
            <text:p>31,6074204085716</text:p>
          </table:table-cell>
          <table:table-cell office:value-type="float" office:value="1.41463414634" calcext:value-type="float">
            <text:p>1,41463414634</text:p>
          </table:table-cell>
          <table:table-cell office:value-type="float" office:value="27.3088333334" calcext:value-type="float">
            <text:p>27,3088333334</text:p>
          </table:table-cell>
          <table:table-cell office:value-type="float" office:value="59352" calcext:value-type="float">
            <text:p>5935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101587301587" calcext:value-type="float">
            <text:p>0,101587301587</text:p>
          </table:table-cell>
          <table:table-cell table:formula="of:=[.AD56]-[.AH56]" office:value-type="float" office:value="14" calcext:value-type="float">
            <text:p>14</text:p>
          </table:table-cell>
          <table:table-cell table:formula="of:=[.AL56]/[.AD56]" office:value-type="float" office:value="0.28" calcext:value-type="float">
            <text:p>0,28</text:p>
          </table:table-cell>
          <table:table-cell table:formula="of:=[.AE56]-[.AI56]" office:value-type="float" office:value="259" calcext:value-type="float">
            <text:p>259</text:p>
          </table:table-cell>
          <table:table-cell table:formula="of:=[.AN56]/[.AE56]" office:value-type="float" office:value="0.801857585139319" calcext:value-type="float">
            <text:p>0,8018575851393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008" calcext:value-type="float">
            <text:p>2008</text:p>
          </table:table-cell>
          <table:table-cell office:value-type="float" office:value="40.16" calcext:value-type="float">
            <text:p>40,16</text:p>
          </table:table-cell>
          <table:table-cell office:value-type="float" office:value="0.405656565657" calcext:value-type="float">
            <text:p>0,405656565657</text:p>
          </table:table-cell>
          <table:table-cell table:formula="of:=[.AQ56]-[.AU56]" office:value-type="float" office:value="0" calcext:value-type="float">
            <text:p>0</text:p>
          </table:table-cell>
          <table:table-cell table:formula="of:=[.AY56]/[.AQ56]" office:value-type="float" office:value="0" calcext:value-type="float">
            <text:p>0</text:p>
          </table:table-cell>
          <table:table-cell table:formula="of:=[.AR56]-[.AV56]" office:value-type="float" office:value="422" calcext:value-type="float">
            <text:p>422</text:p>
          </table:table-cell>
          <table:table-cell table:formula="of:=[.BA56]/[.AR56]" office:value-type="float" office:value="0.173662551440329" calcext:value-type="float">
            <text:p>0,17366255144032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213" calcext:value-type="float">
            <text:p>2213</text:p>
          </table:table-cell>
          <table:table-cell office:value-type="float" office:value="29.5066666667" calcext:value-type="float">
            <text:p>29,5066666667</text:p>
          </table:table-cell>
          <table:table-cell office:value-type="float" office:value="0.198031319911" calcext:value-type="float">
            <text:p>0,198031319911</text:p>
          </table:table-cell>
          <table:table-cell table:formula="of:=[.BD56]-[.BH56]" office:value-type="float" office:value="0" calcext:value-type="float">
            <text:p>0</text:p>
          </table:table-cell>
          <table:table-cell table:formula="of:=[.BL56]/[.BD56]" office:value-type="float" office:value="0" calcext:value-type="float">
            <text:p>0</text:p>
          </table:table-cell>
          <table:table-cell table:formula="of:=[.BE56]-[.BI56]" office:value-type="float" office:value="6136" calcext:value-type="float">
            <text:p>6136</text:p>
          </table:table-cell>
          <table:table-cell table:formula="of:=[.BN56]/[.BE56]" office:value-type="float" office:value="0.734938315965984" calcext:value-type="float">
            <text:p>0,73493831596598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5500" calcext:value-type="float">
            <text:p>5500</text:p>
          </table:table-cell>
          <table:table-cell office:value-type="float" office:value="91.6666666667" calcext:value-type="float">
            <text:p>91,6666666667</text:p>
          </table:table-cell>
          <table:table-cell office:value-type="float" office:value="0.770308123249" calcext:value-type="float">
            <text:p>0,770308123249</text:p>
          </table:table-cell>
          <table:table-cell table:formula="of:=[.BQ56]-[.BU56]" office:value-type="float" office:value="80" calcext:value-type="float">
            <text:p>80</text:p>
          </table:table-cell>
          <table:table-cell table:formula="of:=[.BY56]/[.BQ56]" office:value-type="float" office:value="0.4" calcext:value-type="float">
            <text:p>0,4</text:p>
          </table:table-cell>
          <table:table-cell table:formula="of:=[.BR56]-[.BV56]" office:value-type="float" office:value="14400" calcext:value-type="float">
            <text:p>14400</text:p>
          </table:table-cell>
          <table:table-cell table:formula="of:=[.CA56]/[.BR56]" office:value-type="float" office:value="0.723618090452261" calcext:value-type="float">
            <text:p>0,72361809045226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710" calcext:value-type="float">
            <text:p>5710</text:p>
          </table:table-cell>
          <table:table-cell office:value-type="float" office:value="45.68" calcext:value-type="float">
            <text:p>45,68</text:p>
          </table:table-cell>
          <table:table-cell office:value-type="float" office:value="0.183453815261" calcext:value-type="float">
            <text:p>0,183453815261</text:p>
          </table:table-cell>
          <table:table-cell table:formula="of:=[.CD56]-[.CH56]" office:value-type="float" office:value="0" calcext:value-type="float">
            <text:p>0</text:p>
          </table:table-cell>
          <table:table-cell table:formula="of:=[.CL56]/[.CD56]" office:value-type="float" office:value="0" calcext:value-type="float">
            <text:p>0</text:p>
          </table:table-cell>
          <table:table-cell table:formula="of:=[.CE56]-[.CI56]" office:value-type="float" office:value="1953" calcext:value-type="float">
            <text:p>1953</text:p>
          </table:table-cell>
          <table:table-cell table:formula="of:=[.CN56]/[.CE56]" office:value-type="float" office:value="0.25486102048806" calcext:value-type="float">
            <text:p>0,25486102048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86" calcext:value-type="float">
            <text:p>186</text:p>
          </table:table-cell>
          <table:table-cell office:value-type="float" office:value="7.59183673469" calcext:value-type="float">
            <text:p>7,59183673469</text:p>
          </table:table-cell>
          <table:table-cell office:value-type="float" office:value="0.158163265306" calcext:value-type="float">
            <text:p>0,158163265306</text:p>
          </table:table-cell>
          <table:table-cell table:formula="of:=[.AD57]-[.AH57]" office:value-type="float" office:value="1" calcext:value-type="float">
            <text:p>1</text:p>
          </table:table-cell>
          <table:table-cell table:formula="of:=[.AL57]/[.AD57]" office:value-type="float" office:value="0.02" calcext:value-type="float">
            <text:p>0,02</text:p>
          </table:table-cell>
          <table:table-cell table:formula="of:=[.AE57]-[.AI57]" office:value-type="float" office:value="137" calcext:value-type="float">
            <text:p>137</text:p>
          </table:table-cell>
          <table:table-cell table:formula="of:=[.AN57]/[.AE57]" office:value-type="float" office:value="0.424148606811146" calcext:value-type="float">
            <text:p>0,42414860681114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935" calcext:value-type="float">
            <text:p>935</text:p>
          </table:table-cell>
          <table:table-cell office:value-type="float" office:value="18.7" calcext:value-type="float">
            <text:p>18,7</text:p>
          </table:table-cell>
          <table:table-cell office:value-type="float" office:value="0.188888888889" calcext:value-type="float">
            <text:p>0,188888888889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1495" calcext:value-type="float">
            <text:p>1495</text:p>
          </table:table-cell>
          <table:table-cell table:formula="of:=[.BA57]/[.AR57]" office:value-type="float" office:value="0.61522633744856" calcext:value-type="float">
            <text:p>0,615226337448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402" calcext:value-type="float">
            <text:p>2402</text:p>
          </table:table-cell>
          <table:table-cell office:value-type="float" office:value="32.0266666667" calcext:value-type="float">
            <text:p>32,0266666667</text:p>
          </table:table-cell>
          <table:table-cell office:value-type="float" office:value="0.214944071588" calcext:value-type="float">
            <text:p>0,214944071588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5947" calcext:value-type="float">
            <text:p>5947</text:p>
          </table:table-cell>
          <table:table-cell table:formula="of:=[.BN57]/[.BE57]" office:value-type="float" office:value="0.71230087435621" calcext:value-type="float">
            <text:p>0,712300874356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5202" calcext:value-type="float">
            <text:p>5202</text:p>
          </table:table-cell>
          <table:table-cell office:value-type="float" office:value="63.4390243902" calcext:value-type="float">
            <text:p>63,4390243902</text:p>
          </table:table-cell>
          <table:table-cell office:value-type="float" office:value="0.389196468652" calcext:value-type="float">
            <text:p>0,389196468652</text:p>
          </table:table-cell>
          <table:table-cell table:formula="of:=[.BQ57]-[.BU57]" office:value-type="float" office:value="36" calcext:value-type="float">
            <text:p>36</text:p>
          </table:table-cell>
          <table:table-cell table:formula="of:=[.BY57]/[.BQ57]" office:value-type="float" office:value="0.18" calcext:value-type="float">
            <text:p>0,18</text:p>
          </table:table-cell>
          <table:table-cell table:formula="of:=[.BR57]-[.BV57]" office:value-type="float" office:value="14698" calcext:value-type="float">
            <text:p>14698</text:p>
          </table:table-cell>
          <table:table-cell table:formula="of:=[.CA57]/[.BR57]" office:value-type="float" office:value="0.738592964824121" calcext:value-type="float">
            <text:p>0,7385929648241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655" calcext:value-type="float">
            <text:p>5655</text:p>
          </table:table-cell>
          <table:table-cell office:value-type="float" office:value="45.24" calcext:value-type="float">
            <text:p>45,24</text:p>
          </table:table-cell>
          <table:table-cell office:value-type="float" office:value="0.181686746988" calcext:value-type="float">
            <text:p>0,181686746988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2008" calcext:value-type="float">
            <text:p>2008</text:p>
          </table:table-cell>
          <table:table-cell table:formula="of:=[.CN57]/[.CE57]" office:value-type="float" office:value="0.262038366175127" calcext:value-type="float">
            <text:p>0,2620383661751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4.27272727273" calcext:value-type="float">
            <text:p>4,27272727273</text:p>
          </table:table-cell>
          <table:table-cell office:value-type="float" office:value="0.0993657505285" calcext:value-type="float">
            <text:p>0,0993657505285</text:p>
          </table:table-cell>
          <table:table-cell table:formula="of:=[.AD58]-[.AH58]" office:value-type="float" office:value="6" calcext:value-type="float">
            <text:p>6</text:p>
          </table:table-cell>
          <table:table-cell table:formula="of:=[.AL58]/[.AD58]" office:value-type="float" office:value="0.12" calcext:value-type="float">
            <text:p>0,12</text:p>
          </table:table-cell>
          <table:table-cell table:formula="of:=[.AE58]-[.AI58]" office:value-type="float" office:value="229" calcext:value-type="float">
            <text:p>229</text:p>
          </table:table-cell>
          <table:table-cell table:formula="of:=[.AN58]/[.AE58]" office:value-type="float" office:value="0.708978328173375" calcext:value-type="float">
            <text:p>0,708978328173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9" calcext:value-type="float">
            <text:p>99</text:p>
          </table:table-cell>
          <table:table-cell office:value-type="float" office:value="864" calcext:value-type="float">
            <text:p>864</text:p>
          </table:table-cell>
          <table:table-cell office:value-type="float" office:value="17.4545454545" calcext:value-type="float">
            <text:p>17,4545454545</text:p>
          </table:table-cell>
          <table:table-cell office:value-type="float" office:value="0.178107606679" calcext:value-type="float">
            <text:p>0,178107606679</text:p>
          </table:table-cell>
          <table:table-cell table:formula="of:=[.AQ58]-[.AU58]" office:value-type="float" office:value="1" calcext:value-type="float">
            <text:p>1</text:p>
          </table:table-cell>
          <table:table-cell table:formula="of:=[.AY58]/[.AQ58]" office:value-type="float" office:value="0.01" calcext:value-type="float">
            <text:p>0,01</text:p>
          </table:table-cell>
          <table:table-cell table:formula="of:=[.AR58]-[.AV58]" office:value-type="float" office:value="1566" calcext:value-type="float">
            <text:p>1566</text:p>
          </table:table-cell>
          <table:table-cell table:formula="of:=[.BA58]/[.AR58]" office:value-type="float" office:value="0.644444444444444" calcext:value-type="float">
            <text:p>0,64444444444444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406" calcext:value-type="float">
            <text:p>2406</text:p>
          </table:table-cell>
          <table:table-cell office:value-type="float" office:value="32.08" calcext:value-type="float">
            <text:p>32,08</text:p>
          </table:table-cell>
          <table:table-cell office:value-type="float" office:value="0.215302013423" calcext:value-type="float">
            <text:p>0,215302013423</text:p>
          </table:table-cell>
          <table:table-cell table:formula="of:=[.BD58]-[.BH58]" office:value-type="float" office:value="0" calcext:value-type="float">
            <text:p>0</text:p>
          </table:table-cell>
          <table:table-cell table:formula="of:=[.BL58]/[.BD58]" office:value-type="float" office:value="0" calcext:value-type="float">
            <text:p>0</text:p>
          </table:table-cell>
          <table:table-cell table:formula="of:=[.BE58]-[.BI58]" office:value-type="float" office:value="5943" calcext:value-type="float">
            <text:p>5943</text:p>
          </table:table-cell>
          <table:table-cell table:formula="of:=[.BN58]/[.BE58]" office:value-type="float" office:value="0.711821775062882" calcext:value-type="float">
            <text:p>0,7118217750628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3973" calcext:value-type="float">
            <text:p>3973</text:p>
          </table:table-cell>
          <table:table-cell office:value-type="float" office:value="42.4919786096" calcext:value-type="float">
            <text:p>42,4919786096</text:p>
          </table:table-cell>
          <table:table-cell office:value-type="float" office:value="0.228451497901" calcext:value-type="float">
            <text:p>0,228451497901</text:p>
          </table:table-cell>
          <table:table-cell table:formula="of:=[.BQ58]-[.BU58]" office:value-type="float" office:value="13" calcext:value-type="float">
            <text:p>13</text:p>
          </table:table-cell>
          <table:table-cell table:formula="of:=[.BY58]/[.BQ58]" office:value-type="float" office:value="0.065" calcext:value-type="float">
            <text:p>0,065</text:p>
          </table:table-cell>
          <table:table-cell table:formula="of:=[.BR58]-[.BV58]" office:value-type="float" office:value="15927" calcext:value-type="float">
            <text:p>15927</text:p>
          </table:table-cell>
          <table:table-cell table:formula="of:=[.CA58]/[.BR58]" office:value-type="float" office:value="0.80035175879397" calcext:value-type="float">
            <text:p>0,8003517587939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823" calcext:value-type="float">
            <text:p>4823</text:p>
          </table:table-cell>
          <table:table-cell office:value-type="float" office:value="38.584" calcext:value-type="float">
            <text:p>38,584</text:p>
          </table:table-cell>
          <table:table-cell office:value-type="float" office:value="0.154955823293" calcext:value-type="float">
            <text:p>0,154955823293</text:p>
          </table:table-cell>
          <table:table-cell table:formula="of:=[.CD58]-[.CH58]" office:value-type="float" office:value="0" calcext:value-type="float">
            <text:p>0</text:p>
          </table:table-cell>
          <table:table-cell table:formula="of:=[.CL58]/[.CD58]" office:value-type="float" office:value="0" calcext:value-type="float">
            <text:p>0</text:p>
          </table:table-cell>
          <table:table-cell table:formula="of:=[.CE58]-[.CI58]" office:value-type="float" office:value="2840" calcext:value-type="float">
            <text:p>2840</text:p>
          </table:table-cell>
          <table:table-cell table:formula="of:=[.CN58]/[.CE58]" office:value-type="float" office:value="0.370612031841315" calcext:value-type="float">
            <text:p>0,3706120318413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30" calcext:value-type="float">
            <text:p>130</text:p>
          </table:table-cell>
          <table:table-cell office:value-type="float" office:value="5.30612244898" calcext:value-type="float">
            <text:p>5,30612244898</text:p>
          </table:table-cell>
          <table:table-cell office:value-type="float" office:value="0.110544217687" calcext:value-type="float">
            <text:p>0,110544217687</text:p>
          </table:table-cell>
          <table:table-cell table:formula="of:=[.AD59]-[.AH59]" office:value-type="float" office:value="1" calcext:value-type="float">
            <text:p>1</text:p>
          </table:table-cell>
          <table:table-cell table:formula="of:=[.AL59]/[.AD59]" office:value-type="float" office:value="0.02" calcext:value-type="float">
            <text:p>0,02</text:p>
          </table:table-cell>
          <table:table-cell table:formula="of:=[.AE59]-[.AI59]" office:value-type="float" office:value="193" calcext:value-type="float">
            <text:p>193</text:p>
          </table:table-cell>
          <table:table-cell table:formula="of:=[.AN59]/[.AE59]" office:value-type="float" office:value="0.597523219814241" calcext:value-type="float">
            <text:p>0,5975232198142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013" calcext:value-type="float">
            <text:p>2013</text:p>
          </table:table-cell>
          <table:table-cell office:value-type="float" office:value="40.26" calcext:value-type="float">
            <text:p>40,26</text:p>
          </table:table-cell>
          <table:table-cell office:value-type="float" office:value="0.406666666667" calcext:value-type="float">
            <text:p>0,406666666667</text:p>
          </table:table-cell>
          <table:table-cell table:formula="of:=[.AQ59]-[.AU59]" office:value-type="float" office:value="0" calcext:value-type="float">
            <text:p>0</text:p>
          </table:table-cell>
          <table:table-cell table:formula="of:=[.AY59]/[.AQ59]" office:value-type="float" office:value="0" calcext:value-type="float">
            <text:p>0</text:p>
          </table:table-cell>
          <table:table-cell table:formula="of:=[.AR59]-[.AV59]" office:value-type="float" office:value="417" calcext:value-type="float">
            <text:p>417</text:p>
          </table:table-cell>
          <table:table-cell table:formula="of:=[.BA59]/[.AR59]" office:value-type="float" office:value="0.171604938271605" calcext:value-type="float">
            <text:p>0,17160493827160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711" calcext:value-type="float">
            <text:p>4711</text:p>
          </table:table-cell>
          <table:table-cell office:value-type="float" office:value="62.8133333333" calcext:value-type="float">
            <text:p>62,8133333333</text:p>
          </table:table-cell>
          <table:table-cell office:value-type="float" office:value="0.421565995526" calcext:value-type="float">
            <text:p>0,421565995526</text:p>
          </table:table-cell>
          <table:table-cell table:formula="of:=[.BD59]-[.BH59]" office:value-type="float" office:value="0" calcext:value-type="float">
            <text:p>0</text:p>
          </table:table-cell>
          <table:table-cell table:formula="of:=[.BL59]/[.BD59]" office:value-type="float" office:value="0" calcext:value-type="float">
            <text:p>0</text:p>
          </table:table-cell>
          <table:table-cell table:formula="of:=[.BE59]-[.BI59]" office:value-type="float" office:value="3638" calcext:value-type="float">
            <text:p>3638</text:p>
          </table:table-cell>
          <table:table-cell table:formula="of:=[.BN59]/[.BE59]" office:value-type="float" office:value="0.435740807282309" calcext:value-type="float">
            <text:p>0,4357408072823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269" calcext:value-type="float">
            <text:p>269</text:p>
          </table:table-cell>
          <table:table-cell office:value-type="float" office:value="7.3698630137" calcext:value-type="float">
            <text:p>7,3698630137</text:p>
          </table:table-cell>
          <table:table-cell office:value-type="float" office:value="0.102359208524" calcext:value-type="float">
            <text:p>0,102359208524</text:p>
          </table:table-cell>
          <table:table-cell table:formula="of:=[.BQ59]-[.BU59]" office:value-type="float" office:value="127" calcext:value-type="float">
            <text:p>127</text:p>
          </table:table-cell>
          <table:table-cell table:formula="of:=[.BY59]/[.BQ59]" office:value-type="float" office:value="0.635" calcext:value-type="float">
            <text:p>0,635</text:p>
          </table:table-cell>
          <table:table-cell table:formula="of:=[.BR59]-[.BV59]" office:value-type="float" office:value="19631" calcext:value-type="float">
            <text:p>19631</text:p>
          </table:table-cell>
          <table:table-cell table:formula="of:=[.CA59]/[.BR59]" office:value-type="float" office:value="0.986482412060301" calcext:value-type="float">
            <text:p>0,9864824120603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283" calcext:value-type="float">
            <text:p>7283</text:p>
          </table:table-cell>
          <table:table-cell office:value-type="float" office:value="58.264" calcext:value-type="float">
            <text:p>58,264</text:p>
          </table:table-cell>
          <table:table-cell office:value-type="float" office:value="0.233991967871" calcext:value-type="float">
            <text:p>0,233991967871</text:p>
          </table:table-cell>
          <table:table-cell table:formula="of:=[.CD59]-[.CH59]" office:value-type="float" office:value="0" calcext:value-type="float">
            <text:p>0</text:p>
          </table:table-cell>
          <table:table-cell table:formula="of:=[.CL59]/[.CD59]" office:value-type="float" office:value="0" calcext:value-type="float">
            <text:p>0</text:p>
          </table:table-cell>
          <table:table-cell table:formula="of:=[.CE59]-[.CI59]" office:value-type="float" office:value="380" calcext:value-type="float">
            <text:p>380</text:p>
          </table:table-cell>
          <table:table-cell table:formula="of:=[.CN59]/[.CE59]" office:value-type="float" office:value="0.0495889338379225" calcext:value-type="float">
            <text:p>0,0495889338379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5652173913" calcext:value-type="float">
            <text:p>1,5652173913</text:p>
          </table:table-cell>
          <table:table-cell office:value-type="float" office:value="0.0711462450593" calcext:value-type="float">
            <text:p>0,0711462450593</text:p>
          </table:table-cell>
          <table:table-cell table:formula="of:=[.AD60]-[.AH60]" office:value-type="float" office:value="27" calcext:value-type="float">
            <text:p>27</text:p>
          </table:table-cell>
          <table:table-cell table:formula="of:=[.AL60]/[.AD60]" office:value-type="float" office:value="0.54" calcext:value-type="float">
            <text:p>0,54</text:p>
          </table:table-cell>
          <table:table-cell table:formula="of:=[.AE60]-[.AI60]" office:value-type="float" office:value="305" calcext:value-type="float">
            <text:p>305</text:p>
          </table:table-cell>
          <table:table-cell table:formula="of:=[.AN60]/[.AE60]" office:value-type="float" office:value="0.944272445820433" calcext:value-type="float">
            <text:p>0,9442724458204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0" calcext:value-type="float">
            <text:p>90</text:p>
          </table:table-cell>
          <table:table-cell office:value-type="float" office:value="409" calcext:value-type="float">
            <text:p>409</text:p>
          </table:table-cell>
          <table:table-cell office:value-type="float" office:value="9.08888888889" calcext:value-type="float">
            <text:p>9,08888888889</text:p>
          </table:table-cell>
          <table:table-cell office:value-type="float" office:value="0.102122347066" calcext:value-type="float">
            <text:p>0,102122347066</text:p>
          </table:table-cell>
          <table:table-cell table:formula="of:=[.AQ60]-[.AU60]" office:value-type="float" office:value="10" calcext:value-type="float">
            <text:p>10</text:p>
          </table:table-cell>
          <table:table-cell table:formula="of:=[.AY60]/[.AQ60]" office:value-type="float" office:value="0.1" calcext:value-type="float">
            <text:p>0,1</text:p>
          </table:table-cell>
          <table:table-cell table:formula="of:=[.AR60]-[.AV60]" office:value-type="float" office:value="2021" calcext:value-type="float">
            <text:p>2021</text:p>
          </table:table-cell>
          <table:table-cell table:formula="of:=[.BA60]/[.AR60]" office:value-type="float" office:value="0.831687242798354" calcext:value-type="float">
            <text:p>0,8316872427983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987" calcext:value-type="float">
            <text:p>5987</text:p>
          </table:table-cell>
          <table:table-cell office:value-type="float" office:value="79.8266666667" calcext:value-type="float">
            <text:p>79,8266666667</text:p>
          </table:table-cell>
          <table:table-cell office:value-type="float" office:value="0.535749440716" calcext:value-type="float">
            <text:p>0,535749440716</text:p>
          </table:table-cell>
          <table:table-cell table:formula="of:=[.BD60]-[.BH60]" office:value-type="float" office:value="0" calcext:value-type="float">
            <text:p>0</text:p>
          </table:table-cell>
          <table:table-cell table:formula="of:=[.BL60]/[.BD60]" office:value-type="float" office:value="0" calcext:value-type="float">
            <text:p>0</text:p>
          </table:table-cell>
          <table:table-cell table:formula="of:=[.BE60]-[.BI60]" office:value-type="float" office:value="2362" calcext:value-type="float">
            <text:p>2362</text:p>
          </table:table-cell>
          <table:table-cell table:formula="of:=[.BN60]/[.BE60]" office:value-type="float" office:value="0.282908132710504" calcext:value-type="float">
            <text:p>0,28290813271050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92" calcext:value-type="float">
            <text:p>592</text:p>
          </table:table-cell>
          <table:table-cell office:value-type="float" office:value="11.2761904762" calcext:value-type="float">
            <text:p>11,2761904762</text:p>
          </table:table-cell>
          <table:table-cell office:value-type="float" office:value="0.108424908425" calcext:value-type="float">
            <text:p>0,108424908425</text:p>
          </table:table-cell>
          <table:table-cell table:formula="of:=[.BQ60]-[.BU60]" office:value-type="float" office:value="95" calcext:value-type="float">
            <text:p>95</text:p>
          </table:table-cell>
          <table:table-cell table:formula="of:=[.BY60]/[.BQ60]" office:value-type="float" office:value="0.475" calcext:value-type="float">
            <text:p>0,475</text:p>
          </table:table-cell>
          <table:table-cell table:formula="of:=[.BR60]-[.BV60]" office:value-type="float" office:value="19308" calcext:value-type="float">
            <text:p>19308</text:p>
          </table:table-cell>
          <table:table-cell table:formula="of:=[.CA60]/[.BR60]" office:value-type="float" office:value="0.970251256281407" calcext:value-type="float">
            <text:p>0,97025125628140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178" calcext:value-type="float">
            <text:p>7178</text:p>
          </table:table-cell>
          <table:table-cell office:value-type="float" office:value="57.424" calcext:value-type="float">
            <text:p>57,424</text:p>
          </table:table-cell>
          <table:table-cell office:value-type="float" office:value="0.230618473896" calcext:value-type="float">
            <text:p>0,230618473896</text:p>
          </table:table-cell>
          <table:table-cell table:formula="of:=[.CD60]-[.CH60]" office:value-type="float" office:value="0" calcext:value-type="float">
            <text:p>0</text:p>
          </table:table-cell>
          <table:table-cell table:formula="of:=[.CL60]/[.CD60]" office:value-type="float" office:value="0" calcext:value-type="float">
            <text:p>0</text:p>
          </table:table-cell>
          <table:table-cell table:formula="of:=[.CE60]-[.CI60]" office:value-type="float" office:value="485" calcext:value-type="float">
            <text:p>485</text:p>
          </table:table-cell>
          <table:table-cell table:formula="of:=[.CN60]/[.CE60]" office:value-type="float" office:value="0.0632911392405063" calcext:value-type="float">
            <text:p>0,0632911392405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.33333333333" calcext:value-type="float">
            <text:p>4,33333333333</text:p>
          </table:table-cell>
          <table:table-cell office:value-type="float" office:value="0.105691056911" calcext:value-type="float">
            <text:p>0,105691056911</text:p>
          </table:table-cell>
          <table:table-cell table:formula="of:=[.AD61]-[.AH61]" office:value-type="float" office:value="8" calcext:value-type="float">
            <text:p>8</text:p>
          </table:table-cell>
          <table:table-cell table:formula="of:=[.AL61]/[.AD61]" office:value-type="float" office:value="0.16" calcext:value-type="float">
            <text:p>0,16</text:p>
          </table:table-cell>
          <table:table-cell table:formula="of:=[.AE61]-[.AI61]" office:value-type="float" office:value="232" calcext:value-type="float">
            <text:p>232</text:p>
          </table:table-cell>
          <table:table-cell table:formula="of:=[.AN61]/[.AE61]" office:value-type="float" office:value="0.718266253869969" calcext:value-type="float">
            <text:p>0,7182662538699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94" calcext:value-type="float">
            <text:p>1594</text:p>
          </table:table-cell>
          <table:table-cell office:value-type="float" office:value="31.88" calcext:value-type="float">
            <text:p>31,88</text:p>
          </table:table-cell>
          <table:table-cell office:value-type="float" office:value="0.32202020202" calcext:value-type="float">
            <text:p>0,32202020202</text:p>
          </table:table-cell>
          <table:table-cell table:formula="of:=[.AQ61]-[.AU61]" office:value-type="float" office:value="0" calcext:value-type="float">
            <text:p>0</text:p>
          </table:table-cell>
          <table:table-cell table:formula="of:=[.AY61]/[.AQ61]" office:value-type="float" office:value="0" calcext:value-type="float">
            <text:p>0</text:p>
          </table:table-cell>
          <table:table-cell table:formula="of:=[.AR61]-[.AV61]" office:value-type="float" office:value="836" calcext:value-type="float">
            <text:p>836</text:p>
          </table:table-cell>
          <table:table-cell table:formula="of:=[.BA61]/[.AR61]" office:value-type="float" office:value="0.3440329218107" calcext:value-type="float">
            <text:p>0,34403292181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023" calcext:value-type="float">
            <text:p>3023</text:p>
          </table:table-cell>
          <table:table-cell office:value-type="float" office:value="40.3066666667" calcext:value-type="float">
            <text:p>40,3066666667</text:p>
          </table:table-cell>
          <table:table-cell office:value-type="float" office:value="0.270514541387" calcext:value-type="float">
            <text:p>0,270514541387</text:p>
          </table:table-cell>
          <table:table-cell table:formula="of:=[.BD61]-[.BH61]" office:value-type="float" office:value="0" calcext:value-type="float">
            <text:p>0</text:p>
          </table:table-cell>
          <table:table-cell table:formula="of:=[.BL61]/[.BD61]" office:value-type="float" office:value="0" calcext:value-type="float">
            <text:p>0</text:p>
          </table:table-cell>
          <table:table-cell table:formula="of:=[.BE61]-[.BI61]" office:value-type="float" office:value="5326" calcext:value-type="float">
            <text:p>5326</text:p>
          </table:table-cell>
          <table:table-cell table:formula="of:=[.BN61]/[.BE61]" office:value-type="float" office:value="0.637920709066954" calcext:value-type="float">
            <text:p>0,6379207090669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039" calcext:value-type="float">
            <text:p>1039</text:p>
          </table:table-cell>
          <table:table-cell office:value-type="float" office:value="13.761589404" calcext:value-type="float">
            <text:p>13,761589404</text:p>
          </table:table-cell>
          <table:table-cell office:value-type="float" office:value="0.0917439293598" calcext:value-type="float">
            <text:p>0,0917439293598</text:p>
          </table:table-cell>
          <table:table-cell table:formula="of:=[.BQ61]-[.BU61]" office:value-type="float" office:value="49" calcext:value-type="float">
            <text:p>49</text:p>
          </table:table-cell>
          <table:table-cell table:formula="of:=[.BY61]/[.BQ61]" office:value-type="float" office:value="0.245" calcext:value-type="float">
            <text:p>0,245</text:p>
          </table:table-cell>
          <table:table-cell table:formula="of:=[.BR61]-[.BV61]" office:value-type="float" office:value="18861" calcext:value-type="float">
            <text:p>18861</text:p>
          </table:table-cell>
          <table:table-cell table:formula="of:=[.CA61]/[.BR61]" office:value-type="float" office:value="0.947788944723618" calcext:value-type="float">
            <text:p>0,94778894472361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46" calcext:value-type="float">
            <text:p>246</text:p>
          </table:table-cell>
          <table:table-cell office:value-type="float" office:value="1829" calcext:value-type="float">
            <text:p>1829</text:p>
          </table:table-cell>
          <table:table-cell office:value-type="float" office:value="14.8699186992" calcext:value-type="float">
            <text:p>14,8699186992</text:p>
          </table:table-cell>
          <table:table-cell office:value-type="float" office:value="0.060693545711" calcext:value-type="float">
            <text:p>0,060693545711</text:p>
          </table:table-cell>
          <table:table-cell table:formula="of:=[.CD61]-[.CH61]" office:value-type="float" office:value="4" calcext:value-type="float">
            <text:p>4</text:p>
          </table:table-cell>
          <table:table-cell table:formula="of:=[.CL61]/[.CD61]" office:value-type="float" office:value="0.016" calcext:value-type="float">
            <text:p>0,016</text:p>
          </table:table-cell>
          <table:table-cell table:formula="of:=[.CE61]-[.CI61]" office:value-type="float" office:value="5834" calcext:value-type="float">
            <text:p>5834</text:p>
          </table:table-cell>
          <table:table-cell table:formula="of:=[.CN61]/[.CE61]" office:value-type="float" office:value="0.761320631606421" calcext:value-type="float">
            <text:p>0,76132063160642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02" calcext:value-type="float">
            <text:p>202</text:p>
          </table:table-cell>
          <table:table-cell office:value-type="float" office:value="8.08" calcext:value-type="float">
            <text:p>8,08</text:p>
          </table:table-cell>
          <table:table-cell office:value-type="float" office:value="0.164897959184" calcext:value-type="float">
            <text:p>0,164897959184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121" calcext:value-type="float">
            <text:p>121</text:p>
          </table:table-cell>
          <table:table-cell table:formula="of:=[.AN62]/[.AE62]" office:value-type="float" office:value="0.374613003095975" calcext:value-type="float">
            <text:p>0,374613003095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65" calcext:value-type="float">
            <text:p>1065</text:p>
          </table:table-cell>
          <table:table-cell office:value-type="float" office:value="21.3" calcext:value-type="float">
            <text:p>21,3</text:p>
          </table:table-cell>
          <table:table-cell office:value-type="float" office:value="0.215151515152" calcext:value-type="float">
            <text:p>0,215151515152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1365" calcext:value-type="float">
            <text:p>1365</text:p>
          </table:table-cell>
          <table:table-cell table:formula="of:=[.BA62]/[.AR62]" office:value-type="float" office:value="0.561728395061728" calcext:value-type="float">
            <text:p>0,5617283950617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31" calcext:value-type="float">
            <text:p>131</text:p>
          </table:table-cell>
          <table:table-cell office:value-type="float" office:value="348" calcext:value-type="float">
            <text:p>348</text:p>
          </table:table-cell>
          <table:table-cell office:value-type="float" office:value="5.31297709924" calcext:value-type="float">
            <text:p>5,31297709924</text:p>
          </table:table-cell>
          <table:table-cell office:value-type="float" office:value="0.0408690546095" calcext:value-type="float">
            <text:p>0,0408690546095</text:p>
          </table:table-cell>
          <table:table-cell table:formula="of:=[.BD62]-[.BH62]" office:value-type="float" office:value="19" calcext:value-type="float">
            <text:p>19</text:p>
          </table:table-cell>
          <table:table-cell table:formula="of:=[.BL62]/[.BD62]" office:value-type="float" office:value="0.126666666666667" calcext:value-type="float">
            <text:p>0,126666666666667</text:p>
          </table:table-cell>
          <table:table-cell table:formula="of:=[.BE62]-[.BI62]" office:value-type="float" office:value="8001" calcext:value-type="float">
            <text:p>8001</text:p>
          </table:table-cell>
          <table:table-cell table:formula="of:=[.BN62]/[.BE62]" office:value-type="float" office:value="0.958318361480417" calcext:value-type="float">
            <text:p>0,9583183614804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92" calcext:value-type="float">
            <text:p>792</text:p>
          </table:table-cell>
          <table:table-cell office:value-type="float" office:value="21.698630137" calcext:value-type="float">
            <text:p>21,698630137</text:p>
          </table:table-cell>
          <table:table-cell office:value-type="float" office:value="0.301369863014" calcext:value-type="float">
            <text:p>0,301369863014</text:p>
          </table:table-cell>
          <table:table-cell table:formula="of:=[.BQ62]-[.BU62]" office:value-type="float" office:value="127" calcext:value-type="float">
            <text:p>127</text:p>
          </table:table-cell>
          <table:table-cell table:formula="of:=[.BY62]/[.BQ62]" office:value-type="float" office:value="0.635" calcext:value-type="float">
            <text:p>0,635</text:p>
          </table:table-cell>
          <table:table-cell table:formula="of:=[.BR62]-[.BV62]" office:value-type="float" office:value="19108" calcext:value-type="float">
            <text:p>19108</text:p>
          </table:table-cell>
          <table:table-cell table:formula="of:=[.CA62]/[.BR62]" office:value-type="float" office:value="0.960201005025126" calcext:value-type="float">
            <text:p>0,9602010050251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252" calcext:value-type="float">
            <text:p>3252</text:p>
          </table:table-cell>
          <table:table-cell office:value-type="float" office:value="26.016" calcext:value-type="float">
            <text:p>26,016</text:p>
          </table:table-cell>
          <table:table-cell office:value-type="float" office:value="0.104481927711" calcext:value-type="float">
            <text:p>0,104481927711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4411" calcext:value-type="float">
            <text:p>4411</text:p>
          </table:table-cell>
          <table:table-cell table:formula="of:=[.CN62]/[.CE62]" office:value-type="float" office:value="0.575623124102832" calcext:value-type="float">
            <text:p>0,575623124102832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.55555555556" calcext:value-type="float">
            <text:p>3,55555555556</text:p>
          </table:table-cell>
          <table:table-cell office:value-type="float" office:value="0.101587301587" calcext:value-type="float">
            <text:p>0,101587301587</text:p>
          </table:table-cell>
          <table:table-cell table:formula="of:=[.AD63]-[.AH63]" office:value-type="float" office:value="14" calcext:value-type="float">
            <text:p>14</text:p>
          </table:table-cell>
          <table:table-cell table:formula="of:=[.AL63]/[.AD63]" office:value-type="float" office:value="0.28" calcext:value-type="float">
            <text:p>0,28</text:p>
          </table:table-cell>
          <table:table-cell table:formula="of:=[.AE63]-[.AI63]" office:value-type="float" office:value="259" calcext:value-type="float">
            <text:p>259</text:p>
          </table:table-cell>
          <table:table-cell table:formula="of:=[.AN63]/[.AE63]" office:value-type="float" office:value="0.801857585139319" calcext:value-type="float">
            <text:p>0,8018575851393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office:value-type="float" office:value="29.4" calcext:value-type="float">
            <text:p>29,4</text:p>
          </table:table-cell>
          <table:table-cell office:value-type="float" office:value="0.29696969697" calcext:value-type="float">
            <text:p>0,29696969697</text:p>
          </table:table-cell>
          <table:table-cell table:formula="of:=[.AQ63]-[.AU63]" office:value-type="float" office:value="0" calcext:value-type="float">
            <text:p>0</text:p>
          </table:table-cell>
          <table:table-cell table:formula="of:=[.AY63]/[.AQ63]" office:value-type="float" office:value="0" calcext:value-type="float">
            <text:p>0</text:p>
          </table:table-cell>
          <table:table-cell table:formula="of:=[.AR63]-[.AV63]" office:value-type="float" office:value="960" calcext:value-type="float">
            <text:p>960</text:p>
          </table:table-cell>
          <table:table-cell table:formula="of:=[.BA63]/[.AR63]" office:value-type="float" office:value="0.395061728395062" calcext:value-type="float">
            <text:p>0,3950617283950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774" calcext:value-type="float">
            <text:p>1774</text:p>
          </table:table-cell>
          <table:table-cell office:value-type="float" office:value="23.6533333333" calcext:value-type="float">
            <text:p>23,6533333333</text:p>
          </table:table-cell>
          <table:table-cell office:value-type="float" office:value="0.158747203579" calcext:value-type="float">
            <text:p>0,158747203579</text:p>
          </table:table-cell>
          <table:table-cell table:formula="of:=[.BD63]-[.BH63]" office:value-type="float" office:value="0" calcext:value-type="float">
            <text:p>0</text:p>
          </table:table-cell>
          <table:table-cell table:formula="of:=[.BL63]/[.BD63]" office:value-type="float" office:value="0" calcext:value-type="float">
            <text:p>0</text:p>
          </table:table-cell>
          <table:table-cell table:formula="of:=[.BE63]-[.BI63]" office:value-type="float" office:value="6575" calcext:value-type="float">
            <text:p>6575</text:p>
          </table:table-cell>
          <table:table-cell table:formula="of:=[.BN63]/[.BE63]" office:value-type="float" office:value="0.787519463408791" calcext:value-type="float">
            <text:p>0,7875194634087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5729" calcext:value-type="float">
            <text:p>5729</text:p>
          </table:table-cell>
          <table:table-cell office:value-type="float" office:value="75.880794702" calcext:value-type="float">
            <text:p>75,880794702</text:p>
          </table:table-cell>
          <table:table-cell office:value-type="float" office:value="0.50587196468" calcext:value-type="float">
            <text:p>0,50587196468</text:p>
          </table:table-cell>
          <table:table-cell table:formula="of:=[.BQ63]-[.BU63]" office:value-type="float" office:value="49" calcext:value-type="float">
            <text:p>49</text:p>
          </table:table-cell>
          <table:table-cell table:formula="of:=[.BY63]/[.BQ63]" office:value-type="float" office:value="0.245" calcext:value-type="float">
            <text:p>0,245</text:p>
          </table:table-cell>
          <table:table-cell table:formula="of:=[.BR63]-[.BV63]" office:value-type="float" office:value="14171" calcext:value-type="float">
            <text:p>14171</text:p>
          </table:table-cell>
          <table:table-cell table:formula="of:=[.CA63]/[.BR63]" office:value-type="float" office:value="0.712110552763819" calcext:value-type="float">
            <text:p>0,71211055276381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407" calcext:value-type="float">
            <text:p>1407</text:p>
          </table:table-cell>
          <table:table-cell office:value-type="float" office:value="11.256" calcext:value-type="float">
            <text:p>11,256</text:p>
          </table:table-cell>
          <table:table-cell office:value-type="float" office:value="0.0452048192771" calcext:value-type="float">
            <text:p>0,0452048192771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6256" calcext:value-type="float">
            <text:p>6256</text:p>
          </table:table-cell>
          <table:table-cell table:formula="of:=[.CN63]/[.CE63]" office:value-type="float" office:value="0.816390447605376" calcext:value-type="float">
            <text:p>0,816390447605376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.20512820513" calcext:value-type="float">
            <text:p>2,20512820513</text:p>
          </table:table-cell>
          <table:table-cell office:value-type="float" office:value="0.0580296896086" calcext:value-type="float">
            <text:p>0,0580296896086</text:p>
          </table:table-cell>
          <table:table-cell table:formula="of:=[.AD64]-[.AH64]" office:value-type="float" office:value="11" calcext:value-type="float">
            <text:p>11</text:p>
          </table:table-cell>
          <table:table-cell table:formula="of:=[.AL64]/[.AD64]" office:value-type="float" office:value="0.22" calcext:value-type="float">
            <text:p>0,22</text:p>
          </table:table-cell>
          <table:table-cell table:formula="of:=[.AE64]-[.AI64]" office:value-type="float" office:value="280" calcext:value-type="float">
            <text:p>280</text:p>
          </table:table-cell>
          <table:table-cell table:formula="of:=[.AN64]/[.AE64]" office:value-type="float" office:value="0.86687306501548" calcext:value-type="float">
            <text:p>0,866873065015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9" calcext:value-type="float">
            <text:p>99</text:p>
          </table:table-cell>
          <table:table-cell office:value-type="float" office:value="1437" calcext:value-type="float">
            <text:p>1437</text:p>
          </table:table-cell>
          <table:table-cell office:value-type="float" office:value="29.0303030303" calcext:value-type="float">
            <text:p>29,0303030303</text:p>
          </table:table-cell>
          <table:table-cell office:value-type="float" office:value="0.296227581942" calcext:value-type="float">
            <text:p>0,296227581942</text:p>
          </table:table-cell>
          <table:table-cell table:formula="of:=[.AQ64]-[.AU64]" office:value-type="float" office:value="1" calcext:value-type="float">
            <text:p>1</text:p>
          </table:table-cell>
          <table:table-cell table:formula="of:=[.AY64]/[.AQ64]" office:value-type="float" office:value="0.01" calcext:value-type="float">
            <text:p>0,01</text:p>
          </table:table-cell>
          <table:table-cell table:formula="of:=[.AR64]-[.AV64]" office:value-type="float" office:value="993" calcext:value-type="float">
            <text:p>993</text:p>
          </table:table-cell>
          <table:table-cell table:formula="of:=[.BA64]/[.AR64]" office:value-type="float" office:value="0.408641975308642" calcext:value-type="float">
            <text:p>0,4086419753086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141" calcext:value-type="float">
            <text:p>2141</text:p>
          </table:table-cell>
          <table:table-cell office:value-type="float" office:value="28.5466666667" calcext:value-type="float">
            <text:p>28,5466666667</text:p>
          </table:table-cell>
          <table:table-cell office:value-type="float" office:value="0.19158836689" calcext:value-type="float">
            <text:p>0,19158836689</text:p>
          </table:table-cell>
          <table:table-cell table:formula="of:=[.BD64]-[.BH64]" office:value-type="float" office:value="0" calcext:value-type="float">
            <text:p>0</text:p>
          </table:table-cell>
          <table:table-cell table:formula="of:=[.BL64]/[.BD64]" office:value-type="float" office:value="0" calcext:value-type="float">
            <text:p>0</text:p>
          </table:table-cell>
          <table:table-cell table:formula="of:=[.BE64]-[.BI64]" office:value-type="float" office:value="6208" calcext:value-type="float">
            <text:p>6208</text:p>
          </table:table-cell>
          <table:table-cell table:formula="of:=[.BN64]/[.BE64]" office:value-type="float" office:value="0.743562103245898" calcext:value-type="float">
            <text:p>0,7435621032458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491" calcext:value-type="float">
            <text:p>491</text:p>
          </table:table-cell>
          <table:table-cell office:value-type="float" office:value="5.2513368984" calcext:value-type="float">
            <text:p>5,2513368984</text:p>
          </table:table-cell>
          <table:table-cell office:value-type="float" office:value="0.0282329940774" calcext:value-type="float">
            <text:p>0,0282329940774</text:p>
          </table:table-cell>
          <table:table-cell table:formula="of:=[.BQ64]-[.BU64]" office:value-type="float" office:value="13" calcext:value-type="float">
            <text:p>13</text:p>
          </table:table-cell>
          <table:table-cell table:formula="of:=[.BY64]/[.BQ64]" office:value-type="float" office:value="0.065" calcext:value-type="float">
            <text:p>0,065</text:p>
          </table:table-cell>
          <table:table-cell table:formula="of:=[.BR64]-[.BV64]" office:value-type="float" office:value="19409" calcext:value-type="float">
            <text:p>19409</text:p>
          </table:table-cell>
          <table:table-cell table:formula="of:=[.CA64]/[.BR64]" office:value-type="float" office:value="0.975326633165829" calcext:value-type="float">
            <text:p>0,9753266331658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178" calcext:value-type="float">
            <text:p>7178</text:p>
          </table:table-cell>
          <table:table-cell office:value-type="float" office:value="57.424" calcext:value-type="float">
            <text:p>57,424</text:p>
          </table:table-cell>
          <table:table-cell office:value-type="float" office:value="0.230618473896" calcext:value-type="float">
            <text:p>0,230618473896</text:p>
          </table:table-cell>
          <table:table-cell table:formula="of:=[.CD64]-[.CH64]" office:value-type="float" office:value="0" calcext:value-type="float">
            <text:p>0</text:p>
          </table:table-cell>
          <table:table-cell table:formula="of:=[.CL64]/[.CD64]" office:value-type="float" office:value="0" calcext:value-type="float">
            <text:p>0</text:p>
          </table:table-cell>
          <table:table-cell table:formula="of:=[.CE64]-[.CI64]" office:value-type="float" office:value="485" calcext:value-type="float">
            <text:p>485</text:p>
          </table:table-cell>
          <table:table-cell table:formula="of:=[.CN64]/[.CE64]" office:value-type="float" office:value="0.0632911392405063" calcext:value-type="float">
            <text:p>0,063291139240506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275" calcext:value-type="float">
            <text:p>275</text:p>
          </table:table-cell>
          <table:table-cell office:value-type="float" office:value="11.2244897959" calcext:value-type="float">
            <text:p>11,2244897959</text:p>
          </table:table-cell>
          <table:table-cell office:value-type="float" office:value="0.233843537415" calcext:value-type="float">
            <text:p>0,233843537415</text:p>
          </table:table-cell>
          <table:table-cell table:formula="of:=[.AD65]-[.AH65]" office:value-type="float" office:value="1" calcext:value-type="float">
            <text:p>1</text:p>
          </table:table-cell>
          <table:table-cell table:formula="of:=[.AL65]/[.AD65]" office:value-type="float" office:value="0.02" calcext:value-type="float">
            <text:p>0,02</text:p>
          </table:table-cell>
          <table:table-cell table:formula="of:=[.AE65]-[.AI65]" office:value-type="float" office:value="48" calcext:value-type="float">
            <text:p>48</text:p>
          </table:table-cell>
          <table:table-cell table:formula="of:=[.AN65]/[.AE65]" office:value-type="float" office:value="0.148606811145511" calcext:value-type="float">
            <text:p>0,1486068111455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344" calcext:value-type="float">
            <text:p>1344</text:p>
          </table:table-cell>
          <table:table-cell office:value-type="float" office:value="26.88" calcext:value-type="float">
            <text:p>26,88</text:p>
          </table:table-cell>
          <table:table-cell office:value-type="float" office:value="0.271515151515" calcext:value-type="float">
            <text:p>0,271515151515</text:p>
          </table:table-cell>
          <table:table-cell table:formula="of:=[.AQ65]-[.AU65]" office:value-type="float" office:value="0" calcext:value-type="float">
            <text:p>0</text:p>
          </table:table-cell>
          <table:table-cell table:formula="of:=[.AY65]/[.AQ65]" office:value-type="float" office:value="0" calcext:value-type="float">
            <text:p>0</text:p>
          </table:table-cell>
          <table:table-cell table:formula="of:=[.AR65]-[.AV65]" office:value-type="float" office:value="1086" calcext:value-type="float">
            <text:p>1086</text:p>
          </table:table-cell>
          <table:table-cell table:formula="of:=[.BA65]/[.AR65]" office:value-type="float" office:value="0.446913580246914" calcext:value-type="float">
            <text:p>0,4469135802469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587" calcext:value-type="float">
            <text:p>3587</text:p>
          </table:table-cell>
          <table:table-cell office:value-type="float" office:value="47.8266666667" calcext:value-type="float">
            <text:p>47,8266666667</text:p>
          </table:table-cell>
          <table:table-cell office:value-type="float" office:value="0.320984340045" calcext:value-type="float">
            <text:p>0,320984340045</text:p>
          </table:table-cell>
          <table:table-cell table:formula="of:=[.BD65]-[.BH65]" office:value-type="float" office:value="0" calcext:value-type="float">
            <text:p>0</text:p>
          </table:table-cell>
          <table:table-cell table:formula="of:=[.BL65]/[.BD65]" office:value-type="float" office:value="0" calcext:value-type="float">
            <text:p>0</text:p>
          </table:table-cell>
          <table:table-cell table:formula="of:=[.BE65]-[.BI65]" office:value-type="float" office:value="4762" calcext:value-type="float">
            <text:p>4762</text:p>
          </table:table-cell>
          <table:table-cell table:formula="of:=[.BN65]/[.BE65]" office:value-type="float" office:value="0.57036770870763" calcext:value-type="float">
            <text:p>0,570367708707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6346" calcext:value-type="float">
            <text:p>6346</text:p>
          </table:table-cell>
          <table:table-cell office:value-type="float" office:value="67.871657754" calcext:value-type="float">
            <text:p>67,871657754</text:p>
          </table:table-cell>
          <table:table-cell office:value-type="float" office:value="0.364901385774" calcext:value-type="float">
            <text:p>0,364901385774</text:p>
          </table:table-cell>
          <table:table-cell table:formula="of:=[.BQ65]-[.BU65]" office:value-type="float" office:value="13" calcext:value-type="float">
            <text:p>13</text:p>
          </table:table-cell>
          <table:table-cell table:formula="of:=[.BY65]/[.BQ65]" office:value-type="float" office:value="0.065" calcext:value-type="float">
            <text:p>0,065</text:p>
          </table:table-cell>
          <table:table-cell table:formula="of:=[.BR65]-[.BV65]" office:value-type="float" office:value="13554" calcext:value-type="float">
            <text:p>13554</text:p>
          </table:table-cell>
          <table:table-cell table:formula="of:=[.CA65]/[.BR65]" office:value-type="float" office:value="0.681105527638191" calcext:value-type="float">
            <text:p>0,6811055276381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12" calcext:value-type="float">
            <text:p>212</text:p>
          </table:table-cell>
          <table:table-cell office:value-type="float" office:value="1639" calcext:value-type="float">
            <text:p>1639</text:p>
          </table:table-cell>
          <table:table-cell office:value-type="float" office:value="15.4622641509" calcext:value-type="float">
            <text:p>15,4622641509</text:p>
          </table:table-cell>
          <table:table-cell office:value-type="float" office:value="0.0732808727533" calcext:value-type="float">
            <text:p>0,0732808727533</text:p>
          </table:table-cell>
          <table:table-cell table:formula="of:=[.CD65]-[.CH65]" office:value-type="float" office:value="38" calcext:value-type="float">
            <text:p>38</text:p>
          </table:table-cell>
          <table:table-cell table:formula="of:=[.CL65]/[.CD65]" office:value-type="float" office:value="0.152" calcext:value-type="float">
            <text:p>0,152</text:p>
          </table:table-cell>
          <table:table-cell table:formula="of:=[.CE65]-[.CI65]" office:value-type="float" office:value="6024" calcext:value-type="float">
            <text:p>6024</text:p>
          </table:table-cell>
          <table:table-cell table:formula="of:=[.CN65]/[.CE65]" office:value-type="float" office:value="0.786115098525382" calcext:value-type="float">
            <text:p>0,786115098525382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.88888888889" calcext:value-type="float">
            <text:p>2,88888888889</text:p>
          </table:table-cell>
          <table:table-cell office:value-type="float" office:value="0.111111111111" calcext:value-type="float">
            <text:p>0,111111111111</text:p>
          </table:table-cell>
          <table:table-cell table:formula="of:=[.AD66]-[.AH66]" office:value-type="float" office:value="23" calcext:value-type="float">
            <text:p>23</text:p>
          </table:table-cell>
          <table:table-cell table:formula="of:=[.AL66]/[.AD66]" office:value-type="float" office:value="0.46" calcext:value-type="float">
            <text:p>0,46</text:p>
          </table:table-cell>
          <table:table-cell table:formula="of:=[.AE66]-[.AI66]" office:value-type="float" office:value="284" calcext:value-type="float">
            <text:p>284</text:p>
          </table:table-cell>
          <table:table-cell table:formula="of:=[.AN66]/[.AE66]" office:value-type="float" office:value="0.879256965944273" calcext:value-type="float">
            <text:p>0,8792569659442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024" calcext:value-type="float">
            <text:p>2024</text:p>
          </table:table-cell>
          <table:table-cell office:value-type="float" office:value="40.48" calcext:value-type="float">
            <text:p>40,48</text:p>
          </table:table-cell>
          <table:table-cell office:value-type="float" office:value="0.408888888889" calcext:value-type="float">
            <text:p>0,408888888889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406" calcext:value-type="float">
            <text:p>406</text:p>
          </table:table-cell>
          <table:table-cell table:formula="of:=[.BA66]/[.AR66]" office:value-type="float" office:value="0.167078189300412" calcext:value-type="float">
            <text:p>0,1670781893004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151" calcext:value-type="float">
            <text:p>2151</text:p>
          </table:table-cell>
          <table:table-cell office:value-type="float" office:value="28.68" calcext:value-type="float">
            <text:p>28,68</text:p>
          </table:table-cell>
          <table:table-cell office:value-type="float" office:value="0.192483221477" calcext:value-type="float">
            <text:p>0,192483221477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6198" calcext:value-type="float">
            <text:p>6198</text:p>
          </table:table-cell>
          <table:table-cell table:formula="of:=[.BN66]/[.BE66]" office:value-type="float" office:value="0.742364355012576" calcext:value-type="float">
            <text:p>0,7423643550125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296" calcext:value-type="float">
            <text:p>7296</text:p>
          </table:table-cell>
          <table:table-cell office:value-type="float" office:value="112.246153846" calcext:value-type="float">
            <text:p>112,246153846</text:p>
          </table:table-cell>
          <table:table-cell office:value-type="float" office:value="0.870125223614" calcext:value-type="float">
            <text:p>0,870125223614</text:p>
          </table:table-cell>
          <table:table-cell table:formula="of:=[.BQ66]-[.BU66]" office:value-type="float" office:value="70" calcext:value-type="float">
            <text:p>70</text:p>
          </table:table-cell>
          <table:table-cell table:formula="of:=[.BY66]/[.BQ66]" office:value-type="float" office:value="0.35" calcext:value-type="float">
            <text:p>0,35</text:p>
          </table:table-cell>
          <table:table-cell table:formula="of:=[.BR66]-[.BV66]" office:value-type="float" office:value="12604" calcext:value-type="float">
            <text:p>12604</text:p>
          </table:table-cell>
          <table:table-cell table:formula="of:=[.CA66]/[.BR66]" office:value-type="float" office:value="0.633366834170854" calcext:value-type="float">
            <text:p>0,63336683417085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463" calcext:value-type="float">
            <text:p>4463</text:p>
          </table:table-cell>
          <table:table-cell office:value-type="float" office:value="35.704" calcext:value-type="float">
            <text:p>35,704</text:p>
          </table:table-cell>
          <table:table-cell office:value-type="float" office:value="0.143389558233" calcext:value-type="float">
            <text:p>0,143389558233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3200" calcext:value-type="float">
            <text:p>3200</text:p>
          </table:table-cell>
          <table:table-cell table:formula="of:=[.CN66]/[.CE66]" office:value-type="float" office:value="0.417591021793031" calcext:value-type="float">
            <text:p>0,41759102179303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78947368421" calcext:value-type="float">
            <text:p>1,78947368421</text:p>
          </table:table-cell>
          <table:table-cell office:value-type="float" office:value="0.0994152046784" calcext:value-type="float">
            <text:p>0,0994152046784</text:p>
          </table:table-cell>
          <table:table-cell table:formula="of:=[.AD67]-[.AH67]" office:value-type="float" office:value="31" calcext:value-type="float">
            <text:p>31</text:p>
          </table:table-cell>
          <table:table-cell table:formula="of:=[.AL67]/[.AD67]" office:value-type="float" office:value="0.62" calcext:value-type="float">
            <text:p>0,62</text:p>
          </table:table-cell>
          <table:table-cell table:formula="of:=[.AE67]-[.AI67]" office:value-type="float" office:value="306" calcext:value-type="float">
            <text:p>306</text:p>
          </table:table-cell>
          <table:table-cell table:formula="of:=[.AN67]/[.AE67]" office:value-type="float" office:value="0.947368421052632" calcext:value-type="float">
            <text:p>0,9473684210526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68" calcext:value-type="float">
            <text:p>1568</text:p>
          </table:table-cell>
          <table:table-cell office:value-type="float" office:value="31.36" calcext:value-type="float">
            <text:p>31,36</text:p>
          </table:table-cell>
          <table:table-cell office:value-type="float" office:value="0.316767676768" calcext:value-type="float">
            <text:p>0,316767676768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862" calcext:value-type="float">
            <text:p>862</text:p>
          </table:table-cell>
          <table:table-cell table:formula="of:=[.BA67]/[.AR67]" office:value-type="float" office:value="0.354732510288066" calcext:value-type="float">
            <text:p>0,35473251028806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759" calcext:value-type="float">
            <text:p>4759</text:p>
          </table:table-cell>
          <table:table-cell office:value-type="float" office:value="63.4533333333" calcext:value-type="float">
            <text:p>63,4533333333</text:p>
          </table:table-cell>
          <table:table-cell office:value-type="float" office:value="0.425861297539" calcext:value-type="float">
            <text:p>0,425861297539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3590" calcext:value-type="float">
            <text:p>3590</text:p>
          </table:table-cell>
          <table:table-cell table:formula="of:=[.BN67]/[.BE67]" office:value-type="float" office:value="0.429991615762367" calcext:value-type="float">
            <text:p>0,42999161576236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6420" calcext:value-type="float">
            <text:p>6420</text:p>
          </table:table-cell>
          <table:table-cell office:value-type="float" office:value="68.6631016043" calcext:value-type="float">
            <text:p>68,6631016043</text:p>
          </table:table-cell>
          <table:table-cell office:value-type="float" office:value="0.369156460238" calcext:value-type="float">
            <text:p>0,369156460238</text:p>
          </table:table-cell>
          <table:table-cell table:formula="of:=[.BQ67]-[.BU67]" office:value-type="float" office:value="13" calcext:value-type="float">
            <text:p>13</text:p>
          </table:table-cell>
          <table:table-cell table:formula="of:=[.BY67]/[.BQ67]" office:value-type="float" office:value="0.065" calcext:value-type="float">
            <text:p>0,065</text:p>
          </table:table-cell>
          <table:table-cell table:formula="of:=[.BR67]-[.BV67]" office:value-type="float" office:value="13480" calcext:value-type="float">
            <text:p>13480</text:p>
          </table:table-cell>
          <table:table-cell table:formula="of:=[.CA67]/[.BR67]" office:value-type="float" office:value="0.677386934673367" calcext:value-type="float">
            <text:p>0,6773869346733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1140" calcext:value-type="float">
            <text:p>1140</text:p>
          </table:table-cell>
          <table:table-cell office:value-type="float" office:value="9.12" calcext:value-type="float">
            <text:p>9,12</text:p>
          </table:table-cell>
          <table:table-cell office:value-type="float" office:value="0.0366265060241" calcext:value-type="float">
            <text:p>0,0366265060241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6523" calcext:value-type="float">
            <text:p>6523</text:p>
          </table:table-cell>
          <table:table-cell table:formula="of:=[.CN67]/[.CE67]" office:value-type="float" office:value="0.851233198486233" calcext:value-type="float">
            <text:p>0,851233198486233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82" calcext:value-type="float">
            <text:p>182</text:p>
          </table:table-cell>
          <table:table-cell office:value-type="float" office:value="7.42857142857" calcext:value-type="float">
            <text:p>7,42857142857</text:p>
          </table:table-cell>
          <table:table-cell office:value-type="float" office:value="0.154761904762" calcext:value-type="float">
            <text:p>0,154761904762</text:p>
          </table:table-cell>
          <table:table-cell table:formula="of:=[.AD68]-[.AH68]" office:value-type="float" office:value="1" calcext:value-type="float">
            <text:p>1</text:p>
          </table:table-cell>
          <table:table-cell table:formula="of:=[.AL68]/[.AD68]" office:value-type="float" office:value="0.02" calcext:value-type="float">
            <text:p>0,02</text:p>
          </table:table-cell>
          <table:table-cell table:formula="of:=[.AE68]-[.AI68]" office:value-type="float" office:value="141" calcext:value-type="float">
            <text:p>141</text:p>
          </table:table-cell>
          <table:table-cell table:formula="of:=[.AN68]/[.AE68]" office:value-type="float" office:value="0.436532507739938" calcext:value-type="float">
            <text:p>0,4365325077399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628" calcext:value-type="float">
            <text:p>1628</text:p>
          </table:table-cell>
          <table:table-cell office:value-type="float" office:value="32.56" calcext:value-type="float">
            <text:p>32,56</text:p>
          </table:table-cell>
          <table:table-cell office:value-type="float" office:value="0.328888888889" calcext:value-type="float">
            <text:p>0,328888888889</text:p>
          </table:table-cell>
          <table:table-cell table:formula="of:=[.AQ68]-[.AU68]" office:value-type="float" office:value="0" calcext:value-type="float">
            <text:p>0</text:p>
          </table:table-cell>
          <table:table-cell table:formula="of:=[.AY68]/[.AQ68]" office:value-type="float" office:value="0" calcext:value-type="float">
            <text:p>0</text:p>
          </table:table-cell>
          <table:table-cell table:formula="of:=[.AR68]-[.AV68]" office:value-type="float" office:value="802" calcext:value-type="float">
            <text:p>802</text:p>
          </table:table-cell>
          <table:table-cell table:formula="of:=[.BA68]/[.AR68]" office:value-type="float" office:value="0.330041152263374" calcext:value-type="float">
            <text:p>0,3300411522633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5069" calcext:value-type="float">
            <text:p>5069</text:p>
          </table:table-cell>
          <table:table-cell office:value-type="float" office:value="67.5866666667" calcext:value-type="float">
            <text:p>67,5866666667</text:p>
          </table:table-cell>
          <table:table-cell office:value-type="float" office:value="0.453601789709" calcext:value-type="float">
            <text:p>0,453601789709</text:p>
          </table:table-cell>
          <table:table-cell table:formula="of:=[.BD68]-[.BH68]" office:value-type="float" office:value="0" calcext:value-type="float">
            <text:p>0</text:p>
          </table:table-cell>
          <table:table-cell table:formula="of:=[.BL68]/[.BD68]" office:value-type="float" office:value="0" calcext:value-type="float">
            <text:p>0</text:p>
          </table:table-cell>
          <table:table-cell table:formula="of:=[.BE68]-[.BI68]" office:value-type="float" office:value="3280" calcext:value-type="float">
            <text:p>3280</text:p>
          </table:table-cell>
          <table:table-cell table:formula="of:=[.BN68]/[.BE68]" office:value-type="float" office:value="0.392861420529405" calcext:value-type="float">
            <text:p>0,392861420529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3.63779527559" calcext:value-type="float">
            <text:p>3,63779527559</text:p>
          </table:table-cell>
          <table:table-cell office:value-type="float" office:value="0.0288713910761" calcext:value-type="float">
            <text:p>0,0288713910761</text:p>
          </table:table-cell>
          <table:table-cell table:formula="of:=[.BQ68]-[.BU68]" office:value-type="float" office:value="73" calcext:value-type="float">
            <text:p>73</text:p>
          </table:table-cell>
          <table:table-cell table:formula="of:=[.BY68]/[.BQ68]" office:value-type="float" office:value="0.365" calcext:value-type="float">
            <text:p>0,365</text:p>
          </table:table-cell>
          <table:table-cell table:formula="of:=[.BR68]-[.BV68]" office:value-type="float" office:value="19669" calcext:value-type="float">
            <text:p>19669</text:p>
          </table:table-cell>
          <table:table-cell table:formula="of:=[.CA68]/[.BR68]" office:value-type="float" office:value="0.988391959798995" calcext:value-type="float">
            <text:p>0,98839195979899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946" calcext:value-type="float">
            <text:p>2946</text:p>
          </table:table-cell>
          <table:table-cell office:value-type="float" office:value="23.568" calcext:value-type="float">
            <text:p>23,568</text:p>
          </table:table-cell>
          <table:table-cell office:value-type="float" office:value="0.0946506024096" calcext:value-type="float">
            <text:p>0,0946506024096</text:p>
          </table:table-cell>
          <table:table-cell table:formula="of:=[.CD68]-[.CH68]" office:value-type="float" office:value="0" calcext:value-type="float">
            <text:p>0</text:p>
          </table:table-cell>
          <table:table-cell table:formula="of:=[.CL68]/[.CD68]" office:value-type="float" office:value="0" calcext:value-type="float">
            <text:p>0</text:p>
          </table:table-cell>
          <table:table-cell table:formula="of:=[.CE68]-[.CI68]" office:value-type="float" office:value="4717" calcext:value-type="float">
            <text:p>4717</text:p>
          </table:table-cell>
          <table:table-cell table:formula="of:=[.CN68]/[.CE68]" office:value-type="float" office:value="0.61555526556179" calcext:value-type="float">
            <text:p>0,61555526556179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41" office:value-type="float" office:value="12.92" calcext:value-type="float">
            <text:p>12,92</text:p>
          </table:table-cell>
          <table:table-cell table:style-name="ce24" office:value-type="float" office:value="0.263673469388" calcext:value-type="float">
            <text:p>0,26</text:p>
          </table:table-cell>
          <table:table-cell office:value-type="float" office:value="47" calcext:value-type="float">
            <text:p>47</text:p>
          </table:table-cell>
          <table:table-cell office:value-type="float" office:value="156" calcext:value-type="float">
            <text:p>156</text:p>
          </table:table-cell>
          <table:table-cell office:value-type="float" office:value="6.63829787234" calcext:value-type="float">
            <text:p>6,63829787234</text:p>
          </table:table-cell>
          <table:table-cell office:value-type="float" office:value="0.144310823312" calcext:value-type="float">
            <text:p>0,144310823312</text:p>
          </table:table-cell>
          <table:table-cell table:formula="of:=[.AD69]-[.AH69]" office:value-type="float" office:value="3" calcext:value-type="float">
            <text:p>3</text:p>
          </table:table-cell>
          <table:table-cell table:formula="of:=[.AL69]/[.AD69]" office:value-type="float" office:value="0.06" calcext:value-type="float">
            <text:p>0,06</text:p>
          </table:table-cell>
          <table:table-cell table:formula="of:=[.AE69]-[.AI69]" office:value-type="float" office:value="167" calcext:value-type="float">
            <text:p>167</text:p>
          </table:table-cell>
          <table:table-cell table:formula="of:=[.AN69]/[.AE69]" office:value-type="float" office:value="0.51702786377709" calcext:value-type="float">
            <text:p>0,517027863777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41" office:value-type="float" office:value="48.6" calcext:value-type="float">
            <text:p>48,60</text:p>
          </table:table-cell>
          <table:table-cell table:style-name="ce24" office:value-type="float" office:value="0.490909090909" calcext:value-type="float">
            <text:p>0,49</text:p>
          </table:table-cell>
          <table:table-cell office:value-type="float" office:value="81" calcext:value-type="float">
            <text:p>81</text:p>
          </table:table-cell>
          <table:table-cell office:value-type="float" office:value="373" calcext:value-type="float">
            <text:p>373</text:p>
          </table:table-cell>
          <table:table-cell office:value-type="float" office:value="9.20987654321" calcext:value-type="float">
            <text:p>9,20987654321</text:p>
          </table:table-cell>
          <table:table-cell office:value-type="float" office:value="0.11512345679" calcext:value-type="float">
            <text:p>0,11512345679</text:p>
          </table:table-cell>
          <table:table-cell table:formula="of:=[.AQ69]-[.AU69]" office:value-type="float" office:value="19" calcext:value-type="float">
            <text:p>19</text:p>
          </table:table-cell>
          <table:table-cell table:formula="of:=[.AY69]/[.AQ69]" office:value-type="float" office:value="0.19" calcext:value-type="float">
            <text:p>0,19</text:p>
          </table:table-cell>
          <table:table-cell table:formula="of:=[.AR69]-[.AV69]" office:value-type="float" office:value="2057" calcext:value-type="float">
            <text:p>2057</text:p>
          </table:table-cell>
          <table:table-cell table:formula="of:=[.BA69]/[.AR69]" office:value-type="float" office:value="0.846502057613169" calcext:value-type="float">
            <text:p>0,84650205761316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table:style-name="ce41" office:value-type="float" office:value="111.32" calcext:value-type="float">
            <text:p>111,32</text:p>
          </table:table-cell>
          <table:table-cell table:style-name="ce24" office:value-type="float" office:value="0.74711409396" calcext:value-type="float">
            <text:p>0,75</text:p>
          </table:table-cell>
          <table:table-cell office:value-type="float" office:value="149" calcext:value-type="float">
            <text:p>149</text:p>
          </table:table-cell>
          <table:table-cell office:value-type="float" office:value="1262" calcext:value-type="float">
            <text:p>1262</text:p>
          </table:table-cell>
          <table:table-cell office:value-type="float" office:value="16.9395973154" calcext:value-type="float">
            <text:p>16,9395973154</text:p>
          </table:table-cell>
          <table:table-cell office:value-type="float" office:value="0.114456738618" calcext:value-type="float">
            <text:p>0,114456738618</text:p>
          </table:table-cell>
          <table:table-cell table:formula="of:=[.BD69]-[.BH69]" office:value-type="float" office:value="1" calcext:value-type="float">
            <text:p>1</text:p>
          </table:table-cell>
          <table:table-cell table:formula="of:=[.BL69]/[.BD69]" office:value-type="float" office:value="0.00666666666666667" calcext:value-type="float">
            <text:p>0,006666666666667</text:p>
          </table:table-cell>
          <table:table-cell table:formula="of:=[.BE69]-[.BI69]" office:value-type="float" office:value="7087" calcext:value-type="float">
            <text:p>7087</text:p>
          </table:table-cell>
          <table:table-cell table:formula="of:=[.BN69]/[.BE69]" office:value-type="float" office:value="0.848844172954845" calcext:value-type="float">
            <text:p>0,8488441729548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41" office:value-type="float" office:value="199" calcext:value-type="float">
            <text:p>199,00</text:p>
          </table:table-cell>
          <table:table-cell table:style-name="ce24" office:value-type="float" office:value="1" calcext:value-type="float">
            <text:p>1,00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5.72413793103" calcext:value-type="float">
            <text:p>5,72413793103</text:p>
          </table:table-cell>
          <table:table-cell office:value-type="float" office:value="0.204433497537" calcext:value-type="float">
            <text:p>0,204433497537</text:p>
          </table:table-cell>
          <table:table-cell table:formula="of:=[.BQ69]-[.BU69]" office:value-type="float" office:value="171" calcext:value-type="float">
            <text:p>171</text:p>
          </table:table-cell>
          <table:table-cell table:formula="of:=[.BY69]/[.BQ69]" office:value-type="float" office:value="0.855" calcext:value-type="float">
            <text:p>0,855</text:p>
          </table:table-cell>
          <table:table-cell table:formula="of:=[.BR69]-[.BV69]" office:value-type="float" office:value="19817" calcext:value-type="float">
            <text:p>19817</text:p>
          </table:table-cell>
          <table:table-cell table:formula="of:=[.CA69]/[.BR69]" office:value-type="float" office:value="0.995829145728643" calcext:value-type="float">
            <text:p>0,99582914572864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table:style-name="ce41" office:value-type="float" office:value="61.304" calcext:value-type="float">
            <text:p>61,30</text:p>
          </table:table-cell>
          <table:table-cell table:style-name="ce24" office:value-type="float" office:value="0.246200803213" calcext:value-type="float">
            <text:p>0,25</text:p>
          </table:table-cell>
          <table:table-cell office:value-type="float" office:value="250" calcext:value-type="float">
            <text:p>250</text:p>
          </table:table-cell>
          <table:table-cell office:value-type="float" office:value="6949" calcext:value-type="float">
            <text:p>6949</text:p>
          </table:table-cell>
          <table:table-cell office:value-type="float" office:value="55.592" calcext:value-type="float">
            <text:p>55,592</text:p>
          </table:table-cell>
          <table:table-cell office:value-type="float" office:value="0.223261044177" calcext:value-type="float">
            <text:p>0,223261044177</text:p>
          </table:table-cell>
          <table:table-cell table:formula="of:=[.CD69]-[.CH69]" office:value-type="float" office:value="0" calcext:value-type="float">
            <text:p>0</text:p>
          </table:table-cell>
          <table:table-cell table:formula="of:=[.CL69]/[.CD69]" office:value-type="float" office:value="0" calcext:value-type="float">
            <text:p>0</text:p>
          </table:table-cell>
          <table:table-cell table:formula="of:=[.CE69]-[.CI69]" office:value-type="float" office:value="714" calcext:value-type="float">
            <text:p>714</text:p>
          </table:table-cell>
          <table:table-cell table:formula="of:=[.CN69]/[.CE69]" office:value-type="float" office:value="0.0931749967375701" calcext:value-type="float">
            <text:p>0,09317499673757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,5</text:p>
          </table:table-cell>
          <table:table-cell office:value-type="float" office:value="0.0806451612903" calcext:value-type="float">
            <text:p>0,0806451612903</text:p>
          </table:table-cell>
          <table:table-cell table:formula="of:=[.AD70]-[.AH70]" office:value-type="float" office:value="18" calcext:value-type="float">
            <text:p>18</text:p>
          </table:table-cell>
          <table:table-cell table:formula="of:=[.AL70]/[.AD70]" office:value-type="float" office:value="0.36" calcext:value-type="float">
            <text:p>0,36</text:p>
          </table:table-cell>
          <table:table-cell table:formula="of:=[.AE70]-[.AI70]" office:value-type="float" office:value="283" calcext:value-type="float">
            <text:p>283</text:p>
          </table:table-cell>
          <table:table-cell table:formula="of:=[.AN70]/[.AE70]" office:value-type="float" office:value="0.876160990712074" calcext:value-type="float">
            <text:p>0,8761609907120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1.87692307692" calcext:value-type="float">
            <text:p>1,87692307692</text:p>
          </table:table-cell>
          <table:table-cell office:value-type="float" office:value="0.0293269230769" calcext:value-type="float">
            <text:p>0,0293269230769</text:p>
          </table:table-cell>
          <table:table-cell table:formula="of:=[.AQ70]-[.AU70]" office:value-type="float" office:value="35" calcext:value-type="float">
            <text:p>35</text:p>
          </table:table-cell>
          <table:table-cell table:formula="of:=[.AY70]/[.AQ70]" office:value-type="float" office:value="0.35" calcext:value-type="float">
            <text:p>0,35</text:p>
          </table:table-cell>
          <table:table-cell table:formula="of:=[.AR70]-[.AV70]" office:value-type="float" office:value="2369" calcext:value-type="float">
            <text:p>2369</text:p>
          </table:table-cell>
          <table:table-cell table:formula="of:=[.BA70]/[.AR70]" office:value-type="float" office:value="0.974897119341564" calcext:value-type="float">
            <text:p>0,97489711934156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651" calcext:value-type="float">
            <text:p>6651</text:p>
          </table:table-cell>
          <table:table-cell office:value-type="float" office:value="88.68" calcext:value-type="float">
            <text:p>88,68</text:p>
          </table:table-cell>
          <table:table-cell office:value-type="float" office:value="0.595167785235" calcext:value-type="float">
            <text:p>0,595167785235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1698" calcext:value-type="float">
            <text:p>1698</text:p>
          </table:table-cell>
          <table:table-cell table:formula="of:=[.BN70]/[.BE70]" office:value-type="float" office:value="0.203377650017966" calcext:value-type="float">
            <text:p>0,2033776500179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2.32727272727" calcext:value-type="float">
            <text:p>2,32727272727</text:p>
          </table:table-cell>
          <table:table-cell office:value-type="float" office:value="0.0213511259383" calcext:value-type="float">
            <text:p>0,0213511259383</text:p>
          </table:table-cell>
          <table:table-cell table:formula="of:=[.BQ70]-[.BU70]" office:value-type="float" office:value="90" calcext:value-type="float">
            <text:p>90</text:p>
          </table:table-cell>
          <table:table-cell table:formula="of:=[.BY70]/[.BQ70]" office:value-type="float" office:value="0.45" calcext:value-type="float">
            <text:p>0,45</text:p>
          </table:table-cell>
          <table:table-cell table:formula="of:=[.BR70]-[.BV70]" office:value-type="float" office:value="19772" calcext:value-type="float">
            <text:p>19772</text:p>
          </table:table-cell>
          <table:table-cell table:formula="of:=[.CA70]/[.BR70]" office:value-type="float" office:value="0.99356783919598" calcext:value-type="float">
            <text:p>0,9935678391959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2608" calcext:value-type="float">
            <text:p>2608</text:p>
          </table:table-cell>
          <table:table-cell office:value-type="float" office:value="20.864" calcext:value-type="float">
            <text:p>20,864</text:p>
          </table:table-cell>
          <table:table-cell office:value-type="float" office:value="0.0837911646586" calcext:value-type="float">
            <text:p>0,0837911646586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5055" calcext:value-type="float">
            <text:p>5055</text:p>
          </table:table-cell>
          <table:table-cell table:formula="of:=[.CN70]/[.CE70]" office:value-type="float" office:value="0.659663317238679" calcext:value-type="float">
            <text:p>0,659663317238679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64" calcext:value-type="float">
            <text:p>264</text:p>
          </table:table-cell>
          <table:table-cell office:value-type="float" office:value="10.56" calcext:value-type="float">
            <text:p>10,56</text:p>
          </table:table-cell>
          <table:table-cell office:value-type="float" office:value="0.215510204082" calcext:value-type="float">
            <text:p>0,215510204082</text:p>
          </table:table-cell>
          <table:table-cell table:formula="of:=[.AD71]-[.AH71]" office:value-type="float" office:value="0" calcext:value-type="float">
            <text:p>0</text:p>
          </table:table-cell>
          <table:table-cell table:formula="of:=[.AL71]/[.AD71]" office:value-type="float" office:value="0" calcext:value-type="float">
            <text:p>0</text:p>
          </table:table-cell>
          <table:table-cell table:formula="of:=[.AE71]-[.AI71]" office:value-type="float" office:value="59" calcext:value-type="float">
            <text:p>59</text:p>
          </table:table-cell>
          <table:table-cell table:formula="of:=[.AN71]/[.AE71]" office:value-type="float" office:value="0.18266253869969" calcext:value-type="float">
            <text:p>0,182662538699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146" calcext:value-type="float">
            <text:p>1146</text:p>
          </table:table-cell>
          <table:table-cell office:value-type="float" office:value="22.92" calcext:value-type="float">
            <text:p>22,92</text:p>
          </table:table-cell>
          <table:table-cell office:value-type="float" office:value="0.231515151515" calcext:value-type="float">
            <text:p>0,231515151515</text:p>
          </table:table-cell>
          <table:table-cell table:formula="of:=[.AQ71]-[.AU71]" office:value-type="float" office:value="0" calcext:value-type="float">
            <text:p>0</text:p>
          </table:table-cell>
          <table:table-cell table:formula="of:=[.AY71]/[.AQ71]" office:value-type="float" office:value="0" calcext:value-type="float">
            <text:p>0</text:p>
          </table:table-cell>
          <table:table-cell table:formula="of:=[.AR71]-[.AV71]" office:value-type="float" office:value="1284" calcext:value-type="float">
            <text:p>1284</text:p>
          </table:table-cell>
          <table:table-cell table:formula="of:=[.BA71]/[.AR71]" office:value-type="float" office:value="0.528395061728395" calcext:value-type="float">
            <text:p>0,52839506172839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941" calcext:value-type="float">
            <text:p>2941</text:p>
          </table:table-cell>
          <table:table-cell office:value-type="float" office:value="39.2133333333" calcext:value-type="float">
            <text:p>39,2133333333</text:p>
          </table:table-cell>
          <table:table-cell office:value-type="float" office:value="0.263176733781" calcext:value-type="float">
            <text:p>0,263176733781</text:p>
          </table:table-cell>
          <table:table-cell table:formula="of:=[.BD71]-[.BH71]" office:value-type="float" office:value="0" calcext:value-type="float">
            <text:p>0</text:p>
          </table:table-cell>
          <table:table-cell table:formula="of:=[.BL71]/[.BD71]" office:value-type="float" office:value="0" calcext:value-type="float">
            <text:p>0</text:p>
          </table:table-cell>
          <table:table-cell table:formula="of:=[.BE71]-[.BI71]" office:value-type="float" office:value="5408" calcext:value-type="float">
            <text:p>5408</text:p>
          </table:table-cell>
          <table:table-cell table:formula="of:=[.BN71]/[.BE71]" office:value-type="float" office:value="0.647742244580189" calcext:value-type="float">
            <text:p>0,64774224458018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830" calcext:value-type="float">
            <text:p>1830</text:p>
          </table:table-cell>
          <table:table-cell office:value-type="float" office:value="18.3" calcext:value-type="float">
            <text:p>18,3</text:p>
          </table:table-cell>
          <table:table-cell office:value-type="float" office:value="0.091959798995" calcext:value-type="float">
            <text:p>0,091959798995</text:p>
          </table:table-cell>
          <table:table-cell table:formula="of:=[.BQ71]-[.BU71]" office:value-type="float" office:value="0" calcext:value-type="float">
            <text:p>0</text:p>
          </table:table-cell>
          <table:table-cell table:formula="of:=[.BY71]/[.BQ71]" office:value-type="float" office:value="0" calcext:value-type="float">
            <text:p>0</text:p>
          </table:table-cell>
          <table:table-cell table:formula="of:=[.BR71]-[.BV71]" office:value-type="float" office:value="18070" calcext:value-type="float">
            <text:p>18070</text:p>
          </table:table-cell>
          <table:table-cell table:formula="of:=[.CA71]/[.BR71]" office:value-type="float" office:value="0.908040201005025" calcext:value-type="float">
            <text:p>0,9080402010050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524" calcext:value-type="float">
            <text:p>4524</text:p>
          </table:table-cell>
          <table:table-cell office:value-type="float" office:value="36.192" calcext:value-type="float">
            <text:p>36,192</text:p>
          </table:table-cell>
          <table:table-cell office:value-type="float" office:value="0.14534939759" calcext:value-type="float">
            <text:p>0,14534939759</text:p>
          </table:table-cell>
          <table:table-cell table:formula="of:=[.CD71]-[.CH71]" office:value-type="float" office:value="0" calcext:value-type="float">
            <text:p>0</text:p>
          </table:table-cell>
          <table:table-cell table:formula="of:=[.CL71]/[.CD71]" office:value-type="float" office:value="0" calcext:value-type="float">
            <text:p>0</text:p>
          </table:table-cell>
          <table:table-cell table:formula="of:=[.CE71]-[.CI71]" office:value-type="float" office:value="3139" calcext:value-type="float">
            <text:p>3139</text:p>
          </table:table-cell>
          <table:table-cell table:formula="of:=[.CN71]/[.CE71]" office:value-type="float" office:value="0.409630692940102" calcext:value-type="float">
            <text:p>0,409630692940102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.66666666667" calcext:value-type="float">
            <text:p>2,66666666667</text:p>
          </table:table-cell>
          <table:table-cell office:value-type="float" office:value="0.0650406504065" calcext:value-type="float">
            <text:p>0,0650406504065</text:p>
          </table:table-cell>
          <table:table-cell table:formula="of:=[.AD72]-[.AH72]" office:value-type="float" office:value="8" calcext:value-type="float">
            <text:p>8</text:p>
          </table:table-cell>
          <table:table-cell table:formula="of:=[.AL72]/[.AD72]" office:value-type="float" office:value="0.16" calcext:value-type="float">
            <text:p>0,16</text:p>
          </table:table-cell>
          <table:table-cell table:formula="of:=[.AE72]-[.AI72]" office:value-type="float" office:value="267" calcext:value-type="float">
            <text:p>267</text:p>
          </table:table-cell>
          <table:table-cell table:formula="of:=[.AN72]/[.AE72]" office:value-type="float" office:value="0.826625386996904" calcext:value-type="float">
            <text:p>0,82662538699690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37" calcext:value-type="float">
            <text:p>1837</text:p>
          </table:table-cell>
          <table:table-cell office:value-type="float" office:value="36.74" calcext:value-type="float">
            <text:p>36,74</text:p>
          </table:table-cell>
          <table:table-cell office:value-type="float" office:value="0.371111111111" calcext:value-type="float">
            <text:p>0,371111111111</text:p>
          </table:table-cell>
          <table:table-cell table:formula="of:=[.AQ72]-[.AU72]" office:value-type="float" office:value="0" calcext:value-type="float">
            <text:p>0</text:p>
          </table:table-cell>
          <table:table-cell table:formula="of:=[.AY72]/[.AQ72]" office:value-type="float" office:value="0" calcext:value-type="float">
            <text:p>0</text:p>
          </table:table-cell>
          <table:table-cell table:formula="of:=[.AR72]-[.AV72]" office:value-type="float" office:value="593" calcext:value-type="float">
            <text:p>593</text:p>
          </table:table-cell>
          <table:table-cell table:formula="of:=[.BA72]/[.AR72]" office:value-type="float" office:value="0.2440329218107" calcext:value-type="float">
            <text:p>0,24403292181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598" calcext:value-type="float">
            <text:p>2598</text:p>
          </table:table-cell>
          <table:table-cell office:value-type="float" office:value="34.64" calcext:value-type="float">
            <text:p>34,64</text:p>
          </table:table-cell>
          <table:table-cell office:value-type="float" office:value="0.232483221477" calcext:value-type="float">
            <text:p>0,232483221477</text:p>
          </table:table-cell>
          <table:table-cell table:formula="of:=[.BD72]-[.BH72]" office:value-type="float" office:value="0" calcext:value-type="float">
            <text:p>0</text:p>
          </table:table-cell>
          <table:table-cell table:formula="of:=[.BL72]/[.BD72]" office:value-type="float" office:value="0" calcext:value-type="float">
            <text:p>0</text:p>
          </table:table-cell>
          <table:table-cell table:formula="of:=[.BE72]-[.BI72]" office:value-type="float" office:value="5751" calcext:value-type="float">
            <text:p>5751</text:p>
          </table:table-cell>
          <table:table-cell table:formula="of:=[.BN72]/[.BE72]" office:value-type="float" office:value="0.688825008983112" calcext:value-type="float">
            <text:p>0,68882500898311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600" calcext:value-type="float">
            <text:p>1600</text:p>
          </table:table-cell>
          <table:table-cell office:value-type="float" office:value="30.4761904762" calcext:value-type="float">
            <text:p>30,4761904762</text:p>
          </table:table-cell>
          <table:table-cell office:value-type="float" office:value="0.29304029304" calcext:value-type="float">
            <text:p>0,29304029304</text:p>
          </table:table-cell>
          <table:table-cell table:formula="of:=[.BQ72]-[.BU72]" office:value-type="float" office:value="95" calcext:value-type="float">
            <text:p>95</text:p>
          </table:table-cell>
          <table:table-cell table:formula="of:=[.BY72]/[.BQ72]" office:value-type="float" office:value="0.475" calcext:value-type="float">
            <text:p>0,475</text:p>
          </table:table-cell>
          <table:table-cell table:formula="of:=[.BR72]-[.BV72]" office:value-type="float" office:value="18300" calcext:value-type="float">
            <text:p>18300</text:p>
          </table:table-cell>
          <table:table-cell table:formula="of:=[.CA72]/[.BR72]" office:value-type="float" office:value="0.919597989949749" calcext:value-type="float">
            <text:p>0,91959798994974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61" calcext:value-type="float">
            <text:p>161</text:p>
          </table:table-cell>
          <table:table-cell office:value-type="float" office:value="300" calcext:value-type="float">
            <text:p>300</text:p>
          </table:table-cell>
          <table:table-cell office:value-type="float" office:value="3.72670807453" calcext:value-type="float">
            <text:p>3,72670807453</text:p>
          </table:table-cell>
          <table:table-cell office:value-type="float" office:value="0.0232919254658" calcext:value-type="float">
            <text:p>0,0232919254658</text:p>
          </table:table-cell>
          <table:table-cell table:formula="of:=[.CD72]-[.CH72]" office:value-type="float" office:value="89" calcext:value-type="float">
            <text:p>89</text:p>
          </table:table-cell>
          <table:table-cell table:formula="of:=[.CL72]/[.CD72]" office:value-type="float" office:value="0.356" calcext:value-type="float">
            <text:p>0,356</text:p>
          </table:table-cell>
          <table:table-cell table:formula="of:=[.CE72]-[.CI72]" office:value-type="float" office:value="7363" calcext:value-type="float">
            <text:p>7363</text:p>
          </table:table-cell>
          <table:table-cell table:formula="of:=[.CN72]/[.CE72]" office:value-type="float" office:value="0.960850841706903" calcext:value-type="float">
            <text:p>0,960850841706903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4.4347826087" calcext:value-type="float">
            <text:p>4,4347826087</text:p>
          </table:table-cell>
          <table:table-cell office:value-type="float" office:value="0.0985507246377" calcext:value-type="float">
            <text:p>0,0985507246377</text:p>
          </table:table-cell>
          <table:table-cell table:formula="of:=[.AD73]-[.AH73]" office:value-type="float" office:value="4" calcext:value-type="float">
            <text:p>4</text:p>
          </table:table-cell>
          <table:table-cell table:formula="of:=[.AL73]/[.AD73]" office:value-type="float" office:value="0.08" calcext:value-type="float">
            <text:p>0,08</text:p>
          </table:table-cell>
          <table:table-cell table:formula="of:=[.AE73]-[.AI73]" office:value-type="float" office:value="221" calcext:value-type="float">
            <text:p>221</text:p>
          </table:table-cell>
          <table:table-cell table:formula="of:=[.AN73]/[.AE73]" office:value-type="float" office:value="0.68421052631579" calcext:value-type="float">
            <text:p>0,684210526315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66666666667" calcext:value-type="float">
            <text:p>0,166666666667</text:p>
          </table:table-cell>
          <table:table-cell table:formula="of:=[.AQ73]-[.AU73]" office:value-type="float" office:value="91" calcext:value-type="float">
            <text:p>91</text:p>
          </table:table-cell>
          <table:table-cell table:formula="of:=[.AY73]/[.AQ73]" office:value-type="float" office:value="0.91" calcext:value-type="float">
            <text:p>0,91</text:p>
          </table:table-cell>
          <table:table-cell table:formula="of:=[.AR73]-[.AV73]" office:value-type="float" office:value="2424" calcext:value-type="float">
            <text:p>2424</text:p>
          </table:table-cell>
          <table:table-cell table:formula="of:=[.BA73]/[.AR73]" office:value-type="float" office:value="0.997530864197531" calcext:value-type="float">
            <text:p>0,9975308641975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21739130435" calcext:value-type="float">
            <text:p>1,21739130435</text:p>
          </table:table-cell>
          <table:table-cell office:value-type="float" office:value="0.0553359683794" calcext:value-type="float">
            <text:p>0,0553359683794</text:p>
          </table:table-cell>
          <table:table-cell table:formula="of:=[.BD73]-[.BH73]" office:value-type="float" office:value="127" calcext:value-type="float">
            <text:p>127</text:p>
          </table:table-cell>
          <table:table-cell table:formula="of:=[.BL73]/[.BD73]" office:value-type="float" office:value="0.846666666666667" calcext:value-type="float">
            <text:p>0,846666666666667</text:p>
          </table:table-cell>
          <table:table-cell table:formula="of:=[.BE73]-[.BI73]" office:value-type="float" office:value="8335" calcext:value-type="float">
            <text:p>8335</text:p>
          </table:table-cell>
          <table:table-cell table:formula="of:=[.BN73]/[.BE73]" office:value-type="float" office:value="0.99832315247335" calcext:value-type="float">
            <text:p>0,998323152473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220" calcext:value-type="float">
            <text:p>220</text:p>
          </table:table-cell>
          <table:table-cell office:value-type="float" office:value="3.1654676259" calcext:value-type="float">
            <text:p>3,1654676259</text:p>
          </table:table-cell>
          <table:table-cell office:value-type="float" office:value="0.0229381712022" calcext:value-type="float">
            <text:p>0,0229381712022</text:p>
          </table:table-cell>
          <table:table-cell table:formula="of:=[.BQ73]-[.BU73]" office:value-type="float" office:value="61" calcext:value-type="float">
            <text:p>61</text:p>
          </table:table-cell>
          <table:table-cell table:formula="of:=[.BY73]/[.BQ73]" office:value-type="float" office:value="0.305" calcext:value-type="float">
            <text:p>0,305</text:p>
          </table:table-cell>
          <table:table-cell table:formula="of:=[.BR73]-[.BV73]" office:value-type="float" office:value="19680" calcext:value-type="float">
            <text:p>19680</text:p>
          </table:table-cell>
          <table:table-cell table:formula="of:=[.CA73]/[.BR73]" office:value-type="float" office:value="0.988944723618091" calcext:value-type="float">
            <text:p>0,9889447236180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735" calcext:value-type="float">
            <text:p>5735</text:p>
          </table:table-cell>
          <table:table-cell office:value-type="float" office:value="45.88" calcext:value-type="float">
            <text:p>45,88</text:p>
          </table:table-cell>
          <table:table-cell office:value-type="float" office:value="0.184257028112" calcext:value-type="float">
            <text:p>0,184257028112</text:p>
          </table:table-cell>
          <table:table-cell table:formula="of:=[.CD73]-[.CH73]" office:value-type="float" office:value="0" calcext:value-type="float">
            <text:p>0</text:p>
          </table:table-cell>
          <table:table-cell table:formula="of:=[.CL73]/[.CD73]" office:value-type="float" office:value="0" calcext:value-type="float">
            <text:p>0</text:p>
          </table:table-cell>
          <table:table-cell table:formula="of:=[.CE73]-[.CI73]" office:value-type="float" office:value="1928" calcext:value-type="float">
            <text:p>1928</text:p>
          </table:table-cell>
          <table:table-cell table:formula="of:=[.CN73]/[.CE73]" office:value-type="float" office:value="0.251598590630301" calcext:value-type="float">
            <text:p>0,25159859063030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9.32" calcext:value-type="float">
            <text:p>9,32</text:p>
          </table:table-cell>
          <table:table-cell office:value-type="float" office:value="0.190204081633" calcext:value-type="float">
            <text:p>0,190204081633</text:p>
          </table:table-cell>
          <table:table-cell table:formula="of:=[.AD74]-[.AH74]" office:value-type="float" office:value="0" calcext:value-type="float">
            <text:p>0</text:p>
          </table:table-cell>
          <table:table-cell table:formula="of:=[.AL74]/[.AD74]" office:value-type="float" office:value="0" calcext:value-type="float">
            <text:p>0</text:p>
          </table:table-cell>
          <table:table-cell table:formula="of:=[.AE74]-[.AI74]" office:value-type="float" office:value="90" calcext:value-type="float">
            <text:p>90</text:p>
          </table:table-cell>
          <table:table-cell table:formula="of:=[.AN74]/[.AE74]" office:value-type="float" office:value="0.278637770897833" calcext:value-type="float">
            <text:p>0,2786377708978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199" calcext:value-type="float">
            <text:p>2199</text:p>
          </table:table-cell>
          <table:table-cell office:value-type="float" office:value="43.98" calcext:value-type="float">
            <text:p>43,98</text:p>
          </table:table-cell>
          <table:table-cell office:value-type="float" office:value="0.444242424242" calcext:value-type="float">
            <text:p>0,444242424242</text:p>
          </table:table-cell>
          <table:table-cell table:formula="of:=[.AQ74]-[.AU74]" office:value-type="float" office:value="0" calcext:value-type="float">
            <text:p>0</text:p>
          </table:table-cell>
          <table:table-cell table:formula="of:=[.AY74]/[.AQ74]" office:value-type="float" office:value="0" calcext:value-type="float">
            <text:p>0</text:p>
          </table:table-cell>
          <table:table-cell table:formula="of:=[.AR74]-[.AV74]" office:value-type="float" office:value="231" calcext:value-type="float">
            <text:p>231</text:p>
          </table:table-cell>
          <table:table-cell table:formula="of:=[.BA74]/[.AR74]" office:value-type="float" office:value="0.0950617283950617" calcext:value-type="float">
            <text:p>0,0950617283950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144" calcext:value-type="float">
            <text:p>4144</text:p>
          </table:table-cell>
          <table:table-cell office:value-type="float" office:value="55.2533333333" calcext:value-type="float">
            <text:p>55,2533333333</text:p>
          </table:table-cell>
          <table:table-cell office:value-type="float" office:value="0.370827740492" calcext:value-type="float">
            <text:p>0,370827740492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4205" calcext:value-type="float">
            <text:p>4205</text:p>
          </table:table-cell>
          <table:table-cell table:formula="of:=[.BN74]/[.BE74]" office:value-type="float" office:value="0.50365313211163" calcext:value-type="float">
            <text:p>0,5036531321116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office:value-type="float" office:value="7.5" calcext:value-type="float">
            <text:p>7,5</text:p>
          </table:table-cell>
          <table:table-cell office:value-type="float" office:value="0.147058823529" calcext:value-type="float">
            <text:p>0,147058823529</text:p>
          </table:table-cell>
          <table:table-cell table:formula="of:=[.BQ74]-[.BU74]" office:value-type="float" office:value="148" calcext:value-type="float">
            <text:p>148</text:p>
          </table:table-cell>
          <table:table-cell table:formula="of:=[.BY74]/[.BQ74]" office:value-type="float" office:value="0.74" calcext:value-type="float">
            <text:p>0,74</text:p>
          </table:table-cell>
          <table:table-cell table:formula="of:=[.BR74]-[.BV74]" office:value-type="float" office:value="19705" calcext:value-type="float">
            <text:p>19705</text:p>
          </table:table-cell>
          <table:table-cell table:formula="of:=[.CA74]/[.BR74]" office:value-type="float" office:value="0.990201005025126" calcext:value-type="float">
            <text:p>0,9902010050251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858" calcext:value-type="float">
            <text:p>4858</text:p>
          </table:table-cell>
          <table:table-cell office:value-type="float" office:value="38.864" calcext:value-type="float">
            <text:p>38,864</text:p>
          </table:table-cell>
          <table:table-cell office:value-type="float" office:value="0.156080321285" calcext:value-type="float">
            <text:p>0,156080321285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2805" calcext:value-type="float">
            <text:p>2805</text:p>
          </table:table-cell>
          <table:table-cell table:formula="of:=[.CN74]/[.CE74]" office:value-type="float" office:value="0.366044630040454" calcext:value-type="float">
            <text:p>0,366044630040454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9.32" calcext:value-type="float">
            <text:p>9,32</text:p>
          </table:table-cell>
          <table:table-cell office:value-type="float" office:value="0.190204081633" calcext:value-type="float">
            <text:p>0,190204081633</text:p>
          </table:table-cell>
          <table:table-cell table:formula="of:=[.AD75]-[.AH75]" office:value-type="float" office:value="0" calcext:value-type="float">
            <text:p>0</text:p>
          </table:table-cell>
          <table:table-cell table:formula="of:=[.AL75]/[.AD75]" office:value-type="float" office:value="0" calcext:value-type="float">
            <text:p>0</text:p>
          </table:table-cell>
          <table:table-cell table:formula="of:=[.AE75]-[.AI75]" office:value-type="float" office:value="90" calcext:value-type="float">
            <text:p>90</text:p>
          </table:table-cell>
          <table:table-cell table:formula="of:=[.AN75]/[.AE75]" office:value-type="float" office:value="0.278637770897833" calcext:value-type="float">
            <text:p>0,2786377708978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34.12" calcext:value-type="float">
            <text:p>34,12</text:p>
          </table:table-cell>
          <table:table-cell office:value-type="float" office:value="0.344646464646" calcext:value-type="float">
            <text:p>0,344646464646</text:p>
          </table:table-cell>
          <table:table-cell table:formula="of:=[.AQ75]-[.AU75]" office:value-type="float" office:value="0" calcext:value-type="float">
            <text:p>0</text:p>
          </table:table-cell>
          <table:table-cell table:formula="of:=[.AY75]/[.AQ75]" office:value-type="float" office:value="0" calcext:value-type="float">
            <text:p>0</text:p>
          </table:table-cell>
          <table:table-cell table:formula="of:=[.AR75]-[.AV75]" office:value-type="float" office:value="724" calcext:value-type="float">
            <text:p>724</text:p>
          </table:table-cell>
          <table:table-cell table:formula="of:=[.BA75]/[.AR75]" office:value-type="float" office:value="0.297942386831276" calcext:value-type="float">
            <text:p>0,29794238683127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49" calcext:value-type="float">
            <text:p>149</text:p>
          </table:table-cell>
          <table:table-cell office:value-type="float" office:value="714" calcext:value-type="float">
            <text:p>714</text:p>
          </table:table-cell>
          <table:table-cell office:value-type="float" office:value="9.58389261745" calcext:value-type="float">
            <text:p>9,58389261745</text:p>
          </table:table-cell>
          <table:table-cell office:value-type="float" office:value="0.064756031199" calcext:value-type="float">
            <text:p>0,064756031199</text:p>
          </table:table-cell>
          <table:table-cell table:formula="of:=[.BD75]-[.BH75]" office:value-type="float" office:value="1" calcext:value-type="float">
            <text:p>1</text:p>
          </table:table-cell>
          <table:table-cell table:formula="of:=[.BL75]/[.BD75]" office:value-type="float" office:value="0.00666666666666667" calcext:value-type="float">
            <text:p>0,006666666666667</text:p>
          </table:table-cell>
          <table:table-cell table:formula="of:=[.BE75]-[.BI75]" office:value-type="float" office:value="7635" calcext:value-type="float">
            <text:p>7635</text:p>
          </table:table-cell>
          <table:table-cell table:formula="of:=[.BN75]/[.BE75]" office:value-type="float" office:value="0.914480776140855" calcext:value-type="float">
            <text:p>0,9144807761408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371" calcext:value-type="float">
            <text:p>1371</text:p>
          </table:table-cell>
          <table:table-cell office:value-type="float" office:value="16.7195121951" calcext:value-type="float">
            <text:p>16,7195121951</text:p>
          </table:table-cell>
          <table:table-cell office:value-type="float" office:value="0.102573694449" calcext:value-type="float">
            <text:p>0,102573694449</text:p>
          </table:table-cell>
          <table:table-cell table:formula="of:=[.BQ75]-[.BU75]" office:value-type="float" office:value="36" calcext:value-type="float">
            <text:p>36</text:p>
          </table:table-cell>
          <table:table-cell table:formula="of:=[.BY75]/[.BQ75]" office:value-type="float" office:value="0.18" calcext:value-type="float">
            <text:p>0,18</text:p>
          </table:table-cell>
          <table:table-cell table:formula="of:=[.BR75]-[.BV75]" office:value-type="float" office:value="18529" calcext:value-type="float">
            <text:p>18529</text:p>
          </table:table-cell>
          <table:table-cell table:formula="of:=[.CA75]/[.BR75]" office:value-type="float" office:value="0.931105527638191" calcext:value-type="float">
            <text:p>0,93110552763819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1.41747572816" calcext:value-type="float">
            <text:p>1,41747572816</text:p>
          </table:table-cell>
          <table:table-cell office:value-type="float" office:value="0.0138968208643" calcext:value-type="float">
            <text:p>0,0138968208643</text:p>
          </table:table-cell>
          <table:table-cell table:formula="of:=[.CD75]-[.CH75]" office:value-type="float" office:value="147" calcext:value-type="float">
            <text:p>147</text:p>
          </table:table-cell>
          <table:table-cell table:formula="of:=[.CL75]/[.CD75]" office:value-type="float" office:value="0.588" calcext:value-type="float">
            <text:p>0,588</text:p>
          </table:table-cell>
          <table:table-cell table:formula="of:=[.CE75]-[.CI75]" office:value-type="float" office:value="7590" calcext:value-type="float">
            <text:p>7590</text:p>
          </table:table-cell>
          <table:table-cell table:formula="of:=[.CN75]/[.CE75]" office:value-type="float" office:value="0.990473704815346" calcext:value-type="float">
            <text:p>0,990473704815346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9.92" calcext:value-type="float">
            <text:p>9,92</text:p>
          </table:table-cell>
          <table:table-cell office:value-type="float" office:value="0.202448979592" calcext:value-type="float">
            <text:p>0,202448979592</text:p>
          </table:table-cell>
          <table:table-cell table:formula="of:=[.AD76]-[.AH76]" office:value-type="float" office:value="0" calcext:value-type="float">
            <text:p>0</text:p>
          </table:table-cell>
          <table:table-cell table:formula="of:=[.AL76]/[.AD76]" office:value-type="float" office:value="0" calcext:value-type="float">
            <text:p>0</text:p>
          </table:table-cell>
          <table:table-cell table:formula="of:=[.AE76]-[.AI76]" office:value-type="float" office:value="75" calcext:value-type="float">
            <text:p>75</text:p>
          </table:table-cell>
          <table:table-cell table:formula="of:=[.AN76]/[.AE76]" office:value-type="float" office:value="0.232198142414861" calcext:value-type="float">
            <text:p>0,23219814241486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491" calcext:value-type="float">
            <text:p>1491</text:p>
          </table:table-cell>
          <table:table-cell office:value-type="float" office:value="29.82" calcext:value-type="float">
            <text:p>29,82</text:p>
          </table:table-cell>
          <table:table-cell office:value-type="float" office:value="0.301212121212" calcext:value-type="float">
            <text:p>0,301212121212</text:p>
          </table:table-cell>
          <table:table-cell table:formula="of:=[.AQ76]-[.AU76]" office:value-type="float" office:value="0" calcext:value-type="float">
            <text:p>0</text:p>
          </table:table-cell>
          <table:table-cell table:formula="of:=[.AY76]/[.AQ76]" office:value-type="float" office:value="0" calcext:value-type="float">
            <text:p>0</text:p>
          </table:table-cell>
          <table:table-cell table:formula="of:=[.AR76]-[.AV76]" office:value-type="float" office:value="939" calcext:value-type="float">
            <text:p>939</text:p>
          </table:table-cell>
          <table:table-cell table:formula="of:=[.BA76]/[.AR76]" office:value-type="float" office:value="0.38641975308642" calcext:value-type="float">
            <text:p>0,3864197530864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218" calcext:value-type="float">
            <text:p>3218</text:p>
          </table:table-cell>
          <table:table-cell office:value-type="float" office:value="42.9066666667" calcext:value-type="float">
            <text:p>42,9066666667</text:p>
          </table:table-cell>
          <table:table-cell office:value-type="float" office:value="0.287964205817" calcext:value-type="float">
            <text:p>0,287964205817</text:p>
          </table:table-cell>
          <table:table-cell table:formula="of:=[.BD76]-[.BH76]" office:value-type="float" office:value="0" calcext:value-type="float">
            <text:p>0</text:p>
          </table:table-cell>
          <table:table-cell table:formula="of:=[.BL76]/[.BD76]" office:value-type="float" office:value="0" calcext:value-type="float">
            <text:p>0</text:p>
          </table:table-cell>
          <table:table-cell table:formula="of:=[.BE76]-[.BI76]" office:value-type="float" office:value="5131" calcext:value-type="float">
            <text:p>5131</text:p>
          </table:table-cell>
          <table:table-cell table:formula="of:=[.BN76]/[.BE76]" office:value-type="float" office:value="0.614564618517188" calcext:value-type="float">
            <text:p>0,6145646185171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9645" calcext:value-type="float">
            <text:p>9645</text:p>
          </table:table-cell>
          <table:table-cell office:value-type="float" office:value="117.62195122" calcext:value-type="float">
            <text:p>117,62195122</text:p>
          </table:table-cell>
          <table:table-cell office:value-type="float" office:value="0.721607062696" calcext:value-type="float">
            <text:p>0,721607062696</text:p>
          </table:table-cell>
          <table:table-cell table:formula="of:=[.BQ76]-[.BU76]" office:value-type="float" office:value="36" calcext:value-type="float">
            <text:p>36</text:p>
          </table:table-cell>
          <table:table-cell table:formula="of:=[.BY76]/[.BQ76]" office:value-type="float" office:value="0.18" calcext:value-type="float">
            <text:p>0,18</text:p>
          </table:table-cell>
          <table:table-cell table:formula="of:=[.BR76]-[.BV76]" office:value-type="float" office:value="10255" calcext:value-type="float">
            <text:p>10255</text:p>
          </table:table-cell>
          <table:table-cell table:formula="of:=[.CA76]/[.BR76]" office:value-type="float" office:value="0.515326633165829" calcext:value-type="float">
            <text:p>0,51532663316582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655" calcext:value-type="float">
            <text:p>5655</text:p>
          </table:table-cell>
          <table:table-cell office:value-type="float" office:value="45.24" calcext:value-type="float">
            <text:p>45,24</text:p>
          </table:table-cell>
          <table:table-cell office:value-type="float" office:value="0.181686746988" calcext:value-type="float">
            <text:p>0,181686746988</text:p>
          </table:table-cell>
          <table:table-cell table:formula="of:=[.CD76]-[.CH76]" office:value-type="float" office:value="0" calcext:value-type="float">
            <text:p>0</text:p>
          </table:table-cell>
          <table:table-cell table:formula="of:=[.CL76]/[.CD76]" office:value-type="float" office:value="0" calcext:value-type="float">
            <text:p>0</text:p>
          </table:table-cell>
          <table:table-cell table:formula="of:=[.CE76]-[.CI76]" office:value-type="float" office:value="2008" calcext:value-type="float">
            <text:p>2008</text:p>
          </table:table-cell>
          <table:table-cell table:formula="of:=[.CN76]/[.CE76]" office:value-type="float" office:value="0.262038366175127" calcext:value-type="float">
            <text:p>0,262038366175127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3.81818181818" calcext:value-type="float">
            <text:p>3,81818181818</text:p>
          </table:table-cell>
          <table:table-cell office:value-type="float" office:value="0.0887949260042" calcext:value-type="float">
            <text:p>0,0887949260042</text:p>
          </table:table-cell>
          <table:table-cell table:formula="of:=[.AD77]-[.AH77]" office:value-type="float" office:value="6" calcext:value-type="float">
            <text:p>6</text:p>
          </table:table-cell>
          <table:table-cell table:formula="of:=[.AL77]/[.AD77]" office:value-type="float" office:value="0.12" calcext:value-type="float">
            <text:p>0,12</text:p>
          </table:table-cell>
          <table:table-cell table:formula="of:=[.AE77]-[.AI77]" office:value-type="float" office:value="239" calcext:value-type="float">
            <text:p>239</text:p>
          </table:table-cell>
          <table:table-cell table:formula="of:=[.AN77]/[.AE77]" office:value-type="float" office:value="0.739938080495356" calcext:value-type="float">
            <text:p>0,73993808049535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858" calcext:value-type="float">
            <text:p>1858</text:p>
          </table:table-cell>
          <table:table-cell office:value-type="float" office:value="37.16" calcext:value-type="float">
            <text:p>37,16</text:p>
          </table:table-cell>
          <table:table-cell office:value-type="float" office:value="0.375353535354" calcext:value-type="float">
            <text:p>0,375353535354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572" calcext:value-type="float">
            <text:p>572</text:p>
          </table:table-cell>
          <table:table-cell table:formula="of:=[.BA77]/[.AR77]" office:value-type="float" office:value="0.235390946502058" calcext:value-type="float">
            <text:p>0,2353909465020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217" calcext:value-type="float">
            <text:p>1217</text:p>
          </table:table-cell>
          <table:table-cell office:value-type="float" office:value="16.2266666667" calcext:value-type="float">
            <text:p>16,2266666667</text:p>
          </table:table-cell>
          <table:table-cell office:value-type="float" office:value="0.108903803132" calcext:value-type="float">
            <text:p>0,108903803132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7132" calcext:value-type="float">
            <text:p>7132</text:p>
          </table:table-cell>
          <table:table-cell table:formula="of:=[.BN77]/[.BE77]" office:value-type="float" office:value="0.854234040004791" calcext:value-type="float">
            <text:p>0,85423404000479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7942" calcext:value-type="float">
            <text:p>7942</text:p>
          </table:table-cell>
          <table:table-cell office:value-type="float" office:value="105.19205298" calcext:value-type="float">
            <text:p>105,19205298</text:p>
          </table:table-cell>
          <table:table-cell office:value-type="float" office:value="0.701280353201" calcext:value-type="float">
            <text:p>0,701280353201</text:p>
          </table:table-cell>
          <table:table-cell table:formula="of:=[.BQ77]-[.BU77]" office:value-type="float" office:value="49" calcext:value-type="float">
            <text:p>49</text:p>
          </table:table-cell>
          <table:table-cell table:formula="of:=[.BY77]/[.BQ77]" office:value-type="float" office:value="0.245" calcext:value-type="float">
            <text:p>0,245</text:p>
          </table:table-cell>
          <table:table-cell table:formula="of:=[.BR77]-[.BV77]" office:value-type="float" office:value="11958" calcext:value-type="float">
            <text:p>11958</text:p>
          </table:table-cell>
          <table:table-cell table:formula="of:=[.CA77]/[.BR77]" office:value-type="float" office:value="0.600904522613065" calcext:value-type="float">
            <text:p>0,60090452261306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6464" calcext:value-type="float">
            <text:p>6464</text:p>
          </table:table-cell>
          <table:table-cell office:value-type="float" office:value="51.712" calcext:value-type="float">
            <text:p>51,712</text:p>
          </table:table-cell>
          <table:table-cell office:value-type="float" office:value="0.207678714859" calcext:value-type="float">
            <text:p>0,207678714859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1199" calcext:value-type="float">
            <text:p>1199</text:p>
          </table:table-cell>
          <table:table-cell table:formula="of:=[.CN77]/[.CE77]" office:value-type="float" office:value="0.156466135978076" calcext:value-type="float">
            <text:p>0,156466135978076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.625" calcext:value-type="float">
            <text:p>2,625</text:p>
          </table:table-cell>
          <table:table-cell office:value-type="float" office:value="0.175" calcext:value-type="float">
            <text:p>0,175</text:p>
          </table:table-cell>
          <table:table-cell table:formula="of:=[.AD78]-[.AH78]" office:value-type="float" office:value="34" calcext:value-type="float">
            <text:p>34</text:p>
          </table:table-cell>
          <table:table-cell table:formula="of:=[.AL78]/[.AD78]" office:value-type="float" office:value="0.68" calcext:value-type="float">
            <text:p>0,68</text:p>
          </table:table-cell>
          <table:table-cell table:formula="of:=[.AE78]-[.AI78]" office:value-type="float" office:value="302" calcext:value-type="float">
            <text:p>302</text:p>
          </table:table-cell>
          <table:table-cell table:formula="of:=[.AN78]/[.AE78]" office:value-type="float" office:value="0.934984520123839" calcext:value-type="float">
            <text:p>0,9349845201238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142" calcext:value-type="float">
            <text:p>1142</text:p>
          </table:table-cell>
          <table:table-cell office:value-type="float" office:value="22.84" calcext:value-type="float">
            <text:p>22,84</text:p>
          </table:table-cell>
          <table:table-cell office:value-type="float" office:value="0.230707070707" calcext:value-type="float">
            <text:p>0,230707070707</text:p>
          </table:table-cell>
          <table:table-cell table:formula="of:=[.AQ78]-[.AU78]" office:value-type="float" office:value="0" calcext:value-type="float">
            <text:p>0</text:p>
          </table:table-cell>
          <table:table-cell table:formula="of:=[.AY78]/[.AQ78]" office:value-type="float" office:value="0" calcext:value-type="float">
            <text:p>0</text:p>
          </table:table-cell>
          <table:table-cell table:formula="of:=[.AR78]-[.AV78]" office:value-type="float" office:value="1288" calcext:value-type="float">
            <text:p>1288</text:p>
          </table:table-cell>
          <table:table-cell table:formula="of:=[.BA78]/[.AR78]" office:value-type="float" office:value="0.530041152263374" calcext:value-type="float">
            <text:p>0,53004115226337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424" calcext:value-type="float">
            <text:p>4424</text:p>
          </table:table-cell>
          <table:table-cell office:value-type="float" office:value="58.9866666667" calcext:value-type="float">
            <text:p>58,9866666667</text:p>
          </table:table-cell>
          <table:table-cell office:value-type="float" office:value="0.395883668904" calcext:value-type="float">
            <text:p>0,395883668904</text:p>
          </table:table-cell>
          <table:table-cell table:formula="of:=[.BD78]-[.BH78]" office:value-type="float" office:value="0" calcext:value-type="float">
            <text:p>0</text:p>
          </table:table-cell>
          <table:table-cell table:formula="of:=[.BL78]/[.BD78]" office:value-type="float" office:value="0" calcext:value-type="float">
            <text:p>0</text:p>
          </table:table-cell>
          <table:table-cell table:formula="of:=[.BE78]-[.BI78]" office:value-type="float" office:value="3925" calcext:value-type="float">
            <text:p>3925</text:p>
          </table:table-cell>
          <table:table-cell table:formula="of:=[.BN78]/[.BE78]" office:value-type="float" office:value="0.470116181578632" calcext:value-type="float">
            <text:p>0,470116181578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705" calcext:value-type="float">
            <text:p>1705</text:p>
          </table:table-cell>
          <table:table-cell office:value-type="float" office:value="20.7926829268" calcext:value-type="float">
            <text:p>20,7926829268</text:p>
          </table:table-cell>
          <table:table-cell office:value-type="float" office:value="0.127562471944" calcext:value-type="float">
            <text:p>0,127562471944</text:p>
          </table:table-cell>
          <table:table-cell table:formula="of:=[.BQ78]-[.BU78]" office:value-type="float" office:value="36" calcext:value-type="float">
            <text:p>36</text:p>
          </table:table-cell>
          <table:table-cell table:formula="of:=[.BY78]/[.BQ78]" office:value-type="float" office:value="0.18" calcext:value-type="float">
            <text:p>0,18</text:p>
          </table:table-cell>
          <table:table-cell table:formula="of:=[.BR78]-[.BV78]" office:value-type="float" office:value="18195" calcext:value-type="float">
            <text:p>18195</text:p>
          </table:table-cell>
          <table:table-cell table:formula="of:=[.CA78]/[.BR78]" office:value-type="float" office:value="0.914321608040201" calcext:value-type="float">
            <text:p>0,91432160804020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5108" calcext:value-type="float">
            <text:p>5108</text:p>
          </table:table-cell>
          <table:table-cell office:value-type="float" office:value="40.864" calcext:value-type="float">
            <text:p>40,864</text:p>
          </table:table-cell>
          <table:table-cell office:value-type="float" office:value="0.164112449799" calcext:value-type="float">
            <text:p>0,164112449799</text:p>
          </table:table-cell>
          <table:table-cell table:formula="of:=[.CD78]-[.CH78]" office:value-type="float" office:value="0" calcext:value-type="float">
            <text:p>0</text:p>
          </table:table-cell>
          <table:table-cell table:formula="of:=[.CL78]/[.CD78]" office:value-type="float" office:value="0" calcext:value-type="float">
            <text:p>0</text:p>
          </table:table-cell>
          <table:table-cell table:formula="of:=[.CE78]-[.CI78]" office:value-type="float" office:value="2555" calcext:value-type="float">
            <text:p>2555</text:p>
          </table:table-cell>
          <table:table-cell table:formula="of:=[.CN78]/[.CE78]" office:value-type="float" office:value="0.333420331462873" calcext:value-type="float">
            <text:p>0,333420331462873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10.12" calcext:value-type="float">
            <text:p>10,12</text:p>
          </table:table-cell>
          <table:table-cell office:value-type="float" office:value="0.206530612245" calcext:value-type="float">
            <text:p>0,206530612245</text:p>
          </table:table-cell>
          <table:table-cell table:formula="of:=[.AD79]-[.AH79]" office:value-type="float" office:value="0" calcext:value-type="float">
            <text:p>0</text:p>
          </table:table-cell>
          <table:table-cell table:formula="of:=[.AL79]/[.AD79]" office:value-type="float" office:value="0" calcext:value-type="float">
            <text:p>0</text:p>
          </table:table-cell>
          <table:table-cell table:formula="of:=[.AE79]-[.AI79]" office:value-type="float" office:value="70" calcext:value-type="float">
            <text:p>70</text:p>
          </table:table-cell>
          <table:table-cell table:formula="of:=[.AN79]/[.AE79]" office:value-type="float" office:value="0.21671826625387" calcext:value-type="float">
            <text:p>0,216718266253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33" calcext:value-type="float">
            <text:p>1533</text:p>
          </table:table-cell>
          <table:table-cell office:value-type="float" office:value="30.66" calcext:value-type="float">
            <text:p>30,66</text:p>
          </table:table-cell>
          <table:table-cell office:value-type="float" office:value="0.309696969697" calcext:value-type="float">
            <text:p>0,309696969697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897" calcext:value-type="float">
            <text:p>897</text:p>
          </table:table-cell>
          <table:table-cell table:formula="of:=[.BA79]/[.AR79]" office:value-type="float" office:value="0.369135802469136" calcext:value-type="float">
            <text:p>0,3691358024691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070" calcext:value-type="float">
            <text:p>3070</text:p>
          </table:table-cell>
          <table:table-cell office:value-type="float" office:value="40.9333333333" calcext:value-type="float">
            <text:p>40,9333333333</text:p>
          </table:table-cell>
          <table:table-cell office:value-type="float" office:value="0.274720357942" calcext:value-type="float">
            <text:p>0,274720357942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5279" calcext:value-type="float">
            <text:p>5279</text:p>
          </table:table-cell>
          <table:table-cell table:formula="of:=[.BN79]/[.BE79]" office:value-type="float" office:value="0.632291292370344" calcext:value-type="float">
            <text:p>0,63229129237034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204" calcext:value-type="float">
            <text:p>2204</text:p>
          </table:table-cell>
          <table:table-cell office:value-type="float" office:value="29.1920529801" calcext:value-type="float">
            <text:p>29,1920529801</text:p>
          </table:table-cell>
          <table:table-cell office:value-type="float" office:value="0.194613686534" calcext:value-type="float">
            <text:p>0,194613686534</text:p>
          </table:table-cell>
          <table:table-cell table:formula="of:=[.BQ79]-[.BU79]" office:value-type="float" office:value="49" calcext:value-type="float">
            <text:p>49</text:p>
          </table:table-cell>
          <table:table-cell table:formula="of:=[.BY79]/[.BQ79]" office:value-type="float" office:value="0.245" calcext:value-type="float">
            <text:p>0,245</text:p>
          </table:table-cell>
          <table:table-cell table:formula="of:=[.BR79]-[.BV79]" office:value-type="float" office:value="17696" calcext:value-type="float">
            <text:p>17696</text:p>
          </table:table-cell>
          <table:table-cell table:formula="of:=[.CA79]/[.BR79]" office:value-type="float" office:value="0.889246231155779" calcext:value-type="float">
            <text:p>0,8892462311557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70" calcext:value-type="float">
            <text:p>3570</text:p>
          </table:table-cell>
          <table:table-cell office:value-type="float" office:value="28.56" calcext:value-type="float">
            <text:p>28,56</text:p>
          </table:table-cell>
          <table:table-cell office:value-type="float" office:value="0.114698795181" calcext:value-type="float">
            <text:p>0,114698795181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4093" calcext:value-type="float">
            <text:p>4093</text:p>
          </table:table-cell>
          <table:table-cell table:formula="of:=[.CN79]/[.CE79]" office:value-type="float" office:value="0.534125016312149" calcext:value-type="float">
            <text:p>0,534125016312149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5652173913" calcext:value-type="float">
            <text:p>1,5652173913</text:p>
          </table:table-cell>
          <table:table-cell office:value-type="float" office:value="0.0711462450593" calcext:value-type="float">
            <text:p>0,0711462450593</text:p>
          </table:table-cell>
          <table:table-cell table:formula="of:=[.AD80]-[.AH80]" office:value-type="float" office:value="27" calcext:value-type="float">
            <text:p>27</text:p>
          </table:table-cell>
          <table:table-cell table:formula="of:=[.AL80]/[.AD80]" office:value-type="float" office:value="0.54" calcext:value-type="float">
            <text:p>0,54</text:p>
          </table:table-cell>
          <table:table-cell table:formula="of:=[.AE80]-[.AI80]" office:value-type="float" office:value="305" calcext:value-type="float">
            <text:p>305</text:p>
          </table:table-cell>
          <table:table-cell table:formula="of:=[.AN80]/[.AE80]" office:value-type="float" office:value="0.944272445820433" calcext:value-type="float">
            <text:p>0,9442724458204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  <table:table-cell office:value-type="float" office:value="2.94444444444" calcext:value-type="float">
            <text:p>2,94444444444</text:p>
          </table:table-cell>
          <table:table-cell office:value-type="float" office:value="0.0414710485133" calcext:value-type="float">
            <text:p>0,0414710485133</text:p>
          </table:table-cell>
          <table:table-cell table:formula="of:=[.AQ80]-[.AU80]" office:value-type="float" office:value="28" calcext:value-type="float">
            <text:p>28</text:p>
          </table:table-cell>
          <table:table-cell table:formula="of:=[.AY80]/[.AQ80]" office:value-type="float" office:value="0.28" calcext:value-type="float">
            <text:p>0,28</text:p>
          </table:table-cell>
          <table:table-cell table:formula="of:=[.AR80]-[.AV80]" office:value-type="float" office:value="2324" calcext:value-type="float">
            <text:p>2324</text:p>
          </table:table-cell>
          <table:table-cell table:formula="of:=[.BA80]/[.AR80]" office:value-type="float" office:value="0.956378600823045" calcext:value-type="float">
            <text:p>0,9563786008230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346" calcext:value-type="float">
            <text:p>7346</text:p>
          </table:table-cell>
          <table:table-cell office:value-type="float" office:value="97.9466666667" calcext:value-type="float">
            <text:p>97,9466666667</text:p>
          </table:table-cell>
          <table:table-cell office:value-type="float" office:value="0.657360178971" calcext:value-type="float">
            <text:p>0,657360178971</text:p>
          </table:table-cell>
          <table:table-cell table:formula="of:=[.BD80]-[.BH80]" office:value-type="float" office:value="0" calcext:value-type="float">
            <text:p>0</text:p>
          </table:table-cell>
          <table:table-cell table:formula="of:=[.BL80]/[.BD80]" office:value-type="float" office:value="0" calcext:value-type="float">
            <text:p>0</text:p>
          </table:table-cell>
          <table:table-cell table:formula="of:=[.BE80]-[.BI80]" office:value-type="float" office:value="1003" calcext:value-type="float">
            <text:p>1003</text:p>
          </table:table-cell>
          <table:table-cell table:formula="of:=[.BN80]/[.BE80]" office:value-type="float" office:value="0.120134147802132" calcext:value-type="float">
            <text:p>0,1201341478021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914" calcext:value-type="float">
            <text:p>1914</text:p>
          </table:table-cell>
          <table:table-cell office:value-type="float" office:value="20.4705882353" calcext:value-type="float">
            <text:p>20,4705882353</text:p>
          </table:table-cell>
          <table:table-cell office:value-type="float" office:value="0.110056925996" calcext:value-type="float">
            <text:p>0,110056925996</text:p>
          </table:table-cell>
          <table:table-cell table:formula="of:=[.BQ80]-[.BU80]" office:value-type="float" office:value="13" calcext:value-type="float">
            <text:p>13</text:p>
          </table:table-cell>
          <table:table-cell table:formula="of:=[.BY80]/[.BQ80]" office:value-type="float" office:value="0.065" calcext:value-type="float">
            <text:p>0,065</text:p>
          </table:table-cell>
          <table:table-cell table:formula="of:=[.BR80]-[.BV80]" office:value-type="float" office:value="17986" calcext:value-type="float">
            <text:p>17986</text:p>
          </table:table-cell>
          <table:table-cell table:formula="of:=[.CA80]/[.BR80]" office:value-type="float" office:value="0.903819095477387" calcext:value-type="float">
            <text:p>0,90381909547738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7325" calcext:value-type="float">
            <text:p>7325</text:p>
          </table:table-cell>
          <table:table-cell office:value-type="float" office:value="58.6" calcext:value-type="float">
            <text:p>58,6</text:p>
          </table:table-cell>
          <table:table-cell office:value-type="float" office:value="0.235341365462" calcext:value-type="float">
            <text:p>0,235341365462</text:p>
          </table:table-cell>
          <table:table-cell table:formula="of:=[.CD80]-[.CH80]" office:value-type="float" office:value="0" calcext:value-type="float">
            <text:p>0</text:p>
          </table:table-cell>
          <table:table-cell table:formula="of:=[.CL80]/[.CD80]" office:value-type="float" office:value="0" calcext:value-type="float">
            <text:p>0</text:p>
          </table:table-cell>
          <table:table-cell table:formula="of:=[.CE80]-[.CI80]" office:value-type="float" office:value="338" calcext:value-type="float">
            <text:p>338</text:p>
          </table:table-cell>
          <table:table-cell table:formula="of:=[.CN80]/[.CE80]" office:value-type="float" office:value="0.0441080516768889" calcext:value-type="float">
            <text:p>0,044108051676889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office:value-type="float" office:value="4.23255813953" calcext:value-type="float">
            <text:p>4,23255813953</text:p>
          </table:table-cell>
          <table:table-cell office:value-type="float" office:value="0.100775193798" calcext:value-type="float">
            <text:p>0,100775193798</text:p>
          </table:table-cell>
          <table:table-cell table:formula="of:=[.AD81]-[.AH81]" office:value-type="float" office:value="7" calcext:value-type="float">
            <text:p>7</text:p>
          </table:table-cell>
          <table:table-cell table:formula="of:=[.AL81]/[.AD81]" office:value-type="float" office:value="0.14" calcext:value-type="float">
            <text:p>0,14</text:p>
          </table:table-cell>
          <table:table-cell table:formula="of:=[.AE81]-[.AI81]" office:value-type="float" office:value="232" calcext:value-type="float">
            <text:p>232</text:p>
          </table:table-cell>
          <table:table-cell table:formula="of:=[.AN81]/[.AE81]" office:value-type="float" office:value="0.718266253869969" calcext:value-type="float">
            <text:p>0,7182662538699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.65853658537" calcext:value-type="float">
            <text:p>3,65853658537</text:p>
          </table:table-cell>
          <table:table-cell office:value-type="float" office:value="0.0914634146341" calcext:value-type="float">
            <text:p>0,0914634146341</text:p>
          </table:table-cell>
          <table:table-cell table:formula="of:=[.AQ81]-[.AU81]" office:value-type="float" office:value="59" calcext:value-type="float">
            <text:p>59</text:p>
          </table:table-cell>
          <table:table-cell table:formula="of:=[.AY81]/[.AQ81]" office:value-type="float" office:value="0.59" calcext:value-type="float">
            <text:p>0,59</text:p>
          </table:table-cell>
          <table:table-cell table:formula="of:=[.AR81]-[.AV81]" office:value-type="float" office:value="2355" calcext:value-type="float">
            <text:p>2355</text:p>
          </table:table-cell>
          <table:table-cell table:formula="of:=[.BA81]/[.AR81]" office:value-type="float" office:value="0.969135802469136" calcext:value-type="float">
            <text:p>0,9691358024691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003" calcext:value-type="float">
            <text:p>7003</text:p>
          </table:table-cell>
          <table:table-cell office:value-type="float" office:value="93.3733333333" calcext:value-type="float">
            <text:p>93,3733333333</text:p>
          </table:table-cell>
          <table:table-cell office:value-type="float" office:value="0.626666666667" calcext:value-type="float">
            <text:p>0,626666666667</text:p>
          </table:table-cell>
          <table:table-cell table:formula="of:=[.BD81]-[.BH81]" office:value-type="float" office:value="0" calcext:value-type="float">
            <text:p>0</text:p>
          </table:table-cell>
          <table:table-cell table:formula="of:=[.BL81]/[.BD81]" office:value-type="float" office:value="0" calcext:value-type="float">
            <text:p>0</text:p>
          </table:table-cell>
          <table:table-cell table:formula="of:=[.BE81]-[.BI81]" office:value-type="float" office:value="1346" calcext:value-type="float">
            <text:p>1346</text:p>
          </table:table-cell>
          <table:table-cell table:formula="of:=[.BN81]/[.BE81]" office:value-type="float" office:value="0.161216912205054" calcext:value-type="float">
            <text:p>0,1612169122050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277" calcext:value-type="float">
            <text:p>1277</text:p>
          </table:table-cell>
          <table:table-cell office:value-type="float" office:value="16.9139072848" calcext:value-type="float">
            <text:p>16,9139072848</text:p>
          </table:table-cell>
          <table:table-cell office:value-type="float" office:value="0.112759381898" calcext:value-type="float">
            <text:p>0,112759381898</text:p>
          </table:table-cell>
          <table:table-cell table:formula="of:=[.BQ81]-[.BU81]" office:value-type="float" office:value="49" calcext:value-type="float">
            <text:p>49</text:p>
          </table:table-cell>
          <table:table-cell table:formula="of:=[.BY81]/[.BQ81]" office:value-type="float" office:value="0.245" calcext:value-type="float">
            <text:p>0,245</text:p>
          </table:table-cell>
          <table:table-cell table:formula="of:=[.BR81]-[.BV81]" office:value-type="float" office:value="18623" calcext:value-type="float">
            <text:p>18623</text:p>
          </table:table-cell>
          <table:table-cell table:formula="of:=[.CA81]/[.BR81]" office:value-type="float" office:value="0.935829145728643" calcext:value-type="float">
            <text:p>0,93582914572864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3511" calcext:value-type="float">
            <text:p>3511</text:p>
          </table:table-cell>
          <table:table-cell office:value-type="float" office:value="28.088" calcext:value-type="float">
            <text:p>28,088</text:p>
          </table:table-cell>
          <table:table-cell office:value-type="float" office:value="0.112803212851" calcext:value-type="float">
            <text:p>0,112803212851</text:p>
          </table:table-cell>
          <table:table-cell table:formula="of:=[.CD81]-[.CH81]" office:value-type="float" office:value="0" calcext:value-type="float">
            <text:p>0</text:p>
          </table:table-cell>
          <table:table-cell table:formula="of:=[.CL81]/[.CD81]" office:value-type="float" office:value="0" calcext:value-type="float">
            <text:p>0</text:p>
          </table:table-cell>
          <table:table-cell table:formula="of:=[.CE81]-[.CI81]" office:value-type="float" office:value="4152" calcext:value-type="float">
            <text:p>4152</text:p>
          </table:table-cell>
          <table:table-cell table:formula="of:=[.CN81]/[.CE81]" office:value-type="float" office:value="0.541824350776458" calcext:value-type="float">
            <text:p>0,541824350776458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39" calcext:value-type="float">
            <text:p>239</text:p>
          </table:table-cell>
          <table:table-cell office:value-type="float" office:value="9.56" calcext:value-type="float">
            <text:p>9,56</text:p>
          </table:table-cell>
          <table:table-cell office:value-type="float" office:value="0.195102040816" calcext:value-type="float">
            <text:p>0,195102040816</text:p>
          </table:table-cell>
          <table:table-cell table:formula="of:=[.AD82]-[.AH82]" office:value-type="float" office:value="0" calcext:value-type="float">
            <text:p>0</text:p>
          </table:table-cell>
          <table:table-cell table:formula="of:=[.AL82]/[.AD82]" office:value-type="float" office:value="0" calcext:value-type="float">
            <text:p>0</text:p>
          </table:table-cell>
          <table:table-cell table:formula="of:=[.AE82]-[.AI82]" office:value-type="float" office:value="84" calcext:value-type="float">
            <text:p>84</text:p>
          </table:table-cell>
          <table:table-cell table:formula="of:=[.AN82]/[.AE82]" office:value-type="float" office:value="0.260061919504644" calcext:value-type="float">
            <text:p>0,2600619195046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0.121212121212" calcext:value-type="float">
            <text:p>0,121212121212</text:p>
          </table:table-cell>
          <table:table-cell table:formula="of:=[.AQ82]-[.AU82]" office:value-type="float" office:value="0" calcext:value-type="float">
            <text:p>0</text:p>
          </table:table-cell>
          <table:table-cell table:formula="of:=[.AY82]/[.AQ82]" office:value-type="float" office:value="0" calcext:value-type="float">
            <text:p>0</text:p>
          </table:table-cell>
          <table:table-cell table:formula="of:=[.AR82]-[.AV82]" office:value-type="float" office:value="1830" calcext:value-type="float">
            <text:p>1830</text:p>
          </table:table-cell>
          <table:table-cell table:formula="of:=[.BA82]/[.AR82]" office:value-type="float" office:value="0.753086419753086" calcext:value-type="float">
            <text:p>0,75308641975308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42" calcext:value-type="float">
            <text:p>142</text:p>
          </table:table-cell>
          <table:table-cell office:value-type="float" office:value="586" calcext:value-type="float">
            <text:p>586</text:p>
          </table:table-cell>
          <table:table-cell office:value-type="float" office:value="8.25352112676" calcext:value-type="float">
            <text:p>8,25352112676</text:p>
          </table:table-cell>
          <table:table-cell office:value-type="float" office:value="0.0585356108281" calcext:value-type="float">
            <text:p>0,0585356108281</text:p>
          </table:table-cell>
          <table:table-cell table:formula="of:=[.BD82]-[.BH82]" office:value-type="float" office:value="8" calcext:value-type="float">
            <text:p>8</text:p>
          </table:table-cell>
          <table:table-cell table:formula="of:=[.BL82]/[.BD82]" office:value-type="float" office:value="0.0533333333333333" calcext:value-type="float">
            <text:p>0,053333333333333</text:p>
          </table:table-cell>
          <table:table-cell table:formula="of:=[.BE82]-[.BI82]" office:value-type="float" office:value="7763" calcext:value-type="float">
            <text:p>7763</text:p>
          </table:table-cell>
          <table:table-cell table:formula="of:=[.BN82]/[.BE82]" office:value-type="float" office:value="0.929811953527369" calcext:value-type="float">
            <text:p>0,92981195352736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738" calcext:value-type="float">
            <text:p>738</text:p>
          </table:table-cell>
          <table:table-cell office:value-type="float" office:value="7.93548387097" calcext:value-type="float">
            <text:p>7,93548387097</text:p>
          </table:table-cell>
          <table:table-cell office:value-type="float" office:value="0.0428945074106" calcext:value-type="float">
            <text:p>0,0428945074106</text:p>
          </table:table-cell>
          <table:table-cell table:formula="of:=[.BQ82]-[.BU82]" office:value-type="float" office:value="14" calcext:value-type="float">
            <text:p>14</text:p>
          </table:table-cell>
          <table:table-cell table:formula="of:=[.BY82]/[.BQ82]" office:value-type="float" office:value="0.07" calcext:value-type="float">
            <text:p>0,07</text:p>
          </table:table-cell>
          <table:table-cell table:formula="of:=[.BR82]-[.BV82]" office:value-type="float" office:value="19162" calcext:value-type="float">
            <text:p>19162</text:p>
          </table:table-cell>
          <table:table-cell table:formula="of:=[.CA82]/[.BR82]" office:value-type="float" office:value="0.962914572864321" calcext:value-type="float">
            <text:p>0,9629145728643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.0253164557" calcext:value-type="float">
            <text:p>2,0253164557</text:p>
          </table:table-cell>
          <table:table-cell office:value-type="float" office:value="0.0259655955858" calcext:value-type="float">
            <text:p>0,0259655955858</text:p>
          </table:table-cell>
          <table:table-cell table:formula="of:=[.CD82]-[.CH82]" office:value-type="float" office:value="171" calcext:value-type="float">
            <text:p>171</text:p>
          </table:table-cell>
          <table:table-cell table:formula="of:=[.CL82]/[.CD82]" office:value-type="float" office:value="0.684" calcext:value-type="float">
            <text:p>0,684</text:p>
          </table:table-cell>
          <table:table-cell table:formula="of:=[.CE82]-[.CI82]" office:value-type="float" office:value="7583" calcext:value-type="float">
            <text:p>7583</text:p>
          </table:table-cell>
          <table:table-cell table:formula="of:=[.CN82]/[.CE82]" office:value-type="float" office:value="0.989560224455174" calcext:value-type="float">
            <text:p>0,989560224455174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83]-[.AH83]" office:value-type="float" office:value="48" calcext:value-type="float">
            <text:p>48</text:p>
          </table:table-cell>
          <table:table-cell table:formula="of:=[.AL83]/[.AD83]" office:value-type="float" office:value="0.96" calcext:value-type="float">
            <text:p>0,96</text:p>
          </table:table-cell>
          <table:table-cell table:formula="of:=[.AE83]-[.AI83]" office:value-type="float" office:value="322" calcext:value-type="float">
            <text:p>322</text:p>
          </table:table-cell>
          <table:table-cell table:formula="of:=[.AN83]/[.AE83]" office:value-type="float" office:value="0.996904024767802" calcext:value-type="float">
            <text:p>0,9969040247678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office:value-type="float" office:value="20.46" calcext:value-type="float">
            <text:p>20,46</text:p>
          </table:table-cell>
          <table:table-cell office:value-type="float" office:value="0.206666666667" calcext:value-type="float">
            <text:p>0,206666666667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1407" calcext:value-type="float">
            <text:p>1407</text:p>
          </table:table-cell>
          <table:table-cell table:formula="of:=[.BA83]/[.AR83]" office:value-type="float" office:value="0.579012345679012" calcext:value-type="float">
            <text:p>0,5790123456790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592" calcext:value-type="float">
            <text:p>4592</text:p>
          </table:table-cell>
          <table:table-cell office:value-type="float" office:value="61.2266666667" calcext:value-type="float">
            <text:p>61,2266666667</text:p>
          </table:table-cell>
          <table:table-cell office:value-type="float" office:value="0.410917225951" calcext:value-type="float">
            <text:p>0,410917225951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3757" calcext:value-type="float">
            <text:p>3757</text:p>
          </table:table-cell>
          <table:table-cell table:formula="of:=[.BN83]/[.BE83]" office:value-type="float" office:value="0.449994011258833" calcext:value-type="float">
            <text:p>0,44999401125883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654" calcext:value-type="float">
            <text:p>2654</text:p>
          </table:table-cell>
          <table:table-cell office:value-type="float" office:value="56.4680851064" calcext:value-type="float">
            <text:p>56,4680851064</text:p>
          </table:table-cell>
          <table:table-cell office:value-type="float" office:value="0.607183710821" calcext:value-type="float">
            <text:p>0,607183710821</text:p>
          </table:table-cell>
          <table:table-cell table:formula="of:=[.BQ83]-[.BU83]" office:value-type="float" office:value="106" calcext:value-type="float">
            <text:p>106</text:p>
          </table:table-cell>
          <table:table-cell table:formula="of:=[.BY83]/[.BQ83]" office:value-type="float" office:value="0.53" calcext:value-type="float">
            <text:p>0,53</text:p>
          </table:table-cell>
          <table:table-cell table:formula="of:=[.BR83]-[.BV83]" office:value-type="float" office:value="17246" calcext:value-type="float">
            <text:p>17246</text:p>
          </table:table-cell>
          <table:table-cell table:formula="of:=[.CA83]/[.BR83]" office:value-type="float" office:value="0.866633165829146" calcext:value-type="float">
            <text:p>0,8666331658291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663" calcext:value-type="float">
            <text:p>7663</text:p>
          </table:table-cell>
          <table:table-cell office:value-type="float" office:value="61.304" calcext:value-type="float">
            <text:p>61,304</text:p>
          </table:table-cell>
          <table:table-cell office:value-type="float" office:value="0.246200803213" calcext:value-type="float">
            <text:p>0,246200803213</text:p>
          </table:table-cell>
          <table:table-cell office:value-type="float" office:value="250" calcext:value-type="float">
            <text:p>250</text:p>
          </table:table-cell>
          <table:table-cell office:value-type="float" office:value="4341" calcext:value-type="float">
            <text:p>4341</text:p>
          </table:table-cell>
          <table:table-cell office:value-type="float" office:value="34.728" calcext:value-type="float">
            <text:p>34,728</text:p>
          </table:table-cell>
          <table:table-cell office:value-type="float" office:value="0.139469879518" calcext:value-type="float">
            <text:p>0,139469879518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3322" calcext:value-type="float">
            <text:p>3322</text:p>
          </table:table-cell>
          <table:table-cell table:formula="of:=[.CN83]/[.CE83]" office:value-type="float" office:value="0.433511679498891" calcext:value-type="float">
            <text:p>0,43351167949889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105263157895" calcext:value-type="float">
            <text:p>0,105263157895</text:p>
          </table:table-cell>
          <table:table-cell table:formula="of:=[.AD84]-[.AH84]" office:value-type="float" office:value="30" calcext:value-type="float">
            <text:p>30</text:p>
          </table:table-cell>
          <table:table-cell table:formula="of:=[.AL84]/[.AD84]" office:value-type="float" office:value="0.6" calcext:value-type="float">
            <text:p>0,6</text:p>
          </table:table-cell>
          <table:table-cell table:formula="of:=[.AE84]-[.AI84]" office:value-type="float" office:value="303" calcext:value-type="float">
            <text:p>303</text:p>
          </table:table-cell>
          <table:table-cell table:formula="of:=[.AN84]/[.AE84]" office:value-type="float" office:value="0.938080495356037" calcext:value-type="float">
            <text:p>0,9380804953560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3.6170212766" calcext:value-type="float">
            <text:p>3,6170212766</text:p>
          </table:table-cell>
          <table:table-cell office:value-type="float" office:value="0.0786308973173" calcext:value-type="float">
            <text:p>0,0786308973173</text:p>
          </table:table-cell>
          <table:table-cell table:formula="of:=[.AQ84]-[.AU84]" office:value-type="float" office:value="53" calcext:value-type="float">
            <text:p>53</text:p>
          </table:table-cell>
          <table:table-cell table:formula="of:=[.AY84]/[.AQ84]" office:value-type="float" office:value="0.53" calcext:value-type="float">
            <text:p>0,53</text:p>
          </table:table-cell>
          <table:table-cell table:formula="of:=[.AR84]-[.AV84]" office:value-type="float" office:value="2345" calcext:value-type="float">
            <text:p>2345</text:p>
          </table:table-cell>
          <table:table-cell table:formula="of:=[.BA84]/[.AR84]" office:value-type="float" office:value="0.965020576131687" calcext:value-type="float">
            <text:p>0,96502057613168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344" calcext:value-type="float">
            <text:p>7344</text:p>
          </table:table-cell>
          <table:table-cell office:value-type="float" office:value="97.92" calcext:value-type="float">
            <text:p>97,92</text:p>
          </table:table-cell>
          <table:table-cell office:value-type="float" office:value="0.657181208054" calcext:value-type="float">
            <text:p>0,657181208054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1005" calcext:value-type="float">
            <text:p>1005</text:p>
          </table:table-cell>
          <table:table-cell table:formula="of:=[.BN84]/[.BE84]" office:value-type="float" office:value="0.120373697448796" calcext:value-type="float">
            <text:p>0,1203736974487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325" calcext:value-type="float">
            <text:p>8325</text:p>
          </table:table-cell>
          <table:table-cell office:value-type="float" office:value="101.524390244" calcext:value-type="float">
            <text:p>101,524390244</text:p>
          </table:table-cell>
          <table:table-cell office:value-type="float" office:value="0.622849019901" calcext:value-type="float">
            <text:p>0,622849019901</text:p>
          </table:table-cell>
          <table:table-cell table:formula="of:=[.BQ84]-[.BU84]" office:value-type="float" office:value="36" calcext:value-type="float">
            <text:p>36</text:p>
          </table:table-cell>
          <table:table-cell table:formula="of:=[.BY84]/[.BQ84]" office:value-type="float" office:value="0.18" calcext:value-type="float">
            <text:p>0,18</text:p>
          </table:table-cell>
          <table:table-cell table:formula="of:=[.BR84]-[.BV84]" office:value-type="float" office:value="11575" calcext:value-type="float">
            <text:p>11575</text:p>
          </table:table-cell>
          <table:table-cell table:formula="of:=[.CA84]/[.BR84]" office:value-type="float" office:value="0.581658291457286" calcext:value-type="float">
            <text:p>0,58165829145728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5044" calcext:value-type="float">
            <text:p>5044</text:p>
          </table:table-cell>
          <table:table-cell office:value-type="float" office:value="40.352" calcext:value-type="float">
            <text:p>40,352</text:p>
          </table:table-cell>
          <table:table-cell office:value-type="float" office:value="0.1620562249" calcext:value-type="float">
            <text:p>0,1620562249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2719" calcext:value-type="float">
            <text:p>2719</text:p>
          </table:table-cell>
          <table:table-cell table:formula="of:=[.CN84]/[.CE84]" office:value-type="float" office:value="0.350251191549659" calcext:value-type="float">
            <text:p>0,350251191549659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.26666666667" calcext:value-type="float">
            <text:p>3,26666666667</text:p>
          </table:table-cell>
          <table:table-cell office:value-type="float" office:value="0.112643678161" calcext:value-type="float">
            <text:p>0,112643678161</text:p>
          </table:table-cell>
          <table:table-cell table:formula="of:=[.AD85]-[.AH85]" office:value-type="float" office:value="20" calcext:value-type="float">
            <text:p>20</text:p>
          </table:table-cell>
          <table:table-cell table:formula="of:=[.AL85]/[.AD85]" office:value-type="float" office:value="0.4" calcext:value-type="float">
            <text:p>0,4</text:p>
          </table:table-cell>
          <table:table-cell table:formula="of:=[.AE85]-[.AI85]" office:value-type="float" office:value="274" calcext:value-type="float">
            <text:p>274</text:p>
          </table:table-cell>
          <table:table-cell table:formula="of:=[.AN85]/[.AE85]" office:value-type="float" office:value="0.848297213622291" calcext:value-type="float">
            <text:p>0,84829721362229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599" calcext:value-type="float">
            <text:p>599</text:p>
          </table:table-cell>
          <table:table-cell office:value-type="float" office:value="11.98" calcext:value-type="float">
            <text:p>11,98</text:p>
          </table:table-cell>
          <table:table-cell office:value-type="float" office:value="0.12101010101" calcext:value-type="float">
            <text:p>0,12101010101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1831" calcext:value-type="float">
            <text:p>1831</text:p>
          </table:table-cell>
          <table:table-cell table:formula="of:=[.BA85]/[.AR85]" office:value-type="float" office:value="0.753497942386831" calcext:value-type="float">
            <text:p>0,75349794238683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6697" calcext:value-type="float">
            <text:p>6697</text:p>
          </table:table-cell>
          <table:table-cell office:value-type="float" office:value="89.2933333333" calcext:value-type="float">
            <text:p>89,2933333333</text:p>
          </table:table-cell>
          <table:table-cell office:value-type="float" office:value="0.599284116331" calcext:value-type="float">
            <text:p>0,599284116331</text:p>
          </table:table-cell>
          <table:table-cell table:formula="of:=[.BD85]-[.BH85]" office:value-type="float" office:value="0" calcext:value-type="float">
            <text:p>0</text:p>
          </table:table-cell>
          <table:table-cell table:formula="of:=[.BL85]/[.BD85]" office:value-type="float" office:value="0" calcext:value-type="float">
            <text:p>0</text:p>
          </table:table-cell>
          <table:table-cell table:formula="of:=[.BE85]-[.BI85]" office:value-type="float" office:value="1652" calcext:value-type="float">
            <text:p>1652</text:p>
          </table:table-cell>
          <table:table-cell table:formula="of:=[.BN85]/[.BE85]" office:value-type="float" office:value="0.197868008144688" calcext:value-type="float">
            <text:p>0,19786800814468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545" calcext:value-type="float">
            <text:p>1545</text:p>
          </table:table-cell>
          <table:table-cell office:value-type="float" office:value="16.5240641711" calcext:value-type="float">
            <text:p>16,5240641711</text:p>
          </table:table-cell>
          <table:table-cell office:value-type="float" office:value="0.0888390546835" calcext:value-type="float">
            <text:p>0,0888390546835</text:p>
          </table:table-cell>
          <table:table-cell table:formula="of:=[.BQ85]-[.BU85]" office:value-type="float" office:value="13" calcext:value-type="float">
            <text:p>13</text:p>
          </table:table-cell>
          <table:table-cell table:formula="of:=[.BY85]/[.BQ85]" office:value-type="float" office:value="0.065" calcext:value-type="float">
            <text:p>0,065</text:p>
          </table:table-cell>
          <table:table-cell table:formula="of:=[.BR85]-[.BV85]" office:value-type="float" office:value="18355" calcext:value-type="float">
            <text:p>18355</text:p>
          </table:table-cell>
          <table:table-cell table:formula="of:=[.CA85]/[.BR85]" office:value-type="float" office:value="0.922361809045226" calcext:value-type="float">
            <text:p>0,92236180904522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7419" calcext:value-type="float">
            <text:p>7419</text:p>
          </table:table-cell>
          <table:table-cell office:value-type="float" office:value="59.352" calcext:value-type="float">
            <text:p>59,352</text:p>
          </table:table-cell>
          <table:table-cell office:value-type="float" office:value="0.238361445783" calcext:value-type="float">
            <text:p>0,238361445783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344" calcext:value-type="float">
            <text:p>344</text:p>
          </table:table-cell>
          <table:table-cell table:formula="of:=[.CN85]/[.CE85]" office:value-type="float" office:value="0.0443127656833698" calcext:value-type="float">
            <text:p>0,04431276568337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2.86363636364" calcext:value-type="float">
            <text:p>2,86363636364</text:p>
          </table:table-cell>
          <table:table-cell office:value-type="float" office:value="0.0665961945032" calcext:value-type="float">
            <text:p>0,0665961945032</text:p>
          </table:table-cell>
          <table:table-cell table:formula="of:=[.AD86]-[.AH86]" office:value-type="float" office:value="6" calcext:value-type="float">
            <text:p>6</text:p>
          </table:table-cell>
          <table:table-cell table:formula="of:=[.AL86]/[.AD86]" office:value-type="float" office:value="0.12" calcext:value-type="float">
            <text:p>0,12</text:p>
          </table:table-cell>
          <table:table-cell table:formula="of:=[.AE86]-[.AI86]" office:value-type="float" office:value="260" calcext:value-type="float">
            <text:p>260</text:p>
          </table:table-cell>
          <table:table-cell table:formula="of:=[.AN86]/[.AE86]" office:value-type="float" office:value="0.804953560371517" calcext:value-type="float">
            <text:p>0,8049535603715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  <table:table-cell office:value-type="float" office:value="12.22" calcext:value-type="float">
            <text:p>12,22</text:p>
          </table:table-cell>
          <table:table-cell office:value-type="float" office:value="0.123434343434" calcext:value-type="float">
            <text:p>0,123434343434</text:p>
          </table:table-cell>
          <table:table-cell table:formula="of:=[.AQ86]-[.AU86]" office:value-type="float" office:value="0" calcext:value-type="float">
            <text:p>0</text:p>
          </table:table-cell>
          <table:table-cell table:formula="of:=[.AY86]/[.AQ86]" office:value-type="float" office:value="0" calcext:value-type="float">
            <text:p>0</text:p>
          </table:table-cell>
          <table:table-cell table:formula="of:=[.AR86]-[.AV86]" office:value-type="float" office:value="1819" calcext:value-type="float">
            <text:p>1819</text:p>
          </table:table-cell>
          <table:table-cell table:formula="of:=[.BA86]/[.AR86]" office:value-type="float" office:value="0.748559670781893" calcext:value-type="float">
            <text:p>0,74855967078189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47" calcext:value-type="float">
            <text:p>147</text:p>
          </table:table-cell>
          <table:table-cell office:value-type="float" office:value="712" calcext:value-type="float">
            <text:p>712</text:p>
          </table:table-cell>
          <table:table-cell office:value-type="float" office:value="9.68707482993" calcext:value-type="float">
            <text:p>9,68707482993</text:p>
          </table:table-cell>
          <table:table-cell office:value-type="float" office:value="0.0663498276023" calcext:value-type="float">
            <text:p>0,0663498276023</text:p>
          </table:table-cell>
          <table:table-cell table:formula="of:=[.BD86]-[.BH86]" office:value-type="float" office:value="3" calcext:value-type="float">
            <text:p>3</text:p>
          </table:table-cell>
          <table:table-cell table:formula="of:=[.BL86]/[.BD86]" office:value-type="float" office:value="0.02" calcext:value-type="float">
            <text:p>0,02</text:p>
          </table:table-cell>
          <table:table-cell table:formula="of:=[.BE86]-[.BI86]" office:value-type="float" office:value="7637" calcext:value-type="float">
            <text:p>7637</text:p>
          </table:table-cell>
          <table:table-cell table:formula="of:=[.BN86]/[.BE86]" office:value-type="float" office:value="0.914720325787519" calcext:value-type="float">
            <text:p>0,9147203257875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6747" calcext:value-type="float">
            <text:p>6747</text:p>
          </table:table-cell>
          <table:table-cell office:value-type="float" office:value="72.1604278075" calcext:value-type="float">
            <text:p>72,1604278075</text:p>
          </table:table-cell>
          <table:table-cell office:value-type="float" office:value="0.387959289288" calcext:value-type="float">
            <text:p>0,387959289288</text:p>
          </table:table-cell>
          <table:table-cell table:formula="of:=[.BQ86]-[.BU86]" office:value-type="float" office:value="13" calcext:value-type="float">
            <text:p>13</text:p>
          </table:table-cell>
          <table:table-cell table:formula="of:=[.BY86]/[.BQ86]" office:value-type="float" office:value="0.065" calcext:value-type="float">
            <text:p>0,065</text:p>
          </table:table-cell>
          <table:table-cell table:formula="of:=[.BR86]-[.BV86]" office:value-type="float" office:value="13153" calcext:value-type="float">
            <text:p>13153</text:p>
          </table:table-cell>
          <table:table-cell table:formula="of:=[.CA86]/[.BR86]" office:value-type="float" office:value="0.660954773869347" calcext:value-type="float">
            <text:p>0,66095477386934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2703" calcext:value-type="float">
            <text:p>2703</text:p>
          </table:table-cell>
          <table:table-cell office:value-type="float" office:value="21.624" calcext:value-type="float">
            <text:p>21,624</text:p>
          </table:table-cell>
          <table:table-cell office:value-type="float" office:value="0.086843373494" calcext:value-type="float">
            <text:p>0,086843373494</text:p>
          </table:table-cell>
          <table:table-cell table:formula="of:=[.CD86]-[.CH86]" office:value-type="float" office:value="0" calcext:value-type="float">
            <text:p>0</text:p>
          </table:table-cell>
          <table:table-cell table:formula="of:=[.CL86]/[.CD86]" office:value-type="float" office:value="0" calcext:value-type="float">
            <text:p>0</text:p>
          </table:table-cell>
          <table:table-cell table:formula="of:=[.CE86]-[.CI86]" office:value-type="float" office:value="5060" calcext:value-type="float">
            <text:p>5060</text:p>
          </table:table-cell>
          <table:table-cell table:formula="of:=[.CN86]/[.CE86]" office:value-type="float" office:value="0.651809867319335" calcext:value-type="float">
            <text:p>0,651809867319335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,875</text:p>
          </table:table-cell>
          <table:table-cell office:value-type="float" office:value="0.125" calcext:value-type="float">
            <text:p>0,125</text:p>
          </table:table-cell>
          <table:table-cell table:formula="of:=[.AD87]-[.AH87]" office:value-type="float" office:value="34" calcext:value-type="float">
            <text:p>34</text:p>
          </table:table-cell>
          <table:table-cell table:formula="of:=[.AL87]/[.AD87]" office:value-type="float" office:value="0.68" calcext:value-type="float">
            <text:p>0,68</text:p>
          </table:table-cell>
          <table:table-cell table:formula="of:=[.AE87]-[.AI87]" office:value-type="float" office:value="308" calcext:value-type="float">
            <text:p>308</text:p>
          </table:table-cell>
          <table:table-cell table:formula="of:=[.AN87]/[.AE87]" office:value-type="float" office:value="0.953560371517028" calcext:value-type="float">
            <text:p>0,9535603715170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286" calcext:value-type="float">
            <text:p>1286</text:p>
          </table:table-cell>
          <table:table-cell office:value-type="float" office:value="25.72" calcext:value-type="float">
            <text:p>25,72</text:p>
          </table:table-cell>
          <table:table-cell office:value-type="float" office:value="0.259797979798" calcext:value-type="float">
            <text:p>0,259797979798</text:p>
          </table:table-cell>
          <table:table-cell table:formula="of:=[.AQ87]-[.AU87]" office:value-type="float" office:value="0" calcext:value-type="float">
            <text:p>0</text:p>
          </table:table-cell>
          <table:table-cell table:formula="of:=[.AY87]/[.AQ87]" office:value-type="float" office:value="0" calcext:value-type="float">
            <text:p>0</text:p>
          </table:table-cell>
          <table:table-cell table:formula="of:=[.AR87]-[.AV87]" office:value-type="float" office:value="1144" calcext:value-type="float">
            <text:p>1144</text:p>
          </table:table-cell>
          <table:table-cell table:formula="of:=[.BA87]/[.AR87]" office:value-type="float" office:value="0.470781893004115" calcext:value-type="float">
            <text:p>0,4707818930041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369" calcext:value-type="float">
            <text:p>3369</text:p>
          </table:table-cell>
          <table:table-cell office:value-type="float" office:value="44.92" calcext:value-type="float">
            <text:p>44,92</text:p>
          </table:table-cell>
          <table:table-cell office:value-type="float" office:value="0.301476510067" calcext:value-type="float">
            <text:p>0,301476510067</text:p>
          </table:table-cell>
          <table:table-cell table:formula="of:=[.BD87]-[.BH87]" office:value-type="float" office:value="0" calcext:value-type="float">
            <text:p>0</text:p>
          </table:table-cell>
          <table:table-cell table:formula="of:=[.BL87]/[.BD87]" office:value-type="float" office:value="0" calcext:value-type="float">
            <text:p>0</text:p>
          </table:table-cell>
          <table:table-cell table:formula="of:=[.BE87]-[.BI87]" office:value-type="float" office:value="4980" calcext:value-type="float">
            <text:p>4980</text:p>
          </table:table-cell>
          <table:table-cell table:formula="of:=[.BN87]/[.BE87]" office:value-type="float" office:value="0.596478620194035" calcext:value-type="float">
            <text:p>0,5964786201940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963" calcext:value-type="float">
            <text:p>963</text:p>
          </table:table-cell>
          <table:table-cell office:value-type="float" office:value="18.3428571429" calcext:value-type="float">
            <text:p>18,3428571429</text:p>
          </table:table-cell>
          <table:table-cell office:value-type="float" office:value="0.176373626374" calcext:value-type="float">
            <text:p>0,176373626374</text:p>
          </table:table-cell>
          <table:table-cell table:formula="of:=[.BQ87]-[.BU87]" office:value-type="float" office:value="95" calcext:value-type="float">
            <text:p>95</text:p>
          </table:table-cell>
          <table:table-cell table:formula="of:=[.BY87]/[.BQ87]" office:value-type="float" office:value="0.475" calcext:value-type="float">
            <text:p>0,475</text:p>
          </table:table-cell>
          <table:table-cell table:formula="of:=[.BR87]-[.BV87]" office:value-type="float" office:value="18937" calcext:value-type="float">
            <text:p>18937</text:p>
          </table:table-cell>
          <table:table-cell table:formula="of:=[.CA87]/[.BR87]" office:value-type="float" office:value="0.951608040201005" calcext:value-type="float">
            <text:p>0,95160804020100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529" calcext:value-type="float">
            <text:p>3529</text:p>
          </table:table-cell>
          <table:table-cell office:value-type="float" office:value="28.232" calcext:value-type="float">
            <text:p>28,232</text:p>
          </table:table-cell>
          <table:table-cell office:value-type="float" office:value="0.113381526104" calcext:value-type="float">
            <text:p>0,113381526104</text:p>
          </table:table-cell>
          <table:table-cell table:formula="of:=[.CD87]-[.CH87]" office:value-type="float" office:value="0" calcext:value-type="float">
            <text:p>0</text:p>
          </table:table-cell>
          <table:table-cell table:formula="of:=[.CL87]/[.CD87]" office:value-type="float" office:value="0" calcext:value-type="float">
            <text:p>0</text:p>
          </table:table-cell>
          <table:table-cell table:formula="of:=[.CE87]-[.CI87]" office:value-type="float" office:value="4234" calcext:value-type="float">
            <text:p>4234</text:p>
          </table:table-cell>
          <table:table-cell table:formula="of:=[.CN87]/[.CE87]" office:value-type="float" office:value="0.545407703207523" calcext:value-type="float">
            <text:p>0,545407703207523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205" calcext:value-type="float">
            <text:p>205</text:p>
          </table:table-cell>
          <table:table-cell office:value-type="float" office:value="8.36734693878" calcext:value-type="float">
            <text:p>8,36734693878</text:p>
          </table:table-cell>
          <table:table-cell office:value-type="float" office:value="0.174319727891" calcext:value-type="float">
            <text:p>0,174319727891</text:p>
          </table:table-cell>
          <table:table-cell table:formula="of:=[.AD88]-[.AH88]" office:value-type="float" office:value="1" calcext:value-type="float">
            <text:p>1</text:p>
          </table:table-cell>
          <table:table-cell table:formula="of:=[.AL88]/[.AD88]" office:value-type="float" office:value="0.02" calcext:value-type="float">
            <text:p>0,02</text:p>
          </table:table-cell>
          <table:table-cell table:formula="of:=[.AE88]-[.AI88]" office:value-type="float" office:value="118" calcext:value-type="float">
            <text:p>118</text:p>
          </table:table-cell>
          <table:table-cell table:formula="of:=[.AN88]/[.AE88]" office:value-type="float" office:value="0.365325077399381" calcext:value-type="float">
            <text:p>0,3653250773993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7" calcext:value-type="float">
            <text:p>97</text:p>
          </table:table-cell>
          <table:table-cell office:value-type="float" office:value="559" calcext:value-type="float">
            <text:p>559</text:p>
          </table:table-cell>
          <table:table-cell office:value-type="float" office:value="11.5257731959" calcext:value-type="float">
            <text:p>11,5257731959</text:p>
          </table:table-cell>
          <table:table-cell office:value-type="float" office:value="0.120060137457" calcext:value-type="float">
            <text:p>0,120060137457</text:p>
          </table:table-cell>
          <table:table-cell table:formula="of:=[.AQ88]-[.AU88]" office:value-type="float" office:value="3" calcext:value-type="float">
            <text:p>3</text:p>
          </table:table-cell>
          <table:table-cell table:formula="of:=[.AY88]/[.AQ88]" office:value-type="float" office:value="0.03" calcext:value-type="float">
            <text:p>0,03</text:p>
          </table:table-cell>
          <table:table-cell table:formula="of:=[.AR88]-[.AV88]" office:value-type="float" office:value="1871" calcext:value-type="float">
            <text:p>1871</text:p>
          </table:table-cell>
          <table:table-cell table:formula="of:=[.BA88]/[.AR88]" office:value-type="float" office:value="0.769958847736625" calcext:value-type="float">
            <text:p>0,7699588477366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201" calcext:value-type="float">
            <text:p>3201</text:p>
          </table:table-cell>
          <table:table-cell office:value-type="float" office:value="42.68" calcext:value-type="float">
            <text:p>42,68</text:p>
          </table:table-cell>
          <table:table-cell office:value-type="float" office:value="0.28644295302" calcext:value-type="float">
            <text:p>0,28644295302</text:p>
          </table:table-cell>
          <table:table-cell table:formula="of:=[.BD88]-[.BH88]" office:value-type="float" office:value="0" calcext:value-type="float">
            <text:p>0</text:p>
          </table:table-cell>
          <table:table-cell table:formula="of:=[.BL88]/[.BD88]" office:value-type="float" office:value="0" calcext:value-type="float">
            <text:p>0</text:p>
          </table:table-cell>
          <table:table-cell table:formula="of:=[.BE88]-[.BI88]" office:value-type="float" office:value="5148" calcext:value-type="float">
            <text:p>5148</text:p>
          </table:table-cell>
          <table:table-cell table:formula="of:=[.BN88]/[.BE88]" office:value-type="float" office:value="0.616600790513834" calcext:value-type="float">
            <text:p>0,61660079051383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 office:value-type="float" office:value="4.95945945946" calcext:value-type="float">
            <text:p>4,95945945946</text:p>
          </table:table-cell>
          <table:table-cell office:value-type="float" office:value="0.0337378194521" calcext:value-type="float">
            <text:p>0,0337378194521</text:p>
          </table:table-cell>
          <table:table-cell table:formula="of:=[.BQ88]-[.BU88]" office:value-type="float" office:value="52" calcext:value-type="float">
            <text:p>52</text:p>
          </table:table-cell>
          <table:table-cell table:formula="of:=[.BY88]/[.BQ88]" office:value-type="float" office:value="0.26" calcext:value-type="float">
            <text:p>0,26</text:p>
          </table:table-cell>
          <table:table-cell table:formula="of:=[.BR88]-[.BV88]" office:value-type="float" office:value="19533" calcext:value-type="float">
            <text:p>19533</text:p>
          </table:table-cell>
          <table:table-cell table:formula="of:=[.CA88]/[.BR88]" office:value-type="float" office:value="0.981557788944724" calcext:value-type="float">
            <text:p>0,9815577889447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2777" calcext:value-type="float">
            <text:p>2777</text:p>
          </table:table-cell>
          <table:table-cell office:value-type="float" office:value="22.216" calcext:value-type="float">
            <text:p>22,216</text:p>
          </table:table-cell>
          <table:table-cell office:value-type="float" office:value="0.0892208835341" calcext:value-type="float">
            <text:p>0,0892208835341</text:p>
          </table:table-cell>
          <table:table-cell table:formula="of:=[.CD88]-[.CH88]" office:value-type="float" office:value="0" calcext:value-type="float">
            <text:p>0</text:p>
          </table:table-cell>
          <table:table-cell table:formula="of:=[.CL88]/[.CD88]" office:value-type="float" office:value="0" calcext:value-type="float">
            <text:p>0</text:p>
          </table:table-cell>
          <table:table-cell table:formula="of:=[.CE88]-[.CI88]" office:value-type="float" office:value="4986" calcext:value-type="float">
            <text:p>4986</text:p>
          </table:table-cell>
          <table:table-cell table:formula="of:=[.CN88]/[.CE88]" office:value-type="float" office:value="0.642277470050238" calcext:value-type="float">
            <text:p>0,642277470050238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5" calcext:value-type="float">
            <text:p>45</text:p>
          </table:table-cell>
          <table:table-cell office:value-type="float" office:value="106" calcext:value-type="float">
            <text:p>106</text:p>
          </table:table-cell>
          <table:table-cell office:value-type="float" office:value="4.71111111111" calcext:value-type="float">
            <text:p>4,71111111111</text:p>
          </table:table-cell>
          <table:table-cell office:value-type="float" office:value="0.107070707071" calcext:value-type="float">
            <text:p>0,107070707071</text:p>
          </table:table-cell>
          <table:table-cell table:formula="of:=[.AD89]-[.AH89]" office:value-type="float" office:value="5" calcext:value-type="float">
            <text:p>5</text:p>
          </table:table-cell>
          <table:table-cell table:formula="of:=[.AL89]/[.AD89]" office:value-type="float" office:value="0.1" calcext:value-type="float">
            <text:p>0,1</text:p>
          </table:table-cell>
          <table:table-cell table:formula="of:=[.AE89]-[.AI89]" office:value-type="float" office:value="217" calcext:value-type="float">
            <text:p>217</text:p>
          </table:table-cell>
          <table:table-cell table:formula="of:=[.AN89]/[.AE89]" office:value-type="float" office:value="0.671826625386997" calcext:value-type="float">
            <text:p>0,671826625386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3.30612244898" calcext:value-type="float">
            <text:p>3,30612244898</text:p>
          </table:table-cell>
          <table:table-cell office:value-type="float" office:value="0.0688775510204" calcext:value-type="float">
            <text:p>0,0688775510204</text:p>
          </table:table-cell>
          <table:table-cell table:formula="of:=[.AQ89]-[.AU89]" office:value-type="float" office:value="51" calcext:value-type="float">
            <text:p>51</text:p>
          </table:table-cell>
          <table:table-cell table:formula="of:=[.AY89]/[.AQ89]" office:value-type="float" office:value="0.51" calcext:value-type="float">
            <text:p>0,51</text:p>
          </table:table-cell>
          <table:table-cell table:formula="of:=[.AR89]-[.AV89]" office:value-type="float" office:value="2349" calcext:value-type="float">
            <text:p>2349</text:p>
          </table:table-cell>
          <table:table-cell table:formula="of:=[.BA89]/[.AR89]" office:value-type="float" office:value="0.966666666666667" calcext:value-type="float">
            <text:p>0,96666666666666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48" calcext:value-type="float">
            <text:p>148</text:p>
          </table:table-cell>
          <table:table-cell office:value-type="float" office:value="971" calcext:value-type="float">
            <text:p>971</text:p>
          </table:table-cell>
          <table:table-cell office:value-type="float" office:value="13.1216216216" calcext:value-type="float">
            <text:p>13,1216216216</text:p>
          </table:table-cell>
          <table:table-cell office:value-type="float" office:value="0.0892627321199" calcext:value-type="float">
            <text:p>0,0892627321199</text:p>
          </table:table-cell>
          <table:table-cell table:formula="of:=[.BD89]-[.BH89]" office:value-type="float" office:value="2" calcext:value-type="float">
            <text:p>2</text:p>
          </table:table-cell>
          <table:table-cell table:formula="of:=[.BL89]/[.BD89]" office:value-type="float" office:value="0.0133333333333333" calcext:value-type="float">
            <text:p>0,013333333333333</text:p>
          </table:table-cell>
          <table:table-cell table:formula="of:=[.BE89]-[.BI89]" office:value-type="float" office:value="7378" calcext:value-type="float">
            <text:p>7378</text:p>
          </table:table-cell>
          <table:table-cell table:formula="of:=[.BN89]/[.BE89]" office:value-type="float" office:value="0.883698646544496" calcext:value-type="float">
            <text:p>0,8836986465444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583" calcext:value-type="float">
            <text:p>1583</text:p>
          </table:table-cell>
          <table:table-cell office:value-type="float" office:value="30.1523809524" calcext:value-type="float">
            <text:p>30,1523809524</text:p>
          </table:table-cell>
          <table:table-cell office:value-type="float" office:value="0.289926739927" calcext:value-type="float">
            <text:p>0,289926739927</text:p>
          </table:table-cell>
          <table:table-cell table:formula="of:=[.BQ89]-[.BU89]" office:value-type="float" office:value="95" calcext:value-type="float">
            <text:p>95</text:p>
          </table:table-cell>
          <table:table-cell table:formula="of:=[.BY89]/[.BQ89]" office:value-type="float" office:value="0.475" calcext:value-type="float">
            <text:p>0,475</text:p>
          </table:table-cell>
          <table:table-cell table:formula="of:=[.BR89]-[.BV89]" office:value-type="float" office:value="18317" calcext:value-type="float">
            <text:p>18317</text:p>
          </table:table-cell>
          <table:table-cell table:formula="of:=[.CA89]/[.BR89]" office:value-type="float" office:value="0.920452261306533" calcext:value-type="float">
            <text:p>0,9204522613065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6643" calcext:value-type="float">
            <text:p>6643</text:p>
          </table:table-cell>
          <table:table-cell office:value-type="float" office:value="53.144" calcext:value-type="float">
            <text:p>53,144</text:p>
          </table:table-cell>
          <table:table-cell office:value-type="float" office:value="0.213429718876" calcext:value-type="float">
            <text:p>0,213429718876</text:p>
          </table:table-cell>
          <table:table-cell table:formula="of:=[.CD89]-[.CH89]" office:value-type="float" office:value="0" calcext:value-type="float">
            <text:p>0</text:p>
          </table:table-cell>
          <table:table-cell table:formula="of:=[.CL89]/[.CD89]" office:value-type="float" office:value="0" calcext:value-type="float">
            <text:p>0</text:p>
          </table:table-cell>
          <table:table-cell table:formula="of:=[.CE89]-[.CI89]" office:value-type="float" office:value="1120" calcext:value-type="float">
            <text:p>1120</text:p>
          </table:table-cell>
          <table:table-cell table:formula="of:=[.CN89]/[.CE89]" office:value-type="float" office:value="0.144274120829576" calcext:value-type="float">
            <text:p>0,144274120829576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office:value-type="float" office:value="0.121052631579" calcext:value-type="float">
            <text:p>0,121052631579</text:p>
          </table:table-cell>
          <table:table-cell table:formula="of:=[.AD90]-[.AH90]" office:value-type="float" office:value="30" calcext:value-type="float">
            <text:p>30</text:p>
          </table:table-cell>
          <table:table-cell table:formula="of:=[.AL90]/[.AD90]" office:value-type="float" office:value="0.6" calcext:value-type="float">
            <text:p>0,6</text:p>
          </table:table-cell>
          <table:table-cell table:formula="of:=[.AE90]-[.AI90]" office:value-type="float" office:value="300" calcext:value-type="float">
            <text:p>300</text:p>
          </table:table-cell>
          <table:table-cell table:formula="of:=[.AN90]/[.AE90]" office:value-type="float" office:value="0.928792569659443" calcext:value-type="float">
            <text:p>0,9287925696594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7" calcext:value-type="float">
            <text:p>97</text:p>
          </table:table-cell>
          <table:table-cell office:value-type="float" office:value="622" calcext:value-type="float">
            <text:p>622</text:p>
          </table:table-cell>
          <table:table-cell office:value-type="float" office:value="12.824742268" calcext:value-type="float">
            <text:p>12,824742268</text:p>
          </table:table-cell>
          <table:table-cell office:value-type="float" office:value="0.133591065292" calcext:value-type="float">
            <text:p>0,133591065292</text:p>
          </table:table-cell>
          <table:table-cell table:formula="of:=[.AQ90]-[.AU90]" office:value-type="float" office:value="3" calcext:value-type="float">
            <text:p>3</text:p>
          </table:table-cell>
          <table:table-cell table:formula="of:=[.AY90]/[.AQ90]" office:value-type="float" office:value="0.03" calcext:value-type="float">
            <text:p>0,03</text:p>
          </table:table-cell>
          <table:table-cell table:formula="of:=[.AR90]-[.AV90]" office:value-type="float" office:value="1808" calcext:value-type="float">
            <text:p>1808</text:p>
          </table:table-cell>
          <table:table-cell table:formula="of:=[.BA90]/[.AR90]" office:value-type="float" office:value="0.7440329218107" calcext:value-type="float">
            <text:p>0,744032921810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18" calcext:value-type="float">
            <text:p>118</text:p>
          </table:table-cell>
          <table:table-cell office:value-type="float" office:value="234" calcext:value-type="float">
            <text:p>234</text:p>
          </table:table-cell>
          <table:table-cell office:value-type="float" office:value="3.96610169492" calcext:value-type="float">
            <text:p>3,96610169492</text:p>
          </table:table-cell>
          <table:table-cell office:value-type="float" office:value="0.0338983050847" calcext:value-type="float">
            <text:p>0,0338983050847</text:p>
          </table:table-cell>
          <table:table-cell table:formula="of:=[.BD90]-[.BH90]" office:value-type="float" office:value="32" calcext:value-type="float">
            <text:p>32</text:p>
          </table:table-cell>
          <table:table-cell table:formula="of:=[.BL90]/[.BD90]" office:value-type="float" office:value="0.213333333333333" calcext:value-type="float">
            <text:p>0,213333333333333</text:p>
          </table:table-cell>
          <table:table-cell table:formula="of:=[.BE90]-[.BI90]" office:value-type="float" office:value="8115" calcext:value-type="float">
            <text:p>8115</text:p>
          </table:table-cell>
          <table:table-cell table:formula="of:=[.BN90]/[.BE90]" office:value-type="float" office:value="0.97197269134028" calcext:value-type="float">
            <text:p>0,971972691340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44" calcext:value-type="float">
            <text:p>344</text:p>
          </table:table-cell>
          <table:table-cell office:value-type="float" office:value="13.2307692308" calcext:value-type="float">
            <text:p>13,2307692308</text:p>
          </table:table-cell>
          <table:table-cell office:value-type="float" office:value="0.259426847662" calcext:value-type="float">
            <text:p>0,259426847662</text:p>
          </table:table-cell>
          <table:table-cell table:formula="of:=[.BQ90]-[.BU90]" office:value-type="float" office:value="148" calcext:value-type="float">
            <text:p>148</text:p>
          </table:table-cell>
          <table:table-cell table:formula="of:=[.BY90]/[.BQ90]" office:value-type="float" office:value="0.74" calcext:value-type="float">
            <text:p>0,74</text:p>
          </table:table-cell>
          <table:table-cell table:formula="of:=[.BR90]-[.BV90]" office:value-type="float" office:value="19556" calcext:value-type="float">
            <text:p>19556</text:p>
          </table:table-cell>
          <table:table-cell table:formula="of:=[.CA90]/[.BR90]" office:value-type="float" office:value="0.982713567839196" calcext:value-type="float">
            <text:p>0,98271356783919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38" calcext:value-type="float">
            <text:p>238</text:p>
          </table:table-cell>
          <table:table-cell office:value-type="float" office:value="1314" calcext:value-type="float">
            <text:p>1314</text:p>
          </table:table-cell>
          <table:table-cell office:value-type="float" office:value="11.0420168067" calcext:value-type="float">
            <text:p>11,0420168067</text:p>
          </table:table-cell>
          <table:table-cell office:value-type="float" office:value="0.046590788214" calcext:value-type="float">
            <text:p>0,046590788214</text:p>
          </table:table-cell>
          <table:table-cell table:formula="of:=[.CD90]-[.CH90]" office:value-type="float" office:value="12" calcext:value-type="float">
            <text:p>12</text:p>
          </table:table-cell>
          <table:table-cell table:formula="of:=[.CL90]/[.CD90]" office:value-type="float" office:value="0.048" calcext:value-type="float">
            <text:p>0,048</text:p>
          </table:table-cell>
          <table:table-cell table:formula="of:=[.CE90]-[.CI90]" office:value-type="float" office:value="6449" calcext:value-type="float">
            <text:p>6449</text:p>
          </table:table-cell>
          <table:table-cell table:formula="of:=[.CN90]/[.CE90]" office:value-type="float" office:value="0.830735540383872" calcext:value-type="float">
            <text:p>0,830735540383872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41" office:value-type="float" office:value="12.92" calcext:value-type="float">
            <text:p>12,92</text:p>
          </table:table-cell>
          <table:table-cell table:style-name="ce24" office:value-type="float" office:value="0.263673469388" calcext:value-type="float">
            <text:p>0,26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5.33333333333" calcext:value-type="float">
            <text:p>5,33333333333</text:p>
          </table:table-cell>
          <table:table-cell office:value-type="float" office:value="0.121212121212" calcext:value-type="float">
            <text:p>0,121212121212</text:p>
          </table:table-cell>
          <table:table-cell table:formula="of:=[.AD91]-[.AH91]" office:value-type="float" office:value="5" calcext:value-type="float">
            <text:p>5</text:p>
          </table:table-cell>
          <table:table-cell table:formula="of:=[.AL91]/[.AD91]" office:value-type="float" office:value="0.1" calcext:value-type="float">
            <text:p>0,1</text:p>
          </table:table-cell>
          <table:table-cell table:formula="of:=[.AE91]-[.AI91]" office:value-type="float" office:value="203" calcext:value-type="float">
            <text:p>203</text:p>
          </table:table-cell>
          <table:table-cell table:formula="of:=[.AN91]/[.AE91]" office:value-type="float" office:value="0.628482972136223" calcext:value-type="float">
            <text:p>0,6284829721362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table:style-name="ce41" office:value-type="float" office:value="48.6" calcext:value-type="float">
            <text:p>48,60</text:p>
          </table:table-cell>
          <table:table-cell table:style-name="ce24" office:value-type="float" office:value="0.490909090909" calcext:value-type="float">
            <text:p>0,49</text:p>
          </table:table-cell>
          <table:table-cell office:value-type="float" office:value="91" calcext:value-type="float">
            <text:p>91</text:p>
          </table:table-cell>
          <table:table-cell office:value-type="float" office:value="469" calcext:value-type="float">
            <text:p>469</text:p>
          </table:table-cell>
          <table:table-cell office:value-type="float" office:value="10.3076923077" calcext:value-type="float">
            <text:p>10,3076923077</text:p>
          </table:table-cell>
          <table:table-cell office:value-type="float" office:value="0.11452991453" calcext:value-type="float">
            <text:p>0,11452991453</text:p>
          </table:table-cell>
          <table:table-cell table:formula="of:=[.AQ91]-[.AU91]" office:value-type="float" office:value="9" calcext:value-type="float">
            <text:p>9</text:p>
          </table:table-cell>
          <table:table-cell table:formula="of:=[.AY91]/[.AQ91]" office:value-type="float" office:value="0.09" calcext:value-type="float">
            <text:p>0,09</text:p>
          </table:table-cell>
          <table:table-cell table:formula="of:=[.AR91]-[.AV91]" office:value-type="float" office:value="1961" calcext:value-type="float">
            <text:p>1961</text:p>
          </table:table-cell>
          <table:table-cell table:formula="of:=[.BA91]/[.AR91]" office:value-type="float" office:value="0.806995884773663" calcext:value-type="float">
            <text:p>0,806995884773663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table:style-name="ce41" office:value-type="float" office:value="111.32" calcext:value-type="float">
            <text:p>111,32</text:p>
          </table:table-cell>
          <table:table-cell table:style-name="ce24" office:value-type="float" office:value="0.74711409396" calcext:value-type="float">
            <text:p>0,75</text:p>
          </table:table-cell>
          <table:table-cell office:value-type="float" office:value="93" calcext:value-type="float">
            <text:p>93</text:p>
          </table:table-cell>
          <table:table-cell office:value-type="float" office:value="286" calcext:value-type="float">
            <text:p>286</text:p>
          </table:table-cell>
          <table:table-cell office:value-type="float" office:value="6.15053763441" calcext:value-type="float">
            <text:p>6,15053763441</text:p>
          </table:table-cell>
          <table:table-cell office:value-type="float" office:value="0.0668536699392" calcext:value-type="float">
            <text:p>0,0668536699392</text:p>
          </table:table-cell>
          <table:table-cell table:formula="of:=[.BD91]-[.BH91]" office:value-type="float" office:value="57" calcext:value-type="float">
            <text:p>57</text:p>
          </table:table-cell>
          <table:table-cell table:formula="of:=[.BL91]/[.BD91]" office:value-type="float" office:value="0.38" calcext:value-type="float">
            <text:p>0,38</text:p>
          </table:table-cell>
          <table:table-cell table:formula="of:=[.BE91]-[.BI91]" office:value-type="float" office:value="8063" calcext:value-type="float">
            <text:p>8063</text:p>
          </table:table-cell>
          <table:table-cell table:formula="of:=[.BN91]/[.BE91]" office:value-type="float" office:value="0.965744400527009" calcext:value-type="float">
            <text:p>0,96574440052700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table:style-name="ce41" office:value-type="float" office:value="199" calcext:value-type="float">
            <text:p>199,00</text:p>
          </table:table-cell>
          <table:table-cell table:style-name="ce24" office:value-type="float" office:value="1" calcext:value-type="float">
            <text:p>1,00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5.6974789916" calcext:value-type="float">
            <text:p>5,6974789916</text:p>
          </table:table-cell>
          <table:table-cell office:value-type="float" office:value="0.0482837202678" calcext:value-type="float">
            <text:p>0,0482837202678</text:p>
          </table:table-cell>
          <table:table-cell table:formula="of:=[.BQ91]-[.BU91]" office:value-type="float" office:value="81" calcext:value-type="float">
            <text:p>81</text:p>
          </table:table-cell>
          <table:table-cell table:formula="of:=[.BY91]/[.BQ91]" office:value-type="float" office:value="0.405" calcext:value-type="float">
            <text:p>0,405</text:p>
          </table:table-cell>
          <table:table-cell table:formula="of:=[.BR91]-[.BV91]" office:value-type="float" office:value="19561" calcext:value-type="float">
            <text:p>19561</text:p>
          </table:table-cell>
          <table:table-cell table:formula="of:=[.CA91]/[.BR91]" office:value-type="float" office:value="0.982964824120603" calcext:value-type="float">
            <text:p>0,98296482412060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table:style-name="ce41" office:value-type="float" office:value="62.104" calcext:value-type="float">
            <text:p>62,10</text:p>
          </table:table-cell>
          <table:table-cell table:style-name="ce24" office:value-type="float" office:value="0.249413654618" calcext:value-type="float">
            <text:p>0,25</text:p>
          </table:table-cell>
          <table:table-cell office:value-type="float" office:value="250" calcext:value-type="float">
            <text:p>250</text:p>
          </table:table-cell>
          <table:table-cell office:value-type="float" office:value="4911" calcext:value-type="float">
            <text:p>4911</text:p>
          </table:table-cell>
          <table:table-cell office:value-type="float" office:value="39.288" calcext:value-type="float">
            <text:p>39,288</text:p>
          </table:table-cell>
          <table:table-cell office:value-type="float" office:value="0.15778313253" calcext:value-type="float">
            <text:p>0,15778313253</text:p>
          </table:table-cell>
          <table:table-cell table:formula="of:=[.CD91]-[.CH91]" office:value-type="float" office:value="0" calcext:value-type="float">
            <text:p>0</text:p>
          </table:table-cell>
          <table:table-cell table:formula="of:=[.CL91]/[.CD91]" office:value-type="float" office:value="0" calcext:value-type="float">
            <text:p>0</text:p>
          </table:table-cell>
          <table:table-cell table:formula="of:=[.CE91]-[.CI91]" office:value-type="float" office:value="2852" calcext:value-type="float">
            <text:p>2852</text:p>
          </table:table-cell>
          <table:table-cell table:formula="of:=[.CN91]/[.CE91]" office:value-type="float" office:value="0.367383743398171" calcext:value-type="float">
            <text:p>0,36738374339817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287" calcext:value-type="float">
            <text:p>287</text:p>
          </table:table-cell>
          <table:table-cell office:value-type="float" office:value="11.48" calcext:value-type="float">
            <text:p>11,48</text:p>
          </table:table-cell>
          <table:table-cell office:value-type="float" office:value="0.234285714286" calcext:value-type="float">
            <text:p>0,234285714286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36" calcext:value-type="float">
            <text:p>36</text:p>
          </table:table-cell>
          <table:table-cell table:formula="of:=[.AN92]/[.AE92]" office:value-type="float" office:value="0.111455108359133" calcext:value-type="float">
            <text:p>0,1114551083591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3.65853658537" calcext:value-type="float">
            <text:p>3,65853658537</text:p>
          </table:table-cell>
          <table:table-cell office:value-type="float" office:value="0.0914634146341" calcext:value-type="float">
            <text:p>0,0914634146341</text:p>
          </table:table-cell>
          <table:table-cell table:formula="of:=[.AQ92]-[.AU92]" office:value-type="float" office:value="59" calcext:value-type="float">
            <text:p>59</text:p>
          </table:table-cell>
          <table:table-cell table:formula="of:=[.AY92]/[.AQ92]" office:value-type="float" office:value="0.59" calcext:value-type="float">
            <text:p>0,59</text:p>
          </table:table-cell>
          <table:table-cell table:formula="of:=[.AR92]-[.AV92]" office:value-type="float" office:value="2355" calcext:value-type="float">
            <text:p>2355</text:p>
          </table:table-cell>
          <table:table-cell table:formula="of:=[.BA92]/[.AR92]" office:value-type="float" office:value="0.969135802469136" calcext:value-type="float">
            <text:p>0,96913580246913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48" calcext:value-type="float">
            <text:p>148</text:p>
          </table:table-cell>
          <table:table-cell office:value-type="float" office:value="1360" calcext:value-type="float">
            <text:p>1360</text:p>
          </table:table-cell>
          <table:table-cell office:value-type="float" office:value="18.3783783784" calcext:value-type="float">
            <text:p>18,3783783784</text:p>
          </table:table-cell>
          <table:table-cell office:value-type="float" office:value="0.125022982166" calcext:value-type="float">
            <text:p>0,125022982166</text:p>
          </table:table-cell>
          <table:table-cell table:formula="of:=[.BD92]-[.BH92]" office:value-type="float" office:value="2" calcext:value-type="float">
            <text:p>2</text:p>
          </table:table-cell>
          <table:table-cell table:formula="of:=[.BL92]/[.BD92]" office:value-type="float" office:value="0.0133333333333333" calcext:value-type="float">
            <text:p>0,013333333333333</text:p>
          </table:table-cell>
          <table:table-cell table:formula="of:=[.BE92]-[.BI92]" office:value-type="float" office:value="6989" calcext:value-type="float">
            <text:p>6989</text:p>
          </table:table-cell>
          <table:table-cell table:formula="of:=[.BN92]/[.BE92]" office:value-type="float" office:value="0.837106240268296" calcext:value-type="float">
            <text:p>0,83710624026829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9847" calcext:value-type="float">
            <text:p>9847</text:p>
          </table:table-cell>
          <table:table-cell office:value-type="float" office:value="98.47" calcext:value-type="float">
            <text:p>98,47</text:p>
          </table:table-cell>
          <table:table-cell office:value-type="float" office:value="0.494824120603" calcext:value-type="float">
            <text:p>0,494824120603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10053" calcext:value-type="float">
            <text:p>10053</text:p>
          </table:table-cell>
          <table:table-cell table:formula="of:=[.CA92]/[.BR92]" office:value-type="float" office:value="0.505175879396985" calcext:value-type="float">
            <text:p>0,50517587939698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4214" calcext:value-type="float">
            <text:p>4214</text:p>
          </table:table-cell>
          <table:table-cell office:value-type="float" office:value="33.712" calcext:value-type="float">
            <text:p>33,712</text:p>
          </table:table-cell>
          <table:table-cell office:value-type="float" office:value="0.135389558233" calcext:value-type="float">
            <text:p>0,135389558233</text:p>
          </table:table-cell>
          <table:table-cell table:formula="of:=[.CD92]-[.CH92]" office:value-type="float" office:value="0" calcext:value-type="float">
            <text:p>0</text:p>
          </table:table-cell>
          <table:table-cell table:formula="of:=[.CL92]/[.CD92]" office:value-type="float" office:value="0" calcext:value-type="float">
            <text:p>0</text:p>
          </table:table-cell>
          <table:table-cell table:formula="of:=[.CE92]-[.CI92]" office:value-type="float" office:value="3549" calcext:value-type="float">
            <text:p>3549</text:p>
          </table:table-cell>
          <table:table-cell table:formula="of:=[.CN92]/[.CE92]" office:value-type="float" office:value="0.45716862037872" calcext:value-type="float">
            <text:p>0,45716862037872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.74285714286" calcext:value-type="float">
            <text:p>2,74285714286</text:p>
          </table:table-cell>
          <table:table-cell office:value-type="float" office:value="0.0806722689076" calcext:value-type="float">
            <text:p>0,0806722689076</text:p>
          </table:table-cell>
          <table:table-cell table:formula="of:=[.AD93]-[.AH93]" office:value-type="float" office:value="15" calcext:value-type="float">
            <text:p>15</text:p>
          </table:table-cell>
          <table:table-cell table:formula="of:=[.AL93]/[.AD93]" office:value-type="float" office:value="0.3" calcext:value-type="float">
            <text:p>0,3</text:p>
          </table:table-cell>
          <table:table-cell table:formula="of:=[.AE93]-[.AI93]" office:value-type="float" office:value="275" calcext:value-type="float">
            <text:p>275</text:p>
          </table:table-cell>
          <table:table-cell table:formula="of:=[.AN93]/[.AE93]" office:value-type="float" office:value="0.851393188854489" calcext:value-type="float">
            <text:p>0,85139318885448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425" calcext:value-type="float">
            <text:p>1425</text:p>
          </table:table-cell>
          <table:table-cell office:value-type="float" office:value="28.5" calcext:value-type="float">
            <text:p>28,5</text:p>
          </table:table-cell>
          <table:table-cell office:value-type="float" office:value="0.287878787879" calcext:value-type="float">
            <text:p>0,287878787879</text:p>
          </table:table-cell>
          <table:table-cell table:formula="of:=[.AQ93]-[.AU93]" office:value-type="float" office:value="0" calcext:value-type="float">
            <text:p>0</text:p>
          </table:table-cell>
          <table:table-cell table:formula="of:=[.AY93]/[.AQ93]" office:value-type="float" office:value="0" calcext:value-type="float">
            <text:p>0</text:p>
          </table:table-cell>
          <table:table-cell table:formula="of:=[.AR93]-[.AV93]" office:value-type="float" office:value="1005" calcext:value-type="float">
            <text:p>1005</text:p>
          </table:table-cell>
          <table:table-cell table:formula="of:=[.BA93]/[.AR93]" office:value-type="float" office:value="0.41358024691358" calcext:value-type="float">
            <text:p>0,4135802469135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858" calcext:value-type="float">
            <text:p>2858</text:p>
          </table:table-cell>
          <table:table-cell office:value-type="float" office:value="38.1066666667" calcext:value-type="float">
            <text:p>38,1066666667</text:p>
          </table:table-cell>
          <table:table-cell office:value-type="float" office:value="0.255749440716" calcext:value-type="float">
            <text:p>0,255749440716</text:p>
          </table:table-cell>
          <table:table-cell table:formula="of:=[.BD93]-[.BH93]" office:value-type="float" office:value="0" calcext:value-type="float">
            <text:p>0</text:p>
          </table:table-cell>
          <table:table-cell table:formula="of:=[.BL93]/[.BD93]" office:value-type="float" office:value="0" calcext:value-type="float">
            <text:p>0</text:p>
          </table:table-cell>
          <table:table-cell table:formula="of:=[.BE93]-[.BI93]" office:value-type="float" office:value="5491" calcext:value-type="float">
            <text:p>5491</text:p>
          </table:table-cell>
          <table:table-cell table:formula="of:=[.BN93]/[.BE93]" office:value-type="float" office:value="0.657683554916756" calcext:value-type="float">
            <text:p>0,65768355491675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176" calcext:value-type="float">
            <text:p>2176</text:p>
          </table:table-cell>
          <table:table-cell office:value-type="float" office:value="46.2978723404" calcext:value-type="float">
            <text:p>46,2978723404</text:p>
          </table:table-cell>
          <table:table-cell office:value-type="float" office:value="0.497826584306" calcext:value-type="float">
            <text:p>0,497826584306</text:p>
          </table:table-cell>
          <table:table-cell table:formula="of:=[.BQ93]-[.BU93]" office:value-type="float" office:value="106" calcext:value-type="float">
            <text:p>106</text:p>
          </table:table-cell>
          <table:table-cell table:formula="of:=[.BY93]/[.BQ93]" office:value-type="float" office:value="0.53" calcext:value-type="float">
            <text:p>0,53</text:p>
          </table:table-cell>
          <table:table-cell table:formula="of:=[.BR93]-[.BV93]" office:value-type="float" office:value="17724" calcext:value-type="float">
            <text:p>17724</text:p>
          </table:table-cell>
          <table:table-cell table:formula="of:=[.CA93]/[.BR93]" office:value-type="float" office:value="0.890653266331658" calcext:value-type="float">
            <text:p>0,89065326633165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233" calcext:value-type="float">
            <text:p>3233</text:p>
          </table:table-cell>
          <table:table-cell office:value-type="float" office:value="25.864" calcext:value-type="float">
            <text:p>25,864</text:p>
          </table:table-cell>
          <table:table-cell office:value-type="float" office:value="0.103871485944" calcext:value-type="float">
            <text:p>0,103871485944</text:p>
          </table:table-cell>
          <table:table-cell table:formula="of:=[.CD93]-[.CH93]" office:value-type="float" office:value="0" calcext:value-type="float">
            <text:p>0</text:p>
          </table:table-cell>
          <table:table-cell table:formula="of:=[.CL93]/[.CD93]" office:value-type="float" office:value="0" calcext:value-type="float">
            <text:p>0</text:p>
          </table:table-cell>
          <table:table-cell table:formula="of:=[.CE93]-[.CI93]" office:value-type="float" office:value="4530" calcext:value-type="float">
            <text:p>4530</text:p>
          </table:table-cell>
          <table:table-cell table:formula="of:=[.CN93]/[.CE93]" office:value-type="float" office:value="0.583537292283911" calcext:value-type="float">
            <text:p>0,58353729228391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6.36734693878" calcext:value-type="float">
            <text:p>6,36734693878</text:p>
          </table:table-cell>
          <table:table-cell office:value-type="float" office:value="0.132653061224" calcext:value-type="float">
            <text:p>0,132653061224</text:p>
          </table:table-cell>
          <table:table-cell table:formula="of:=[.AD94]-[.AH94]" office:value-type="float" office:value="1" calcext:value-type="float">
            <text:p>1</text:p>
          </table:table-cell>
          <table:table-cell table:formula="of:=[.AL94]/[.AD94]" office:value-type="float" office:value="0.02" calcext:value-type="float">
            <text:p>0,02</text:p>
          </table:table-cell>
          <table:table-cell table:formula="of:=[.AE94]-[.AI94]" office:value-type="float" office:value="167" calcext:value-type="float">
            <text:p>167</text:p>
          </table:table-cell>
          <table:table-cell table:formula="of:=[.AN94]/[.AE94]" office:value-type="float" office:value="0.51702786377709" calcext:value-type="float">
            <text:p>0,5170278637770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534" calcext:value-type="float">
            <text:p>1534</text:p>
          </table:table-cell>
          <table:table-cell office:value-type="float" office:value="30.68" calcext:value-type="float">
            <text:p>30,68</text:p>
          </table:table-cell>
          <table:table-cell office:value-type="float" office:value="0.309898989899" calcext:value-type="float">
            <text:p>0,309898989899</text:p>
          </table:table-cell>
          <table:table-cell table:formula="of:=[.AQ94]-[.AU94]" office:value-type="float" office:value="0" calcext:value-type="float">
            <text:p>0</text:p>
          </table:table-cell>
          <table:table-cell table:formula="of:=[.AY94]/[.AQ94]" office:value-type="float" office:value="0" calcext:value-type="float">
            <text:p>0</text:p>
          </table:table-cell>
          <table:table-cell table:formula="of:=[.AR94]-[.AV94]" office:value-type="float" office:value="896" calcext:value-type="float">
            <text:p>896</text:p>
          </table:table-cell>
          <table:table-cell table:formula="of:=[.BA94]/[.AR94]" office:value-type="float" office:value="0.368724279835391" calcext:value-type="float">
            <text:p>0,36872427983539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7726" calcext:value-type="float">
            <text:p>7726</text:p>
          </table:table-cell>
          <table:table-cell office:value-type="float" office:value="103.013333333" calcext:value-type="float">
            <text:p>103,013333333</text:p>
          </table:table-cell>
          <table:table-cell office:value-type="float" office:value="0.691364653244" calcext:value-type="float">
            <text:p>0,691364653244</text:p>
          </table:table-cell>
          <table:table-cell table:formula="of:=[.BD94]-[.BH94]" office:value-type="float" office:value="0" calcext:value-type="float">
            <text:p>0</text:p>
          </table:table-cell>
          <table:table-cell table:formula="of:=[.BL94]/[.BD94]" office:value-type="float" office:value="0" calcext:value-type="float">
            <text:p>0</text:p>
          </table:table-cell>
          <table:table-cell table:formula="of:=[.BE94]-[.BI94]" office:value-type="float" office:value="623" calcext:value-type="float">
            <text:p>623</text:p>
          </table:table-cell>
          <table:table-cell table:formula="of:=[.BN94]/[.BE94]" office:value-type="float" office:value="0.0746197149359205" calcext:value-type="float">
            <text:p>0,0746197149359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309" calcext:value-type="float">
            <text:p>1309</text:p>
          </table:table-cell>
          <table:table-cell office:value-type="float" office:value="15.9634146341" calcext:value-type="float">
            <text:p>15,9634146341</text:p>
          </table:table-cell>
          <table:table-cell office:value-type="float" office:value="0.0979350591052" calcext:value-type="float">
            <text:p>0,0979350591052</text:p>
          </table:table-cell>
          <table:table-cell table:formula="of:=[.BQ94]-[.BU94]" office:value-type="float" office:value="36" calcext:value-type="float">
            <text:p>36</text:p>
          </table:table-cell>
          <table:table-cell table:formula="of:=[.BY94]/[.BQ94]" office:value-type="float" office:value="0.18" calcext:value-type="float">
            <text:p>0,18</text:p>
          </table:table-cell>
          <table:table-cell table:formula="of:=[.BR94]-[.BV94]" office:value-type="float" office:value="18591" calcext:value-type="float">
            <text:p>18591</text:p>
          </table:table-cell>
          <table:table-cell table:formula="of:=[.CA94]/[.BR94]" office:value-type="float" office:value="0.934221105527638" calcext:value-type="float">
            <text:p>0,9342211055276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2484" calcext:value-type="float">
            <text:p>2484</text:p>
          </table:table-cell>
          <table:table-cell office:value-type="float" office:value="19.872" calcext:value-type="float">
            <text:p>19,872</text:p>
          </table:table-cell>
          <table:table-cell office:value-type="float" office:value="0.0798072289157" calcext:value-type="float">
            <text:p>0,0798072289157</text:p>
          </table:table-cell>
          <table:table-cell table:formula="of:=[.CD94]-[.CH94]" office:value-type="float" office:value="0" calcext:value-type="float">
            <text:p>0</text:p>
          </table:table-cell>
          <table:table-cell table:formula="of:=[.CL94]/[.CD94]" office:value-type="float" office:value="0" calcext:value-type="float">
            <text:p>0</text:p>
          </table:table-cell>
          <table:table-cell table:formula="of:=[.CE94]-[.CI94]" office:value-type="float" office:value="5279" calcext:value-type="float">
            <text:p>5279</text:p>
          </table:table-cell>
          <table:table-cell table:formula="of:=[.CN94]/[.CE94]" office:value-type="float" office:value="0.68002061058869" calcext:value-type="float">
            <text:p>0,68002061058869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3.30434782609" calcext:value-type="float">
            <text:p>3,30434782609</text:p>
          </table:table-cell>
          <table:table-cell office:value-type="float" office:value="0.0734299516908" calcext:value-type="float">
            <text:p>0,0734299516908</text:p>
          </table:table-cell>
          <table:table-cell table:formula="of:=[.AD95]-[.AH95]" office:value-type="float" office:value="4" calcext:value-type="float">
            <text:p>4</text:p>
          </table:table-cell>
          <table:table-cell table:formula="of:=[.AL95]/[.AD95]" office:value-type="float" office:value="0.08" calcext:value-type="float">
            <text:p>0,08</text:p>
          </table:table-cell>
          <table:table-cell table:formula="of:=[.AE95]-[.AI95]" office:value-type="float" office:value="247" calcext:value-type="float">
            <text:p>247</text:p>
          </table:table-cell>
          <table:table-cell table:formula="of:=[.AN95]/[.AE95]" office:value-type="float" office:value="0.764705882352941" calcext:value-type="float">
            <text:p>0,764705882352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4.18" calcext:value-type="float">
            <text:p>14,18</text:p>
          </table:table-cell>
          <table:table-cell office:value-type="float" office:value="0.143232323232" calcext:value-type="float">
            <text:p>0,143232323232</text:p>
          </table:table-cell>
          <table:table-cell table:formula="of:=[.AQ95]-[.AU95]" office:value-type="float" office:value="0" calcext:value-type="float">
            <text:p>0</text:p>
          </table:table-cell>
          <table:table-cell table:formula="of:=[.AY95]/[.AQ95]" office:value-type="float" office:value="0" calcext:value-type="float">
            <text:p>0</text:p>
          </table:table-cell>
          <table:table-cell table:formula="of:=[.AR95]-[.AV95]" office:value-type="float" office:value="1721" calcext:value-type="float">
            <text:p>1721</text:p>
          </table:table-cell>
          <table:table-cell table:formula="of:=[.BA95]/[.AR95]" office:value-type="float" office:value="0.708230452674897" calcext:value-type="float">
            <text:p>0,7082304526748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1106" calcext:value-type="float">
            <text:p>1106</text:p>
          </table:table-cell>
          <table:table-cell office:value-type="float" office:value="14.7466666667" calcext:value-type="float">
            <text:p>14,7466666667</text:p>
          </table:table-cell>
          <table:table-cell office:value-type="float" office:value="0.098970917226" calcext:value-type="float">
            <text:p>0,098970917226</text:p>
          </table:table-cell>
          <table:table-cell table:formula="of:=[.BD95]-[.BH95]" office:value-type="float" office:value="0" calcext:value-type="float">
            <text:p>0</text:p>
          </table:table-cell>
          <table:table-cell table:formula="of:=[.BL95]/[.BD95]" office:value-type="float" office:value="0" calcext:value-type="float">
            <text:p>0</text:p>
          </table:table-cell>
          <table:table-cell table:formula="of:=[.BE95]-[.BI95]" office:value-type="float" office:value="7243" calcext:value-type="float">
            <text:p>7243</text:p>
          </table:table-cell>
          <table:table-cell table:formula="of:=[.BN95]/[.BE95]" office:value-type="float" office:value="0.867529045394658" calcext:value-type="float">
            <text:p>0,86752904539465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06" calcext:value-type="float">
            <text:p>1206</text:p>
          </table:table-cell>
          <table:table-cell office:value-type="float" office:value="20.1" calcext:value-type="float">
            <text:p>20,1</text:p>
          </table:table-cell>
          <table:table-cell office:value-type="float" office:value="0.168907563025" calcext:value-type="float">
            <text:p>0,168907563025</text:p>
          </table:table-cell>
          <table:table-cell table:formula="of:=[.BQ95]-[.BU95]" office:value-type="float" office:value="80" calcext:value-type="float">
            <text:p>80</text:p>
          </table:table-cell>
          <table:table-cell table:formula="of:=[.BY95]/[.BQ95]" office:value-type="float" office:value="0.4" calcext:value-type="float">
            <text:p>0,4</text:p>
          </table:table-cell>
          <table:table-cell table:formula="of:=[.BR95]-[.BV95]" office:value-type="float" office:value="18694" calcext:value-type="float">
            <text:p>18694</text:p>
          </table:table-cell>
          <table:table-cell table:formula="of:=[.CA95]/[.BR95]" office:value-type="float" office:value="0.939396984924623" calcext:value-type="float">
            <text:p>0,93939698492462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46" calcext:value-type="float">
            <text:p>246</text:p>
          </table:table-cell>
          <table:table-cell office:value-type="float" office:value="3896" calcext:value-type="float">
            <text:p>3896</text:p>
          </table:table-cell>
          <table:table-cell office:value-type="float" office:value="31.674796748" calcext:value-type="float">
            <text:p>31,674796748</text:p>
          </table:table-cell>
          <table:table-cell office:value-type="float" office:value="0.129284884686" calcext:value-type="float">
            <text:p>0,129284884686</text:p>
          </table:table-cell>
          <table:table-cell table:formula="of:=[.CD95]-[.CH95]" office:value-type="float" office:value="4" calcext:value-type="float">
            <text:p>4</text:p>
          </table:table-cell>
          <table:table-cell table:formula="of:=[.CL95]/[.CD95]" office:value-type="float" office:value="0.016" calcext:value-type="float">
            <text:p>0,016</text:p>
          </table:table-cell>
          <table:table-cell table:formula="of:=[.CE95]-[.CI95]" office:value-type="float" office:value="3867" calcext:value-type="float">
            <text:p>3867</text:p>
          </table:table-cell>
          <table:table-cell table:formula="of:=[.CN95]/[.CE95]" office:value-type="float" office:value="0.498132165399974" calcext:value-type="float">
            <text:p>0,498132165399974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47368421053" calcext:value-type="float">
            <text:p>1,47368421053</text:p>
          </table:table-cell>
          <table:table-cell office:value-type="float" office:value="0.0818713450292" calcext:value-type="float">
            <text:p>0,0818713450292</text:p>
          </table:table-cell>
          <table:table-cell table:formula="of:=[.AD96]-[.AH96]" office:value-type="float" office:value="31" calcext:value-type="float">
            <text:p>31</text:p>
          </table:table-cell>
          <table:table-cell table:formula="of:=[.AL96]/[.AD96]" office:value-type="float" office:value="0.62" calcext:value-type="float">
            <text:p>0,62</text:p>
          </table:table-cell>
          <table:table-cell table:formula="of:=[.AE96]-[.AI96]" office:value-type="float" office:value="309" calcext:value-type="float">
            <text:p>309</text:p>
          </table:table-cell>
          <table:table-cell table:formula="of:=[.AN96]/[.AE96]" office:value-type="float" office:value="0.956656346749226" calcext:value-type="float">
            <text:p>0,95665634674922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2.75862068966" calcext:value-type="float">
            <text:p>2,75862068966</text:p>
          </table:table-cell>
          <table:table-cell office:value-type="float" office:value="0.0320769847634" calcext:value-type="float">
            <text:p>0,0320769847634</text:p>
          </table:table-cell>
          <table:table-cell table:formula="of:=[.AQ96]-[.AU96]" office:value-type="float" office:value="13" calcext:value-type="float">
            <text:p>13</text:p>
          </table:table-cell>
          <table:table-cell table:formula="of:=[.AY96]/[.AQ96]" office:value-type="float" office:value="0.13" calcext:value-type="float">
            <text:p>0,13</text:p>
          </table:table-cell>
          <table:table-cell table:formula="of:=[.AR96]-[.AV96]" office:value-type="float" office:value="2310" calcext:value-type="float">
            <text:p>2310</text:p>
          </table:table-cell>
          <table:table-cell table:formula="of:=[.BA96]/[.AR96]" office:value-type="float" office:value="0.950617283950617" calcext:value-type="float">
            <text:p>0,95061728395061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820" calcext:value-type="float">
            <text:p>4820</text:p>
          </table:table-cell>
          <table:table-cell office:value-type="float" office:value="64.2666666667" calcext:value-type="float">
            <text:p>64,2666666667</text:p>
          </table:table-cell>
          <table:table-cell office:value-type="float" office:value="0.431319910515" calcext:value-type="float">
            <text:p>0,431319910515</text:p>
          </table:table-cell>
          <table:table-cell table:formula="of:=[.BD96]-[.BH96]" office:value-type="float" office:value="0" calcext:value-type="float">
            <text:p>0</text:p>
          </table:table-cell>
          <table:table-cell table:formula="of:=[.BL96]/[.BD96]" office:value-type="float" office:value="0" calcext:value-type="float">
            <text:p>0</text:p>
          </table:table-cell>
          <table:table-cell table:formula="of:=[.BE96]-[.BI96]" office:value-type="float" office:value="3529" calcext:value-type="float">
            <text:p>3529</text:p>
          </table:table-cell>
          <table:table-cell table:formula="of:=[.BN96]/[.BE96]" office:value-type="float" office:value="0.422685351539106" calcext:value-type="float">
            <text:p>0,42268535153910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3649" calcext:value-type="float">
            <text:p>3649</text:p>
          </table:table-cell>
          <table:table-cell office:value-type="float" office:value="41.9425287356" calcext:value-type="float">
            <text:p>41,9425287356</text:p>
          </table:table-cell>
          <table:table-cell office:value-type="float" office:value="0.242442362634" calcext:value-type="float">
            <text:p>0,242442362634</text:p>
          </table:table-cell>
          <table:table-cell table:formula="of:=[.BQ96]-[.BU96]" office:value-type="float" office:value="26" calcext:value-type="float">
            <text:p>26</text:p>
          </table:table-cell>
          <table:table-cell table:formula="of:=[.BY96]/[.BQ96]" office:value-type="float" office:value="0.13" calcext:value-type="float">
            <text:p>0,13</text:p>
          </table:table-cell>
          <table:table-cell table:formula="of:=[.BR96]-[.BV96]" office:value-type="float" office:value="16251" calcext:value-type="float">
            <text:p>16251</text:p>
          </table:table-cell>
          <table:table-cell table:formula="of:=[.CA96]/[.BR96]" office:value-type="float" office:value="0.816633165829146" calcext:value-type="float">
            <text:p>0,8166331658291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1550" calcext:value-type="float">
            <text:p>1550</text:p>
          </table:table-cell>
          <table:table-cell office:value-type="float" office:value="12.4" calcext:value-type="float">
            <text:p>12,4</text:p>
          </table:table-cell>
          <table:table-cell office:value-type="float" office:value="0.0497991967871" calcext:value-type="float">
            <text:p>0,0497991967871</text:p>
          </table:table-cell>
          <table:table-cell table:formula="of:=[.CD96]-[.CH96]" office:value-type="float" office:value="0" calcext:value-type="float">
            <text:p>0</text:p>
          </table:table-cell>
          <table:table-cell table:formula="of:=[.CL96]/[.CD96]" office:value-type="float" office:value="0" calcext:value-type="float">
            <text:p>0</text:p>
          </table:table-cell>
          <table:table-cell table:formula="of:=[.CE96]-[.CI96]" office:value-type="float" office:value="6213" calcext:value-type="float">
            <text:p>6213</text:p>
          </table:table-cell>
          <table:table-cell table:formula="of:=[.CN96]/[.CE96]" office:value-type="float" office:value="0.800334922066211" calcext:value-type="float">
            <text:p>0,80033492206621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3.5" calcext:value-type="float">
            <text:p>3,5</text:p>
          </table:table-cell>
          <table:table-cell office:value-type="float" office:value="0.0813953488372" calcext:value-type="float">
            <text:p>0,0813953488372</text:p>
          </table:table-cell>
          <table:table-cell table:formula="of:=[.AD97]-[.AH97]" office:value-type="float" office:value="6" calcext:value-type="float">
            <text:p>6</text:p>
          </table:table-cell>
          <table:table-cell table:formula="of:=[.AL97]/[.AD97]" office:value-type="float" office:value="0.12" calcext:value-type="float">
            <text:p>0,12</text:p>
          </table:table-cell>
          <table:table-cell table:formula="of:=[.AE97]-[.AI97]" office:value-type="float" office:value="246" calcext:value-type="float">
            <text:p>246</text:p>
          </table:table-cell>
          <table:table-cell table:formula="of:=[.AN97]/[.AE97]" office:value-type="float" office:value="0.761609907120743" calcext:value-type="float">
            <text:p>0,7616099071207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1089" calcext:value-type="float">
            <text:p>1089</text:p>
          </table:table-cell>
          <table:table-cell office:value-type="float" office:value="21.78" calcext:value-type="float">
            <text:p>21,78</text:p>
          </table:table-cell>
          <table:table-cell office:value-type="float" office:value="0.22" calcext:value-type="float">
            <text:p>0,22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1341" calcext:value-type="float">
            <text:p>1341</text:p>
          </table:table-cell>
          <table:table-cell table:formula="of:=[.BA97]/[.AR97]" office:value-type="float" office:value="0.551851851851852" calcext:value-type="float">
            <text:p>0,55185185185185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4049" calcext:value-type="float">
            <text:p>4049</text:p>
          </table:table-cell>
          <table:table-cell office:value-type="float" office:value="53.9866666667" calcext:value-type="float">
            <text:p>53,9866666667</text:p>
          </table:table-cell>
          <table:table-cell office:value-type="float" office:value="0.362326621924" calcext:value-type="float">
            <text:p>0,362326621924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4300" calcext:value-type="float">
            <text:p>4300</text:p>
          </table:table-cell>
          <table:table-cell table:formula="of:=[.BN97]/[.BE97]" office:value-type="float" office:value="0.515031740328183" calcext:value-type="float">
            <text:p>0,5150317403281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806" calcext:value-type="float">
            <text:p>1806</text:p>
          </table:table-cell>
          <table:table-cell office:value-type="float" office:value="23.9205298013" calcext:value-type="float">
            <text:p>23,9205298013</text:p>
          </table:table-cell>
          <table:table-cell office:value-type="float" office:value="0.159470198675" calcext:value-type="float">
            <text:p>0,159470198675</text:p>
          </table:table-cell>
          <table:table-cell table:formula="of:=[.BQ97]-[.BU97]" office:value-type="float" office:value="49" calcext:value-type="float">
            <text:p>49</text:p>
          </table:table-cell>
          <table:table-cell table:formula="of:=[.BY97]/[.BQ97]" office:value-type="float" office:value="0.245" calcext:value-type="float">
            <text:p>0,245</text:p>
          </table:table-cell>
          <table:table-cell table:formula="of:=[.BR97]-[.BV97]" office:value-type="float" office:value="18094" calcext:value-type="float">
            <text:p>18094</text:p>
          </table:table-cell>
          <table:table-cell table:formula="of:=[.CA97]/[.BR97]" office:value-type="float" office:value="0.909246231155779" calcext:value-type="float">
            <text:p>0,909246231155779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1712" calcext:value-type="float">
            <text:p>1712</text:p>
          </table:table-cell>
          <table:table-cell office:value-type="float" office:value="13.696" calcext:value-type="float">
            <text:p>13,696</text:p>
          </table:table-cell>
          <table:table-cell office:value-type="float" office:value="0.0550040160643" calcext:value-type="float">
            <text:p>0,0550040160643</text:p>
          </table:table-cell>
          <table:table-cell table:formula="of:=[.CD97]-[.CH97]" office:value-type="float" office:value="0" calcext:value-type="float">
            <text:p>0</text:p>
          </table:table-cell>
          <table:table-cell table:formula="of:=[.CL97]/[.CD97]" office:value-type="float" office:value="0" calcext:value-type="float">
            <text:p>0</text:p>
          </table:table-cell>
          <table:table-cell table:formula="of:=[.CE97]-[.CI97]" office:value-type="float" office:value="6051" calcext:value-type="float">
            <text:p>6051</text:p>
          </table:table-cell>
          <table:table-cell table:formula="of:=[.CN97]/[.CE97]" office:value-type="float" office:value="0.779466701017648" calcext:value-type="float">
            <text:p>0,779466701017648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306" calcext:value-type="float">
            <text:p>306</text:p>
          </table:table-cell>
          <table:table-cell office:value-type="float" office:value="12.24" calcext:value-type="float">
            <text:p>12,24</text:p>
          </table:table-cell>
          <table:table-cell office:value-type="float" office:value="0.249795918367" calcext:value-type="float">
            <text:p>0,249795918367</text:p>
          </table:table-cell>
          <table:table-cell table:formula="of:=[.AD98]-[.AH98]" office:value-type="float" office:value="0" calcext:value-type="float">
            <text:p>0</text:p>
          </table:table-cell>
          <table:table-cell table:formula="of:=[.AL98]/[.AD98]" office:value-type="float" office:value="0" calcext:value-type="float">
            <text:p>0</text:p>
          </table:table-cell>
          <table:table-cell table:formula="of:=[.AE98]-[.AI98]" office:value-type="float" office:value="17" calcext:value-type="float">
            <text:p>17</text:p>
          </table:table-cell>
          <table:table-cell table:formula="of:=[.AN98]/[.AE98]" office:value-type="float" office:value="0.0526315789473684" calcext:value-type="float">
            <text:p>0,0526315789473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6.73469387755" calcext:value-type="float">
            <text:p>6,73469387755</text:p>
          </table:table-cell>
          <table:table-cell office:value-type="float" office:value="0.0694298337892" calcext:value-type="float">
            <text:p>0,0694298337892</text:p>
          </table:table-cell>
          <table:table-cell table:formula="of:=[.AQ98]-[.AU98]" office:value-type="float" office:value="2" calcext:value-type="float">
            <text:p>2</text:p>
          </table:table-cell>
          <table:table-cell table:formula="of:=[.AY98]/[.AQ98]" office:value-type="float" office:value="0.02" calcext:value-type="float">
            <text:p>0,02</text:p>
          </table:table-cell>
          <table:table-cell table:formula="of:=[.AR98]-[.AV98]" office:value-type="float" office:value="2100" calcext:value-type="float">
            <text:p>2100</text:p>
          </table:table-cell>
          <table:table-cell table:formula="of:=[.BA98]/[.AR98]" office:value-type="float" office:value="0.864197530864197" calcext:value-type="float">
            <text:p>0,864197530864197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087" calcext:value-type="float">
            <text:p>3087</text:p>
          </table:table-cell>
          <table:table-cell office:value-type="float" office:value="41.16" calcext:value-type="float">
            <text:p>41,16</text:p>
          </table:table-cell>
          <table:table-cell office:value-type="float" office:value="0.276241610738" calcext:value-type="float">
            <text:p>0,276241610738</text:p>
          </table:table-cell>
          <table:table-cell table:formula="of:=[.BD98]-[.BH98]" office:value-type="float" office:value="0" calcext:value-type="float">
            <text:p>0</text:p>
          </table:table-cell>
          <table:table-cell table:formula="of:=[.BL98]/[.BD98]" office:value-type="float" office:value="0" calcext:value-type="float">
            <text:p>0</text:p>
          </table:table-cell>
          <table:table-cell table:formula="of:=[.BE98]-[.BI98]" office:value-type="float" office:value="5262" calcext:value-type="float">
            <text:p>5262</text:p>
          </table:table-cell>
          <table:table-cell table:formula="of:=[.BN98]/[.BE98]" office:value-type="float" office:value="0.630255120373697" calcext:value-type="float">
            <text:p>0,6302551203736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800" calcext:value-type="float">
            <text:p>1800</text:p>
          </table:table-cell>
          <table:table-cell office:value-type="float" office:value="23.8410596026" calcext:value-type="float">
            <text:p>23,8410596026</text:p>
          </table:table-cell>
          <table:table-cell office:value-type="float" office:value="0.158940397351" calcext:value-type="float">
            <text:p>0,158940397351</text:p>
          </table:table-cell>
          <table:table-cell table:formula="of:=[.BQ98]-[.BU98]" office:value-type="float" office:value="49" calcext:value-type="float">
            <text:p>49</text:p>
          </table:table-cell>
          <table:table-cell table:formula="of:=[.BY98]/[.BQ98]" office:value-type="float" office:value="0.245" calcext:value-type="float">
            <text:p>0,245</text:p>
          </table:table-cell>
          <table:table-cell table:formula="of:=[.BR98]-[.BV98]" office:value-type="float" office:value="18100" calcext:value-type="float">
            <text:p>18100</text:p>
          </table:table-cell>
          <table:table-cell table:formula="of:=[.CA98]/[.BR98]" office:value-type="float" office:value="0.909547738693467" calcext:value-type="float">
            <text:p>0,90954773869346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43" calcext:value-type="float">
            <text:p>243</text:p>
          </table:table-cell>
          <table:table-cell office:value-type="float" office:value="640" calcext:value-type="float">
            <text:p>640</text:p>
          </table:table-cell>
          <table:table-cell office:value-type="float" office:value="5.26748971193" calcext:value-type="float">
            <text:p>5,26748971193</text:p>
          </table:table-cell>
          <table:table-cell office:value-type="float" office:value="0.021766486413" calcext:value-type="float">
            <text:p>0,021766486413</text:p>
          </table:table-cell>
          <table:table-cell table:formula="of:=[.CD98]-[.CH98]" office:value-type="float" office:value="7" calcext:value-type="float">
            <text:p>7</text:p>
          </table:table-cell>
          <table:table-cell table:formula="of:=[.CL98]/[.CD98]" office:value-type="float" office:value="0.028" calcext:value-type="float">
            <text:p>0,028</text:p>
          </table:table-cell>
          <table:table-cell table:formula="of:=[.CE98]-[.CI98]" office:value-type="float" office:value="7123" calcext:value-type="float">
            <text:p>7123</text:p>
          </table:table-cell>
          <table:table-cell table:formula="of:=[.CN98]/[.CE98]" office:value-type="float" office:value="0.917557645240242" calcext:value-type="float">
            <text:p>0,917557645240242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4.27906976744" calcext:value-type="float">
            <text:p>4,27906976744</text:p>
          </table:table-cell>
          <table:table-cell office:value-type="float" office:value="0.101882613511" calcext:value-type="float">
            <text:p>0,101882613511</text:p>
          </table:table-cell>
          <table:table-cell table:formula="of:=[.AD99]-[.AH99]" office:value-type="float" office:value="7" calcext:value-type="float">
            <text:p>7</text:p>
          </table:table-cell>
          <table:table-cell table:formula="of:=[.AL99]/[.AD99]" office:value-type="float" office:value="0.14" calcext:value-type="float">
            <text:p>0,14</text:p>
          </table:table-cell>
          <table:table-cell table:formula="of:=[.AE99]-[.AI99]" office:value-type="float" office:value="231" calcext:value-type="float">
            <text:p>231</text:p>
          </table:table-cell>
          <table:table-cell table:formula="of:=[.AN99]/[.AE99]" office:value-type="float" office:value="0.715170278637771" calcext:value-type="float">
            <text:p>0,7151702786377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76" calcext:value-type="float">
            <text:p>76</text:p>
          </table:table-cell>
          <table:table-cell office:value-type="float" office:value="275" calcext:value-type="float">
            <text:p>275</text:p>
          </table:table-cell>
          <table:table-cell office:value-type="float" office:value="7.23684210526" calcext:value-type="float">
            <text:p>7,23684210526</text:p>
          </table:table-cell>
          <table:table-cell office:value-type="float" office:value="0.0964912280702" calcext:value-type="float">
            <text:p>0,0964912280702</text:p>
          </table:table-cell>
          <table:table-cell table:formula="of:=[.AQ99]-[.AU99]" office:value-type="float" office:value="24" calcext:value-type="float">
            <text:p>24</text:p>
          </table:table-cell>
          <table:table-cell table:formula="of:=[.AY99]/[.AQ99]" office:value-type="float" office:value="0.24" calcext:value-type="float">
            <text:p>0,24</text:p>
          </table:table-cell>
          <table:table-cell table:formula="of:=[.AR99]-[.AV99]" office:value-type="float" office:value="2155" calcext:value-type="float">
            <text:p>2155</text:p>
          </table:table-cell>
          <table:table-cell table:formula="of:=[.BA99]/[.AR99]" office:value-type="float" office:value="0.886831275720165" calcext:value-type="float">
            <text:p>0,88683127572016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249" calcext:value-type="float">
            <text:p>2249</text:p>
          </table:table-cell>
          <table:table-cell office:value-type="float" office:value="29.9866666667" calcext:value-type="float">
            <text:p>29,9866666667</text:p>
          </table:table-cell>
          <table:table-cell office:value-type="float" office:value="0.201252796421" calcext:value-type="float">
            <text:p>0,201252796421</text:p>
          </table:table-cell>
          <table:table-cell table:formula="of:=[.BD99]-[.BH99]" office:value-type="float" office:value="0" calcext:value-type="float">
            <text:p>0</text:p>
          </table:table-cell>
          <table:table-cell table:formula="of:=[.BL99]/[.BD99]" office:value-type="float" office:value="0" calcext:value-type="float">
            <text:p>0</text:p>
          </table:table-cell>
          <table:table-cell table:formula="of:=[.BE99]-[.BI99]" office:value-type="float" office:value="6100" calcext:value-type="float">
            <text:p>6100</text:p>
          </table:table-cell>
          <table:table-cell table:formula="of:=[.BN99]/[.BE99]" office:value-type="float" office:value="0.730626422326027" calcext:value-type="float">
            <text:p>0,73062642232602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421" calcext:value-type="float">
            <text:p>1421</text:p>
          </table:table-cell>
          <table:table-cell office:value-type="float" office:value="17.3292682927" calcext:value-type="float">
            <text:p>17,3292682927</text:p>
          </table:table-cell>
          <table:table-cell office:value-type="float" office:value="0.106314529403" calcext:value-type="float">
            <text:p>0,106314529403</text:p>
          </table:table-cell>
          <table:table-cell table:formula="of:=[.BQ99]-[.BU99]" office:value-type="float" office:value="36" calcext:value-type="float">
            <text:p>36</text:p>
          </table:table-cell>
          <table:table-cell table:formula="of:=[.BY99]/[.BQ99]" office:value-type="float" office:value="0.18" calcext:value-type="float">
            <text:p>0,18</text:p>
          </table:table-cell>
          <table:table-cell table:formula="of:=[.BR99]-[.BV99]" office:value-type="float" office:value="18479" calcext:value-type="float">
            <text:p>18479</text:p>
          </table:table-cell>
          <table:table-cell table:formula="of:=[.CA99]/[.BR99]" office:value-type="float" office:value="0.928592964824121" calcext:value-type="float">
            <text:p>0,92859296482412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4609" calcext:value-type="float">
            <text:p>4609</text:p>
          </table:table-cell>
          <table:table-cell office:value-type="float" office:value="36.872" calcext:value-type="float">
            <text:p>36,872</text:p>
          </table:table-cell>
          <table:table-cell office:value-type="float" office:value="0.148080321285" calcext:value-type="float">
            <text:p>0,148080321285</text:p>
          </table:table-cell>
          <table:table-cell table:formula="of:=[.CD99]-[.CH99]" office:value-type="float" office:value="0" calcext:value-type="float">
            <text:p>0</text:p>
          </table:table-cell>
          <table:table-cell table:formula="of:=[.CL99]/[.CD99]" office:value-type="float" office:value="0" calcext:value-type="float">
            <text:p>0</text:p>
          </table:table-cell>
          <table:table-cell table:formula="of:=[.CE99]-[.CI99]" office:value-type="float" office:value="3154" calcext:value-type="float">
            <text:p>3154</text:p>
          </table:table-cell>
          <table:table-cell table:formula="of:=[.CN99]/[.CE99]" office:value-type="float" office:value="0.406286229550432" calcext:value-type="float">
            <text:p>0,406286229550432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4.0487804878" calcext:value-type="float">
            <text:p>4,0487804878</text:p>
          </table:table-cell>
          <table:table-cell office:value-type="float" office:value="0.101219512195" calcext:value-type="float">
            <text:p>0,101219512195</text:p>
          </table:table-cell>
          <table:table-cell table:formula="of:=[.AD100]-[.AH100]" office:value-type="float" office:value="9" calcext:value-type="float">
            <text:p>9</text:p>
          </table:table-cell>
          <table:table-cell table:formula="of:=[.AL100]/[.AD100]" office:value-type="float" office:value="0.18" calcext:value-type="float">
            <text:p>0,18</text:p>
          </table:table-cell>
          <table:table-cell table:formula="of:=[.AE100]-[.AI100]" office:value-type="float" office:value="240" calcext:value-type="float">
            <text:p>240</text:p>
          </table:table-cell>
          <table:table-cell table:formula="of:=[.AN100]/[.AE100]" office:value-type="float" office:value="0.743034055727554" calcext:value-type="float">
            <text:p>0,7430340557275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100" calcext:value-type="float">
            <text:p>100</text:p>
          </table:table-cell>
          <table:table-cell office:value-type="float" office:value="2276" calcext:value-type="float">
            <text:p>2276</text:p>
          </table:table-cell>
          <table:table-cell office:value-type="float" office:value="45.52" calcext:value-type="float">
            <text:p>45,52</text:p>
          </table:table-cell>
          <table:table-cell office:value-type="float" office:value="0.459797979798" calcext:value-type="float">
            <text:p>0,459797979798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154" calcext:value-type="float">
            <text:p>154</text:p>
          </table:table-cell>
          <table:table-cell table:formula="of:=[.BA100]/[.AR100]" office:value-type="float" office:value="0.0633744855967078" calcext:value-type="float">
            <text:p>0,06337448559670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3144" calcext:value-type="float">
            <text:p>3144</text:p>
          </table:table-cell>
          <table:table-cell office:value-type="float" office:value="41.92" calcext:value-type="float">
            <text:p>41,92</text:p>
          </table:table-cell>
          <table:table-cell office:value-type="float" office:value="0.281342281879" calcext:value-type="float">
            <text:p>0,281342281879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5205" calcext:value-type="float">
            <text:p>5205</text:p>
          </table:table-cell>
          <table:table-cell table:formula="of:=[.BN100]/[.BE100]" office:value-type="float" office:value="0.623427955443766" calcext:value-type="float">
            <text:p>0,6234279554437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086" calcext:value-type="float">
            <text:p>1086</text:p>
          </table:table-cell>
          <table:table-cell office:value-type="float" office:value="13.243902439" calcext:value-type="float">
            <text:p>13,243902439</text:p>
          </table:table-cell>
          <table:table-cell office:value-type="float" office:value="0.0812509352087" calcext:value-type="float">
            <text:p>0,0812509352087</text:p>
          </table:table-cell>
          <table:table-cell table:formula="of:=[.BQ100]-[.BU100]" office:value-type="float" office:value="36" calcext:value-type="float">
            <text:p>36</text:p>
          </table:table-cell>
          <table:table-cell table:formula="of:=[.BY100]/[.BQ100]" office:value-type="float" office:value="0.18" calcext:value-type="float">
            <text:p>0,18</text:p>
          </table:table-cell>
          <table:table-cell table:formula="of:=[.BR100]-[.BV100]" office:value-type="float" office:value="18814" calcext:value-type="float">
            <text:p>18814</text:p>
          </table:table-cell>
          <table:table-cell table:formula="of:=[.CA100]/[.BR100]" office:value-type="float" office:value="0.945427135678392" calcext:value-type="float">
            <text:p>0,94542713567839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3305" calcext:value-type="float">
            <text:p>3305</text:p>
          </table:table-cell>
          <table:table-cell office:value-type="float" office:value="26.44" calcext:value-type="float">
            <text:p>26,44</text:p>
          </table:table-cell>
          <table:table-cell office:value-type="float" office:value="0.106184738956" calcext:value-type="float">
            <text:p>0,106184738956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4458" calcext:value-type="float">
            <text:p>4458</text:p>
          </table:table-cell>
          <table:table-cell table:formula="of:=[.CN100]/[.CE100]" office:value-type="float" office:value="0.574262527373438" calcext:value-type="float">
            <text:p>0,574262527373438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office:value-type="float" office:value="12.92" calcext:value-type="float">
            <text:p>12,92</text:p>
          </table:table-cell>
          <table:table-cell office:value-type="float" office:value="0.263673469388" calcext:value-type="float">
            <text:p>0,263673469388</text:p>
          </table:table-cell>
          <table:table-cell office:value-type="float" office:value="50" calcext:value-type="float">
            <text:p>50</text:p>
          </table:table-cell>
          <table:table-cell office:value-type="float" office:value="307" calcext:value-type="float">
            <text:p>307</text:p>
          </table:table-cell>
          <table:table-cell office:value-type="float" office:value="12.28" calcext:value-type="float">
            <text:p>12,28</text:p>
          </table:table-cell>
          <table:table-cell office:value-type="float" office:value="0.250612244898" calcext:value-type="float">
            <text:p>0,250612244898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16" calcext:value-type="float">
            <text:p>16</text:p>
          </table:table-cell>
          <table:table-cell table:formula="of:=[.AN101]/[.AE101]" office:value-type="float" office:value="0.0495356037151703" calcext:value-type="float">
            <text:p>0,049535603715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30" calcext:value-type="float">
            <text:p>2430</text:p>
          </table:table-cell>
          <table:table-cell office:value-type="float" office:value="48.6" calcext:value-type="float">
            <text:p>48,6</text:p>
          </table:table-cell>
          <table:table-cell office:value-type="float" office:value="0.490909090909" calcext:value-type="float">
            <text:p>0,490909090909</text:p>
          </table:table-cell>
          <table:table-cell office:value-type="float" office:value="98" calcext:value-type="float">
            <text:p>98</text:p>
          </table:table-cell>
          <table:table-cell office:value-type="float" office:value="1295" calcext:value-type="float">
            <text:p>1295</text:p>
          </table:table-cell>
          <table:table-cell office:value-type="float" office:value="26.4285714286" calcext:value-type="float">
            <text:p>26,4285714286</text:p>
          </table:table-cell>
          <table:table-cell office:value-type="float" office:value="0.272459499264" calcext:value-type="float">
            <text:p>0,272459499264</text:p>
          </table:table-cell>
          <table:table-cell table:formula="of:=[.AQ101]-[.AU101]" office:value-type="float" office:value="2" calcext:value-type="float">
            <text:p>2</text:p>
          </table:table-cell>
          <table:table-cell table:formula="of:=[.AY101]/[.AQ101]" office:value-type="float" office:value="0.02" calcext:value-type="float">
            <text:p>0,02</text:p>
          </table:table-cell>
          <table:table-cell table:formula="of:=[.AR101]-[.AV101]" office:value-type="float" office:value="1135" calcext:value-type="float">
            <text:p>1135</text:p>
          </table:table-cell>
          <table:table-cell table:formula="of:=[.BA101]/[.AR101]" office:value-type="float" office:value="0.467078189300412" calcext:value-type="float">
            <text:p>0,46707818930041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8349" calcext:value-type="float">
            <text:p>8349</text:p>
          </table:table-cell>
          <table:table-cell office:value-type="float" office:value="111.32" calcext:value-type="float">
            <text:p>111,32</text:p>
          </table:table-cell>
          <table:table-cell office:value-type="float" office:value="0.74711409396" calcext:value-type="float">
            <text:p>0,74711409396</text:p>
          </table:table-cell>
          <table:table-cell office:value-type="float" office:value="150" calcext:value-type="float">
            <text:p>150</text:p>
          </table:table-cell>
          <table:table-cell office:value-type="float" office:value="2012" calcext:value-type="float">
            <text:p>2012</text:p>
          </table:table-cell>
          <table:table-cell office:value-type="float" office:value="26.8266666667" calcext:value-type="float">
            <text:p>26,8266666667</text:p>
          </table:table-cell>
          <table:table-cell office:value-type="float" office:value="0.180044742729" calcext:value-type="float">
            <text:p>0,180044742729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6337" calcext:value-type="float">
            <text:p>6337</text:p>
          </table:table-cell>
          <table:table-cell table:formula="of:=[.BN101]/[.BE101]" office:value-type="float" office:value="0.759013055455743" calcext:value-type="float">
            <text:p>0,75901305545574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9637" calcext:value-type="float">
            <text:p>9637</text:p>
          </table:table-cell>
          <table:table-cell office:value-type="float" office:value="110.770114943" calcext:value-type="float">
            <text:p>110,770114943</text:p>
          </table:table-cell>
          <table:table-cell office:value-type="float" office:value="0.640289681749" calcext:value-type="float">
            <text:p>0,640289681749</text:p>
          </table:table-cell>
          <table:table-cell table:formula="of:=[.BQ101]-[.BU101]" office:value-type="float" office:value="26" calcext:value-type="float">
            <text:p>26</text:p>
          </table:table-cell>
          <table:table-cell table:formula="of:=[.BY101]/[.BQ101]" office:value-type="float" office:value="0.13" calcext:value-type="float">
            <text:p>0,13</text:p>
          </table:table-cell>
          <table:table-cell table:formula="of:=[.BR101]-[.BV101]" office:value-type="float" office:value="10263" calcext:value-type="float">
            <text:p>10263</text:p>
          </table:table-cell>
          <table:table-cell table:formula="of:=[.CA101]/[.BR101]" office:value-type="float" office:value="0.51572864321608" calcext:value-type="float">
            <text:p>0,5157286432160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763" calcext:value-type="float">
            <text:p>7763</text:p>
          </table:table-cell>
          <table:table-cell office:value-type="float" office:value="62.104" calcext:value-type="float">
            <text:p>62,104</text:p>
          </table:table-cell>
          <table:table-cell office:value-type="float" office:value="0.249413654618" calcext:value-type="float">
            <text:p>0,249413654618</text:p>
          </table:table-cell>
          <table:table-cell office:value-type="float" office:value="250" calcext:value-type="float">
            <text:p>250</text:p>
          </table:table-cell>
          <table:table-cell office:value-type="float" office:value="1287" calcext:value-type="float">
            <text:p>1287</text:p>
          </table:table-cell>
          <table:table-cell office:value-type="float" office:value="10.296" calcext:value-type="float">
            <text:p>10,296</text:p>
          </table:table-cell>
          <table:table-cell office:value-type="float" office:value="0.0413493975904" calcext:value-type="float">
            <text:p>0,0413493975904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6476" calcext:value-type="float">
            <text:p>6476</text:p>
          </table:table-cell>
          <table:table-cell table:formula="of:=[.CN101]/[.CE101]" office:value-type="float" office:value="0.8342135772253" calcext:value-type="float">
            <text:p>0,8342135772253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50" calcext:value-type="float">
            <text:p>50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12.92" calcext:value-type="float">
            <text:p>12,92</text:p>
          </table:table-cell>
          <table:table-cell table:style-name="ce40" office:value-type="float" office:value="0.263673469388" calcext:value-type="float">
            <text:p>0,263673469388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.6" calcext:value-type="float">
            <text:p>1,6</text:p>
          </table:table-cell>
          <table:table-cell table:style-name="ce40" office:value-type="float" office:value="0.4" calcext:value-type="float">
            <text:p>0,4</text:p>
          </table:table-cell>
          <table:table-cell table:style-name="ce33" table:formula="of:=[.AD102]-[.AH102]" office:value-type="float" office:value="45" calcext:value-type="float">
            <text:p>45</text:p>
          </table:table-cell>
          <table:table-cell table:style-name="ce40" table:formula="of:=[.AL102]/[.AD102]" office:value-type="float" office:value="0.9" calcext:value-type="float">
            <text:p>0,9</text:p>
          </table:table-cell>
          <table:table-cell table:style-name="ce33" table:formula="of:=[.AE102]-[.AI102]" office:value-type="float" office:value="319" calcext:value-type="float">
            <text:p>319</text:p>
          </table:table-cell>
          <table:table-cell table:style-name="ce40" table:formula="of:=[.AN102]/[.AE102]" office:value-type="float" office:value="0.987616099071207" calcext:value-type="float">
            <text:p>0,987616099071207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430" calcext:value-type="float">
            <text:p>2430</text:p>
          </table:table-cell>
          <table:table-cell table:style-name="ce36" office:value-type="float" office:value="48.6" calcext:value-type="float">
            <text:p>48,6</text:p>
          </table:table-cell>
          <table:table-cell table:style-name="ce40" office:value-type="float" office:value="0.490909090909" calcext:value-type="float">
            <text:p>0,490909090909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2382" calcext:value-type="float">
            <text:p>2382</text:p>
          </table:table-cell>
          <table:table-cell table:style-name="ce36" office:value-type="float" office:value="47.64" calcext:value-type="float">
            <text:p>47,64</text:p>
          </table:table-cell>
          <table:table-cell table:style-name="ce40" office:value-type="float" office:value="0.481212121212" calcext:value-type="float">
            <text:p>0,481212121212</text:p>
          </table:table-cell>
          <table:table-cell table:style-name="ce33" table:formula="of:=[.AQ102]-[.AU102]" office:value-type="float" office:value="0" calcext:value-type="float">
            <text:p>0</text:p>
          </table:table-cell>
          <table:table-cell table:style-name="ce40" table:formula="of:=[.AY102]/[.AQ102]" office:value-type="float" office:value="0" calcext:value-type="float">
            <text:p>0</text:p>
          </table:table-cell>
          <table:table-cell table:style-name="ce33" table:formula="of:=[.AR102]-[.AV102]" office:value-type="float" office:value="48" calcext:value-type="float">
            <text:p>48</text:p>
          </table:table-cell>
          <table:table-cell table:style-name="ce40" table:formula="of:=[.BA102]/[.AR102]" office:value-type="float" office:value="0.0197530864197531" calcext:value-type="float">
            <text:p>0,019753086419753</text:p>
          </table:table-cell>
          <table:table-cell/>
          <table:table-cell table:style-name="ce33"/>
          <table:table-cell table:style-name="ce36" table:number-columns-repeated="2"/>
          <table:table-cell table:style-name="ce40"/>
          <table:table-cell table:style-name="ce33"/>
          <table:table-cell table:style-name="ce36" table:number-columns-repeated="2"/>
          <table:table-cell table:style-name="ce40"/>
          <table:table-cell table:style-name="ce33"/>
          <table:table-cell table:style-name="ce40"/>
          <table:table-cell table:style-name="ce33"/>
          <table:table-cell table:style-name="ce40"/>
          <table:table-cell/>
          <table:table-cell table:style-name="ce33" office:value-type="float" office:value="200" calcext:value-type="float">
            <text:p>200</text:p>
          </table:table-cell>
          <table:table-cell table:style-name="ce36" office:value-type="float" office:value="19900" calcext:value-type="float">
            <text:p>19900</text:p>
          </table:table-cell>
          <table:table-cell table:style-name="ce36" office:value-type="float" office:value="199" calcext:value-type="float">
            <text:p>199</text:p>
          </table:table-cell>
          <table:table-cell table:style-name="ce40" office:value-type="float" office:value="1" calcext:value-type="float">
            <text:p>1</text:p>
          </table:table-cell>
          <table:table-cell table:style-name="ce33" office:value-type="float" office:value="187" calcext:value-type="float">
            <text:p>187</text:p>
          </table:table-cell>
          <table:table-cell table:style-name="ce36" office:value-type="float" office:value="3473" calcext:value-type="float">
            <text:p>3473</text:p>
          </table:table-cell>
          <table:table-cell table:style-name="ce36" office:value-type="float" office:value="37.1443850267" calcext:value-type="float">
            <text:p>37,1443850267</text:p>
          </table:table-cell>
          <table:table-cell table:style-name="ce40" office:value-type="float" office:value="0.199700994767" calcext:value-type="float">
            <text:p>0,199700994767</text:p>
          </table:table-cell>
          <table:table-cell table:style-name="ce33" table:formula="of:=[.BQ102]-[.BU102]" office:value-type="float" office:value="13" calcext:value-type="float">
            <text:p>13</text:p>
          </table:table-cell>
          <table:table-cell table:style-name="ce40" table:formula="of:=[.BY102]/[.BQ102]" office:value-type="float" office:value="0.065" calcext:value-type="float">
            <text:p>0,065</text:p>
          </table:table-cell>
          <table:table-cell table:style-name="ce33" table:formula="of:=[.BR102]-[.BV102]" office:value-type="float" office:value="16427" calcext:value-type="float">
            <text:p>16427</text:p>
          </table:table-cell>
          <table:table-cell table:style-name="ce40" table:formula="of:=[.CA102]/[.BR102]" office:value-type="float" office:value="0.825477386934673" calcext:value-type="float">
            <text:p>0,825477386934673</text:p>
          </table:table-cell>
          <table:table-cell/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7763" calcext:value-type="float">
            <text:p>7763</text:p>
          </table:table-cell>
          <table:table-cell table:style-name="ce36" office:value-type="float" office:value="62.104" calcext:value-type="float">
            <text:p>62,104</text:p>
          </table:table-cell>
          <table:table-cell table:style-name="ce40" office:value-type="float" office:value="0.249413654618" calcext:value-type="float">
            <text:p>0,249413654618</text:p>
          </table:table-cell>
          <table:table-cell table:style-name="ce33" office:value-type="float" office:value="250" calcext:value-type="float">
            <text:p>250</text:p>
          </table:table-cell>
          <table:table-cell table:style-name="ce36" office:value-type="float" office:value="5283" calcext:value-type="float">
            <text:p>5283</text:p>
          </table:table-cell>
          <table:table-cell table:style-name="ce36" office:value-type="float" office:value="42.264" calcext:value-type="float">
            <text:p>42,264</text:p>
          </table:table-cell>
          <table:table-cell table:style-name="ce40" office:value-type="float" office:value="0.169734939759" calcext:value-type="float">
            <text:p>0,169734939759</text:p>
          </table:table-cell>
          <table:table-cell table:style-name="ce33" table:formula="of:=[.CD102]-[.CH102]" office:value-type="float" office:value="0" calcext:value-type="float">
            <text:p>0</text:p>
          </table:table-cell>
          <table:table-cell table:style-name="ce40" table:formula="of:=[.CL102]/[.CD102]" office:value-type="float" office:value="0" calcext:value-type="float">
            <text:p>0</text:p>
          </table:table-cell>
          <table:table-cell table:style-name="ce33" table:formula="of:=[.CE102]-[.CI102]" office:value-type="float" office:value="2480" calcext:value-type="float">
            <text:p>2480</text:p>
          </table:table-cell>
          <table:table-cell table:style-name="ce40" table:formula="of:=[.CN102]/[.CE102]" office:value-type="float" office:value="0.319464124694062" calcext:value-type="float">
            <text:p>0,319464124694062</text:p>
          </table:table-cell>
        </table:table-row>
      </table:table>
      <table:named-expressions/>
      <table:database-ranges>
        <table:database-range table:name="__Anonymous_Sheet_DB__0" table:target-range-address="'model2-node'.A51:'model2-node'.AA61" table:orientation="column"/>
        <table:database-range table:name="__Anonymous_Sheet_DB__1" table:target-range-address="'model2-edge'.A51:'model2-edge'.AA61" table:orientation="column"/>
        <table:database-range table:name="__Anonymous_Sheet_DB__2" table:target-range-address="'model2-node-edge'.A51:'model2-node-edge'.AA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01:52.760714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7:21.096356360</meta:creation-date>
    <dc:date>2021-02-16T19:02:15.904023978</dc:date>
    <meta:editing-duration>P9DT2H34M27S</meta:editing-duration>
    <meta:editing-cycles>341</meta:editing-cycles>
    <meta:generator>LibreOffice/6.0.7.3$Linux_X86_64 LibreOffice_project/00m0$Build-3</meta:generator>
    <meta:document-statistic meta:table-count="3" meta:cell-count="19644" meta:object-count="0"/>
  </office:meta>
</office:document-meta>
</file>